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5.36cm"/>
    </style:style>
    <style:style style:name="co4" style:family="table-column">
      <style:table-column-properties fo:break-before="auto" style:column-width="10.827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0.559cm"/>
    </style:style>
    <style:style style:name="co7" style:family="table-column">
      <style:table-column-properties fo:break-before="auto" style:column-width="9.55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1.281cm"/>
    </style:style>
    <style:style style:name="co10" style:family="table-column">
      <style:table-column-properties fo:break-before="auto" style:column-width="5.249cm"/>
    </style:style>
    <style:style style:name="co11" style:family="table-column">
      <style:table-column-properties fo:break-before="auto" style:column-width="12.714cm"/>
    </style:style>
    <style:style style:name="co12" style:family="table-column">
      <style:table-column-properties fo:break-before="auto" style:column-width="2.835cm"/>
    </style:style>
    <style:style style:name="co13" style:family="table-column">
      <style:table-column-properties fo:break-before="auto" style:column-width="1.586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2.723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99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99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8">
      <style:table-cell-properties fo:background-color="#ffff99"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8">
      <style:table-cell-properties fo:background-color="#99ffff"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8">
      <style:table-cell-properties fo:background-color="#ff99ff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8">
      <style:table-cell-properties fo:background-color="#ffcc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</office:automatic-styles>
  <office:body>
    <office:spreadsheet>
      <table:table table:name="A-Z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7"/>
        <table:table-column table:style-name="co6" table:default-cell-style-name="ce2"/>
        <table:table-column table:style-name="co7" table:default-cell-style-name="ce2"/>
        <table:table-column table:style-name="co8" table:default-cell-style-name="ce1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1008" table:default-cell-style-name="ce2"/>
        <table:table-row table:style-name="ro1">
          <table:table-cell table:style-name="ce1" office:value-type="string">
            <text:p>DO UZUPELNIENIA CENY</text:p>
          </table:table-cell>
          <table:table-cell office:value-type="string">
            <text:p>Faktyczne</text:p>
          </table:table-cell>
          <table:table-cell table:number-columns-repeated="6"/>
          <table:table-cell office:value-type="string">
            <text:p><text:s text:c="2"/></text:p>
          </table:table-cell>
          <table:table-cell office:value-type="string">
            <text:p>ID</text:p>
          </table:table-cell>
          <table:table-cell office:value-type="string">
            <text:p>Brand</text:p>
          </table:table-cell>
          <table:table-cell office:value-type="string">
            <text:p>Product name</text:p>
          </table:table-cell>
          <table:table-cell office:value-type="string">
            <text:p>Barcode</text:p>
          </table:table-cell>
          <table:table-cell office:value-type="string">
            <text:p>In stock</text:p>
          </table:table-cell>
          <table:table-cell office:value-type="string">
            <text:p>Weight</text:p>
          </table:table-cell>
          <table:table-cell office:value-type="string">
            <text:p>Purchase price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961">
            <text:p>3961</text:p>
          </table:table-cell>
          <table:table-cell office:value-type="string">
            <text:p>All American Efx</text:p>
          </table:table-cell>
          <table:table-cell office:value-type="string">
            <text:p>Karbolyne 2Kg (Fruit Punch)</text:p>
          </table:table-cell>
          <table:table-cell office:value-type="float" office:value="31.72">
            <text:p>31.7200</text:p>
          </table:table-cell>
          <table:table-cell office:value-type="float" office:value="31.718">
            <text:p>31.718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3961">
            <text:p>3961</text:p>
          </table:table-cell>
          <table:table-cell office:value-type="string">
            <text:p>All American EFX</text:p>
          </table:table-cell>
          <table:table-cell office:value-type="string">
            <text:p>Karbolyn, Fearless Fruit Punch - 2032g</text:p>
          </table:table-cell>
          <table:table-cell office:value-type="float" office:value="737190002094">
            <text:p>737190002094</text:p>
          </table:table-cell>
          <table:table-cell office:value-type="float" office:value="18">
            <text:p>18</text:p>
          </table:table-cell>
          <table:table-cell office:value-type="float" office:value="2.24">
            <text:p>2.24</text:p>
          </table:table-cell>
          <table:table-cell office:value-type="float" office:value="21.55">
            <text:p>21.5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963">
            <text:p>3963</text:p>
          </table:table-cell>
          <table:table-cell office:value-type="string">
            <text:p>All American Efx</text:p>
          </table:table-cell>
          <table:table-cell office:value-type="string">
            <text:p>Karbolyne 2Kg (Orange)</text:p>
          </table:table-cell>
          <table:table-cell office:value-type="float" office:value="28.54">
            <text:p>28.5400</text:p>
          </table:table-cell>
          <table:table-cell office:value-type="float" office:value="31.718">
            <text:p>31.7180</text:p>
          </table:table-cell>
          <table:table-cell office:value-type="string">
            <text:p>Z</text:p>
          </table:table-cell>
          <table:table-cell office:value-type="string">
            <text:p>EXTRA 10% OFF</text:p>
          </table:table-cell>
          <table:table-cell/>
          <table:table-cell office:value-type="float" office:value="3963">
            <text:p>3963</text:p>
          </table:table-cell>
          <table:table-cell office:value-type="string">
            <text:p>All American EFX</text:p>
          </table:table-cell>
          <table:table-cell office:value-type="string">
            <text:p>Karbolyn, Orange Shockwave - 2032g</text:p>
          </table:table-cell>
          <table:table-cell office:value-type="float" office:value="737190002056">
            <text:p>737190002056</text:p>
          </table:table-cell>
          <table:table-cell office:value-type="float" office:value="17">
            <text:p>17</text:p>
          </table:table-cell>
          <table:table-cell office:value-type="float" office:value="2.24">
            <text:p>2.24</text:p>
          </table:table-cell>
          <table:table-cell office:value-type="float" office:value="20.69">
            <text:p>20.69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All American Efx</text:p>
          </table:table-cell>
          <table:table-cell table:style-name="ce3" office:value-type="string">
            <text:p>Kotic Xt 457gms (Fruit Punch)</text:p>
          </table:table-cell>
          <table:table-cell table:style-name="ce8" office:value-type="float" office:value="21.94">
            <text:p>21.9400</text:p>
          </table:table-cell>
          <table:table-cell table:style-name="ce8" office:value-type="float" office:value="29.261">
            <text:p>29.261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25% OFF</text:p>
          </table:table-cell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826">
            <text:p>826</text:p>
          </table:table-cell>
          <table:table-cell office:value-type="string">
            <text:p>All American Efx</text:p>
          </table:table-cell>
          <table:table-cell office:value-type="string">
            <text:p>Kre A Fem 60 Caps ()</text:p>
          </table:table-cell>
          <table:table-cell office:value-type="float" office:value="11.41">
            <text:p>11.4100</text:p>
          </table:table-cell>
          <table:table-cell office:value-type="float" office:value="11.407">
            <text:p>11.40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26">
            <text:p>826</text:p>
          </table:table-cell>
          <table:table-cell office:value-type="string">
            <text:p>All American EFX</text:p>
          </table:table-cell>
          <table:table-cell office:value-type="string">
            <text:p>Kre-A-Fem Kick - 60 caps</text:p>
          </table:table-cell>
          <table:table-cell office:value-type="float" office:value="737190002360">
            <text:p>737190002360</text:p>
          </table:table-cell>
          <table:table-cell office:value-type="float" office:value="102">
            <text:p>102</text:p>
          </table:table-cell>
          <table:table-cell office:value-type="float" office:value="0.075">
            <text:p>0.075</text:p>
          </table:table-cell>
          <table:table-cell office:value-type="float" office:value="6.47">
            <text:p>6.4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89">
            <text:p>2089</text:p>
          </table:table-cell>
          <table:table-cell office:value-type="string">
            <text:p>All American Efx</text:p>
          </table:table-cell>
          <table:table-cell office:value-type="string">
            <text:p>Kre Alkalyn 120 Caps ()</text:p>
          </table:table-cell>
          <table:table-cell table:number-columns-repeated="2" office:value-type="float" office:value="12.48">
            <text:p>12.4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89">
            <text:p>2089</text:p>
          </table:table-cell>
          <table:table-cell office:value-type="string">
            <text:p>All American EFX</text:p>
          </table:table-cell>
          <table:table-cell office:value-type="string">
            <text:p>Kre-Alkalyn EFX, 750mg - 120 caps</text:p>
          </table:table-cell>
          <table:table-cell office:value-type="float" office:value="737190000564">
            <text:p>737190000564</text:p>
          </table:table-cell>
          <table:table-cell office:value-type="float" office:value="103">
            <text:p>103</text:p>
          </table:table-cell>
          <table:table-cell office:value-type="float" office:value="0.155">
            <text:p>0.155</text:p>
          </table:table-cell>
          <table:table-cell office:value-type="float" office:value="5.16">
            <text:p>5.1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37">
            <text:p>737</text:p>
          </table:table-cell>
          <table:table-cell office:value-type="string">
            <text:p>All American Efx</text:p>
          </table:table-cell>
          <table:table-cell office:value-type="string">
            <text:p>Kre Alkalyn 240 Ct ()</text:p>
          </table:table-cell>
          <table:table-cell office:value-type="float" office:value="20.24">
            <text:p>20.2400</text:p>
          </table:table-cell>
          <table:table-cell office:value-type="float" office:value="20.243">
            <text:p>20.24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37">
            <text:p>737</text:p>
          </table:table-cell>
          <table:table-cell office:value-type="string">
            <text:p>All American EFX</text:p>
          </table:table-cell>
          <table:table-cell office:value-type="string">
            <text:p>Kre-Alkalyn EFX, 750mg - 240 caps</text:p>
          </table:table-cell>
          <table:table-cell office:value-type="float" office:value="737190001295">
            <text:p>737190001295</text:p>
          </table:table-cell>
          <table:table-cell office:value-type="float" office:value="417">
            <text:p>417</text:p>
          </table:table-cell>
          <table:table-cell office:value-type="float" office:value="0.3">
            <text:p>0.3</text:p>
          </table:table-cell>
          <table:table-cell office:value-type="float" office:value="10.18">
            <text:p>10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570">
            <text:p>1570</text:p>
          </table:table-cell>
          <table:table-cell office:value-type="string">
            <text:p>All American Efx</text:p>
          </table:table-cell>
          <table:table-cell office:value-type="string">
            <text:p>Kre Alkalyn 60 Ct ()</text:p>
          </table:table-cell>
          <table:table-cell office:value-type="float" office:value="7.7">
            <text:p>7.7000</text:p>
          </table:table-cell>
          <table:table-cell office:value-type="float" office:value="7.695">
            <text:p>7.69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570">
            <text:p>1570</text:p>
          </table:table-cell>
          <table:table-cell office:value-type="string">
            <text:p>All American EFX</text:p>
          </table:table-cell>
          <table:table-cell office:value-type="string">
            <text:p>Kre-Alkalyn EFX PRO, 1200mg - 60 caps</text:p>
          </table:table-cell>
          <table:table-cell office:value-type="float" office:value="737190001417">
            <text:p>737190001417</text:p>
          </table:table-cell>
          <table:table-cell office:value-type="float" office:value="132">
            <text:p>132</text:p>
          </table:table-cell>
          <table:table-cell office:value-type="float" office:value="0.125">
            <text:p>0.125</text:p>
          </table:table-cell>
          <table:table-cell office:value-type="float" office:value="7.37">
            <text:p>7.3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944">
            <text:p>1944</text:p>
          </table:table-cell>
          <table:table-cell office:value-type="string">
            <text:p>Alri</text:p>
          </table:table-cell>
          <table:table-cell office:value-type="string">
            <text:p>Humapro 450 tablets ()</text:p>
          </table:table-cell>
          <table:table-cell office:value-type="float" office:value="33.79">
            <text:p>33.7900</text:p>
          </table:table-cell>
          <table:table-cell office:value-type="float" office:value="33.793">
            <text:p>33.79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944">
            <text:p>1944</text:p>
          </table:table-cell>
          <table:table-cell office:value-type="string">
            <text:p>ALRI</text:p>
          </table:table-cell>
          <table:table-cell office:value-type="string">
            <text:p>HumaPro - 450 tablets</text:p>
          </table:table-cell>
          <table:table-cell office:value-type="float" office:value="793573870315">
            <text:p>793573870315</text:p>
          </table:table-cell>
          <table:table-cell office:value-type="float" office:value="232">
            <text:p>232</text:p>
          </table:table-cell>
          <table:table-cell office:value-type="float" office:value="0.815">
            <text:p>0.815</text:p>
          </table:table-cell>
          <table:table-cell office:value-type="float" office:value="22.83">
            <text:p>22.8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066">
            <text:p>20066</text:p>
          </table:table-cell>
          <table:table-cell office:value-type="string">
            <text:p>Anabolic Designs</text:p>
          </table:table-cell>
          <table:table-cell office:value-type="string">
            <text:p>Bulldoze 90 Caps ()</text:p>
          </table:table-cell>
          <table:table-cell office:value-type="float" office:value="15.91">
            <text:p>15.9100</text:p>
          </table:table-cell>
          <table:table-cell office:value-type="float" office:value="15.907">
            <text:p>15.90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066">
            <text:p>20066</text:p>
          </table:table-cell>
          <table:table-cell office:value-type="string">
            <text:p>Anabolic Designs</text:p>
          </table:table-cell>
          <table:table-cell office:value-type="string">
            <text:p>BullDoze - 90 caps</text:p>
          </table:table-cell>
          <table:table-cell office:value-type="float" office:value="852665503507">
            <text:p>852665503507</text:p>
          </table:table-cell>
          <table:table-cell office:value-type="float" office:value="78">
            <text:p>78</text:p>
          </table:table-cell>
          <table:table-cell office:value-type="float" office:value="0.125">
            <text:p>0.125</text:p>
          </table:table-cell>
          <table:table-cell office:value-type="float" office:value="14.08">
            <text:p>14.0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122">
            <text:p>5122</text:p>
          </table:table-cell>
          <table:table-cell office:value-type="string">
            <text:p>Anabolic Designs</text:p>
          </table:table-cell>
          <table:table-cell office:value-type="string">
            <text:p>Bullk 60 Caps ()</text:p>
          </table:table-cell>
          <table:table-cell office:value-type="float" office:value="20.93">
            <text:p>20.9300</text:p>
          </table:table-cell>
          <table:table-cell office:value-type="float" office:value="20.932">
            <text:p>20.93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122">
            <text:p>5122</text:p>
          </table:table-cell>
          <table:table-cell office:value-type="string">
            <text:p>Anabolic Designs</text:p>
          </table:table-cell>
          <table:table-cell office:value-type="string">
            <text:p>Bullk - 60 caps</text:p>
          </table:table-cell>
          <table:table-cell office:value-type="float" office:value="626570604839">
            <text:p>626570604839</text:p>
          </table:table-cell>
          <table:table-cell office:value-type="float" office:value="76">
            <text:p>76</text:p>
          </table:table-cell>
          <table:table-cell office:value-type="float" office:value="0.065">
            <text:p>0.065</text:p>
          </table:table-cell>
          <table:table-cell office:value-type="float" office:value="16.43">
            <text:p>16.4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348">
            <text:p>21348</text:p>
          </table:table-cell>
          <table:table-cell office:value-type="string">
            <text:p>Anabolic Designs</text:p>
          </table:table-cell>
          <table:table-cell office:value-type="string">
            <text:p>Grazed 456g (Chocolate Supreme)</text:p>
          </table:table-cell>
          <table:table-cell office:value-type="float" office:value="20.99">
            <text:p>20.9900</text:p>
          </table:table-cell>
          <table:table-cell office:value-type="float" office:value="20.992">
            <text:p>20.9920</text:p>
          </table:table-cell>
          <table:table-cell office:value-type="string">
            <text:p>V</text:p>
          </table:table-cell>
          <table:table-cell office:value-type="string">
            <text:p>BUY 4 GET A FREE TAUROTEST 180 CAPS</text:p>
          </table:table-cell>
          <table:table-cell/>
          <table:table-cell office:value-type="float" office:value="21348">
            <text:p>21348</text:p>
          </table:table-cell>
          <table:table-cell office:value-type="string">
            <text:p>Anabolic Designs</text:p>
          </table:table-cell>
          <table:table-cell office:value-type="string">
            <text:p>Grazed, Chocolate Supreme - 456g</text:p>
          </table:table-cell>
          <table:table-cell office:value-type="float" office:value="8526655025240">
            <text:p>8526655025240</text:p>
          </table:table-cell>
          <table:table-cell office:value-type="float" office:value="44">
            <text:p>44</text:p>
          </table:table-cell>
          <table:table-cell office:value-type="float" office:value="0.6">
            <text:p>0.6</text:p>
          </table:table-cell>
          <table:table-cell office:value-type="float" office:value="16.12">
            <text:p>16.1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067">
            <text:p>20067</text:p>
          </table:table-cell>
          <table:table-cell office:value-type="string">
            <text:p>Anabolic Designs</text:p>
          </table:table-cell>
          <table:table-cell office:value-type="string">
            <text:p>H2O Remoove 84 Caps ()</text:p>
          </table:table-cell>
          <table:table-cell office:value-type="float" office:value="10.46">
            <text:p>10.4600</text:p>
          </table:table-cell>
          <table:table-cell office:value-type="float" office:value="10.462">
            <text:p>10.46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067">
            <text:p>20067</text:p>
          </table:table-cell>
          <table:table-cell office:value-type="string">
            <text:p>Anabolic Designs</text:p>
          </table:table-cell>
          <table:table-cell office:value-type="string">
            <text:p>H2O Remoove - 84 Caps</text:p>
          </table:table-cell>
          <table:table-cell office:value-type="float" office:value="852665503422">
            <text:p>852665503422</text:p>
          </table:table-cell>
          <table:table-cell office:value-type="float" office:value="37">
            <text:p>37</text:p>
          </table:table-cell>
          <table:table-cell office:value-type="float" office:value="0.13">
            <text:p>0.13</text:p>
          </table:table-cell>
          <table:table-cell office:value-type="float" office:value="16.76">
            <text:p>16.7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146">
            <text:p>8146</text:p>
          </table:table-cell>
          <table:table-cell office:value-type="string">
            <text:p>Anabolic Designs</text:p>
          </table:table-cell>
          <table:table-cell office:value-type="string">
            <text:p>Invincibull 150 Caps ()</text:p>
          </table:table-cell>
          <table:table-cell table:number-columns-repeated="2" office:value-type="float" office:value="18.45">
            <text:p>18.45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146">
            <text:p>8146</text:p>
          </table:table-cell>
          <table:table-cell office:value-type="string">
            <text:p>Anabolic Designs</text:p>
          </table:table-cell>
          <table:table-cell office:value-type="string">
            <text:p>Invincibull - 150 caps</text:p>
          </table:table-cell>
          <table:table-cell/>
          <table:table-cell office:value-type="float" office:value="80">
            <text:p>80</text:p>
          </table:table-cell>
          <table:table-cell office:value-type="float" office:value="0.3">
            <text:p>0.3</text:p>
          </table:table-cell>
          <table:table-cell office:value-type="float" office:value="14.02">
            <text:p>14.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114">
            <text:p>5114</text:p>
          </table:table-cell>
          <table:table-cell office:value-type="string">
            <text:p>Anabolic Designs</text:p>
          </table:table-cell>
          <table:table-cell office:value-type="string">
            <text:p>Livermilk 90 Caps ()</text:p>
          </table:table-cell>
          <table:table-cell table:number-columns-repeated="2" office:value-type="float" office:value="9">
            <text:p>9.00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114">
            <text:p>5114</text:p>
          </table:table-cell>
          <table:table-cell office:value-type="string">
            <text:p>Anabolic Designs</text:p>
          </table:table-cell>
          <table:table-cell office:value-type="string">
            <text:p>Livermilk - 90 caps</text:p>
          </table:table-cell>
          <table:table-cell office:value-type="float" office:value="626570604815">
            <text:p>626570604815</text:p>
          </table:table-cell>
          <table:table-cell office:value-type="float" office:value="474">
            <text:p>474</text:p>
          </table:table-cell>
          <table:table-cell office:value-type="float" office:value="0.12">
            <text:p>0.12</text:p>
          </table:table-cell>
          <table:table-cell office:value-type="float" office:value="7.75">
            <text:p>7.7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121">
            <text:p>5121</text:p>
          </table:table-cell>
          <table:table-cell office:value-type="string">
            <text:p>Anabolic Designs</text:p>
          </table:table-cell>
          <table:table-cell office:value-type="string">
            <text:p>Matador 90 Caps ()</text:p>
          </table:table-cell>
          <table:table-cell office:value-type="float" office:value="15.91">
            <text:p>15.9100</text:p>
          </table:table-cell>
          <table:table-cell office:value-type="float" office:value="15.907">
            <text:p>15.90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121">
            <text:p>5121</text:p>
          </table:table-cell>
          <table:table-cell office:value-type="string">
            <text:p>Anabolic Designs</text:p>
          </table:table-cell>
          <table:table-cell office:value-type="string">
            <text:p>Matador - 90 caps</text:p>
          </table:table-cell>
          <table:table-cell office:value-type="float" office:value="626570604730">
            <text:p>626570604730</text:p>
          </table:table-cell>
          <table:table-cell office:value-type="float" office:value="247">
            <text:p>247</text:p>
          </table:table-cell>
          <table:table-cell office:value-type="float" office:value="0.135">
            <text:p>0.135</text:p>
          </table:table-cell>
          <table:table-cell office:value-type="float" office:value="13.74">
            <text:p>13.7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068">
            <text:p>20068</text:p>
          </table:table-cell>
          <table:table-cell office:value-type="string">
            <text:p>Anabolic Designs</text:p>
          </table:table-cell>
          <table:table-cell office:value-type="string">
            <text:p>Raging Full 876g (Natural Orange)</text:p>
          </table:table-cell>
          <table:table-cell office:value-type="float" office:value="17.39">
            <text:p>17.3900</text:p>
          </table:table-cell>
          <table:table-cell office:value-type="float" office:value="17.385">
            <text:p>17.38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068">
            <text:p>20068</text:p>
          </table:table-cell>
          <table:table-cell office:value-type="string">
            <text:p>Anabolic Designs</text:p>
          </table:table-cell>
          <table:table-cell office:value-type="string">
            <text:p>Raging Full, Natural Orange - 876g</text:p>
          </table:table-cell>
          <table:table-cell office:value-type="float" office:value="852665503514">
            <text:p>852665503514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14.62">
            <text:p>14.6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123">
            <text:p>6123</text:p>
          </table:table-cell>
          <table:table-cell office:value-type="string">
            <text:p>Anabolic Designs</text:p>
          </table:table-cell>
          <table:table-cell office:value-type="string">
            <text:p>Ravenous 180 Caps ()</text:p>
          </table:table-cell>
          <table:table-cell office:value-type="float" office:value="15.91">
            <text:p>15.9100</text:p>
          </table:table-cell>
          <table:table-cell office:value-type="float" office:value="15.907">
            <text:p>15.90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123">
            <text:p>6123</text:p>
          </table:table-cell>
          <table:table-cell office:value-type="string">
            <text:p>Anabolic Designs</text:p>
          </table:table-cell>
          <table:table-cell office:value-type="string">
            <text:p>Ravenous - 180 caps</text:p>
          </table:table-cell>
          <table:table-cell office:value-type="float" office:value="626570604822">
            <text:p>626570604822</text:p>
          </table:table-cell>
          <table:table-cell office:value-type="float" office:value="59">
            <text:p>59</text:p>
          </table:table-cell>
          <table:table-cell office:value-type="float" office:value="0.205">
            <text:p>0.205</text:p>
          </table:table-cell>
          <table:table-cell office:value-type="float" office:value="14.59">
            <text:p>14.59</text:p>
          </table:table-cell>
          <table:table-cell table:number-columns-repeated="1008"/>
        </table:table-row>
        <table:table-row table:style-name="ro1">
          <table:table-cell table:style-name="ce4" office:value-type="float" office:value="6054">
            <text:p>6054</text:p>
          </table:table-cell>
          <table:table-cell table:style-name="ce4" office:value-type="string">
            <text:p>6054 nieaktywne</text:p>
          </table:table-cell>
          <table:table-cell table:style-name="ce4" office:value-type="string">
            <text:p>Anabolic Designs</text:p>
          </table:table-cell>
          <table:table-cell table:style-name="ce4" office:value-type="string">
            <text:p>Shredabull 90 Caps ()</text:p>
          </table:table-cell>
          <table:table-cell table:number-columns-repeated="2" table:style-name="ce9" office:value-type="float" office:value="19.26">
            <text:p>19.26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054">
            <text:p>6054</text:p>
          </table:table-cell>
          <table:table-cell table:style-name="ce4" office:value-type="string">
            <text:p>Anabolic Designs</text:p>
          </table:table-cell>
          <table:table-cell table:style-name="ce4" office:value-type="string">
            <text:p>Shredabull - 90 caps</text:p>
          </table:table-cell>
          <table:table-cell table:style-name="ce4" office:value-type="float" office:value="626570604808">
            <text:p>62657060480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6.35">
            <text:p>16.35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7379">
            <text:p>7379</text:p>
          </table:table-cell>
          <table:table-cell office:value-type="string">
            <text:p>Anabolic Designs</text:p>
          </table:table-cell>
          <table:table-cell office:value-type="string">
            <text:p>Synthacharge 180 Caps ()</text:p>
          </table:table-cell>
          <table:table-cell office:value-type="float" office:value="15.91">
            <text:p>15.9100</text:p>
          </table:table-cell>
          <table:table-cell office:value-type="float" office:value="15.907">
            <text:p>15.90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379">
            <text:p>7379</text:p>
          </table:table-cell>
          <table:table-cell office:value-type="string">
            <text:p>Anabolic Designs</text:p>
          </table:table-cell>
          <table:table-cell office:value-type="string">
            <text:p>Syntha Charge - 180 caps</text:p>
          </table:table-cell>
          <table:table-cell/>
          <table:table-cell office:value-type="float" office:value="22">
            <text:p>22</text:p>
          </table:table-cell>
          <table:table-cell office:value-type="float" office:value="0.215">
            <text:p>0.215</text:p>
          </table:table-cell>
          <table:table-cell office:value-type="float" office:value="14.48">
            <text:p>14.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123">
            <text:p>5123</text:p>
          </table:table-cell>
          <table:table-cell office:value-type="string">
            <text:p>Anabolic Designs</text:p>
          </table:table-cell>
          <table:table-cell office:value-type="string">
            <text:p>Tauro Test 180 Ct ()</text:p>
          </table:table-cell>
          <table:table-cell office:value-type="float" office:value="22.19">
            <text:p>22.1900</text:p>
          </table:table-cell>
          <table:table-cell office:value-type="float" office:value="22.192">
            <text:p>22.19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123">
            <text:p>5123</text:p>
          </table:table-cell>
          <table:table-cell office:value-type="string">
            <text:p>Anabolic Designs</text:p>
          </table:table-cell>
          <table:table-cell office:value-type="string">
            <text:p>Tauro-Test - 180 caps</text:p>
          </table:table-cell>
          <table:table-cell office:value-type="float" office:value="626570604785">
            <text:p>626570604785</text:p>
          </table:table-cell>
          <table:table-cell office:value-type="float" office:value="144">
            <text:p>144</text:p>
          </table:table-cell>
          <table:table-cell office:value-type="float" office:value="0.2">
            <text:p>0.2</text:p>
          </table:table-cell>
          <table:table-cell office:value-type="float" office:value="18.22">
            <text:p>18.2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594">
            <text:p>21594</text:p>
          </table:table-cell>
          <table:table-cell office:value-type="string">
            <text:p>Anabolic Designs</text:p>
          </table:table-cell>
          <table:table-cell office:value-type="string">
            <text:p>Tauro Test V2 63 Caps ()</text:p>
          </table:table-cell>
          <table:table-cell table:number-columns-repeated="2" office:value-type="float" office:value="29.76">
            <text:p>29.76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594">
            <text:p>21594</text:p>
          </table:table-cell>
          <table:table-cell office:value-type="string">
            <text:p>Anabolic Designs</text:p>
          </table:table-cell>
          <table:table-cell office:value-type="string">
            <text:p>Tauro V2 - 63 vcaps</text:p>
          </table:table-cell>
          <table:table-cell office:value-type="float" office:value="684031493019">
            <text:p>684031493019</text:p>
          </table:table-cell>
          <table:table-cell office:value-type="float" office:value="94">
            <text:p>94</text:p>
          </table:table-cell>
          <table:table-cell office:value-type="float" office:value="0.1">
            <text:p>0.1</text:p>
          </table:table-cell>
          <table:table-cell office:value-type="float" office:value="21.43">
            <text:p>21.4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31">
            <text:p>331</text:p>
          </table:table-cell>
          <table:table-cell office:value-type="string">
            <text:p>Animal</text:p>
          </table:table-cell>
          <table:table-cell office:value-type="string">
            <text:p>Cuts 42 Ct ()</text:p>
          </table:table-cell>
          <table:table-cell office:value-type="float" office:value="26.08">
            <text:p>26.0800</text:p>
          </table:table-cell>
          <table:table-cell office:value-type="float" office:value="26.082">
            <text:p>26.08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31">
            <text:p>331</text:p>
          </table:table-cell>
          <table:table-cell office:value-type="string">
            <text:p>Universal Nutrition</text:p>
          </table:table-cell>
          <table:table-cell office:value-type="string">
            <text:p>Animal Cuts - 42 packs</text:p>
          </table:table-cell>
          <table:table-cell office:value-type="float" office:value="39442130099">
            <text:p>39442130099</text:p>
          </table:table-cell>
          <table:table-cell office:value-type="float" office:value="695">
            <text:p>695</text:p>
          </table:table-cell>
          <table:table-cell office:value-type="float" office:value="0.33">
            <text:p>0.33</text:p>
          </table:table-cell>
          <table:table-cell office:value-type="float" office:value="16.81">
            <text:p>16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1">
            <text:p>121</text:p>
          </table:table-cell>
          <table:table-cell office:value-type="string">
            <text:p>Animal</text:p>
          </table:table-cell>
          <table:table-cell office:value-type="string">
            <text:p>Flex Paks 44 Ct ()</text:p>
          </table:table-cell>
          <table:table-cell office:value-type="float" office:value="19.56">
            <text:p>19.5600</text:p>
          </table:table-cell>
          <table:table-cell office:value-type="float" office:value="19.556">
            <text:p>19.5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21">
            <text:p>121</text:p>
          </table:table-cell>
          <table:table-cell office:value-type="string">
            <text:p>Universal Nutrition</text:p>
          </table:table-cell>
          <table:table-cell office:value-type="string">
            <text:p>Animal Flex - 44 packs</text:p>
          </table:table-cell>
          <table:table-cell office:value-type="float" office:value="39442030528">
            <text:p>39442030528</text:p>
          </table:table-cell>
          <table:table-cell office:value-type="float" office:value="1597">
            <text:p>1597</text:p>
          </table:table-cell>
          <table:table-cell office:value-type="float" office:value="0.5">
            <text:p>0.5</text:p>
          </table:table-cell>
          <table:table-cell office:value-type="float" office:value="13.04">
            <text:p>13.0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46">
            <text:p>546</text:p>
          </table:table-cell>
          <table:table-cell office:value-type="string">
            <text:p>Animal</text:p>
          </table:table-cell>
          <table:table-cell office:value-type="string">
            <text:p>M-Stak 21 Ct ()</text:p>
          </table:table-cell>
          <table:table-cell office:value-type="float" office:value="25.67">
            <text:p>25.6700</text:p>
          </table:table-cell>
          <table:table-cell office:value-type="float" office:value="25.674">
            <text:p>25.67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46">
            <text:p>546</text:p>
          </table:table-cell>
          <table:table-cell office:value-type="string">
            <text:p>Universal Nutrition</text:p>
          </table:table-cell>
          <table:table-cell office:value-type="string">
            <text:p>Animal M-Stak - 21 packs</text:p>
          </table:table-cell>
          <table:table-cell office:value-type="float" office:value="39442130280">
            <text:p>39442130280</text:p>
          </table:table-cell>
          <table:table-cell office:value-type="float" office:value="515">
            <text:p>515</text:p>
          </table:table-cell>
          <table:table-cell office:value-type="float" office:value="0.3">
            <text:p>0.3</text:p>
          </table:table-cell>
          <table:table-cell office:value-type="float" office:value="17.16">
            <text:p>17.1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47">
            <text:p>247</text:p>
          </table:table-cell>
          <table:table-cell office:value-type="string">
            <text:p>Animal</text:p>
          </table:table-cell>
          <table:table-cell office:value-type="string">
            <text:p>Nitro 44 Ct ()</text:p>
          </table:table-cell>
          <table:table-cell office:value-type="float" office:value="29.34">
            <text:p>29.3400</text:p>
          </table:table-cell>
          <table:table-cell office:value-type="float" office:value="29.338">
            <text:p>29.33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47">
            <text:p>247</text:p>
          </table:table-cell>
          <table:table-cell office:value-type="string">
            <text:p>Universal Nutrition</text:p>
          </table:table-cell>
          <table:table-cell office:value-type="string">
            <text:p>Animal Nitro - 44 packs</text:p>
          </table:table-cell>
          <table:table-cell office:value-type="float" office:value="39442030351">
            <text:p>39442030351</text:p>
          </table:table-cell>
          <table:table-cell office:value-type="float" office:value="96">
            <text:p>96</text:p>
          </table:table-cell>
          <table:table-cell office:value-type="float" office:value="0.49">
            <text:p>0.49</text:p>
          </table:table-cell>
          <table:table-cell office:value-type="float" office:value="19.78">
            <text:p>19.7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48">
            <text:p>248</text:p>
          </table:table-cell>
          <table:table-cell office:value-type="string">
            <text:p>Animal</text:p>
          </table:table-cell>
          <table:table-cell office:value-type="string">
            <text:p>Omega 30 Ct ()</text:p>
          </table:table-cell>
          <table:table-cell table:number-columns-repeated="2" office:value-type="float" office:value="18.33">
            <text:p>18.33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48">
            <text:p>248</text:p>
          </table:table-cell>
          <table:table-cell office:value-type="string">
            <text:p>Universal Nutrition</text:p>
          </table:table-cell>
          <table:table-cell office:value-type="string">
            <text:p>Animal Omega - 30 packs</text:p>
          </table:table-cell>
          <table:table-cell office:value-type="float" office:value="39442030580">
            <text:p>39442030580</text:p>
          </table:table-cell>
          <table:table-cell office:value-type="float" office:value="23">
            <text:p>23</text:p>
          </table:table-cell>
          <table:table-cell office:value-type="float" office:value="0.41">
            <text:p>0.41</text:p>
          </table:table-cell>
          <table:table-cell office:value-type="float" office:value="12.68">
            <text:p>12.6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415">
            <text:p>7415</text:p>
          </table:table-cell>
          <table:table-cell office:value-type="string">
            <text:p>Animal</text:p>
          </table:table-cell>
          <table:table-cell office:value-type="string">
            <text:p>Pak 15 Ct ()</text:p>
          </table:table-cell>
          <table:table-cell office:value-type="float" office:value="10.59">
            <text:p>10.5900</text:p>
          </table:table-cell>
          <table:table-cell office:value-type="float" office:value="10.592">
            <text:p>10.59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415">
            <text:p>7415</text:p>
          </table:table-cell>
          <table:table-cell office:value-type="string">
            <text:p>Universal Nutrition</text:p>
          </table:table-cell>
          <table:table-cell office:value-type="string">
            <text:p>Animal Pak - 15 packs</text:p>
          </table:table-cell>
          <table:table-cell office:value-type="float" office:value="39442130129">
            <text:p>39442130129</text:p>
          </table:table-cell>
          <table:table-cell office:value-type="float" office:value="301">
            <text:p>301</text:p>
          </table:table-cell>
          <table:table-cell office:value-type="float" office:value="0.315">
            <text:p>0.315</text:p>
          </table:table-cell>
          <table:table-cell office:value-type="float" office:value="7.37">
            <text:p>7.3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4">
            <text:p>64</text:p>
          </table:table-cell>
          <table:table-cell office:value-type="string">
            <text:p>Animal</text:p>
          </table:table-cell>
          <table:table-cell office:value-type="string">
            <text:p>Pak 44 Ct ()</text:p>
          </table:table-cell>
          <table:table-cell office:value-type="float" office:value="18.49">
            <text:p>18.4900</text:p>
          </table:table-cell>
          <table:table-cell office:value-type="float" office:value="22.411">
            <text:p>22.4110</text:p>
          </table:table-cell>
          <table:table-cell office:value-type="string">
            <text:p>V</text:p>
          </table:table-cell>
          <table:table-cell office:value-type="string">
            <text:p>ONLY 18.49 EACH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Universal Nutrition</text:p>
          </table:table-cell>
          <table:table-cell office:value-type="string">
            <text:p>Animal Pak - 44 packs</text:p>
          </table:table-cell>
          <table:table-cell office:value-type="float" office:value="39442130112">
            <text:p>39442130112</text:p>
          </table:table-cell>
          <table:table-cell office:value-type="float" office:value="1040">
            <text:p>1040</text:p>
          </table:table-cell>
          <table:table-cell office:value-type="float" office:value="0.8">
            <text:p>0.8</text:p>
          </table:table-cell>
          <table:table-cell office:value-type="float" office:value="15.23">
            <text:p>15.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0">
            <text:p>120</text:p>
          </table:table-cell>
          <table:table-cell office:value-type="string">
            <text:p>Animal</text:p>
          </table:table-cell>
          <table:table-cell office:value-type="string">
            <text:p>Pump Paks 30 Ct ()</text:p>
          </table:table-cell>
          <table:table-cell office:value-type="float" office:value="26.89">
            <text:p>26.8900</text:p>
          </table:table-cell>
          <table:table-cell office:value-type="float" office:value="26.893">
            <text:p>26.89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string">
            <text:p>Universal Nutrition</text:p>
          </table:table-cell>
          <table:table-cell office:value-type="string">
            <text:p>Animal Pump - 30 packs</text:p>
          </table:table-cell>
          <table:table-cell office:value-type="float" office:value="39442130501">
            <text:p>39442130501</text:p>
          </table:table-cell>
          <table:table-cell office:value-type="float" office:value="256">
            <text:p>256</text:p>
          </table:table-cell>
          <table:table-cell office:value-type="float" office:value="0.41">
            <text:p>0.41</text:p>
          </table:table-cell>
          <table:table-cell office:value-type="float" office:value="18.21">
            <text:p>18.21</text:p>
          </table:table-cell>
          <table:table-cell table:number-columns-repeated="1008"/>
        </table:table-row>
        <table:table-row table:style-name="ro1">
          <table:table-cell table:style-name="ce4" office:value-type="float" office:value="2882">
            <text:p>2882</text:p>
          </table:table-cell>
          <table:table-cell table:style-name="ce4" office:value-type="string">
            <text:p>2882 nieaktywne</text:p>
          </table:table-cell>
          <table:table-cell table:style-name="ce4" office:value-type="string">
            <text:p>Animal</text:p>
          </table:table-cell>
          <table:table-cell table:style-name="ce4" office:value-type="string">
            <text:p>Rage 44 Ct ()</text:p>
          </table:table-cell>
          <table:table-cell table:style-name="ce9" office:value-type="float" office:value="24.86">
            <text:p>24.8600</text:p>
          </table:table-cell>
          <table:table-cell table:style-name="ce9" office:value-type="float" office:value="24.856">
            <text:p>24.856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2882">
            <text:p>2882</text:p>
          </table:table-cell>
          <table:table-cell table:style-name="ce4" office:value-type="string">
            <text:p>Universal Nutrition</text:p>
          </table:table-cell>
          <table:table-cell table:style-name="ce4" office:value-type="string">
            <text:p>Animal Rage - 44 Pack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405">
            <text:p>0.405</text:p>
          </table:table-cell>
          <table:table-cell table:style-name="ce4" office:value-type="float" office:value="16.13">
            <text:p>16.13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302">
            <text:p>302</text:p>
          </table:table-cell>
          <table:table-cell office:value-type="string">
            <text:p>Animal</text:p>
          </table:table-cell>
          <table:table-cell office:value-type="string">
            <text:p>Stak 2 21 Ct ()</text:p>
          </table:table-cell>
          <table:table-cell office:value-type="float" office:value="25.67">
            <text:p>25.6700</text:p>
          </table:table-cell>
          <table:table-cell office:value-type="float" office:value="25.674">
            <text:p>25.67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02">
            <text:p>302</text:p>
          </table:table-cell>
          <table:table-cell office:value-type="string">
            <text:p>Universal Nutrition</text:p>
          </table:table-cell>
          <table:table-cell office:value-type="string">
            <text:p>Animal Stak - 21 packs</text:p>
          </table:table-cell>
          <table:table-cell office:value-type="float" office:value="39442130235">
            <text:p>39442130235</text:p>
          </table:table-cell>
          <table:table-cell office:value-type="float" office:value="196">
            <text:p>196</text:p>
          </table:table-cell>
          <table:table-cell office:value-type="float" office:value="0.21">
            <text:p>0.21</text:p>
          </table:table-cell>
          <table:table-cell office:value-type="float" office:value="17.1">
            <text:p>17.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1">
            <text:p>301</text:p>
          </table:table-cell>
          <table:table-cell office:value-type="string">
            <text:p>Animal</text:p>
          </table:table-cell>
          <table:table-cell office:value-type="string">
            <text:p>Test 21 Ct ()</text:p>
          </table:table-cell>
          <table:table-cell office:value-type="float" office:value="46.87">
            <text:p>46.8700</text:p>
          </table:table-cell>
          <table:table-cell office:value-type="float" office:value="46.866">
            <text:p>46.86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01">
            <text:p>301</text:p>
          </table:table-cell>
          <table:table-cell office:value-type="string">
            <text:p>Universal Nutrition</text:p>
          </table:table-cell>
          <table:table-cell office:value-type="string">
            <text:p>Animal Test - 21 packs</text:p>
          </table:table-cell>
          <table:table-cell office:value-type="float" office:value="39442030375">
            <text:p>39442030375</text:p>
          </table:table-cell>
          <table:table-cell office:value-type="float" office:value="228">
            <text:p>228</text:p>
          </table:table-cell>
          <table:table-cell office:value-type="float" office:value="0.19">
            <text:p>0.19</text:p>
          </table:table-cell>
          <table:table-cell office:value-type="float" office:value="31.61">
            <text:p>31.6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341">
            <text:p>7341</text:p>
          </table:table-cell>
          <table:table-cell office:value-type="string">
            <text:p>ANS</text:p>
          </table:table-cell>
          <table:table-cell office:value-type="string">
            <text:p>Fortitude 120 Caps ()</text:p>
          </table:table-cell>
          <table:table-cell office:value-type="float" office:value="17.96">
            <text:p>17.9600</text:p>
          </table:table-cell>
          <table:table-cell office:value-type="float" office:value="17.958">
            <text:p>17.95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341">
            <text:p>7341</text:p>
          </table:table-cell>
          <table:table-cell office:value-type="string">
            <text:p>ANS Performance</text:p>
          </table:table-cell>
          <table:table-cell office:value-type="string">
            <text:p>Fortitude - 120 caps</text:p>
          </table:table-cell>
          <table:table-cell office:value-type="float" office:value="609613521249">
            <text:p>609613521249</text:p>
          </table:table-cell>
          <table:table-cell office:value-type="float" office:value="18">
            <text:p>18</text:p>
          </table:table-cell>
          <table:table-cell office:value-type="float" office:value="0.14">
            <text:p>0.14</text:p>
          </table:table-cell>
          <table:table-cell office:value-type="float" office:value="17.9">
            <text:p>17.9</text:p>
          </table:table-cell>
          <table:table-cell table:number-columns-repeated="1008"/>
        </table:table-row>
        <table:table-row table:style-name="ro1">
          <table:table-cell table:style-name="ce4" office:value-type="float" office:value="7342">
            <text:p>7342</text:p>
          </table:table-cell>
          <table:table-cell table:style-name="ce4" office:value-type="string">
            <text:p>7342 nieaktywne</text:p>
          </table:table-cell>
          <table:table-cell table:style-name="ce4" office:value-type="string">
            <text:p>ANS</text:p>
          </table:table-cell>
          <table:table-cell table:style-name="ce4" office:value-type="string">
            <text:p>Hit 90 Caps ()</text:p>
          </table:table-cell>
          <table:table-cell table:style-name="ce9" office:value-type="float" office:value="11.33">
            <text:p>11.3300</text:p>
          </table:table-cell>
          <table:table-cell table:style-name="ce9" office:value-type="float" office:value="15.108">
            <text:p>15.1080</text:p>
          </table:table-cell>
          <table:table-cell table:style-name="ce4" office:value-type="string">
            <text:p>V</text:p>
          </table:table-cell>
          <table:table-cell table:style-name="ce4" office:value-type="string">
            <text:p>EXTRA 25% OFF</text:p>
          </table:table-cell>
          <table:table-cell/>
          <table:table-cell table:style-name="ce4" office:value-type="float" office:value="7342">
            <text:p>7342</text:p>
          </table:table-cell>
          <table:table-cell table:style-name="ce4" office:value-type="string">
            <text:p>ANS Performance</text:p>
          </table:table-cell>
          <table:table-cell table:style-name="ce4" office:value-type="string">
            <text:p>HIT - 90 cap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085">
            <text:p>0.085</text:p>
          </table:table-cell>
          <table:table-cell table:style-name="ce4" office:value-type="float" office:value="14.92">
            <text:p>14.92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7344">
            <text:p>7344</text:p>
          </table:table-cell>
          <table:table-cell office:value-type="string">
            <text:p>ANS</text:p>
          </table:table-cell>
          <table:table-cell office:value-type="string">
            <text:p>Ritual 360g (Candy Green Apple)</text:p>
          </table:table-cell>
          <table:table-cell office:value-type="float" office:value="17.96">
            <text:p>17.9600</text:p>
          </table:table-cell>
          <table:table-cell office:value-type="float" office:value="17.958">
            <text:p>17.95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344">
            <text:p>7344</text:p>
          </table:table-cell>
          <table:table-cell office:value-type="string">
            <text:p>ANS Performance</text:p>
          </table:table-cell>
          <table:table-cell office:value-type="string">
            <text:p>Ritual, Candy Green Apple - 360g</text:p>
          </table:table-cell>
          <table:table-cell office:value-type="float" office:value="609613521195">
            <text:p>609613521195</text:p>
          </table:table-cell>
          <table:table-cell office:value-type="float" office:value="83">
            <text:p>83</text:p>
          </table:table-cell>
          <table:table-cell office:value-type="float" office:value="0.43">
            <text:p>0.43</text:p>
          </table:table-cell>
          <table:table-cell office:value-type="float" office:value="14.73">
            <text:p>14.7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343">
            <text:p>7343</text:p>
          </table:table-cell>
          <table:table-cell office:value-type="string">
            <text:p>ANS</text:p>
          </table:table-cell>
          <table:table-cell office:value-type="string">
            <text:p>Ritual 360g (Icy Blue Freeze)</text:p>
          </table:table-cell>
          <table:table-cell office:value-type="float" office:value="17.96">
            <text:p>17.9600</text:p>
          </table:table-cell>
          <table:table-cell office:value-type="float" office:value="17.958">
            <text:p>17.95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343">
            <text:p>7343</text:p>
          </table:table-cell>
          <table:table-cell office:value-type="string">
            <text:p>ANS Performance</text:p>
          </table:table-cell>
          <table:table-cell office:value-type="string">
            <text:p>Ritual, Icy Blue Freeze - 360g</text:p>
          </table:table-cell>
          <table:table-cell office:value-type="float" office:value="609613521201">
            <text:p>609613521201</text:p>
          </table:table-cell>
          <table:table-cell office:value-type="float" office:value="65">
            <text:p>65</text:p>
          </table:table-cell>
          <table:table-cell office:value-type="float" office:value="0.43">
            <text:p>0.43</text:p>
          </table:table-cell>
          <table:table-cell office:value-type="float" office:value="14.86">
            <text:p>14.86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Applied Nutrition</text:p>
          </table:table-cell>
          <table:table-cell table:style-name="ce3" office:value-type="string">
            <text:p>Critical Mass 2.2Kg (Banana)</text:p>
          </table:table-cell>
          <table:table-cell table:style-name="ce8" office:value-type="float" office:value="16.52">
            <text:p>16.5200</text:p>
          </table:table-cell>
          <table:table-cell table:style-name="ce8" office:value-type="float" office:value="16.522">
            <text:p>16.5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Applied Nutrition</text:p>
          </table:table-cell>
          <table:table-cell table:style-name="ce3" office:value-type="string">
            <text:p>Critical Mass 2.2Kg (Chocolate)</text:p>
          </table:table-cell>
          <table:table-cell table:style-name="ce8" office:value-type="float" office:value="16.52">
            <text:p>16.5200</text:p>
          </table:table-cell>
          <table:table-cell table:style-name="ce8" office:value-type="float" office:value="16.522">
            <text:p>16.5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Applied Nutrition</text:p>
          </table:table-cell>
          <table:table-cell table:style-name="ce3" office:value-type="string">
            <text:p>Critical Mass 2.2Kg (Strawberry)</text:p>
          </table:table-cell>
          <table:table-cell table:style-name="ce8" office:value-type="float" office:value="16.52">
            <text:p>16.5200</text:p>
          </table:table-cell>
          <table:table-cell table:style-name="ce8" office:value-type="float" office:value="16.522">
            <text:p>16.5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Applied Nutrition</text:p>
          </table:table-cell>
          <table:table-cell table:style-name="ce3" office:value-type="string">
            <text:p>Critical Mass 2.2Kg (Vanilla)</text:p>
          </table:table-cell>
          <table:table-cell table:style-name="ce8" office:value-type="float" office:value="16.52">
            <text:p>16.5200</text:p>
          </table:table-cell>
          <table:table-cell table:style-name="ce8" office:value-type="float" office:value="16.522">
            <text:p>16.5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Applied Nutrition</text:p>
          </table:table-cell>
          <table:table-cell table:style-name="ce3" office:value-type="string">
            <text:p>Critical Mass 4.4Kg (Banana)</text:p>
          </table:table-cell>
          <table:table-cell table:style-name="ce8" office:value-type="float" office:value="26.36">
            <text:p>26.3600</text:p>
          </table:table-cell>
          <table:table-cell table:style-name="ce8" office:value-type="float" office:value="29.297">
            <text:p>29.297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Applied Nutrition</text:p>
          </table:table-cell>
          <table:table-cell table:style-name="ce3" office:value-type="string">
            <text:p>Critical Mass 4.4Kg (Chocolate)</text:p>
          </table:table-cell>
          <table:table-cell table:style-name="ce8" office:value-type="float" office:value="26.36">
            <text:p>26.3600</text:p>
          </table:table-cell>
          <table:table-cell table:style-name="ce8" office:value-type="float" office:value="29.297">
            <text:p>29.297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Applied Nutrition</text:p>
          </table:table-cell>
          <table:table-cell table:style-name="ce3" office:value-type="string">
            <text:p>Critical Mass 4.4Kg (Strawberry)</text:p>
          </table:table-cell>
          <table:table-cell table:style-name="ce8" office:value-type="float" office:value="26.36">
            <text:p>26.3600</text:p>
          </table:table-cell>
          <table:table-cell table:style-name="ce8" office:value-type="float" office:value="29.297">
            <text:p>29.297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Applied Nutrition</text:p>
          </table:table-cell>
          <table:table-cell table:style-name="ce3" office:value-type="string">
            <text:p>Critical Mass 4.4Kg (Vanilla)</text:p>
          </table:table-cell>
          <table:table-cell table:style-name="ce8" office:value-type="float" office:value="26.36">
            <text:p>26.3600</text:p>
          </table:table-cell>
          <table:table-cell table:style-name="ce8" office:value-type="float" office:value="29.297">
            <text:p>29.297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Applied Nutrition</text:p>
          </table:table-cell>
          <table:table-cell table:style-name="ce3" office:value-type="string">
            <text:p>Critical Workout 450g (Orange)</text:p>
          </table:table-cell>
          <table:table-cell table:style-name="ce8" office:value-type="float" office:value="20.23">
            <text:p>20.2300</text:p>
          </table:table-cell>
          <table:table-cell table:style-name="ce8" office:value-type="float" office:value="20.234">
            <text:p>20.23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Applied Nutrition</text:p>
          </table:table-cell>
          <table:table-cell table:style-name="ce3" office:value-type="string">
            <text:p>D-Tox 60 Ct ()</text:p>
          </table:table-cell>
          <table:table-cell table:style-name="ce8" office:value-type="float" office:value="7.932">
            <text:p>7.9320</text:p>
          </table:table-cell>
          <table:table-cell table:style-name="ce8" office:value-type="float" office:value="11.331">
            <text:p>11.331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3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Applied Nutrition</text:p>
          </table:table-cell>
          <table:table-cell table:style-name="ce3" office:value-type="string">
            <text:p>Kre Alkalyn 1500 120 Caps ()</text:p>
          </table:table-cell>
          <table:table-cell table:style-name="ce8" office:value-type="float" office:value="14.04">
            <text:p>14.0400</text:p>
          </table:table-cell>
          <table:table-cell table:style-name="ce8" office:value-type="float" office:value="16.522">
            <text:p>16.522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5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Applied Nutrition</text:p>
          </table:table-cell>
          <table:table-cell table:style-name="ce3" office:value-type="string">
            <text:p>Protein Shaker 700ml (Clear and Black)</text:p>
          </table:table-cell>
          <table:table-cell table:number-columns-repeated="2" table:style-name="ce8" office:value-type="float" office:value="1.49">
            <text:p>1.4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Applied Nutrition</text:p>
          </table:table-cell>
          <table:table-cell table:style-name="ce3" office:value-type="string">
            <text:p>Protein Shaker 700ml (Clear and Red)</text:p>
          </table:table-cell>
          <table:table-cell table:number-columns-repeated="2" table:style-name="ce8" office:value-type="float" office:value="1.49">
            <text:p>1.4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7722">
            <text:p>7722</text:p>
          </table:table-cell>
          <table:table-cell office:value-type="string">
            <text:p>Arnold Series</text:p>
          </table:table-cell>
          <table:table-cell office:value-type="string">
            <text:p>Iron Cre3 123g (Blue Rasberry)</text:p>
          </table:table-cell>
          <table:table-cell office:value-type="float" office:value="9.436">
            <text:p>9.4360</text:p>
          </table:table-cell>
          <table:table-cell office:value-type="float" office:value="11.796">
            <text:p>11.7960</text:p>
          </table:table-cell>
          <table:table-cell office:value-type="string">
            <text:p>V</text:p>
          </table:table-cell>
          <table:table-cell office:value-type="string">
            <text:p>BUY 4 GET ONE FREE</text:p>
          </table:table-cell>
          <table:table-cell/>
          <table:table-cell office:value-type="float" office:value="7722">
            <text:p>7722</text:p>
          </table:table-cell>
          <table:table-cell office:value-type="string">
            <text:p>Arnold Schwarzenegger Series</text:p>
          </table:table-cell>
          <table:table-cell office:value-type="string">
            <text:p>Iron Cre3, Blue Razz - 126g</text:p>
          </table:table-cell>
          <table:table-cell office:value-type="float" office:value="696859258381">
            <text:p>696859258381</text:p>
          </table:table-cell>
          <table:table-cell office:value-type="float" office:value="377">
            <text:p>377</text:p>
          </table:table-cell>
          <table:table-cell office:value-type="float" office:value="0.21">
            <text:p>0.21</text:p>
          </table:table-cell>
          <table:table-cell office:value-type="float" office:value="7.63">
            <text:p>7.6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935">
            <text:p>7935</text:p>
          </table:table-cell>
          <table:table-cell office:value-type="string">
            <text:p>Arnold Series</text:p>
          </table:table-cell>
          <table:table-cell office:value-type="string">
            <text:p>Iron Cre3 123g (Fruit Punch)</text:p>
          </table:table-cell>
          <table:table-cell office:value-type="float" office:value="9.436">
            <text:p>9.4360</text:p>
          </table:table-cell>
          <table:table-cell office:value-type="float" office:value="11.796">
            <text:p>11.7960</text:p>
          </table:table-cell>
          <table:table-cell office:value-type="string">
            <text:p>V</text:p>
          </table:table-cell>
          <table:table-cell office:value-type="string">
            <text:p>BUY 4 GET ONE FREE</text:p>
          </table:table-cell>
          <table:table-cell/>
          <table:table-cell office:value-type="float" office:value="7935">
            <text:p>7935</text:p>
          </table:table-cell>
          <table:table-cell office:value-type="string">
            <text:p>Arnold Schwarzenegger Series</text:p>
          </table:table-cell>
          <table:table-cell office:value-type="string">
            <text:p>Iron Cre3, Fruit Punch - 123g</text:p>
          </table:table-cell>
          <table:table-cell office:value-type="float" office:value="696859258374">
            <text:p>696859258374</text:p>
          </table:table-cell>
          <table:table-cell office:value-type="float" office:value="588">
            <text:p>588</text:p>
          </table:table-cell>
          <table:table-cell office:value-type="float" office:value="0.195">
            <text:p>0.195</text:p>
          </table:table-cell>
          <table:table-cell office:value-type="float" office:value="7.62">
            <text:p>7.6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936">
            <text:p>7936</text:p>
          </table:table-cell>
          <table:table-cell office:value-type="string">
            <text:p>Arnold Series</text:p>
          </table:table-cell>
          <table:table-cell office:value-type="string">
            <text:p>Iron Cre3 123g (Watermelon)</text:p>
          </table:table-cell>
          <table:table-cell office:value-type="float" office:value="9.436">
            <text:p>9.4360</text:p>
          </table:table-cell>
          <table:table-cell office:value-type="float" office:value="11.796">
            <text:p>11.7960</text:p>
          </table:table-cell>
          <table:table-cell office:value-type="string">
            <text:p>V</text:p>
          </table:table-cell>
          <table:table-cell office:value-type="string">
            <text:p>BUY 4 GET ONE FREE</text:p>
          </table:table-cell>
          <table:table-cell/>
          <table:table-cell office:value-type="float" office:value="7936">
            <text:p>7936</text:p>
          </table:table-cell>
          <table:table-cell office:value-type="string">
            <text:p>Arnold Schwarzenegger Series</text:p>
          </table:table-cell>
          <table:table-cell office:value-type="string">
            <text:p>Iron Cre3, Watermelon - 126g</text:p>
          </table:table-cell>
          <table:table-cell office:value-type="float" office:value="696859258398">
            <text:p>696859258398</text:p>
          </table:table-cell>
          <table:table-cell office:value-type="float" office:value="87">
            <text:p>87</text:p>
          </table:table-cell>
          <table:table-cell office:value-type="float" office:value="0.195">
            <text:p>0.195</text:p>
          </table:table-cell>
          <table:table-cell office:value-type="float" office:value="7.54">
            <text:p>7.5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937">
            <text:p>7937</text:p>
          </table:table-cell>
          <table:table-cell office:value-type="string">
            <text:p>Arnold Series</text:p>
          </table:table-cell>
          <table:table-cell office:value-type="string">
            <text:p>Iron Cuts 120 Caps ()</text:p>
          </table:table-cell>
          <table:table-cell office:value-type="float" office:value="17.14">
            <text:p>17.1400</text:p>
          </table:table-cell>
          <table:table-cell office:value-type="float" office:value="17.138">
            <text:p>17.13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937">
            <text:p>7937</text:p>
          </table:table-cell>
          <table:table-cell office:value-type="string">
            <text:p>Arnold Schwarzenegger Series</text:p>
          </table:table-cell>
          <table:table-cell office:value-type="string">
            <text:p>Iron Cuts - 120 caps</text:p>
          </table:table-cell>
          <table:table-cell office:value-type="float" office:value="696859262777">
            <text:p>696859262777</text:p>
          </table:table-cell>
          <table:table-cell office:value-type="float" office:value="500">
            <text:p>500</text:p>
          </table:table-cell>
          <table:table-cell office:value-type="float" office:value="0.16">
            <text:p>0.16</text:p>
          </table:table-cell>
          <table:table-cell office:value-type="float" office:value="13.72">
            <text:p>13.7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723">
            <text:p>7723</text:p>
          </table:table-cell>
          <table:table-cell office:value-type="string">
            <text:p>Arnold Series</text:p>
          </table:table-cell>
          <table:table-cell office:value-type="string">
            <text:p>Iron Dream 171g (Fruit Punch)</text:p>
          </table:table-cell>
          <table:table-cell office:value-type="float" office:value="11.22">
            <text:p>11.2200</text:p>
          </table:table-cell>
          <table:table-cell office:value-type="float" office:value="14.028">
            <text:p>14.0280</text:p>
          </table:table-cell>
          <table:table-cell office:value-type="string">
            <text:p>V</text:p>
          </table:table-cell>
          <table:table-cell office:value-type="string">
            <text:p>BUY 4 GET ONE FREE</text:p>
          </table:table-cell>
          <table:table-cell/>
          <table:table-cell office:value-type="float" office:value="7723">
            <text:p>7723</text:p>
          </table:table-cell>
          <table:table-cell office:value-type="string">
            <text:p>Arnold Schwarzenegger Series</text:p>
          </table:table-cell>
          <table:table-cell office:value-type="string">
            <text:p>Iron Dream, Fruit Punch - 171g</text:p>
          </table:table-cell>
          <table:table-cell office:value-type="float" office:value="696859259937">
            <text:p>696859259937</text:p>
          </table:table-cell>
          <table:table-cell office:value-type="float" office:value="386">
            <text:p>386</text:p>
          </table:table-cell>
          <table:table-cell office:value-type="float" office:value="0.25">
            <text:p>0.25</text:p>
          </table:table-cell>
          <table:table-cell office:value-type="float" office:value="8.86">
            <text:p>8.8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938">
            <text:p>7938</text:p>
          </table:table-cell>
          <table:table-cell office:value-type="string">
            <text:p>Arnold Series</text:p>
          </table:table-cell>
          <table:table-cell office:value-type="string">
            <text:p>Iron Dream 171g (Grape)</text:p>
          </table:table-cell>
          <table:table-cell office:value-type="float" office:value="11.22">
            <text:p>11.2200</text:p>
          </table:table-cell>
          <table:table-cell office:value-type="float" office:value="14.028">
            <text:p>14.0280</text:p>
          </table:table-cell>
          <table:table-cell office:value-type="string">
            <text:p>V</text:p>
          </table:table-cell>
          <table:table-cell office:value-type="string">
            <text:p>BUY 4 GET ONE FREE</text:p>
          </table:table-cell>
          <table:table-cell/>
          <table:table-cell office:value-type="float" office:value="7938">
            <text:p>7938</text:p>
          </table:table-cell>
          <table:table-cell office:value-type="string">
            <text:p>Arnold Schwarzenegger Series</text:p>
          </table:table-cell>
          <table:table-cell office:value-type="string">
            <text:p>Iron Dream, Grape - 171g</text:p>
          </table:table-cell>
          <table:table-cell office:value-type="float" office:value="696859259951">
            <text:p>696859259951</text:p>
          </table:table-cell>
          <table:table-cell office:value-type="float" office:value="406">
            <text:p>406</text:p>
          </table:table-cell>
          <table:table-cell office:value-type="float" office:value="0.235">
            <text:p>0.235</text:p>
          </table:table-cell>
          <table:table-cell office:value-type="float" office:value="9.19">
            <text:p>9.1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33">
            <text:p>9233</text:p>
          </table:table-cell>
          <table:table-cell office:value-type="string">
            <text:p>Arnold Series</text:p>
          </table:table-cell>
          <table:table-cell office:value-type="string">
            <text:p>Iron Mass 2.2Kg (Banana)</text:p>
          </table:table-cell>
          <table:table-cell office:value-type="float" office:value="27.22">
            <text:p>27.2200</text:p>
          </table:table-cell>
          <table:table-cell office:value-type="float" office:value="27.222">
            <text:p>27.2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233">
            <text:p>9233</text:p>
          </table:table-cell>
          <table:table-cell office:value-type="string">
            <text:p>Arnold Schwarzenegger Series</text:p>
          </table:table-cell>
          <table:table-cell office:value-type="string">
            <text:p>Iron Mass, Banana Cream - 2270g</text:p>
          </table:table-cell>
          <table:table-cell office:value-type="float" office:value="696859261640">
            <text:p>696859261640</text:p>
          </table:table-cell>
          <table:table-cell office:value-type="float" office:value="105">
            <text:p>105</text:p>
          </table:table-cell>
          <table:table-cell office:value-type="float" office:value="2.55">
            <text:p>2.55</text:p>
          </table:table-cell>
          <table:table-cell office:value-type="float" office:value="21.1">
            <text:p>21.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719">
            <text:p>7719</text:p>
          </table:table-cell>
          <table:table-cell office:value-type="string">
            <text:p>Arnold Series</text:p>
          </table:table-cell>
          <table:table-cell office:value-type="string">
            <text:p>Iron Mass 2.2Kg (Chocolate)</text:p>
          </table:table-cell>
          <table:table-cell office:value-type="float" office:value="27.22">
            <text:p>27.2200</text:p>
          </table:table-cell>
          <table:table-cell office:value-type="float" office:value="27.222">
            <text:p>27.2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719">
            <text:p>7719</text:p>
          </table:table-cell>
          <table:table-cell office:value-type="string">
            <text:p>Arnold Schwarzenegger Series</text:p>
          </table:table-cell>
          <table:table-cell office:value-type="string">
            <text:p>Iron Mass, Chocolate Malt - 2270g</text:p>
          </table:table-cell>
          <table:table-cell office:value-type="float" office:value="696859258466">
            <text:p>696859258466</text:p>
          </table:table-cell>
          <table:table-cell office:value-type="float" office:value="255">
            <text:p>255</text:p>
          </table:table-cell>
          <table:table-cell office:value-type="float" office:value="2.56">
            <text:p>2.56</text:p>
          </table:table-cell>
          <table:table-cell office:value-type="float" office:value="20.85">
            <text:p>20.8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939">
            <text:p>7939</text:p>
          </table:table-cell>
          <table:table-cell office:value-type="string">
            <text:p>Arnold Series</text:p>
          </table:table-cell>
          <table:table-cell office:value-type="string">
            <text:p>Iron Mass 2.2Kg (Vanilla)</text:p>
          </table:table-cell>
          <table:table-cell office:value-type="float" office:value="27.22">
            <text:p>27.2200</text:p>
          </table:table-cell>
          <table:table-cell office:value-type="float" office:value="27.222">
            <text:p>27.2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939">
            <text:p>7939</text:p>
          </table:table-cell>
          <table:table-cell office:value-type="string">
            <text:p>Arnold Schwarzenegger Series</text:p>
          </table:table-cell>
          <table:table-cell office:value-type="string">
            <text:p>Iron Mass, Vanilla Malt - 2270g</text:p>
          </table:table-cell>
          <table:table-cell office:value-type="float" office:value="696859258459">
            <text:p>696859258459</text:p>
          </table:table-cell>
          <table:table-cell office:value-type="float" office:value="129">
            <text:p>129</text:p>
          </table:table-cell>
          <table:table-cell office:value-type="float" office:value="2.57">
            <text:p>2.57</text:p>
          </table:table-cell>
          <table:table-cell office:value-type="float" office:value="21.34">
            <text:p>21.3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928">
            <text:p>9928</text:p>
          </table:table-cell>
          <table:table-cell office:value-type="string">
            <text:p>Arnold Series</text:p>
          </table:table-cell>
          <table:table-cell office:value-type="string">
            <text:p>Iron Mass 4.5Kg (Banana)</text:p>
          </table:table-cell>
          <table:table-cell office:value-type="float" office:value="5999">
            <text:p>5999.0000</text:p>
          </table:table-cell>
          <table:table-cell office:value-type="float" office:value="5999.4">
            <text:p>5999.40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928">
            <text:p>9928</text:p>
          </table:table-cell>
          <table:table-cell office:value-type="string">
            <text:p>Arnold Schwarzenegger Series</text:p>
          </table:table-cell>
          <table:table-cell office:value-type="string">
            <text:p>Iron Mass, Banana Cream - 4540g</text:p>
          </table:table-cell>
          <table:table-cell office:value-type="float" office:value="713757324212">
            <text:p>713757324212</text:p>
          </table:table-cell>
          <table:table-cell office:value-type="float" office:value="204">
            <text:p>204</text:p>
          </table:table-cell>
          <table:table-cell office:value-type="float" office:value="4.65">
            <text:p>4.65</text:p>
          </table:table-cell>
          <table:table-cell office:value-type="float" office:value="32.55">
            <text:p>32.5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926">
            <text:p>9926</text:p>
          </table:table-cell>
          <table:table-cell office:value-type="string">
            <text:p>Arnold Series</text:p>
          </table:table-cell>
          <table:table-cell office:value-type="string">
            <text:p>Iron Mass 4.5Kg (Chocolate)</text:p>
          </table:table-cell>
          <table:table-cell office:value-type="float" office:value="5999">
            <text:p>5999.0000</text:p>
          </table:table-cell>
          <table:table-cell office:value-type="float" office:value="5999.4">
            <text:p>5999.40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926">
            <text:p>9926</text:p>
          </table:table-cell>
          <table:table-cell office:value-type="string">
            <text:p>Arnold Schwarzenegger Series</text:p>
          </table:table-cell>
          <table:table-cell office:value-type="string">
            <text:p>Iron Mass, Chocolate Malt - 4540g</text:p>
          </table:table-cell>
          <table:table-cell office:value-type="float" office:value="696859261909">
            <text:p>696859261909</text:p>
          </table:table-cell>
          <table:table-cell office:value-type="float" office:value="381">
            <text:p>381</text:p>
          </table:table-cell>
          <table:table-cell office:value-type="float" office:value="4.65">
            <text:p>4.65</text:p>
          </table:table-cell>
          <table:table-cell office:value-type="float" office:value="32.2">
            <text:p>32.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927">
            <text:p>9927</text:p>
          </table:table-cell>
          <table:table-cell office:value-type="string">
            <text:p>Arnold Series</text:p>
          </table:table-cell>
          <table:table-cell office:value-type="string">
            <text:p>Iron Mass 4.5Kg (Vanilla)</text:p>
          </table:table-cell>
          <table:table-cell office:value-type="float" office:value="5999">
            <text:p>5999.0000</text:p>
          </table:table-cell>
          <table:table-cell office:value-type="float" office:value="5999.4">
            <text:p>5999.40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927">
            <text:p>9927</text:p>
          </table:table-cell>
          <table:table-cell office:value-type="string">
            <text:p>Arnold Schwarzenegger Series</text:p>
          </table:table-cell>
          <table:table-cell office:value-type="string">
            <text:p>Iron Mass, Vanilla Malt - 4540g</text:p>
          </table:table-cell>
          <table:table-cell office:value-type="float" office:value="696859261886">
            <text:p>696859261886</text:p>
          </table:table-cell>
          <table:table-cell office:value-type="float" office:value="218">
            <text:p>218</text:p>
          </table:table-cell>
          <table:table-cell office:value-type="float" office:value="4.68">
            <text:p>4.68</text:p>
          </table:table-cell>
          <table:table-cell office:value-type="float" office:value="32.65">
            <text:p>32.6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940">
            <text:p>7940</text:p>
          </table:table-cell>
          <table:table-cell office:value-type="string">
            <text:p>Arnold Series</text:p>
          </table:table-cell>
          <table:table-cell office:value-type="string">
            <text:p>Iron Pack - Pack 30 Pack ()</text:p>
          </table:table-cell>
          <table:table-cell office:value-type="float" office:value="24.55">
            <text:p>24.5500</text:p>
          </table:table-cell>
          <table:table-cell office:value-type="float" office:value="28.554">
            <text:p>28.5540</text:p>
          </table:table-cell>
          <table:table-cell office:value-type="string">
            <text:p>V</text:p>
          </table:table-cell>
          <table:table-cell office:value-type="string">
            <text:p>BUY 6 GET ONE FREE</text:p>
          </table:table-cell>
          <table:table-cell/>
          <table:table-cell office:value-type="float" office:value="7940">
            <text:p>7940</text:p>
          </table:table-cell>
          <table:table-cell office:value-type="string">
            <text:p>Arnold Schwarzenegger Series</text:p>
          </table:table-cell>
          <table:table-cell office:value-type="string">
            <text:p>Iron Pack - 30 packs</text:p>
          </table:table-cell>
          <table:table-cell office:value-type="float" office:value="696859262678">
            <text:p>696859262678</text:p>
          </table:table-cell>
          <table:table-cell office:value-type="float" office:value="392">
            <text:p>392</text:p>
          </table:table-cell>
          <table:table-cell office:value-type="float" office:value="0.45">
            <text:p>0.45</text:p>
          </table:table-cell>
          <table:table-cell office:value-type="float" office:value="20.13">
            <text:p>20.1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941">
            <text:p>7941</text:p>
          </table:table-cell>
          <table:table-cell office:value-type="string">
            <text:p>Arnold Series</text:p>
          </table:table-cell>
          <table:table-cell office:value-type="string">
            <text:p>Iron Pump 180g (Fruit Punch)</text:p>
          </table:table-cell>
          <table:table-cell office:value-type="float" office:value="10.73">
            <text:p>10.7300</text:p>
          </table:table-cell>
          <table:table-cell office:value-type="float" office:value="13.416">
            <text:p>13.4160</text:p>
          </table:table-cell>
          <table:table-cell office:value-type="string">
            <text:p>V</text:p>
          </table:table-cell>
          <table:table-cell office:value-type="string">
            <text:p>BUY 4 GET ONE FREE</text:p>
          </table:table-cell>
          <table:table-cell/>
          <table:table-cell office:value-type="float" office:value="7941">
            <text:p>7941</text:p>
          </table:table-cell>
          <table:table-cell office:value-type="string">
            <text:p>Arnold Schwarzenegger Series</text:p>
          </table:table-cell>
          <table:table-cell office:value-type="string">
            <text:p>Iron Pump, Fruit Punch - 180g</text:p>
          </table:table-cell>
          <table:table-cell office:value-type="float" office:value="696859262586">
            <text:p>696859262586</text:p>
          </table:table-cell>
          <table:table-cell office:value-type="float" office:value="1046">
            <text:p>1046</text:p>
          </table:table-cell>
          <table:table-cell office:value-type="float" office:value="0.255">
            <text:p>0.255</text:p>
          </table:table-cell>
          <table:table-cell office:value-type="float" office:value="9.3">
            <text:p>9.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32">
            <text:p>9232</text:p>
          </table:table-cell>
          <table:table-cell office:value-type="string">
            <text:p>Arnold Series</text:p>
          </table:table-cell>
          <table:table-cell office:value-type="string">
            <text:p>Iron Pump 180g (Pineapple)</text:p>
          </table:table-cell>
          <table:table-cell office:value-type="float" office:value="10.73">
            <text:p>10.7300</text:p>
          </table:table-cell>
          <table:table-cell office:value-type="float" office:value="13.416">
            <text:p>13.4160</text:p>
          </table:table-cell>
          <table:table-cell office:value-type="string">
            <text:p>V</text:p>
          </table:table-cell>
          <table:table-cell office:value-type="string">
            <text:p>BUY 4 GET ONE FREE</text:p>
          </table:table-cell>
          <table:table-cell/>
          <table:table-cell office:value-type="float" office:value="9232">
            <text:p>9232</text:p>
          </table:table-cell>
          <table:table-cell office:value-type="string">
            <text:p>Arnold Schwarzenegger Series</text:p>
          </table:table-cell>
          <table:table-cell office:value-type="string">
            <text:p>Iron Pump, Pineapple Mango - 180g</text:p>
          </table:table-cell>
          <table:table-cell office:value-type="float" office:value="696859262272">
            <text:p>696859262272</text:p>
          </table:table-cell>
          <table:table-cell office:value-type="float" office:value="506">
            <text:p>506</text:p>
          </table:table-cell>
          <table:table-cell office:value-type="float" office:value="0.255">
            <text:p>0.255</text:p>
          </table:table-cell>
          <table:table-cell office:value-type="float" office:value="9.25">
            <text:p>9.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721">
            <text:p>7721</text:p>
          </table:table-cell>
          <table:table-cell office:value-type="string">
            <text:p>Arnold Series</text:p>
          </table:table-cell>
          <table:table-cell office:value-type="string">
            <text:p>Iron Pump 180g (Raspberry Lemonade)</text:p>
          </table:table-cell>
          <table:table-cell office:value-type="float" office:value="10.73">
            <text:p>10.7300</text:p>
          </table:table-cell>
          <table:table-cell office:value-type="float" office:value="13.416">
            <text:p>13.4160</text:p>
          </table:table-cell>
          <table:table-cell office:value-type="string">
            <text:p>V</text:p>
          </table:table-cell>
          <table:table-cell office:value-type="string">
            <text:p>BUY 4 GET ONE FREE</text:p>
          </table:table-cell>
          <table:table-cell/>
          <table:table-cell office:value-type="float" office:value="7721">
            <text:p>7721</text:p>
          </table:table-cell>
          <table:table-cell office:value-type="string">
            <text:p>Arnold Schwarzenegger Series</text:p>
          </table:table-cell>
          <table:table-cell office:value-type="string">
            <text:p>Iron Pump, Raspberry Lemonade - 180g</text:p>
          </table:table-cell>
          <table:table-cell office:value-type="float" office:value="696859262524">
            <text:p>696859262524</text:p>
          </table:table-cell>
          <table:table-cell office:value-type="float" office:value="669">
            <text:p>669</text:p>
          </table:table-cell>
          <table:table-cell office:value-type="float" office:value="0.26">
            <text:p>0.26</text:p>
          </table:table-cell>
          <table:table-cell office:value-type="float" office:value="9.26">
            <text:p>9.2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942">
            <text:p>7942</text:p>
          </table:table-cell>
          <table:table-cell office:value-type="string">
            <text:p>Arnold Series</text:p>
          </table:table-cell>
          <table:table-cell office:value-type="string">
            <text:p>Iron Pump 180g (Watermelon)</text:p>
          </table:table-cell>
          <table:table-cell office:value-type="float" office:value="10.73">
            <text:p>10.7300</text:p>
          </table:table-cell>
          <table:table-cell office:value-type="float" office:value="13.416">
            <text:p>13.4160</text:p>
          </table:table-cell>
          <table:table-cell office:value-type="string">
            <text:p>V</text:p>
          </table:table-cell>
          <table:table-cell office:value-type="string">
            <text:p>BUY 4 GET ONE FREE</text:p>
          </table:table-cell>
          <table:table-cell/>
          <table:table-cell office:value-type="float" office:value="7942">
            <text:p>7942</text:p>
          </table:table-cell>
          <table:table-cell office:value-type="string">
            <text:p>Arnold Schwarzenegger Series</text:p>
          </table:table-cell>
          <table:table-cell office:value-type="string">
            <text:p>Iron Pump, Watermelon - 180g</text:p>
          </table:table-cell>
          <table:table-cell office:value-type="float" office:value="696859262548">
            <text:p>696859262548</text:p>
          </table:table-cell>
          <table:table-cell office:value-type="float" office:value="299">
            <text:p>299</text:p>
          </table:table-cell>
          <table:table-cell office:value-type="float" office:value="0.25">
            <text:p>0.25</text:p>
          </table:table-cell>
          <table:table-cell office:value-type="float" office:value="9.8">
            <text:p>9.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148">
            <text:p>20148</text:p>
          </table:table-cell>
          <table:table-cell office:value-type="string">
            <text:p>Arnold Series</text:p>
          </table:table-cell>
          <table:table-cell office:value-type="string">
            <text:p>Iron Test 90 Caps ()</text:p>
          </table:table-cell>
          <table:table-cell office:value-type="float" office:value="8.218">
            <text:p>8.2180</text:p>
          </table:table-cell>
          <table:table-cell office:value-type="float" office:value="16.436">
            <text:p>16.4360</text:p>
          </table:table-cell>
          <table:table-cell office:value-type="string">
            <text:p>V</text:p>
          </table:table-cell>
          <table:table-cell office:value-type="string">
            <text:p>BUY 1 GET ONE FREE</text:p>
          </table:table-cell>
          <table:table-cell/>
          <table:table-cell office:value-type="float" office:value="20148">
            <text:p>20148</text:p>
          </table:table-cell>
          <table:table-cell office:value-type="string">
            <text:p>Arnold Schwarzenegger Series</text:p>
          </table:table-cell>
          <table:table-cell office:value-type="string">
            <text:p>Iron Test - 90 caps</text:p>
          </table:table-cell>
          <table:table-cell office:value-type="float" office:value="696859260988">
            <text:p>696859260988</text:p>
          </table:table-cell>
          <table:table-cell office:value-type="float" office:value="1012">
            <text:p>1012</text:p>
          </table:table-cell>
          <table:table-cell office:value-type="float" office:value="0.115">
            <text:p>0.115</text:p>
          </table:table-cell>
          <table:table-cell office:value-type="float" office:value="2.02">
            <text:p>2.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718">
            <text:p>7718</text:p>
          </table:table-cell>
          <table:table-cell office:value-type="string">
            <text:p>Arnold Series</text:p>
          </table:table-cell>
          <table:table-cell office:value-type="string">
            <text:p>Iron Whey 2.2Kg (Chocolate)</text:p>
          </table:table-cell>
          <table:table-cell office:value-type="float" office:value="26.53">
            <text:p>26.5300</text:p>
          </table:table-cell>
          <table:table-cell office:value-type="float" office:value="29.478">
            <text:p>29.478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7718">
            <text:p>7718</text:p>
          </table:table-cell>
          <table:table-cell office:value-type="string">
            <text:p>Arnold Schwarzenegger Series</text:p>
          </table:table-cell>
          <table:table-cell office:value-type="string">
            <text:p>Iron Whey, Chocolate - 2270g</text:p>
          </table:table-cell>
          <table:table-cell office:value-type="float" office:value="696859258596">
            <text:p>696859258596</text:p>
          </table:table-cell>
          <table:table-cell office:value-type="float" office:value="436">
            <text:p>436</text:p>
          </table:table-cell>
          <table:table-cell office:value-type="float" office:value="2.57">
            <text:p>2.57</text:p>
          </table:table-cell>
          <table:table-cell office:value-type="float" office:value="23.86">
            <text:p>23.8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636">
            <text:p>9636</text:p>
          </table:table-cell>
          <table:table-cell office:value-type="string">
            <text:p>Arnold Series</text:p>
          </table:table-cell>
          <table:table-cell office:value-type="string">
            <text:p>Iron Whey 2.2Kg (Cookies And Cream)</text:p>
          </table:table-cell>
          <table:table-cell office:value-type="float" office:value="26.53">
            <text:p>26.5300</text:p>
          </table:table-cell>
          <table:table-cell office:value-type="float" office:value="29.478">
            <text:p>29.478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9636">
            <text:p>9636</text:p>
          </table:table-cell>
          <table:table-cell office:value-type="string">
            <text:p>Arnold Schwarzenegger Series</text:p>
          </table:table-cell>
          <table:table-cell office:value-type="string">
            <text:p>Iron Whey, Cookies &amp; Cream - 2270g</text:p>
          </table:table-cell>
          <table:table-cell office:value-type="float" office:value="696859261695">
            <text:p>696859261695</text:p>
          </table:table-cell>
          <table:table-cell office:value-type="float" office:value="264">
            <text:p>264</text:p>
          </table:table-cell>
          <table:table-cell office:value-type="float" office:value="2.58">
            <text:p>2.58</text:p>
          </table:table-cell>
          <table:table-cell office:value-type="float" office:value="23.93">
            <text:p>23.9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36">
            <text:p>9236</text:p>
          </table:table-cell>
          <table:table-cell office:value-type="string">
            <text:p>Arnold Series</text:p>
          </table:table-cell>
          <table:table-cell office:value-type="string">
            <text:p>Iron Whey 2.2Kg (Peanut Butter)</text:p>
          </table:table-cell>
          <table:table-cell office:value-type="float" office:value="26.53">
            <text:p>26.5300</text:p>
          </table:table-cell>
          <table:table-cell office:value-type="float" office:value="29.478">
            <text:p>29.478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9236">
            <text:p>9236</text:p>
          </table:table-cell>
          <table:table-cell office:value-type="string">
            <text:p>Arnold Schwarzenegger Series</text:p>
          </table:table-cell>
          <table:table-cell office:value-type="string">
            <text:p>Iron Whey, Peanut Butter Cup - 2270g</text:p>
          </table:table-cell>
          <table:table-cell office:value-type="float" office:value="696859261602">
            <text:p>696859261602</text:p>
          </table:table-cell>
          <table:table-cell office:value-type="float" office:value="180">
            <text:p>180</text:p>
          </table:table-cell>
          <table:table-cell office:value-type="float" office:value="2.56">
            <text:p>2.56</text:p>
          </table:table-cell>
          <table:table-cell office:value-type="float" office:value="24.1">
            <text:p>24.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521">
            <text:p>9521</text:p>
          </table:table-cell>
          <table:table-cell office:value-type="string">
            <text:p>Arnold Series</text:p>
          </table:table-cell>
          <table:table-cell office:value-type="string">
            <text:p>Iron Whey 2.2Kg (Strawberry Banana)</text:p>
          </table:table-cell>
          <table:table-cell office:value-type="float" office:value="26.53">
            <text:p>26.5300</text:p>
          </table:table-cell>
          <table:table-cell office:value-type="float" office:value="29.478">
            <text:p>29.478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9521">
            <text:p>9521</text:p>
          </table:table-cell>
          <table:table-cell office:value-type="string">
            <text:p>Arnold Schwarzenegger Series</text:p>
          </table:table-cell>
          <table:table-cell office:value-type="string">
            <text:p>Iron Whey, Strawberry Banana - 2270g</text:p>
          </table:table-cell>
          <table:table-cell office:value-type="float" office:value="696859261626">
            <text:p>696859261626</text:p>
          </table:table-cell>
          <table:table-cell office:value-type="float" office:value="162">
            <text:p>162</text:p>
          </table:table-cell>
          <table:table-cell office:value-type="float" office:value="2.56">
            <text:p>2.56</text:p>
          </table:table-cell>
          <table:table-cell office:value-type="float" office:value="23.85">
            <text:p>23.8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988">
            <text:p>7988</text:p>
          </table:table-cell>
          <table:table-cell office:value-type="string">
            <text:p>Arnold Series</text:p>
          </table:table-cell>
          <table:table-cell office:value-type="string">
            <text:p>Iron Whey 2.2Kg (Vanilla)</text:p>
          </table:table-cell>
          <table:table-cell office:value-type="float" office:value="26.53">
            <text:p>26.5300</text:p>
          </table:table-cell>
          <table:table-cell office:value-type="float" office:value="29.478">
            <text:p>29.478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7988">
            <text:p>7988</text:p>
          </table:table-cell>
          <table:table-cell office:value-type="string">
            <text:p>Arnold Schwarzenegger Series</text:p>
          </table:table-cell>
          <table:table-cell office:value-type="string">
            <text:p>Iron Whey, Vanilla - 2270g</text:p>
          </table:table-cell>
          <table:table-cell office:value-type="float" office:value="696859258602">
            <text:p>696859258602</text:p>
          </table:table-cell>
          <table:table-cell office:value-type="float" office:value="185">
            <text:p>185</text:p>
          </table:table-cell>
          <table:table-cell office:value-type="float" office:value="2.56">
            <text:p>2.56</text:p>
          </table:table-cell>
          <table:table-cell office:value-type="float" office:value="23.93">
            <text:p>23.9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944">
            <text:p>7944</text:p>
          </table:table-cell>
          <table:table-cell office:value-type="string">
            <text:p>Arnold Series</text:p>
          </table:table-cell>
          <table:table-cell office:value-type="string">
            <text:p>Iron Whey 909g (Chocolate)</text:p>
          </table:table-cell>
          <table:table-cell office:value-type="float" office:value="15.75">
            <text:p>15.7500</text:p>
          </table:table-cell>
          <table:table-cell office:value-type="float" office:value="15.745">
            <text:p>15.74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944">
            <text:p>7944</text:p>
          </table:table-cell>
          <table:table-cell office:value-type="string">
            <text:p>Arnold Schwarzenegger Series</text:p>
          </table:table-cell>
          <table:table-cell office:value-type="string">
            <text:p>Iron Whey, Chocolate - 908g</text:p>
          </table:table-cell>
          <table:table-cell office:value-type="float" office:value="696859258572">
            <text:p>696859258572</text:p>
          </table:table-cell>
          <table:table-cell office:value-type="float" office:value="128">
            <text:p>128</text:p>
          </table:table-cell>
          <table:table-cell office:value-type="float" office:value="1.09">
            <text:p>1.09</text:p>
          </table:table-cell>
          <table:table-cell office:value-type="float" office:value="12.52">
            <text:p>12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945">
            <text:p>7945</text:p>
          </table:table-cell>
          <table:table-cell office:value-type="string">
            <text:p>Arnold Series</text:p>
          </table:table-cell>
          <table:table-cell office:value-type="string">
            <text:p>Iron Whey 909g (Vanilla)</text:p>
          </table:table-cell>
          <table:table-cell office:value-type="float" office:value="15.75">
            <text:p>15.7500</text:p>
          </table:table-cell>
          <table:table-cell office:value-type="float" office:value="15.745">
            <text:p>15.74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945">
            <text:p>7945</text:p>
          </table:table-cell>
          <table:table-cell office:value-type="string">
            <text:p>Arnold Schwarzenegger Series</text:p>
          </table:table-cell>
          <table:table-cell office:value-type="string">
            <text:p>Iron Whey, Vanilla - 908g</text:p>
          </table:table-cell>
          <table:table-cell office:value-type="float" office:value="696859258589">
            <text:p>696859258589</text:p>
          </table:table-cell>
          <table:table-cell office:value-type="float" office:value="103">
            <text:p>103</text:p>
          </table:table-cell>
          <table:table-cell office:value-type="float" office:value="1.09">
            <text:p>1.09</text:p>
          </table:table-cell>
          <table:table-cell office:value-type="float" office:value="12.36">
            <text:p>12.3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136">
            <text:p>9136</text:p>
          </table:table-cell>
          <table:table-cell office:value-type="string">
            <text:p>Arnold Series</text:p>
          </table:table-cell>
          <table:table-cell office:value-type="string">
            <text:p>Shaker 700 ml (Black/Green)</text:p>
          </table:table-cell>
          <table:table-cell office:value-type="float" office:value="2.99">
            <text:p>2.9900</text:p>
          </table:table-cell>
          <table:table-cell office:value-type="float" office:value="2.994">
            <text:p>2.99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136">
            <text:p>9136</text:p>
          </table:table-cell>
          <table:table-cell office:value-type="string">
            <text:p>Arnold Schwarzenegger Series</text:p>
          </table:table-cell>
          <table:table-cell office:value-type="string">
            <text:p>Arnold Shaker Bottle - Green</text:p>
          </table:table-cell>
          <table:table-cell/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1.44">
            <text:p>1.44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Arnold Series</text:p>
          </table:table-cell>
          <table:table-cell table:style-name="ce3" office:value-type="string">
            <text:p>T-Shirt Black/Green (Extra Large)</text:p>
          </table:table-cell>
          <table:table-cell table:style-name="ce8" office:value-type="float" office:value="5.99">
            <text:p>5.9900</text:p>
          </table:table-cell>
          <table:table-cell table:style-name="ce8" office:value-type="float" office:value="5.994">
            <text:p>5.9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Arnold Series</text:p>
          </table:table-cell>
          <table:table-cell table:style-name="ce3" office:value-type="string">
            <text:p>Wrist Band Red/Black (One Size)</text:p>
          </table:table-cell>
          <table:table-cell table:number-columns-repeated="2" table:style-name="ce8" office:value-type="float" office:value="0.12">
            <text:p>0.12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6526">
            <text:p>6526</text:p>
          </table:table-cell>
          <table:table-cell office:value-type="string">
            <text:p>Bpi Sports</text:p>
          </table:table-cell>
          <table:table-cell office:value-type="string">
            <text:p>1 M.R 140g (Fruit Punch)</text:p>
          </table:table-cell>
          <table:table-cell office:value-type="float" office:value="13.44">
            <text:p>13.4400</text:p>
          </table:table-cell>
          <table:table-cell office:value-type="float" office:value="16.806">
            <text:p>16.8060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6526">
            <text:p>6526</text:p>
          </table:table-cell>
          <table:table-cell office:value-type="string">
            <text:p>BPI Sports</text:p>
          </table:table-cell>
          <table:table-cell office:value-type="string">
            <text:p>1.M.R. Powder, Fruit Punch - 140g</text:p>
          </table:table-cell>
          <table:table-cell office:value-type="float" office:value="851780003763">
            <text:p>85178000376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1.15">
            <text:p>11.1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525">
            <text:p>6525</text:p>
          </table:table-cell>
          <table:table-cell office:value-type="string">
            <text:p>Bpi Sports</text:p>
          </table:table-cell>
          <table:table-cell office:value-type="string">
            <text:p>1 M.R 140g (Lemon And Lime)</text:p>
          </table:table-cell>
          <table:table-cell office:value-type="float" office:value="13.44">
            <text:p>13.4400</text:p>
          </table:table-cell>
          <table:table-cell office:value-type="float" office:value="16.806">
            <text:p>16.8060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6525">
            <text:p>6525</text:p>
          </table:table-cell>
          <table:table-cell office:value-type="string">
            <text:p>BPI Sports</text:p>
          </table:table-cell>
          <table:table-cell office:value-type="string">
            <text:p>1.M.R. Powder, Lemon Lime - 140g</text:p>
          </table:table-cell>
          <table:table-cell office:value-type="float" office:value="851780003800">
            <text:p>851780003800</text:p>
          </table:table-cell>
          <table:table-cell office:value-type="float" office:value="128">
            <text:p>128</text:p>
          </table:table-cell>
          <table:table-cell office:value-type="float" office:value="0.2">
            <text:p>0.2</text:p>
          </table:table-cell>
          <table:table-cell office:value-type="float" office:value="11.15">
            <text:p>11.15</text:p>
          </table:table-cell>
          <table:table-cell table:number-columns-repeated="1008"/>
        </table:table-row>
        <table:table-row table:style-name="ro1">
          <table:table-cell table:style-name="ce5" office:value-type="float" office:value="6525">
            <text:p>6525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Bpi Sports</text:p>
          </table:table-cell>
          <table:table-cell table:style-name="ce5" office:value-type="string">
            <text:p>1 M.R 140g (Orange)</text:p>
          </table:table-cell>
          <table:table-cell table:style-name="ce10" office:value-type="float" office:value="13.44">
            <text:p>13.4400</text:p>
          </table:table-cell>
          <table:table-cell table:style-name="ce10" office:value-type="float" office:value="16.806">
            <text:p>16.806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XTRA 20% OFF</text:p>
          </table:table-cell>
          <table:table-cell/>
          <table:table-cell table:style-name="ce5" office:value-type="float" office:value="6525">
            <text:p>6525</text:p>
          </table:table-cell>
          <table:table-cell table:style-name="ce5" office:value-type="string">
            <text:p>BPI Sports</text:p>
          </table:table-cell>
          <table:table-cell table:style-name="ce5" office:value-type="string">
            <text:p>1.M.R. Powder, Lemon Lime - 140g</text:p>
          </table:table-cell>
          <table:table-cell table:style-name="ce5" office:value-type="float" office:value="851780003800">
            <text:p>851780003800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11.15">
            <text:p>11.15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6360">
            <text:p>6360</text:p>
          </table:table-cell>
          <table:table-cell office:value-type="string">
            <text:p>Bpi Sports</text:p>
          </table:table-cell>
          <table:table-cell office:value-type="string">
            <text:p>1 M.R 140g (Raspberry)</text:p>
          </table:table-cell>
          <table:table-cell office:value-type="float" office:value="13.44">
            <text:p>13.4400</text:p>
          </table:table-cell>
          <table:table-cell office:value-type="float" office:value="16.806">
            <text:p>16.8060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6360">
            <text:p>6360</text:p>
          </table:table-cell>
          <table:table-cell office:value-type="string">
            <text:p>BPI Sports</text:p>
          </table:table-cell>
          <table:table-cell office:value-type="string">
            <text:p>1.M.R. Powder, Blue Raspberry - 140g</text:p>
          </table:table-cell>
          <table:table-cell office:value-type="float" office:value="851780003770">
            <text:p>851780003770</text:p>
          </table:table-cell>
          <table:table-cell office:value-type="float" office:value="103">
            <text:p>103</text:p>
          </table:table-cell>
          <table:table-cell office:value-type="float" office:value="0.2">
            <text:p>0.2</text:p>
          </table:table-cell>
          <table:table-cell office:value-type="float" office:value="11.21">
            <text:p>11.2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158">
            <text:p>7158</text:p>
          </table:table-cell>
          <table:table-cell office:value-type="string">
            <text:p>Bpi Sports</text:p>
          </table:table-cell>
          <table:table-cell office:value-type="string">
            <text:p>1 M.R 140g (Watermelon)</text:p>
          </table:table-cell>
          <table:table-cell office:value-type="float" office:value="13.44">
            <text:p>13.4400</text:p>
          </table:table-cell>
          <table:table-cell office:value-type="float" office:value="16.806">
            <text:p>16.8060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7158">
            <text:p>7158</text:p>
          </table:table-cell>
          <table:table-cell office:value-type="string">
            <text:p>BPI Sports</text:p>
          </table:table-cell>
          <table:table-cell office:value-type="string">
            <text:p>1.M.R. Powder, Watermelon - 140g</text:p>
          </table:table-cell>
          <table:table-cell office:value-type="float" office:value="851780003794">
            <text:p>851780003794</text:p>
          </table:table-cell>
          <table:table-cell office:value-type="float" office:value="85">
            <text:p>85</text:p>
          </table:table-cell>
          <table:table-cell office:value-type="float" office:value="0.2">
            <text:p>0.2</text:p>
          </table:table-cell>
          <table:table-cell office:value-type="float" office:value="11.15">
            <text:p>11.1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68">
            <text:p>9468</text:p>
          </table:table-cell>
          <table:table-cell office:value-type="string">
            <text:p>Bpi Sports</text:p>
          </table:table-cell>
          <table:table-cell office:value-type="string">
            <text:p>1Mr Vortex 150g (Blue Lemonade)</text:p>
          </table:table-cell>
          <table:table-cell office:value-type="float" office:value="15.35">
            <text:p>15.3500</text:p>
          </table:table-cell>
          <table:table-cell office:value-type="float" office:value="16.164">
            <text:p>16.1640</text:p>
          </table:table-cell>
          <table:table-cell office:value-type="string">
            <text:p>V</text:p>
          </table:table-cell>
          <table:table-cell office:value-type="string">
            <text:p>EXTRA 5% OFF</text:p>
          </table:table-cell>
          <table:table-cell/>
          <table:table-cell office:value-type="float" office:value="9468">
            <text:p>9468</text:p>
          </table:table-cell>
          <table:table-cell office:value-type="string">
            <text:p>BPI Sports</text:p>
          </table:table-cell>
          <table:table-cell office:value-type="string">
            <text:p>1.M.R VORTEX, Blue Lemonade - 150g</text:p>
          </table:table-cell>
          <table:table-cell office:value-type="float" office:value="811213020286">
            <text:p>811213020286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11.73">
            <text:p>11.7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953">
            <text:p>8953</text:p>
          </table:table-cell>
          <table:table-cell office:value-type="string">
            <text:p>Bpi Sports</text:p>
          </table:table-cell>
          <table:table-cell office:value-type="string">
            <text:p>1Mr Vortex 150g (Fruit Punch)</text:p>
          </table:table-cell>
          <table:table-cell office:value-type="float" office:value="15.35">
            <text:p>15.3500</text:p>
          </table:table-cell>
          <table:table-cell office:value-type="float" office:value="16.164">
            <text:p>16.1640</text:p>
          </table:table-cell>
          <table:table-cell office:value-type="string">
            <text:p>V</text:p>
          </table:table-cell>
          <table:table-cell office:value-type="string">
            <text:p>EXTRA 5% OFF</text:p>
          </table:table-cell>
          <table:table-cell/>
          <table:table-cell office:value-type="float" office:value="8953">
            <text:p>8953</text:p>
          </table:table-cell>
          <table:table-cell office:value-type="string">
            <text:p>BPI Sports</text:p>
          </table:table-cell>
          <table:table-cell office:value-type="string">
            <text:p>1.M.R VORTEX, Fruit Punch - 150g</text:p>
          </table:table-cell>
          <table:table-cell office:value-type="float" office:value="811213020019">
            <text:p>811213020019</text:p>
          </table:table-cell>
          <table:table-cell office:value-type="float" office:value="0">
            <text:p>0</text:p>
          </table:table-cell>
          <table:table-cell office:value-type="float" office:value="0.205">
            <text:p>0.205</text:p>
          </table:table-cell>
          <table:table-cell office:value-type="float" office:value="11.73">
            <text:p>11.7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079">
            <text:p>20079</text:p>
          </table:table-cell>
          <table:table-cell office:value-type="string">
            <text:p>Bpi Sports</text:p>
          </table:table-cell>
          <table:table-cell office:value-type="string">
            <text:p>1Mr Vortex 150g (Watermelon)</text:p>
          </table:table-cell>
          <table:table-cell office:value-type="float" office:value="15.35">
            <text:p>15.3500</text:p>
          </table:table-cell>
          <table:table-cell office:value-type="float" office:value="16.164">
            <text:p>16.1640</text:p>
          </table:table-cell>
          <table:table-cell office:value-type="string">
            <text:p>V</text:p>
          </table:table-cell>
          <table:table-cell office:value-type="string">
            <text:p>EXTRA 5% OFF</text:p>
          </table:table-cell>
          <table:table-cell/>
          <table:table-cell office:value-type="float" office:value="20079">
            <text:p>20079</text:p>
          </table:table-cell>
          <table:table-cell office:value-type="string">
            <text:p>BPI Sports</text:p>
          </table:table-cell>
          <table:table-cell office:value-type="string">
            <text:p>1.M.R VORTEX, Sour Watermelon - 150g</text:p>
          </table:table-cell>
          <table:table-cell office:value-type="float" office:value="811213020873">
            <text:p>811213020873</text:p>
          </table:table-cell>
          <table:table-cell office:value-type="float" office:value="281">
            <text:p>281</text:p>
          </table:table-cell>
          <table:table-cell office:value-type="float" office:value="0.275">
            <text:p>0.275</text:p>
          </table:table-cell>
          <table:table-cell office:value-type="float" office:value="10.68">
            <text:p>10.68</text:p>
          </table:table-cell>
          <table:table-cell table:number-columns-repeated="1008"/>
        </table:table-row>
        <table:table-row table:style-name="ro1">
          <table:table-cell table:style-name="ce4" office:value-type="float" office:value="2924">
            <text:p>2924</text:p>
          </table:table-cell>
          <table:table-cell table:style-name="ce4" office:value-type="string">
            <text:p>2924 nieaktywne</text:p>
          </table:table-cell>
          <table:table-cell table:style-name="ce4" office:value-type="string">
            <text:p>Bpi Sports</text:p>
          </table:table-cell>
          <table:table-cell table:style-name="ce4" office:value-type="string">
            <text:p>Arimedex-Hd 28 Ct ()</text:p>
          </table:table-cell>
          <table:table-cell table:style-name="ce9" office:value-type="float" office:value="18.29">
            <text:p>18.2900</text:p>
          </table:table-cell>
          <table:table-cell table:style-name="ce9" office:value-type="float" office:value="18.288">
            <text:p>18.288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2924">
            <text:p>2924</text:p>
          </table:table-cell>
          <table:table-cell table:style-name="ce4" office:value-type="string">
            <text:p>BPI Sports</text:p>
          </table:table-cell>
          <table:table-cell table:style-name="ce4" office:value-type="string">
            <text:p>A-HD, (Arimedex hd) - 28 caps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6.13">
            <text:p>16.13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4112">
            <text:p>4112</text:p>
          </table:table-cell>
          <table:table-cell office:value-type="string">
            <text:p>Bpi Sports</text:p>
          </table:table-cell>
          <table:table-cell office:value-type="string">
            <text:p>Blox 150g (Fruit Punch)</text:p>
          </table:table-cell>
          <table:table-cell office:value-type="float" office:value="15.3">
            <text:p>15.3000</text:p>
          </table:table-cell>
          <table:table-cell office:value-type="float" office:value="17.01">
            <text:p>17.010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4112">
            <text:p>4112</text:p>
          </table:table-cell>
          <table:table-cell office:value-type="string">
            <text:p>BPI Sports</text:p>
          </table:table-cell>
          <table:table-cell office:value-type="string">
            <text:p>Blox, Fruit Punch - 150g</text:p>
          </table:table-cell>
          <table:table-cell office:value-type="float" office:value="851780002919">
            <text:p>851780002919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13.69">
            <text:p>13.6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111">
            <text:p>4111</text:p>
          </table:table-cell>
          <table:table-cell office:value-type="string">
            <text:p>Bpi Sports</text:p>
          </table:table-cell>
          <table:table-cell office:value-type="string">
            <text:p>Blox 150g (Lemonade)</text:p>
          </table:table-cell>
          <table:table-cell office:value-type="float" office:value="15.3">
            <text:p>15.3000</text:p>
          </table:table-cell>
          <table:table-cell office:value-type="float" office:value="17.01">
            <text:p>17.010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4111">
            <text:p>4111</text:p>
          </table:table-cell>
          <table:table-cell office:value-type="string">
            <text:p>BPI Sports</text:p>
          </table:table-cell>
          <table:table-cell office:value-type="string">
            <text:p>Blox, Lemonade - 150g</text:p>
          </table:table-cell>
          <table:table-cell office:value-type="float" office:value="851780003107">
            <text:p>851780003107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13.92">
            <text:p>13.9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109">
            <text:p>4109</text:p>
          </table:table-cell>
          <table:table-cell office:value-type="string">
            <text:p>Bpi Sports</text:p>
          </table:table-cell>
          <table:table-cell office:value-type="string">
            <text:p>Blox 150g (Raspberry)</text:p>
          </table:table-cell>
          <table:table-cell office:value-type="float" office:value="15.3">
            <text:p>15.3000</text:p>
          </table:table-cell>
          <table:table-cell office:value-type="float" office:value="17.01">
            <text:p>17.010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4109">
            <text:p>4109</text:p>
          </table:table-cell>
          <table:table-cell office:value-type="string">
            <text:p>BPI Sports</text:p>
          </table:table-cell>
          <table:table-cell office:value-type="string">
            <text:p>Blox, Blue Raspberry - 150g</text:p>
          </table:table-cell>
          <table:table-cell office:value-type="float" office:value="851780002933">
            <text:p>851780002933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13.97">
            <text:p>13.9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110">
            <text:p>4110</text:p>
          </table:table-cell>
          <table:table-cell office:value-type="string">
            <text:p>Bpi Sports</text:p>
          </table:table-cell>
          <table:table-cell office:value-type="string">
            <text:p>Blox 150g (Watermelon)</text:p>
          </table:table-cell>
          <table:table-cell office:value-type="float" office:value="15.3">
            <text:p>15.3000</text:p>
          </table:table-cell>
          <table:table-cell office:value-type="float" office:value="17.01">
            <text:p>17.010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4110">
            <text:p>4110</text:p>
          </table:table-cell>
          <table:table-cell office:value-type="string">
            <text:p>BPI Sports</text:p>
          </table:table-cell>
          <table:table-cell office:value-type="string">
            <text:p>Blox, Watermelon - 150g</text:p>
          </table:table-cell>
          <table:table-cell office:value-type="float" office:value="851780002902">
            <text:p>851780002902</text:p>
          </table:table-cell>
          <table:table-cell office:value-type="float" office:value="6">
            <text:p>6</text:p>
          </table:table-cell>
          <table:table-cell office:value-type="float" office:value="0.21">
            <text:p>0.21</text:p>
          </table:table-cell>
          <table:table-cell office:value-type="float" office:value="8.6">
            <text:p>8.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823">
            <text:p>4823</text:p>
          </table:table-cell>
          <table:table-cell office:value-type="string">
            <text:p>Bpi Sports</text:p>
          </table:table-cell>
          <table:table-cell office:value-type="string">
            <text:p>Build Hd 165g (Fruit Punch)</text:p>
          </table:table-cell>
          <table:table-cell office:value-type="float" office:value="16.83">
            <text:p>16.8300</text:p>
          </table:table-cell>
          <table:table-cell office:value-type="float" office:value="18.708">
            <text:p>18.708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4823">
            <text:p>4823</text:p>
          </table:table-cell>
          <table:table-cell office:value-type="string">
            <text:p>BPI Sports</text:p>
          </table:table-cell>
          <table:table-cell office:value-type="string">
            <text:p>Build-HD, Fruit Punch - 165g</text:p>
          </table:table-cell>
          <table:table-cell office:value-type="float" office:value="851780004029">
            <text:p>851780004029</text:p>
          </table:table-cell>
          <table:table-cell office:value-type="float" office:value="16">
            <text:p>16</text:p>
          </table:table-cell>
          <table:table-cell office:value-type="float" office:value="0.23">
            <text:p>0.23</text:p>
          </table:table-cell>
          <table:table-cell office:value-type="float" office:value="13.14">
            <text:p>13.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961">
            <text:p>5961</text:p>
          </table:table-cell>
          <table:table-cell office:value-type="string">
            <text:p>Bpi Sports</text:p>
          </table:table-cell>
          <table:table-cell office:value-type="string">
            <text:p>Build Hd 165g (Lemonade)</text:p>
          </table:table-cell>
          <table:table-cell office:value-type="float" office:value="16.83">
            <text:p>16.8300</text:p>
          </table:table-cell>
          <table:table-cell office:value-type="float" office:value="18.708">
            <text:p>18.708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5961">
            <text:p>5961</text:p>
          </table:table-cell>
          <table:table-cell office:value-type="string">
            <text:p>BPI Sports</text:p>
          </table:table-cell>
          <table:table-cell office:value-type="string">
            <text:p>Build-HD, Lemonade - 165g</text:p>
          </table:table-cell>
          <table:table-cell office:value-type="float" office:value="851780004098">
            <text:p>851780004098</text:p>
          </table:table-cell>
          <table:table-cell office:value-type="float" office:value="1">
            <text:p>1</text:p>
          </table:table-cell>
          <table:table-cell office:value-type="float" office:value="0.23">
            <text:p>0.23</text:p>
          </table:table-cell>
          <table:table-cell office:value-type="float" office:value="13.32">
            <text:p>13.3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962">
            <text:p>5962</text:p>
          </table:table-cell>
          <table:table-cell office:value-type="string">
            <text:p>Bpi Sports</text:p>
          </table:table-cell>
          <table:table-cell office:value-type="string">
            <text:p>Build Hd 165g (Raspberry)</text:p>
          </table:table-cell>
          <table:table-cell office:value-type="float" office:value="16.83">
            <text:p>16.8300</text:p>
          </table:table-cell>
          <table:table-cell office:value-type="float" office:value="18.708">
            <text:p>18.708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5962">
            <text:p>5962</text:p>
          </table:table-cell>
          <table:table-cell office:value-type="string">
            <text:p>BPI Sports</text:p>
          </table:table-cell>
          <table:table-cell office:value-type="string">
            <text:p>Build-HD, White Raspberry - 165g</text:p>
          </table:table-cell>
          <table:table-cell office:value-type="float" office:value="851780004036">
            <text:p>851780004036</text:p>
          </table:table-cell>
          <table:table-cell office:value-type="float" office:value="13">
            <text:p>13</text:p>
          </table:table-cell>
          <table:table-cell office:value-type="float" office:value="0.23">
            <text:p>0.23</text:p>
          </table:table-cell>
          <table:table-cell office:value-type="float" office:value="14.29">
            <text:p>14.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824">
            <text:p>4824</text:p>
          </table:table-cell>
          <table:table-cell office:value-type="string">
            <text:p>Bpi Sports</text:p>
          </table:table-cell>
          <table:table-cell office:value-type="string">
            <text:p>Build Hd 165g (Watermelon)</text:p>
          </table:table-cell>
          <table:table-cell office:value-type="float" office:value="16.83">
            <text:p>16.8300</text:p>
          </table:table-cell>
          <table:table-cell office:value-type="float" office:value="18.708">
            <text:p>18.708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4824">
            <text:p>4824</text:p>
          </table:table-cell>
          <table:table-cell office:value-type="string">
            <text:p>BPI Sports</text:p>
          </table:table-cell>
          <table:table-cell office:value-type="string">
            <text:p>Build-HD, Watermelon - 165g</text:p>
          </table:table-cell>
          <table:table-cell office:value-type="float" office:value="851780004043">
            <text:p>851780004043</text:p>
          </table:table-cell>
          <table:table-cell office:value-type="float" office:value="12">
            <text:p>12</text:p>
          </table:table-cell>
          <table:table-cell office:value-type="float" office:value="0.23">
            <text:p>0.23</text:p>
          </table:table-cell>
          <table:table-cell office:value-type="float" office:value="13.09">
            <text:p>13.0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325">
            <text:p>20325</text:p>
          </table:table-cell>
          <table:table-cell office:value-type="string">
            <text:p>Bpi Sports</text:p>
          </table:table-cell>
          <table:table-cell office:value-type="string">
            <text:p>Funn Bar 12 Bars (Chocolate Caramel)</text:p>
          </table:table-cell>
          <table:table-cell office:value-type="float" office:value="14.14">
            <text:p>14.1400</text:p>
          </table:table-cell>
          <table:table-cell office:value-type="float" office:value="14.142">
            <text:p>14.14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325">
            <text:p>20325</text:p>
          </table:table-cell>
          <table:table-cell office:value-type="string">
            <text:p>BPI Sports</text:p>
          </table:table-cell>
          <table:table-cell office:value-type="string">
            <text:p>FunnBar, Caramel &amp; Chocolate - 12 bars</text:p>
          </table:table-cell>
          <table:table-cell office:value-type="float" office:value="811213021221">
            <text:p>811213021221</text:p>
          </table:table-cell>
          <table:table-cell office:value-type="float" office:value="20">
            <text:p>20</text:p>
          </table:table-cell>
          <table:table-cell office:value-type="float" office:value="0.67">
            <text:p>0.67</text:p>
          </table:table-cell>
          <table:table-cell office:value-type="float" office:value="10.05">
            <text:p>10.0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059">
            <text:p>21059</text:p>
          </table:table-cell>
          <table:table-cell office:value-type="string">
            <text:p>Bpi Sports</text:p>
          </table:table-cell>
          <table:table-cell office:value-type="string">
            <text:p>Funn Bar 12 Bars (Orange)</text:p>
          </table:table-cell>
          <table:table-cell office:value-type="float" office:value="14.14">
            <text:p>14.1400</text:p>
          </table:table-cell>
          <table:table-cell office:value-type="float" office:value="14.142">
            <text:p>14.14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059">
            <text:p>21059</text:p>
          </table:table-cell>
          <table:table-cell office:value-type="string">
            <text:p>BPI Sports</text:p>
          </table:table-cell>
          <table:table-cell office:value-type="string">
            <text:p>FunnBar, Orange Cream - 12 bars</text:p>
          </table:table-cell>
          <table:table-cell office:value-type="float" office:value="811213021214">
            <text:p>811213021214</text:p>
          </table:table-cell>
          <table:table-cell office:value-type="float" office:value="32">
            <text:p>32</text:p>
          </table:table-cell>
          <table:table-cell office:value-type="float" office:value="0.63">
            <text:p>0.63</text:p>
          </table:table-cell>
          <table:table-cell office:value-type="float" office:value="9.96">
            <text:p>9.9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326">
            <text:p>20326</text:p>
          </table:table-cell>
          <table:table-cell office:value-type="string">
            <text:p>Bpi Sports</text:p>
          </table:table-cell>
          <table:table-cell office:value-type="string">
            <text:p>Funn Bar 12 Bars (Tropical Berry)</text:p>
          </table:table-cell>
          <table:table-cell office:value-type="float" office:value="14.14">
            <text:p>14.1400</text:p>
          </table:table-cell>
          <table:table-cell office:value-type="float" office:value="14.142">
            <text:p>14.14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326">
            <text:p>20326</text:p>
          </table:table-cell>
          <table:table-cell office:value-type="string">
            <text:p>BPI Sports</text:p>
          </table:table-cell>
          <table:table-cell office:value-type="string">
            <text:p>FunnBar, Tropical Berry - 12 bars</text:p>
          </table:table-cell>
          <table:table-cell office:value-type="float" office:value="811213021207">
            <text:p>811213021207</text:p>
          </table:table-cell>
          <table:table-cell office:value-type="float" office:value="6">
            <text:p>6</text:p>
          </table:table-cell>
          <table:table-cell office:value-type="float" office:value="0.65">
            <text:p>0.65</text:p>
          </table:table-cell>
          <table:table-cell office:value-type="float" office:value="10.1">
            <text:p>10.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980">
            <text:p>5980</text:p>
          </table:table-cell>
          <table:table-cell office:value-type="string">
            <text:p>Bpi Sports</text:p>
          </table:table-cell>
          <table:table-cell office:value-type="string">
            <text:p>Grp-Hd 28 Ct ()</text:p>
          </table:table-cell>
          <table:table-cell office:value-type="float" office:value="18.62">
            <text:p>18.6200</text:p>
          </table:table-cell>
          <table:table-cell office:value-type="float" office:value="18.624">
            <text:p>18.62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980">
            <text:p>5980</text:p>
          </table:table-cell>
          <table:table-cell office:value-type="string">
            <text:p>BPI Sports</text:p>
          </table:table-cell>
          <table:table-cell office:value-type="string">
            <text:p>GRP-HD - 28 caps</text:p>
          </table:table-cell>
          <table:table-cell office:value-type="float" office:value="851780004555">
            <text:p>85178000455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13.97">
            <text:p>13.97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pi Sports</text:p>
          </table:table-cell>
          <table:table-cell table:style-name="ce3" office:value-type="string">
            <text:p>Keto Xt 90 Ct ()</text:p>
          </table:table-cell>
          <table:table-cell table:style-name="ce8" office:value-type="float" office:value="18.62">
            <text:p>18.6200</text:p>
          </table:table-cell>
          <table:table-cell table:style-name="ce8" office:value-type="float" office:value="18.624">
            <text:p>18.62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3063">
            <text:p>3063</text:p>
          </table:table-cell>
          <table:table-cell table:style-name="ce4" office:value-type="string">
            <text:p>3063 nieaktywne</text:p>
          </table:table-cell>
          <table:table-cell table:style-name="ce4" office:value-type="string">
            <text:p>Bpi Sports</text:p>
          </table:table-cell>
          <table:table-cell table:style-name="ce4" office:value-type="string">
            <text:p>Roxylean Eca 60 Ct ()</text:p>
          </table:table-cell>
          <table:table-cell table:style-name="ce9" office:value-type="float" office:value="15.31">
            <text:p>15.3100</text:p>
          </table:table-cell>
          <table:table-cell table:style-name="ce9" office:value-type="float" office:value="15.306">
            <text:p>15.306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3063">
            <text:p>3063</text:p>
          </table:table-cell>
          <table:table-cell table:style-name="ce4" office:value-type="string">
            <text:p>BPI Sports</text:p>
          </table:table-cell>
          <table:table-cell table:style-name="ce4" office:value-type="string">
            <text:p>RoxyLean - 60 cap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09">
            <text:p>0.09</text:p>
          </table:table-cell>
          <table:table-cell table:style-name="ce4" office:value-type="float" office:value="8.98">
            <text:p>8.98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3793">
            <text:p>3793</text:p>
          </table:table-cell>
          <table:table-cell office:value-type="string">
            <text:p>Bpi Sports</text:p>
          </table:table-cell>
          <table:table-cell office:value-type="string">
            <text:p>Solid 28 Ct ()</text:p>
          </table:table-cell>
          <table:table-cell office:value-type="float" office:value="18.85">
            <text:p>18.8500</text:p>
          </table:table-cell>
          <table:table-cell office:value-type="float" office:value="18.852">
            <text:p>18.85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793">
            <text:p>3793</text:p>
          </table:table-cell>
          <table:table-cell office:value-type="string">
            <text:p>BPI Sports</text:p>
          </table:table-cell>
          <table:table-cell office:value-type="string">
            <text:p>SOLID - 28 caps</text:p>
          </table:table-cell>
          <table:table-cell office:value-type="float" office:value="851780002612">
            <text:p>85178000261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13.52">
            <text:p>13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532">
            <text:p>8532</text:p>
          </table:table-cell>
          <table:table-cell office:value-type="string">
            <text:p>BSN</text:p>
          </table:table-cell>
          <table:table-cell office:value-type="string">
            <text:p>Amino X 1015g (Fruit Punch)</text:p>
          </table:table-cell>
          <table:table-cell office:value-type="float" office:value="29.18">
            <text:p>29.1800</text:p>
          </table:table-cell>
          <table:table-cell office:value-type="float" office:value="29.176">
            <text:p>29.17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532">
            <text:p>8532</text:p>
          </table:table-cell>
          <table:table-cell office:value-type="string">
            <text:p>BSN</text:p>
          </table:table-cell>
          <table:table-cell office:value-type="string">
            <text:p>Amino X, Fruit Punch - 1010g</text:p>
          </table:table-cell>
          <table:table-cell office:value-type="float" office:value="834266063307">
            <text:p>834266063307</text:p>
          </table:table-cell>
          <table:table-cell office:value-type="float" office:value="299">
            <text:p>299</text:p>
          </table:table-cell>
          <table:table-cell office:value-type="float" office:value="1.23">
            <text:p>1.23</text:p>
          </table:table-cell>
          <table:table-cell office:value-type="float" office:value="17.1">
            <text:p>17.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534">
            <text:p>8534</text:p>
          </table:table-cell>
          <table:table-cell office:value-type="string">
            <text:p>BSN</text:p>
          </table:table-cell>
          <table:table-cell office:value-type="string">
            <text:p>Amino X 1015g (Raspberry)</text:p>
          </table:table-cell>
          <table:table-cell office:value-type="float" office:value="29.18">
            <text:p>29.1800</text:p>
          </table:table-cell>
          <table:table-cell office:value-type="float" office:value="29.176">
            <text:p>29.17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534">
            <text:p>8534</text:p>
          </table:table-cell>
          <table:table-cell office:value-type="string">
            <text:p>BSN</text:p>
          </table:table-cell>
          <table:table-cell office:value-type="string">
            <text:p>Amino X, Blue Razz - 1010g</text:p>
          </table:table-cell>
          <table:table-cell office:value-type="float" office:value="834266063383">
            <text:p>834266063383</text:p>
          </table:table-cell>
          <table:table-cell office:value-type="float" office:value="197">
            <text:p>197</text:p>
          </table:table-cell>
          <table:table-cell office:value-type="float" office:value="1.21">
            <text:p>1.21</text:p>
          </table:table-cell>
          <table:table-cell office:value-type="float" office:value="16.58">
            <text:p>16.5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533">
            <text:p>8533</text:p>
          </table:table-cell>
          <table:table-cell office:value-type="string">
            <text:p>BSN</text:p>
          </table:table-cell>
          <table:table-cell office:value-type="string">
            <text:p>Amino X 1015g (Watermelon)</text:p>
          </table:table-cell>
          <table:table-cell office:value-type="float" office:value="29.18">
            <text:p>29.1800</text:p>
          </table:table-cell>
          <table:table-cell office:value-type="float" office:value="29.176">
            <text:p>29.17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533">
            <text:p>8533</text:p>
          </table:table-cell>
          <table:table-cell office:value-type="string">
            <text:p>BSN</text:p>
          </table:table-cell>
          <table:table-cell office:value-type="string">
            <text:p>Amino X, Watermelon - 1010g</text:p>
          </table:table-cell>
          <table:table-cell office:value-type="float" office:value="5060245603393">
            <text:p>5060245603393</text:p>
          </table:table-cell>
          <table:table-cell office:value-type="float" office:value="160">
            <text:p>160</text:p>
          </table:table-cell>
          <table:table-cell office:value-type="float" office:value="1.2">
            <text:p>1.2</text:p>
          </table:table-cell>
          <table:table-cell office:value-type="float" office:value="18.06">
            <text:p>18.0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529">
            <text:p>3529</text:p>
          </table:table-cell>
          <table:table-cell office:value-type="string">
            <text:p>BSN</text:p>
          </table:table-cell>
          <table:table-cell office:value-type="string">
            <text:p>Amino X 435g (Fruit Punch)</text:p>
          </table:table-cell>
          <table:table-cell office:value-type="float" office:value="13.73">
            <text:p>13.7300</text:p>
          </table:table-cell>
          <table:table-cell office:value-type="float" office:value="13.727">
            <text:p>13.72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529">
            <text:p>3529</text:p>
          </table:table-cell>
          <table:table-cell office:value-type="string">
            <text:p>BSN</text:p>
          </table:table-cell>
          <table:table-cell office:value-type="string">
            <text:p>Amino X, Fruit Punch - 435g</text:p>
          </table:table-cell>
          <table:table-cell office:value-type="float" office:value="5060245603423">
            <text:p>5060245603423</text:p>
          </table:table-cell>
          <table:table-cell office:value-type="float" office:value="1313">
            <text:p>1313</text:p>
          </table:table-cell>
          <table:table-cell office:value-type="float" office:value="0.545">
            <text:p>0.545</text:p>
          </table:table-cell>
          <table:table-cell office:value-type="float" office:value="10.53">
            <text:p>10.5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531">
            <text:p>3531</text:p>
          </table:table-cell>
          <table:table-cell office:value-type="string">
            <text:p>BSN</text:p>
          </table:table-cell>
          <table:table-cell office:value-type="string">
            <text:p>Amino X 435g (Green Apple)</text:p>
          </table:table-cell>
          <table:table-cell office:value-type="float" office:value="13.73">
            <text:p>13.7300</text:p>
          </table:table-cell>
          <table:table-cell office:value-type="float" office:value="13.727">
            <text:p>13.72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531">
            <text:p>3531</text:p>
          </table:table-cell>
          <table:table-cell office:value-type="string">
            <text:p>BSN</text:p>
          </table:table-cell>
          <table:table-cell office:value-type="string">
            <text:p>Amino X, Green Apple - 435g</text:p>
          </table:table-cell>
          <table:table-cell office:value-type="float" office:value="5060245603447">
            <text:p>5060245603447</text:p>
          </table:table-cell>
          <table:table-cell office:value-type="float" office:value="1873">
            <text:p>1873</text:p>
          </table:table-cell>
          <table:table-cell office:value-type="float" office:value="0.545">
            <text:p>0.545</text:p>
          </table:table-cell>
          <table:table-cell office:value-type="float" office:value="10.5">
            <text:p>10.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676">
            <text:p>3676</text:p>
          </table:table-cell>
          <table:table-cell office:value-type="string">
            <text:p>BSN</text:p>
          </table:table-cell>
          <table:table-cell office:value-type="string">
            <text:p>Amino X 435g (Raspberry)</text:p>
          </table:table-cell>
          <table:table-cell office:value-type="float" office:value="13.73">
            <text:p>13.7300</text:p>
          </table:table-cell>
          <table:table-cell office:value-type="float" office:value="13.727">
            <text:p>13.72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676">
            <text:p>3676</text:p>
          </table:table-cell>
          <table:table-cell office:value-type="string">
            <text:p>BSN</text:p>
          </table:table-cell>
          <table:table-cell office:value-type="string">
            <text:p>Amino X, Blue Raspberry - 435g</text:p>
          </table:table-cell>
          <table:table-cell office:value-type="float" office:value="5060245603409">
            <text:p>5060245603409</text:p>
          </table:table-cell>
          <table:table-cell office:value-type="float" office:value="1205">
            <text:p>1205</text:p>
          </table:table-cell>
          <table:table-cell office:value-type="float" office:value="0.545">
            <text:p>0.545</text:p>
          </table:table-cell>
          <table:table-cell office:value-type="float" office:value="10.23">
            <text:p>10.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530">
            <text:p>3530</text:p>
          </table:table-cell>
          <table:table-cell office:value-type="string">
            <text:p>BSN</text:p>
          </table:table-cell>
          <table:table-cell office:value-type="string">
            <text:p>Amino X 435g (Watermelon)</text:p>
          </table:table-cell>
          <table:table-cell office:value-type="float" office:value="13.73">
            <text:p>13.7300</text:p>
          </table:table-cell>
          <table:table-cell office:value-type="float" office:value="13.727">
            <text:p>13.72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530">
            <text:p>3530</text:p>
          </table:table-cell>
          <table:table-cell office:value-type="string">
            <text:p>BSN</text:p>
          </table:table-cell>
          <table:table-cell office:value-type="string">
            <text:p>Amino X, Watermelon - 435g</text:p>
          </table:table-cell>
          <table:table-cell office:value-type="float" office:value="834266003266">
            <text:p>834266003266</text:p>
          </table:table-cell>
          <table:table-cell office:value-type="float" office:value="373">
            <text:p>373</text:p>
          </table:table-cell>
          <table:table-cell office:value-type="float" office:value="0.545">
            <text:p>0.545</text:p>
          </table:table-cell>
          <table:table-cell office:value-type="float" office:value="9.05">
            <text:p>9.05</text:p>
          </table:table-cell>
          <table:table-cell table:number-columns-repeated="1008"/>
        </table:table-row>
        <table:table-row table:style-name="ro1">
          <table:table-cell table:style-name="ce4" office:value-type="float" office:value="83">
            <text:p>83</text:p>
          </table:table-cell>
          <table:table-cell table:style-name="ce4" office:value-type="string">
            <text:p>83 nieaktywne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Axis Ht 120 Ct ()</text:p>
          </table:table-cell>
          <table:table-cell table:style-name="ce9" office:value-type="float" office:value="31.75">
            <text:p>31.7500</text:p>
          </table:table-cell>
          <table:table-cell table:style-name="ce9" office:value-type="float" office:value="31.752">
            <text:p>31.752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83">
            <text:p>83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Axis HT - 120 tablet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21">
            <text:p>0.21</text:p>
          </table:table-cell>
          <table:table-cell table:style-name="ce4" office:value-type="float" office:value="23.03">
            <text:p>23.03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SN</text:p>
          </table:table-cell>
          <table:table-cell table:style-name="ce3" office:value-type="string">
            <text:p>Cell Mass V2 485g (Berry Blast)</text:p>
          </table:table-cell>
          <table:table-cell table:style-name="ce8" office:value-type="float" office:value="22.65">
            <text:p>22.6500</text:p>
          </table:table-cell>
          <table:table-cell table:style-name="ce8" office:value-type="float" office:value="22.652">
            <text:p>22.65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SN</text:p>
          </table:table-cell>
          <table:table-cell table:style-name="ce3" office:value-type="string">
            <text:p>Cell Mass V2 485g (Raspberry)</text:p>
          </table:table-cell>
          <table:table-cell table:style-name="ce8" office:value-type="float" office:value="22.65">
            <text:p>22.6500</text:p>
          </table:table-cell>
          <table:table-cell table:style-name="ce8" office:value-type="float" office:value="22.652">
            <text:p>22.65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SN</text:p>
          </table:table-cell>
          <table:table-cell table:style-name="ce3" office:value-type="string">
            <text:p>Cell Mass V2 485g (Watermelon)</text:p>
          </table:table-cell>
          <table:table-cell table:style-name="ce8" office:value-type="float" office:value="22.65">
            <text:p>22.6500</text:p>
          </table:table-cell>
          <table:table-cell table:style-name="ce8" office:value-type="float" office:value="22.652">
            <text:p>22.65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SN</text:p>
          </table:table-cell>
          <table:table-cell table:style-name="ce3" office:value-type="string">
            <text:p>Logo T-Shirt Dark Grey (Extra Large)</text:p>
          </table:table-cell>
          <table:table-cell table:style-name="ce8" office:value-type="float" office:value="7.06">
            <text:p>7.0600</text:p>
          </table:table-cell>
          <table:table-cell table:style-name="ce8" office:value-type="float" office:value="7.063">
            <text:p>7.06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SN</text:p>
          </table:table-cell>
          <table:table-cell table:style-name="ce3" office:value-type="string">
            <text:p>Logo T-Shirt Dark Grey (Large)</text:p>
          </table:table-cell>
          <table:table-cell table:style-name="ce8" office:value-type="float" office:value="7.06">
            <text:p>7.0600</text:p>
          </table:table-cell>
          <table:table-cell table:style-name="ce8" office:value-type="float" office:value="7.063">
            <text:p>7.06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SN</text:p>
          </table:table-cell>
          <table:table-cell table:style-name="ce3" office:value-type="string">
            <text:p>Logo T-Shirt Grey (Large)</text:p>
          </table:table-cell>
          <table:table-cell table:style-name="ce8" office:value-type="float" office:value="7.06">
            <text:p>7.0600</text:p>
          </table:table-cell>
          <table:table-cell table:style-name="ce8" office:value-type="float" office:value="7.063">
            <text:p>7.06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398">
            <text:p>398</text:p>
          </table:table-cell>
          <table:table-cell office:value-type="string">
            <text:p>BSN</text:p>
          </table:table-cell>
          <table:table-cell office:value-type="string">
            <text:p>Nitrix 180 Ct ()</text:p>
          </table:table-cell>
          <table:table-cell office:value-type="float" office:value="25.4">
            <text:p>25.4000</text:p>
          </table:table-cell>
          <table:table-cell office:value-type="float" office:value="25.403">
            <text:p>25.4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98">
            <text:p>398</text:p>
          </table:table-cell>
          <table:table-cell office:value-type="string">
            <text:p>BSN</text:p>
          </table:table-cell>
          <table:table-cell office:value-type="string">
            <text:p>Nitrix - 180 tablets</text:p>
          </table:table-cell>
          <table:table-cell office:value-type="float" office:value="834266005031">
            <text:p>834266005031</text:p>
          </table:table-cell>
          <table:table-cell office:value-type="float" office:value="50">
            <text:p>50</text:p>
          </table:table-cell>
          <table:table-cell office:value-type="float" office:value="0.38">
            <text:p>0.38</text:p>
          </table:table-cell>
          <table:table-cell office:value-type="float" office:value="17.09">
            <text:p>17.0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68">
            <text:p>21668</text:p>
          </table:table-cell>
          <table:table-cell office:value-type="string">
            <text:p>BSN</text:p>
          </table:table-cell>
          <table:table-cell office:value-type="string">
            <text:p>Nitrix 360 Ct ()</text:p>
          </table:table-cell>
          <table:table-cell office:value-type="float" office:value="37.18">
            <text:p>37.1800</text:p>
          </table:table-cell>
          <table:table-cell office:value-type="float" office:value="37.184">
            <text:p>37.1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68">
            <text:p>21668</text:p>
          </table:table-cell>
          <table:table-cell office:value-type="string">
            <text:p>BSN</text:p>
          </table:table-cell>
          <table:table-cell office:value-type="string">
            <text:p>Nitrix - 360 tablets</text:p>
          </table:table-cell>
          <table:table-cell office:value-type="float" office:value="834266005048">
            <text:p>834266005048</text:p>
          </table:table-cell>
          <table:table-cell office:value-type="float" office:value="33">
            <text:p>33</text:p>
          </table:table-cell>
          <table:table-cell office:value-type="float" office:value="0.71">
            <text:p>0.71</text:p>
          </table:table-cell>
          <table:table-cell office:value-type="float" office:value="27.64">
            <text:p>27.6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401">
            <text:p>6401</text:p>
          </table:table-cell>
          <table:table-cell office:value-type="string">
            <text:p>BSN</text:p>
          </table:table-cell>
          <table:table-cell office:value-type="string">
            <text:p>Nitrix V2.0 90 Caps ()</text:p>
          </table:table-cell>
          <table:table-cell office:value-type="float" office:value="25.87">
            <text:p>25.8700</text:p>
          </table:table-cell>
          <table:table-cell office:value-type="float" office:value="25.872">
            <text:p>25.87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401">
            <text:p>6401</text:p>
          </table:table-cell>
          <table:table-cell office:value-type="string">
            <text:p>BSN</text:p>
          </table:table-cell>
          <table:table-cell office:value-type="string">
            <text:p>Nitrix 2.0 - 90 tablets</text:p>
          </table:table-cell>
          <table:table-cell office:value-type="float" office:value="834266005185">
            <text:p>834266005185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16.92">
            <text:p>16.9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043">
            <text:p>20043</text:p>
          </table:table-cell>
          <table:table-cell office:value-type="string">
            <text:p>BSN</text:p>
          </table:table-cell>
          <table:table-cell office:value-type="string">
            <text:p>No Xplode 3.0 1Kg (Fruit Punch)</text:p>
          </table:table-cell>
          <table:table-cell office:value-type="float" office:value="21.99">
            <text:p>21.9900</text:p>
          </table:table-cell>
          <table:table-cell office:value-type="float" office:value="27.503">
            <text:p>27.5030</text:p>
          </table:table-cell>
          <table:table-cell office:value-type="string">
            <text:p>V</text:p>
          </table:table-cell>
          <table:table-cell office:value-type="string">
            <text:p>ONLY 21.99</text:p>
          </table:table-cell>
          <table:table-cell/>
          <table:table-cell office:value-type="float" office:value="20043">
            <text:p>20043</text:p>
          </table:table-cell>
          <table:table-cell office:value-type="string">
            <text:p>BSN</text:p>
          </table:table-cell>
          <table:table-cell office:value-type="string">
            <text:p>NO Xplode 3.0, Fruit Punch - 1000g</text:p>
          </table:table-cell>
          <table:table-cell office:value-type="float" office:value="5060245604352">
            <text:p>5060245604352</text:p>
          </table:table-cell>
          <table:table-cell office:value-type="float" office:value="512">
            <text:p>512</text:p>
          </table:table-cell>
          <table:table-cell office:value-type="float" office:value="1.18">
            <text:p>1.18</text:p>
          </table:table-cell>
          <table:table-cell office:value-type="float" office:value="19.01">
            <text:p>19.0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045">
            <text:p>20045</text:p>
          </table:table-cell>
          <table:table-cell office:value-type="string">
            <text:p>BSN</text:p>
          </table:table-cell>
          <table:table-cell office:value-type="string">
            <text:p>No Xplode 3.0 1Kg (Green Apple)</text:p>
          </table:table-cell>
          <table:table-cell office:value-type="float" office:value="21.99">
            <text:p>21.9900</text:p>
          </table:table-cell>
          <table:table-cell office:value-type="float" office:value="27.503">
            <text:p>27.5030</text:p>
          </table:table-cell>
          <table:table-cell office:value-type="string">
            <text:p>V</text:p>
          </table:table-cell>
          <table:table-cell office:value-type="string">
            <text:p>ONLY 21.99</text:p>
          </table:table-cell>
          <table:table-cell/>
          <table:table-cell office:value-type="float" office:value="20045">
            <text:p>20045</text:p>
          </table:table-cell>
          <table:table-cell office:value-type="string">
            <text:p>BSN</text:p>
          </table:table-cell>
          <table:table-cell office:value-type="string">
            <text:p>NO Xplode 3.0, Green Apple - 1000g</text:p>
          </table:table-cell>
          <table:table-cell office:value-type="float" office:value="5060245604512">
            <text:p>5060245604512</text:p>
          </table:table-cell>
          <table:table-cell office:value-type="float" office:value="339">
            <text:p>339</text:p>
          </table:table-cell>
          <table:table-cell office:value-type="float" office:value="1.16">
            <text:p>1.16</text:p>
          </table:table-cell>
          <table:table-cell office:value-type="float" office:value="18.97">
            <text:p>18.9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042">
            <text:p>20042</text:p>
          </table:table-cell>
          <table:table-cell office:value-type="string">
            <text:p>BSN</text:p>
          </table:table-cell>
          <table:table-cell office:value-type="string">
            <text:p>No Xplode 3.0 1Kg (Raspberry)</text:p>
          </table:table-cell>
          <table:table-cell office:value-type="float" office:value="21.99">
            <text:p>21.9900</text:p>
          </table:table-cell>
          <table:table-cell office:value-type="float" office:value="27.503">
            <text:p>27.5030</text:p>
          </table:table-cell>
          <table:table-cell office:value-type="string">
            <text:p>V</text:p>
          </table:table-cell>
          <table:table-cell office:value-type="string">
            <text:p>ONLY 21.99</text:p>
          </table:table-cell>
          <table:table-cell/>
          <table:table-cell office:value-type="float" office:value="20042">
            <text:p>20042</text:p>
          </table:table-cell>
          <table:table-cell office:value-type="string">
            <text:p>BSN</text:p>
          </table:table-cell>
          <table:table-cell office:value-type="string">
            <text:p>NO Xplode 3.0, Blue Raz - 1000g</text:p>
          </table:table-cell>
          <table:table-cell office:value-type="float" office:value="5060245604468">
            <text:p>5060245604468</text:p>
          </table:table-cell>
          <table:table-cell office:value-type="float" office:value="292">
            <text:p>292</text:p>
          </table:table-cell>
          <table:table-cell office:value-type="float" office:value="1.18">
            <text:p>1.18</text:p>
          </table:table-cell>
          <table:table-cell office:value-type="float" office:value="18.86">
            <text:p>18.8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047">
            <text:p>20047</text:p>
          </table:table-cell>
          <table:table-cell office:value-type="string">
            <text:p>BSN</text:p>
          </table:table-cell>
          <table:table-cell office:value-type="string">
            <text:p>No Xplode 3.0 1Kg (Watermelon)</text:p>
          </table:table-cell>
          <table:table-cell office:value-type="float" office:value="21.99">
            <text:p>21.9900</text:p>
          </table:table-cell>
          <table:table-cell office:value-type="float" office:value="27.503">
            <text:p>27.5030</text:p>
          </table:table-cell>
          <table:table-cell office:value-type="string">
            <text:p>V</text:p>
          </table:table-cell>
          <table:table-cell office:value-type="string">
            <text:p>ONLY 21.99</text:p>
          </table:table-cell>
          <table:table-cell/>
          <table:table-cell office:value-type="float" office:value="20047">
            <text:p>20047</text:p>
          </table:table-cell>
          <table:table-cell office:value-type="string">
            <text:p>BSN</text:p>
          </table:table-cell>
          <table:table-cell office:value-type="string">
            <text:p>NO Xplode 3.0, Watermelon - 1000g</text:p>
          </table:table-cell>
          <table:table-cell office:value-type="float" office:value="5060245604413">
            <text:p>5060245604413</text:p>
          </table:table-cell>
          <table:table-cell office:value-type="float" office:value="354">
            <text:p>354</text:p>
          </table:table-cell>
          <table:table-cell office:value-type="float" office:value="1.15">
            <text:p>1.15</text:p>
          </table:table-cell>
          <table:table-cell office:value-type="float" office:value="19.04">
            <text:p>19.0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328">
            <text:p>3328</text:p>
          </table:table-cell>
          <table:table-cell office:value-type="string">
            <text:p>BSN</text:p>
          </table:table-cell>
          <table:table-cell office:value-type="string">
            <text:p>No Xplode V2 1100g (Fruit Punch)</text:p>
          </table:table-cell>
          <table:table-cell office:value-type="float" office:value="22.54">
            <text:p>22.5400</text:p>
          </table:table-cell>
          <table:table-cell office:value-type="float" office:value="25.053">
            <text:p>25.053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3328">
            <text:p>3328</text:p>
          </table:table-cell>
          <table:table-cell office:value-type="string">
            <text:p>BSN</text:p>
          </table:table-cell>
          <table:table-cell office:value-type="string">
            <text:p>NO-XPLODE 2.0, Advanced Strength, Fruit Punch - 1080g</text:p>
          </table:table-cell>
          <table:table-cell office:value-type="float" office:value="834266049301">
            <text:p>834266049301</text:p>
          </table:table-cell>
          <table:table-cell office:value-type="float" office:value="35">
            <text:p>35</text:p>
          </table:table-cell>
          <table:table-cell office:value-type="float" office:value="1.23">
            <text:p>1.23</text:p>
          </table:table-cell>
          <table:table-cell office:value-type="float" office:value="21.37">
            <text:p>21.37</text:p>
          </table:table-cell>
          <table:table-cell table:number-columns-repeated="1008"/>
        </table:table-row>
        <table:table-row table:style-name="ro1">
          <table:table-cell table:style-name="ce4" office:value-type="float" office:value="3533">
            <text:p>3533</text:p>
          </table:table-cell>
          <table:table-cell table:style-name="ce4" office:value-type="string">
            <text:p>3533 nieaktywne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No Xplode V2 1100g (Lemonade)</text:p>
          </table:table-cell>
          <table:table-cell table:style-name="ce9" office:value-type="float" office:value="22.54">
            <text:p>22.5400</text:p>
          </table:table-cell>
          <table:table-cell table:style-name="ce9" office:value-type="float" office:value="25.053">
            <text:p>25.0530</text:p>
          </table:table-cell>
          <table:table-cell table:style-name="ce4" office:value-type="string">
            <text:p>V</text:p>
          </table:table-cell>
          <table:table-cell table:style-name="ce4" office:value-type="string">
            <text:p>EXTRA 10% OFF</text:p>
          </table:table-cell>
          <table:table-cell/>
          <table:table-cell table:style-name="ce4" office:value-type="float" office:value="3533">
            <text:p>3533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NO-XPLODE 2.0, Advanced Strength, Lemonade - 108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.23">
            <text:p>1.23</text:p>
          </table:table-cell>
          <table:table-cell table:style-name="ce4" office:value-type="float" office:value="21.73">
            <text:p>21.73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3327">
            <text:p>3327</text:p>
          </table:table-cell>
          <table:table-cell office:value-type="string">
            <text:p>BSN</text:p>
          </table:table-cell>
          <table:table-cell office:value-type="string">
            <text:p>No Xplode V2 1100g (Watermelon)</text:p>
          </table:table-cell>
          <table:table-cell office:value-type="float" office:value="22.54">
            <text:p>22.5400</text:p>
          </table:table-cell>
          <table:table-cell office:value-type="float" office:value="25.053">
            <text:p>25.053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3327">
            <text:p>3327</text:p>
          </table:table-cell>
          <table:table-cell office:value-type="string">
            <text:p>BSN</text:p>
          </table:table-cell>
          <table:table-cell office:value-type="string">
            <text:p>NO-XPLODE 2.0, Advanced Strength, Watermelon - 1080g</text:p>
          </table:table-cell>
          <table:table-cell office:value-type="float" office:value="834266049264">
            <text:p>834266049264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  <table:table-cell office:value-type="float" office:value="21.73">
            <text:p>21.7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038">
            <text:p>20038</text:p>
          </table:table-cell>
          <table:table-cell office:value-type="string">
            <text:p>BSN</text:p>
          </table:table-cell>
          <table:table-cell office:value-type="string">
            <text:p>No Xplode V3 600g (Fruit Punch)</text:p>
          </table:table-cell>
          <table:table-cell office:value-type="float" office:value="14.89">
            <text:p>14.8900</text:p>
          </table:table-cell>
          <table:table-cell office:value-type="float" office:value="14.889">
            <text:p>14.88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038">
            <text:p>20038</text:p>
          </table:table-cell>
          <table:table-cell office:value-type="string">
            <text:p>BSN</text:p>
          </table:table-cell>
          <table:table-cell office:value-type="string">
            <text:p>NO Xplode 3.0, Fruit Punch - 600g</text:p>
          </table:table-cell>
          <table:table-cell office:value-type="float" office:value="5060245604925">
            <text:p>5060245604925</text:p>
          </table:table-cell>
          <table:table-cell office:value-type="float" office:value="744">
            <text:p>744</text:p>
          </table:table-cell>
          <table:table-cell office:value-type="float" office:value="0.76">
            <text:p>0.76</text:p>
          </table:table-cell>
          <table:table-cell office:value-type="float" office:value="12.59">
            <text:p>12.59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SN</text:p>
          </table:table-cell>
          <table:table-cell table:style-name="ce3" office:value-type="string">
            <text:p>Shaker 700 ml (Red/Black/Silver)</text:p>
          </table:table-cell>
          <table:table-cell table:style-name="ce8" office:value-type="float" office:value="2.09">
            <text:p>2.0900</text:p>
          </table:table-cell>
          <table:table-cell table:style-name="ce8" office:value-type="float" office:value="2.093">
            <text:p>2.0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string">
            <text:p>BSN</text:p>
          </table:table-cell>
          <table:table-cell office:value-type="string">
            <text:p>Syntha 6 1320g (Banana)</text:p>
          </table:table-cell>
          <table:table-cell office:value-type="float" office:value="20.15">
            <text:p>20.1500</text:p>
          </table:table-cell>
          <table:table-cell office:value-type="float" office:value="20.153">
            <text:p>20.15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BSN</text:p>
          </table:table-cell>
          <table:table-cell office:value-type="string">
            <text:p>Syntha 6, Banana - 1320g</text:p>
          </table:table-cell>
          <table:table-cell office:value-type="float" office:value="834266046355">
            <text:p>834266046355</text:p>
          </table:table-cell>
          <table:table-cell office:value-type="float" office:value="17">
            <text:p>17</text:p>
          </table:table-cell>
          <table:table-cell office:value-type="float" office:value="1.54">
            <text:p>1.54</text:p>
          </table:table-cell>
          <table:table-cell office:value-type="float" office:value="15.19">
            <text:p>15.19</text:p>
          </table:table-cell>
          <table:table-cell table:number-columns-repeated="1008"/>
        </table:table-row>
        <table:table-row table:style-name="ro1">
          <table:table-cell table:style-name="ce4" office:value-type="float" office:value="1007">
            <text:p>1007</text:p>
          </table:table-cell>
          <table:table-cell table:style-name="ce4" office:value-type="string">
            <text:p>1007 nieaktywne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Syntha 6 1320g (Caramel Latte)</text:p>
          </table:table-cell>
          <table:table-cell table:style-name="ce9" office:value-type="float" office:value="20.15">
            <text:p>20.1500</text:p>
          </table:table-cell>
          <table:table-cell table:style-name="ce9" office:value-type="float" office:value="20.153">
            <text:p>20.153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1007">
            <text:p>1007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Syntha 6, Caramel Latte - 132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.54">
            <text:p>1.54</text:p>
          </table:table-cell>
          <table:table-cell table:style-name="ce4" office:value-type="float" office:value="18.2">
            <text:p>18.2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1006">
            <text:p>1006</text:p>
          </table:table-cell>
          <table:table-cell table:style-name="ce4" office:value-type="string">
            <text:p>1006 nieaktywne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Syntha 6 1320g (Choc Mint)</text:p>
          </table:table-cell>
          <table:table-cell table:style-name="ce9" office:value-type="float" office:value="20.15">
            <text:p>20.1500</text:p>
          </table:table-cell>
          <table:table-cell table:style-name="ce9" office:value-type="float" office:value="20.153">
            <text:p>20.153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1006">
            <text:p>1006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Syntha 6, Chocolate Mint - 132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.54">
            <text:p>1.54</text:p>
          </table:table-cell>
          <table:table-cell table:style-name="ce4" office:value-type="float" office:value="13.97">
            <text:p>13.97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1005">
            <text:p>1005</text:p>
          </table:table-cell>
          <table:table-cell table:style-name="ce4" office:value-type="string">
            <text:p>1005 nieaktywne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Syntha 6 1320g (Chocolate Peanut)</text:p>
          </table:table-cell>
          <table:table-cell table:style-name="ce9" office:value-type="float" office:value="20.15">
            <text:p>20.1500</text:p>
          </table:table-cell>
          <table:table-cell table:style-name="ce9" office:value-type="float" office:value="20.153">
            <text:p>20.153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1005">
            <text:p>1005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Syntha 6, Chocolate Peanut Butter - 132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.54">
            <text:p>1.54</text:p>
          </table:table-cell>
          <table:table-cell table:style-name="ce4" office:value-type="float" office:value="14.77">
            <text:p>14.77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51">
            <text:p>51</text:p>
          </table:table-cell>
          <table:table-cell office:value-type="string">
            <text:p>BSN</text:p>
          </table:table-cell>
          <table:table-cell office:value-type="string">
            <text:p>Syntha 6 1320g (Chocolate)</text:p>
          </table:table-cell>
          <table:table-cell office:value-type="float" office:value="20.15">
            <text:p>20.1500</text:p>
          </table:table-cell>
          <table:table-cell office:value-type="float" office:value="20.153">
            <text:p>20.15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string">
            <text:p>BSN</text:p>
          </table:table-cell>
          <table:table-cell office:value-type="string">
            <text:p>Syntha 6, Chocolate Milkshake - 1320g</text:p>
          </table:table-cell>
          <table:table-cell office:value-type="float" office:value="834266046201">
            <text:p>834266046201</text:p>
          </table:table-cell>
          <table:table-cell office:value-type="float" office:value="71">
            <text:p>71</text:p>
          </table:table-cell>
          <table:table-cell office:value-type="float" office:value="1.54">
            <text:p>1.54</text:p>
          </table:table-cell>
          <table:table-cell office:value-type="float" office:value="16.03">
            <text:p>16.0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004">
            <text:p>1004</text:p>
          </table:table-cell>
          <table:table-cell office:value-type="string">
            <text:p>BSN</text:p>
          </table:table-cell>
          <table:table-cell office:value-type="string">
            <text:p>Syntha 6 1320g (Cookies And Cream)</text:p>
          </table:table-cell>
          <table:table-cell office:value-type="float" office:value="20.15">
            <text:p>20.1500</text:p>
          </table:table-cell>
          <table:table-cell office:value-type="float" office:value="20.153">
            <text:p>20.15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004">
            <text:p>1004</text:p>
          </table:table-cell>
          <table:table-cell office:value-type="string">
            <text:p>BSN</text:p>
          </table:table-cell>
          <table:table-cell office:value-type="string">
            <text:p>Syntha 6, Cookies &amp; Cream - 1320g</text:p>
          </table:table-cell>
          <table:table-cell office:value-type="float" office:value="834266046300">
            <text:p>834266046300</text:p>
          </table:table-cell>
          <table:table-cell office:value-type="float" office:value="21">
            <text:p>21</text:p>
          </table:table-cell>
          <table:table-cell office:value-type="float" office:value="1.54">
            <text:p>1.54</text:p>
          </table:table-cell>
          <table:table-cell office:value-type="float" office:value="15.56">
            <text:p>15.5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82">
            <text:p>882</text:p>
          </table:table-cell>
          <table:table-cell office:value-type="string">
            <text:p>BSN</text:p>
          </table:table-cell>
          <table:table-cell office:value-type="string">
            <text:p>Syntha 6 1320g (Strawberry)</text:p>
          </table:table-cell>
          <table:table-cell office:value-type="float" office:value="20.15">
            <text:p>20.1500</text:p>
          </table:table-cell>
          <table:table-cell office:value-type="float" office:value="20.153">
            <text:p>20.15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82">
            <text:p>882</text:p>
          </table:table-cell>
          <table:table-cell office:value-type="string">
            <text:p>BSN</text:p>
          </table:table-cell>
          <table:table-cell office:value-type="string">
            <text:p>Syntha 6, Strawberry Milkshake - 1320g</text:p>
          </table:table-cell>
          <table:table-cell office:value-type="float" office:value="834266046157">
            <text:p>834266046157</text:p>
          </table:table-cell>
          <table:table-cell office:value-type="float" office:value="44">
            <text:p>44</text:p>
          </table:table-cell>
          <table:table-cell office:value-type="float" office:value="1.54">
            <text:p>1.54</text:p>
          </table:table-cell>
          <table:table-cell office:value-type="float" office:value="15.41">
            <text:p>15.4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2">
            <text:p>52</text:p>
          </table:table-cell>
          <table:table-cell office:value-type="string">
            <text:p>BSN</text:p>
          </table:table-cell>
          <table:table-cell office:value-type="string">
            <text:p>Syntha 6 1320g (Vanilla)</text:p>
          </table:table-cell>
          <table:table-cell office:value-type="float" office:value="20.15">
            <text:p>20.1500</text:p>
          </table:table-cell>
          <table:table-cell office:value-type="float" office:value="20.153">
            <text:p>20.15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string">
            <text:p>BSN</text:p>
          </table:table-cell>
          <table:table-cell office:value-type="string">
            <text:p>Syntha 6, Vanilla - 1320g</text:p>
          </table:table-cell>
          <table:table-cell office:value-type="float" office:value="834266046102">
            <text:p>834266046102</text:p>
          </table:table-cell>
          <table:table-cell office:value-type="float" office:value="12">
            <text:p>12</text:p>
          </table:table-cell>
          <table:table-cell office:value-type="float" office:value="1.54">
            <text:p>1.54</text:p>
          </table:table-cell>
          <table:table-cell office:value-type="float" office:value="14.03">
            <text:p>14.0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872">
            <text:p>3872</text:p>
          </table:table-cell>
          <table:table-cell office:value-type="string">
            <text:p>BSN</text:p>
          </table:table-cell>
          <table:table-cell office:value-type="string">
            <text:p>Syntha 6 2270g (Banana)</text:p>
          </table:table-cell>
          <table:table-cell office:value-type="float" office:value="23.98">
            <text:p>23.9800</text:p>
          </table:table-cell>
          <table:table-cell office:value-type="float" office:value="31.346">
            <text:p>31.3460</text:p>
          </table:table-cell>
          <table:table-cell office:value-type="string">
            <text:p>V</text:p>
          </table:table-cell>
          <table:table-cell office:value-type="string">
            <text:p>ONLY 23.99 - Pallet Deals Available</text:p>
          </table:table-cell>
          <table:table-cell/>
          <table:table-cell office:value-type="float" office:value="3872">
            <text:p>3872</text:p>
          </table:table-cell>
          <table:table-cell office:value-type="string">
            <text:p>BSN</text:p>
          </table:table-cell>
          <table:table-cell office:value-type="string">
            <text:p>Syntha 6, Banana - 2290g</text:p>
          </table:table-cell>
          <table:table-cell office:value-type="float" office:value="834266047352">
            <text:p>834266047352</text:p>
          </table:table-cell>
          <table:table-cell office:value-type="float" office:value="108">
            <text:p>108</text:p>
          </table:table-cell>
          <table:table-cell office:value-type="float" office:value="2.64">
            <text:p>2.64</text:p>
          </table:table-cell>
          <table:table-cell office:value-type="float" office:value="24.17">
            <text:p>24.17</text:p>
          </table:table-cell>
          <table:table-cell table:number-columns-repeated="1008"/>
        </table:table-row>
        <table:table-row table:style-name="ro1">
          <table:table-cell table:style-name="ce4" office:value-type="float" office:value="6371">
            <text:p>6371</text:p>
          </table:table-cell>
          <table:table-cell table:style-name="ce4" office:value-type="string">
            <text:p>6371 nieaktywne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Syntha 6 2270g (Choc Cake Batter)</text:p>
          </table:table-cell>
          <table:table-cell table:style-name="ce9" office:value-type="float" office:value="23.98">
            <text:p>23.9800</text:p>
          </table:table-cell>
          <table:table-cell table:style-name="ce9" office:value-type="float" office:value="31.346">
            <text:p>31.3460</text:p>
          </table:table-cell>
          <table:table-cell table:style-name="ce4" office:value-type="string">
            <text:p>V</text:p>
          </table:table-cell>
          <table:table-cell table:style-name="ce4" office:value-type="string">
            <text:p>ONLY 23.99 - Pallet Deals Available</text:p>
          </table:table-cell>
          <table:table-cell/>
          <table:table-cell table:style-name="ce4" office:value-type="float" office:value="6371">
            <text:p>6371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Syntha 6, Chocolate Cake Batter - 229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2.64">
            <text:p>2.64</text:p>
          </table:table-cell>
          <table:table-cell table:style-name="ce4" office:value-type="float" office:value="24.8">
            <text:p>24.8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1225">
            <text:p>1225</text:p>
          </table:table-cell>
          <table:table-cell office:value-type="string">
            <text:p>BSN</text:p>
          </table:table-cell>
          <table:table-cell office:value-type="string">
            <text:p>Syntha 6 2270g (Chocolate)</text:p>
          </table:table-cell>
          <table:table-cell office:value-type="float" office:value="23.98">
            <text:p>23.9800</text:p>
          </table:table-cell>
          <table:table-cell office:value-type="float" office:value="31.346">
            <text:p>31.3460</text:p>
          </table:table-cell>
          <table:table-cell office:value-type="string">
            <text:p>V</text:p>
          </table:table-cell>
          <table:table-cell office:value-type="string">
            <text:p>ONLY 23.99 - Pallet Deals Available</text:p>
          </table:table-cell>
          <table:table-cell/>
          <table:table-cell office:value-type="float" office:value="1225">
            <text:p>1225</text:p>
          </table:table-cell>
          <table:table-cell office:value-type="string">
            <text:p>BSN</text:p>
          </table:table-cell>
          <table:table-cell office:value-type="string">
            <text:p>Syntha 6, Chocolate Milkshake - 2270g</text:p>
          </table:table-cell>
          <table:table-cell office:value-type="float" office:value="834266047208">
            <text:p>834266047208</text:p>
          </table:table-cell>
          <table:table-cell office:value-type="float" office:value="188">
            <text:p>188</text:p>
          </table:table-cell>
          <table:table-cell office:value-type="float" office:value="2.62">
            <text:p>2.62</text:p>
          </table:table-cell>
          <table:table-cell office:value-type="float" office:value="24.21">
            <text:p>24.2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801">
            <text:p>1801</text:p>
          </table:table-cell>
          <table:table-cell office:value-type="string">
            <text:p>BSN</text:p>
          </table:table-cell>
          <table:table-cell office:value-type="string">
            <text:p>Syntha 6 2270g (Cookies And Cream)</text:p>
          </table:table-cell>
          <table:table-cell office:value-type="float" office:value="23.98">
            <text:p>23.9800</text:p>
          </table:table-cell>
          <table:table-cell office:value-type="float" office:value="31.346">
            <text:p>31.3460</text:p>
          </table:table-cell>
          <table:table-cell office:value-type="string">
            <text:p>V</text:p>
          </table:table-cell>
          <table:table-cell office:value-type="string">
            <text:p>ONLY 23.99 - Pallet Deals Available</text:p>
          </table:table-cell>
          <table:table-cell/>
          <table:table-cell office:value-type="float" office:value="1801">
            <text:p>1801</text:p>
          </table:table-cell>
          <table:table-cell office:value-type="string">
            <text:p>BSN</text:p>
          </table:table-cell>
          <table:table-cell office:value-type="string">
            <text:p>Syntha 6, Cookies &amp; Cream - 2270g</text:p>
          </table:table-cell>
          <table:table-cell office:value-type="float" office:value="834266047307">
            <text:p>834266047307</text:p>
          </table:table-cell>
          <table:table-cell office:value-type="float" office:value="119">
            <text:p>119</text:p>
          </table:table-cell>
          <table:table-cell office:value-type="float" office:value="2.62">
            <text:p>2.62</text:p>
          </table:table-cell>
          <table:table-cell office:value-type="float" office:value="23.92">
            <text:p>23.92</text:p>
          </table:table-cell>
          <table:table-cell table:number-columns-repeated="1008"/>
        </table:table-row>
        <table:table-row table:style-name="ro1">
          <table:table-cell table:style-name="ce4" office:value-type="float" office:value="1505">
            <text:p>1505</text:p>
          </table:table-cell>
          <table:table-cell table:style-name="ce4" office:value-type="string">
            <text:p>1505 nieaktywne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Syntha 6 2270g (Peanut Butter)</text:p>
          </table:table-cell>
          <table:table-cell table:style-name="ce9" office:value-type="float" office:value="23.98">
            <text:p>23.9800</text:p>
          </table:table-cell>
          <table:table-cell table:style-name="ce9" office:value-type="float" office:value="31.346">
            <text:p>31.3460</text:p>
          </table:table-cell>
          <table:table-cell table:style-name="ce4" office:value-type="string">
            <text:p>V</text:p>
          </table:table-cell>
          <table:table-cell table:style-name="ce4" office:value-type="string">
            <text:p>ONLY 23.99 - Pallet Deals Available</text:p>
          </table:table-cell>
          <table:table-cell/>
          <table:table-cell table:style-name="ce4" office:value-type="float" office:value="1505">
            <text:p>1505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Syntha 6, Chocolate Peanut Butter - 227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5.05">
            <text:p>25.05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1224">
            <text:p>1224</text:p>
          </table:table-cell>
          <table:table-cell office:value-type="string">
            <text:p>BSN</text:p>
          </table:table-cell>
          <table:table-cell office:value-type="string">
            <text:p>Syntha 6 2270g (Strawberry)</text:p>
          </table:table-cell>
          <table:table-cell office:value-type="float" office:value="23.98">
            <text:p>23.9800</text:p>
          </table:table-cell>
          <table:table-cell office:value-type="float" office:value="31.346">
            <text:p>31.3460</text:p>
          </table:table-cell>
          <table:table-cell office:value-type="string">
            <text:p>V</text:p>
          </table:table-cell>
          <table:table-cell office:value-type="string">
            <text:p>ONLY 23.99 - Pallet Deals Available</text:p>
          </table:table-cell>
          <table:table-cell/>
          <table:table-cell office:value-type="float" office:value="1224">
            <text:p>1224</text:p>
          </table:table-cell>
          <table:table-cell office:value-type="string">
            <text:p>BSN</text:p>
          </table:table-cell>
          <table:table-cell office:value-type="string">
            <text:p>Syntha 6, Strawberry Milk Shake - 2270g</text:p>
          </table:table-cell>
          <table:table-cell office:value-type="float" office:value="834266007158">
            <text:p>834266007158</text:p>
          </table:table-cell>
          <table:table-cell office:value-type="float" office:value="143">
            <text:p>143</text:p>
          </table:table-cell>
          <table:table-cell office:value-type="float" office:value="2.63">
            <text:p>2.63</text:p>
          </table:table-cell>
          <table:table-cell office:value-type="float" office:value="24.15">
            <text:p>24.1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23">
            <text:p>1223</text:p>
          </table:table-cell>
          <table:table-cell office:value-type="string">
            <text:p>BSN</text:p>
          </table:table-cell>
          <table:table-cell office:value-type="string">
            <text:p>Syntha 6 2270g (Vanilla)</text:p>
          </table:table-cell>
          <table:table-cell office:value-type="float" office:value="23.98">
            <text:p>23.9800</text:p>
          </table:table-cell>
          <table:table-cell office:value-type="float" office:value="31.346">
            <text:p>31.3460</text:p>
          </table:table-cell>
          <table:table-cell office:value-type="string">
            <text:p>V</text:p>
          </table:table-cell>
          <table:table-cell office:value-type="string">
            <text:p>ONLY 23.99 - Pallet Deals Available</text:p>
          </table:table-cell>
          <table:table-cell/>
          <table:table-cell office:value-type="float" office:value="1223">
            <text:p>1223</text:p>
          </table:table-cell>
          <table:table-cell office:value-type="string">
            <text:p>BSN</text:p>
          </table:table-cell>
          <table:table-cell office:value-type="string">
            <text:p>Syntha 6, Vanilla Ice Cream - 2270g</text:p>
          </table:table-cell>
          <table:table-cell office:value-type="float" office:value="834266047109">
            <text:p>834266047109</text:p>
          </table:table-cell>
          <table:table-cell office:value-type="float" office:value="0">
            <text:p>0</text:p>
          </table:table-cell>
          <table:table-cell office:value-type="float" office:value="2.62">
            <text:p>2.62</text:p>
          </table:table-cell>
          <table:table-cell office:value-type="float" office:value="24.68">
            <text:p>24.68</text:p>
          </table:table-cell>
          <table:table-cell table:number-columns-repeated="1008"/>
        </table:table-row>
        <table:table-row table:style-name="ro1">
          <table:table-cell table:style-name="ce4" office:value-type="float" office:value="6529">
            <text:p>6529</text:p>
          </table:table-cell>
          <table:table-cell table:style-name="ce4" office:value-type="string">
            <text:p>6529 nieaktywne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Syntha 6 4.5Kg (Chocolate)</text:p>
          </table:table-cell>
          <table:table-cell table:style-name="ce9" office:value-type="float" office:value="58.62">
            <text:p>58.6200</text:p>
          </table:table-cell>
          <table:table-cell table:style-name="ce9" office:value-type="float" office:value="58.618">
            <text:p>58.618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529">
            <text:p>6529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Syntha 6, Chocolate Milkshake - 4560g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2.17">
            <text:p>52.17</text:p>
          </table:table-cell>
          <table:table-cell table:style-name="ce4" table:number-columns-repeated="1008"/>
        </table:table-row>
        <table:table-row table:style-name="ro1">
          <table:table-cell table:style-name="ce5" office:value-type="float" office:value="6529">
            <text:p>6529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BSN</text:p>
          </table:table-cell>
          <table:table-cell table:style-name="ce5" office:value-type="string">
            <text:p>Syntha 6 4.5Kg (Strawberry)</text:p>
          </table:table-cell>
          <table:table-cell table:style-name="ce10" office:value-type="float" office:value="58.62">
            <text:p>58.6200</text:p>
          </table:table-cell>
          <table:table-cell table:style-name="ce10" office:value-type="float" office:value="58.618">
            <text:p>58.618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6529">
            <text:p>6529</text:p>
          </table:table-cell>
          <table:table-cell table:style-name="ce5" office:value-type="string">
            <text:p>BSN</text:p>
          </table:table-cell>
          <table:table-cell table:style-name="ce5" office:value-type="string">
            <text:p>Syntha 6, Chocolate Milkshake - 4560g</text:p>
          </table:table-cell>
          <table:table-cell table:style-name="ce5"/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52.17">
            <text:p>52.17</text:p>
          </table:table-cell>
          <table:table-cell table:style-name="ce5" table:number-columns-repeated="1008"/>
        </table:table-row>
        <table:table-row table:style-name="ro1">
          <table:table-cell table:style-name="ce4" office:value-type="float" office:value="6528">
            <text:p>6528</text:p>
          </table:table-cell>
          <table:table-cell table:style-name="ce4" office:value-type="string">
            <text:p>6528 nieaktywne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Syntha 6 4.5Kg (Vanilla)</text:p>
          </table:table-cell>
          <table:table-cell table:style-name="ce9" office:value-type="float" office:value="58.62">
            <text:p>58.6200</text:p>
          </table:table-cell>
          <table:table-cell table:style-name="ce9" office:value-type="float" office:value="58.618">
            <text:p>58.618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528">
            <text:p>6528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Syntha 6, Vanilla Ice Cream - 4560g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2.17">
            <text:p>52.17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21669">
            <text:p>21669</text:p>
          </table:table-cell>
          <table:table-cell office:value-type="string">
            <text:p>BSN</text:p>
          </table:table-cell>
          <table:table-cell office:value-type="string">
            <text:p>Syntha 6 Bar 12 Bars (Brownie)</text:p>
          </table:table-cell>
          <table:table-cell office:value-type="float" office:value="21.78">
            <text:p>21.7800</text:p>
          </table:table-cell>
          <table:table-cell office:value-type="float" office:value="21.777">
            <text:p>21.77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69">
            <text:p>21669</text:p>
          </table:table-cell>
          <table:table-cell office:value-type="string">
            <text:p>BSN</text:p>
          </table:table-cell>
          <table:table-cell office:value-type="string">
            <text:p>Syntha-6 Bars, Chocolate Brownie - 12 x 90g</text:p>
          </table:table-cell>
          <table:table-cell office:value-type="float" office:value="5060245603348">
            <text:p>5060245603348</text:p>
          </table:table-cell>
          <table:table-cell office:value-type="float" office:value="21">
            <text:p>21</text:p>
          </table:table-cell>
          <table:table-cell office:value-type="float" office:value="1.28">
            <text:p>1.28</text:p>
          </table:table-cell>
          <table:table-cell office:value-type="float" office:value="17.28">
            <text:p>17.2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70">
            <text:p>21670</text:p>
          </table:table-cell>
          <table:table-cell office:value-type="string">
            <text:p>BSN</text:p>
          </table:table-cell>
          <table:table-cell office:value-type="string">
            <text:p>Syntha 6 Bar 12 Bars (Cookies)</text:p>
          </table:table-cell>
          <table:table-cell office:value-type="float" office:value="21.78">
            <text:p>21.7800</text:p>
          </table:table-cell>
          <table:table-cell office:value-type="float" office:value="21.777">
            <text:p>21.77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70">
            <text:p>21670</text:p>
          </table:table-cell>
          <table:table-cell office:value-type="string">
            <text:p>BSN</text:p>
          </table:table-cell>
          <table:table-cell office:value-type="string">
            <text:p>Syntha-6 Bars, Cookies &amp; Cream - 12 x 90g</text:p>
          </table:table-cell>
          <table:table-cell office:value-type="float" office:value="5060245603362">
            <text:p>5060245603362</text:p>
          </table:table-cell>
          <table:table-cell office:value-type="float" office:value="16">
            <text:p>16</text:p>
          </table:table-cell>
          <table:table-cell office:value-type="float" office:value="1.18">
            <text:p>1.18</text:p>
          </table:table-cell>
          <table:table-cell office:value-type="float" office:value="17.28">
            <text:p>17.2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701">
            <text:p>21701</text:p>
          </table:table-cell>
          <table:table-cell office:value-type="string">
            <text:p>BSN</text:p>
          </table:table-cell>
          <table:table-cell office:value-type="string">
            <text:p>Syntha 6 Bar 12 Bars (Rocky Road)</text:p>
          </table:table-cell>
          <table:table-cell office:value-type="float" office:value="21.78">
            <text:p>21.7800</text:p>
          </table:table-cell>
          <table:table-cell office:value-type="float" office:value="21.777">
            <text:p>21.77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701">
            <text:p>21701</text:p>
          </table:table-cell>
          <table:table-cell office:value-type="string">
            <text:p>BSN</text:p>
          </table:table-cell>
          <table:table-cell office:value-type="string">
            <text:p>Syntha-6 Bars, Rocky Road - 12 x 90g</text:p>
          </table:table-cell>
          <table:table-cell office:value-type="float" office:value="5060245603355">
            <text:p>5060245603355</text:p>
          </table:table-cell>
          <table:table-cell office:value-type="float" office:value="28">
            <text:p>28</text:p>
          </table:table-cell>
          <table:table-cell office:value-type="float" office:value="1.2">
            <text:p>1.2</text:p>
          </table:table-cell>
          <table:table-cell office:value-type="float" office:value="17.28">
            <text:p>17.28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SN</text:p>
          </table:table-cell>
          <table:table-cell table:style-name="ce3" office:value-type="string">
            <text:p>T Shirt Strong Red (Extra Large)</text:p>
          </table:table-cell>
          <table:table-cell table:number-columns-repeated="2" table:style-name="ce8" office:value-type="float" office:value="3.99">
            <text:p>3.9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9822">
            <text:p>9822</text:p>
          </table:table-cell>
          <table:table-cell office:value-type="string">
            <text:p>BSN</text:p>
          </table:table-cell>
          <table:table-cell office:value-type="string">
            <text:p>True Mass 1200 4.8Kg (Chocolate)</text:p>
          </table:table-cell>
          <table:table-cell office:value-type="float" office:value="31.56">
            <text:p>31.5600</text:p>
          </table:table-cell>
          <table:table-cell office:value-type="float" office:value="31.563">
            <text:p>31.56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822">
            <text:p>9822</text:p>
          </table:table-cell>
          <table:table-cell office:value-type="string">
            <text:p>BSN</text:p>
          </table:table-cell>
          <table:table-cell office:value-type="string">
            <text:p>True Mass 1200, Chocolate Milkshake - 4800g</text:p>
          </table:table-cell>
          <table:table-cell office:value-type="float" office:value="5060245603539">
            <text:p>5060245603539</text:p>
          </table:table-cell>
          <table:table-cell office:value-type="float" office:value="69">
            <text:p>69</text:p>
          </table:table-cell>
          <table:table-cell office:value-type="float" office:value="4.88">
            <text:p>4.88</text:p>
          </table:table-cell>
          <table:table-cell office:value-type="float" office:value="25.01">
            <text:p>25.0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066">
            <text:p>21066</text:p>
          </table:table-cell>
          <table:table-cell office:value-type="string">
            <text:p>BSN</text:p>
          </table:table-cell>
          <table:table-cell office:value-type="string">
            <text:p>True Mass 1200 4.8Kg (Strawberry)</text:p>
          </table:table-cell>
          <table:table-cell office:value-type="float" office:value="31.56">
            <text:p>31.5600</text:p>
          </table:table-cell>
          <table:table-cell office:value-type="float" office:value="31.563">
            <text:p>31.56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066">
            <text:p>21066</text:p>
          </table:table-cell>
          <table:table-cell office:value-type="string">
            <text:p>BSN</text:p>
          </table:table-cell>
          <table:table-cell office:value-type="string">
            <text:p>True Mass 1200, Strawberry Milkshake - 4730g</text:p>
          </table:table-cell>
          <table:table-cell office:value-type="float" office:value="5060245603546">
            <text:p>5060245603546</text:p>
          </table:table-cell>
          <table:table-cell office:value-type="float" office:value="22">
            <text:p>22</text:p>
          </table:table-cell>
          <table:table-cell office:value-type="float" office:value="4.82">
            <text:p>4.82</text:p>
          </table:table-cell>
          <table:table-cell office:value-type="float" office:value="26.42">
            <text:p>26.4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26">
            <text:p>726</text:p>
          </table:table-cell>
          <table:table-cell office:value-type="string">
            <text:p>BSN</text:p>
          </table:table-cell>
          <table:table-cell office:value-type="string">
            <text:p>True Mass 2610g (Banana)</text:p>
          </table:table-cell>
          <table:table-cell office:value-type="float" office:value="19.99">
            <text:p>19.9900</text:p>
          </table:table-cell>
          <table:table-cell office:value-type="float" office:value="30.478">
            <text:p>30.4780</text:p>
          </table:table-cell>
          <table:table-cell office:value-type="string">
            <text:p>V</text:p>
          </table:table-cell>
          <table:table-cell office:value-type="string">
            <text:p>ONLY 19.99 EACH</text:p>
          </table:table-cell>
          <table:table-cell/>
          <table:table-cell office:value-type="float" office:value="726">
            <text:p>726</text:p>
          </table:table-cell>
          <table:table-cell office:value-type="string">
            <text:p>BSN</text:p>
          </table:table-cell>
          <table:table-cell office:value-type="string">
            <text:p>True Mass, Banana - 2640g</text:p>
          </table:table-cell>
          <table:table-cell office:value-type="float" office:value="834266046706">
            <text:p>834266046706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15.33">
            <text:p>15.3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string">
            <text:p>BSN</text:p>
          </table:table-cell>
          <table:table-cell office:value-type="string">
            <text:p>True Mass 2610g (Chocolate)</text:p>
          </table:table-cell>
          <table:table-cell office:value-type="float" office:value="19.99">
            <text:p>19.9900</text:p>
          </table:table-cell>
          <table:table-cell office:value-type="float" office:value="30.478">
            <text:p>30.4780</text:p>
          </table:table-cell>
          <table:table-cell office:value-type="string">
            <text:p>V</text:p>
          </table:table-cell>
          <table:table-cell office:value-type="string">
            <text:p>ONLY 19.99 EACH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BSN</text:p>
          </table:table-cell>
          <table:table-cell office:value-type="string">
            <text:p>True Mass, Chocolate Milk Shake - 2610g</text:p>
          </table:table-cell>
          <table:table-cell office:value-type="float" office:value="834266046553">
            <text:p>834266046553</text:p>
          </table:table-cell>
          <table:table-cell office:value-type="float" office:value="106">
            <text:p>106</text:p>
          </table:table-cell>
          <table:table-cell office:value-type="float" office:value="2.99">
            <text:p>2.99</text:p>
          </table:table-cell>
          <table:table-cell office:value-type="float" office:value="18.39">
            <text:p>18.3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1">
            <text:p>41</text:p>
          </table:table-cell>
          <table:table-cell office:value-type="string">
            <text:p>BSN</text:p>
          </table:table-cell>
          <table:table-cell office:value-type="string">
            <text:p>True Mass 2610g (Cookies And Cream)</text:p>
          </table:table-cell>
          <table:table-cell office:value-type="float" office:value="19.99">
            <text:p>19.9900</text:p>
          </table:table-cell>
          <table:table-cell office:value-type="float" office:value="30.478">
            <text:p>30.4780</text:p>
          </table:table-cell>
          <table:table-cell office:value-type="string">
            <text:p>V</text:p>
          </table:table-cell>
          <table:table-cell office:value-type="string">
            <text:p>ONLY 19.99 EACH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BSN</text:p>
          </table:table-cell>
          <table:table-cell office:value-type="string">
            <text:p>True Mass, Cookies &amp; Cream - 2610g</text:p>
          </table:table-cell>
          <table:table-cell office:value-type="float" office:value="834266046652">
            <text:p>834266046652</text:p>
          </table:table-cell>
          <table:table-cell office:value-type="float" office:value="51">
            <text:p>51</text:p>
          </table:table-cell>
          <table:table-cell office:value-type="float" office:value="2.99">
            <text:p>2.99</text:p>
          </table:table-cell>
          <table:table-cell office:value-type="float" office:value="20.53">
            <text:p>20.5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99">
            <text:p>399</text:p>
          </table:table-cell>
          <table:table-cell office:value-type="string">
            <text:p>BSN</text:p>
          </table:table-cell>
          <table:table-cell office:value-type="string">
            <text:p>True Mass 2610g (Strawberry)</text:p>
          </table:table-cell>
          <table:table-cell office:value-type="float" office:value="19.99">
            <text:p>19.9900</text:p>
          </table:table-cell>
          <table:table-cell office:value-type="float" office:value="30.478">
            <text:p>30.4780</text:p>
          </table:table-cell>
          <table:table-cell office:value-type="string">
            <text:p>V</text:p>
          </table:table-cell>
          <table:table-cell office:value-type="string">
            <text:p>ONLY 19.99 EACH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BSN</text:p>
          </table:table-cell>
          <table:table-cell office:value-type="string">
            <text:p>True Mass, Strawberry Milk Shake - 2640g</text:p>
          </table:table-cell>
          <table:table-cell office:value-type="float" office:value="834266046508">
            <text:p>834266046508</text:p>
          </table:table-cell>
          <table:table-cell office:value-type="float" office:value="82">
            <text:p>82</text:p>
          </table:table-cell>
          <table:table-cell office:value-type="float" office:value="3.06">
            <text:p>3.06</text:p>
          </table:table-cell>
          <table:table-cell office:value-type="float" office:value="11.11">
            <text:p>11.1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2">
            <text:p>42</text:p>
          </table:table-cell>
          <table:table-cell office:value-type="string">
            <text:p>BSN</text:p>
          </table:table-cell>
          <table:table-cell office:value-type="string">
            <text:p>True Mass 2610g (Vanilla)</text:p>
          </table:table-cell>
          <table:table-cell office:value-type="float" office:value="19.99">
            <text:p>19.9900</text:p>
          </table:table-cell>
          <table:table-cell office:value-type="float" office:value="30.478">
            <text:p>30.4780</text:p>
          </table:table-cell>
          <table:table-cell office:value-type="string">
            <text:p>V</text:p>
          </table:table-cell>
          <table:table-cell office:value-type="string">
            <text:p>ONLY 19.99 EACH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BSN</text:p>
          </table:table-cell>
          <table:table-cell office:value-type="string">
            <text:p>True Mass, Vanilla Ice Cream - 2640g</text:p>
          </table:table-cell>
          <table:table-cell office:value-type="float" office:value="834266046607">
            <text:p>834266046607</text:p>
          </table:table-cell>
          <table:table-cell office:value-type="float" office:value="20">
            <text:p>20</text:p>
          </table:table-cell>
          <table:table-cell office:value-type="float" office:value="3.02">
            <text:p>3.02</text:p>
          </table:table-cell>
          <table:table-cell office:value-type="float" office:value="20.63">
            <text:p>20.63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SN</text:p>
          </table:table-cell>
          <table:table-cell table:style-name="ce3" office:value-type="string">
            <text:p>Xplode Promo Poster Pack Full Kit ()</text:p>
          </table:table-cell>
          <table:table-cell table:style-name="ce8" office:value-type="float" office:value="14.99">
            <text:p>14.9900</text:p>
          </table:table-cell>
          <table:table-cell table:style-name="ce8" office:value-type="float" office:value="14.989">
            <text:p>14.98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uff Bake</text:p>
          </table:table-cell>
          <table:table-cell table:style-name="ce3" office:value-type="string">
            <text:p>Almond Butter 340g (Coffee Bean)</text:p>
          </table:table-cell>
          <table:table-cell table:style-name="ce8" office:value-type="float" office:value="5.99">
            <text:p>5.9900</text:p>
          </table:table-cell>
          <table:table-cell table:style-name="ce8" office:value-type="float" office:value="5.994">
            <text:p>5.994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uff Bake</text:p>
          </table:table-cell>
          <table:table-cell table:style-name="ce3" office:value-type="string">
            <text:p>Almond Butter 340g (Cookie)</text:p>
          </table:table-cell>
          <table:table-cell table:style-name="ce8" office:value-type="float" office:value="5.99">
            <text:p>5.9900</text:p>
          </table:table-cell>
          <table:table-cell table:style-name="ce8" office:value-type="float" office:value="5.994">
            <text:p>5.994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uff Bake</text:p>
          </table:table-cell>
          <table:table-cell table:style-name="ce3" office:value-type="string">
            <text:p>Almond Butter 340g (SnickerDoodle)</text:p>
          </table:table-cell>
          <table:table-cell table:style-name="ce8" office:value-type="float" office:value="5.99">
            <text:p>5.9900</text:p>
          </table:table-cell>
          <table:table-cell table:style-name="ce8" office:value-type="float" office:value="5.994">
            <text:p>5.994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uff Bake</text:p>
          </table:table-cell>
          <table:table-cell table:style-name="ce3" office:value-type="string">
            <text:p>Peanut Butter 340g (Chocolate Chip)</text:p>
          </table:table-cell>
          <table:table-cell table:number-columns-repeated="2" table:style-name="ce8" office:value-type="float" office:value="5.13">
            <text:p>5.13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uff Bake</text:p>
          </table:table-cell>
          <table:table-cell table:style-name="ce3" office:value-type="string">
            <text:p>Peanut Butter 340g (Cinamon Raisin)</text:p>
          </table:table-cell>
          <table:table-cell table:number-columns-repeated="2" table:style-name="ce8" office:value-type="float" office:value="5.13">
            <text:p>5.13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uff Bake</text:p>
          </table:table-cell>
          <table:table-cell table:style-name="ce3" office:value-type="string">
            <text:p>Peanut Butter 340g (Cranberry Coconut)</text:p>
          </table:table-cell>
          <table:table-cell table:number-columns-repeated="2" table:style-name="ce8" office:value-type="float" office:value="5.13">
            <text:p>5.13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Buff Bake</text:p>
          </table:table-cell>
          <table:table-cell table:style-name="ce3" office:value-type="string">
            <text:p>Peanut Butter 340g (White Chocolate)</text:p>
          </table:table-cell>
          <table:table-cell table:number-columns-repeated="2" table:style-name="ce8" office:value-type="float" office:value="5.13">
            <text:p>5.13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4022">
            <text:p>4022</text:p>
          </table:table-cell>
          <table:table-cell office:value-type="string">
            <text:p>Cellucor</text:p>
          </table:table-cell>
          <table:table-cell office:value-type="string">
            <text:p>C4 Pre Workout 180g 30 Servings (Blue Rasberry)</text:p>
          </table:table-cell>
          <table:table-cell office:value-type="float" office:value="13.79">
            <text:p>13.7900</text:p>
          </table:table-cell>
          <table:table-cell office:value-type="float" office:value="13.794">
            <text:p>13.79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022">
            <text:p>4022</text:p>
          </table:table-cell>
          <table:table-cell office:value-type="string">
            <text:p>Cellucor</text:p>
          </table:table-cell>
          <table:table-cell office:value-type="string">
            <text:p>C4 Extreme, Icy Blue Razz - 174g</text:p>
          </table:table-cell>
          <table:table-cell office:value-type="float" office:value="632964312006">
            <text:p>632964312006</text:p>
          </table:table-cell>
          <table:table-cell office:value-type="float" office:value="130">
            <text:p>130</text:p>
          </table:table-cell>
          <table:table-cell office:value-type="float" office:value="0.28">
            <text:p>0.28</text:p>
          </table:table-cell>
          <table:table-cell office:value-type="float" office:value="9.23">
            <text:p>9.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859">
            <text:p>3859</text:p>
          </table:table-cell>
          <table:table-cell office:value-type="string">
            <text:p>Cellucor</text:p>
          </table:table-cell>
          <table:table-cell office:value-type="string">
            <text:p>C4 Pre Workout 180g 30 Servings (Fruit Punch)</text:p>
          </table:table-cell>
          <table:table-cell office:value-type="float" office:value="13.79">
            <text:p>13.7900</text:p>
          </table:table-cell>
          <table:table-cell office:value-type="float" office:value="13.794">
            <text:p>13.79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859">
            <text:p>3859</text:p>
          </table:table-cell>
          <table:table-cell office:value-type="string">
            <text:p>Cellucor</text:p>
          </table:table-cell>
          <table:table-cell office:value-type="string">
            <text:p>C4 Extreme, Fruit Punch - 180g</text:p>
          </table:table-cell>
          <table:table-cell office:value-type="float" office:value="632964312013">
            <text:p>632964312013</text:p>
          </table:table-cell>
          <table:table-cell office:value-type="float" office:value="110">
            <text:p>110</text:p>
          </table:table-cell>
          <table:table-cell office:value-type="float" office:value="0.28">
            <text:p>0.28</text:p>
          </table:table-cell>
          <table:table-cell office:value-type="float" office:value="9.23">
            <text:p>9.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808">
            <text:p>8808</text:p>
          </table:table-cell>
          <table:table-cell office:value-type="string">
            <text:p>Cellucor</text:p>
          </table:table-cell>
          <table:table-cell office:value-type="string">
            <text:p>C4 Pre Workout 180g 30 Servings (Green Apple)</text:p>
          </table:table-cell>
          <table:table-cell office:value-type="float" office:value="13.79">
            <text:p>13.7900</text:p>
          </table:table-cell>
          <table:table-cell office:value-type="float" office:value="13.794">
            <text:p>13.79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808">
            <text:p>8808</text:p>
          </table:table-cell>
          <table:table-cell office:value-type="string">
            <text:p>Cellucor</text:p>
          </table:table-cell>
          <table:table-cell office:value-type="string">
            <text:p>C4 Extreme, Green Apple - 165g</text:p>
          </table:table-cell>
          <table:table-cell office:value-type="float" office:value="632964312303">
            <text:p>632964312303</text:p>
          </table:table-cell>
          <table:table-cell office:value-type="float" office:value="209">
            <text:p>209</text:p>
          </table:table-cell>
          <table:table-cell office:value-type="float" office:value="0.27">
            <text:p>0.27</text:p>
          </table:table-cell>
          <table:table-cell office:value-type="float" office:value="9.23">
            <text:p>9.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860">
            <text:p>3860</text:p>
          </table:table-cell>
          <table:table-cell office:value-type="string">
            <text:p>Cellucor</text:p>
          </table:table-cell>
          <table:table-cell office:value-type="string">
            <text:p>C4 Pre Workout 180g 30 Servings (Orange)</text:p>
          </table:table-cell>
          <table:table-cell office:value-type="float" office:value="13.79">
            <text:p>13.7900</text:p>
          </table:table-cell>
          <table:table-cell office:value-type="float" office:value="13.794">
            <text:p>13.79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860">
            <text:p>3860</text:p>
          </table:table-cell>
          <table:table-cell office:value-type="string">
            <text:p>Cellucor</text:p>
          </table:table-cell>
          <table:table-cell office:value-type="string">
            <text:p>C4 Extreme, Orange - 159g</text:p>
          </table:table-cell>
          <table:table-cell office:value-type="float" office:value="632964312020">
            <text:p>632964312020</text:p>
          </table:table-cell>
          <table:table-cell office:value-type="float" office:value="177">
            <text:p>177</text:p>
          </table:table-cell>
          <table:table-cell office:value-type="float" office:value="0.255">
            <text:p>0.255</text:p>
          </table:table-cell>
          <table:table-cell office:value-type="float" office:value="9.23">
            <text:p>9.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823">
            <text:p>9823</text:p>
          </table:table-cell>
          <table:table-cell office:value-type="string">
            <text:p>Cellucor</text:p>
          </table:table-cell>
          <table:table-cell office:value-type="string">
            <text:p>C4 Pre Workout 180g 30 Servings (Pineapple)</text:p>
          </table:table-cell>
          <table:table-cell office:value-type="float" office:value="13.79">
            <text:p>13.7900</text:p>
          </table:table-cell>
          <table:table-cell office:value-type="float" office:value="13.794">
            <text:p>13.79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823">
            <text:p>9823</text:p>
          </table:table-cell>
          <table:table-cell office:value-type="string">
            <text:p>Cellucor</text:p>
          </table:table-cell>
          <table:table-cell office:value-type="string">
            <text:p>C4 Extreme, Pineapple - 174g</text:p>
          </table:table-cell>
          <table:table-cell office:value-type="float" office:value="632964312051">
            <text:p>632964312051</text:p>
          </table:table-cell>
          <table:table-cell office:value-type="float" office:value="257">
            <text:p>257</text:p>
          </table:table-cell>
          <table:table-cell office:value-type="float" office:value="0.27">
            <text:p>0.27</text:p>
          </table:table-cell>
          <table:table-cell office:value-type="float" office:value="9.23">
            <text:p>9.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021">
            <text:p>4021</text:p>
          </table:table-cell>
          <table:table-cell office:value-type="string">
            <text:p>Cellucor</text:p>
          </table:table-cell>
          <table:table-cell office:value-type="string">
            <text:p>C4 Pre Workout 180g 30 Servings (Pink Lemonade)</text:p>
          </table:table-cell>
          <table:table-cell office:value-type="float" office:value="13.79">
            <text:p>13.7900</text:p>
          </table:table-cell>
          <table:table-cell office:value-type="float" office:value="13.794">
            <text:p>13.79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021">
            <text:p>4021</text:p>
          </table:table-cell>
          <table:table-cell office:value-type="string">
            <text:p>Cellucor</text:p>
          </table:table-cell>
          <table:table-cell office:value-type="string">
            <text:p>C4 Extreme, Pink Lemonade - 177g</text:p>
          </table:table-cell>
          <table:table-cell office:value-type="float" office:value="632964312037">
            <text:p>632964312037</text:p>
          </table:table-cell>
          <table:table-cell office:value-type="float" office:value="207">
            <text:p>207</text:p>
          </table:table-cell>
          <table:table-cell office:value-type="float" office:value="0.26">
            <text:p>0.26</text:p>
          </table:table-cell>
          <table:table-cell office:value-type="float" office:value="9.23">
            <text:p>9.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824">
            <text:p>9824</text:p>
          </table:table-cell>
          <table:table-cell office:value-type="string">
            <text:p>Cellucor</text:p>
          </table:table-cell>
          <table:table-cell office:value-type="string">
            <text:p>C4 Pre Workout 180g 30 Servings (Strawberry Margarita)</text:p>
          </table:table-cell>
          <table:table-cell office:value-type="float" office:value="13.79">
            <text:p>13.7900</text:p>
          </table:table-cell>
          <table:table-cell office:value-type="float" office:value="13.794">
            <text:p>13.79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824">
            <text:p>9824</text:p>
          </table:table-cell>
          <table:table-cell office:value-type="string">
            <text:p>Cellucor</text:p>
          </table:table-cell>
          <table:table-cell office:value-type="string">
            <text:p>C4 Extreme, Strawberry Margarita - 171g</text:p>
          </table:table-cell>
          <table:table-cell office:value-type="float" office:value="632964312334">
            <text:p>632964312334</text:p>
          </table:table-cell>
          <table:table-cell office:value-type="float" office:value="241">
            <text:p>241</text:p>
          </table:table-cell>
          <table:table-cell office:value-type="float" office:value="0.27">
            <text:p>0.27</text:p>
          </table:table-cell>
          <table:table-cell office:value-type="float" office:value="9.23">
            <text:p>9.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809">
            <text:p>8809</text:p>
          </table:table-cell>
          <table:table-cell office:value-type="string">
            <text:p>Cellucor</text:p>
          </table:table-cell>
          <table:table-cell office:value-type="string">
            <text:p>C4 Pre Workout 180g 30 Servings (Watermelon)</text:p>
          </table:table-cell>
          <table:table-cell office:value-type="float" office:value="13.79">
            <text:p>13.7900</text:p>
          </table:table-cell>
          <table:table-cell office:value-type="float" office:value="13.794">
            <text:p>13.79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809">
            <text:p>8809</text:p>
          </table:table-cell>
          <table:table-cell office:value-type="string">
            <text:p>Cellucor</text:p>
          </table:table-cell>
          <table:table-cell office:value-type="string">
            <text:p>C4 Extreme, Watermelon - 171g</text:p>
          </table:table-cell>
          <table:table-cell office:value-type="float" office:value="632964312044">
            <text:p>632964312044</text:p>
          </table:table-cell>
          <table:table-cell office:value-type="float" office:value="191">
            <text:p>191</text:p>
          </table:table-cell>
          <table:table-cell office:value-type="float" office:value="0.255">
            <text:p>0.255</text:p>
          </table:table-cell>
          <table:table-cell office:value-type="float" office:value="9.23">
            <text:p>9.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799">
            <text:p>21799</text:p>
          </table:table-cell>
          <table:table-cell office:value-type="string">
            <text:p>Cellucor</text:p>
          </table:table-cell>
          <table:table-cell office:value-type="string">
            <text:p>C4 Pre Workout 360g 60 Servings (Watermelon)</text:p>
          </table:table-cell>
          <table:table-cell office:value-type="float" office:value="22.89">
            <text:p>22.8900</text:p>
          </table:table-cell>
          <table:table-cell office:value-type="float" office:value="22.888">
            <text:p>22.88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799">
            <text:p>21799</text:p>
          </table:table-cell>
          <table:table-cell office:value-type="string">
            <text:p>Cellucor</text:p>
          </table:table-cell>
          <table:table-cell office:value-type="string">
            <text:p>C4 Extreme, Watermelon - 342g</text:p>
          </table:table-cell>
          <table:table-cell office:value-type="float" office:value="632964312129">
            <text:p>632964312129</text:p>
          </table:table-cell>
          <table:table-cell office:value-type="float" office:value="63">
            <text:p>63</text:p>
          </table:table-cell>
          <table:table-cell office:value-type="float" office:value="0.44">
            <text:p>0.44</text:p>
          </table:table-cell>
          <table:table-cell office:value-type="float" office:value="12.56">
            <text:p>12.56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ellucor</text:p>
          </table:table-cell>
          <table:table-cell table:style-name="ce3" office:value-type="string">
            <text:p>M5 Reloaded 750g (Blue Rasberry)</text:p>
          </table:table-cell>
          <table:table-cell table:style-name="ce8" office:value-type="float" office:value="20.35">
            <text:p>20.3500</text:p>
          </table:table-cell>
          <table:table-cell table:style-name="ce8" office:value-type="float" office:value="25.44">
            <text:p>25.440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2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ellucor</text:p>
          </table:table-cell>
          <table:table-cell table:style-name="ce3" office:value-type="string">
            <text:p>M5 Reloaded 750g (Fruit Punch)</text:p>
          </table:table-cell>
          <table:table-cell table:style-name="ce8" office:value-type="float" office:value="20.35">
            <text:p>20.3500</text:p>
          </table:table-cell>
          <table:table-cell table:style-name="ce8" office:value-type="float" office:value="25.44">
            <text:p>25.440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20% OFF</text:p>
          </table:table-cell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1827">
            <text:p>21827</text:p>
          </table:table-cell>
          <table:table-cell office:value-type="string">
            <text:p>Cellucor</text:p>
          </table:table-cell>
          <table:table-cell office:value-type="string">
            <text:p>Super Hd 120 Caps ()</text:p>
          </table:table-cell>
          <table:table-cell office:value-type="float" office:value="17.3">
            <text:p>17.3000</text:p>
          </table:table-cell>
          <table:table-cell office:value-type="float" office:value="23.07">
            <text:p>23.0700</text:p>
          </table:table-cell>
          <table:table-cell office:value-type="string">
            <text:p>V</text:p>
          </table:table-cell>
          <table:table-cell office:value-type="string">
            <text:p>EXTRA 25% OFF</text:p>
          </table:table-cell>
          <table:table-cell/>
          <table:table-cell office:value-type="float" office:value="21827">
            <text:p>21827</text:p>
          </table:table-cell>
          <table:table-cell office:value-type="string">
            <text:p>Cellucor</text:p>
          </table:table-cell>
          <table:table-cell office:value-type="string">
            <text:p>Super HD, Caps - 120 caps</text:p>
          </table:table-cell>
          <table:table-cell office:value-type="float" office:value="810390022045">
            <text:p>810390022045</text:p>
          </table:table-cell>
          <table:table-cell office:value-type="float" office:value="55">
            <text:p>55</text:p>
          </table:table-cell>
          <table:table-cell office:value-type="float" office:value="0.14">
            <text:p>0.14</text:p>
          </table:table-cell>
          <table:table-cell office:value-type="float" office:value="16.35">
            <text:p>16.3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825">
            <text:p>9825</text:p>
          </table:table-cell>
          <table:table-cell office:value-type="string">
            <text:p>Cellucor</text:p>
          </table:table-cell>
          <table:table-cell office:value-type="string">
            <text:p>Super Hd 60 Caps ()</text:p>
          </table:table-cell>
          <table:table-cell office:value-type="float" office:value="9.8">
            <text:p>9.8000</text:p>
          </table:table-cell>
          <table:table-cell office:value-type="float" office:value="9.798">
            <text:p>9.79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825">
            <text:p>9825</text:p>
          </table:table-cell>
          <table:table-cell office:value-type="string">
            <text:p>Cellucor</text:p>
          </table:table-cell>
          <table:table-cell office:value-type="string">
            <text:p>Super HD, Caps - 60 caps</text:p>
          </table:table-cell>
          <table:table-cell office:value-type="float" office:value="810390022038">
            <text:p>810390022038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0.91">
            <text:p>10.91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Aminos 500 Ct ()</text:p>
          </table:table-cell>
          <table:table-cell table:style-name="ce8" office:value-type="float" office:value="13.58">
            <text:p>13.5800</text:p>
          </table:table-cell>
          <table:table-cell table:style-name="ce8" office:value-type="float" office:value="13.582">
            <text:p>13.58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Creatine E2 240 Ct ()</text:p>
          </table:table-cell>
          <table:table-cell table:number-columns-repeated="2" table:style-name="ce8" office:value-type="float" office:value="15.33">
            <text:p>15.33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Dessert 15 Servings (Chocolate)</text:p>
          </table:table-cell>
          <table:table-cell table:number-columns-repeated="2" table:style-name="ce8" office:value-type="float" office:value="16.92">
            <text:p>16.92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Flapjack 75g 24 Bars (Cherry Almond)</text:p>
          </table:table-cell>
          <table:table-cell table:style-name="ce8" office:value-type="float" office:value="15.55">
            <text:p>15.5500</text:p>
          </table:table-cell>
          <table:table-cell table:style-name="ce8" office:value-type="float" office:value="15.549">
            <text:p>15.549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Flapjack 75g 24 Bars (Choc Orange)</text:p>
          </table:table-cell>
          <table:table-cell table:style-name="ce8" office:value-type="float" office:value="15.55">
            <text:p>15.5500</text:p>
          </table:table-cell>
          <table:table-cell table:style-name="ce8" office:value-type="float" office:value="15.549">
            <text:p>15.549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Flapjack 75g 24 Bars (Chocolate)</text:p>
          </table:table-cell>
          <table:table-cell table:style-name="ce8" office:value-type="float" office:value="15.55">
            <text:p>15.5500</text:p>
          </table:table-cell>
          <table:table-cell table:style-name="ce8" office:value-type="float" office:value="15.549">
            <text:p>15.549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Flapjack 75g 24 Bars (Lemon Meringue)</text:p>
          </table:table-cell>
          <table:table-cell table:style-name="ce8" office:value-type="float" office:value="15.55">
            <text:p>15.5500</text:p>
          </table:table-cell>
          <table:table-cell table:style-name="ce8" office:value-type="float" office:value="15.549">
            <text:p>15.549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Glutamine 500g ()</text:p>
          </table:table-cell>
          <table:table-cell table:style-name="ce8" office:value-type="float" office:value="16.55">
            <text:p>16.5500</text:p>
          </table:table-cell>
          <table:table-cell table:style-name="ce8" office:value-type="float" office:value="16.552">
            <text:p>16.55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Lean Whey 2Kg (Strawberry)</text:p>
          </table:table-cell>
          <table:table-cell table:style-name="ce8" office:value-type="float" office:value="29.14">
            <text:p>29.1400</text:p>
          </table:table-cell>
          <table:table-cell table:style-name="ce8" office:value-type="float" office:value="29.137">
            <text:p>29.137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Lean Whey 2Kg (Vanilla)</text:p>
          </table:table-cell>
          <table:table-cell table:style-name="ce8" office:value-type="float" office:value="29.14">
            <text:p>29.1400</text:p>
          </table:table-cell>
          <table:table-cell table:style-name="ce8" office:value-type="float" office:value="29.137">
            <text:p>29.137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Mass 2500g (Strawberry)</text:p>
          </table:table-cell>
          <table:table-cell table:number-columns-repeated="2" table:style-name="ce8" office:value-type="float" office:value="22.98">
            <text:p>22.98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Omega Plus++ 120 Ct ()</text:p>
          </table:table-cell>
          <table:table-cell table:style-name="ce8" office:value-type="float" office:value="4.987">
            <text:p>4.9870</text:p>
          </table:table-cell>
          <table:table-cell table:style-name="ce8" office:value-type="float" office:value="7.6575">
            <text:p>7.6575</text:p>
          </table:table-cell>
          <table:table-cell table:style-name="ce3" office:value-type="string">
            <text:p>V</text:p>
          </table:table-cell>
          <table:table-cell table:style-name="ce3" office:value-type="string">
            <text:p>HALF PRICE ONLY 4.99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Peptide 2270g (Banana)</text:p>
          </table:table-cell>
          <table:table-cell table:style-name="ce8" office:value-type="float" office:value="37.61">
            <text:p>37.6100</text:p>
          </table:table-cell>
          <table:table-cell table:style-name="ce8" office:value-type="float" office:value="37.612">
            <text:p>37.61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Peptide 2270g (Choc Mint)</text:p>
          </table:table-cell>
          <table:table-cell table:style-name="ce8" office:value-type="float" office:value="37.61">
            <text:p>37.6100</text:p>
          </table:table-cell>
          <table:table-cell table:style-name="ce8" office:value-type="float" office:value="37.612">
            <text:p>37.61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Peptide 2270g (Chocolate)</text:p>
          </table:table-cell>
          <table:table-cell table:style-name="ce8" office:value-type="float" office:value="37.61">
            <text:p>37.6100</text:p>
          </table:table-cell>
          <table:table-cell table:style-name="ce8" office:value-type="float" office:value="37.612">
            <text:p>37.61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Peptide 908g (Banana)</text:p>
          </table:table-cell>
          <table:table-cell table:style-name="ce8" office:value-type="float" office:value="20.06">
            <text:p>20.0600</text:p>
          </table:table-cell>
          <table:table-cell table:style-name="ce8" office:value-type="float" office:value="20.055">
            <text:p>20.05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 Peptide 908g (Chocolate)</text:p>
          </table:table-cell>
          <table:table-cell table:style-name="ce8" office:value-type="float" office:value="20.06">
            <text:p>20.0600</text:p>
          </table:table-cell>
          <table:table-cell table:style-name="ce8" office:value-type="float" office:value="20.055">
            <text:p>20.05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CNP</text:p>
          </table:table-cell>
          <table:table-cell table:style-name="ce3" office:value-type="string">
            <text:p>Pro-Vital 30 day supply ()</text:p>
          </table:table-cell>
          <table:table-cell table:style-name="ce8" office:value-type="float" office:value="14.9">
            <text:p>14.9000</text:p>
          </table:table-cell>
          <table:table-cell table:style-name="ce8" office:value-type="float" office:value="14.902">
            <text:p>14.90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7875">
            <text:p>7875</text:p>
          </table:table-cell>
          <table:table-cell office:value-type="string">
            <text:p>Cobra Labs</text:p>
          </table:table-cell>
          <table:table-cell office:value-type="string">
            <text:p>The Curse 250g (Blue Rasberry)</text:p>
          </table:table-cell>
          <table:table-cell office:value-type="float" office:value="16.09">
            <text:p>16.0900</text:p>
          </table:table-cell>
          <table:table-cell office:value-type="float" office:value="17.88">
            <text:p>17.880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7875">
            <text:p>7875</text:p>
          </table:table-cell>
          <table:table-cell office:value-type="string">
            <text:p>Cobra Labs</text:p>
          </table:table-cell>
          <table:table-cell office:value-type="string">
            <text:p>The Curse, Blue Raspberry - 250g</text:p>
          </table:table-cell>
          <table:table-cell office:value-type="float" office:value="609728302412">
            <text:p>609728302412</text:p>
          </table:table-cell>
          <table:table-cell office:value-type="float" office:value="219">
            <text:p>219</text:p>
          </table:table-cell>
          <table:table-cell office:value-type="float" office:value="0.315">
            <text:p>0.315</text:p>
          </table:table-cell>
          <table:table-cell office:value-type="float" office:value="12.37">
            <text:p>12.3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877">
            <text:p>7877</text:p>
          </table:table-cell>
          <table:table-cell office:value-type="string">
            <text:p>Cobra Labs</text:p>
          </table:table-cell>
          <table:table-cell office:value-type="string">
            <text:p>The Curse 250g (Green Apple)</text:p>
          </table:table-cell>
          <table:table-cell office:value-type="float" office:value="16.09">
            <text:p>16.0900</text:p>
          </table:table-cell>
          <table:table-cell office:value-type="float" office:value="17.88">
            <text:p>17.880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7877">
            <text:p>7877</text:p>
          </table:table-cell>
          <table:table-cell office:value-type="string">
            <text:p>Cobra Labs</text:p>
          </table:table-cell>
          <table:table-cell office:value-type="string">
            <text:p>The Curse, Green Apple Envy - 250g</text:p>
          </table:table-cell>
          <table:table-cell office:value-type="float" office:value="680569854636">
            <text:p>680569854636</text:p>
          </table:table-cell>
          <table:table-cell office:value-type="float" office:value="24">
            <text:p>24</text:p>
          </table:table-cell>
          <table:table-cell office:value-type="float" office:value="0.33">
            <text:p>0.33</text:p>
          </table:table-cell>
          <table:table-cell office:value-type="float" office:value="12.29">
            <text:p>12.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876">
            <text:p>7876</text:p>
          </table:table-cell>
          <table:table-cell office:value-type="string">
            <text:p>Cobra Labs</text:p>
          </table:table-cell>
          <table:table-cell office:value-type="string">
            <text:p>The Curse 250g (Lemon Rush)</text:p>
          </table:table-cell>
          <table:table-cell office:value-type="float" office:value="16.09">
            <text:p>16.0900</text:p>
          </table:table-cell>
          <table:table-cell office:value-type="float" office:value="17.88">
            <text:p>17.880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7876">
            <text:p>7876</text:p>
          </table:table-cell>
          <table:table-cell office:value-type="string">
            <text:p>Cobra Labs</text:p>
          </table:table-cell>
          <table:table-cell office:value-type="string">
            <text:p>The Curse, Lemon Rush - 250g</text:p>
          </table:table-cell>
          <table:table-cell office:value-type="float" office:value="609728229276">
            <text:p>609728229276</text:p>
          </table:table-cell>
          <table:table-cell office:value-type="float" office:value="321">
            <text:p>321</text:p>
          </table:table-cell>
          <table:table-cell office:value-type="float" office:value="0.32">
            <text:p>0.32</text:p>
          </table:table-cell>
          <table:table-cell office:value-type="float" office:value="12.37">
            <text:p>12.3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586">
            <text:p>9586</text:p>
          </table:table-cell>
          <table:table-cell office:value-type="string">
            <text:p>Cobra Labs</text:p>
          </table:table-cell>
          <table:table-cell office:value-type="string">
            <text:p>The Curse 250g (Tropical Storm)</text:p>
          </table:table-cell>
          <table:table-cell office:value-type="float" office:value="16.09">
            <text:p>16.0900</text:p>
          </table:table-cell>
          <table:table-cell office:value-type="float" office:value="17.88">
            <text:p>17.880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9586">
            <text:p>9586</text:p>
          </table:table-cell>
          <table:table-cell office:value-type="string">
            <text:p>Cobra Labs</text:p>
          </table:table-cell>
          <table:table-cell office:value-type="string">
            <text:p>The Curse, Tropical Punch - 250g</text:p>
          </table:table-cell>
          <table:table-cell office:value-type="float" office:value="609613807107">
            <text:p>609613807107</text:p>
          </table:table-cell>
          <table:table-cell office:value-type="float" office:value="157">
            <text:p>157</text:p>
          </table:table-cell>
          <table:table-cell office:value-type="float" office:value="0.33">
            <text:p>0.33</text:p>
          </table:table-cell>
          <table:table-cell office:value-type="float" office:value="11.81">
            <text:p>11.81</text:p>
          </table:table-cell>
          <table:table-cell table:number-columns-repeated="1008"/>
        </table:table-row>
        <table:table-row table:style-name="ro1">
          <table:table-cell table:style-name="ce5" office:value-type="float" office:value="9586">
            <text:p>9586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Cobra Labs</text:p>
          </table:table-cell>
          <table:table-cell table:style-name="ce5" office:value-type="string">
            <text:p>The Curse 250g (Watermelon)</text:p>
          </table:table-cell>
          <table:table-cell table:style-name="ce10" office:value-type="float" office:value="16.09">
            <text:p>16.0900</text:p>
          </table:table-cell>
          <table:table-cell table:style-name="ce10" office:value-type="float" office:value="17.88">
            <text:p>17.880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XTRA 10% OFF</text:p>
          </table:table-cell>
          <table:table-cell/>
          <table:table-cell table:style-name="ce5" office:value-type="float" office:value="9586">
            <text:p>9586</text:p>
          </table:table-cell>
          <table:table-cell table:style-name="ce5" office:value-type="string">
            <text:p>Cobra Labs</text:p>
          </table:table-cell>
          <table:table-cell table:style-name="ce5" office:value-type="string">
            <text:p>The Curse, Tropical Punch - 250g</text:p>
          </table:table-cell>
          <table:table-cell table:style-name="ce5" office:value-type="float" office:value="609613807107">
            <text:p>609613807107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0.33">
            <text:p>0.33</text:p>
          </table:table-cell>
          <table:table-cell table:style-name="ce5" office:value-type="float" office:value="11.81">
            <text:p>11.81</text:p>
          </table:table-cell>
          <table:table-cell table:style-name="ce5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D2 Nutra</text:p>
          </table:table-cell>
          <table:table-cell table:style-name="ce3" office:value-type="string">
            <text:p>Esto Pure Whey 909g (Pure Whey)</text:p>
          </table:table-cell>
          <table:table-cell table:number-columns-repeated="2" table:style-name="ce8" office:value-type="float" office:value="15">
            <text:p>15.0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D2 Nutra</text:p>
          </table:table-cell>
          <table:table-cell table:style-name="ce3" office:value-type="string">
            <text:p>Ex - Plus- Intra - Super Whey Protein 909g ()</text:p>
          </table:table-cell>
          <table:table-cell table:number-columns-repeated="2" table:style-name="ce8" office:value-type="float" office:value="24">
            <text:p>24.0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D2 Nutra</text:p>
          </table:table-cell>
          <table:table-cell table:style-name="ce3" office:value-type="string">
            <text:p>Super Pure Whey Protein 909g ()</text:p>
          </table:table-cell>
          <table:table-cell table:style-name="ce8" office:value-type="float" office:value="9.5">
            <text:p>9.5000</text:p>
          </table:table-cell>
          <table:table-cell table:style-name="ce8" office:value-type="float" office:value="9.4998">
            <text:p>9.4998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D2 Nutra</text:p>
          </table:table-cell>
          <table:table-cell table:style-name="ce3" office:value-type="string">
            <text:p>T6 Fat Burner 60 Ct ()</text:p>
          </table:table-cell>
          <table:table-cell table:number-columns-repeated="2" table:style-name="ce8" office:value-type="float" office:value="18">
            <text:p>18.0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Dr Zak</text:p>
          </table:table-cell>
          <table:table-cell table:style-name="ce3" office:value-type="string">
            <text:p>Organic Coconut Oil 460g (Coconut Oil)</text:p>
          </table:table-cell>
          <table:table-cell table:style-name="ce8" office:value-type="float" office:value="4.403">
            <text:p>4.4030</text:p>
          </table:table-cell>
          <table:table-cell table:style-name="ce8" office:value-type="float" office:value="4.893">
            <text:p>4.893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Dr Zak</text:p>
          </table:table-cell>
          <table:table-cell table:style-name="ce3" office:value-type="string">
            <text:p>Protein Bagels 4 pack (Bagels)</text:p>
          </table:table-cell>
          <table:table-cell table:style-name="ce8" office:value-type="float" office:value="2.53">
            <text:p>2.5300</text:p>
          </table:table-cell>
          <table:table-cell table:style-name="ce8" office:value-type="float" office:value="2.527">
            <text:p>2.527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Dr Zak</text:p>
          </table:table-cell>
          <table:table-cell table:style-name="ce3" office:value-type="string">
            <text:p>Protein Bread loaf (Bread)</text:p>
          </table:table-cell>
          <table:table-cell table:style-name="ce8" office:value-type="float" office:value="2.891">
            <text:p>2.8910</text:p>
          </table:table-cell>
          <table:table-cell table:style-name="ce8" office:value-type="float" office:value="3.213">
            <text:p>3.213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BUY 9 GET 1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Dr Zak</text:p>
          </table:table-cell>
          <table:table-cell table:style-name="ce3" office:value-type="string">
            <text:p>Protein Pasta 400g (Pasta)</text:p>
          </table:table-cell>
          <table:table-cell table:style-name="ce8" office:value-type="float" office:value="3.91">
            <text:p>3.9100</text:p>
          </table:table-cell>
          <table:table-cell table:style-name="ce8" office:value-type="float" office:value="3.913">
            <text:p>3.913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DS</text:p>
          </table:table-cell>
          <table:table-cell table:style-name="ce3" office:value-type="string">
            <text:p>Aivate Xtreme 120 Caps ()</text:p>
          </table:table-cell>
          <table:table-cell table:number-columns-repeated="2" table:style-name="ce8" office:value-type="float" office:value="22.08">
            <text:p>22.08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3874">
            <text:p>3874</text:p>
          </table:table-cell>
          <table:table-cell table:style-name="ce4" office:value-type="string">
            <text:p>3874 nieaktywne</text:p>
          </table:table-cell>
          <table:table-cell table:style-name="ce4" office:value-type="string">
            <text:p>DS</text:p>
          </table:table-cell>
          <table:table-cell table:style-name="ce4" office:value-type="string">
            <text:p>Lean Xtreme 90 Caps ()</text:p>
          </table:table-cell>
          <table:table-cell table:style-name="ce9" office:value-type="float" office:value="17.19">
            <text:p>17.1900</text:p>
          </table:table-cell>
          <table:table-cell table:style-name="ce9" office:value-type="float" office:value="17.194">
            <text:p>17.194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3874">
            <text:p>3874</text:p>
          </table:table-cell>
          <table:table-cell table:style-name="ce4" office:value-type="string">
            <text:p>Driven Sports</text:p>
          </table:table-cell>
          <table:table-cell table:style-name="ce4" office:value-type="string">
            <text:p>Lean Xtreme - 90 caps</text:p>
          </table:table-cell>
          <table:table-cell table:style-name="ce4" office:value-type="float" office:value="791851333460">
            <text:p>79185133346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5.27">
            <text:p>15.27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DS</text:p>
          </table:table-cell>
          <table:table-cell table:style-name="ce3" office:value-type="string">
            <text:p>Splyce 358g (Fruit Punch)</text:p>
          </table:table-cell>
          <table:table-cell table:style-name="ce8" office:value-type="float" office:value="18.43">
            <text:p>18.4300</text:p>
          </table:table-cell>
          <table:table-cell table:style-name="ce8" office:value-type="float" office:value="18.426">
            <text:p>18.42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3875">
            <text:p>3875</text:p>
          </table:table-cell>
          <table:table-cell table:style-name="ce4" office:value-type="string">
            <text:p>3875 nieaktywne</text:p>
          </table:table-cell>
          <table:table-cell table:style-name="ce4" office:value-type="string">
            <text:p>DS</text:p>
          </table:table-cell>
          <table:table-cell table:style-name="ce4" office:value-type="string">
            <text:p>Triazole 90 Caps ()</text:p>
          </table:table-cell>
          <table:table-cell table:style-name="ce9" office:value-type="float" office:value="20.35">
            <text:p>20.3500</text:p>
          </table:table-cell>
          <table:table-cell table:style-name="ce9" office:value-type="float" office:value="20.346">
            <text:p>20.346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3875">
            <text:p>3875</text:p>
          </table:table-cell>
          <table:table-cell table:style-name="ce4" office:value-type="string">
            <text:p>Driven Sports</text:p>
          </table:table-cell>
          <table:table-cell table:style-name="ce4" office:value-type="string">
            <text:p>Triazole - 90 caps</text:p>
          </table:table-cell>
          <table:table-cell table:style-name="ce4" office:value-type="float" office:value="791851333576">
            <text:p>79185133357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8.89">
            <text:p>18.89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Ea6 Protein 2.25Kg (Banana)</text:p>
          </table:table-cell>
          <table:table-cell table:style-name="ce8" office:value-type="float" office:value="23.21">
            <text:p>23.2100</text:p>
          </table:table-cell>
          <table:table-cell table:style-name="ce8" office:value-type="float" office:value="25.794">
            <text:p>25.794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Ea6 Protein 2.25Kg (Chocolate)</text:p>
          </table:table-cell>
          <table:table-cell table:style-name="ce8" office:value-type="float" office:value="23.21">
            <text:p>23.2100</text:p>
          </table:table-cell>
          <table:table-cell table:style-name="ce8" office:value-type="float" office:value="25.794">
            <text:p>25.794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Ea6 Protein 2.25Kg (Strawberry)</text:p>
          </table:table-cell>
          <table:table-cell table:style-name="ce8" office:value-type="float" office:value="23.21">
            <text:p>23.2100</text:p>
          </table:table-cell>
          <table:table-cell table:style-name="ce8" office:value-type="float" office:value="25.794">
            <text:p>25.794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Ea6 Protein 2.25Kg (Vanilla)</text:p>
          </table:table-cell>
          <table:table-cell table:style-name="ce8" office:value-type="float" office:value="23.21">
            <text:p>23.2100</text:p>
          </table:table-cell>
          <table:table-cell table:style-name="ce8" office:value-type="float" office:value="25.794">
            <text:p>25.794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Epi Mayhem 90 Caps ()</text:p>
          </table:table-cell>
          <table:table-cell table:style-name="ce8" office:value-type="float" office:value="16.03">
            <text:p>16.0300</text:p>
          </table:table-cell>
          <table:table-cell table:style-name="ce8" office:value-type="float" office:value="17.814">
            <text:p>17.814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Gel Wrist Support Glove Black (Extra Large)</text:p>
          </table:table-cell>
          <table:table-cell table:style-name="ce8" office:value-type="float" office:value="6.19">
            <text:p>6.1900</text:p>
          </table:table-cell>
          <table:table-cell table:style-name="ce8" office:value-type="float" office:value="6.192">
            <text:p>6.19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Gel Wrist Support Glove Black (Large)</text:p>
          </table:table-cell>
          <table:table-cell table:style-name="ce8" office:value-type="float" office:value="6.19">
            <text:p>6.1900</text:p>
          </table:table-cell>
          <table:table-cell table:style-name="ce8" office:value-type="float" office:value="6.192">
            <text:p>6.19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Gel Wrist Support Glove Black (Medium)</text:p>
          </table:table-cell>
          <table:table-cell table:style-name="ce8" office:value-type="float" office:value="6.19">
            <text:p>6.1900</text:p>
          </table:table-cell>
          <table:table-cell table:style-name="ce8" office:value-type="float" office:value="6.192">
            <text:p>6.19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Gel Wrist Support Glove Black (Small)</text:p>
          </table:table-cell>
          <table:table-cell table:style-name="ce8" office:value-type="float" office:value="6.19">
            <text:p>6.1900</text:p>
          </table:table-cell>
          <table:table-cell table:style-name="ce8" office:value-type="float" office:value="6.192">
            <text:p>6.19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Halodrol King 60 Caps ()</text:p>
          </table:table-cell>
          <table:table-cell table:style-name="ce8" office:value-type="float" office:value="13.23">
            <text:p>13.2300</text:p>
          </table:table-cell>
          <table:table-cell table:style-name="ce8" office:value-type="float" office:value="14.7">
            <text:p>14.700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Head Harness Black (One Size)</text:p>
          </table:table-cell>
          <table:table-cell table:style-name="ce8" office:value-type="float" office:value="7.19">
            <text:p>7.1900</text:p>
          </table:table-cell>
          <table:table-cell table:style-name="ce8" office:value-type="float" office:value="7.194">
            <text:p>7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Hulk 60 Caps ()</text:p>
          </table:table-cell>
          <table:table-cell table:number-columns-repeated="2" table:style-name="ce8" office:value-type="float" office:value="15.69">
            <text:p>15.6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Knee Wraps Red/Black (One Size)</text:p>
          </table:table-cell>
          <table:table-cell table:style-name="ce8" office:value-type="float" office:value="8.15">
            <text:p>8.1500</text:p>
          </table:table-cell>
          <table:table-cell table:style-name="ce8" office:value-type="float" office:value="8.148">
            <text:p>8.14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Leather Belt Black (Extra Large)</text:p>
          </table:table-cell>
          <table:table-cell table:style-name="ce8" office:value-type="float" office:value="8.08">
            <text:p>8.0800</text:p>
          </table:table-cell>
          <table:table-cell table:style-name="ce8" office:value-type="float" office:value="8.082">
            <text:p>8.08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Leather Belt Black (Large)</text:p>
          </table:table-cell>
          <table:table-cell table:style-name="ce8" office:value-type="float" office:value="8.08">
            <text:p>8.0800</text:p>
          </table:table-cell>
          <table:table-cell table:style-name="ce8" office:value-type="float" office:value="8.082">
            <text:p>8.08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Leather Belt Black (Medium)</text:p>
          </table:table-cell>
          <table:table-cell table:style-name="ce8" office:value-type="float" office:value="8.08">
            <text:p>8.0800</text:p>
          </table:table-cell>
          <table:table-cell table:style-name="ce8" office:value-type="float" office:value="8.082">
            <text:p>8.08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Lifting Pads Black (For Better Grip) Black (One Size)</text:p>
          </table:table-cell>
          <table:table-cell table:style-name="ce8" office:value-type="float" office:value="0.955">
            <text:p>0.9550</text:p>
          </table:table-cell>
          <table:table-cell table:style-name="ce8" office:value-type="float" office:value="1.062">
            <text:p>1.062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Lifting Straps Black Black (One Size)</text:p>
          </table:table-cell>
          <table:table-cell table:style-name="ce8" office:value-type="float" office:value="1.69">
            <text:p>1.6900</text:p>
          </table:table-cell>
          <table:table-cell table:style-name="ce8" office:value-type="float" office:value="1.692">
            <text:p>1.69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Mesh Back Gloves Black (Extra Large)</text:p>
          </table:table-cell>
          <table:table-cell table:style-name="ce8" office:value-type="float" office:value="2.68">
            <text:p>2.6800</text:p>
          </table:table-cell>
          <table:table-cell table:style-name="ce8" office:value-type="float" office:value="2.682">
            <text:p>2.68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Mesh Back Gloves Black (Large)</text:p>
          </table:table-cell>
          <table:table-cell table:style-name="ce8" office:value-type="float" office:value="2.68">
            <text:p>2.6800</text:p>
          </table:table-cell>
          <table:table-cell table:style-name="ce8" office:value-type="float" office:value="2.682">
            <text:p>2.68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Mesh Back Gloves Black (Medium)</text:p>
          </table:table-cell>
          <table:table-cell table:style-name="ce8" office:value-type="float" office:value="2.68">
            <text:p>2.6800</text:p>
          </table:table-cell>
          <table:table-cell table:style-name="ce8" office:value-type="float" office:value="2.682">
            <text:p>2.68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Mesh Back Gloves Black (Small)</text:p>
          </table:table-cell>
          <table:table-cell table:style-name="ce8" office:value-type="float" office:value="2.68">
            <text:p>2.6800</text:p>
          </table:table-cell>
          <table:table-cell table:style-name="ce8" office:value-type="float" office:value="2.682">
            <text:p>2.68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Mx4 Mass Xplosion 4Kg (Banana)</text:p>
          </table:table-cell>
          <table:table-cell table:style-name="ce8" office:value-type="float" office:value="24.29">
            <text:p>24.2900</text:p>
          </table:table-cell>
          <table:table-cell table:style-name="ce8" office:value-type="float" office:value="26.994">
            <text:p>26.994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Mx4 Mass Xplosion 4Kg (Chocolate)</text:p>
          </table:table-cell>
          <table:table-cell table:style-name="ce8" office:value-type="float" office:value="24.29">
            <text:p>24.2900</text:p>
          </table:table-cell>
          <table:table-cell table:style-name="ce8" office:value-type="float" office:value="26.994">
            <text:p>26.994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Mx4 Mass Xplosion 4Kg (Strawberry)</text:p>
          </table:table-cell>
          <table:table-cell table:style-name="ce8" office:value-type="float" office:value="24.29">
            <text:p>24.2900</text:p>
          </table:table-cell>
          <table:table-cell table:style-name="ce8" office:value-type="float" office:value="26.994">
            <text:p>26.994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Mx4 Mass Xplosion 4Kg (Vanilla)</text:p>
          </table:table-cell>
          <table:table-cell table:style-name="ce8" office:value-type="float" office:value="24.29">
            <text:p>24.2900</text:p>
          </table:table-cell>
          <table:table-cell table:style-name="ce8" office:value-type="float" office:value="26.994">
            <text:p>26.994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N03 Nuclear Overdrive 250g (Blackcurrant)</text:p>
          </table:table-cell>
          <table:table-cell table:style-name="ce8" office:value-type="float" office:value="15.38">
            <text:p>15.3800</text:p>
          </table:table-cell>
          <table:table-cell table:style-name="ce8" office:value-type="float" office:value="17.094">
            <text:p>17.094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N03 Nuclear Overdrive 250g (Tropical)</text:p>
          </table:table-cell>
          <table:table-cell table:style-name="ce8" office:value-type="float" office:value="15.38">
            <text:p>15.3800</text:p>
          </table:table-cell>
          <table:table-cell table:style-name="ce8" office:value-type="float" office:value="17.094">
            <text:p>17.094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Neoprene Gloves Red (Extra Large)</text:p>
          </table:table-cell>
          <table:table-cell table:number-columns-repeated="2" table:style-name="ce8" office:value-type="float" office:value="3.63">
            <text:p>3.63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Neoprene Gloves Red (Large)</text:p>
          </table:table-cell>
          <table:table-cell table:number-columns-repeated="2" table:style-name="ce8" office:value-type="float" office:value="3.63">
            <text:p>3.63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Neoprene Gloves Red (Medium)</text:p>
          </table:table-cell>
          <table:table-cell table:number-columns-repeated="2" table:style-name="ce8" office:value-type="float" office:value="3.63">
            <text:p>3.63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Neoprene Gloves Red (Small)</text:p>
          </table:table-cell>
          <table:table-cell table:number-columns-repeated="2" table:style-name="ce8" office:value-type="float" office:value="3.63">
            <text:p>3.63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On Cycle Support (Ocs) 90 Caps ()</text:p>
          </table:table-cell>
          <table:table-cell table:style-name="ce8" office:value-type="float" office:value="8.904">
            <text:p>8.9040</text:p>
          </table:table-cell>
          <table:table-cell table:style-name="ce8" office:value-type="float" office:value="9.894">
            <text:p>9.894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Post Cycle Testoserone (Pct) 90 Caps ()</text:p>
          </table:table-cell>
          <table:table-cell table:style-name="ce8" office:value-type="float" office:value="14.25">
            <text:p>14.2500</text:p>
          </table:table-cell>
          <table:table-cell table:style-name="ce8" office:value-type="float" office:value="15.834">
            <text:p>15.834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Pro Power Belt Black (Extra Large)</text:p>
          </table:table-cell>
          <table:table-cell table:style-name="ce8" office:value-type="float" office:value="13.21">
            <text:p>13.2100</text:p>
          </table:table-cell>
          <table:table-cell table:style-name="ce8" office:value-type="float" office:value="13.212">
            <text:p>13.21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Pro Power Belt Black (Large)</text:p>
          </table:table-cell>
          <table:table-cell table:style-name="ce8" office:value-type="float" office:value="13.21">
            <text:p>13.2100</text:p>
          </table:table-cell>
          <table:table-cell table:style-name="ce8" office:value-type="float" office:value="13.212">
            <text:p>13.21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Pro Power Belt Black (Medium)</text:p>
          </table:table-cell>
          <table:table-cell table:style-name="ce8" office:value-type="float" office:value="13.21">
            <text:p>13.2100</text:p>
          </table:table-cell>
          <table:table-cell table:style-name="ce8" office:value-type="float" office:value="13.212">
            <text:p>13.21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Product Leaflet 0 (Leaflet)</text:p>
          </table:table-cell>
          <table:table-cell table:number-columns-repeated="2" table:style-name="ce8" office:value-type="float" office:value="0.06">
            <text:p>0.06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Sd Extreme 60 Caps (Extreme)</text:p>
          </table:table-cell>
          <table:table-cell table:style-name="ce8" office:value-type="float" office:value="16.03">
            <text:p>16.0300</text:p>
          </table:table-cell>
          <table:table-cell table:style-name="ce8" office:value-type="float" office:value="17.814">
            <text:p>17.814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Shaker Cup 700 ml (Black/Red)</text:p>
          </table:table-cell>
          <table:table-cell table:style-name="ce8" office:value-type="float" office:value="2.09">
            <text:p>2.0900</text:p>
          </table:table-cell>
          <table:table-cell table:style-name="ce8" office:value-type="float" office:value="2.094">
            <text:p>2.0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T5 Dominate 60 Caps (Dominate)</text:p>
          </table:table-cell>
          <table:table-cell table:style-name="ce8" office:value-type="float" office:value="12.82">
            <text:p>12.8200</text:p>
          </table:table-cell>
          <table:table-cell table:style-name="ce8" office:value-type="float" office:value="14.25">
            <text:p>14.250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T6 Fire Storm 60 Caps ()</text:p>
          </table:table-cell>
          <table:table-cell table:style-name="ce8" office:value-type="float" office:value="13.53">
            <text:p>13.5300</text:p>
          </table:table-cell>
          <table:table-cell table:style-name="ce8" office:value-type="float" office:value="15.042">
            <text:p>15.042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T9 Black Fury 60 Caps ()</text:p>
          </table:table-cell>
          <table:table-cell table:style-name="ce8" office:value-type="float" office:value="14.25">
            <text:p>14.2500</text:p>
          </table:table-cell>
          <table:table-cell table:style-name="ce8" office:value-type="float" office:value="15.834">
            <text:p>15.834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T9 Black Fury Single Sachet (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Tb Carnage 90 Caps ()</text:p>
          </table:table-cell>
          <table:table-cell table:style-name="ce8" office:value-type="float" office:value="17.1">
            <text:p>17.1000</text:p>
          </table:table-cell>
          <table:table-cell table:style-name="ce8" office:value-type="float" office:value="19.002">
            <text:p>19.002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Velcro Wrist Wrap Red/Black (One Size)</text:p>
          </table:table-cell>
          <table:table-cell table:style-name="ce8" office:value-type="float" office:value="6.19">
            <text:p>6.1900</text:p>
          </table:table-cell>
          <table:table-cell table:style-name="ce8" office:value-type="float" office:value="6.192">
            <text:p>6.19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Vortex Twister Shaker 450 ml (Red And Black)</text:p>
          </table:table-cell>
          <table:table-cell table:style-name="ce8" office:value-type="float" office:value="7.19">
            <text:p>7.1900</text:p>
          </table:table-cell>
          <table:table-cell table:style-name="ce8" office:value-type="float" office:value="7.194">
            <text:p>7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Wrist Band One Size (Black Red)</text:p>
          </table:table-cell>
          <table:table-cell table:style-name="ce8" office:value-type="float" office:value="1.49">
            <text:p>1.4900</text:p>
          </table:table-cell>
          <table:table-cell table:style-name="ce8" office:value-type="float" office:value="1.4898">
            <text:p>1.4898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Extreme Labs</text:p>
          </table:table-cell>
          <table:table-cell table:style-name="ce3" office:value-type="string">
            <text:p>Xl Rebellion 60 Caps ()</text:p>
          </table:table-cell>
          <table:table-cell table:style-name="ce8" office:value-type="float" office:value="17.81">
            <text:p>17.8100</text:p>
          </table:table-cell>
          <table:table-cell table:style-name="ce8" office:value-type="float" office:value="19.794">
            <text:p>19.794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9237">
            <text:p>9237</text:p>
          </table:table-cell>
          <table:table-cell office:value-type="string">
            <text:p>Fit Miss</text:p>
          </table:table-cell>
          <table:table-cell office:value-type="string">
            <text:p>Balance 90 Caps ()</text:p>
          </table:table-cell>
          <table:table-cell table:number-columns-repeated="2" office:value-type="float" office:value="12.3">
            <text:p>12.30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237">
            <text:p>9237</text:p>
          </table:table-cell>
          <table:table-cell office:value-type="string">
            <text:p>FitMiss</text:p>
          </table:table-cell>
          <table:table-cell office:value-type="string">
            <text:p>Balance - 90 caps</text:p>
          </table:table-cell>
          <table:table-cell office:value-type="float" office:value="713757367134">
            <text:p>713757367134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0.62">
            <text:p>10.6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489">
            <text:p>6489</text:p>
          </table:table-cell>
          <table:table-cell office:value-type="string">
            <text:p>Fit Miss</text:p>
          </table:table-cell>
          <table:table-cell office:value-type="string">
            <text:p>Cleanse 60 Caps ()</text:p>
          </table:table-cell>
          <table:table-cell table:number-columns-repeated="2" office:value-type="float" office:value="9.84">
            <text:p>9.84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489">
            <text:p>6489</text:p>
          </table:table-cell>
          <table:table-cell office:value-type="string">
            <text:p>FitMiss</text:p>
          </table:table-cell>
          <table:table-cell office:value-type="string">
            <text:p>Cleanse - 60 caps</text:p>
          </table:table-cell>
          <table:table-cell office:value-type="float" office:value="713757367530">
            <text:p>713757367530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8.49">
            <text:p>8.49</text:p>
          </table:table-cell>
          <table:table-cell table:number-columns-repeated="1008"/>
        </table:table-row>
        <table:table-row table:style-name="ro1">
          <table:table-cell table:style-name="ce4" office:value-type="float" office:value="6490">
            <text:p>6490</text:p>
          </table:table-cell>
          <table:table-cell table:style-name="ce4" office:value-type="string">
            <text:p>6490 nieaktywne</text:p>
          </table:table-cell>
          <table:table-cell table:style-name="ce4" office:value-type="string">
            <text:p>Fit Miss</text:p>
          </table:table-cell>
          <table:table-cell table:style-name="ce4" office:value-type="string">
            <text:p>Delight 543g (Chocolate)</text:p>
          </table:table-cell>
          <table:table-cell table:style-name="ce9" office:value-type="float" office:value="13.88">
            <text:p>13.8800</text:p>
          </table:table-cell>
          <table:table-cell table:style-name="ce9" office:value-type="float" office:value="13.878">
            <text:p>13.878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490">
            <text:p>6490</text:p>
          </table:table-cell>
          <table:table-cell table:style-name="ce4" office:value-type="string">
            <text:p>FitMiss</text:p>
          </table:table-cell>
          <table:table-cell table:style-name="ce4" office:value-type="string">
            <text:p>Delight, Chocolate Delight - 542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695">
            <text:p>0.695</text:p>
          </table:table-cell>
          <table:table-cell table:style-name="ce4" office:value-type="float" office:value="14.58">
            <text:p>14.58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6491">
            <text:p>6491</text:p>
          </table:table-cell>
          <table:table-cell table:style-name="ce4" office:value-type="string">
            <text:p>6491 nieaktywne</text:p>
          </table:table-cell>
          <table:table-cell table:style-name="ce4" office:value-type="string">
            <text:p>Fit Miss</text:p>
          </table:table-cell>
          <table:table-cell table:style-name="ce4" office:value-type="string">
            <text:p>Delight 543g (Strawberry)</text:p>
          </table:table-cell>
          <table:table-cell table:style-name="ce9" office:value-type="float" office:value="13.88">
            <text:p>13.8800</text:p>
          </table:table-cell>
          <table:table-cell table:style-name="ce9" office:value-type="float" office:value="13.878">
            <text:p>13.878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491">
            <text:p>6491</text:p>
          </table:table-cell>
          <table:table-cell table:style-name="ce4" office:value-type="string">
            <text:p>FitMiss</text:p>
          </table:table-cell>
          <table:table-cell table:style-name="ce4" office:value-type="string">
            <text:p>Delight, Strawberries N'Cream - 520g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0.675">
            <text:p>0.675</text:p>
          </table:table-cell>
          <table:table-cell table:style-name="ce4" office:value-type="float" office:value="14.55">
            <text:p>14.55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6780">
            <text:p>6780</text:p>
          </table:table-cell>
          <table:table-cell table:style-name="ce4" office:value-type="string">
            <text:p>6780 nieaktywne</text:p>
          </table:table-cell>
          <table:table-cell table:style-name="ce4" office:value-type="string">
            <text:p>Fit Miss</text:p>
          </table:table-cell>
          <table:table-cell table:style-name="ce4" office:value-type="string">
            <text:p>Delight 543g (Vanilla)</text:p>
          </table:table-cell>
          <table:table-cell table:style-name="ce9" office:value-type="float" office:value="13.88">
            <text:p>13.8800</text:p>
          </table:table-cell>
          <table:table-cell table:style-name="ce9" office:value-type="float" office:value="13.878">
            <text:p>13.878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780">
            <text:p>6780</text:p>
          </table:table-cell>
          <table:table-cell table:style-name="ce4" office:value-type="string">
            <text:p>FitMiss</text:p>
          </table:table-cell>
          <table:table-cell table:style-name="ce4" office:value-type="string">
            <text:p>Delight, Vanilla Chai - 513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665">
            <text:p>0.665</text:p>
          </table:table-cell>
          <table:table-cell table:style-name="ce4" office:value-type="float" office:value="14.54">
            <text:p>14.54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9961">
            <text:p>9961</text:p>
          </table:table-cell>
          <table:table-cell office:value-type="string">
            <text:p>Fit Miss</text:p>
          </table:table-cell>
          <table:table-cell office:value-type="string">
            <text:p>Delight 907g (Chocolate)</text:p>
          </table:table-cell>
          <table:table-cell office:value-type="float" office:value="18.08">
            <text:p>18.0800</text:p>
          </table:table-cell>
          <table:table-cell office:value-type="float" office:value="18.084">
            <text:p>18.0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961">
            <text:p>9961</text:p>
          </table:table-cell>
          <table:table-cell office:value-type="string">
            <text:p>FitMiss</text:p>
          </table:table-cell>
          <table:table-cell office:value-type="string">
            <text:p>Delight, Chocolate Delight - 907g</text:p>
          </table:table-cell>
          <table:table-cell office:value-type="float" office:value="696859262029">
            <text:p>696859262029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5.25">
            <text:p>15.25</text:p>
          </table:table-cell>
          <table:table-cell table:number-columns-repeated="1008"/>
        </table:table-row>
        <table:table-row table:style-name="ro1">
          <table:table-cell table:style-name="ce4" office:value-type="float" office:value="9996">
            <text:p>9996</text:p>
          </table:table-cell>
          <table:table-cell table:style-name="ce4" office:value-type="string">
            <text:p>9996 nieaktywne</text:p>
          </table:table-cell>
          <table:table-cell table:style-name="ce4" office:value-type="string">
            <text:p>Fit Miss</text:p>
          </table:table-cell>
          <table:table-cell table:style-name="ce4" office:value-type="string">
            <text:p>Delight 907g (Strawberry)</text:p>
          </table:table-cell>
          <table:table-cell table:style-name="ce9" office:value-type="float" office:value="18.08">
            <text:p>18.0800</text:p>
          </table:table-cell>
          <table:table-cell table:style-name="ce9" office:value-type="float" office:value="18.084">
            <text:p>18.084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996">
            <text:p>9996</text:p>
          </table:table-cell>
          <table:table-cell table:style-name="ce4" office:value-type="string">
            <text:p>FitMiss</text:p>
          </table:table-cell>
          <table:table-cell table:style-name="ce4" office:value-type="string">
            <text:p>Delight, Strawberries &amp; Cream - 907g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5.38">
            <text:p>15.38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9960">
            <text:p>9960</text:p>
          </table:table-cell>
          <table:table-cell office:value-type="string">
            <text:p>Fit Miss</text:p>
          </table:table-cell>
          <table:table-cell office:value-type="string">
            <text:p>Delight 907g (Vanilla)</text:p>
          </table:table-cell>
          <table:table-cell office:value-type="float" office:value="18.08">
            <text:p>18.0800</text:p>
          </table:table-cell>
          <table:table-cell office:value-type="float" office:value="18.084">
            <text:p>18.0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960">
            <text:p>9960</text:p>
          </table:table-cell>
          <table:table-cell office:value-type="string">
            <text:p>FitMiss</text:p>
          </table:table-cell>
          <table:table-cell office:value-type="string">
            <text:p>Delight, Vanilla Chai - 907g</text:p>
          </table:table-cell>
          <table:table-cell office:value-type="float" office:value="696859262005">
            <text:p>696859262005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5.25">
            <text:p>15.25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Fit Miss</text:p>
          </table:table-cell>
          <table:table-cell table:style-name="ce3" office:value-type="string">
            <text:p>Ignite 249g (Grape)</text:p>
          </table:table-cell>
          <table:table-cell table:style-name="ce8" office:value-type="float" office:value="15.62">
            <text:p>15.6200</text:p>
          </table:table-cell>
          <table:table-cell table:style-name="ce8" office:value-type="float" office:value="15.619">
            <text:p>15.61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Fit Miss</text:p>
          </table:table-cell>
          <table:table-cell table:style-name="ce3" office:value-type="string">
            <text:p>Shaker 700 ml (Black/Pink)</text:p>
          </table:table-cell>
          <table:table-cell table:style-name="ce8" office:value-type="float" office:value="2.99">
            <text:p>2.9900</text:p>
          </table:table-cell>
          <table:table-cell table:style-name="ce8" office:value-type="float" office:value="2.994">
            <text:p>2.9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8316">
            <text:p>8316</text:p>
          </table:table-cell>
          <table:table-cell office:value-type="string">
            <text:p>Fit Miss</text:p>
          </table:table-cell>
          <table:table-cell office:value-type="string">
            <text:p>Tone 60 Caps ()</text:p>
          </table:table-cell>
          <table:table-cell office:value-type="float" office:value="8.86">
            <text:p>8.8600</text:p>
          </table:table-cell>
          <table:table-cell office:value-type="float" office:value="8.856">
            <text:p>8.8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316">
            <text:p>8316</text:p>
          </table:table-cell>
          <table:table-cell office:value-type="string">
            <text:p>FitMiss</text:p>
          </table:table-cell>
          <table:table-cell office:value-type="string">
            <text:p>Tone - 60 caps</text:p>
          </table:table-cell>
          <table:table-cell office:value-type="float" office:value="713757368230">
            <text:p>713757368230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7.64">
            <text:p>7.6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963">
            <text:p>9963</text:p>
          </table:table-cell>
          <table:table-cell office:value-type="string">
            <text:p>Gaspari</text:p>
          </table:table-cell>
          <table:table-cell office:value-type="string">
            <text:p>Amino Last 70g Pouch (Orange Mango)</text:p>
          </table:table-cell>
          <table:table-cell office:value-type="float" office:value="2.796">
            <text:p>2.7960</text:p>
          </table:table-cell>
          <table:table-cell office:value-type="float" office:value="5.593">
            <text:p>5.5930</text:p>
          </table:table-cell>
          <table:table-cell office:value-type="string">
            <text:p>V</text:p>
          </table:table-cell>
          <table:table-cell office:value-type="string">
            <text:p>BUY 10 GET 10 FREE</text:p>
          </table:table-cell>
          <table:table-cell/>
          <table:table-cell office:value-type="float" office:value="9963">
            <text:p>9963</text:p>
          </table:table-cell>
          <table:table-cell office:value-type="string">
            <text:p>Gaspari Nutrition</text:p>
          </table:table-cell>
          <table:table-cell office:value-type="string">
            <text:p>Aminolast, Orange Mango Twist - 70g</text:p>
          </table:table-cell>
          <table:table-cell office:value-type="float" office:value="646511008724">
            <text:p>646511008724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841">
            <text:p>9841</text:p>
          </table:table-cell>
          <table:table-cell office:value-type="string">
            <text:p>Gaspari</text:p>
          </table:table-cell>
          <table:table-cell office:value-type="string">
            <text:p>Amino Last 70g Pouch (Strawberry Kiwi)</text:p>
          </table:table-cell>
          <table:table-cell office:value-type="float" office:value="2.796">
            <text:p>2.7960</text:p>
          </table:table-cell>
          <table:table-cell office:value-type="float" office:value="5.593">
            <text:p>5.5930</text:p>
          </table:table-cell>
          <table:table-cell office:value-type="string">
            <text:p>V</text:p>
          </table:table-cell>
          <table:table-cell office:value-type="string">
            <text:p>BUY 10 GET 10 FREE</text:p>
          </table:table-cell>
          <table:table-cell/>
          <table:table-cell office:value-type="float" office:value="9841">
            <text:p>9841</text:p>
          </table:table-cell>
          <table:table-cell office:value-type="string">
            <text:p>Gaspari Nutrition</text:p>
          </table:table-cell>
          <table:table-cell office:value-type="string">
            <text:p>Aminolast, Strawberry Kiwi - 70g</text:p>
          </table:table-cell>
          <table:table-cell office:value-type="float" office:value="646511008731">
            <text:p>646511008731</text:p>
          </table:table-cell>
          <table:table-cell office:value-type="float" office:value="22">
            <text:p>22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243">
            <text:p>3243</text:p>
          </table:table-cell>
          <table:table-cell office:value-type="string">
            <text:p>Gaspari</text:p>
          </table:table-cell>
          <table:table-cell office:value-type="string">
            <text:p>Aminomax 8000 350 Tablets ()</text:p>
          </table:table-cell>
          <table:table-cell office:value-type="float" office:value="12.65">
            <text:p>12.6500</text:p>
          </table:table-cell>
          <table:table-cell office:value-type="float" office:value="14.063">
            <text:p>14.063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3243">
            <text:p>3243</text:p>
          </table:table-cell>
          <table:table-cell office:value-type="string">
            <text:p>Gaspari Nutrition</text:p>
          </table:table-cell>
          <table:table-cell office:value-type="string">
            <text:p>AminoMax 8000 - 350 tablets</text:p>
          </table:table-cell>
          <table:table-cell office:value-type="float" office:value="646511006997">
            <text:p>646511006997</text:p>
          </table:table-cell>
          <table:table-cell office:value-type="float" office:value="145">
            <text:p>145</text:p>
          </table:table-cell>
          <table:table-cell office:value-type="float" office:value="0.98">
            <text:p>0.98</text:p>
          </table:table-cell>
          <table:table-cell office:value-type="float" office:value="9.99">
            <text:p>9.9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362">
            <text:p>2362</text:p>
          </table:table-cell>
          <table:table-cell office:value-type="string">
            <text:p>Gaspari</text:p>
          </table:table-cell>
          <table:table-cell office:value-type="string">
            <text:p>Size On Max Performance 1580g (Lemon)</text:p>
          </table:table-cell>
          <table:table-cell office:value-type="float" office:value="25.79">
            <text:p>25.7900</text:p>
          </table:table-cell>
          <table:table-cell office:value-type="float" office:value="25.788">
            <text:p>25.78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362">
            <text:p>2362</text:p>
          </table:table-cell>
          <table:table-cell office:value-type="string">
            <text:p>Gaspari Nutrition</text:p>
          </table:table-cell>
          <table:table-cell office:value-type="string">
            <text:p>SizeOn - Maximum Performance, Arctic Lemon Ice - 1580g</text:p>
          </table:table-cell>
          <table:table-cell office:value-type="float" office:value="646511005235">
            <text:p>646511005235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  <table:table-cell office:value-type="float" office:value="23.95">
            <text:p>23.95</text:p>
          </table:table-cell>
          <table:table-cell table:number-columns-repeated="1008"/>
        </table:table-row>
        <table:table-row table:style-name="ro1">
          <table:table-cell table:style-name="ce4" office:value-type="float" office:value="6649">
            <text:p>6649</text:p>
          </table:table-cell>
          <table:table-cell table:style-name="ce4" office:value-type="string">
            <text:p>6649 nieaktywne</text:p>
          </table:table-cell>
          <table:table-cell table:style-name="ce4" office:value-type="string">
            <text:p>Gaspari</text:p>
          </table:table-cell>
          <table:table-cell table:style-name="ce4" office:value-type="string">
            <text:p>Superdrive 20 Servings (Fruit Punch)</text:p>
          </table:table-cell>
          <table:table-cell table:style-name="ce9" office:value-type="float" office:value="11.14">
            <text:p>11.1400</text:p>
          </table:table-cell>
          <table:table-cell table:style-name="ce9" office:value-type="float" office:value="11.144">
            <text:p>11.144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649">
            <text:p>6649</text:p>
          </table:table-cell>
          <table:table-cell table:style-name="ce4" office:value-type="string">
            <text:p>Gaspari Nutrition</text:p>
          </table:table-cell>
          <table:table-cell table:style-name="ce4" office:value-type="string">
            <text:p>SuperDrive, Fruit Punch - 12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16">
            <text:p>0.16</text:p>
          </table:table-cell>
          <table:table-cell table:style-name="ce4" office:value-type="float" office:value="8.63">
            <text:p>8.63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6652">
            <text:p>6652</text:p>
          </table:table-cell>
          <table:table-cell table:style-name="ce4" office:value-type="string">
            <text:p>6652 nieaktywne</text:p>
          </table:table-cell>
          <table:table-cell table:style-name="ce4" office:value-type="string">
            <text:p>Gaspari</text:p>
          </table:table-cell>
          <table:table-cell table:style-name="ce4" office:value-type="string">
            <text:p>Superdrive 240g (Fruit Punch)</text:p>
          </table:table-cell>
          <table:table-cell table:style-name="ce9" office:value-type="float" office:value="19.49">
            <text:p>19.4900</text:p>
          </table:table-cell>
          <table:table-cell table:style-name="ce9" office:value-type="float" office:value="19.488">
            <text:p>19.488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652">
            <text:p>6652</text:p>
          </table:table-cell>
          <table:table-cell table:style-name="ce4" office:value-type="string">
            <text:p>Gaspari Nutrition</text:p>
          </table:table-cell>
          <table:table-cell table:style-name="ce4" office:value-type="string">
            <text:p>SuperDrive, Fruit Punch - 24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3">
            <text:p>0.3</text:p>
          </table:table-cell>
          <table:table-cell table:style-name="ce4" office:value-type="float" office:value="15.81">
            <text:p>15.81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6651">
            <text:p>6651</text:p>
          </table:table-cell>
          <table:table-cell table:style-name="ce4" office:value-type="string">
            <text:p>6651 nieaktywne</text:p>
          </table:table-cell>
          <table:table-cell table:style-name="ce4" office:value-type="string">
            <text:p>Gaspari</text:p>
          </table:table-cell>
          <table:table-cell table:style-name="ce4" office:value-type="string">
            <text:p>Superdrive 240g (Orange Mango)</text:p>
          </table:table-cell>
          <table:table-cell table:style-name="ce9" office:value-type="float" office:value="19.49">
            <text:p>19.4900</text:p>
          </table:table-cell>
          <table:table-cell table:style-name="ce9" office:value-type="float" office:value="19.488">
            <text:p>19.488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651">
            <text:p>6651</text:p>
          </table:table-cell>
          <table:table-cell table:style-name="ce4" office:value-type="string">
            <text:p>Gaspari Nutrition</text:p>
          </table:table-cell>
          <table:table-cell table:style-name="ce4" office:value-type="string">
            <text:p>SuperDrive, Orange Mango - 24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3">
            <text:p>0.3</text:p>
          </table:table-cell>
          <table:table-cell table:style-name="ce4" office:value-type="float" office:value="15.54">
            <text:p>15.54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6802">
            <text:p>6802</text:p>
          </table:table-cell>
          <table:table-cell table:style-name="ce4" office:value-type="string">
            <text:p>6802 nieaktywne</text:p>
          </table:table-cell>
          <table:table-cell table:style-name="ce4" office:value-type="string">
            <text:p>Gaspari</text:p>
          </table:table-cell>
          <table:table-cell table:style-name="ce4" office:value-type="string">
            <text:p>Superdrive 240g (Strawberry Kiwi)</text:p>
          </table:table-cell>
          <table:table-cell table:style-name="ce9" office:value-type="float" office:value="19.49">
            <text:p>19.4900</text:p>
          </table:table-cell>
          <table:table-cell table:style-name="ce9" office:value-type="float" office:value="19.488">
            <text:p>19.488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802">
            <text:p>6802</text:p>
          </table:table-cell>
          <table:table-cell table:style-name="ce4" office:value-type="string">
            <text:p>Gaspari Nutrition</text:p>
          </table:table-cell>
          <table:table-cell table:style-name="ce4" office:value-type="string">
            <text:p>SuperDrive, Strawberry Kiwi - 240g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float" office:value="0.3">
            <text:p>0.3</text:p>
          </table:table-cell>
          <table:table-cell table:style-name="ce4" office:value-type="float" office:value="14.83">
            <text:p>14.83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9962">
            <text:p>9962</text:p>
          </table:table-cell>
          <table:table-cell office:value-type="string">
            <text:p>Gaspari</text:p>
          </table:table-cell>
          <table:table-cell office:value-type="string">
            <text:p>Superpump 3.0 396g (Fruit Punch)</text:p>
          </table:table-cell>
          <table:table-cell office:value-type="float" office:value="16.99">
            <text:p>16.9900</text:p>
          </table:table-cell>
          <table:table-cell office:value-type="float" office:value="21.098">
            <text:p>21.0980</text:p>
          </table:table-cell>
          <table:table-cell office:value-type="string">
            <text:p>V</text:p>
          </table:table-cell>
          <table:table-cell office:value-type="string">
            <text:p>ONLY 16.99</text:p>
          </table:table-cell>
          <table:table-cell/>
          <table:table-cell office:value-type="float" office:value="9962">
            <text:p>9962</text:p>
          </table:table-cell>
          <table:table-cell office:value-type="string">
            <text:p>Gaspari Nutrition</text:p>
          </table:table-cell>
          <table:table-cell office:value-type="string">
            <text:p>SuperPump 3.0, Fruit Punch - 401g</text:p>
          </table:table-cell>
          <table:table-cell office:value-type="float" office:value="646511022232">
            <text:p>646511022232</text:p>
          </table:table-cell>
          <table:table-cell office:value-type="float" office:value="244">
            <text:p>244</text:p>
          </table:table-cell>
          <table:table-cell office:value-type="float" office:value="0.51">
            <text:p>0.51</text:p>
          </table:table-cell>
          <table:table-cell office:value-type="float" office:value="14.97">
            <text:p>14.9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756">
            <text:p>9756</text:p>
          </table:table-cell>
          <table:table-cell office:value-type="string">
            <text:p>Gaspari</text:p>
          </table:table-cell>
          <table:table-cell office:value-type="string">
            <text:p>Superpump 3.0 396g (Lemon Ice)</text:p>
          </table:table-cell>
          <table:table-cell office:value-type="float" office:value="16.99">
            <text:p>16.9900</text:p>
          </table:table-cell>
          <table:table-cell office:value-type="float" office:value="21.098">
            <text:p>21.0980</text:p>
          </table:table-cell>
          <table:table-cell office:value-type="string">
            <text:p>V</text:p>
          </table:table-cell>
          <table:table-cell office:value-type="string">
            <text:p>ONLY 16.99</text:p>
          </table:table-cell>
          <table:table-cell/>
          <table:table-cell office:value-type="float" office:value="9756">
            <text:p>9756</text:p>
          </table:table-cell>
          <table:table-cell office:value-type="string">
            <text:p>Gaspari Nutrition</text:p>
          </table:table-cell>
          <table:table-cell office:value-type="string">
            <text:p>SuperPump 3.0, Lemon Ice - 396g</text:p>
          </table:table-cell>
          <table:table-cell office:value-type="float" office:value="646511022188">
            <text:p>646511022188</text:p>
          </table:table-cell>
          <table:table-cell office:value-type="float" office:value="387">
            <text:p>387</text:p>
          </table:table-cell>
          <table:table-cell office:value-type="float" office:value="0.5">
            <text:p>0.5</text:p>
          </table:table-cell>
          <table:table-cell office:value-type="float" office:value="14.67">
            <text:p>14.6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757">
            <text:p>9757</text:p>
          </table:table-cell>
          <table:table-cell office:value-type="string">
            <text:p>Gaspari</text:p>
          </table:table-cell>
          <table:table-cell office:value-type="string">
            <text:p>Superpump 3.0 396g (Strawberry Kiwi)</text:p>
          </table:table-cell>
          <table:table-cell office:value-type="float" office:value="16.99">
            <text:p>16.9900</text:p>
          </table:table-cell>
          <table:table-cell office:value-type="float" office:value="21.098">
            <text:p>21.0980</text:p>
          </table:table-cell>
          <table:table-cell office:value-type="string">
            <text:p>V</text:p>
          </table:table-cell>
          <table:table-cell office:value-type="string">
            <text:p>ONLY 16.99</text:p>
          </table:table-cell>
          <table:table-cell/>
          <table:table-cell office:value-type="float" office:value="9757">
            <text:p>9757</text:p>
          </table:table-cell>
          <table:table-cell office:value-type="string">
            <text:p>Gaspari Nutrition</text:p>
          </table:table-cell>
          <table:table-cell office:value-type="string">
            <text:p>SuperPump 3.0, Strawberry Kiwi Blast - 392g</text:p>
          </table:table-cell>
          <table:table-cell office:value-type="float" office:value="646511022157">
            <text:p>646511022157</text:p>
          </table:table-cell>
          <table:table-cell office:value-type="float" office:value="367">
            <text:p>367</text:p>
          </table:table-cell>
          <table:table-cell office:value-type="float" office:value="0.5">
            <text:p>0.5</text:p>
          </table:table-cell>
          <table:table-cell office:value-type="float" office:value="14.55">
            <text:p>14.5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758">
            <text:p>9758</text:p>
          </table:table-cell>
          <table:table-cell office:value-type="string">
            <text:p>Gaspari</text:p>
          </table:table-cell>
          <table:table-cell office:value-type="string">
            <text:p>Superpump 3.0 396g (Watermelon)</text:p>
          </table:table-cell>
          <table:table-cell office:value-type="float" office:value="16.99">
            <text:p>16.9900</text:p>
          </table:table-cell>
          <table:table-cell office:value-type="float" office:value="21.098">
            <text:p>21.0980</text:p>
          </table:table-cell>
          <table:table-cell office:value-type="string">
            <text:p>V</text:p>
          </table:table-cell>
          <table:table-cell office:value-type="string">
            <text:p>ONLY 16.99</text:p>
          </table:table-cell>
          <table:table-cell/>
          <table:table-cell office:value-type="float" office:value="9758">
            <text:p>9758</text:p>
          </table:table-cell>
          <table:table-cell office:value-type="string">
            <text:p>Gaspari Nutrition</text:p>
          </table:table-cell>
          <table:table-cell office:value-type="string">
            <text:p>SuperPump 3.0, Watermelon Madness - 396g</text:p>
          </table:table-cell>
          <table:table-cell office:value-type="float" office:value="646511022058">
            <text:p>646511022058</text:p>
          </table:table-cell>
          <table:table-cell office:value-type="float" office:value="183">
            <text:p>183</text:p>
          </table:table-cell>
          <table:table-cell office:value-type="float" office:value="0.49">
            <text:p>0.49</text:p>
          </table:table-cell>
          <table:table-cell office:value-type="float" office:value="14.65">
            <text:p>14.65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old Standard (Wholesale N/A)</text:p>
          </table:table-cell>
          <table:table-cell table:style-name="ce3" office:value-type="string">
            <text:p>Steam Cooked Chicken Breasts 2.5Kg (Chicken)</text:p>
          </table:table-cell>
          <table:table-cell table:number-columns-repeated="2" table:style-name="ce8" office:value-type="float" office:value="22">
            <text:p>22.00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6088">
            <text:p>6088</text:p>
          </table:table-cell>
          <table:table-cell office:value-type="string">
            <text:p>Grenade</text:p>
          </table:table-cell>
          <table:table-cell office:value-type="string">
            <text:p>50 Calibre 232g (Berry Blast)</text:p>
          </table:table-cell>
          <table:table-cell table:number-columns-repeated="2" office:value-type="float" office:value="14.7">
            <text:p>14.70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088">
            <text:p>6088</text:p>
          </table:table-cell>
          <table:table-cell office:value-type="string">
            <text:p>Grenade</text:p>
          </table:table-cell>
          <table:table-cell office:value-type="string">
            <text:p>.50 Calibre, Berry Blast - 232g</text:p>
          </table:table-cell>
          <table:table-cell office:value-type="float" office:value="5060221200080">
            <text:p>5060221200080</text:p>
          </table:table-cell>
          <table:table-cell office:value-type="float" office:value="30">
            <text:p>30</text:p>
          </table:table-cell>
          <table:table-cell office:value-type="float" office:value="0.25">
            <text:p>0.25</text:p>
          </table:table-cell>
          <table:table-cell office:value-type="float" office:value="9.09">
            <text:p>9.0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089">
            <text:p>6089</text:p>
          </table:table-cell>
          <table:table-cell office:value-type="string">
            <text:p>Grenade</text:p>
          </table:table-cell>
          <table:table-cell office:value-type="string">
            <text:p>50 Calibre 232g (Lemon)</text:p>
          </table:table-cell>
          <table:table-cell table:number-columns-repeated="2" office:value-type="float" office:value="14.7">
            <text:p>14.70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089">
            <text:p>6089</text:p>
          </table:table-cell>
          <table:table-cell office:value-type="string">
            <text:p>Grenade</text:p>
          </table:table-cell>
          <table:table-cell office:value-type="string">
            <text:p>.50 Calibre, Lemon Raid - 232g</text:p>
          </table:table-cell>
          <table:table-cell office:value-type="float" office:value="5060221200127">
            <text:p>5060221200127</text:p>
          </table:table-cell>
          <table:table-cell office:value-type="float" office:value="14">
            <text:p>14</text:p>
          </table:table-cell>
          <table:table-cell office:value-type="float" office:value="0.25">
            <text:p>0.25</text:p>
          </table:table-cell>
          <table:table-cell office:value-type="float" office:value="9.07">
            <text:p>9.0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181">
            <text:p>5181</text:p>
          </table:table-cell>
          <table:table-cell office:value-type="string">
            <text:p>Grenade</text:p>
          </table:table-cell>
          <table:table-cell office:value-type="string">
            <text:p>50 Calibre 580g (Berry Blast)</text:p>
          </table:table-cell>
          <table:table-cell table:number-columns-repeated="2" office:value-type="float" office:value="24.85">
            <text:p>24.85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181">
            <text:p>5181</text:p>
          </table:table-cell>
          <table:table-cell office:value-type="string">
            <text:p>Grenade</text:p>
          </table:table-cell>
          <table:table-cell office:value-type="string">
            <text:p>.50 Calibre, Berry Blast - 580g</text:p>
          </table:table-cell>
          <table:table-cell office:value-type="float" office:value="5060221200059">
            <text:p>5060221200059</text:p>
          </table:table-cell>
          <table:table-cell office:value-type="float" office:value="122">
            <text:p>122</text:p>
          </table:table-cell>
          <table:table-cell office:value-type="float" office:value="0.83">
            <text:p>0.83</text:p>
          </table:table-cell>
          <table:table-cell office:value-type="float" office:value="18.28">
            <text:p>18.28</text:p>
          </table:table-cell>
          <table:table-cell table:number-columns-repeated="1008"/>
        </table:table-row>
        <table:table-row table:style-name="ro1">
          <table:table-cell table:style-name="ce5" office:value-type="float" office:value="5181">
            <text:p>5181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Grenade</text:p>
          </table:table-cell>
          <table:table-cell table:style-name="ce5" office:value-type="string">
            <text:p>50 Calibre 580g (Cola)</text:p>
          </table:table-cell>
          <table:table-cell table:number-columns-repeated="2" table:style-name="ce10" office:value-type="float" office:value="24.85">
            <text:p>24.850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5181">
            <text:p>5181</text:p>
          </table:table-cell>
          <table:table-cell table:style-name="ce5" office:value-type="string">
            <text:p>Grenade</text:p>
          </table:table-cell>
          <table:table-cell table:style-name="ce5" office:value-type="string">
            <text:p>.50 Calibre, Berry Blast - 580g</text:p>
          </table:table-cell>
          <table:table-cell table:style-name="ce5" office:value-type="float" office:value="5060221200059">
            <text:p>5060221200059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0.83">
            <text:p>0.83</text:p>
          </table:table-cell>
          <table:table-cell table:style-name="ce5" office:value-type="float" office:value="18.28">
            <text:p>18.28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6015">
            <text:p>6015</text:p>
          </table:table-cell>
          <table:table-cell office:value-type="string">
            <text:p>Grenade</text:p>
          </table:table-cell>
          <table:table-cell office:value-type="string">
            <text:p>50 Calibre 580g (Lemon)</text:p>
          </table:table-cell>
          <table:table-cell table:number-columns-repeated="2" office:value-type="float" office:value="24.85">
            <text:p>24.85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015">
            <text:p>6015</text:p>
          </table:table-cell>
          <table:table-cell office:value-type="string">
            <text:p>Grenade</text:p>
          </table:table-cell>
          <table:table-cell office:value-type="string">
            <text:p>.50 Calibre, Lemon Raid - 580g</text:p>
          </table:table-cell>
          <table:table-cell office:value-type="float" office:value="5060221200103">
            <text:p>5060221200103</text:p>
          </table:table-cell>
          <table:table-cell office:value-type="float" office:value="154">
            <text:p>154</text:p>
          </table:table-cell>
          <table:table-cell office:value-type="float" office:value="0.83">
            <text:p>0.83</text:p>
          </table:table-cell>
          <table:table-cell office:value-type="float" office:value="18.28">
            <text:p>18.28</text:p>
          </table:table-cell>
          <table:table-cell table:number-columns-repeated="1008"/>
        </table:table-row>
        <table:table-row table:style-name="ro1">
          <table:table-cell table:style-name="ce4" office:value-type="float" office:value="6017">
            <text:p>6017</text:p>
          </table:table-cell>
          <table:table-cell table:style-name="ce4" office:value-type="string">
            <text:p>6017 nieaktywne</text:p>
          </table:table-cell>
          <table:table-cell table:style-name="ce4" office:value-type="string">
            <text:p>Grenade</text:p>
          </table:table-cell>
          <table:table-cell table:style-name="ce4" office:value-type="string">
            <text:p>50 Calibre Preloaded 25 Sticks (Berry Blast)</text:p>
          </table:table-cell>
          <table:table-cell table:number-columns-repeated="2" table:style-name="ce9" office:value-type="float" office:value="24.85">
            <text:p>24.85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017">
            <text:p>6017</text:p>
          </table:table-cell>
          <table:table-cell table:style-name="ce4" office:value-type="string">
            <text:p>Grenade</text:p>
          </table:table-cell>
          <table:table-cell table:style-name="ce4" office:value-type="string">
            <text:p>Preloaded Grenade .50 Calibre, Berry Blast - 25 packets</text:p>
          </table:table-cell>
          <table:table-cell table:style-name="ce4" office:value-type="float" office:value="5060221200028">
            <text:p>506022120002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0.96">
            <text:p>20.96</text:p>
          </table:table-cell>
          <table:table-cell table:style-name="ce4" table:number-columns-repeated="1008"/>
        </table:table-row>
        <table:table-row table:style-name="ro1">
          <table:table-cell table:style-name="ce5" office:value-type="float" office:value="6017">
            <text:p>6017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Grenade</text:p>
          </table:table-cell>
          <table:table-cell table:style-name="ce5" office:value-type="string">
            <text:p>50 Calibre Preloaded 25 Sticks (Lemon Raid)</text:p>
          </table:table-cell>
          <table:table-cell table:number-columns-repeated="2" table:style-name="ce10" office:value-type="float" office:value="24.85">
            <text:p>24.850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6017">
            <text:p>6017</text:p>
          </table:table-cell>
          <table:table-cell table:style-name="ce5" office:value-type="string">
            <text:p>Grenade</text:p>
          </table:table-cell>
          <table:table-cell table:style-name="ce5" office:value-type="string">
            <text:p>Preloaded Grenade .50 Calibre, Berry Blast - 25 packets</text:p>
          </table:table-cell>
          <table:table-cell table:style-name="ce5" office:value-type="float" office:value="5060221200028">
            <text:p>5060221200028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0.96">
            <text:p>20.96</text:p>
          </table:table-cell>
          <table:table-cell table:style-name="ce5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renade</text:p>
          </table:table-cell>
          <table:table-cell table:style-name="ce3" office:value-type="string">
            <text:p>50 Calibre Single Sachet (Killa Cola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7174">
            <text:p>7174</text:p>
          </table:table-cell>
          <table:table-cell office:value-type="string">
            <text:p>Grenade</text:p>
          </table:table-cell>
          <table:table-cell office:value-type="string">
            <text:p>At4 120 Caps ()</text:p>
          </table:table-cell>
          <table:table-cell office:value-type="float" office:value="19.54">
            <text:p>19.5400</text:p>
          </table:table-cell>
          <table:table-cell office:value-type="float" office:value="19.537">
            <text:p>19.53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174">
            <text:p>7174</text:p>
          </table:table-cell>
          <table:table-cell office:value-type="string">
            <text:p>Grenade</text:p>
          </table:table-cell>
          <table:table-cell office:value-type="string">
            <text:p>AT4 - 120 caps</text:p>
          </table:table-cell>
          <table:table-cell office:value-type="float" office:value="5060221200165">
            <text:p>5060221200165</text:p>
          </table:table-cell>
          <table:table-cell office:value-type="float" office:value="121">
            <text:p>121</text:p>
          </table:table-cell>
          <table:table-cell office:value-type="float" office:value="0.27">
            <text:p>0.27</text:p>
          </table:table-cell>
          <table:table-cell office:value-type="float" office:value="15.46">
            <text:p>15.4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070">
            <text:p>20070</text:p>
          </table:table-cell>
          <table:table-cell office:value-type="string">
            <text:p>Grenade</text:p>
          </table:table-cell>
          <table:table-cell office:value-type="string">
            <text:p>Black Ops 100 Caps ()</text:p>
          </table:table-cell>
          <table:table-cell office:value-type="float" office:value="18.35">
            <text:p>18.3500</text:p>
          </table:table-cell>
          <table:table-cell office:value-type="float" office:value="18.354">
            <text:p>18.35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070">
            <text:p>20070</text:p>
          </table:table-cell>
          <table:table-cell office:value-type="string">
            <text:p>Grenade</text:p>
          </table:table-cell>
          <table:table-cell office:value-type="string">
            <text:p>Black Ops - 100 caps</text:p>
          </table:table-cell>
          <table:table-cell office:value-type="float" office:value="5060221201018">
            <text:p>5060221201018</text:p>
          </table:table-cell>
          <table:table-cell office:value-type="float" office:value="158">
            <text:p>158</text:p>
          </table:table-cell>
          <table:table-cell office:value-type="float" office:value="0.275">
            <text:p>0.275</text:p>
          </table:table-cell>
          <table:table-cell office:value-type="float" office:value="14.52">
            <text:p>14.52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renade</text:p>
          </table:table-cell>
          <table:table-cell table:style-name="ce3" office:value-type="string">
            <text:p>Black Ops Single Sachet (Black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renade</text:p>
          </table:table-cell>
          <table:table-cell table:style-name="ce3" office:value-type="string">
            <text:p>Carb Killa Bar 12 x 60g (Caramel Chaos)</text:p>
          </table:table-cell>
          <table:table-cell table:number-columns-repeated="2" table:style-name="ce8" office:value-type="float" office:value="9.36">
            <text:p>9.36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0071">
            <text:p>20071</text:p>
          </table:table-cell>
          <table:table-cell office:value-type="string">
            <text:p>Grenade</text:p>
          </table:table-cell>
          <table:table-cell office:value-type="string">
            <text:p>Defend 345g (Atomic Apple)</text:p>
          </table:table-cell>
          <table:table-cell office:value-type="float" office:value="16.81">
            <text:p>16.8100</text:p>
          </table:table-cell>
          <table:table-cell office:value-type="float" office:value="16.807">
            <text:p>16.80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071">
            <text:p>20071</text:p>
          </table:table-cell>
          <table:table-cell office:value-type="string">
            <text:p>Grenade</text:p>
          </table:table-cell>
          <table:table-cell office:value-type="string">
            <text:p>Defend, Atomic Apple - 345g</text:p>
          </table:table-cell>
          <table:table-cell office:value-type="float" office:value="5060221201087">
            <text:p>5060221201087</text:p>
          </table:table-cell>
          <table:table-cell office:value-type="float" office:value="46">
            <text:p>46</text:p>
          </table:table-cell>
          <table:table-cell office:value-type="float" office:value="0.45">
            <text:p>0.45</text:p>
          </table:table-cell>
          <table:table-cell office:value-type="float" office:value="13.36">
            <text:p>13.3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072">
            <text:p>20072</text:p>
          </table:table-cell>
          <table:table-cell office:value-type="string">
            <text:p>Grenade</text:p>
          </table:table-cell>
          <table:table-cell office:value-type="string">
            <text:p>Defend 345g (Orange Onslaught)</text:p>
          </table:table-cell>
          <table:table-cell office:value-type="float" office:value="16.81">
            <text:p>16.8100</text:p>
          </table:table-cell>
          <table:table-cell office:value-type="float" office:value="16.807">
            <text:p>16.80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072">
            <text:p>20072</text:p>
          </table:table-cell>
          <table:table-cell office:value-type="string">
            <text:p>Grenade</text:p>
          </table:table-cell>
          <table:table-cell office:value-type="string">
            <text:p>Defend, Orange Onslaught - 345g</text:p>
          </table:table-cell>
          <table:table-cell office:value-type="float" office:value="5060221201094">
            <text:p>5060221201094</text:p>
          </table:table-cell>
          <table:table-cell office:value-type="float" office:value="48">
            <text:p>48</text:p>
          </table:table-cell>
          <table:table-cell office:value-type="float" office:value="0.445">
            <text:p>0.445</text:p>
          </table:table-cell>
          <table:table-cell office:value-type="float" office:value="13.36">
            <text:p>13.3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172">
            <text:p>7172</text:p>
          </table:table-cell>
          <table:table-cell office:value-type="string">
            <text:p>Grenade</text:p>
          </table:table-cell>
          <table:table-cell office:value-type="string">
            <text:p>Engage 285g (Ko Punch)</text:p>
          </table:table-cell>
          <table:table-cell office:value-type="float" office:value="14.06">
            <text:p>14.0600</text:p>
          </table:table-cell>
          <table:table-cell office:value-type="float" office:value="15.631">
            <text:p>15.631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7172">
            <text:p>7172</text:p>
          </table:table-cell>
          <table:table-cell office:value-type="string">
            <text:p>Grenade</text:p>
          </table:table-cell>
          <table:table-cell office:value-type="string">
            <text:p>Engage Creatine, K.O. Punch - 285g</text:p>
          </table:table-cell>
          <table:table-cell office:value-type="float" office:value="5060221200851">
            <text:p>5060221200851</text:p>
          </table:table-cell>
          <table:table-cell office:value-type="float" office:value="7">
            <text:p>7</text:p>
          </table:table-cell>
          <table:table-cell office:value-type="float" office:value="0.29">
            <text:p>0.29</text:p>
          </table:table-cell>
          <table:table-cell office:value-type="float" office:value="12.36">
            <text:p>12.3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173">
            <text:p>7173</text:p>
          </table:table-cell>
          <table:table-cell office:value-type="string">
            <text:p>Grenade</text:p>
          </table:table-cell>
          <table:table-cell office:value-type="string">
            <text:p>Engage 285g (Raspberry Reload)</text:p>
          </table:table-cell>
          <table:table-cell office:value-type="float" office:value="14.06">
            <text:p>14.0600</text:p>
          </table:table-cell>
          <table:table-cell office:value-type="float" office:value="15.631">
            <text:p>15.631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7173">
            <text:p>7173</text:p>
          </table:table-cell>
          <table:table-cell office:value-type="string">
            <text:p>Grenade</text:p>
          </table:table-cell>
          <table:table-cell office:value-type="string">
            <text:p>Engage Creatine, Raspberry Reload - 285g</text:p>
          </table:table-cell>
          <table:table-cell office:value-type="float" office:value="5060221200868">
            <text:p>5060221200868</text:p>
          </table:table-cell>
          <table:table-cell office:value-type="float" office:value="7">
            <text:p>7</text:p>
          </table:table-cell>
          <table:table-cell office:value-type="float" office:value="0.29">
            <text:p>0.29</text:p>
          </table:table-cell>
          <table:table-cell office:value-type="float" office:value="12.36">
            <text:p>12.3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070">
            <text:p>21070</text:p>
          </table:table-cell>
          <table:table-cell office:value-type="string">
            <text:p>Grenade</text:p>
          </table:table-cell>
          <table:table-cell office:value-type="string">
            <text:p>Hydra 6 1.8Kg (Chocolate Charge)</text:p>
          </table:table-cell>
          <table:table-cell office:value-type="float" office:value="33.22">
            <text:p>33.2200</text:p>
          </table:table-cell>
          <table:table-cell office:value-type="float" office:value="33.222">
            <text:p>33.2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070">
            <text:p>21070</text:p>
          </table:table-cell>
          <table:table-cell office:value-type="string">
            <text:p>Grenade</text:p>
          </table:table-cell>
          <table:table-cell office:value-type="string">
            <text:p>Hydra 6, Chocolate Charge - 1816g</text:p>
          </table:table-cell>
          <table:table-cell office:value-type="float" office:value="5060221200950">
            <text:p>5060221200950</text:p>
          </table:table-cell>
          <table:table-cell office:value-type="float" office:value="16">
            <text:p>16</text:p>
          </table:table-cell>
          <table:table-cell office:value-type="float" office:value="2.11">
            <text:p>2.11</text:p>
          </table:table-cell>
          <table:table-cell office:value-type="float" office:value="26.85">
            <text:p>26.8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071">
            <text:p>21071</text:p>
          </table:table-cell>
          <table:table-cell office:value-type="string">
            <text:p>Grenade</text:p>
          </table:table-cell>
          <table:table-cell office:value-type="string">
            <text:p>Hydra 6 1.8Kg (Cookie Chaos)</text:p>
          </table:table-cell>
          <table:table-cell office:value-type="float" office:value="33.22">
            <text:p>33.2200</text:p>
          </table:table-cell>
          <table:table-cell office:value-type="float" office:value="33.222">
            <text:p>33.2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071">
            <text:p>21071</text:p>
          </table:table-cell>
          <table:table-cell office:value-type="string">
            <text:p>Grenade</text:p>
          </table:table-cell>
          <table:table-cell office:value-type="string">
            <text:p>Hydra 6, Cookie Chaos - 1816g</text:p>
          </table:table-cell>
          <table:table-cell office:value-type="float" office:value="5060221200936">
            <text:p>5060221200936</text:p>
          </table:table-cell>
          <table:table-cell office:value-type="float" office:value="13">
            <text:p>13</text:p>
          </table:table-cell>
          <table:table-cell office:value-type="float" office:value="2.11">
            <text:p>2.11</text:p>
          </table:table-cell>
          <table:table-cell office:value-type="float" office:value="26.85">
            <text:p>26.8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073">
            <text:p>21073</text:p>
          </table:table-cell>
          <table:table-cell office:value-type="string">
            <text:p>Grenade</text:p>
          </table:table-cell>
          <table:table-cell office:value-type="string">
            <text:p>Hydra 6 1.8Kg (Killa Vanilla)</text:p>
          </table:table-cell>
          <table:table-cell office:value-type="float" office:value="33.22">
            <text:p>33.2200</text:p>
          </table:table-cell>
          <table:table-cell office:value-type="float" office:value="33.222">
            <text:p>33.2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073">
            <text:p>21073</text:p>
          </table:table-cell>
          <table:table-cell office:value-type="string">
            <text:p>Grenade</text:p>
          </table:table-cell>
          <table:table-cell office:value-type="string">
            <text:p>Hydra 6, Killa Vailla - 1816g</text:p>
          </table:table-cell>
          <table:table-cell office:value-type="float" office:value="5060221200943">
            <text:p>5060221200943</text:p>
          </table:table-cell>
          <table:table-cell office:value-type="float" office:value="18">
            <text:p>18</text:p>
          </table:table-cell>
          <table:table-cell office:value-type="float" office:value="2.11">
            <text:p>2.11</text:p>
          </table:table-cell>
          <table:table-cell office:value-type="float" office:value="26.85">
            <text:p>26.8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072">
            <text:p>21072</text:p>
          </table:table-cell>
          <table:table-cell office:value-type="string">
            <text:p>Grenade</text:p>
          </table:table-cell>
          <table:table-cell office:value-type="string">
            <text:p>Hydra 6 1.8Kg (Strawberry Seige)</text:p>
          </table:table-cell>
          <table:table-cell office:value-type="float" office:value="33.22">
            <text:p>33.2200</text:p>
          </table:table-cell>
          <table:table-cell office:value-type="float" office:value="33.222">
            <text:p>33.2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072">
            <text:p>21072</text:p>
          </table:table-cell>
          <table:table-cell office:value-type="string">
            <text:p>Grenade</text:p>
          </table:table-cell>
          <table:table-cell office:value-type="string">
            <text:p>Hydra 6, Strawberry Siege - 1816g</text:p>
          </table:table-cell>
          <table:table-cell office:value-type="float" office:value="5060221200967">
            <text:p>5060221200967</text:p>
          </table:table-cell>
          <table:table-cell office:value-type="float" office:value="13">
            <text:p>13</text:p>
          </table:table-cell>
          <table:table-cell office:value-type="float" office:value="2.11">
            <text:p>2.11</text:p>
          </table:table-cell>
          <table:table-cell office:value-type="float" office:value="26.85">
            <text:p>26.85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renade</text:p>
          </table:table-cell>
          <table:table-cell table:style-name="ce3" office:value-type="string">
            <text:p>Hydra 6 12 Sachets Box (Strawberry)</text:p>
          </table:table-cell>
          <table:table-cell table:style-name="ce8" office:value-type="float" office:value="10.49">
            <text:p>10.4900</text:p>
          </table:table-cell>
          <table:table-cell table:style-name="ce8" office:value-type="float" office:value="10.493">
            <text:p>10.4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1627">
            <text:p>21627</text:p>
          </table:table-cell>
          <table:table-cell office:value-type="string">
            <text:p>Grenade</text:p>
          </table:table-cell>
          <table:table-cell office:value-type="string">
            <text:p>Hydra 6 908g (Chocolate Charge)</text:p>
          </table:table-cell>
          <table:table-cell office:value-type="float" office:value="18.37">
            <text:p>18.3700</text:p>
          </table:table-cell>
          <table:table-cell office:value-type="float" office:value="18.368">
            <text:p>18.36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27">
            <text:p>21627</text:p>
          </table:table-cell>
          <table:table-cell office:value-type="string">
            <text:p>Grenade</text:p>
          </table:table-cell>
          <table:table-cell office:value-type="string">
            <text:p>Hydra 6, Chocolate Charge - 908g</text:p>
          </table:table-cell>
          <table:table-cell office:value-type="float" office:value="5060221200998">
            <text:p>5060221200998</text:p>
          </table:table-cell>
          <table:table-cell office:value-type="float" office:value="14">
            <text:p>14</text:p>
          </table:table-cell>
          <table:table-cell office:value-type="float" office:value="1.11">
            <text:p>1.11</text:p>
          </table:table-cell>
          <table:table-cell office:value-type="float" office:value="14.24">
            <text:p>14.2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28">
            <text:p>21628</text:p>
          </table:table-cell>
          <table:table-cell office:value-type="string">
            <text:p>Grenade</text:p>
          </table:table-cell>
          <table:table-cell office:value-type="string">
            <text:p>Hydra 6 908g (Cookie Chaos)</text:p>
          </table:table-cell>
          <table:table-cell office:value-type="float" office:value="18.37">
            <text:p>18.3700</text:p>
          </table:table-cell>
          <table:table-cell office:value-type="float" office:value="18.368">
            <text:p>18.36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28">
            <text:p>21628</text:p>
          </table:table-cell>
          <table:table-cell office:value-type="string">
            <text:p>Grenade</text:p>
          </table:table-cell>
          <table:table-cell office:value-type="string">
            <text:p>Hydra 6, Cookie Chaos - 908g</text:p>
          </table:table-cell>
          <table:table-cell office:value-type="float" office:value="5060221200974">
            <text:p>5060221200974</text:p>
          </table:table-cell>
          <table:table-cell office:value-type="float" office:value="10">
            <text:p>10</text:p>
          </table:table-cell>
          <table:table-cell office:value-type="float" office:value="1.1">
            <text:p>1.1</text:p>
          </table:table-cell>
          <table:table-cell office:value-type="float" office:value="14.24">
            <text:p>14.2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29">
            <text:p>21629</text:p>
          </table:table-cell>
          <table:table-cell office:value-type="string">
            <text:p>Grenade</text:p>
          </table:table-cell>
          <table:table-cell office:value-type="string">
            <text:p>Hydra 6 908g (Killa Vanilla)</text:p>
          </table:table-cell>
          <table:table-cell office:value-type="float" office:value="18.37">
            <text:p>18.3700</text:p>
          </table:table-cell>
          <table:table-cell office:value-type="float" office:value="18.368">
            <text:p>18.36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29">
            <text:p>21629</text:p>
          </table:table-cell>
          <table:table-cell office:value-type="string">
            <text:p>Grenade</text:p>
          </table:table-cell>
          <table:table-cell office:value-type="string">
            <text:p>Hydra 6, Killa Vanilla - 908g</text:p>
          </table:table-cell>
          <table:table-cell office:value-type="float" office:value="5060221200981">
            <text:p>5060221200981</text:p>
          </table:table-cell>
          <table:table-cell office:value-type="float" office:value="10">
            <text:p>10</text:p>
          </table:table-cell>
          <table:table-cell office:value-type="float" office:value="1.11">
            <text:p>1.11</text:p>
          </table:table-cell>
          <table:table-cell office:value-type="float" office:value="14.24">
            <text:p>14.2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30">
            <text:p>21630</text:p>
          </table:table-cell>
          <table:table-cell office:value-type="string">
            <text:p>Grenade</text:p>
          </table:table-cell>
          <table:table-cell office:value-type="string">
            <text:p>Hydra 6 908g (Strawberry Seige)</text:p>
          </table:table-cell>
          <table:table-cell office:value-type="float" office:value="18.37">
            <text:p>18.3700</text:p>
          </table:table-cell>
          <table:table-cell office:value-type="float" office:value="18.368">
            <text:p>18.36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30">
            <text:p>21630</text:p>
          </table:table-cell>
          <table:table-cell office:value-type="string">
            <text:p>Grenade</text:p>
          </table:table-cell>
          <table:table-cell office:value-type="string">
            <text:p>Hydra 6, Strawberry Siege - 908g</text:p>
          </table:table-cell>
          <table:table-cell office:value-type="float" office:value="5060221201001">
            <text:p>5060221201001</text:p>
          </table:table-cell>
          <table:table-cell office:value-type="float" office:value="7">
            <text:p>7</text:p>
          </table:table-cell>
          <table:table-cell office:value-type="float" office:value="1.11">
            <text:p>1.11</text:p>
          </table:table-cell>
          <table:table-cell office:value-type="float" office:value="14.24">
            <text:p>14.24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renade</text:p>
          </table:table-cell>
          <table:table-cell table:style-name="ce3" office:value-type="string">
            <text:p>Hydra 6 Single Sachet (Chocolate Charge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renade</text:p>
          </table:table-cell>
          <table:table-cell table:style-name="ce3" office:value-type="string">
            <text:p>Hydra 6 Single Sachet (Strawberry Seige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4393">
            <text:p>4393</text:p>
          </table:table-cell>
          <table:table-cell office:value-type="string">
            <text:p>Grenade</text:p>
          </table:table-cell>
          <table:table-cell office:value-type="string">
            <text:p>Informed Sport - Thermo Detonator 100 Caps ()</text:p>
          </table:table-cell>
          <table:table-cell office:value-type="float" office:value="17.88">
            <text:p>17.8800</text:p>
          </table:table-cell>
          <table:table-cell office:value-type="float" office:value="17.878">
            <text:p>17.87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393">
            <text:p>4393</text:p>
          </table:table-cell>
          <table:table-cell office:value-type="string">
            <text:p>Grenade</text:p>
          </table:table-cell>
          <table:table-cell office:value-type="string">
            <text:p>Thermo Detonator - 100 caps</text:p>
          </table:table-cell>
          <table:table-cell office:value-type="float" office:value="5060221200004">
            <text:p>5060221200004</text:p>
          </table:table-cell>
          <table:table-cell office:value-type="float" office:value="437">
            <text:p>437</text:p>
          </table:table-cell>
          <table:table-cell office:value-type="float" office:value="0.3">
            <text:p>0.3</text:p>
          </table:table-cell>
          <table:table-cell office:value-type="float" office:value="14.11">
            <text:p>14.1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073">
            <text:p>20073</text:p>
          </table:table-cell>
          <table:table-cell office:value-type="string">
            <text:p>Grenade</text:p>
          </table:table-cell>
          <table:table-cell office:value-type="string">
            <text:p>Killa Ketones 60 Caps ()</text:p>
          </table:table-cell>
          <table:table-cell office:value-type="float" office:value="11.72">
            <text:p>11.7200</text:p>
          </table:table-cell>
          <table:table-cell office:value-type="float" office:value="11.718">
            <text:p>11.71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073">
            <text:p>20073</text:p>
          </table:table-cell>
          <table:table-cell office:value-type="string">
            <text:p>Grenade</text:p>
          </table:table-cell>
          <table:table-cell office:value-type="string">
            <text:p>Killa Ketones - 60 caps</text:p>
          </table:table-cell>
          <table:table-cell office:value-type="float" office:value="5060221201070">
            <text:p>5060221201070</text:p>
          </table:table-cell>
          <table:table-cell office:value-type="float" office:value="118">
            <text:p>118</text:p>
          </table:table-cell>
          <table:table-cell office:value-type="float" office:value="0.175">
            <text:p>0.175</text:p>
          </table:table-cell>
          <table:table-cell office:value-type="float" office:value="9.27">
            <text:p>9.27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renade</text:p>
          </table:table-cell>
          <table:table-cell table:style-name="ce3" office:value-type="string">
            <text:p>Killa Ketones Single Sachet (0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renade</text:p>
          </table:table-cell>
          <table:table-cell table:style-name="ce3" office:value-type="string">
            <text:p>Mens Black Ops Hoodie Black (Extra Large)</text:p>
          </table:table-cell>
          <table:table-cell table:style-name="ce8" office:value-type="float" office:value="13.68">
            <text:p>13.6800</text:p>
          </table:table-cell>
          <table:table-cell table:style-name="ce8" office:value-type="float" office:value="13.678">
            <text:p>13.67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renade</text:p>
          </table:table-cell>
          <table:table-cell table:style-name="ce3" office:value-type="string">
            <text:p>Mens Black Ops T-Shirt Black (Large)</text:p>
          </table:table-cell>
          <table:table-cell table:number-columns-repeated="2" table:style-name="ce8" office:value-type="float" office:value="9.31">
            <text:p>9.31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renade</text:p>
          </table:table-cell>
          <table:table-cell table:style-name="ce3" office:value-type="string">
            <text:p>Mens Black Ops T-Shirt Black (Medium)</text:p>
          </table:table-cell>
          <table:table-cell table:number-columns-repeated="2" table:style-name="ce8" office:value-type="float" office:value="9.31">
            <text:p>9.31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renade</text:p>
          </table:table-cell>
          <table:table-cell table:style-name="ce3" office:value-type="string">
            <text:p>Mens Black Ops T-Shirt Black Black (Small)</text:p>
          </table:table-cell>
          <table:table-cell table:number-columns-repeated="2" table:style-name="ce8" office:value-type="float" office:value="9.31">
            <text:p>9.31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renade</text:p>
          </table:table-cell>
          <table:table-cell table:style-name="ce3" office:value-type="string">
            <text:p>Promo T-Shirts Dark Green/Black (Large)</text:p>
          </table:table-cell>
          <table:table-cell table:style-name="ce8" office:value-type="float" office:value="4.89">
            <text:p>4.8900</text:p>
          </table:table-cell>
          <table:table-cell table:style-name="ce8" office:value-type="float" office:value="4.886">
            <text:p>4.88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7948">
            <text:p>7948</text:p>
          </table:table-cell>
          <table:table-cell office:value-type="string">
            <text:p>Grenade</text:p>
          </table:table-cell>
          <table:table-cell office:value-type="string">
            <text:p>Ration Pack 120 Caps ()</text:p>
          </table:table-cell>
          <table:table-cell office:value-type="float" office:value="13.08">
            <text:p>13.0800</text:p>
          </table:table-cell>
          <table:table-cell office:value-type="float" office:value="19.537">
            <text:p>19.5370</text:p>
          </table:table-cell>
          <table:table-cell office:value-type="string">
            <text:p>V</text:p>
          </table:table-cell>
          <table:table-cell office:value-type="string">
            <text:p>BUY 2 GET ONE FREE</text:p>
          </table:table-cell>
          <table:table-cell/>
          <table:table-cell office:value-type="float" office:value="7948">
            <text:p>7948</text:p>
          </table:table-cell>
          <table:table-cell office:value-type="string">
            <text:p>Grenade</text:p>
          </table:table-cell>
          <table:table-cell office:value-type="string">
            <text:p>Ration Pack - 120 caps</text:p>
          </table:table-cell>
          <table:table-cell office:value-type="float" office:value="5060221200158">
            <text:p>5060221200158</text:p>
          </table:table-cell>
          <table:table-cell office:value-type="float" office:value="102">
            <text:p>102</text:p>
          </table:table-cell>
          <table:table-cell office:value-type="float" office:value="0.265">
            <text:p>0.265</text:p>
          </table:table-cell>
          <table:table-cell office:value-type="float" office:value="15.44">
            <text:p>15.4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143">
            <text:p>9143</text:p>
          </table:table-cell>
          <table:table-cell office:value-type="string">
            <text:p>Grenade</text:p>
          </table:table-cell>
          <table:table-cell office:value-type="string">
            <text:p>Reload Flapjacks 12 Bars (Banoffee Blast)</text:p>
          </table:table-cell>
          <table:table-cell office:value-type="float" office:value="8.95">
            <text:p>8.9500</text:p>
          </table:table-cell>
          <table:table-cell office:value-type="float" office:value="8.946">
            <text:p>8.946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143">
            <text:p>9143</text:p>
          </table:table-cell>
          <table:table-cell office:value-type="string">
            <text:p>Grenade</text:p>
          </table:table-cell>
          <table:table-cell office:value-type="string">
            <text:p>Reload Protein Flapjacks, Banoffee Blast - 12 bars</text:p>
          </table:table-cell>
          <table:table-cell office:value-type="float" office:value="5060221200905">
            <text:p>5060221200905</text:p>
          </table:table-cell>
          <table:table-cell office:value-type="float" office:value="31">
            <text:p>31</text:p>
          </table:table-cell>
          <table:table-cell office:value-type="float" office:value="0.95">
            <text:p>0.95</text:p>
          </table:table-cell>
          <table:table-cell office:value-type="float" office:value="7.29">
            <text:p>7.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144">
            <text:p>9144</text:p>
          </table:table-cell>
          <table:table-cell office:value-type="string">
            <text:p>Grenade</text:p>
          </table:table-cell>
          <table:table-cell office:value-type="string">
            <text:p>Reload Flapjacks 12 Bars (Chocolate Browning)</text:p>
          </table:table-cell>
          <table:table-cell office:value-type="float" office:value="8.95">
            <text:p>8.9500</text:p>
          </table:table-cell>
          <table:table-cell office:value-type="float" office:value="8.946">
            <text:p>8.946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144">
            <text:p>9144</text:p>
          </table:table-cell>
          <table:table-cell office:value-type="string">
            <text:p>Grenade</text:p>
          </table:table-cell>
          <table:table-cell office:value-type="string">
            <text:p>Reload Protein Flapjacks, Chocolate Browning - 12 bars</text:p>
          </table:table-cell>
          <table:table-cell office:value-type="float" office:value="5060221200929">
            <text:p>5060221200929</text:p>
          </table:table-cell>
          <table:table-cell office:value-type="float" office:value="92">
            <text:p>92</text:p>
          </table:table-cell>
          <table:table-cell office:value-type="float" office:value="0.95">
            <text:p>0.95</text:p>
          </table:table-cell>
          <table:table-cell office:value-type="float" office:value="7.29">
            <text:p>7.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26">
            <text:p>21626</text:p>
          </table:table-cell>
          <table:table-cell office:value-type="string">
            <text:p>Grenade</text:p>
          </table:table-cell>
          <table:table-cell office:value-type="string">
            <text:p>Reload Flapjacks 12 Bars (Coconut Chaos)</text:p>
          </table:table-cell>
          <table:table-cell office:value-type="float" office:value="8.95">
            <text:p>8.9500</text:p>
          </table:table-cell>
          <table:table-cell office:value-type="float" office:value="8.946">
            <text:p>8.946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21626">
            <text:p>21626</text:p>
          </table:table-cell>
          <table:table-cell office:value-type="string">
            <text:p>Grenade</text:p>
          </table:table-cell>
          <table:table-cell office:value-type="string">
            <text:p>Reload Protein Flapjacks, Coconut Chaos - 12 bars</text:p>
          </table:table-cell>
          <table:table-cell office:value-type="float" office:value="5060221201032">
            <text:p>5060221201032</text:p>
          </table:table-cell>
          <table:table-cell office:value-type="float" office:value="32">
            <text:p>32</text:p>
          </table:table-cell>
          <table:table-cell office:value-type="float" office:value="0.905">
            <text:p>0.905</text:p>
          </table:table-cell>
          <table:table-cell office:value-type="float" office:value="7.29">
            <text:p>7.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145">
            <text:p>9145</text:p>
          </table:table-cell>
          <table:table-cell office:value-type="string">
            <text:p>Grenade</text:p>
          </table:table-cell>
          <table:table-cell office:value-type="string">
            <text:p>Reload Flapjacks 12 Bars (Fused Fruit)</text:p>
          </table:table-cell>
          <table:table-cell office:value-type="float" office:value="8.95">
            <text:p>8.9500</text:p>
          </table:table-cell>
          <table:table-cell office:value-type="float" office:value="8.946">
            <text:p>8.946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145">
            <text:p>9145</text:p>
          </table:table-cell>
          <table:table-cell office:value-type="string">
            <text:p>Grenade</text:p>
          </table:table-cell>
          <table:table-cell office:value-type="string">
            <text:p>Reload Protein Flapjacks, Fused Fruit - 12 bars</text:p>
          </table:table-cell>
          <table:table-cell office:value-type="float" office:value="5060221200912">
            <text:p>5060221200912</text:p>
          </table:table-cell>
          <table:table-cell office:value-type="float" office:value="24">
            <text:p>24</text:p>
          </table:table-cell>
          <table:table-cell office:value-type="float" office:value="0.94">
            <text:p>0.94</text:p>
          </table:table-cell>
          <table:table-cell office:value-type="float" office:value="7.29">
            <text:p>7.29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renade</text:p>
          </table:table-cell>
          <table:table-cell table:style-name="ce3" office:value-type="string">
            <text:p>Shaker Bottle 700 ml (Dark Green)</text:p>
          </table:table-cell>
          <table:table-cell table:style-name="ce8" office:value-type="float" office:value="5.24">
            <text:p>5.2400</text:p>
          </table:table-cell>
          <table:table-cell table:style-name="ce8" office:value-type="float" office:value="5.243">
            <text:p>5.24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4393">
            <text:p>4393</text:p>
          </table:table-cell>
          <table:table-cell office:value-type="string">
            <text:p>Grenade</text:p>
          </table:table-cell>
          <table:table-cell office:value-type="string">
            <text:p>Thermo Detonator 100 Caps ()</text:p>
          </table:table-cell>
          <table:table-cell office:value-type="float" office:value="17.49">
            <text:p>17.4900</text:p>
          </table:table-cell>
          <table:table-cell office:value-type="float" office:value="17.493">
            <text:p>17.4930</text:p>
          </table:table-cell>
          <table:table-cell office:value-type="string">
            <text:p>V</text:p>
          </table:table-cell>
          <table:table-cell office:value-type="string">
            <text:p>BUY 4 GET A FREE GRENADE DEFEND WORTH 29.99</text:p>
          </table:table-cell>
          <table:table-cell/>
          <table:table-cell office:value-type="float" office:value="4393">
            <text:p>4393</text:p>
          </table:table-cell>
          <table:table-cell office:value-type="string">
            <text:p>Grenade</text:p>
          </table:table-cell>
          <table:table-cell office:value-type="string">
            <text:p>Thermo Detonator - 100 caps</text:p>
          </table:table-cell>
          <table:table-cell office:value-type="float" office:value="5060221200004">
            <text:p>5060221200004</text:p>
          </table:table-cell>
          <table:table-cell office:value-type="float" office:value="437">
            <text:p>437</text:p>
          </table:table-cell>
          <table:table-cell office:value-type="float" office:value="0.3">
            <text:p>0.3</text:p>
          </table:table-cell>
          <table:table-cell office:value-type="float" office:value="14.11">
            <text:p>14.11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renade</text:p>
          </table:table-cell>
          <table:table-cell table:style-name="ce3" office:value-type="string">
            <text:p>Thermo Detonator 44 Caps ()</text:p>
          </table:table-cell>
          <table:table-cell table:style-name="ce8" office:value-type="float" office:value="11.72">
            <text:p>11.7200</text:p>
          </table:table-cell>
          <table:table-cell table:style-name="ce8" office:value-type="float" office:value="11.718">
            <text:p>11.71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renade</text:p>
          </table:table-cell>
          <table:table-cell table:style-name="ce3" office:value-type="string">
            <text:p>Thermo Detonator Vest Black (Large)</text:p>
          </table:table-cell>
          <table:table-cell table:number-columns-repeated="2" table:style-name="ce8" office:value-type="float" office:value="8.75">
            <text:p>8.75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Grenade</text:p>
          </table:table-cell>
          <table:table-cell table:style-name="ce3" office:value-type="string">
            <text:p>Thermo Detonator Vest Black Green (Large)</text:p>
          </table:table-cell>
          <table:table-cell table:number-columns-repeated="2" table:style-name="ce8" office:value-type="float" office:value="8.75">
            <text:p>8.75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3478">
            <text:p>3478</text:p>
          </table:table-cell>
          <table:table-cell office:value-type="string">
            <text:p>I Force</text:p>
          </table:table-cell>
          <table:table-cell office:value-type="string">
            <text:p>Hemavol 250g (Lemon)</text:p>
          </table:table-cell>
          <table:table-cell office:value-type="float" office:value="24.67">
            <text:p>24.6700</text:p>
          </table:table-cell>
          <table:table-cell office:value-type="float" office:value="24.667">
            <text:p>24.66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478">
            <text:p>3478</text:p>
          </table:table-cell>
          <table:table-cell office:value-type="string">
            <text:p>iForce Nutrition</text:p>
          </table:table-cell>
          <table:table-cell office:value-type="string">
            <text:p>Hemavol, Lemon Drop - 240g</text:p>
          </table:table-cell>
          <table:table-cell office:value-type="float" office:value="854503001664">
            <text:p>85450300166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13.32">
            <text:p>13.3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391">
            <text:p>4391</text:p>
          </table:table-cell>
          <table:table-cell office:value-type="string">
            <text:p>I Force</text:p>
          </table:table-cell>
          <table:table-cell office:value-type="string">
            <text:p>Hemavol 250g (Watermelon)</text:p>
          </table:table-cell>
          <table:table-cell office:value-type="float" office:value="24.67">
            <text:p>24.6700</text:p>
          </table:table-cell>
          <table:table-cell office:value-type="float" office:value="24.667">
            <text:p>24.66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391">
            <text:p>4391</text:p>
          </table:table-cell>
          <table:table-cell office:value-type="string">
            <text:p>iForce Nutrition</text:p>
          </table:table-cell>
          <table:table-cell office:value-type="string">
            <text:p>Hemavol, Watermelon - 240g</text:p>
          </table:table-cell>
          <table:table-cell office:value-type="float" office:value="854503001732">
            <text:p>854503001732</text:p>
          </table:table-cell>
          <table:table-cell office:value-type="float" office:value="20">
            <text:p>20</text:p>
          </table:table-cell>
          <table:table-cell office:value-type="float" office:value="0.35">
            <text:p>0.35</text:p>
          </table:table-cell>
          <table:table-cell office:value-type="float" office:value="13.35">
            <text:p>13.3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997">
            <text:p>2997</text:p>
          </table:table-cell>
          <table:table-cell office:value-type="string">
            <text:p>IDS</text:p>
          </table:table-cell>
          <table:table-cell office:value-type="string">
            <text:p>New Whey Liquid Protein 12 pack (Fruit Punch)</text:p>
          </table:table-cell>
          <table:table-cell office:value-type="float" office:value="18.74">
            <text:p>18.7400</text:p>
          </table:table-cell>
          <table:table-cell office:value-type="float" office:value="18.742">
            <text:p>18.74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997">
            <text:p>2997</text:p>
          </table:table-cell>
          <table:table-cell office:value-type="string">
            <text:p>IDS / New Whey Nutrition</text:p>
          </table:table-cell>
          <table:table-cell office:value-type="string">
            <text:p>New Whey Liquid Protein, Fruit Punch - 12 x 112 ml.</text:p>
          </table:table-cell>
          <table:table-cell office:value-type="float" office:value="675941001548">
            <text:p>675941001548</text:p>
          </table:table-cell>
          <table:table-cell office:value-type="float" office:value="5">
            <text:p>5</text:p>
          </table:table-cell>
          <table:table-cell office:value-type="float" office:value="1.91">
            <text:p>1.91</text:p>
          </table:table-cell>
          <table:table-cell office:value-type="float" office:value="15.09">
            <text:p>15.0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165">
            <text:p>8165</text:p>
          </table:table-cell>
          <table:table-cell office:value-type="string">
            <text:p>IDS</text:p>
          </table:table-cell>
          <table:table-cell office:value-type="string">
            <text:p>New Whey Liquid Protein 12 pack (Orange)</text:p>
          </table:table-cell>
          <table:table-cell office:value-type="float" office:value="18.74">
            <text:p>18.7400</text:p>
          </table:table-cell>
          <table:table-cell office:value-type="float" office:value="18.742">
            <text:p>18.74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165">
            <text:p>8165</text:p>
          </table:table-cell>
          <table:table-cell office:value-type="string">
            <text:p>IDS / New Whey Nutrition</text:p>
          </table:table-cell>
          <table:table-cell office:value-type="string">
            <text:p>New Whey Liquid Protein, Orange - 12 x 112 ml.</text:p>
          </table:table-cell>
          <table:table-cell office:value-type="float" office:value="675941001524">
            <text:p>675941001524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15.59">
            <text:p>15.5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363">
            <text:p>1363</text:p>
          </table:table-cell>
          <table:table-cell office:value-type="string">
            <text:p>IDS</text:p>
          </table:table-cell>
          <table:table-cell office:value-type="string">
            <text:p>New Whey Liquid Protein 12 per pack (Blue Rasberry)</text:p>
          </table:table-cell>
          <table:table-cell office:value-type="float" office:value="18.74">
            <text:p>18.7400</text:p>
          </table:table-cell>
          <table:table-cell office:value-type="float" office:value="18.742">
            <text:p>18.74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363">
            <text:p>1363</text:p>
          </table:table-cell>
          <table:table-cell office:value-type="string">
            <text:p>IDS / New Whey Nutrition</text:p>
          </table:table-cell>
          <table:table-cell office:value-type="string">
            <text:p>New Whey Liquid Protein, Blue Raspberry - 12 x 112 ml.</text:p>
          </table:table-cell>
          <table:table-cell office:value-type="float" office:value="675941001807">
            <text:p>675941001807</text:p>
          </table:table-cell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  <table:table-cell office:value-type="float" office:value="13.88">
            <text:p>13.88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Interactive</text:p>
          </table:table-cell>
          <table:table-cell table:style-name="ce3" office:value-type="string">
            <text:p>Mammoth 2.2Kg (Banana)</text:p>
          </table:table-cell>
          <table:table-cell table:style-name="ce8" office:value-type="float" office:value="15.79">
            <text:p>15.7900</text:p>
          </table:table-cell>
          <table:table-cell table:style-name="ce8" office:value-type="float" office:value="15.785">
            <text:p>15.78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Interactive</text:p>
          </table:table-cell>
          <table:table-cell table:style-name="ce3" office:value-type="string">
            <text:p>Mammoth 2.2Kg (Chocolate)</text:p>
          </table:table-cell>
          <table:table-cell table:style-name="ce8" office:value-type="float" office:value="15.79">
            <text:p>15.7900</text:p>
          </table:table-cell>
          <table:table-cell table:style-name="ce8" office:value-type="float" office:value="15.785">
            <text:p>15.78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Interactive</text:p>
          </table:table-cell>
          <table:table-cell table:style-name="ce3" office:value-type="string">
            <text:p>Mammoth 2.2Kg (Strawberry)</text:p>
          </table:table-cell>
          <table:table-cell table:style-name="ce8" office:value-type="float" office:value="15.79">
            <text:p>15.7900</text:p>
          </table:table-cell>
          <table:table-cell table:style-name="ce8" office:value-type="float" office:value="15.785">
            <text:p>15.78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Interactive</text:p>
          </table:table-cell>
          <table:table-cell table:style-name="ce3" office:value-type="string">
            <text:p>Mammoth 2.2Kg (Vanilla)</text:p>
          </table:table-cell>
          <table:table-cell table:style-name="ce8" office:value-type="float" office:value="15.79">
            <text:p>15.7900</text:p>
          </table:table-cell>
          <table:table-cell table:style-name="ce8" office:value-type="float" office:value="15.785">
            <text:p>15.78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2743">
            <text:p>2743</text:p>
          </table:table-cell>
          <table:table-cell table:style-name="ce4" office:value-type="string">
            <text:p>2743 nieaktywne</text:p>
          </table:table-cell>
          <table:table-cell table:style-name="ce4" office:value-type="string">
            <text:p>Interactive</text:p>
          </table:table-cell>
          <table:table-cell table:style-name="ce4" office:value-type="string">
            <text:p>Mammoth 4.5Kg (Banana)</text:p>
          </table:table-cell>
          <table:table-cell table:style-name="ce9" office:value-type="float" office:value="25.82">
            <text:p>25.8200</text:p>
          </table:table-cell>
          <table:table-cell table:style-name="ce9" office:value-type="float" office:value="25.823">
            <text:p>25.823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2743">
            <text:p>2743</text:p>
          </table:table-cell>
          <table:table-cell table:style-name="ce4" office:value-type="string">
            <text:p>Interactive Nutrition</text:p>
          </table:table-cell>
          <table:table-cell table:style-name="ce4" office:value-type="string">
            <text:p>Mammoth 2500, Banana - 4400g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7.6">
            <text:p>17.6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2744">
            <text:p>2744</text:p>
          </table:table-cell>
          <table:table-cell table:style-name="ce4" office:value-type="string">
            <text:p>2744 nieaktywne</text:p>
          </table:table-cell>
          <table:table-cell table:style-name="ce4" office:value-type="string">
            <text:p>Interactive</text:p>
          </table:table-cell>
          <table:table-cell table:style-name="ce4" office:value-type="string">
            <text:p>Mammoth 4.5Kg (Chocolate)</text:p>
          </table:table-cell>
          <table:table-cell table:style-name="ce9" office:value-type="float" office:value="25.82">
            <text:p>25.8200</text:p>
          </table:table-cell>
          <table:table-cell table:style-name="ce9" office:value-type="float" office:value="25.823">
            <text:p>25.823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2744">
            <text:p>2744</text:p>
          </table:table-cell>
          <table:table-cell table:style-name="ce4" office:value-type="string">
            <text:p>Interactive Nutrition</text:p>
          </table:table-cell>
          <table:table-cell table:style-name="ce4" office:value-type="string">
            <text:p>Mammoth 2500, Chocolate - 4400g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6.9">
            <text:p>16.9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2745">
            <text:p>2745</text:p>
          </table:table-cell>
          <table:table-cell table:style-name="ce4" office:value-type="string">
            <text:p>2745 nieaktywne</text:p>
          </table:table-cell>
          <table:table-cell table:style-name="ce4" office:value-type="string">
            <text:p>Interactive</text:p>
          </table:table-cell>
          <table:table-cell table:style-name="ce4" office:value-type="string">
            <text:p>Mammoth 4.5Kg (Strawberry)</text:p>
          </table:table-cell>
          <table:table-cell table:style-name="ce9" office:value-type="float" office:value="25.82">
            <text:p>25.8200</text:p>
          </table:table-cell>
          <table:table-cell table:style-name="ce9" office:value-type="float" office:value="25.823">
            <text:p>25.823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2745">
            <text:p>2745</text:p>
          </table:table-cell>
          <table:table-cell table:style-name="ce4" office:value-type="string">
            <text:p>Interactive Nutrition</text:p>
          </table:table-cell>
          <table:table-cell table:style-name="ce4" office:value-type="string">
            <text:p>Mammoth 2500, Strawberry - 4400g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6.9">
            <text:p>16.9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2746">
            <text:p>2746</text:p>
          </table:table-cell>
          <table:table-cell table:style-name="ce4" office:value-type="string">
            <text:p>2746 nieaktywne</text:p>
          </table:table-cell>
          <table:table-cell table:style-name="ce4" office:value-type="string">
            <text:p>Interactive</text:p>
          </table:table-cell>
          <table:table-cell table:style-name="ce4" office:value-type="string">
            <text:p>Mammoth 4.5Kg (Vanilla)</text:p>
          </table:table-cell>
          <table:table-cell table:style-name="ce9" office:value-type="float" office:value="25.82">
            <text:p>25.8200</text:p>
          </table:table-cell>
          <table:table-cell table:style-name="ce9" office:value-type="float" office:value="25.823">
            <text:p>25.823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2746">
            <text:p>2746</text:p>
          </table:table-cell>
          <table:table-cell table:style-name="ce4" office:value-type="string">
            <text:p>Interactive Nutrition</text:p>
          </table:table-cell>
          <table:table-cell table:style-name="ce4" office:value-type="string">
            <text:p>Mammoth 2500, Vanilla - 4400g</text:p>
          </table:table-cell>
          <table:table-cell table:style-name="ce4" office:value-type="float" office:value="625486100336">
            <text:p>62548610033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7.6">
            <text:p>17.6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3097">
            <text:p>3097</text:p>
          </table:table-cell>
          <table:table-cell office:value-type="string">
            <text:p>ISS</text:p>
          </table:table-cell>
          <table:table-cell office:value-type="string">
            <text:p>Oh Yeah 12 Bars (Chocolate And Caramel)</text:p>
          </table:table-cell>
          <table:table-cell office:value-type="float" office:value="16.42">
            <text:p>16.4200</text:p>
          </table:table-cell>
          <table:table-cell office:value-type="float" office:value="16.422">
            <text:p>16.4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097">
            <text:p>3097</text:p>
          </table:table-cell>
          <table:table-cell office:value-type="string">
            <text:p>ISS Research</text:p>
          </table:table-cell>
          <table:table-cell office:value-type="string">
            <text:p>OhYeah! Bars, Chocolate &amp; Caramel (85g) - 12 bars</text:p>
          </table:table-cell>
          <table:table-cell office:value-type="float" office:value="788434113519">
            <text:p>788434113519</text:p>
          </table:table-cell>
          <table:table-cell office:value-type="float" office:value="0">
            <text:p>0</text:p>
          </table:table-cell>
          <table:table-cell office:value-type="float" office:value="1.09">
            <text:p>1.09</text:p>
          </table:table-cell>
          <table:table-cell office:value-type="float" office:value="12.52">
            <text:p>12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176">
            <text:p>7176</text:p>
          </table:table-cell>
          <table:table-cell office:value-type="string">
            <text:p>ISS</text:p>
          </table:table-cell>
          <table:table-cell office:value-type="string">
            <text:p>Oh Yeah 12 Bars (Chocolate Candy)</text:p>
          </table:table-cell>
          <table:table-cell office:value-type="float" office:value="16.42">
            <text:p>16.4200</text:p>
          </table:table-cell>
          <table:table-cell office:value-type="float" office:value="16.422">
            <text:p>16.4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176">
            <text:p>7176</text:p>
          </table:table-cell>
          <table:table-cell office:value-type="string">
            <text:p>ISS Research</text:p>
          </table:table-cell>
          <table:table-cell office:value-type="string">
            <text:p>OhYeah! Bars, Chocolate Caramel Candies (85g) - 12 bars</text:p>
          </table:table-cell>
          <table:table-cell office:value-type="float" office:value="788434110440">
            <text:p>788434110440</text:p>
          </table:table-cell>
          <table:table-cell office:value-type="float" office:value="6">
            <text:p>6</text:p>
          </table:table-cell>
          <table:table-cell office:value-type="float" office:value="1.12">
            <text:p>1.12</text:p>
          </table:table-cell>
          <table:table-cell office:value-type="float" office:value="12.52">
            <text:p>12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192">
            <text:p>4192</text:p>
          </table:table-cell>
          <table:table-cell office:value-type="string">
            <text:p>ISS</text:p>
          </table:table-cell>
          <table:table-cell office:value-type="string">
            <text:p>Oh Yeah 12 Bars (Cookie Caramel Crunch)</text:p>
          </table:table-cell>
          <table:table-cell office:value-type="float" office:value="16.42">
            <text:p>16.4200</text:p>
          </table:table-cell>
          <table:table-cell office:value-type="float" office:value="16.422">
            <text:p>16.4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192">
            <text:p>4192</text:p>
          </table:table-cell>
          <table:table-cell office:value-type="string">
            <text:p>ISS Research</text:p>
          </table:table-cell>
          <table:table-cell office:value-type="string">
            <text:p>OhYeah! Bars, Cookie Caramel Crunch (85g) - 12 bars</text:p>
          </table:table-cell>
          <table:table-cell office:value-type="float" office:value="788434114646">
            <text:p>788434114646</text:p>
          </table:table-cell>
          <table:table-cell office:value-type="float" office:value="0">
            <text:p>0</text:p>
          </table:table-cell>
          <table:table-cell office:value-type="float" office:value="1.09">
            <text:p>1.09</text:p>
          </table:table-cell>
          <table:table-cell office:value-type="float" office:value="12.52">
            <text:p>12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645">
            <text:p>3645</text:p>
          </table:table-cell>
          <table:table-cell office:value-type="string">
            <text:p>ISS</text:p>
          </table:table-cell>
          <table:table-cell office:value-type="string">
            <text:p>Oh Yeah 12 Bars (Fudge Brownie)</text:p>
          </table:table-cell>
          <table:table-cell office:value-type="float" office:value="16.42">
            <text:p>16.4200</text:p>
          </table:table-cell>
          <table:table-cell office:value-type="float" office:value="16.422">
            <text:p>16.4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645">
            <text:p>3645</text:p>
          </table:table-cell>
          <table:table-cell office:value-type="string">
            <text:p>ISS Research</text:p>
          </table:table-cell>
          <table:table-cell office:value-type="string">
            <text:p>OhYeah! Bars, Almond &amp; Fudge Brownie (85g) - 12 bars</text:p>
          </table:table-cell>
          <table:table-cell office:value-type="float" office:value="788434114417">
            <text:p>788434114417</text:p>
          </table:table-cell>
          <table:table-cell office:value-type="float" office:value="93">
            <text:p>93</text:p>
          </table:table-cell>
          <table:table-cell office:value-type="float" office:value="1.08">
            <text:p>1.08</text:p>
          </table:table-cell>
          <table:table-cell office:value-type="float" office:value="12.52">
            <text:p>12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193">
            <text:p>4193</text:p>
          </table:table-cell>
          <table:table-cell office:value-type="string">
            <text:p>ISS</text:p>
          </table:table-cell>
          <table:table-cell office:value-type="string">
            <text:p>Oh Yeah 12 Bars (Peanut Butter And Caramel)</text:p>
          </table:table-cell>
          <table:table-cell office:value-type="float" office:value="16.42">
            <text:p>16.4200</text:p>
          </table:table-cell>
          <table:table-cell office:value-type="float" office:value="16.422">
            <text:p>16.4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193">
            <text:p>4193</text:p>
          </table:table-cell>
          <table:table-cell office:value-type="string">
            <text:p>ISS Research</text:p>
          </table:table-cell>
          <table:table-cell office:value-type="string">
            <text:p>OhYeah! Bars, Peanut Butter &amp; Caramel (85g) - 12 bars</text:p>
          </table:table-cell>
          <table:table-cell office:value-type="float" office:value="788434113571">
            <text:p>788434113571</text:p>
          </table:table-cell>
          <table:table-cell office:value-type="float" office:value="126">
            <text:p>126</text:p>
          </table:table-cell>
          <table:table-cell office:value-type="float" office:value="1.09">
            <text:p>1.09</text:p>
          </table:table-cell>
          <table:table-cell office:value-type="float" office:value="12.52">
            <text:p>12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194">
            <text:p>4194</text:p>
          </table:table-cell>
          <table:table-cell office:value-type="string">
            <text:p>ISS</text:p>
          </table:table-cell>
          <table:table-cell office:value-type="string">
            <text:p>Oh Yeah 12 Bars (Strawberry)</text:p>
          </table:table-cell>
          <table:table-cell office:value-type="float" office:value="16.42">
            <text:p>16.4200</text:p>
          </table:table-cell>
          <table:table-cell office:value-type="float" office:value="16.422">
            <text:p>16.4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194">
            <text:p>4194</text:p>
          </table:table-cell>
          <table:table-cell office:value-type="string">
            <text:p>ISS Research</text:p>
          </table:table-cell>
          <table:table-cell office:value-type="string">
            <text:p>OhYeah! Bars, Peanut Butter &amp; Strawberry (85g) - 12 bars</text:p>
          </table:table-cell>
          <table:table-cell office:value-type="float" office:value="788434113632">
            <text:p>788434113632</text:p>
          </table:table-cell>
          <table:table-cell office:value-type="float" office:value="28">
            <text:p>28</text:p>
          </table:table-cell>
          <table:table-cell office:value-type="float" office:value="1.03">
            <text:p>1.03</text:p>
          </table:table-cell>
          <table:table-cell office:value-type="float" office:value="12.52">
            <text:p>12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98">
            <text:p>3098</text:p>
          </table:table-cell>
          <table:table-cell office:value-type="string">
            <text:p>ISS</text:p>
          </table:table-cell>
          <table:table-cell office:value-type="string">
            <text:p>Oh Yeah 12 Bars (Vanilla Caramel)</text:p>
          </table:table-cell>
          <table:table-cell office:value-type="float" office:value="16.42">
            <text:p>16.4200</text:p>
          </table:table-cell>
          <table:table-cell office:value-type="float" office:value="16.422">
            <text:p>16.4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098">
            <text:p>3098</text:p>
          </table:table-cell>
          <table:table-cell office:value-type="string">
            <text:p>ISS Research</text:p>
          </table:table-cell>
          <table:table-cell office:value-type="string">
            <text:p>OhYeah! Bars, Vanilla &amp; Caramel (85g) - 12 bars</text:p>
          </table:table-cell>
          <table:table-cell office:value-type="float" office:value="788434114080">
            <text:p>788434114080</text:p>
          </table:table-cell>
          <table:table-cell office:value-type="float" office:value="28">
            <text:p>28</text:p>
          </table:table-cell>
          <table:table-cell office:value-type="float" office:value="1.09">
            <text:p>1.09</text:p>
          </table:table-cell>
          <table:table-cell office:value-type="float" office:value="12.52">
            <text:p>12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195">
            <text:p>4195</text:p>
          </table:table-cell>
          <table:table-cell office:value-type="string">
            <text:p>ISS</text:p>
          </table:table-cell>
          <table:table-cell office:value-type="string">
            <text:p>Oh Yeah 12 Bars (Vanilla Toffee Fudge)</text:p>
          </table:table-cell>
          <table:table-cell office:value-type="float" office:value="16.42">
            <text:p>16.4200</text:p>
          </table:table-cell>
          <table:table-cell office:value-type="float" office:value="16.422">
            <text:p>16.4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195">
            <text:p>4195</text:p>
          </table:table-cell>
          <table:table-cell office:value-type="string">
            <text:p>ISS Research</text:p>
          </table:table-cell>
          <table:table-cell office:value-type="string">
            <text:p>OhYeah! Bars, Vanilla Toffee Fudge (85g) - 12 bars</text:p>
          </table:table-cell>
          <table:table-cell office:value-type="float" office:value="788434114172">
            <text:p>788434114172</text:p>
          </table:table-cell>
          <table:table-cell office:value-type="float" office:value="8">
            <text:p>8</text:p>
          </table:table-cell>
          <table:table-cell office:value-type="float" office:value="1.09">
            <text:p>1.09</text:p>
          </table:table-cell>
          <table:table-cell office:value-type="float" office:value="12.52">
            <text:p>12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827">
            <text:p>20827</text:p>
          </table:table-cell>
          <table:table-cell office:value-type="string">
            <text:p>ISS</text:p>
          </table:table-cell>
          <table:table-cell office:value-type="string">
            <text:p>Oh Yeah Low Carb 12 Bars (Choc Chip Cookie)</text:p>
          </table:table-cell>
          <table:table-cell office:value-type="float" office:value="16.01">
            <text:p>16.0100</text:p>
          </table:table-cell>
          <table:table-cell office:value-type="float" office:value="16.013">
            <text:p>16.01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827">
            <text:p>20827</text:p>
          </table:table-cell>
          <table:table-cell office:value-type="string">
            <text:p>ISS Research</text:p>
          </table:table-cell>
          <table:table-cell office:value-type="string">
            <text:p>OhYeah! Low Carb Bar, Chocolate Chip Cookie Douch - 12 bars</text:p>
          </table:table-cell>
          <table:table-cell office:value-type="float" office:value="788434108768">
            <text:p>788434108768</text:p>
          </table:table-cell>
          <table:table-cell office:value-type="float" office:value="0">
            <text:p>0</text:p>
          </table:table-cell>
          <table:table-cell office:value-type="float" office:value="0.765">
            <text:p>0.765</text:p>
          </table:table-cell>
          <table:table-cell office:value-type="float" office:value="11.88">
            <text:p>11.8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828">
            <text:p>20828</text:p>
          </table:table-cell>
          <table:table-cell office:value-type="string">
            <text:p>ISS</text:p>
          </table:table-cell>
          <table:table-cell office:value-type="string">
            <text:p>Oh Yeah Low Carb 12 Bars (Peanut Butter Pie)</text:p>
          </table:table-cell>
          <table:table-cell office:value-type="float" office:value="16.01">
            <text:p>16.0100</text:p>
          </table:table-cell>
          <table:table-cell office:value-type="float" office:value="16.013">
            <text:p>16.01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828">
            <text:p>20828</text:p>
          </table:table-cell>
          <table:table-cell office:value-type="string">
            <text:p>ISS Research</text:p>
          </table:table-cell>
          <table:table-cell office:value-type="string">
            <text:p>OhYeah! Low Carb Bar, Peanut Buter Pie - 12 bars</text:p>
          </table:table-cell>
          <table:table-cell office:value-type="float" office:value="788434108737">
            <text:p>788434108737</text:p>
          </table:table-cell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11.88">
            <text:p>11.88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Lenny &amp; Larry's</text:p>
          </table:table-cell>
          <table:table-cell table:style-name="ce3" office:value-type="string">
            <text:p>Complete Cookie 12x 113g (Chocolate Chip)</text:p>
          </table:table-cell>
          <table:table-cell table:style-name="ce8" office:value-type="float" office:value="16.88">
            <text:p>16.8800</text:p>
          </table:table-cell>
          <table:table-cell table:style-name="ce8" office:value-type="float" office:value="16.875">
            <text:p>16.875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Lenny &amp; Larry's</text:p>
          </table:table-cell>
          <table:table-cell table:style-name="ce3" office:value-type="string">
            <text:p>Complete Cookie 12x 113g (Double Chocolate)</text:p>
          </table:table-cell>
          <table:table-cell table:style-name="ce8" office:value-type="float" office:value="16.88">
            <text:p>16.8800</text:p>
          </table:table-cell>
          <table:table-cell table:style-name="ce8" office:value-type="float" office:value="16.875">
            <text:p>16.875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Lenny &amp; Larry's</text:p>
          </table:table-cell>
          <table:table-cell table:style-name="ce3" office:value-type="string">
            <text:p>Complete Cookie 12x 113g (Lemon Poppyseed)</text:p>
          </table:table-cell>
          <table:table-cell table:style-name="ce8" office:value-type="float" office:value="16.88">
            <text:p>16.8800</text:p>
          </table:table-cell>
          <table:table-cell table:style-name="ce8" office:value-type="float" office:value="16.875">
            <text:p>16.875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Lenny &amp; Larry's</text:p>
          </table:table-cell>
          <table:table-cell table:style-name="ce3" office:value-type="string">
            <text:p>Complete Cookie 12x 113g (Oatmeal Raisin)</text:p>
          </table:table-cell>
          <table:table-cell table:number-columns-repeated="2" table:style-name="ce8" office:value-type="float" office:value="13.5">
            <text:p>13.50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Lenny &amp; Larry's</text:p>
          </table:table-cell>
          <table:table-cell table:style-name="ce3" office:value-type="string">
            <text:p>Complete Cookie 12x 113g (Peanut Butter)</text:p>
          </table:table-cell>
          <table:table-cell table:number-columns-repeated="2" table:style-name="ce8" office:value-type="float" office:value="13.5">
            <text:p>13.50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Lenny &amp; Larry's</text:p>
          </table:table-cell>
          <table:table-cell table:style-name="ce3" office:value-type="string">
            <text:p>Complete Cookie 12x 113g (Pumpkin Spice)</text:p>
          </table:table-cell>
          <table:table-cell table:number-columns-repeated="2" table:style-name="ce8" office:value-type="float" office:value="13.5">
            <text:p>13.50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Lenny &amp; Larry's</text:p>
          </table:table-cell>
          <table:table-cell table:style-name="ce3" office:value-type="string">
            <text:p>Complete Cookie 12x 113g (White Chocolate Macadamia)</text:p>
          </table:table-cell>
          <table:table-cell table:number-columns-repeated="2" table:style-name="ce8" office:value-type="float" office:value="13.5">
            <text:p>13.50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Lenny &amp; Larry's</text:p>
          </table:table-cell>
          <table:table-cell table:style-name="ce3" office:value-type="string">
            <text:p>Fit Brownie 12x 50g (Chocolate Decadence)</text:p>
          </table:table-cell>
          <table:table-cell table:number-columns-repeated="2" table:style-name="ce8" office:value-type="float" office:value="13.5">
            <text:p>13.50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Lenny &amp; Larry's</text:p>
          </table:table-cell>
          <table:table-cell table:style-name="ce3" office:value-type="string">
            <text:p>Fit Brownie 12x 50g (Chocolate Raspberry)</text:p>
          </table:table-cell>
          <table:table-cell table:number-columns-repeated="2" table:style-name="ce8" office:value-type="float" office:value="13.5">
            <text:p>13.50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Lenny &amp; Larry's</text:p>
          </table:table-cell>
          <table:table-cell table:style-name="ce3" office:value-type="string">
            <text:p>Fit Brownie 12x 50g (Peanut Butter)</text:p>
          </table:table-cell>
          <table:table-cell table:number-columns-repeated="2" table:style-name="ce8" office:value-type="float" office:value="13.5">
            <text:p>13.50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Lenny &amp; Larry's</text:p>
          </table:table-cell>
          <table:table-cell table:style-name="ce3" office:value-type="string">
            <text:p>Muscle Brownie 12x 80g (Cookies &amp; Cream)</text:p>
          </table:table-cell>
          <table:table-cell table:number-columns-repeated="2" table:style-name="ce8" office:value-type="float" office:value="13.5">
            <text:p>13.50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Lenny &amp; Larry's</text:p>
          </table:table-cell>
          <table:table-cell table:style-name="ce3" office:value-type="string">
            <text:p>Muscle Brownie 12x 80g (Peanut Butter)</text:p>
          </table:table-cell>
          <table:table-cell table:number-columns-repeated="2" table:style-name="ce8" office:value-type="float" office:value="13.5">
            <text:p>13.50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Lenny &amp; Larry's</text:p>
          </table:table-cell>
          <table:table-cell table:style-name="ce3" office:value-type="string">
            <text:p>Muscle Brownie 12x 80g (Triple Chocolate)</text:p>
          </table:table-cell>
          <table:table-cell table:number-columns-repeated="2" table:style-name="ce8" office:value-type="float" office:value="13.5">
            <text:p>13.50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4988">
            <text:p>4988</text:p>
          </table:table-cell>
          <table:table-cell office:value-type="string">
            <text:p>Liquid Grip</text:p>
          </table:table-cell>
          <table:table-cell office:value-type="string">
            <text:p>Liquid Grip 250 ml ()</text:p>
          </table:table-cell>
          <table:table-cell table:number-columns-repeated="2" office:value-type="float" office:value="14.97">
            <text:p>14.97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988">
            <text:p>4988</text:p>
          </table:table-cell>
          <table:table-cell office:value-type="string">
            <text:p>Liquid Grip</text:p>
          </table:table-cell>
          <table:table-cell office:value-type="string">
            <text:p>Liquid Grip - 250 ml.</text:p>
          </table:table-cell>
          <table:table-cell/>
          <table:table-cell office:value-type="float" office:value="4">
            <text:p>4</text:p>
          </table:table-cell>
          <table:table-cell office:value-type="float" office:value="0.27">
            <text:p>0.27</text:p>
          </table:table-cell>
          <table:table-cell office:value-type="float" office:value="13.99">
            <text:p>13.9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989">
            <text:p>4989</text:p>
          </table:table-cell>
          <table:table-cell office:value-type="string">
            <text:p>Liquid Grip</text:p>
          </table:table-cell>
          <table:table-cell office:value-type="string">
            <text:p>Liquid Grip 45 ml (Single Small 45Ml)</text:p>
          </table:table-cell>
          <table:table-cell table:number-columns-repeated="2" office:value-type="float" office:value="4.71">
            <text:p>4.71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989">
            <text:p>4989</text:p>
          </table:table-cell>
          <table:table-cell office:value-type="string">
            <text:p>Liquid Grip</text:p>
          </table:table-cell>
          <table:table-cell office:value-type="string">
            <text:p>Liquid Grip - 45 ml.</text:p>
          </table:table-cell>
          <table:table-cell office:value-type="float" office:value="857365002008">
            <text:p>857365002008</text:p>
          </table:table-cell>
          <table:table-cell office:value-type="float" office:value="73">
            <text:p>73</text:p>
          </table:table-cell>
          <table:table-cell office:value-type="float" office:value="0.065">
            <text:p>0.065</text:p>
          </table:table-cell>
          <table:table-cell office:value-type="float" office:value="3.99">
            <text:p>3.9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08">
            <text:p>9208</text:p>
          </table:table-cell>
          <table:table-cell office:value-type="string">
            <text:p>Medi Evil</text:p>
          </table:table-cell>
          <table:table-cell office:value-type="string">
            <text:p>Excalibur 90 Caps ()</text:p>
          </table:table-cell>
          <table:table-cell office:value-type="float" office:value="15.06">
            <text:p>15.0600</text:p>
          </table:table-cell>
          <table:table-cell office:value-type="float" office:value="18.832">
            <text:p>18.8320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9208">
            <text:p>9208</text:p>
          </table:table-cell>
          <table:table-cell office:value-type="string">
            <text:p>Medi-Evil</text:p>
          </table:table-cell>
          <table:table-cell office:value-type="string">
            <text:p>Excalibur - 90 caps</text:p>
          </table:table-cell>
          <table:table-cell office:value-type="float" office:value="5060315831039">
            <text:p>5060315831039</text:p>
          </table:table-cell>
          <table:table-cell office:value-type="float" office:value="27">
            <text:p>27</text:p>
          </table:table-cell>
          <table:table-cell office:value-type="float" office:value="0.33">
            <text:p>0.33</text:p>
          </table:table-cell>
          <table:table-cell office:value-type="float" office:value="13.86">
            <text:p>13.86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eridian</text:p>
          </table:table-cell>
          <table:table-cell table:style-name="ce3" office:value-type="string">
            <text:p>Natural Almond Butter 170g (Crunchy)</text:p>
          </table:table-cell>
          <table:table-cell table:style-name="ce8" office:value-type="float" office:value="2.09">
            <text:p>2.0900</text:p>
          </table:table-cell>
          <table:table-cell table:style-name="ce8" office:value-type="float" office:value="2.0898">
            <text:p>2.0898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eridian</text:p>
          </table:table-cell>
          <table:table-cell table:style-name="ce3" office:value-type="string">
            <text:p>Natural Almond Butter 170g (Smooth)</text:p>
          </table:table-cell>
          <table:table-cell table:style-name="ce8" office:value-type="float" office:value="2.09">
            <text:p>2.0900</text:p>
          </table:table-cell>
          <table:table-cell table:style-name="ce8" office:value-type="float" office:value="2.0898">
            <text:p>2.0898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eridian</text:p>
          </table:table-cell>
          <table:table-cell table:style-name="ce3" office:value-type="string">
            <text:p>Natural Almond Butter 1Kg (Smooth)</text:p>
          </table:table-cell>
          <table:table-cell table:style-name="ce8" office:value-type="float" office:value="10.49">
            <text:p>10.4900</text:p>
          </table:table-cell>
          <table:table-cell table:style-name="ce8" office:value-type="float" office:value="10.489">
            <text:p>10.489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eridian</text:p>
          </table:table-cell>
          <table:table-cell table:style-name="ce3" office:value-type="string">
            <text:p>Natural Cashew Butter 1Kg (Smooth)</text:p>
          </table:table-cell>
          <table:table-cell table:style-name="ce8" office:value-type="float" office:value="8.99">
            <text:p>8.9900</text:p>
          </table:table-cell>
          <table:table-cell table:style-name="ce8" office:value-type="float" office:value="8.9898">
            <text:p>8.9898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eridian</text:p>
          </table:table-cell>
          <table:table-cell table:style-name="ce3" office:value-type="string">
            <text:p>Natural Peanut Butter 1Kg (Crunchy)</text:p>
          </table:table-cell>
          <table:table-cell table:style-name="ce8" office:value-type="float" office:value="3.708">
            <text:p>3.7080</text:p>
          </table:table-cell>
          <table:table-cell table:style-name="ce8" office:value-type="float" office:value="4.1202">
            <text:p>4.1202</text:p>
          </table:table-cell>
          <table:table-cell table:style-name="ce3" office:value-type="string">
            <text:p>Z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eridian</text:p>
          </table:table-cell>
          <table:table-cell table:style-name="ce3" office:value-type="string">
            <text:p>Natural Peanut Butter 1Kg (Smooth)</text:p>
          </table:table-cell>
          <table:table-cell table:style-name="ce8" office:value-type="float" office:value="3.708">
            <text:p>3.7080</text:p>
          </table:table-cell>
          <table:table-cell table:style-name="ce8" office:value-type="float" office:value="4.1202">
            <text:p>4.1202</text:p>
          </table:table-cell>
          <table:table-cell table:style-name="ce3" office:value-type="string">
            <text:p>Z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eridian</text:p>
          </table:table-cell>
          <table:table-cell table:style-name="ce3" office:value-type="string">
            <text:p>Natural Peanut Butter 280g (Crunchy)</text:p>
          </table:table-cell>
          <table:table-cell table:style-name="ce8" office:value-type="float" office:value="1.49">
            <text:p>1.4900</text:p>
          </table:table-cell>
          <table:table-cell table:style-name="ce8" office:value-type="float" office:value="1.4898">
            <text:p>1.4898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eridian</text:p>
          </table:table-cell>
          <table:table-cell table:style-name="ce3" office:value-type="string">
            <text:p>Natural Peanut Butter 280g (Smooth)</text:p>
          </table:table-cell>
          <table:table-cell table:style-name="ce8" office:value-type="float" office:value="1.49">
            <text:p>1.4900</text:p>
          </table:table-cell>
          <table:table-cell table:style-name="ce8" office:value-type="float" office:value="1.4898">
            <text:p>1.4898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73">
            <text:p>73</text:p>
          </table:table-cell>
          <table:table-cell office:value-type="string">
            <text:p>MHP</text:p>
          </table:table-cell>
          <table:table-cell office:value-type="string">
            <text:p>A-Bomb 224 Caps ()</text:p>
          </table:table-cell>
          <table:table-cell office:value-type="float" office:value="21.8">
            <text:p>21.8000</text:p>
          </table:table-cell>
          <table:table-cell office:value-type="float" office:value="43.605">
            <text:p>43.6050</text:p>
          </table:table-cell>
          <table:table-cell office:value-type="string">
            <text:p>V</text:p>
          </table:table-cell>
          <table:table-cell office:value-type="string">
            <text:p>BUY ONE GET ONE FREE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MHP</text:p>
          </table:table-cell>
          <table:table-cell office:value-type="string">
            <text:p>A-Bomb - 224 tablets </text:p>
          </table:table-cell>
          <table:table-cell office:value-type="float" office:value="666222074405">
            <text:p>666222074405</text:p>
          </table:table-cell>
          <table:table-cell office:value-type="float" office:value="0">
            <text:p>0</text:p>
          </table:table-cell>
          <table:table-cell office:value-type="float" office:value="0.455">
            <text:p>0.455</text:p>
          </table:table-cell>
          <table:table-cell office:value-type="float" office:value="20.99">
            <text:p>20.99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HP</text:p>
          </table:table-cell>
          <table:table-cell table:style-name="ce3" office:value-type="string">
            <text:p>Aivite 120 Caps ()</text:p>
          </table:table-cell>
          <table:table-cell table:style-name="ce8" office:value-type="float" office:value="15.44">
            <text:p>15.4400</text:p>
          </table:table-cell>
          <table:table-cell table:style-name="ce8" office:value-type="float" office:value="15.442">
            <text:p>15.44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HP</text:p>
          </table:table-cell>
          <table:table-cell table:style-name="ce3" office:value-type="string">
            <text:p>Dark Matter 1200g (Fruit Punch)</text:p>
          </table:table-cell>
          <table:table-cell table:style-name="ce8" office:value-type="float" office:value="25.1">
            <text:p>25.1000</text:p>
          </table:table-cell>
          <table:table-cell table:style-name="ce8" office:value-type="float" office:value="25.095">
            <text:p>25.09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065">
            <text:p>2065</text:p>
          </table:table-cell>
          <table:table-cell office:value-type="string">
            <text:p>MHP</text:p>
          </table:table-cell>
          <table:table-cell office:value-type="string">
            <text:p>Probolic-Sr 907g (Strawberry)</text:p>
          </table:table-cell>
          <table:table-cell office:value-type="float" office:value="18.38">
            <text:p>18.3800</text:p>
          </table:table-cell>
          <table:table-cell office:value-type="float" office:value="18.382">
            <text:p>18.38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65">
            <text:p>2065</text:p>
          </table:table-cell>
          <table:table-cell office:value-type="string">
            <text:p>MHP</text:p>
          </table:table-cell>
          <table:table-cell office:value-type="string">
            <text:p>Probolic SR, Strawberry - 910g</text:p>
          </table:table-cell>
          <table:table-cell office:value-type="float" office:value="666222011349">
            <text:p>666222011349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  <table:table-cell office:value-type="float" office:value="13.79">
            <text:p>13.7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340">
            <text:p>1340</text:p>
          </table:table-cell>
          <table:table-cell office:value-type="string">
            <text:p>MHP</text:p>
          </table:table-cell>
          <table:table-cell office:value-type="string">
            <text:p>Trac Extreme 775g (Extreme Punch)</text:p>
          </table:table-cell>
          <table:table-cell table:number-columns-repeated="2" office:value-type="float" office:value="27.63">
            <text:p>27.63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340">
            <text:p>1340</text:p>
          </table:table-cell>
          <table:table-cell office:value-type="string">
            <text:p>MHP</text:p>
          </table:table-cell>
          <table:table-cell office:value-type="string">
            <text:p>TRAC Extreme-NO, Punch - 775g</text:p>
          </table:table-cell>
          <table:table-cell office:value-type="float" office:value="666222055008">
            <text:p>666222055008</text:p>
          </table:table-cell>
          <table:table-cell office:value-type="float" office:value="0">
            <text:p>0</text:p>
          </table:table-cell>
          <table:table-cell office:value-type="float" office:value="0.905">
            <text:p>0.905</text:p>
          </table:table-cell>
          <table:table-cell office:value-type="float" office:value="18.17">
            <text:p>18.1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78">
            <text:p>678</text:p>
          </table:table-cell>
          <table:table-cell office:value-type="string">
            <text:p>MHP</text:p>
          </table:table-cell>
          <table:table-cell office:value-type="string">
            <text:p>Up Your Mass 2200g (Choc Fudge)</text:p>
          </table:table-cell>
          <table:table-cell office:value-type="float" office:value="22.34">
            <text:p>22.3400</text:p>
          </table:table-cell>
          <table:table-cell office:value-type="float" office:value="22.342">
            <text:p>22.34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78">
            <text:p>678</text:p>
          </table:table-cell>
          <table:table-cell office:value-type="string">
            <text:p>MHP</text:p>
          </table:table-cell>
          <table:table-cell office:value-type="string">
            <text:p>Up Your Mass, Chocolate Fudge Brownie - 2270g</text:p>
          </table:table-cell>
          <table:table-cell office:value-type="float" office:value="666222732503">
            <text:p>666222732503</text:p>
          </table:table-cell>
          <table:table-cell office:value-type="float" office:value="28">
            <text:p>28</text:p>
          </table:table-cell>
          <table:table-cell office:value-type="float" office:value="2.54">
            <text:p>2.54</text:p>
          </table:table-cell>
          <table:table-cell office:value-type="float" office:value="17.29">
            <text:p>17.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09">
            <text:p>609</text:p>
          </table:table-cell>
          <table:table-cell office:value-type="string">
            <text:p>MHP</text:p>
          </table:table-cell>
          <table:table-cell office:value-type="string">
            <text:p>Up Your Mass 2200g (Cookies And Cream)</text:p>
          </table:table-cell>
          <table:table-cell office:value-type="float" office:value="22.34">
            <text:p>22.3400</text:p>
          </table:table-cell>
          <table:table-cell office:value-type="float" office:value="22.342">
            <text:p>22.34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09">
            <text:p>609</text:p>
          </table:table-cell>
          <table:table-cell office:value-type="string">
            <text:p>MHP</text:p>
          </table:table-cell>
          <table:table-cell office:value-type="string">
            <text:p>Up Your Mass, Cookies &amp; Cream - 2270g</text:p>
          </table:table-cell>
          <table:table-cell office:value-type="float" office:value="666222732602">
            <text:p>666222732602</text:p>
          </table:table-cell>
          <table:table-cell office:value-type="float" office:value="35">
            <text:p>35</text:p>
          </table:table-cell>
          <table:table-cell office:value-type="float" office:value="2.46">
            <text:p>2.46</text:p>
          </table:table-cell>
          <table:table-cell office:value-type="float" office:value="17.45">
            <text:p>17.4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80">
            <text:p>680</text:p>
          </table:table-cell>
          <table:table-cell office:value-type="string">
            <text:p>MHP</text:p>
          </table:table-cell>
          <table:table-cell office:value-type="string">
            <text:p>Up Your Mass 2200g (Vanilla)</text:p>
          </table:table-cell>
          <table:table-cell office:value-type="float" office:value="22.34">
            <text:p>22.3400</text:p>
          </table:table-cell>
          <table:table-cell office:value-type="float" office:value="22.342">
            <text:p>22.34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80">
            <text:p>680</text:p>
          </table:table-cell>
          <table:table-cell office:value-type="string">
            <text:p>MHP</text:p>
          </table:table-cell>
          <table:table-cell office:value-type="string">
            <text:p>Up Your Mass, Vanilla - 2270g</text:p>
          </table:table-cell>
          <table:table-cell office:value-type="float" office:value="666222732107">
            <text:p>666222732107</text:p>
          </table:table-cell>
          <table:table-cell office:value-type="float" office:value="28">
            <text:p>28</text:p>
          </table:table-cell>
          <table:table-cell office:value-type="float" office:value="2.52">
            <text:p>2.52</text:p>
          </table:table-cell>
          <table:table-cell office:value-type="float" office:value="17.32">
            <text:p>17.3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67">
            <text:p>767</text:p>
          </table:table-cell>
          <table:table-cell office:value-type="string">
            <text:p>MHP</text:p>
          </table:table-cell>
          <table:table-cell office:value-type="string">
            <text:p>X-Pel 80 Caps ()</text:p>
          </table:table-cell>
          <table:table-cell office:value-type="float" office:value="9.65">
            <text:p>9.6500</text:p>
          </table:table-cell>
          <table:table-cell office:value-type="float" office:value="9.6525">
            <text:p>9.6525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67">
            <text:p>767</text:p>
          </table:table-cell>
          <table:table-cell office:value-type="string">
            <text:p>MHP</text:p>
          </table:table-cell>
          <table:table-cell office:value-type="string">
            <text:p>XPel - 80 caps</text:p>
          </table:table-cell>
          <table:table-cell office:value-type="float" office:value="666222941004">
            <text:p>66622294100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6.26">
            <text:p>6.26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50% Protein Bar 50g x 24 Bars (Chocolate Cream)</text:p>
          </table:table-cell>
          <table:table-cell table:style-name="ce8" office:value-type="float" office:value="26.02">
            <text:p>26.0200</text:p>
          </table:table-cell>
          <table:table-cell table:style-name="ce8" office:value-type="float" office:value="26.019">
            <text:p>26.01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50% Protein Bar 50g x 24 Bars (Coconut)</text:p>
          </table:table-cell>
          <table:table-cell table:style-name="ce8" office:value-type="float" office:value="26.02">
            <text:p>26.0200</text:p>
          </table:table-cell>
          <table:table-cell table:style-name="ce8" office:value-type="float" office:value="26.019">
            <text:p>26.01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50% Protein Bar 50g x 24 Bars (Cookies &amp; Cream)</text:p>
          </table:table-cell>
          <table:table-cell table:style-name="ce8" office:value-type="float" office:value="26.02">
            <text:p>26.0200</text:p>
          </table:table-cell>
          <table:table-cell table:style-name="ce8" office:value-type="float" office:value="26.019">
            <text:p>26.01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Energy Charge 500 ml X 12 bottles (Orange)</text:p>
          </table:table-cell>
          <table:table-cell table:style-name="ce8" office:value-type="float" office:value="9.42">
            <text:p>9.4200</text:p>
          </table:table-cell>
          <table:table-cell table:style-name="ce8" office:value-type="float" office:value="9.4185">
            <text:p>9.4185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Energy Charge 500 ml X 12 bottles (Tropical)</text:p>
          </table:table-cell>
          <table:table-cell table:style-name="ce8" office:value-type="float" office:value="9.42">
            <text:p>9.4200</text:p>
          </table:table-cell>
          <table:table-cell table:style-name="ce8" office:value-type="float" office:value="9.4185">
            <text:p>9.4185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Energy Charge 500 ml X 12 bottles (Wild Berry)</text:p>
          </table:table-cell>
          <table:table-cell table:style-name="ce8" office:value-type="float" office:value="9.42">
            <text:p>9.4200</text:p>
          </table:table-cell>
          <table:table-cell table:style-name="ce8" office:value-type="float" office:value="9.4185">
            <text:p>9.4185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Fit Protein 500 ml X 12 bottles (Banana)</text:p>
          </table:table-cell>
          <table:table-cell table:style-name="ce8" office:value-type="float" office:value="18.6">
            <text:p>18.6000</text:p>
          </table:table-cell>
          <table:table-cell table:style-name="ce8" office:value-type="float" office:value="21.086">
            <text:p>21.086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15 GET 2 FREE MIX AND MATCH APPLIES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Fit Protein 500 ml X 12 bottles (Chocolate)</text:p>
          </table:table-cell>
          <table:table-cell table:style-name="ce8" office:value-type="float" office:value="18.6">
            <text:p>18.6000</text:p>
          </table:table-cell>
          <table:table-cell table:style-name="ce8" office:value-type="float" office:value="21.086">
            <text:p>21.086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15 GET 2 FREE MIX AND MATCH APPLIES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Fit Protein 500 ml X 12 bottles (Strawberry)</text:p>
          </table:table-cell>
          <table:table-cell table:style-name="ce8" office:value-type="float" office:value="18.6">
            <text:p>18.6000</text:p>
          </table:table-cell>
          <table:table-cell table:style-name="ce8" office:value-type="float" office:value="21.086">
            <text:p>21.086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15 GET 2 FREE MIX AND MATCH APPLIES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Fit Protein 500 ml X 12 bottles (Vanilla)</text:p>
          </table:table-cell>
          <table:table-cell table:style-name="ce8" office:value-type="float" office:value="18.6">
            <text:p>18.6000</text:p>
          </table:table-cell>
          <table:table-cell table:style-name="ce8" office:value-type="float" office:value="21.086">
            <text:p>21.086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15 GET 2 FREE MIX AND MATCH APPLIES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Fit Protein Diet 20 x 60g sachets (Berry)</text:p>
          </table:table-cell>
          <table:table-cell table:style-name="ce8" office:value-type="float" office:value="23.33">
            <text:p>23.3300</text:p>
          </table:table-cell>
          <table:table-cell table:style-name="ce8" office:value-type="float" office:value="23.328">
            <text:p>23.328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Fit Protein Diet 20 x 60g sachets (Chocolate)</text:p>
          </table:table-cell>
          <table:table-cell table:style-name="ce8" office:value-type="float" office:value="23.33">
            <text:p>23.3300</text:p>
          </table:table-cell>
          <table:table-cell table:style-name="ce8" office:value-type="float" office:value="23.328">
            <text:p>23.328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Fit Protein Lite 500ml x 12 (Chocolate)</text:p>
          </table:table-cell>
          <table:table-cell table:style-name="ce8" office:value-type="float" office:value="20.14">
            <text:p>20.1400</text:p>
          </table:table-cell>
          <table:table-cell table:style-name="ce8" office:value-type="float" office:value="20.143">
            <text:p>20.14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Fit Protein Lite 500ml X 12 (Strawberry)</text:p>
          </table:table-cell>
          <table:table-cell table:style-name="ce8" office:value-type="float" office:value="20.14">
            <text:p>20.1400</text:p>
          </table:table-cell>
          <table:table-cell table:style-name="ce8" office:value-type="float" office:value="20.143">
            <text:p>20.14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Fit Protein Lite 500ml x 12 (Vanilla)</text:p>
          </table:table-cell>
          <table:table-cell table:style-name="ce8" office:value-type="float" office:value="20.14">
            <text:p>20.1400</text:p>
          </table:table-cell>
          <table:table-cell table:style-name="ce8" office:value-type="float" office:value="20.143">
            <text:p>20.14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Flapjacks 100g x 30 (Mixed Flavours)</text:p>
          </table:table-cell>
          <table:table-cell table:style-name="ce8" office:value-type="float" office:value="16.67">
            <text:p>16.6700</text:p>
          </table:table-cell>
          <table:table-cell table:style-name="ce8" office:value-type="float" office:value="16.672">
            <text:p>16.672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Green Kick 12 bottles Per Pack (Green Kick)</text:p>
          </table:table-cell>
          <table:table-cell table:style-name="ce8" office:value-type="float" office:value="8.22">
            <text:p>8.2200</text:p>
          </table:table-cell>
          <table:table-cell table:style-name="ce8" office:value-type="float" office:value="8.2225">
            <text:p>8.2225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Power Layer Protein Bar 60g x 18 (Caramel &amp; Nuts)</text:p>
          </table:table-cell>
          <table:table-cell table:style-name="ce8" office:value-type="float" office:value="22.77">
            <text:p>22.7700</text:p>
          </table:table-cell>
          <table:table-cell table:style-name="ce8" office:value-type="float" office:value="22.769">
            <text:p>22.76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Power Pack Bar 35g x 24 Bars (Vanilla)</text:p>
          </table:table-cell>
          <table:table-cell table:style-name="ce8" office:value-type="float" office:value="14.76">
            <text:p>14.7600</text:p>
          </table:table-cell>
          <table:table-cell table:style-name="ce8" office:value-type="float" office:value="14.761">
            <text:p>14.76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Protein Power Pack 42g x 24 (Banana)</text:p>
          </table:table-cell>
          <table:table-cell table:style-name="ce8" office:value-type="float" office:value="14.76">
            <text:p>14.7600</text:p>
          </table:table-cell>
          <table:table-cell table:style-name="ce8" office:value-type="float" office:value="14.761">
            <text:p>14.76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Red Kick Carbonated 330 ml x 24 (Original)</text:p>
          </table:table-cell>
          <table:table-cell table:style-name="ce8" office:value-type="float" office:value="15.4">
            <text:p>15.4000</text:p>
          </table:table-cell>
          <table:table-cell table:style-name="ce8" office:value-type="float" office:value="15.398">
            <text:p>15.39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ltipower</text:p>
          </table:table-cell>
          <table:table-cell table:style-name="ce3" office:value-type="string">
            <text:p>Red Kick Original 500 ml X 12 bottles (Original)</text:p>
          </table:table-cell>
          <table:table-cell table:style-name="ce8" office:value-type="float" office:value="9.42">
            <text:p>9.4200</text:p>
          </table:table-cell>
          <table:table-cell table:style-name="ce8" office:value-type="float" office:value="9.4185">
            <text:p>9.4185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9310">
            <text:p>9310</text:p>
          </table:table-cell>
          <table:table-cell office:value-type="string">
            <text:p>Muscle Mousse</text:p>
          </table:table-cell>
          <table:table-cell office:value-type="string">
            <text:p>Muscle Mousse 750g (Banana)</text:p>
          </table:table-cell>
          <table:table-cell office:value-type="float" office:value="16.19">
            <text:p>16.1900</text:p>
          </table:table-cell>
          <table:table-cell office:value-type="float" office:value="17.992">
            <text:p>17.9920</text:p>
          </table:table-cell>
          <table:table-cell office:value-type="string">
            <text:p>Z</text:p>
          </table:table-cell>
          <table:table-cell office:value-type="string">
            <text:p>EXTRA 10% OFF</text:p>
          </table:table-cell>
          <table:table-cell/>
          <table:table-cell office:value-type="float" office:value="9310">
            <text:p>9310</text:p>
          </table:table-cell>
          <table:table-cell office:value-type="string">
            <text:p>Muscle Mousse</text:p>
          </table:table-cell>
          <table:table-cell office:value-type="string">
            <text:p>Muscle Mousse, Banana - 750g</text:p>
          </table:table-cell>
          <table:table-cell office:value-type="float" office:value="610370647301">
            <text:p>610370647301</text:p>
          </table:table-cell>
          <table:table-cell office:value-type="float" office:value="10">
            <text:p>10</text:p>
          </table:table-cell>
          <table:table-cell office:value-type="float" office:value="0.87">
            <text:p>0.87</text:p>
          </table:table-cell>
          <table:table-cell office:value-type="float" office:value="13.17">
            <text:p>13.1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069">
            <text:p>20069</text:p>
          </table:table-cell>
          <table:table-cell office:value-type="string">
            <text:p>Muscle Mousse</text:p>
          </table:table-cell>
          <table:table-cell office:value-type="string">
            <text:p>Muscle Mousse 750g (Bubbly Choc Mint)</text:p>
          </table:table-cell>
          <table:table-cell office:value-type="float" office:value="16.19">
            <text:p>16.1900</text:p>
          </table:table-cell>
          <table:table-cell office:value-type="float" office:value="17.992">
            <text:p>17.9920</text:p>
          </table:table-cell>
          <table:table-cell office:value-type="string">
            <text:p>Z</text:p>
          </table:table-cell>
          <table:table-cell office:value-type="string">
            <text:p>EXTRA 10% OFF</text:p>
          </table:table-cell>
          <table:table-cell/>
          <table:table-cell office:value-type="float" office:value="20069">
            <text:p>20069</text:p>
          </table:table-cell>
          <table:table-cell office:value-type="string">
            <text:p>Muscle Mousse</text:p>
          </table:table-cell>
          <table:table-cell office:value-type="string">
            <text:p>Muscle Mousse, Bubbly Mint Choc - 750g</text:p>
          </table:table-cell>
          <table:table-cell office:value-type="float" office:value="702811622418">
            <text:p>702811622418</text:p>
          </table:table-cell>
          <table:table-cell office:value-type="float" office:value="9">
            <text:p>9</text:p>
          </table:table-cell>
          <table:table-cell office:value-type="float" office:value="0.87">
            <text:p>0.87</text:p>
          </table:table-cell>
          <table:table-cell office:value-type="float" office:value="13.19">
            <text:p>13.1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621">
            <text:p>9621</text:p>
          </table:table-cell>
          <table:table-cell office:value-type="string">
            <text:p>Muscle Mousse</text:p>
          </table:table-cell>
          <table:table-cell office:value-type="string">
            <text:p>Muscle Mousse 750g (Butterscotch)</text:p>
          </table:table-cell>
          <table:table-cell office:value-type="float" office:value="16.19">
            <text:p>16.1900</text:p>
          </table:table-cell>
          <table:table-cell office:value-type="float" office:value="17.992">
            <text:p>17.9920</text:p>
          </table:table-cell>
          <table:table-cell office:value-type="string">
            <text:p>Z</text:p>
          </table:table-cell>
          <table:table-cell office:value-type="string">
            <text:p>EXTRA 10% OFF</text:p>
          </table:table-cell>
          <table:table-cell/>
          <table:table-cell office:value-type="float" office:value="9621">
            <text:p>9621</text:p>
          </table:table-cell>
          <table:table-cell office:value-type="string">
            <text:p>Muscle Mousse</text:p>
          </table:table-cell>
          <table:table-cell office:value-type="string">
            <text:p>Muscle Mousse, Butterscotch - 750g</text:p>
          </table:table-cell>
          <table:table-cell office:value-type="float" office:value="610370647226">
            <text:p>610370647226</text:p>
          </table:table-cell>
          <table:table-cell office:value-type="float" office:value="20">
            <text:p>20</text:p>
          </table:table-cell>
          <table:table-cell office:value-type="float" office:value="0.87">
            <text:p>0.87</text:p>
          </table:table-cell>
          <table:table-cell office:value-type="float" office:value="12.59">
            <text:p>12.5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183">
            <text:p>9183</text:p>
          </table:table-cell>
          <table:table-cell office:value-type="string">
            <text:p>Muscle Mousse</text:p>
          </table:table-cell>
          <table:table-cell office:value-type="string">
            <text:p>Muscle Mousse 750g (Choc Peanut Butter)</text:p>
          </table:table-cell>
          <table:table-cell office:value-type="float" office:value="16.19">
            <text:p>16.1900</text:p>
          </table:table-cell>
          <table:table-cell office:value-type="float" office:value="17.992">
            <text:p>17.9920</text:p>
          </table:table-cell>
          <table:table-cell office:value-type="string">
            <text:p>Z</text:p>
          </table:table-cell>
          <table:table-cell office:value-type="string">
            <text:p>EXTRA 10% OFF</text:p>
          </table:table-cell>
          <table:table-cell/>
          <table:table-cell office:value-type="float" office:value="9183">
            <text:p>9183</text:p>
          </table:table-cell>
          <table:table-cell office:value-type="string">
            <text:p>Muscle Mousse</text:p>
          </table:table-cell>
          <table:table-cell office:value-type="string">
            <text:p>Muscle Mousse, Peanut-Chocolate Caramel - 750g</text:p>
          </table:table-cell>
          <table:table-cell office:value-type="float" office:value="702811536401">
            <text:p>702811536401</text:p>
          </table:table-cell>
          <table:table-cell office:value-type="float" office:value="23">
            <text:p>23</text:p>
          </table:table-cell>
          <table:table-cell office:value-type="float" office:value="0.87">
            <text:p>0.87</text:p>
          </table:table-cell>
          <table:table-cell office:value-type="float" office:value="13.52">
            <text:p>13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185">
            <text:p>9185</text:p>
          </table:table-cell>
          <table:table-cell office:value-type="string">
            <text:p>Muscle Mousse</text:p>
          </table:table-cell>
          <table:table-cell office:value-type="string">
            <text:p>Muscle Mousse 750g (Chocolate)</text:p>
          </table:table-cell>
          <table:table-cell office:value-type="float" office:value="16.19">
            <text:p>16.1900</text:p>
          </table:table-cell>
          <table:table-cell office:value-type="float" office:value="17.992">
            <text:p>17.9920</text:p>
          </table:table-cell>
          <table:table-cell office:value-type="string">
            <text:p>Z</text:p>
          </table:table-cell>
          <table:table-cell office:value-type="string">
            <text:p>EXTRA 10% OFF</text:p>
          </table:table-cell>
          <table:table-cell/>
          <table:table-cell office:value-type="float" office:value="9185">
            <text:p>9185</text:p>
          </table:table-cell>
          <table:table-cell office:value-type="string">
            <text:p>Muscle Mousse</text:p>
          </table:table-cell>
          <table:table-cell office:value-type="string">
            <text:p>Muscle Mousse, Milk Chocolate - 750g</text:p>
          </table:table-cell>
          <table:table-cell office:value-type="float" office:value="610370647219">
            <text:p>610370647219</text:p>
          </table:table-cell>
          <table:table-cell office:value-type="float" office:value="19">
            <text:p>19</text:p>
          </table:table-cell>
          <table:table-cell office:value-type="float" office:value="0.87">
            <text:p>0.87</text:p>
          </table:table-cell>
          <table:table-cell office:value-type="float" office:value="12.97">
            <text:p>12.9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182">
            <text:p>9182</text:p>
          </table:table-cell>
          <table:table-cell office:value-type="string">
            <text:p>Muscle Mousse</text:p>
          </table:table-cell>
          <table:table-cell office:value-type="string">
            <text:p>Muscle Mousse 750g (Milky White Chocolate)</text:p>
          </table:table-cell>
          <table:table-cell office:value-type="float" office:value="16.19">
            <text:p>16.1900</text:p>
          </table:table-cell>
          <table:table-cell office:value-type="float" office:value="17.992">
            <text:p>17.9920</text:p>
          </table:table-cell>
          <table:table-cell office:value-type="string">
            <text:p>Z</text:p>
          </table:table-cell>
          <table:table-cell office:value-type="string">
            <text:p>EXTRA 10% OFF</text:p>
          </table:table-cell>
          <table:table-cell/>
          <table:table-cell office:value-type="float" office:value="9182">
            <text:p>9182</text:p>
          </table:table-cell>
          <table:table-cell office:value-type="string">
            <text:p>Muscle Mousse</text:p>
          </table:table-cell>
          <table:table-cell office:value-type="string">
            <text:p>Muscle Mousse, Milky White Chocolate - 750g</text:p>
          </table:table-cell>
          <table:table-cell office:value-type="float" office:value="702811536418">
            <text:p>702811536418</text:p>
          </table:table-cell>
          <table:table-cell office:value-type="float" office:value="18">
            <text:p>18</text:p>
          </table:table-cell>
          <table:table-cell office:value-type="float" office:value="0.87">
            <text:p>0.87</text:p>
          </table:table-cell>
          <table:table-cell office:value-type="float" office:value="12.79">
            <text:p>12.79</text:p>
          </table:table-cell>
          <table:table-cell table:number-columns-repeated="1008"/>
        </table:table-row>
        <table:table-row table:style-name="ro1">
          <table:table-cell table:style-name="ce5" office:value-type="float" office:value="9182">
            <text:p>9182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Muscle Mousse</text:p>
          </table:table-cell>
          <table:table-cell table:style-name="ce5" office:value-type="string">
            <text:p>Muscle Mousse 750g (Snickerdoodle)</text:p>
          </table:table-cell>
          <table:table-cell table:style-name="ce10" office:value-type="float" office:value="16.19">
            <text:p>16.1900</text:p>
          </table:table-cell>
          <table:table-cell table:style-name="ce10" office:value-type="float" office:value="17.992">
            <text:p>17.9920</text:p>
          </table:table-cell>
          <table:table-cell table:style-name="ce5" office:value-type="string">
            <text:p>Z</text:p>
          </table:table-cell>
          <table:table-cell table:style-name="ce5" office:value-type="string">
            <text:p>EXTRA 10% OFF</text:p>
          </table:table-cell>
          <table:table-cell/>
          <table:table-cell table:style-name="ce5" office:value-type="float" office:value="9182">
            <text:p>9182</text:p>
          </table:table-cell>
          <table:table-cell table:style-name="ce5" office:value-type="string">
            <text:p>Muscle Mousse</text:p>
          </table:table-cell>
          <table:table-cell table:style-name="ce5" office:value-type="string">
            <text:p>Muscle Mousse, Milky White Chocolate - 750g</text:p>
          </table:table-cell>
          <table:table-cell table:style-name="ce5" office:value-type="float" office:value="702811536418">
            <text:p>702811536418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.87">
            <text:p>0.87</text:p>
          </table:table-cell>
          <table:table-cell table:style-name="ce5" office:value-type="float" office:value="12.79">
            <text:p>12.79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9184">
            <text:p>9184</text:p>
          </table:table-cell>
          <table:table-cell office:value-type="string">
            <text:p>Muscle Mousse</text:p>
          </table:table-cell>
          <table:table-cell office:value-type="string">
            <text:p>Muscle Mousse 750g (Strawberry)</text:p>
          </table:table-cell>
          <table:table-cell office:value-type="float" office:value="16.19">
            <text:p>16.1900</text:p>
          </table:table-cell>
          <table:table-cell office:value-type="float" office:value="17.992">
            <text:p>17.9920</text:p>
          </table:table-cell>
          <table:table-cell office:value-type="string">
            <text:p>Z</text:p>
          </table:table-cell>
          <table:table-cell office:value-type="string">
            <text:p>EXTRA 10% OFF</text:p>
          </table:table-cell>
          <table:table-cell/>
          <table:table-cell office:value-type="float" office:value="9184">
            <text:p>9184</text:p>
          </table:table-cell>
          <table:table-cell office:value-type="string">
            <text:p>Muscle Mousse</text:p>
          </table:table-cell>
          <table:table-cell office:value-type="string">
            <text:p>Muscle Mousse, Strawberry - 750g</text:p>
          </table:table-cell>
          <table:table-cell office:value-type="float" office:value="610370647196">
            <text:p>610370647196</text:p>
          </table:table-cell>
          <table:table-cell office:value-type="float" office:value="19">
            <text:p>19</text:p>
          </table:table-cell>
          <table:table-cell office:value-type="float" office:value="0.87">
            <text:p>0.87</text:p>
          </table:table-cell>
          <table:table-cell office:value-type="float" office:value="12.92">
            <text:p>12.9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247">
            <text:p>5247</text:p>
          </table:table-cell>
          <table:table-cell office:value-type="string">
            <text:p>Musclemeds</text:p>
          </table:table-cell>
          <table:table-cell office:value-type="string">
            <text:p>Beef Aminos 300 Ct ()</text:p>
          </table:table-cell>
          <table:table-cell table:number-columns-repeated="2" office:value-type="float" office:value="10.92">
            <text:p>10.92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247">
            <text:p>5247</text:p>
          </table:table-cell>
          <table:table-cell office:value-type="string">
            <text:p>MuscleMeds</text:p>
          </table:table-cell>
          <table:table-cell office:value-type="string">
            <text:p>Carnivor Beef Aminos - 300 tabs</text:p>
          </table:table-cell>
          <table:table-cell office:value-type="float" office:value="891597002757">
            <text:p>891597002757</text:p>
          </table:table-cell>
          <table:table-cell office:value-type="float" office:value="318">
            <text:p>318</text:p>
          </table:table-cell>
          <table:table-cell office:value-type="float" office:value="0.54">
            <text:p>0.54</text:p>
          </table:table-cell>
          <table:table-cell office:value-type="float" office:value="9.39">
            <text:p>9.3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400">
            <text:p>4400</text:p>
          </table:table-cell>
          <table:table-cell office:value-type="string">
            <text:p>Musclemeds</text:p>
          </table:table-cell>
          <table:table-cell office:value-type="string">
            <text:p>Carnivor Mass 2.5Kg (Chocolate Fudge)</text:p>
          </table:table-cell>
          <table:table-cell office:value-type="float" office:value="27.22">
            <text:p>27.2200</text:p>
          </table:table-cell>
          <table:table-cell office:value-type="float" office:value="27.222">
            <text:p>27.2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400">
            <text:p>4400</text:p>
          </table:table-cell>
          <table:table-cell office:value-type="string">
            <text:p>MuscleMeds</text:p>
          </table:table-cell>
          <table:table-cell office:value-type="string">
            <text:p>Carnivor Mass, Chocolate Fudge - 2590g</text:p>
          </table:table-cell>
          <table:table-cell office:value-type="float" office:value="891597002641">
            <text:p>891597002641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21.33">
            <text:p>21.3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597">
            <text:p>9597</text:p>
          </table:table-cell>
          <table:table-cell office:value-type="string">
            <text:p>Musclemeds</text:p>
          </table:table-cell>
          <table:table-cell office:value-type="string">
            <text:p>Carnivor Mass 2.5Kg (Chocolate Macaroon)</text:p>
          </table:table-cell>
          <table:table-cell office:value-type="float" office:value="27.22">
            <text:p>27.2200</text:p>
          </table:table-cell>
          <table:table-cell office:value-type="float" office:value="27.222">
            <text:p>27.2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597">
            <text:p>9597</text:p>
          </table:table-cell>
          <table:table-cell office:value-type="string">
            <text:p>MuscleMeds</text:p>
          </table:table-cell>
          <table:table-cell office:value-type="string">
            <text:p>Carnivor Mass, Chocolate Macaroon - 2640g</text:p>
          </table:table-cell>
          <table:table-cell office:value-type="float" office:value="891597003501">
            <text:p>891597003501</text:p>
          </table:table-cell>
          <table:table-cell office:value-type="float" office:value="0">
            <text:p>0</text:p>
          </table:table-cell>
          <table:table-cell office:value-type="float" office:value="3.03">
            <text:p>3.03</text:p>
          </table:table-cell>
          <table:table-cell office:value-type="float" office:value="23.72">
            <text:p>23.7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401">
            <text:p>4401</text:p>
          </table:table-cell>
          <table:table-cell office:value-type="string">
            <text:p>Musclemeds</text:p>
          </table:table-cell>
          <table:table-cell office:value-type="string">
            <text:p>Carnivor Mass 2.5Kg (Vanilla Caramel)</text:p>
          </table:table-cell>
          <table:table-cell office:value-type="float" office:value="27.22">
            <text:p>27.2200</text:p>
          </table:table-cell>
          <table:table-cell office:value-type="float" office:value="27.222">
            <text:p>27.2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401">
            <text:p>4401</text:p>
          </table:table-cell>
          <table:table-cell office:value-type="string">
            <text:p>MuscleMeds</text:p>
          </table:table-cell>
          <table:table-cell office:value-type="string">
            <text:p>Carnivor Mass, Vanilla Caramel - 2534g</text:p>
          </table:table-cell>
          <table:table-cell office:value-type="float" office:value="891597002658">
            <text:p>891597002658</text:p>
          </table:table-cell>
          <table:table-cell office:value-type="float" office:value="0">
            <text:p>0</text:p>
          </table:table-cell>
          <table:table-cell office:value-type="float" office:value="2.84">
            <text:p>2.84</text:p>
          </table:table-cell>
          <table:table-cell office:value-type="float" office:value="21.33">
            <text:p>21.3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596">
            <text:p>9596</text:p>
          </table:table-cell>
          <table:table-cell office:value-type="string">
            <text:p>Musclemeds</text:p>
          </table:table-cell>
          <table:table-cell office:value-type="string">
            <text:p>Carnivore Bar 12 Bars (Cookie &amp; Cream)</text:p>
          </table:table-cell>
          <table:table-cell table:number-columns-repeated="2" office:value-type="float" office:value="17.01">
            <text:p>17.01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596">
            <text:p>9596</text:p>
          </table:table-cell>
          <table:table-cell office:value-type="string">
            <text:p>MuscleMeds</text:p>
          </table:table-cell>
          <table:table-cell office:value-type="string">
            <text:p>Carnivor Protein Bars, Cookies &amp; Cream - 12 bars</text:p>
          </table:table-cell>
          <table:table-cell office:value-type="float" office:value="891597003631">
            <text:p>891597003631</text:p>
          </table:table-cell>
          <table:table-cell office:value-type="float" office:value="6">
            <text:p>6</text:p>
          </table:table-cell>
          <table:table-cell office:value-type="float" office:value="1.2">
            <text:p>1.2</text:p>
          </table:table-cell>
          <table:table-cell office:value-type="float" office:value="13.61">
            <text:p>13.6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94">
            <text:p>9494</text:p>
          </table:table-cell>
          <table:table-cell office:value-type="string">
            <text:p>Musclemeds</text:p>
          </table:table-cell>
          <table:table-cell office:value-type="string">
            <text:p>Carnivore Bar 12 Bars (Peanut Butter)</text:p>
          </table:table-cell>
          <table:table-cell table:number-columns-repeated="2" office:value-type="float" office:value="17.01">
            <text:p>17.01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494">
            <text:p>9494</text:p>
          </table:table-cell>
          <table:table-cell office:value-type="string">
            <text:p>MuscleMeds</text:p>
          </table:table-cell>
          <table:table-cell office:value-type="string">
            <text:p>Carnivor Protein Bars, Chocolate Peanut Butter - 12 bars</text:p>
          </table:table-cell>
          <table:table-cell office:value-type="float" office:value="891597003624">
            <text:p>891597003624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  <table:table-cell office:value-type="float" office:value="13.33">
            <text:p>13.33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meds</text:p>
          </table:table-cell>
          <table:table-cell table:style-name="ce3" office:value-type="string">
            <text:p>Carnivore Beef Protein 1800g (Blue Rasberry)</text:p>
          </table:table-cell>
          <table:table-cell table:number-columns-repeated="2" table:style-name="ce8" office:value-type="float" office:value="28.92">
            <text:p>28.92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meds</text:p>
          </table:table-cell>
          <table:table-cell table:style-name="ce3" office:value-type="string">
            <text:p>Carnivore Beef Protein 1800g (Chocolate Mint)</text:p>
          </table:table-cell>
          <table:table-cell table:number-columns-repeated="2" table:style-name="ce8" office:value-type="float" office:value="28.92">
            <text:p>28.92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meds</text:p>
          </table:table-cell>
          <table:table-cell table:style-name="ce3" office:value-type="string">
            <text:p>Carnivore Beef Protein 1800g (Chocolate)</text:p>
          </table:table-cell>
          <table:table-cell table:number-columns-repeated="2" table:style-name="ce8" office:value-type="float" office:value="28.92">
            <text:p>28.92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meds</text:p>
          </table:table-cell>
          <table:table-cell table:style-name="ce3" office:value-type="string">
            <text:p>Carnivore Beef Protein 1800g (Fruit Punch)</text:p>
          </table:table-cell>
          <table:table-cell table:number-columns-repeated="2" table:style-name="ce8" office:value-type="float" office:value="28.92">
            <text:p>28.92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meds</text:p>
          </table:table-cell>
          <table:table-cell table:style-name="ce3" office:value-type="string">
            <text:p>Carnivore Beef Protein 1800g (Vanilla Caramel)</text:p>
          </table:table-cell>
          <table:table-cell table:number-columns-repeated="2" table:style-name="ce8" office:value-type="float" office:value="28.92">
            <text:p>28.92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meds</text:p>
          </table:table-cell>
          <table:table-cell table:style-name="ce3" office:value-type="string">
            <text:p>Carnivore Beef Protein 908g (Blue Rasberry)</text:p>
          </table:table-cell>
          <table:table-cell table:style-name="ce8" office:value-type="float" office:value="16.22">
            <text:p>16.2200</text:p>
          </table:table-cell>
          <table:table-cell table:style-name="ce8" office:value-type="float" office:value="16.224">
            <text:p>16.22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meds</text:p>
          </table:table-cell>
          <table:table-cell table:style-name="ce3" office:value-type="string">
            <text:p>Carnivore Beef Protein 908g (Chocolate)</text:p>
          </table:table-cell>
          <table:table-cell table:style-name="ce8" office:value-type="float" office:value="16.22">
            <text:p>16.2200</text:p>
          </table:table-cell>
          <table:table-cell table:style-name="ce8" office:value-type="float" office:value="16.224">
            <text:p>16.22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meds</text:p>
          </table:table-cell>
          <table:table-cell table:style-name="ce3" office:value-type="string">
            <text:p>Carnivore Beef Protein 908g (Fruit Punch)</text:p>
          </table:table-cell>
          <table:table-cell table:style-name="ce8" office:value-type="float" office:value="16.22">
            <text:p>16.2200</text:p>
          </table:table-cell>
          <table:table-cell table:style-name="ce8" office:value-type="float" office:value="16.224">
            <text:p>16.22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1977">
            <text:p>1977</text:p>
          </table:table-cell>
          <table:table-cell office:value-type="string">
            <text:p>Musclemeds</text:p>
          </table:table-cell>
          <table:table-cell office:value-type="string">
            <text:p>Carnivore Liquid Shots 6 Shots per pack (Variety)</text:p>
          </table:table-cell>
          <table:table-cell office:value-type="float" office:value="8.84">
            <text:p>8.8400</text:p>
          </table:table-cell>
          <table:table-cell office:value-type="float" office:value="8.838">
            <text:p>8.83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977">
            <text:p>1977</text:p>
          </table:table-cell>
          <table:table-cell office:value-type="string">
            <text:p>MuscleMeds</text:p>
          </table:table-cell>
          <table:table-cell office:value-type="string">
            <text:p>Carnivor Liquid Protein, Variety Pack, 118 ml. - 6 bottles</text:p>
          </table:table-cell>
          <table:table-cell office:value-type="float" office:value="891597002290">
            <text:p>891597002290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8.22">
            <text:p>8.2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598">
            <text:p>9598</text:p>
          </table:table-cell>
          <table:table-cell office:value-type="string">
            <text:p>Musclemeds</text:p>
          </table:table-cell>
          <table:table-cell office:value-type="string">
            <text:p>Carnivore Raging Bull 453g (Chocolate Thunder)</text:p>
          </table:table-cell>
          <table:table-cell table:number-columns-repeated="2" office:value-type="float" office:value="9.78">
            <text:p>9.7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598">
            <text:p>9598</text:p>
          </table:table-cell>
          <table:table-cell office:value-type="string">
            <text:p>MuscleMeds</text:p>
          </table:table-cell>
          <table:table-cell office:value-type="string">
            <text:p>Carnivor Raging Bull Series, Chocolate Thunder - 454g</text:p>
          </table:table-cell>
          <table:table-cell office:value-type="float" office:value="891597003518">
            <text:p>891597003518</text:p>
          </table:table-cell>
          <table:table-cell office:value-type="float" office:value="3">
            <text:p>3</text:p>
          </table:table-cell>
          <table:table-cell office:value-type="float" office:value="0.49">
            <text:p>0.49</text:p>
          </table:table-cell>
          <table:table-cell office:value-type="float" office:value="7.67">
            <text:p>7.6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599">
            <text:p>9599</text:p>
          </table:table-cell>
          <table:table-cell office:value-type="string">
            <text:p>Musclemeds</text:p>
          </table:table-cell>
          <table:table-cell office:value-type="string">
            <text:p>Carnivore Raging Bull 453g (Iced Coffee)</text:p>
          </table:table-cell>
          <table:table-cell table:number-columns-repeated="2" office:value-type="float" office:value="9.78">
            <text:p>9.7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599">
            <text:p>9599</text:p>
          </table:table-cell>
          <table:table-cell office:value-type="string">
            <text:p>MuscleMeds</text:p>
          </table:table-cell>
          <table:table-cell office:value-type="string">
            <text:p>Carnivor Raging Bull Series, Iced Coffee - 454g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7.67">
            <text:p>7.6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600">
            <text:p>9600</text:p>
          </table:table-cell>
          <table:table-cell office:value-type="string">
            <text:p>Musclemeds</text:p>
          </table:table-cell>
          <table:table-cell office:value-type="string">
            <text:p>Power Test 168 Caps ()</text:p>
          </table:table-cell>
          <table:table-cell office:value-type="float" office:value="28.88">
            <text:p>28.8800</text:p>
          </table:table-cell>
          <table:table-cell office:value-type="float" office:value="28.876">
            <text:p>28.87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600">
            <text:p>9600</text:p>
          </table:table-cell>
          <table:table-cell office:value-type="string">
            <text:p>MuscleMeds</text:p>
          </table:table-cell>
          <table:table-cell office:value-type="string">
            <text:p>Power Test - 168 tabs</text:p>
          </table:table-cell>
          <table:table-cell office:value-type="float" office:value="891597002993">
            <text:p>891597002993</text:p>
          </table:table-cell>
          <table:table-cell office:value-type="float" office:value="31">
            <text:p>31</text:p>
          </table:table-cell>
          <table:table-cell office:value-type="float" office:value="0.36">
            <text:p>0.36</text:p>
          </table:table-cell>
          <table:table-cell office:value-type="float" office:value="20.77">
            <text:p>20.7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601">
            <text:p>9601</text:p>
          </table:table-cell>
          <table:table-cell office:value-type="string">
            <text:p>Musclemeds</text:p>
          </table:table-cell>
          <table:table-cell office:value-type="string">
            <text:p>Secret Sauce 1.4Kg (Fruit Punch)</text:p>
          </table:table-cell>
          <table:table-cell office:value-type="float" office:value="21.68">
            <text:p>21.6800</text:p>
          </table:table-cell>
          <table:table-cell office:value-type="float" office:value="21.684">
            <text:p>21.6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601">
            <text:p>9601</text:p>
          </table:table-cell>
          <table:table-cell office:value-type="string">
            <text:p>MuscleMeds</text:p>
          </table:table-cell>
          <table:table-cell office:value-type="string">
            <text:p>Secret Sauce, Punch - 1414g</text:p>
          </table:table-cell>
          <table:table-cell office:value-type="float" office:value="891597003723">
            <text:p>891597003723</text:p>
          </table:table-cell>
          <table:table-cell office:value-type="float" office:value="1">
            <text:p>1</text:p>
          </table:table-cell>
          <table:table-cell office:value-type="float" office:value="1.64">
            <text:p>1.64</text:p>
          </table:table-cell>
          <table:table-cell office:value-type="float" office:value="17.68">
            <text:p>17.6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602">
            <text:p>9602</text:p>
          </table:table-cell>
          <table:table-cell office:value-type="string">
            <text:p>Musclemeds</text:p>
          </table:table-cell>
          <table:table-cell office:value-type="string">
            <text:p>Secret Sauce 1.4Kg (Orange)</text:p>
          </table:table-cell>
          <table:table-cell office:value-type="float" office:value="21.68">
            <text:p>21.6800</text:p>
          </table:table-cell>
          <table:table-cell office:value-type="float" office:value="21.684">
            <text:p>21.6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602">
            <text:p>9602</text:p>
          </table:table-cell>
          <table:table-cell office:value-type="string">
            <text:p>MuscleMeds</text:p>
          </table:table-cell>
          <table:table-cell office:value-type="string">
            <text:p>Secret Sauce, Orange - 1414g</text:p>
          </table:table-cell>
          <table:table-cell office:value-type="float" office:value="891597003730">
            <text:p>891597003730</text:p>
          </table:table-cell>
          <table:table-cell office:value-type="float" office:value="10">
            <text:p>10</text:p>
          </table:table-cell>
          <table:table-cell office:value-type="float" office:value="1.62">
            <text:p>1.62</text:p>
          </table:table-cell>
          <table:table-cell office:value-type="float" office:value="17.66">
            <text:p>17.66</text:p>
          </table:table-cell>
          <table:table-cell table:number-columns-repeated="1008"/>
        </table:table-row>
        <table:table-row table:style-name="ro1">
          <table:table-cell table:style-name="ce4" office:value-type="float" office:value="5914">
            <text:p>5914</text:p>
          </table:table-cell>
          <table:table-cell table:style-name="ce4" office:value-type="string">
            <text:p>5914 nieaktywne</text:p>
          </table:table-cell>
          <table:table-cell table:style-name="ce4" office:value-type="string">
            <text:p>Musclepharm</text:p>
          </table:table-cell>
          <table:table-cell table:style-name="ce4" office:value-type="string">
            <text:p>Amino 1 215g (Fruit Punch)</text:p>
          </table:table-cell>
          <table:table-cell table:style-name="ce9" office:value-type="float" office:value="7.73">
            <text:p>7.7300</text:p>
          </table:table-cell>
          <table:table-cell table:style-name="ce9" office:value-type="float" office:value="7.7292">
            <text:p>7.7292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914">
            <text:p>5914</text:p>
          </table:table-cell>
          <table:table-cell table:style-name="ce4" office:value-type="string">
            <text:p>MusclePharm</text:p>
          </table:table-cell>
          <table:table-cell table:style-name="ce4" office:value-type="string">
            <text:p>Amino1, Fruit Punch - 20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28">
            <text:p>0.28</text:p>
          </table:table-cell>
          <table:table-cell table:style-name="ce4" office:value-type="float" office:value="5.3">
            <text:p>5.3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916">
            <text:p>5916</text:p>
          </table:table-cell>
          <table:table-cell table:style-name="ce4" office:value-type="string">
            <text:p>5916 nieaktywne</text:p>
          </table:table-cell>
          <table:table-cell table:style-name="ce4" office:value-type="string">
            <text:p>Musclepharm</text:p>
          </table:table-cell>
          <table:table-cell table:style-name="ce4" office:value-type="string">
            <text:p>Amino 1 215g (Orange/Mango)</text:p>
          </table:table-cell>
          <table:table-cell table:style-name="ce9" office:value-type="float" office:value="7.73">
            <text:p>7.7300</text:p>
          </table:table-cell>
          <table:table-cell table:style-name="ce9" office:value-type="float" office:value="7.7292">
            <text:p>7.7292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916">
            <text:p>5916</text:p>
          </table:table-cell>
          <table:table-cell table:style-name="ce4" office:value-type="string">
            <text:p>MusclePharm</text:p>
          </table:table-cell>
          <table:table-cell table:style-name="ce4" office:value-type="string">
            <text:p>Amino1, Orange Mango - 204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3">
            <text:p>0.3</text:p>
          </table:table-cell>
          <table:table-cell table:style-name="ce4" office:value-type="float" office:value="7.12">
            <text:p>7.12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5174">
            <text:p>5174</text:p>
          </table:table-cell>
          <table:table-cell office:value-type="string">
            <text:p>Musclepharm</text:p>
          </table:table-cell>
          <table:table-cell office:value-type="string">
            <text:p>Amino 1 436g (Cherry Lime)</text:p>
          </table:table-cell>
          <table:table-cell office:value-type="float" office:value="14.71">
            <text:p>14.7100</text:p>
          </table:table-cell>
          <table:table-cell office:value-type="float" office:value="14.706">
            <text:p>14.70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174">
            <text:p>5174</text:p>
          </table:table-cell>
          <table:table-cell office:value-type="string">
            <text:p>MusclePharm</text:p>
          </table:table-cell>
          <table:table-cell office:value-type="string">
            <text:p>Amino1, Cherry Limeade - 459g</text:p>
          </table:table-cell>
          <table:table-cell office:value-type="float" office:value="713757858526">
            <text:p>713757858526</text:p>
          </table:table-cell>
          <table:table-cell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7.91">
            <text:p>7.9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176">
            <text:p>5176</text:p>
          </table:table-cell>
          <table:table-cell office:value-type="string">
            <text:p>Musclepharm</text:p>
          </table:table-cell>
          <table:table-cell office:value-type="string">
            <text:p>Amino 1 436g (Fruit Punch)</text:p>
          </table:table-cell>
          <table:table-cell office:value-type="float" office:value="14.71">
            <text:p>14.7100</text:p>
          </table:table-cell>
          <table:table-cell office:value-type="float" office:value="14.706">
            <text:p>14.70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176">
            <text:p>5176</text:p>
          </table:table-cell>
          <table:table-cell office:value-type="string">
            <text:p>MusclePharm</text:p>
          </table:table-cell>
          <table:table-cell office:value-type="string">
            <text:p>Amino1, Fruit Punch - 427g</text:p>
          </table:table-cell>
          <table:table-cell office:value-type="float" office:value="713757858724">
            <text:p>713757858724</text:p>
          </table:table-cell>
          <table:table-cell office:value-type="float" office:value="22">
            <text:p>22</text:p>
          </table:table-cell>
          <table:table-cell office:value-type="float" office:value="0.505">
            <text:p>0.505</text:p>
          </table:table-cell>
          <table:table-cell office:value-type="float" office:value="7.88">
            <text:p>7.8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175">
            <text:p>5175</text:p>
          </table:table-cell>
          <table:table-cell office:value-type="string">
            <text:p>Musclepharm</text:p>
          </table:table-cell>
          <table:table-cell office:value-type="string">
            <text:p>Amino 1 436g (Lemon Lime)</text:p>
          </table:table-cell>
          <table:table-cell office:value-type="float" office:value="14.71">
            <text:p>14.7100</text:p>
          </table:table-cell>
          <table:table-cell office:value-type="float" office:value="14.706">
            <text:p>14.70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175">
            <text:p>5175</text:p>
          </table:table-cell>
          <table:table-cell office:value-type="string">
            <text:p>MusclePharm</text:p>
          </table:table-cell>
          <table:table-cell office:value-type="string">
            <text:p>Amino1, Lemon Lime - 427g</text:p>
          </table:table-cell>
          <table:table-cell office:value-type="float" office:value="713757858922">
            <text:p>713757858922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7.82">
            <text:p>7.8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955">
            <text:p>5955</text:p>
          </table:table-cell>
          <table:table-cell office:value-type="string">
            <text:p>Musclepharm</text:p>
          </table:table-cell>
          <table:table-cell office:value-type="string">
            <text:p>Amino 1 436g (Orange Mango)</text:p>
          </table:table-cell>
          <table:table-cell office:value-type="float" office:value="14.71">
            <text:p>14.7100</text:p>
          </table:table-cell>
          <table:table-cell office:value-type="float" office:value="14.706">
            <text:p>14.70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955">
            <text:p>5955</text:p>
          </table:table-cell>
          <table:table-cell office:value-type="string">
            <text:p>MusclePharm</text:p>
          </table:table-cell>
          <table:table-cell office:value-type="string">
            <text:p>Amino1, Orange Mango - 435g</text:p>
          </table:table-cell>
          <table:table-cell office:value-type="float" office:value="713757859127">
            <text:p>713757859127</text:p>
          </table:table-cell>
          <table:table-cell office:value-type="float" office:value="409">
            <text:p>409</text:p>
          </table:table-cell>
          <table:table-cell office:value-type="float" office:value="0.535">
            <text:p>0.535</text:p>
          </table:table-cell>
          <table:table-cell office:value-type="float" office:value="9.26">
            <text:p>9.2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220">
            <text:p>6220</text:p>
          </table:table-cell>
          <table:table-cell office:value-type="string">
            <text:p>Musclepharm</text:p>
          </table:table-cell>
          <table:table-cell office:value-type="string">
            <text:p>Amino 1 668g (Cherry Lime)</text:p>
          </table:table-cell>
          <table:table-cell table:number-columns-repeated="2" office:value-type="float" office:value="19.38">
            <text:p>19.3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220">
            <text:p>6220</text:p>
          </table:table-cell>
          <table:table-cell office:value-type="string">
            <text:p>MusclePharm</text:p>
          </table:table-cell>
          <table:table-cell office:value-type="string">
            <text:p>Amino1, Cherry Limeade - 718g</text:p>
          </table:table-cell>
          <table:table-cell office:value-type="float" office:value="713757858625">
            <text:p>713757858625</text:p>
          </table:table-cell>
          <table:table-cell office:value-type="float" office:value="0">
            <text:p>0</text:p>
          </table:table-cell>
          <table:table-cell office:value-type="float" office:value="0.875">
            <text:p>0.875</text:p>
          </table:table-cell>
          <table:table-cell office:value-type="float" office:value="14.45">
            <text:p>14.4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222">
            <text:p>6222</text:p>
          </table:table-cell>
          <table:table-cell office:value-type="string">
            <text:p>Musclepharm</text:p>
          </table:table-cell>
          <table:table-cell office:value-type="string">
            <text:p>Amino 1 668g (Fruit Punch)</text:p>
          </table:table-cell>
          <table:table-cell table:number-columns-repeated="2" office:value-type="float" office:value="19.38">
            <text:p>19.3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222">
            <text:p>6222</text:p>
          </table:table-cell>
          <table:table-cell office:value-type="string">
            <text:p>MusclePharm</text:p>
          </table:table-cell>
          <table:table-cell office:value-type="string">
            <text:p>Amino1, Fruit Punch - 668g</text:p>
          </table:table-cell>
          <table:table-cell office:value-type="float" office:value="713757858823">
            <text:p>713757858823</text:p>
          </table:table-cell>
          <table:table-cell office:value-type="float" office:value="0">
            <text:p>0</text:p>
          </table:table-cell>
          <table:table-cell office:value-type="float" office:value="0.825">
            <text:p>0.825</text:p>
          </table:table-cell>
          <table:table-cell office:value-type="float" office:value="12.35">
            <text:p>12.3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221">
            <text:p>6221</text:p>
          </table:table-cell>
          <table:table-cell office:value-type="string">
            <text:p>Musclepharm</text:p>
          </table:table-cell>
          <table:table-cell office:value-type="string">
            <text:p>Amino 1 668g (Lemon Lime)</text:p>
          </table:table-cell>
          <table:table-cell table:number-columns-repeated="2" office:value-type="float" office:value="19.38">
            <text:p>19.3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221">
            <text:p>6221</text:p>
          </table:table-cell>
          <table:table-cell office:value-type="string">
            <text:p>MusclePharm</text:p>
          </table:table-cell>
          <table:table-cell office:value-type="string">
            <text:p>Amino1, Lemon Lime - 668g</text:p>
          </table:table-cell>
          <table:table-cell office:value-type="float" office:value="713757859028">
            <text:p>713757859028</text:p>
          </table:table-cell>
          <table:table-cell office:value-type="float" office:value="0">
            <text:p>0</text:p>
          </table:table-cell>
          <table:table-cell office:value-type="float" office:value="0.825">
            <text:p>0.825</text:p>
          </table:table-cell>
          <table:table-cell office:value-type="float" office:value="12.56">
            <text:p>12.56</text:p>
          </table:table-cell>
          <table:table-cell table:number-columns-repeated="1008"/>
        </table:table-row>
        <table:table-row table:style-name="ro1">
          <table:table-cell table:style-name="ce4" office:value-type="float" office:value="9135">
            <text:p>9135</text:p>
          </table:table-cell>
          <table:table-cell table:style-name="ce4" office:value-type="string">
            <text:p>9135 nieaktywne</text:p>
          </table:table-cell>
          <table:table-cell table:style-name="ce4" office:value-type="string">
            <text:p>Musclepharm</text:p>
          </table:table-cell>
          <table:table-cell table:style-name="ce4" office:value-type="string">
            <text:p>Amino 1 668g (Orange Mango)</text:p>
          </table:table-cell>
          <table:table-cell table:number-columns-repeated="2" table:style-name="ce9" office:value-type="float" office:value="19.38">
            <text:p>19.38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135">
            <text:p>9135</text:p>
          </table:table-cell>
          <table:table-cell table:style-name="ce4" office:value-type="string">
            <text:p>MusclePharm</text:p>
          </table:table-cell>
          <table:table-cell table:style-name="ce4" office:value-type="string">
            <text:p>Amino1, Orange Mango - 68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85">
            <text:p>0.85</text:p>
          </table:table-cell>
          <table:table-cell table:style-name="ce4" office:value-type="float" office:value="14.43">
            <text:p>14.43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pharm</text:p>
          </table:table-cell>
          <table:table-cell table:style-name="ce3" office:value-type="string">
            <text:p>Amino 1 802g (Fruit Punch)</text:p>
          </table:table-cell>
          <table:table-cell table:style-name="ce8" office:value-type="float" office:value="171.8">
            <text:p>171.8000</text:p>
          </table:table-cell>
          <table:table-cell table:style-name="ce8" office:value-type="float" office:value="171.82">
            <text:p>171.82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3723">
            <text:p>3723</text:p>
          </table:table-cell>
          <table:table-cell office:value-type="string">
            <text:p>Musclepharm</text:p>
          </table:table-cell>
          <table:table-cell office:value-type="string">
            <text:p>Armor V 180 Caps ()</text:p>
          </table:table-cell>
          <table:table-cell office:value-type="float" office:value="17.69">
            <text:p>17.6900</text:p>
          </table:table-cell>
          <table:table-cell office:value-type="float" office:value="17.692">
            <text:p>17.69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723">
            <text:p>3723</text:p>
          </table:table-cell>
          <table:table-cell office:value-type="string">
            <text:p>MusclePharm</text:p>
          </table:table-cell>
          <table:table-cell office:value-type="string">
            <text:p>Armor-V - 180 caps</text:p>
          </table:table-cell>
          <table:table-cell office:value-type="float" office:value="736211053879">
            <text:p>736211053879</text:p>
          </table:table-cell>
          <table:table-cell office:value-type="float" office:value="0">
            <text:p>0</text:p>
          </table:table-cell>
          <table:table-cell office:value-type="float" office:value="0.195">
            <text:p>0.195</text:p>
          </table:table-cell>
          <table:table-cell office:value-type="float" office:value="10.55">
            <text:p>10.55</text:p>
          </table:table-cell>
          <table:table-cell table:number-columns-repeated="1008"/>
        </table:table-row>
        <table:table-row table:style-name="ro1">
          <table:table-cell table:style-name="ce4" office:value-type="float" office:value="9138">
            <text:p>9138</text:p>
          </table:table-cell>
          <table:table-cell table:style-name="ce4" office:value-type="string">
            <text:p>9138 nieaktywne</text:p>
          </table:table-cell>
          <table:table-cell table:style-name="ce4" office:value-type="string">
            <text:p>Musclepharm</text:p>
          </table:table-cell>
          <table:table-cell table:style-name="ce4" office:value-type="string">
            <text:p>Assault Xt 3 servings (Variety pack)</text:p>
          </table:table-cell>
          <table:table-cell table:number-columns-repeated="2" table:style-name="ce9" office:value-type="float" office:value="1.47">
            <text:p>1.47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138">
            <text:p>9138</text:p>
          </table:table-cell>
          <table:table-cell table:style-name="ce4" office:value-type="string">
            <text:p>MusclePharm</text:p>
          </table:table-cell>
          <table:table-cell table:style-name="ce4" office:value-type="string">
            <text:p>Assault, Fruit Punch - 3 stick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06">
            <text:p>0.06</text:p>
          </table:table-cell>
          <table:table-cell table:style-name="ce4" office:value-type="float" office:value="1.52">
            <text:p>1.52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7622">
            <text:p>7622</text:p>
          </table:table-cell>
          <table:table-cell office:value-type="string">
            <text:p>Musclepharm</text:p>
          </table:table-cell>
          <table:table-cell office:value-type="string">
            <text:p>Assault Xt New Formula 435g - 30 serve (Blue Rasberry)</text:p>
          </table:table-cell>
          <table:table-cell office:value-type="float" office:value="16.19">
            <text:p>16.1900</text:p>
          </table:table-cell>
          <table:table-cell office:value-type="float" office:value="16.194">
            <text:p>16.19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622">
            <text:p>7622</text:p>
          </table:table-cell>
          <table:table-cell office:value-type="string">
            <text:p>MusclePharm</text:p>
          </table:table-cell>
          <table:table-cell office:value-type="string">
            <text:p>Assault, Blue Arctic Raspberry - 435g</text:p>
          </table:table-cell>
          <table:table-cell office:value-type="float" office:value="696859258169">
            <text:p>696859258169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10.57">
            <text:p>10.5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29">
            <text:p>9229</text:p>
          </table:table-cell>
          <table:table-cell office:value-type="string">
            <text:p>Musclepharm</text:p>
          </table:table-cell>
          <table:table-cell office:value-type="string">
            <text:p>Assault Xt New Formula 435g - 30 serve (Candy Apple)</text:p>
          </table:table-cell>
          <table:table-cell office:value-type="float" office:value="11.99">
            <text:p>11.9900</text:p>
          </table:table-cell>
          <table:table-cell office:value-type="float" office:value="16.194">
            <text:p>16.1940</text:p>
          </table:table-cell>
          <table:table-cell office:value-type="string">
            <text:p>V</text:p>
          </table:table-cell>
          <table:table-cell office:value-type="string">
            <text:p>ONLY 11.99 EACH</text:p>
          </table:table-cell>
          <table:table-cell/>
          <table:table-cell office:value-type="float" office:value="9229">
            <text:p>9229</text:p>
          </table:table-cell>
          <table:table-cell office:value-type="string">
            <text:p>MusclePharm</text:p>
          </table:table-cell>
          <table:table-cell office:value-type="string">
            <text:p>Assault, Candy Apple - 435g</text:p>
          </table:table-cell>
          <table:table-cell office:value-type="float" office:value="696859261800">
            <text:p>696859261800</text:p>
          </table:table-cell>
          <table:table-cell office:value-type="float" office:value="0">
            <text:p>0</text:p>
          </table:table-cell>
          <table:table-cell office:value-type="float" office:value="0.535">
            <text:p>0.535</text:p>
          </table:table-cell>
          <table:table-cell office:value-type="float" office:value="10.22">
            <text:p>10.2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623">
            <text:p>7623</text:p>
          </table:table-cell>
          <table:table-cell office:value-type="string">
            <text:p>Musclepharm</text:p>
          </table:table-cell>
          <table:table-cell office:value-type="string">
            <text:p>Assault Xt New Formula 435g - 30 serve (Fruit Punch)</text:p>
          </table:table-cell>
          <table:table-cell office:value-type="float" office:value="11.99">
            <text:p>11.9900</text:p>
          </table:table-cell>
          <table:table-cell office:value-type="float" office:value="16.194">
            <text:p>16.1940</text:p>
          </table:table-cell>
          <table:table-cell office:value-type="string">
            <text:p>V</text:p>
          </table:table-cell>
          <table:table-cell office:value-type="string">
            <text:p>ONLY 11.99 EACH</text:p>
          </table:table-cell>
          <table:table-cell/>
          <table:table-cell office:value-type="float" office:value="7623">
            <text:p>7623</text:p>
          </table:table-cell>
          <table:table-cell office:value-type="string">
            <text:p>MusclePharm</text:p>
          </table:table-cell>
          <table:table-cell office:value-type="string">
            <text:p>Assault, Fruit Punch - 435g</text:p>
          </table:table-cell>
          <table:table-cell office:value-type="float" office:value="696859258206">
            <text:p>696859258206</text:p>
          </table:table-cell>
          <table:table-cell office:value-type="float" office:value="312">
            <text:p>312</text:p>
          </table:table-cell>
          <table:table-cell office:value-type="float" office:value="0.525">
            <text:p>0.525</text:p>
          </table:table-cell>
          <table:table-cell office:value-type="float" office:value="9.89">
            <text:p>9.8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624">
            <text:p>7624</text:p>
          </table:table-cell>
          <table:table-cell office:value-type="string">
            <text:p>Musclepharm</text:p>
          </table:table-cell>
          <table:table-cell office:value-type="string">
            <text:p>Assault Xt New Formula 435g - 30 serve (Grape)</text:p>
          </table:table-cell>
          <table:table-cell office:value-type="float" office:value="11.99">
            <text:p>11.9900</text:p>
          </table:table-cell>
          <table:table-cell office:value-type="float" office:value="16.194">
            <text:p>16.1940</text:p>
          </table:table-cell>
          <table:table-cell office:value-type="string">
            <text:p>V</text:p>
          </table:table-cell>
          <table:table-cell office:value-type="string">
            <text:p>ONLY 11.99 EACH</text:p>
          </table:table-cell>
          <table:table-cell/>
          <table:table-cell office:value-type="float" office:value="7624">
            <text:p>7624</text:p>
          </table:table-cell>
          <table:table-cell office:value-type="string">
            <text:p>MusclePharm</text:p>
          </table:table-cell>
          <table:table-cell office:value-type="string">
            <text:p>Assault, Grape Blast - 435g</text:p>
          </table:table-cell>
          <table:table-cell office:value-type="float" office:value="696859258152">
            <text:p>696859258152</text:p>
          </table:table-cell>
          <table:table-cell office:value-type="float" office:value="73">
            <text:p>73</text:p>
          </table:table-cell>
          <table:table-cell office:value-type="float" office:value="0.54">
            <text:p>0.54</text:p>
          </table:table-cell>
          <table:table-cell office:value-type="float" office:value="10.98">
            <text:p>10.9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625">
            <text:p>7625</text:p>
          </table:table-cell>
          <table:table-cell office:value-type="string">
            <text:p>Musclepharm</text:p>
          </table:table-cell>
          <table:table-cell office:value-type="string">
            <text:p>Assault Xt New Formula 435g - 30 serve (Lemon Lime)</text:p>
          </table:table-cell>
          <table:table-cell office:value-type="float" office:value="11.99">
            <text:p>11.9900</text:p>
          </table:table-cell>
          <table:table-cell office:value-type="float" office:value="16.194">
            <text:p>16.1940</text:p>
          </table:table-cell>
          <table:table-cell office:value-type="string">
            <text:p>V</text:p>
          </table:table-cell>
          <table:table-cell office:value-type="string">
            <text:p>ONLY 11.99 EACH</text:p>
          </table:table-cell>
          <table:table-cell/>
          <table:table-cell office:value-type="float" office:value="7625">
            <text:p>7625</text:p>
          </table:table-cell>
          <table:table-cell office:value-type="string">
            <text:p>MusclePharm</text:p>
          </table:table-cell>
          <table:table-cell office:value-type="string">
            <text:p>Assault, Lemon Lime - 435g</text:p>
          </table:table-cell>
          <table:table-cell office:value-type="float" office:value="696859258282">
            <text:p>696859258282</text:p>
          </table:table-cell>
          <table:table-cell office:value-type="float" office:value="64">
            <text:p>64</text:p>
          </table:table-cell>
          <table:table-cell office:value-type="float" office:value="0.54">
            <text:p>0.54</text:p>
          </table:table-cell>
          <table:table-cell office:value-type="float" office:value="10.07">
            <text:p>10.0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628">
            <text:p>7628</text:p>
          </table:table-cell>
          <table:table-cell office:value-type="string">
            <text:p>Musclepharm</text:p>
          </table:table-cell>
          <table:table-cell office:value-type="string">
            <text:p>Assault Xt New Formula 435g - 30 serve (Pineapple Mango)</text:p>
          </table:table-cell>
          <table:table-cell office:value-type="float" office:value="11.99">
            <text:p>11.9900</text:p>
          </table:table-cell>
          <table:table-cell office:value-type="float" office:value="16.194">
            <text:p>16.1940</text:p>
          </table:table-cell>
          <table:table-cell office:value-type="string">
            <text:p>V</text:p>
          </table:table-cell>
          <table:table-cell office:value-type="string">
            <text:p>ONLY 11.99 EACH</text:p>
          </table:table-cell>
          <table:table-cell/>
          <table:table-cell office:value-type="float" office:value="7628">
            <text:p>7628</text:p>
          </table:table-cell>
          <table:table-cell office:value-type="string">
            <text:p>MusclePharm</text:p>
          </table:table-cell>
          <table:table-cell office:value-type="string">
            <text:p>Assault, Pineapple Mango - 435g</text:p>
          </table:table-cell>
          <table:table-cell office:value-type="float" office:value="748252312754">
            <text:p>748252312754</text:p>
          </table:table-cell>
          <table:table-cell office:value-type="float" office:value="239">
            <text:p>239</text:p>
          </table:table-cell>
          <table:table-cell office:value-type="float" office:value="0.53">
            <text:p>0.53</text:p>
          </table:table-cell>
          <table:table-cell office:value-type="float" office:value="9.97">
            <text:p>9.9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626">
            <text:p>7626</text:p>
          </table:table-cell>
          <table:table-cell office:value-type="string">
            <text:p>Musclepharm</text:p>
          </table:table-cell>
          <table:table-cell office:value-type="string">
            <text:p>Assault Xt New Formula 435g - 30 serve (Raspberry Lemonade)</text:p>
          </table:table-cell>
          <table:table-cell office:value-type="float" office:value="11.99">
            <text:p>11.9900</text:p>
          </table:table-cell>
          <table:table-cell office:value-type="float" office:value="16.194">
            <text:p>16.1940</text:p>
          </table:table-cell>
          <table:table-cell office:value-type="string">
            <text:p>V</text:p>
          </table:table-cell>
          <table:table-cell office:value-type="string">
            <text:p>ONLY 11.99 EACH</text:p>
          </table:table-cell>
          <table:table-cell/>
          <table:table-cell office:value-type="float" office:value="7626">
            <text:p>7626</text:p>
          </table:table-cell>
          <table:table-cell office:value-type="string">
            <text:p>MusclePharm</text:p>
          </table:table-cell>
          <table:table-cell office:value-type="string">
            <text:p>Assault, Razz Lemon - 435g</text:p>
          </table:table-cell>
          <table:table-cell office:value-type="float" office:value="696859258121">
            <text:p>696859258121</text:p>
          </table:table-cell>
          <table:table-cell office:value-type="float" office:value="151">
            <text:p>151</text:p>
          </table:table-cell>
          <table:table-cell office:value-type="float" office:value="0.54">
            <text:p>0.54</text:p>
          </table:table-cell>
          <table:table-cell office:value-type="float" office:value="10.49">
            <text:p>10.4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894">
            <text:p>8894</text:p>
          </table:table-cell>
          <table:table-cell office:value-type="string">
            <text:p>Musclepharm</text:p>
          </table:table-cell>
          <table:table-cell office:value-type="string">
            <text:p>Assault Xt New Formula 435g - 30 serve (Strawberry Margarita)</text:p>
          </table:table-cell>
          <table:table-cell office:value-type="float" office:value="11.99">
            <text:p>11.9900</text:p>
          </table:table-cell>
          <table:table-cell office:value-type="float" office:value="16.194">
            <text:p>16.1940</text:p>
          </table:table-cell>
          <table:table-cell office:value-type="string">
            <text:p>V</text:p>
          </table:table-cell>
          <table:table-cell office:value-type="string">
            <text:p>ONLY 11.99 EACH</text:p>
          </table:table-cell>
          <table:table-cell/>
          <table:table-cell office:value-type="float" office:value="8894">
            <text:p>8894</text:p>
          </table:table-cell>
          <table:table-cell office:value-type="string">
            <text:p>MusclePharm</text:p>
          </table:table-cell>
          <table:table-cell office:value-type="string">
            <text:p>Assault, Strawberry Margarita - 435g</text:p>
          </table:table-cell>
          <table:table-cell/>
          <table:table-cell office:value-type="float" office:value="175">
            <text:p>175</text:p>
          </table:table-cell>
          <table:table-cell office:value-type="float" office:value="0.535">
            <text:p>0.535</text:p>
          </table:table-cell>
          <table:table-cell office:value-type="float" office:value="10.4">
            <text:p>10.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627">
            <text:p>7627</text:p>
          </table:table-cell>
          <table:table-cell office:value-type="string">
            <text:p>Musclepharm</text:p>
          </table:table-cell>
          <table:table-cell office:value-type="string">
            <text:p>Assault Xt New Formula 435g - 30 serve (Watermelon)</text:p>
          </table:table-cell>
          <table:table-cell office:value-type="float" office:value="11.99">
            <text:p>11.9900</text:p>
          </table:table-cell>
          <table:table-cell office:value-type="float" office:value="16.194">
            <text:p>16.1940</text:p>
          </table:table-cell>
          <table:table-cell office:value-type="string">
            <text:p>V</text:p>
          </table:table-cell>
          <table:table-cell office:value-type="string">
            <text:p>ONLY 11.99 EACH</text:p>
          </table:table-cell>
          <table:table-cell/>
          <table:table-cell office:value-type="float" office:value="7627">
            <text:p>7627</text:p>
          </table:table-cell>
          <table:table-cell office:value-type="string">
            <text:p>MusclePharm</text:p>
          </table:table-cell>
          <table:table-cell office:value-type="string">
            <text:p>Assault, Watermelon - 435g</text:p>
          </table:table-cell>
          <table:table-cell office:value-type="float" office:value="696859258237">
            <text:p>696859258237</text:p>
          </table:table-cell>
          <table:table-cell office:value-type="float" office:value="31">
            <text:p>31</text:p>
          </table:table-cell>
          <table:table-cell office:value-type="float" office:value="0.54">
            <text:p>0.54</text:p>
          </table:table-cell>
          <table:table-cell office:value-type="float" office:value="10.78">
            <text:p>10.78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pharm</text:p>
          </table:table-cell>
          <table:table-cell table:style-name="ce3" office:value-type="string">
            <text:p>Assault Xt Single Sachet (Fruit Punch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pharm</text:p>
          </table:table-cell>
          <table:table-cell table:style-name="ce3" office:value-type="string">
            <text:p>Assault Xt Single Sachet (Raspberry Lemonade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pharm</text:p>
          </table:table-cell>
          <table:table-cell table:style-name="ce3" office:value-type="string">
            <text:p>Battle Fuel 126 Caps ()</text:p>
          </table:table-cell>
          <table:table-cell table:number-columns-repeated="2" table:style-name="ce8" office:value-type="float" office:value="19.38">
            <text:p>19.38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3724">
            <text:p>3724</text:p>
          </table:table-cell>
          <table:table-cell office:value-type="string">
            <text:p>Musclepharm</text:p>
          </table:table-cell>
          <table:table-cell office:value-type="string">
            <text:p>Bcaa 3:1:2 240 Ct ()</text:p>
          </table:table-cell>
          <table:table-cell office:value-type="float" office:value="12.64">
            <text:p>12.6400</text:p>
          </table:table-cell>
          <table:table-cell office:value-type="float" office:value="12.642">
            <text:p>12.64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724">
            <text:p>3724</text:p>
          </table:table-cell>
          <table:table-cell office:value-type="string">
            <text:p>MusclePharm</text:p>
          </table:table-cell>
          <table:table-cell office:value-type="string">
            <text:p>BCAA 3:1:2, Caps - 240 caps</text:p>
          </table:table-cell>
          <table:table-cell office:value-type="float" office:value="736211053374">
            <text:p>736211053374</text:p>
          </table:table-cell>
          <table:table-cell office:value-type="float" office:value="0">
            <text:p>0</text:p>
          </table:table-cell>
          <table:table-cell office:value-type="float" office:value="0.265">
            <text:p>0.265</text:p>
          </table:table-cell>
          <table:table-cell office:value-type="float" office:value="9.12">
            <text:p>9.12</text:p>
          </table:table-cell>
          <table:table-cell table:number-columns-repeated="1008"/>
        </table:table-row>
        <table:table-row table:style-name="ro1">
          <table:table-cell table:style-name="ce4" office:value-type="float" office:value="1666">
            <text:p>1666</text:p>
          </table:table-cell>
          <table:table-cell table:style-name="ce4" office:value-type="string">
            <text:p>1666 nieaktywne</text:p>
          </table:table-cell>
          <table:table-cell table:style-name="ce4" office:value-type="string">
            <text:p>Musclepharm</text:p>
          </table:table-cell>
          <table:table-cell table:style-name="ce4" office:value-type="string">
            <text:p>Bullet Proof 320g (Orange)</text:p>
          </table:table-cell>
          <table:table-cell table:style-name="ce9" office:value-type="float" office:value="18.11">
            <text:p>18.1100</text:p>
          </table:table-cell>
          <table:table-cell table:style-name="ce9" office:value-type="float" office:value="18.114">
            <text:p>18.114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1666">
            <text:p>1666</text:p>
          </table:table-cell>
          <table:table-cell table:style-name="ce4" office:value-type="string">
            <text:p>MusclePharm</text:p>
          </table:table-cell>
          <table:table-cell table:style-name="ce4" office:value-type="string">
            <text:p>Bullet Proof, Orange Raspberry - 346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445">
            <text:p>0.445</text:p>
          </table:table-cell>
          <table:table-cell table:style-name="ce4" office:value-type="float" office:value="12.95">
            <text:p>12.95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7096">
            <text:p>7096</text:p>
          </table:table-cell>
          <table:table-cell office:value-type="string">
            <text:p>Musclepharm</text:p>
          </table:table-cell>
          <table:table-cell office:value-type="string">
            <text:p>Cla Core 180 Ct ()</text:p>
          </table:table-cell>
          <table:table-cell office:value-type="float" office:value="18.62">
            <text:p>18.6200</text:p>
          </table:table-cell>
          <table:table-cell office:value-type="float" office:value="18.616">
            <text:p>18.61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096">
            <text:p>7096</text:p>
          </table:table-cell>
          <table:table-cell office:value-type="string">
            <text:p>MusclePharm</text:p>
          </table:table-cell>
          <table:table-cell office:value-type="string">
            <text:p>CLA Core - 180 softgels</text:p>
          </table:table-cell>
          <table:table-cell office:value-type="float" office:value="713757920001">
            <text:p>713757920001</text:p>
          </table:table-cell>
          <table:table-cell office:value-type="float" office:value="113">
            <text:p>113</text:p>
          </table:table-cell>
          <table:table-cell office:value-type="float" office:value="0.29">
            <text:p>0.29</text:p>
          </table:table-cell>
          <table:table-cell office:value-type="float" office:value="8.79">
            <text:p>8.7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374">
            <text:p>4374</text:p>
          </table:table-cell>
          <table:table-cell office:value-type="string">
            <text:p>Musclepharm</text:p>
          </table:table-cell>
          <table:table-cell office:value-type="string">
            <text:p>Cla Core 90 Ct ()</text:p>
          </table:table-cell>
          <table:table-cell office:value-type="float" office:value="10.96">
            <text:p>10.9600</text:p>
          </table:table-cell>
          <table:table-cell office:value-type="float" office:value="10.955">
            <text:p>10.95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374">
            <text:p>4374</text:p>
          </table:table-cell>
          <table:table-cell office:value-type="string">
            <text:p>MusclePharm</text:p>
          </table:table-cell>
          <table:table-cell office:value-type="string">
            <text:p>CLA Core - 90 softgels</text:p>
          </table:table-cell>
          <table:table-cell office:value-type="float" office:value="736211051578">
            <text:p>736211051578</text:p>
          </table:table-cell>
          <table:table-cell office:value-type="float" office:value="664">
            <text:p>664</text:p>
          </table:table-cell>
          <table:table-cell office:value-type="float" office:value="0.155">
            <text:p>0.155</text:p>
          </table:table-cell>
          <table:table-cell office:value-type="float" office:value="5.86">
            <text:p>5.86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pharm</text:p>
          </table:table-cell>
          <table:table-cell table:style-name="ce3" office:value-type="string">
            <text:p>Coconut Protein Water 12 bottles Per Pack (Chocolate)</text:p>
          </table:table-cell>
          <table:table-cell table:style-name="ce8" office:value-type="float" office:value="20.96">
            <text:p>20.9600</text:p>
          </table:table-cell>
          <table:table-cell table:style-name="ce8" office:value-type="float" office:value="20.959">
            <text:p>20.95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pharm</text:p>
          </table:table-cell>
          <table:table-cell table:style-name="ce3" office:value-type="string">
            <text:p>Coconut Protein Water 12 bottles Per Pack (Pina Colada)</text:p>
          </table:table-cell>
          <table:table-cell table:style-name="ce8" office:value-type="float" office:value="20.96">
            <text:p>20.9600</text:p>
          </table:table-cell>
          <table:table-cell table:style-name="ce8" office:value-type="float" office:value="20.959">
            <text:p>20.95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735">
            <text:p>2735</text:p>
          </table:table-cell>
          <table:table-cell office:value-type="string">
            <text:p>Musclepharm</text:p>
          </table:table-cell>
          <table:table-cell office:value-type="string">
            <text:p>Combat 1.8Kg (Banana)</text:p>
          </table:table-cell>
          <table:table-cell office:value-type="float" office:value="28.93">
            <text:p>28.9300</text:p>
          </table:table-cell>
          <table:table-cell office:value-type="float" office:value="28.926">
            <text:p>28.92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735">
            <text:p>2735</text:p>
          </table:table-cell>
          <table:table-cell office:value-type="string">
            <text:p>MusclePharm</text:p>
          </table:table-cell>
          <table:table-cell office:value-type="string">
            <text:p>Combat Powder, Banana Cream - 1814g</text:p>
          </table:table-cell>
          <table:table-cell office:value-type="float" office:value="705105703961">
            <text:p>705105703961</text:p>
          </table:table-cell>
          <table:table-cell office:value-type="float" office:value="170">
            <text:p>170</text:p>
          </table:table-cell>
          <table:table-cell office:value-type="float" office:value="2.12">
            <text:p>2.12</text:p>
          </table:table-cell>
          <table:table-cell office:value-type="float" office:value="23.59">
            <text:p>23.5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744">
            <text:p>3744</text:p>
          </table:table-cell>
          <table:table-cell office:value-type="string">
            <text:p>Musclepharm</text:p>
          </table:table-cell>
          <table:table-cell office:value-type="string">
            <text:p>Combat 1.8Kg (Chocolate Peanut Butter)</text:p>
          </table:table-cell>
          <table:table-cell office:value-type="float" office:value="28.93">
            <text:p>28.9300</text:p>
          </table:table-cell>
          <table:table-cell office:value-type="float" office:value="28.926">
            <text:p>28.92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744">
            <text:p>3744</text:p>
          </table:table-cell>
          <table:table-cell office:value-type="string">
            <text:p>MusclePharm</text:p>
          </table:table-cell>
          <table:table-cell office:value-type="string">
            <text:p>Combat Powder, Chocolate Peanut Butter - 1814g</text:p>
          </table:table-cell>
          <table:table-cell office:value-type="float" office:value="705105703664">
            <text:p>705105703664</text:p>
          </table:table-cell>
          <table:table-cell office:value-type="float" office:value="157">
            <text:p>157</text:p>
          </table:table-cell>
          <table:table-cell office:value-type="float" office:value="2.11">
            <text:p>2.11</text:p>
          </table:table-cell>
          <table:table-cell office:value-type="float" office:value="23.64">
            <text:p>23.6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736">
            <text:p>2736</text:p>
          </table:table-cell>
          <table:table-cell office:value-type="string">
            <text:p>Musclepharm</text:p>
          </table:table-cell>
          <table:table-cell office:value-type="string">
            <text:p>Combat 1.8Kg (Chocolate)</text:p>
          </table:table-cell>
          <table:table-cell office:value-type="float" office:value="28.93">
            <text:p>28.9300</text:p>
          </table:table-cell>
          <table:table-cell office:value-type="float" office:value="28.926">
            <text:p>28.92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736">
            <text:p>2736</text:p>
          </table:table-cell>
          <table:table-cell office:value-type="string">
            <text:p>MusclePharm</text:p>
          </table:table-cell>
          <table:table-cell office:value-type="string">
            <text:p>Combat Powder, Chocolate Milk - 1814g</text:p>
          </table:table-cell>
          <table:table-cell office:value-type="float" office:value="705105703862">
            <text:p>705105703862</text:p>
          </table:table-cell>
          <table:table-cell office:value-type="float" office:value="260">
            <text:p>260</text:p>
          </table:table-cell>
          <table:table-cell office:value-type="float" office:value="2.11">
            <text:p>2.11</text:p>
          </table:table-cell>
          <table:table-cell office:value-type="float" office:value="23.7">
            <text:p>23.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895">
            <text:p>8895</text:p>
          </table:table-cell>
          <table:table-cell office:value-type="string">
            <text:p>Musclepharm</text:p>
          </table:table-cell>
          <table:table-cell office:value-type="string">
            <text:p>Combat 1.8Kg (Cinnamon)</text:p>
          </table:table-cell>
          <table:table-cell office:value-type="float" office:value="28.93">
            <text:p>28.9300</text:p>
          </table:table-cell>
          <table:table-cell office:value-type="float" office:value="28.926">
            <text:p>28.92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895">
            <text:p>8895</text:p>
          </table:table-cell>
          <table:table-cell office:value-type="string">
            <text:p>MusclePharm</text:p>
          </table:table-cell>
          <table:table-cell office:value-type="string">
            <text:p>Combat Powder, Cinnamon Bun - 1814g</text:p>
          </table:table-cell>
          <table:table-cell office:value-type="float" office:value="713757373739">
            <text:p>713757373739</text:p>
          </table:table-cell>
          <table:table-cell office:value-type="float" office:value="50">
            <text:p>50</text:p>
          </table:table-cell>
          <table:table-cell office:value-type="float" office:value="2.11">
            <text:p>2.11</text:p>
          </table:table-cell>
          <table:table-cell office:value-type="float" office:value="23.36">
            <text:p>23.3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737">
            <text:p>2737</text:p>
          </table:table-cell>
          <table:table-cell office:value-type="string">
            <text:p>Musclepharm</text:p>
          </table:table-cell>
          <table:table-cell office:value-type="string">
            <text:p>Combat 1.8Kg (Cookies &amp; Cream)</text:p>
          </table:table-cell>
          <table:table-cell office:value-type="float" office:value="28.93">
            <text:p>28.9300</text:p>
          </table:table-cell>
          <table:table-cell office:value-type="float" office:value="28.926">
            <text:p>28.92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737">
            <text:p>2737</text:p>
          </table:table-cell>
          <table:table-cell office:value-type="string">
            <text:p>MusclePharm</text:p>
          </table:table-cell>
          <table:table-cell office:value-type="string">
            <text:p>Combat Powder, Cookies &amp; Cream - 1814g</text:p>
          </table:table-cell>
          <table:table-cell office:value-type="float" office:value="736211990815">
            <text:p>736211990815</text:p>
          </table:table-cell>
          <table:table-cell office:value-type="float" office:value="154">
            <text:p>154</text:p>
          </table:table-cell>
          <table:table-cell office:value-type="float" office:value="2.11">
            <text:p>2.11</text:p>
          </table:table-cell>
          <table:table-cell office:value-type="float" office:value="23.39">
            <text:p>23.3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31">
            <text:p>9231</text:p>
          </table:table-cell>
          <table:table-cell office:value-type="string">
            <text:p>Musclepharm</text:p>
          </table:table-cell>
          <table:table-cell office:value-type="string">
            <text:p>Combat 1.8Kg (Mint Chocolate Chip)</text:p>
          </table:table-cell>
          <table:table-cell office:value-type="float" office:value="28.93">
            <text:p>28.9300</text:p>
          </table:table-cell>
          <table:table-cell office:value-type="float" office:value="28.926">
            <text:p>28.92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231">
            <text:p>9231</text:p>
          </table:table-cell>
          <table:table-cell office:value-type="string">
            <text:p>MusclePharm</text:p>
          </table:table-cell>
          <table:table-cell office:value-type="string">
            <text:p>Combat Powder, Mint Chocolate Chip - 1814g</text:p>
          </table:table-cell>
          <table:table-cell office:value-type="float" office:value="696859261213">
            <text:p>696859261213</text:p>
          </table:table-cell>
          <table:table-cell office:value-type="float" office:value="35">
            <text:p>35</text:p>
          </table:table-cell>
          <table:table-cell office:value-type="float" office:value="2.12">
            <text:p>2.12</text:p>
          </table:table-cell>
          <table:table-cell office:value-type="float" office:value="24.23">
            <text:p>24.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236">
            <text:p>7236</text:p>
          </table:table-cell>
          <table:table-cell office:value-type="string">
            <text:p>Musclepharm</text:p>
          </table:table-cell>
          <table:table-cell office:value-type="string">
            <text:p>Combat 1.8Kg (Orange)</text:p>
          </table:table-cell>
          <table:table-cell office:value-type="float" office:value="28.93">
            <text:p>28.9300</text:p>
          </table:table-cell>
          <table:table-cell office:value-type="float" office:value="28.926">
            <text:p>28.92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236">
            <text:p>7236</text:p>
          </table:table-cell>
          <table:table-cell office:value-type="string">
            <text:p>MusclePharm</text:p>
          </table:table-cell>
          <table:table-cell office:value-type="string">
            <text:p>Combat Powder, Orange Creamsicle - 1814g</text:p>
          </table:table-cell>
          <table:table-cell office:value-type="float" office:value="713757327015">
            <text:p>713757327015</text:p>
          </table:table-cell>
          <table:table-cell office:value-type="float" office:value="16">
            <text:p>16</text:p>
          </table:table-cell>
          <table:table-cell office:value-type="float" office:value="2.11">
            <text:p>2.11</text:p>
          </table:table-cell>
          <table:table-cell office:value-type="float" office:value="24.21">
            <text:p>24.2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79">
            <text:p>21679</text:p>
          </table:table-cell>
          <table:table-cell office:value-type="string">
            <text:p>Musclepharm</text:p>
          </table:table-cell>
          <table:table-cell office:value-type="string">
            <text:p>Combat 1.8Kg (Peach Swirl)</text:p>
          </table:table-cell>
          <table:table-cell office:value-type="float" office:value="28.93">
            <text:p>28.9300</text:p>
          </table:table-cell>
          <table:table-cell office:value-type="float" office:value="28.926">
            <text:p>28.92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79">
            <text:p>21679</text:p>
          </table:table-cell>
          <table:table-cell office:value-type="string">
            <text:p>MusclePharm</text:p>
          </table:table-cell>
          <table:table-cell office:value-type="string">
            <text:p>Combat Powder, Peach Swirl - 1814g</text:p>
          </table:table-cell>
          <table:table-cell office:value-type="float" office:value="696859262340">
            <text:p>696859262340</text:p>
          </table:table-cell>
          <table:table-cell office:value-type="float" office:value="46">
            <text:p>46</text:p>
          </table:table-cell>
          <table:table-cell office:value-type="float" office:value="2.1">
            <text:p>2.1</text:p>
          </table:table-cell>
          <table:table-cell office:value-type="float" office:value="23.14">
            <text:p>23.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705">
            <text:p>21705</text:p>
          </table:table-cell>
          <table:table-cell office:value-type="string">
            <text:p>Musclepharm</text:p>
          </table:table-cell>
          <table:table-cell office:value-type="string">
            <text:p>Combat 1.8Kg (Snicker Doodle)</text:p>
          </table:table-cell>
          <table:table-cell office:value-type="float" office:value="28.93">
            <text:p>28.9300</text:p>
          </table:table-cell>
          <table:table-cell office:value-type="float" office:value="28.926">
            <text:p>28.92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705">
            <text:p>21705</text:p>
          </table:table-cell>
          <table:table-cell office:value-type="string">
            <text:p>MusclePharm</text:p>
          </table:table-cell>
          <table:table-cell office:value-type="string">
            <text:p>Combat Powder, Snickerdoodle - 1814g</text:p>
          </table:table-cell>
          <table:table-cell office:value-type="float" office:value="713757324915">
            <text:p>713757324915</text:p>
          </table:table-cell>
          <table:table-cell office:value-type="float" office:value="5">
            <text:p>5</text:p>
          </table:table-cell>
          <table:table-cell office:value-type="float" office:value="2.1">
            <text:p>2.1</text:p>
          </table:table-cell>
          <table:table-cell office:value-type="float" office:value="23.14">
            <text:p>23.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80">
            <text:p>21680</text:p>
          </table:table-cell>
          <table:table-cell office:value-type="string">
            <text:p>Musclepharm</text:p>
          </table:table-cell>
          <table:table-cell office:value-type="string">
            <text:p>Combat 1.8Kg (Strawberry Cheesecake)</text:p>
          </table:table-cell>
          <table:table-cell office:value-type="float" office:value="28.93">
            <text:p>28.9300</text:p>
          </table:table-cell>
          <table:table-cell office:value-type="float" office:value="28.926">
            <text:p>28.92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80">
            <text:p>21680</text:p>
          </table:table-cell>
          <table:table-cell office:value-type="string">
            <text:p>MusclePharm</text:p>
          </table:table-cell>
          <table:table-cell office:value-type="string">
            <text:p>Combat Powder, Strawberry Cheesecake - 1814g</text:p>
          </table:table-cell>
          <table:table-cell office:value-type="float" office:value="713757863728">
            <text:p>713757863728</text:p>
          </table:table-cell>
          <table:table-cell office:value-type="float" office:value="35">
            <text:p>35</text:p>
          </table:table-cell>
          <table:table-cell office:value-type="float" office:value="2.1">
            <text:p>2.1</text:p>
          </table:table-cell>
          <table:table-cell office:value-type="float" office:value="23.14">
            <text:p>23.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745">
            <text:p>3745</text:p>
          </table:table-cell>
          <table:table-cell office:value-type="string">
            <text:p>Musclepharm</text:p>
          </table:table-cell>
          <table:table-cell office:value-type="string">
            <text:p>Combat 1.8Kg (Triple Berry)</text:p>
          </table:table-cell>
          <table:table-cell office:value-type="float" office:value="28.93">
            <text:p>28.9300</text:p>
          </table:table-cell>
          <table:table-cell office:value-type="float" office:value="28.926">
            <text:p>28.92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745">
            <text:p>3745</text:p>
          </table:table-cell>
          <table:table-cell office:value-type="string">
            <text:p>MusclePharm</text:p>
          </table:table-cell>
          <table:table-cell office:value-type="string">
            <text:p>Combat Powder, Triple Berry - 1814g</text:p>
          </table:table-cell>
          <table:table-cell office:value-type="float" office:value="705105703763">
            <text:p>705105703763</text:p>
          </table:table-cell>
          <table:table-cell office:value-type="float" office:value="97">
            <text:p>97</text:p>
          </table:table-cell>
          <table:table-cell office:value-type="float" office:value="2.11">
            <text:p>2.11</text:p>
          </table:table-cell>
          <table:table-cell office:value-type="float" office:value="23.55">
            <text:p>23.5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734">
            <text:p>2734</text:p>
          </table:table-cell>
          <table:table-cell office:value-type="string">
            <text:p>Musclepharm</text:p>
          </table:table-cell>
          <table:table-cell office:value-type="string">
            <text:p>Combat 1.8Kg (Vanilla)</text:p>
          </table:table-cell>
          <table:table-cell office:value-type="float" office:value="28.93">
            <text:p>28.9300</text:p>
          </table:table-cell>
          <table:table-cell office:value-type="float" office:value="28.926">
            <text:p>28.92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734">
            <text:p>2734</text:p>
          </table:table-cell>
          <table:table-cell office:value-type="string">
            <text:p>MusclePharm</text:p>
          </table:table-cell>
          <table:table-cell office:value-type="string">
            <text:p>Combat Powder, Vanilla - 1814g</text:p>
          </table:table-cell>
          <table:table-cell office:value-type="float" office:value="736211991010">
            <text:p>736211991010</text:p>
          </table:table-cell>
          <table:table-cell office:value-type="float" office:value="125">
            <text:p>125</text:p>
          </table:table-cell>
          <table:table-cell office:value-type="float" office:value="2.11">
            <text:p>2.11</text:p>
          </table:table-cell>
          <table:table-cell office:value-type="float" office:value="24.41">
            <text:p>24.4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332">
            <text:p>20332</text:p>
          </table:table-cell>
          <table:table-cell office:value-type="string">
            <text:p>Musclepharm</text:p>
          </table:table-cell>
          <table:table-cell office:value-type="string">
            <text:p>Combat 12 Bars (Crunch Chocolate Butter)</text:p>
          </table:table-cell>
          <table:table-cell table:number-columns-repeated="2" office:value-type="float" office:value="16.77">
            <text:p>16.77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332">
            <text:p>20332</text:p>
          </table:table-cell>
          <table:table-cell office:value-type="string">
            <text:p>MusclePharm</text:p>
          </table:table-cell>
          <table:table-cell office:value-type="string">
            <text:p>Combat Crunch Bars, Chocolate Peanut Butter Cup - 12 bars</text:p>
          </table:table-cell>
          <table:table-cell office:value-type="float" office:value="713757373135">
            <text:p>713757373135</text:p>
          </table:table-cell>
          <table:table-cell office:value-type="float" office:value="393">
            <text:p>393</text:p>
          </table:table-cell>
          <table:table-cell office:value-type="float" office:value="0.85">
            <text:p>0.85</text:p>
          </table:table-cell>
          <table:table-cell office:value-type="float" office:value="13.32">
            <text:p>13.3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331">
            <text:p>20331</text:p>
          </table:table-cell>
          <table:table-cell office:value-type="string">
            <text:p>Musclepharm</text:p>
          </table:table-cell>
          <table:table-cell office:value-type="string">
            <text:p>Combat 12 Bars (Crunch Chocolate Chip Cookie)</text:p>
          </table:table-cell>
          <table:table-cell table:number-columns-repeated="2" office:value-type="float" office:value="16.77">
            <text:p>16.77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331">
            <text:p>20331</text:p>
          </table:table-cell>
          <table:table-cell office:value-type="string">
            <text:p>MusclePharm</text:p>
          </table:table-cell>
          <table:table-cell office:value-type="string">
            <text:p>Combat Crunch Bars, Chocolate Chip Cookie Dough - 12 bars</text:p>
          </table:table-cell>
          <table:table-cell office:value-type="float" office:value="713757372237">
            <text:p>713757372237</text:p>
          </table:table-cell>
          <table:table-cell office:value-type="float" office:value="279">
            <text:p>279</text:p>
          </table:table-cell>
          <table:table-cell office:value-type="float" office:value="0.87">
            <text:p>0.87</text:p>
          </table:table-cell>
          <table:table-cell office:value-type="float" office:value="13.22">
            <text:p>13.2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298">
            <text:p>20298</text:p>
          </table:table-cell>
          <table:table-cell office:value-type="string">
            <text:p>Musclepharm</text:p>
          </table:table-cell>
          <table:table-cell office:value-type="string">
            <text:p>Combat 4.5Kg (Chocolate)</text:p>
          </table:table-cell>
          <table:table-cell office:value-type="float" office:value="64.97">
            <text:p>64.9700</text:p>
          </table:table-cell>
          <table:table-cell office:value-type="float" office:value="64.967">
            <text:p>64.96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298">
            <text:p>20298</text:p>
          </table:table-cell>
          <table:table-cell office:value-type="string">
            <text:p>MusclePharm</text:p>
          </table:table-cell>
          <table:table-cell office:value-type="string">
            <text:p>Combat Powder, Chocolate Milk - 4540g</text:p>
          </table:table-cell>
          <table:table-cell office:value-type="float" office:value="696859262159">
            <text:p>696859262159</text:p>
          </table:table-cell>
          <table:table-cell office:value-type="float" office:value="15">
            <text:p>15</text:p>
          </table:table-cell>
          <table:table-cell office:value-type="float" office:value="4.54">
            <text:p>4.54</text:p>
          </table:table-cell>
          <table:table-cell office:value-type="float" office:value="52.94">
            <text:p>52.9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299">
            <text:p>20299</text:p>
          </table:table-cell>
          <table:table-cell office:value-type="string">
            <text:p>Musclepharm</text:p>
          </table:table-cell>
          <table:table-cell office:value-type="string">
            <text:p>Combat 4.5Kg (Cookies &amp; Cream)</text:p>
          </table:table-cell>
          <table:table-cell office:value-type="float" office:value="64.97">
            <text:p>64.9700</text:p>
          </table:table-cell>
          <table:table-cell office:value-type="float" office:value="64.967">
            <text:p>64.96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299">
            <text:p>20299</text:p>
          </table:table-cell>
          <table:table-cell office:value-type="string">
            <text:p>MusclePharm</text:p>
          </table:table-cell>
          <table:table-cell office:value-type="string">
            <text:p>Combat Powder, Cookies &amp; Cream - 4540g</text:p>
          </table:table-cell>
          <table:table-cell office:value-type="float" office:value="696859262135">
            <text:p>696859262135</text:p>
          </table:table-cell>
          <table:table-cell office:value-type="float" office:value="30">
            <text:p>30</text:p>
          </table:table-cell>
          <table:table-cell office:value-type="float" office:value="4.61">
            <text:p>4.61</text:p>
          </table:table-cell>
          <table:table-cell office:value-type="float" office:value="52.97">
            <text:p>52.9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300">
            <text:p>20300</text:p>
          </table:table-cell>
          <table:table-cell office:value-type="string">
            <text:p>Musclepharm</text:p>
          </table:table-cell>
          <table:table-cell office:value-type="string">
            <text:p>Combat 4.5Kg (Vanilla)</text:p>
          </table:table-cell>
          <table:table-cell office:value-type="float" office:value="64.97">
            <text:p>64.9700</text:p>
          </table:table-cell>
          <table:table-cell office:value-type="float" office:value="64.967">
            <text:p>64.96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300">
            <text:p>20300</text:p>
          </table:table-cell>
          <table:table-cell office:value-type="string">
            <text:p>MusclePharm</text:p>
          </table:table-cell>
          <table:table-cell office:value-type="string">
            <text:p>Combat Powder, Vanilla - 4540g</text:p>
          </table:table-cell>
          <table:table-cell office:value-type="float" office:value="696859262173">
            <text:p>696859262173</text:p>
          </table:table-cell>
          <table:table-cell office:value-type="float" office:value="52">
            <text:p>52</text:p>
          </table:table-cell>
          <table:table-cell office:value-type="float" office:value="4.54">
            <text:p>4.54</text:p>
          </table:table-cell>
          <table:table-cell office:value-type="float" office:value="52.97">
            <text:p>52.97</text:p>
          </table:table-cell>
          <table:table-cell table:number-columns-repeated="1008"/>
        </table:table-row>
        <table:table-row table:style-name="ro1">
          <table:table-cell table:style-name="ce5" office:value-type="float" office:value="21708">
            <text:p>21708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Musclepharm</text:p>
          </table:table-cell>
          <table:table-cell table:style-name="ce5" office:value-type="string">
            <text:p>Combat 909g (Banana)</text:p>
          </table:table-cell>
          <table:table-cell table:style-name="ce10" office:value-type="float" office:value="18.79">
            <text:p>18.7900</text:p>
          </table:table-cell>
          <table:table-cell table:style-name="ce10" office:value-type="float" office:value="18.792">
            <text:p>18.792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21708">
            <text:p>21708</text:p>
          </table:table-cell>
          <table:table-cell table:style-name="ce5" office:value-type="string">
            <text:p>MusclePharm</text:p>
          </table:table-cell>
          <table:table-cell table:style-name="ce5" office:value-type="string">
            <text:p>Combat Powder, Vanilla - 907g</text:p>
          </table:table-cell>
          <table:table-cell table:style-name="ce5" office:value-type="float" office:value="736211050878">
            <text:p>73621105087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.09">
            <text:p>1.09</text:p>
          </table:table-cell>
          <table:table-cell table:style-name="ce5" office:value-type="float" office:value="14.96">
            <text:p>14.96</text:p>
          </table:table-cell>
          <table:table-cell table:style-name="ce5" table:number-columns-repeated="1008"/>
        </table:table-row>
        <table:table-row table:style-name="ro1">
          <table:table-cell table:style-name="ce4" office:value-type="float" office:value="9559">
            <text:p>9559</text:p>
          </table:table-cell>
          <table:table-cell table:style-name="ce4" office:value-type="string">
            <text:p>9559 nieaktywne</text:p>
          </table:table-cell>
          <table:table-cell table:style-name="ce4" office:value-type="string">
            <text:p>Musclepharm</text:p>
          </table:table-cell>
          <table:table-cell table:style-name="ce4" office:value-type="string">
            <text:p>Combat 909g (Chocolate Milk)</text:p>
          </table:table-cell>
          <table:table-cell table:style-name="ce9" office:value-type="float" office:value="18.79">
            <text:p>18.7900</text:p>
          </table:table-cell>
          <table:table-cell table:style-name="ce9" office:value-type="float" office:value="18.792">
            <text:p>18.792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559">
            <text:p>9559</text:p>
          </table:table-cell>
          <table:table-cell table:style-name="ce4" office:value-type="string">
            <text:p>MusclePharm</text:p>
          </table:table-cell>
          <table:table-cell table:style-name="ce4" office:value-type="string">
            <text:p>Combat Powder, Chocolate Milk - 907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.08">
            <text:p>1.08</text:p>
          </table:table-cell>
          <table:table-cell table:style-name="ce4" office:value-type="float" office:value="0.01">
            <text:p>0.01</text:p>
          </table:table-cell>
          <table:table-cell table:style-name="ce4" table:number-columns-repeated="1008"/>
        </table:table-row>
        <table:table-row table:style-name="ro1">
          <table:table-cell table:style-name="ce5" office:value-type="float" office:value="21708">
            <text:p>21708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Musclepharm</text:p>
          </table:table-cell>
          <table:table-cell table:style-name="ce5" office:value-type="string">
            <text:p>Combat 909g (Chocolate Mint Chip)</text:p>
          </table:table-cell>
          <table:table-cell table:style-name="ce10" office:value-type="float" office:value="18.79">
            <text:p>18.7900</text:p>
          </table:table-cell>
          <table:table-cell table:style-name="ce10" office:value-type="float" office:value="18.792">
            <text:p>18.792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21708">
            <text:p>21708</text:p>
          </table:table-cell>
          <table:table-cell table:style-name="ce5" office:value-type="string">
            <text:p>MusclePharm</text:p>
          </table:table-cell>
          <table:table-cell table:style-name="ce5" office:value-type="string">
            <text:p>Combat Powder, Vanilla - 907g</text:p>
          </table:table-cell>
          <table:table-cell table:style-name="ce5" office:value-type="float" office:value="736211050878">
            <text:p>73621105087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.09">
            <text:p>1.09</text:p>
          </table:table-cell>
          <table:table-cell table:style-name="ce5" office:value-type="float" office:value="14.96">
            <text:p>14.96</text:p>
          </table:table-cell>
          <table:table-cell table:style-name="ce5" table:number-columns-repeated="1008"/>
        </table:table-row>
        <table:table-row table:style-name="ro1">
          <table:table-cell table:style-name="ce5" office:value-type="float" office:value="21708">
            <text:p>21708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Musclepharm</text:p>
          </table:table-cell>
          <table:table-cell table:style-name="ce5" office:value-type="string">
            <text:p>Combat 909g (Cinnamon Bun)</text:p>
          </table:table-cell>
          <table:table-cell table:style-name="ce10" office:value-type="float" office:value="18.79">
            <text:p>18.7900</text:p>
          </table:table-cell>
          <table:table-cell table:style-name="ce10" office:value-type="float" office:value="18.792">
            <text:p>18.792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21708">
            <text:p>21708</text:p>
          </table:table-cell>
          <table:table-cell table:style-name="ce5" office:value-type="string">
            <text:p>MusclePharm</text:p>
          </table:table-cell>
          <table:table-cell table:style-name="ce5" office:value-type="string">
            <text:p>Combat Powder, Vanilla - 907g</text:p>
          </table:table-cell>
          <table:table-cell table:style-name="ce5" office:value-type="float" office:value="736211050878">
            <text:p>73621105087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.09">
            <text:p>1.09</text:p>
          </table:table-cell>
          <table:table-cell table:style-name="ce5" office:value-type="float" office:value="14.96">
            <text:p>14.96</text:p>
          </table:table-cell>
          <table:table-cell table:style-name="ce5" table:number-columns-repeated="1008"/>
        </table:table-row>
        <table:table-row table:style-name="ro1">
          <table:table-cell table:style-name="ce5" office:value-type="float" office:value="21708">
            <text:p>21708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Musclepharm</text:p>
          </table:table-cell>
          <table:table-cell table:style-name="ce5" office:value-type="string">
            <text:p>Combat 909g (Cookies And Cream)</text:p>
          </table:table-cell>
          <table:table-cell table:style-name="ce10" office:value-type="float" office:value="18.79">
            <text:p>18.7900</text:p>
          </table:table-cell>
          <table:table-cell table:style-name="ce10" office:value-type="float" office:value="18.792">
            <text:p>18.792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21708">
            <text:p>21708</text:p>
          </table:table-cell>
          <table:table-cell table:style-name="ce5" office:value-type="string">
            <text:p>MusclePharm</text:p>
          </table:table-cell>
          <table:table-cell table:style-name="ce5" office:value-type="string">
            <text:p>Combat Powder, Vanilla - 907g</text:p>
          </table:table-cell>
          <table:table-cell table:style-name="ce5" office:value-type="float" office:value="736211050878">
            <text:p>73621105087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.09">
            <text:p>1.09</text:p>
          </table:table-cell>
          <table:table-cell table:style-name="ce5" office:value-type="float" office:value="14.96">
            <text:p>14.96</text:p>
          </table:table-cell>
          <table:table-cell table:style-name="ce5" table:number-columns-repeated="1008"/>
        </table:table-row>
        <table:table-row table:style-name="ro1">
          <table:table-cell table:style-name="ce5" office:value-type="float" office:value="21708">
            <text:p>21708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Musclepharm</text:p>
          </table:table-cell>
          <table:table-cell table:style-name="ce5" office:value-type="string">
            <text:p>Combat 909g (Peach Swirl)</text:p>
          </table:table-cell>
          <table:table-cell table:style-name="ce10" office:value-type="float" office:value="18.79">
            <text:p>18.7900</text:p>
          </table:table-cell>
          <table:table-cell table:style-name="ce10" office:value-type="float" office:value="18.792">
            <text:p>18.792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21708">
            <text:p>21708</text:p>
          </table:table-cell>
          <table:table-cell table:style-name="ce5" office:value-type="string">
            <text:p>MusclePharm</text:p>
          </table:table-cell>
          <table:table-cell table:style-name="ce5" office:value-type="string">
            <text:p>Combat Powder, Vanilla - 907g</text:p>
          </table:table-cell>
          <table:table-cell table:style-name="ce5" office:value-type="float" office:value="736211050878">
            <text:p>73621105087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.09">
            <text:p>1.09</text:p>
          </table:table-cell>
          <table:table-cell table:style-name="ce5" office:value-type="float" office:value="14.96">
            <text:p>14.96</text:p>
          </table:table-cell>
          <table:table-cell table:style-name="ce5" table:number-columns-repeated="1008"/>
        </table:table-row>
        <table:table-row table:style-name="ro1">
          <table:table-cell table:style-name="ce5" office:value-type="float" office:value="21708">
            <text:p>21708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Musclepharm</text:p>
          </table:table-cell>
          <table:table-cell table:style-name="ce5" office:value-type="string">
            <text:p>Combat 909g (Peanut Butter)</text:p>
          </table:table-cell>
          <table:table-cell table:style-name="ce10" office:value-type="float" office:value="18.79">
            <text:p>18.7900</text:p>
          </table:table-cell>
          <table:table-cell table:style-name="ce10" office:value-type="float" office:value="18.792">
            <text:p>18.792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21708">
            <text:p>21708</text:p>
          </table:table-cell>
          <table:table-cell table:style-name="ce5" office:value-type="string">
            <text:p>MusclePharm</text:p>
          </table:table-cell>
          <table:table-cell table:style-name="ce5" office:value-type="string">
            <text:p>Combat Powder, Vanilla - 907g</text:p>
          </table:table-cell>
          <table:table-cell table:style-name="ce5" office:value-type="float" office:value="736211050878">
            <text:p>73621105087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.09">
            <text:p>1.09</text:p>
          </table:table-cell>
          <table:table-cell table:style-name="ce5" office:value-type="float" office:value="14.96">
            <text:p>14.96</text:p>
          </table:table-cell>
          <table:table-cell table:style-name="ce5" table:number-columns-repeated="1008"/>
        </table:table-row>
        <table:table-row table:style-name="ro1">
          <table:table-cell table:style-name="ce5" office:value-type="float" office:value="21708">
            <text:p>21708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Musclepharm</text:p>
          </table:table-cell>
          <table:table-cell table:style-name="ce5" office:value-type="string">
            <text:p>Combat 909g (Snickerdoodle)</text:p>
          </table:table-cell>
          <table:table-cell table:style-name="ce10" office:value-type="float" office:value="18.79">
            <text:p>18.7900</text:p>
          </table:table-cell>
          <table:table-cell table:style-name="ce10" office:value-type="float" office:value="18.792">
            <text:p>18.792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21708">
            <text:p>21708</text:p>
          </table:table-cell>
          <table:table-cell table:style-name="ce5" office:value-type="string">
            <text:p>MusclePharm</text:p>
          </table:table-cell>
          <table:table-cell table:style-name="ce5" office:value-type="string">
            <text:p>Combat Powder, Vanilla - 907g</text:p>
          </table:table-cell>
          <table:table-cell table:style-name="ce5" office:value-type="float" office:value="736211050878">
            <text:p>73621105087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.09">
            <text:p>1.09</text:p>
          </table:table-cell>
          <table:table-cell table:style-name="ce5" office:value-type="float" office:value="14.96">
            <text:p>14.96</text:p>
          </table:table-cell>
          <table:table-cell table:style-name="ce5" table:number-columns-repeated="1008"/>
        </table:table-row>
        <table:table-row table:style-name="ro1">
          <table:table-cell table:style-name="ce5" office:value-type="float" office:value="21708">
            <text:p>21708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Musclepharm</text:p>
          </table:table-cell>
          <table:table-cell table:style-name="ce5" office:value-type="string">
            <text:p>Combat 909g (Strawberry Cheesecake)</text:p>
          </table:table-cell>
          <table:table-cell table:style-name="ce10" office:value-type="float" office:value="18.79">
            <text:p>18.7900</text:p>
          </table:table-cell>
          <table:table-cell table:style-name="ce10" office:value-type="float" office:value="18.792">
            <text:p>18.792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21708">
            <text:p>21708</text:p>
          </table:table-cell>
          <table:table-cell table:style-name="ce5" office:value-type="string">
            <text:p>MusclePharm</text:p>
          </table:table-cell>
          <table:table-cell table:style-name="ce5" office:value-type="string">
            <text:p>Combat Powder, Vanilla - 907g</text:p>
          </table:table-cell>
          <table:table-cell table:style-name="ce5" office:value-type="float" office:value="736211050878">
            <text:p>73621105087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.09">
            <text:p>1.09</text:p>
          </table:table-cell>
          <table:table-cell table:style-name="ce5" office:value-type="float" office:value="14.96">
            <text:p>14.96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21708">
            <text:p>21708</text:p>
          </table:table-cell>
          <table:table-cell office:value-type="string">
            <text:p>Musclepharm</text:p>
          </table:table-cell>
          <table:table-cell office:value-type="string">
            <text:p>Combat 909g (Vanilla)</text:p>
          </table:table-cell>
          <table:table-cell office:value-type="float" office:value="18.79">
            <text:p>18.7900</text:p>
          </table:table-cell>
          <table:table-cell office:value-type="float" office:value="18.792">
            <text:p>18.79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708">
            <text:p>21708</text:p>
          </table:table-cell>
          <table:table-cell office:value-type="string">
            <text:p>MusclePharm</text:p>
          </table:table-cell>
          <table:table-cell office:value-type="string">
            <text:p>Combat Powder, Vanilla - 907g</text:p>
          </table:table-cell>
          <table:table-cell office:value-type="float" office:value="736211050878">
            <text:p>736211050878</text:p>
          </table:table-cell>
          <table:table-cell office:value-type="float" office:value="47">
            <text:p>47</text:p>
          </table:table-cell>
          <table:table-cell office:value-type="float" office:value="1.09">
            <text:p>1.09</text:p>
          </table:table-cell>
          <table:table-cell office:value-type="float" office:value="14.96">
            <text:p>14.9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103">
            <text:p>20103</text:p>
          </table:table-cell>
          <table:table-cell office:value-type="string">
            <text:p>Musclepharm</text:p>
          </table:table-cell>
          <table:table-cell office:value-type="string">
            <text:p>Combat Casein 1.8Kg (Chocolate)</text:p>
          </table:table-cell>
          <table:table-cell office:value-type="float" office:value="39.97">
            <text:p>39.9700</text:p>
          </table:table-cell>
          <table:table-cell office:value-type="float" office:value="39.972">
            <text:p>39.97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103">
            <text:p>20103</text:p>
          </table:table-cell>
          <table:table-cell office:value-type="string">
            <text:p>MusclePharm</text:p>
          </table:table-cell>
          <table:table-cell office:value-type="string">
            <text:p>Combat 100% Casein, Chocolate Milk - 1814g</text:p>
          </table:table-cell>
          <table:table-cell office:value-type="float" office:value="696859260599">
            <text:p>696859260599</text:p>
          </table:table-cell>
          <table:table-cell office:value-type="float" office:value="48">
            <text:p>48</text:p>
          </table:table-cell>
          <table:table-cell office:value-type="float" office:value="2.11">
            <text:p>2.11</text:p>
          </table:table-cell>
          <table:table-cell office:value-type="float" office:value="32.14">
            <text:p>32.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104">
            <text:p>20104</text:p>
          </table:table-cell>
          <table:table-cell office:value-type="string">
            <text:p>Musclepharm</text:p>
          </table:table-cell>
          <table:table-cell office:value-type="string">
            <text:p>Combat Casein 1.8Kg (Cookies &amp; Cream)</text:p>
          </table:table-cell>
          <table:table-cell office:value-type="float" office:value="39.97">
            <text:p>39.9700</text:p>
          </table:table-cell>
          <table:table-cell office:value-type="float" office:value="39.972">
            <text:p>39.97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104">
            <text:p>20104</text:p>
          </table:table-cell>
          <table:table-cell office:value-type="string">
            <text:p>MusclePharm</text:p>
          </table:table-cell>
          <table:table-cell office:value-type="string">
            <text:p>Combat 100% Casein, Cookies &amp; Cream - 1814g</text:p>
          </table:table-cell>
          <table:table-cell office:value-type="float" office:value="696859260605">
            <text:p>696859260605</text:p>
          </table:table-cell>
          <table:table-cell office:value-type="float" office:value="42">
            <text:p>42</text:p>
          </table:table-cell>
          <table:table-cell office:value-type="float" office:value="2.12">
            <text:p>2.12</text:p>
          </table:table-cell>
          <table:table-cell office:value-type="float" office:value="31.44">
            <text:p>31.4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106">
            <text:p>20106</text:p>
          </table:table-cell>
          <table:table-cell office:value-type="string">
            <text:p>Musclepharm</text:p>
          </table:table-cell>
          <table:table-cell office:value-type="string">
            <text:p>Combat Casein 1.8Kg (Vanilla)</text:p>
          </table:table-cell>
          <table:table-cell office:value-type="float" office:value="39.97">
            <text:p>39.9700</text:p>
          </table:table-cell>
          <table:table-cell office:value-type="float" office:value="39.972">
            <text:p>39.97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106">
            <text:p>20106</text:p>
          </table:table-cell>
          <table:table-cell office:value-type="string">
            <text:p>MusclePharm</text:p>
          </table:table-cell>
          <table:table-cell office:value-type="string">
            <text:p>Combat 100% Casein, Vanilla - 1814g</text:p>
          </table:table-cell>
          <table:table-cell office:value-type="float" office:value="713757375535">
            <text:p>713757375535</text:p>
          </table:table-cell>
          <table:table-cell office:value-type="float" office:value="18">
            <text:p>18</text:p>
          </table:table-cell>
          <table:table-cell office:value-type="float" office:value="2.12">
            <text:p>2.12</text:p>
          </table:table-cell>
          <table:table-cell office:value-type="float" office:value="32.14">
            <text:p>32.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77">
            <text:p>21677</text:p>
          </table:table-cell>
          <table:table-cell office:value-type="string">
            <text:p>Musclepharm</text:p>
          </table:table-cell>
          <table:table-cell office:value-type="string">
            <text:p>Combat Isolate 2.27Kg (Banana)</text:p>
          </table:table-cell>
          <table:table-cell office:value-type="float" office:value="50">
            <text:p>50.0000</text:p>
          </table:table-cell>
          <table:table-cell office:value-type="float" office:value="49.999">
            <text:p>49.99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77">
            <text:p>21677</text:p>
          </table:table-cell>
          <table:table-cell office:value-type="string">
            <text:p>MusclePharm</text:p>
          </table:table-cell>
          <table:table-cell office:value-type="string">
            <text:p>Combat 100% Isolate, Banana Split - 2269g</text:p>
          </table:table-cell>
          <table:table-cell office:value-type="float" office:value="748252312259">
            <text:p>748252312259</text:p>
          </table:table-cell>
          <table:table-cell office:value-type="float" office:value="116">
            <text:p>116</text:p>
          </table:table-cell>
          <table:table-cell office:value-type="float" office:value="2.57">
            <text:p>2.57</text:p>
          </table:table-cell>
          <table:table-cell office:value-type="float" office:value="40.56">
            <text:p>40.5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78">
            <text:p>21678</text:p>
          </table:table-cell>
          <table:table-cell office:value-type="string">
            <text:p>Musclepharm</text:p>
          </table:table-cell>
          <table:table-cell office:value-type="string">
            <text:p>Combat Isolate 2.27Kg (Chocolate)</text:p>
          </table:table-cell>
          <table:table-cell office:value-type="float" office:value="50">
            <text:p>50.0000</text:p>
          </table:table-cell>
          <table:table-cell office:value-type="float" office:value="49.999">
            <text:p>49.99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78">
            <text:p>21678</text:p>
          </table:table-cell>
          <table:table-cell office:value-type="string">
            <text:p>MusclePharm</text:p>
          </table:table-cell>
          <table:table-cell office:value-type="string">
            <text:p>Combat 100% Isolate, Chocolate Swirl - 2269g</text:p>
          </table:table-cell>
          <table:table-cell office:value-type="float" office:value="713757858120">
            <text:p>713757858120</text:p>
          </table:table-cell>
          <table:table-cell office:value-type="float" office:value="109">
            <text:p>109</text:p>
          </table:table-cell>
          <table:table-cell office:value-type="float" office:value="2.57">
            <text:p>2.57</text:p>
          </table:table-cell>
          <table:table-cell office:value-type="float" office:value="40.56">
            <text:p>40.5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704">
            <text:p>21704</text:p>
          </table:table-cell>
          <table:table-cell office:value-type="string">
            <text:p>Musclepharm</text:p>
          </table:table-cell>
          <table:table-cell office:value-type="string">
            <text:p>Combat Isolate 2.27Kg (Vanilla)</text:p>
          </table:table-cell>
          <table:table-cell office:value-type="float" office:value="50">
            <text:p>50.0000</text:p>
          </table:table-cell>
          <table:table-cell office:value-type="float" office:value="49.999">
            <text:p>49.99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704">
            <text:p>21704</text:p>
          </table:table-cell>
          <table:table-cell office:value-type="string">
            <text:p>MusclePharm</text:p>
          </table:table-cell>
          <table:table-cell office:value-type="string">
            <text:p>Combat 100% Isolate, Vanilla Ice Cream - 2269g</text:p>
          </table:table-cell>
          <table:table-cell office:value-type="float" office:value="856737003131">
            <text:p>856737003131</text:p>
          </table:table-cell>
          <table:table-cell office:value-type="float" office:value="119">
            <text:p>119</text:p>
          </table:table-cell>
          <table:table-cell office:value-type="float" office:value="2.56">
            <text:p>2.56</text:p>
          </table:table-cell>
          <table:table-cell office:value-type="float" office:value="40.56">
            <text:p>40.5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725">
            <text:p>3725</text:p>
          </table:table-cell>
          <table:table-cell office:value-type="string">
            <text:p>Musclepharm</text:p>
          </table:table-cell>
          <table:table-cell office:value-type="string">
            <text:p>Creatine 301g ()</text:p>
          </table:table-cell>
          <table:table-cell office:value-type="float" office:value="10.94">
            <text:p>10.9400</text:p>
          </table:table-cell>
          <table:table-cell office:value-type="float" office:value="10.944">
            <text:p>10.94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725">
            <text:p>3725</text:p>
          </table:table-cell>
          <table:table-cell office:value-type="string">
            <text:p>MusclePharm</text:p>
          </table:table-cell>
          <table:table-cell office:value-type="string">
            <text:p>Creatine, Core Series - 300g</text:p>
          </table:table-cell>
          <table:table-cell office:value-type="float" office:value="736211053770">
            <text:p>736211053770</text:p>
          </table:table-cell>
          <table:table-cell office:value-type="float" office:value="784">
            <text:p>784</text:p>
          </table:table-cell>
          <table:table-cell office:value-type="float" office:value="0.375">
            <text:p>0.375</text:p>
          </table:table-cell>
          <table:table-cell office:value-type="float" office:value="7.1">
            <text:p>7.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001">
            <text:p>6001</text:p>
          </table:table-cell>
          <table:table-cell office:value-type="string">
            <text:p>Musclepharm</text:p>
          </table:table-cell>
          <table:table-cell office:value-type="string">
            <text:p>Fish Oil 90 gel Caps ()</text:p>
          </table:table-cell>
          <table:table-cell office:value-type="float" office:value="8.27">
            <text:p>8.2700</text:p>
          </table:table-cell>
          <table:table-cell office:value-type="float" office:value="8.265">
            <text:p>8.26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001">
            <text:p>6001</text:p>
          </table:table-cell>
          <table:table-cell office:value-type="string">
            <text:p>MusclePharm</text:p>
          </table:table-cell>
          <table:table-cell office:value-type="string">
            <text:p>Fish Oil - 90 softgels</text:p>
          </table:table-cell>
          <table:table-cell office:value-type="float" office:value="713757920803">
            <text:p>713757920803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6.4">
            <text:p>6.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726">
            <text:p>3726</text:p>
          </table:table-cell>
          <table:table-cell office:value-type="string">
            <text:p>Musclepharm</text:p>
          </table:table-cell>
          <table:table-cell office:value-type="string">
            <text:p>Glutamine 300g ()</text:p>
          </table:table-cell>
          <table:table-cell office:value-type="float" office:value="10.94">
            <text:p>10.9400</text:p>
          </table:table-cell>
          <table:table-cell office:value-type="float" office:value="10.944">
            <text:p>10.94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726">
            <text:p>3726</text:p>
          </table:table-cell>
          <table:table-cell office:value-type="string">
            <text:p>MusclePharm</text:p>
          </table:table-cell>
          <table:table-cell office:value-type="string">
            <text:p>Glutamine, Core Series - 300g</text:p>
          </table:table-cell>
          <table:table-cell office:value-type="float" office:value="736211053671">
            <text:p>736211053671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7.91">
            <text:p>7.9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651">
            <text:p>9651</text:p>
          </table:table-cell>
          <table:table-cell office:value-type="string">
            <text:p>Musclepharm</text:p>
          </table:table-cell>
          <table:table-cell office:value-type="string">
            <text:p>L-Carnitine 60 Caps ()</text:p>
          </table:table-cell>
          <table:table-cell office:value-type="float" office:value="7.96">
            <text:p>7.9600</text:p>
          </table:table-cell>
          <table:table-cell office:value-type="float" office:value="7.956">
            <text:p>7.9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651">
            <text:p>9651</text:p>
          </table:table-cell>
          <table:table-cell office:value-type="string">
            <text:p>MusclePharm</text:p>
          </table:table-cell>
          <table:table-cell office:value-type="string">
            <text:p>Carnitine Core, Caps - 60 caps</text:p>
          </table:table-cell>
          <table:table-cell office:value-type="float" office:value="696859260902">
            <text:p>696859260902</text:p>
          </table:table-cell>
          <table:table-cell office:value-type="float" office:value="1050">
            <text:p>1050</text:p>
          </table:table-cell>
          <table:table-cell office:value-type="float" office:value="0.07">
            <text:p>0.07</text:p>
          </table:table-cell>
          <table:table-cell office:value-type="float" office:value="4.95">
            <text:p>4.9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570">
            <text:p>2570</text:p>
          </table:table-cell>
          <table:table-cell office:value-type="string">
            <text:p>Musclepharm</text:p>
          </table:table-cell>
          <table:table-cell office:value-type="string">
            <text:p>Muscle Gels 12 gels (Variety Pack)</text:p>
          </table:table-cell>
          <table:table-cell table:number-columns-repeated="2" office:value-type="float" office:value="14.67">
            <text:p>14.67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570">
            <text:p>2570</text:p>
          </table:table-cell>
          <table:table-cell office:value-type="string">
            <text:p>MusclePharm</text:p>
          </table:table-cell>
          <table:table-cell office:value-type="string">
            <text:p>MuscleGel Shot, Variety Pack - 12 packets</text:p>
          </table:table-cell>
          <table:table-cell office:value-type="float" office:value="736211991812">
            <text:p>736211991812</text:p>
          </table:table-cell>
          <table:table-cell office:value-type="float" office:value="141">
            <text:p>141</text:p>
          </table:table-cell>
          <table:table-cell office:value-type="float" office:value="0.625">
            <text:p>0.625</text:p>
          </table:table-cell>
          <table:table-cell office:value-type="float" office:value="9.12">
            <text:p>9.1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530">
            <text:p>6530</text:p>
          </table:table-cell>
          <table:table-cell office:value-type="string">
            <text:p>Musclepharm</text:p>
          </table:table-cell>
          <table:table-cell office:value-type="string">
            <text:p>Musclepharm Liquid L-Carnitine 450 ml (Citrus)</text:p>
          </table:table-cell>
          <table:table-cell office:value-type="float" office:value="8.42">
            <text:p>8.4200</text:p>
          </table:table-cell>
          <table:table-cell office:value-type="float" office:value="8.4246">
            <text:p>8.4246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530">
            <text:p>6530</text:p>
          </table:table-cell>
          <table:table-cell office:value-type="string">
            <text:p>MusclePharm</text:p>
          </table:table-cell>
          <table:table-cell office:value-type="string">
            <text:p>Carnitine Core, Citrus - 459 ml.</text:p>
          </table:table-cell>
          <table:table-cell office:value-type="float" office:value="713757369831">
            <text:p>713757369831</text:p>
          </table:table-cell>
          <table:table-cell office:value-type="float" office:value="142">
            <text:p>142</text:p>
          </table:table-cell>
          <table:table-cell office:value-type="float" office:value="0.525">
            <text:p>0.525</text:p>
          </table:table-cell>
          <table:table-cell office:value-type="float" office:value="4.65">
            <text:p>4.65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pharm</text:p>
          </table:table-cell>
          <table:table-cell table:style-name="ce3" office:value-type="string">
            <text:p>Musclepharm T-Shirt Black (Large)</text:p>
          </table:table-cell>
          <table:table-cell table:style-name="ce8" office:value-type="float" office:value="2.997">
            <text:p>2.9970</text:p>
          </table:table-cell>
          <table:table-cell table:style-name="ce8" office:value-type="float" office:value="5.994">
            <text:p>5.994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ONE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994">
            <text:p>2994</text:p>
          </table:table-cell>
          <table:table-cell office:value-type="string">
            <text:p>Musclepharm</text:p>
          </table:table-cell>
          <table:table-cell office:value-type="string">
            <text:p>Recon 1200g (Fruit Punch)</text:p>
          </table:table-cell>
          <table:table-cell office:value-type="float" office:value="20.57">
            <text:p>20.5700</text:p>
          </table:table-cell>
          <table:table-cell office:value-type="float" office:value="20.568">
            <text:p>20.56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994">
            <text:p>2994</text:p>
          </table:table-cell>
          <table:table-cell office:value-type="string">
            <text:p>MusclePharm</text:p>
          </table:table-cell>
          <table:table-cell office:value-type="string">
            <text:p>Recon, Fruit Punch - 1200g</text:p>
          </table:table-cell>
          <table:table-cell office:value-type="float" office:value="718122657681">
            <text:p>718122657681</text:p>
          </table:table-cell>
          <table:table-cell office:value-type="float" office:value="200">
            <text:p>200</text:p>
          </table:table-cell>
          <table:table-cell office:value-type="float" office:value="1.41">
            <text:p>1.41</text:p>
          </table:table-cell>
          <table:table-cell office:value-type="float" office:value="15.22">
            <text:p>15.2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732">
            <text:p>3732</text:p>
          </table:table-cell>
          <table:table-cell office:value-type="string">
            <text:p>Musclepharm</text:p>
          </table:table-cell>
          <table:table-cell office:value-type="string">
            <text:p>Recon 1200g (Orange Mango)</text:p>
          </table:table-cell>
          <table:table-cell office:value-type="float" office:value="20.57">
            <text:p>20.5700</text:p>
          </table:table-cell>
          <table:table-cell office:value-type="float" office:value="20.568">
            <text:p>20.56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732">
            <text:p>3732</text:p>
          </table:table-cell>
          <table:table-cell office:value-type="string">
            <text:p>MusclePharm</text:p>
          </table:table-cell>
          <table:table-cell office:value-type="string">
            <text:p>Recon, Orange Mango - 1200g</text:p>
          </table:table-cell>
          <table:table-cell office:value-type="float" office:value="736211011664">
            <text:p>736211011664</text:p>
          </table:table-cell>
          <table:table-cell office:value-type="float" office:value="205">
            <text:p>205</text:p>
          </table:table-cell>
          <table:table-cell office:value-type="float" office:value="1.41">
            <text:p>1.41</text:p>
          </table:table-cell>
          <table:table-cell office:value-type="float" office:value="14.84">
            <text:p>14.8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848">
            <text:p>2848</text:p>
          </table:table-cell>
          <table:table-cell office:value-type="string">
            <text:p>Musclepharm</text:p>
          </table:table-cell>
          <table:table-cell office:value-type="string">
            <text:p>Recon 1200g (Watermelon)</text:p>
          </table:table-cell>
          <table:table-cell office:value-type="float" office:value="20.57">
            <text:p>20.5700</text:p>
          </table:table-cell>
          <table:table-cell office:value-type="float" office:value="20.568">
            <text:p>20.56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848">
            <text:p>2848</text:p>
          </table:table-cell>
          <table:table-cell office:value-type="string">
            <text:p>MusclePharm</text:p>
          </table:table-cell>
          <table:table-cell office:value-type="string">
            <text:p>Recon, Watermelon - 1200g</text:p>
          </table:table-cell>
          <table:table-cell office:value-type="float" office:value="736211991119">
            <text:p>736211991119</text:p>
          </table:table-cell>
          <table:table-cell office:value-type="float" office:value="192">
            <text:p>192</text:p>
          </table:table-cell>
          <table:table-cell office:value-type="float" office:value="1.41">
            <text:p>1.41</text:p>
          </table:table-cell>
          <table:table-cell office:value-type="float" office:value="15.12">
            <text:p>15.1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200">
            <text:p>3200</text:p>
          </table:table-cell>
          <table:table-cell office:value-type="string">
            <text:p>Musclepharm</text:p>
          </table:table-cell>
          <table:table-cell office:value-type="string">
            <text:p>Shred Matrix 120 Caps ()</text:p>
          </table:table-cell>
          <table:table-cell office:value-type="float" office:value="15.07">
            <text:p>15.0700</text:p>
          </table:table-cell>
          <table:table-cell office:value-type="float" office:value="16.752">
            <text:p>16.752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3200">
            <text:p>3200</text:p>
          </table:table-cell>
          <table:table-cell office:value-type="string">
            <text:p>MusclePharm</text:p>
          </table:table-cell>
          <table:table-cell office:value-type="string">
            <text:p>Shred Matrix - 120 caps</text:p>
          </table:table-cell>
          <table:table-cell office:value-type="float" office:value="736211049476">
            <text:p>736211049476</text:p>
          </table:table-cell>
          <table:table-cell office:value-type="float" office:value="171">
            <text:p>171</text:p>
          </table:table-cell>
          <table:table-cell office:value-type="float" office:value="0.155">
            <text:p>0.155</text:p>
          </table:table-cell>
          <table:table-cell office:value-type="float" office:value="11.73">
            <text:p>11.73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pharm</text:p>
          </table:table-cell>
          <table:table-cell table:style-name="ce3" office:value-type="string">
            <text:p>Sling Bag Black/Green (One Size)</text:p>
          </table:table-cell>
          <table:table-cell table:style-name="ce8" office:value-type="float" office:value="5.99">
            <text:p>5.9900</text:p>
          </table:table-cell>
          <table:table-cell table:style-name="ce8" office:value-type="float" office:value="5.994">
            <text:p>5.9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pharm</text:p>
          </table:table-cell>
          <table:table-cell table:style-name="ce3" office:value-type="string">
            <text:p>Wrist Band Black (One Size)</text:p>
          </table:table-cell>
          <table:table-cell table:style-name="ce8" office:value-type="float" office:value="0.35">
            <text:p>0.3500</text:p>
          </table:table-cell>
          <table:table-cell table:style-name="ce8" office:value-type="float" office:value="0.354">
            <text:p>0.35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1536">
            <text:p>1536</text:p>
          </table:table-cell>
          <table:table-cell office:value-type="string">
            <text:p>Musclepharm</text:p>
          </table:table-cell>
          <table:table-cell office:value-type="string">
            <text:p>Z-Core Pm 60 tabs ()</text:p>
          </table:table-cell>
          <table:table-cell table:number-columns-repeated="2" office:value-type="float" office:value="9.99">
            <text:p>9.99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536">
            <text:p>1536</text:p>
          </table:table-cell>
          <table:table-cell office:value-type="string">
            <text:p>MusclePharm</text:p>
          </table:table-cell>
          <table:table-cell office:value-type="string">
            <text:p>Z-Core PM - 60 caps</text:p>
          </table:table-cell>
          <table:table-cell office:value-type="float" office:value="713757369930">
            <text:p>713757369930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7.85">
            <text:p>7.85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Anabolic Halo Single Sachet (Chocolate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5139">
            <text:p>5139</text:p>
          </table:table-cell>
          <table:table-cell office:value-type="string">
            <text:p>MuscleTech</text:p>
          </table:table-cell>
          <table:table-cell office:value-type="string">
            <text:p>Celltech Perf Series 1.4Kg (Fruit Punch)</text:p>
          </table:table-cell>
          <table:table-cell office:value-type="float" office:value="15.51">
            <text:p>15.5100</text:p>
          </table:table-cell>
          <table:table-cell office:value-type="float" office:value="15.513">
            <text:p>15.51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139">
            <text:p>5139</text:p>
          </table:table-cell>
          <table:table-cell office:value-type="string">
            <text:p>MuscleTech</text:p>
          </table:table-cell>
          <table:table-cell office:value-type="string">
            <text:p>Cell-Tech Performance Series, Fruit Punch - 1400g</text:p>
          </table:table-cell>
          <table:table-cell office:value-type="float" office:value="631656703184">
            <text:p>631656703184</text:p>
          </table:table-cell>
          <table:table-cell office:value-type="float" office:value="288">
            <text:p>288</text:p>
          </table:table-cell>
          <table:table-cell office:value-type="float" office:value="1.54">
            <text:p>1.54</text:p>
          </table:table-cell>
          <table:table-cell office:value-type="float" office:value="11.57">
            <text:p>11.5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141">
            <text:p>5141</text:p>
          </table:table-cell>
          <table:table-cell office:value-type="string">
            <text:p>MuscleTech</text:p>
          </table:table-cell>
          <table:table-cell office:value-type="string">
            <text:p>Celltech Perf Series 1.4Kg (Orange)</text:p>
          </table:table-cell>
          <table:table-cell office:value-type="float" office:value="13.99">
            <text:p>13.9900</text:p>
          </table:table-cell>
          <table:table-cell office:value-type="float" office:value="15.513">
            <text:p>15.5130</text:p>
          </table:table-cell>
          <table:table-cell office:value-type="string">
            <text:p>V</text:p>
          </table:table-cell>
          <table:table-cell office:value-type="string">
            <text:p>ONLY 13.99</text:p>
          </table:table-cell>
          <table:table-cell/>
          <table:table-cell office:value-type="float" office:value="5141">
            <text:p>5141</text:p>
          </table:table-cell>
          <table:table-cell office:value-type="string">
            <text:p>MuscleTech</text:p>
          </table:table-cell>
          <table:table-cell office:value-type="string">
            <text:p>Cell-Tech Performance Series, Orange - 1400g</text:p>
          </table:table-cell>
          <table:table-cell office:value-type="float" office:value="631656703191">
            <text:p>631656703191</text:p>
          </table:table-cell>
          <table:table-cell office:value-type="float" office:value="81">
            <text:p>81</text:p>
          </table:table-cell>
          <table:table-cell office:value-type="float" office:value="1.54">
            <text:p>1.54</text:p>
          </table:table-cell>
          <table:table-cell office:value-type="float" office:value="10.06">
            <text:p>10.0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13">
            <text:p>9413</text:p>
          </table:table-cell>
          <table:table-cell office:value-type="string">
            <text:p>MuscleTech</text:p>
          </table:table-cell>
          <table:table-cell office:value-type="string">
            <text:p>Celltech Perf Series 1.4Kg (Watermelon)</text:p>
          </table:table-cell>
          <table:table-cell office:value-type="float" office:value="13.99">
            <text:p>13.9900</text:p>
          </table:table-cell>
          <table:table-cell office:value-type="float" office:value="15.513">
            <text:p>15.5130</text:p>
          </table:table-cell>
          <table:table-cell office:value-type="string">
            <text:p>V</text:p>
          </table:table-cell>
          <table:table-cell office:value-type="string">
            <text:p>ONLY 13.99</text:p>
          </table:table-cell>
          <table:table-cell/>
          <table:table-cell office:value-type="float" office:value="9413">
            <text:p>9413</text:p>
          </table:table-cell>
          <table:table-cell office:value-type="string">
            <text:p>MuscleTech</text:p>
          </table:table-cell>
          <table:table-cell office:value-type="string">
            <text:p>Cell-Tech Performance Series, Watermelon - 1400g</text:p>
          </table:table-cell>
          <table:table-cell office:value-type="float" office:value="631656703825">
            <text:p>631656703825</text:p>
          </table:table-cell>
          <table:table-cell office:value-type="float" office:value="32">
            <text:p>32</text:p>
          </table:table-cell>
          <table:table-cell office:value-type="float" office:value="1.55">
            <text:p>1.55</text:p>
          </table:table-cell>
          <table:table-cell office:value-type="float" office:value="9.9">
            <text:p>9.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445">
            <text:p>5445</text:p>
          </table:table-cell>
          <table:table-cell office:value-type="string">
            <text:p>MuscleTech</text:p>
          </table:table-cell>
          <table:table-cell office:value-type="string">
            <text:p>Celltech Perf Series 2.8Kg (Fruit Punch)</text:p>
          </table:table-cell>
          <table:table-cell office:value-type="float" office:value="25.99">
            <text:p>25.9900</text:p>
          </table:table-cell>
          <table:table-cell office:value-type="float" office:value="25.993">
            <text:p>25.99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445">
            <text:p>5445</text:p>
          </table:table-cell>
          <table:table-cell office:value-type="string">
            <text:p>MuscleTech</text:p>
          </table:table-cell>
          <table:table-cell office:value-type="string">
            <text:p>Cell-Tech Performance Series, Fruit Punch - 2700g</text:p>
          </table:table-cell>
          <table:table-cell office:value-type="float" office:value="631656703214">
            <text:p>631656703214</text:p>
          </table:table-cell>
          <table:table-cell office:value-type="float" office:value="86">
            <text:p>86</text:p>
          </table:table-cell>
          <table:table-cell office:value-type="float" office:value="2.98">
            <text:p>2.98</text:p>
          </table:table-cell>
          <table:table-cell office:value-type="float" office:value="16.93">
            <text:p>16.9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444">
            <text:p>5444</text:p>
          </table:table-cell>
          <table:table-cell office:value-type="string">
            <text:p>MuscleTech</text:p>
          </table:table-cell>
          <table:table-cell office:value-type="string">
            <text:p>Celltech Perf Series 2.8Kg (Grape)</text:p>
          </table:table-cell>
          <table:table-cell office:value-type="float" office:value="25.99">
            <text:p>25.9900</text:p>
          </table:table-cell>
          <table:table-cell office:value-type="float" office:value="25.993">
            <text:p>25.99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444">
            <text:p>5444</text:p>
          </table:table-cell>
          <table:table-cell office:value-type="string">
            <text:p>MuscleTech</text:p>
          </table:table-cell>
          <table:table-cell office:value-type="string">
            <text:p>Cell-Tech Performance Series, Grape - 2700g</text:p>
          </table:table-cell>
          <table:table-cell office:value-type="float" office:value="631656703238">
            <text:p>631656703238</text:p>
          </table:table-cell>
          <table:table-cell office:value-type="float" office:value="252">
            <text:p>252</text:p>
          </table:table-cell>
          <table:table-cell office:value-type="float" office:value="2.98">
            <text:p>2.98</text:p>
          </table:table-cell>
          <table:table-cell office:value-type="float" office:value="16.99">
            <text:p>16.9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446">
            <text:p>5446</text:p>
          </table:table-cell>
          <table:table-cell office:value-type="string">
            <text:p>MuscleTech</text:p>
          </table:table-cell>
          <table:table-cell office:value-type="string">
            <text:p>Celltech Perf Series 2.8Kg (Orange)</text:p>
          </table:table-cell>
          <table:table-cell office:value-type="float" office:value="25.99">
            <text:p>25.9900</text:p>
          </table:table-cell>
          <table:table-cell office:value-type="float" office:value="25.993">
            <text:p>25.99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446">
            <text:p>5446</text:p>
          </table:table-cell>
          <table:table-cell office:value-type="string">
            <text:p>MuscleTech</text:p>
          </table:table-cell>
          <table:table-cell office:value-type="string">
            <text:p>Cell-Tech Performance Series, Orange - 2700g</text:p>
          </table:table-cell>
          <table:table-cell office:value-type="float" office:value="631656703221">
            <text:p>631656703221</text:p>
          </table:table-cell>
          <table:table-cell office:value-type="float" office:value="128">
            <text:p>128</text:p>
          </table:table-cell>
          <table:table-cell office:value-type="float" office:value="2.98">
            <text:p>2.98</text:p>
          </table:table-cell>
          <table:table-cell office:value-type="float" office:value="17.29">
            <text:p>17.29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Celltech Single Sachet (Fruit Punch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0245">
            <text:p>20245</text:p>
          </table:table-cell>
          <table:table-cell office:value-type="string">
            <text:p>MuscleTech</text:p>
          </table:table-cell>
          <table:table-cell office:value-type="string">
            <text:p>Clear Muscle 168 Caps ()</text:p>
          </table:table-cell>
          <table:table-cell office:value-type="float" office:value="30.19">
            <text:p>30.1900</text:p>
          </table:table-cell>
          <table:table-cell office:value-type="float" office:value="37.748">
            <text:p>37.7480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20245">
            <text:p>20245</text:p>
          </table:table-cell>
          <table:table-cell office:value-type="string">
            <text:p>MuscleTech</text:p>
          </table:table-cell>
          <table:table-cell office:value-type="string">
            <text:p>Clear Muscle - 168 caps</text:p>
          </table:table-cell>
          <table:table-cell office:value-type="float" office:value="631656604887">
            <text:p>631656604887</text:p>
          </table:table-cell>
          <table:table-cell office:value-type="float" office:value="3">
            <text:p>3</text:p>
          </table:table-cell>
          <table:table-cell office:value-type="float" office:value="0.22">
            <text:p>0.22</text:p>
          </table:table-cell>
          <table:table-cell office:value-type="float" office:value="29.99">
            <text:p>29.9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080">
            <text:p>21080</text:p>
          </table:table-cell>
          <table:table-cell office:value-type="string">
            <text:p>MuscleTech</text:p>
          </table:table-cell>
          <table:table-cell office:value-type="string">
            <text:p>Hydroxycut Hardcore Elite 110 Caps ()</text:p>
          </table:table-cell>
          <table:table-cell office:value-type="float" office:value="16.43">
            <text:p>16.4300</text:p>
          </table:table-cell>
          <table:table-cell office:value-type="float" office:value="16.427">
            <text:p>16.42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080">
            <text:p>21080</text:p>
          </table:table-cell>
          <table:table-cell office:value-type="string">
            <text:p>MuscleTech</text:p>
          </table:table-cell>
          <table:table-cell office:value-type="string">
            <text:p>Hydroxycut Hardcore Elite - 110 caps</text:p>
          </table:table-cell>
          <table:table-cell office:value-type="float" office:value="631656202052">
            <text:p>63165620205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4.12">
            <text:p>14.12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Hydroxycut Ladies T-Shirt Red (Medium)</text:p>
          </table:table-cell>
          <table:table-cell table:style-name="ce8" office:value-type="float" office:value="5.99">
            <text:p>5.9900</text:p>
          </table:table-cell>
          <table:table-cell table:style-name="ce8" office:value-type="float" office:value="5.994">
            <text:p>5.9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Hydroxycut Sx7 Single Sachet (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9831">
            <text:p>9831</text:p>
          </table:table-cell>
          <table:table-cell office:value-type="string">
            <text:p>MuscleTech</text:p>
          </table:table-cell>
          <table:table-cell office:value-type="string">
            <text:p>Iso Zero Carb 909g (Chocolate)</text:p>
          </table:table-cell>
          <table:table-cell office:value-type="float" office:value="19.03">
            <text:p>19.0300</text:p>
          </table:table-cell>
          <table:table-cell office:value-type="float" office:value="19.026">
            <text:p>19.02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831">
            <text:p>9831</text:p>
          </table:table-cell>
          <table:table-cell office:value-type="string">
            <text:p>MuscleTech</text:p>
          </table:table-cell>
          <table:table-cell office:value-type="string">
            <text:p>Iso Zero - Performance, Chocolate Milk Shake - 907g</text:p>
          </table:table-cell>
          <table:table-cell office:value-type="float" office:value="631656252323">
            <text:p>631656252323</text:p>
          </table:table-cell>
          <table:table-cell office:value-type="float" office:value="32">
            <text:p>32</text:p>
          </table:table-cell>
          <table:table-cell office:value-type="float" office:value="1.08">
            <text:p>1.08</text:p>
          </table:table-cell>
          <table:table-cell office:value-type="float" office:value="15.39">
            <text:p>15.39</text:p>
          </table:table-cell>
          <table:table-cell table:number-columns-repeated="1008"/>
        </table:table-row>
        <table:table-row table:style-name="ro1">
          <table:table-cell table:style-name="ce5" office:value-type="float" office:value="9831">
            <text:p>9831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MuscleTech</text:p>
          </table:table-cell>
          <table:table-cell table:style-name="ce5" office:value-type="string">
            <text:p>Iso Zero Carb 909g (Strawberry)</text:p>
          </table:table-cell>
          <table:table-cell table:style-name="ce10" office:value-type="float" office:value="19.03">
            <text:p>19.0300</text:p>
          </table:table-cell>
          <table:table-cell table:style-name="ce10" office:value-type="float" office:value="19.026">
            <text:p>19.026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9831">
            <text:p>9831</text:p>
          </table:table-cell>
          <table:table-cell table:style-name="ce5" office:value-type="string">
            <text:p>MuscleTech</text:p>
          </table:table-cell>
          <table:table-cell table:style-name="ce5" office:value-type="string">
            <text:p>Iso Zero - Performance, Chocolate Milk Shake - 907g</text:p>
          </table:table-cell>
          <table:table-cell table:style-name="ce5" office:value-type="float" office:value="631656252323">
            <text:p>631656252323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.08">
            <text:p>1.08</text:p>
          </table:table-cell>
          <table:table-cell table:style-name="ce5" office:value-type="float" office:value="15.39">
            <text:p>15.39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9832">
            <text:p>9832</text:p>
          </table:table-cell>
          <table:table-cell office:value-type="string">
            <text:p>MuscleTech</text:p>
          </table:table-cell>
          <table:table-cell office:value-type="string">
            <text:p>Iso Zero Carb 909g (Vanilla)</text:p>
          </table:table-cell>
          <table:table-cell office:value-type="float" office:value="19.03">
            <text:p>19.0300</text:p>
          </table:table-cell>
          <table:table-cell office:value-type="float" office:value="19.026">
            <text:p>19.02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832">
            <text:p>9832</text:p>
          </table:table-cell>
          <table:table-cell office:value-type="string">
            <text:p>MuscleTech</text:p>
          </table:table-cell>
          <table:table-cell office:value-type="string">
            <text:p>Iso Zero - Performance, Vanilla Ice Cream - 907g</text:p>
          </table:table-cell>
          <table:table-cell office:value-type="float" office:value="631656252330">
            <text:p>631656252330</text:p>
          </table:table-cell>
          <table:table-cell office:value-type="float" office:value="14">
            <text:p>14</text:p>
          </table:table-cell>
          <table:table-cell office:value-type="float" office:value="1.1">
            <text:p>1.1</text:p>
          </table:table-cell>
          <table:table-cell office:value-type="float" office:value="15.33">
            <text:p>15.33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Iso Zero Carb Single Sachet (Chocolate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Iso Zero Carb Single Sachet (Vanilla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Logo T-Shirt Black (Medium)</text:p>
          </table:table-cell>
          <table:table-cell table:style-name="ce8" office:value-type="float" office:value="5.99">
            <text:p>5.9900</text:p>
          </table:table-cell>
          <table:table-cell table:style-name="ce8" office:value-type="float" office:value="5.994">
            <text:p>5.9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6059">
            <text:p>6059</text:p>
          </table:table-cell>
          <table:table-cell office:value-type="string">
            <text:p>MuscleTech</text:p>
          </table:table-cell>
          <table:table-cell office:value-type="string">
            <text:p>Mass Tech 3.2Kg (Chocolate)</text:p>
          </table:table-cell>
          <table:table-cell office:value-type="float" office:value="28.33">
            <text:p>28.3300</text:p>
          </table:table-cell>
          <table:table-cell office:value-type="float" office:value="28.329">
            <text:p>28.32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059">
            <text:p>6059</text:p>
          </table:table-cell>
          <table:table-cell office:value-type="string">
            <text:p>MuscleTech</text:p>
          </table:table-cell>
          <table:table-cell office:value-type="string">
            <text:p>Mass-Tech Performance Series, Chocolate - 3200g</text:p>
          </table:table-cell>
          <table:table-cell office:value-type="float" office:value="631656703153">
            <text:p>631656703153</text:p>
          </table:table-cell>
          <table:table-cell office:value-type="float" office:value="15">
            <text:p>15</text:p>
          </table:table-cell>
          <table:table-cell office:value-type="float" office:value="3.47">
            <text:p>3.47</text:p>
          </table:table-cell>
          <table:table-cell office:value-type="float" office:value="23.81">
            <text:p>23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060">
            <text:p>6060</text:p>
          </table:table-cell>
          <table:table-cell office:value-type="string">
            <text:p>MuscleTech</text:p>
          </table:table-cell>
          <table:table-cell office:value-type="string">
            <text:p>Mass Tech 3.2Kg (Strawberry)</text:p>
          </table:table-cell>
          <table:table-cell office:value-type="float" office:value="28.33">
            <text:p>28.3300</text:p>
          </table:table-cell>
          <table:table-cell office:value-type="float" office:value="28.329">
            <text:p>28.32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060">
            <text:p>6060</text:p>
          </table:table-cell>
          <table:table-cell office:value-type="string">
            <text:p>MuscleTech</text:p>
          </table:table-cell>
          <table:table-cell office:value-type="string">
            <text:p>Mass-Tech Performance Series, Strawberry - 3200g</text:p>
          </table:table-cell>
          <table:table-cell office:value-type="float" office:value="631656703177">
            <text:p>631656703177</text:p>
          </table:table-cell>
          <table:table-cell office:value-type="float" office:value="66">
            <text:p>66</text:p>
          </table:table-cell>
          <table:table-cell office:value-type="float" office:value="3.47">
            <text:p>3.47</text:p>
          </table:table-cell>
          <table:table-cell office:value-type="float" office:value="22.99">
            <text:p>22.9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058">
            <text:p>6058</text:p>
          </table:table-cell>
          <table:table-cell office:value-type="string">
            <text:p>MuscleTech</text:p>
          </table:table-cell>
          <table:table-cell office:value-type="string">
            <text:p>Mass Tech 3.2Kg (Vanilla)</text:p>
          </table:table-cell>
          <table:table-cell office:value-type="float" office:value="28.33">
            <text:p>28.3300</text:p>
          </table:table-cell>
          <table:table-cell office:value-type="float" office:value="28.329">
            <text:p>28.32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058">
            <text:p>6058</text:p>
          </table:table-cell>
          <table:table-cell office:value-type="string">
            <text:p>MuscleTech</text:p>
          </table:table-cell>
          <table:table-cell office:value-type="string">
            <text:p>Mass-Tech Performance Series, Vanilla - 3200g</text:p>
          </table:table-cell>
          <table:table-cell office:value-type="float" office:value="631656703160">
            <text:p>631656703160</text:p>
          </table:table-cell>
          <table:table-cell office:value-type="float" office:value="65">
            <text:p>65</text:p>
          </table:table-cell>
          <table:table-cell office:value-type="float" office:value="3.47">
            <text:p>3.47</text:p>
          </table:table-cell>
          <table:table-cell office:value-type="float" office:value="23.21">
            <text:p>23.2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969">
            <text:p>9969</text:p>
          </table:table-cell>
          <table:table-cell office:value-type="string">
            <text:p>MuscleTech</text:p>
          </table:table-cell>
          <table:table-cell office:value-type="string">
            <text:p>Nano Vapor Perf Series 440g (Fruit Punch)</text:p>
          </table:table-cell>
          <table:table-cell office:value-type="float" office:value="20.57">
            <text:p>20.5700</text:p>
          </table:table-cell>
          <table:table-cell office:value-type="float" office:value="20.574">
            <text:p>20.57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969">
            <text:p>9969</text:p>
          </table:table-cell>
          <table:table-cell office:value-type="string">
            <text:p>MuscleTech</text:p>
          </table:table-cell>
          <table:table-cell office:value-type="string">
            <text:p>Nano Vapor - Performance Series, Fruit Punch - 472g</text:p>
          </table:table-cell>
          <table:table-cell office:value-type="float" office:value="631656251647">
            <text:p>631656251647</text:p>
          </table:table-cell>
          <table:table-cell office:value-type="float" office:value="44">
            <text:p>44</text:p>
          </table:table-cell>
          <table:table-cell office:value-type="float" office:value="0.58">
            <text:p>0.58</text:p>
          </table:table-cell>
          <table:table-cell office:value-type="float" office:value="13">
            <text:p>1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970">
            <text:p>9970</text:p>
          </table:table-cell>
          <table:table-cell office:value-type="string">
            <text:p>MuscleTech</text:p>
          </table:table-cell>
          <table:table-cell office:value-type="string">
            <text:p>Nano Vapor Perf Series 440g (Raspberry)</text:p>
          </table:table-cell>
          <table:table-cell office:value-type="float" office:value="20.57">
            <text:p>20.5700</text:p>
          </table:table-cell>
          <table:table-cell office:value-type="float" office:value="20.574">
            <text:p>20.57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970">
            <text:p>9970</text:p>
          </table:table-cell>
          <table:table-cell office:value-type="string">
            <text:p>MuscleTech</text:p>
          </table:table-cell>
          <table:table-cell office:value-type="string">
            <text:p>Nano Vapor - Performance Series, Blue Raspberry - 467g</text:p>
          </table:table-cell>
          <table:table-cell office:value-type="float" office:value="631656251654">
            <text:p>631656251654</text:p>
          </table:table-cell>
          <table:table-cell office:value-type="float" office:value="106">
            <text:p>106</text:p>
          </table:table-cell>
          <table:table-cell office:value-type="float" office:value="0.58">
            <text:p>0.58</text:p>
          </table:table-cell>
          <table:table-cell office:value-type="float" office:value="13.47">
            <text:p>13.4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057">
            <text:p>6057</text:p>
          </table:table-cell>
          <table:table-cell office:value-type="string">
            <text:p>MuscleTech</text:p>
          </table:table-cell>
          <table:table-cell office:value-type="string">
            <text:p>Nitrotech 1.8Kg (Chocolate)</text:p>
          </table:table-cell>
          <table:table-cell table:number-columns-repeated="2" office:value-type="float" office:value="36.75">
            <text:p>36.75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057">
            <text:p>6057</text:p>
          </table:table-cell>
          <table:table-cell office:value-type="string">
            <text:p>MuscleTech</text:p>
          </table:table-cell>
          <table:table-cell office:value-type="string">
            <text:p>Nitro-Tech Performance Series, Milk Chocolate - 1800g</text:p>
          </table:table-cell>
          <table:table-cell office:value-type="float" office:value="631656703283">
            <text:p>631656703283</text:p>
          </table:table-cell>
          <table:table-cell office:value-type="float" office:value="555">
            <text:p>555</text:p>
          </table:table-cell>
          <table:table-cell office:value-type="float" office:value="2.09">
            <text:p>2.09</text:p>
          </table:table-cell>
          <table:table-cell office:value-type="float" office:value="28.48">
            <text:p>28.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610">
            <text:p>7610</text:p>
          </table:table-cell>
          <table:table-cell office:value-type="string">
            <text:p>MuscleTech</text:p>
          </table:table-cell>
          <table:table-cell office:value-type="string">
            <text:p>Nitrotech 1.8Kg (Cookies And Cream)</text:p>
          </table:table-cell>
          <table:table-cell table:number-columns-repeated="2" office:value-type="float" office:value="36.75">
            <text:p>36.75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610">
            <text:p>7610</text:p>
          </table:table-cell>
          <table:table-cell office:value-type="string">
            <text:p>MuscleTech</text:p>
          </table:table-cell>
          <table:table-cell office:value-type="string">
            <text:p>Nitro-Tech Performance Series, Cookies &amp; Cream - 1800g</text:p>
          </table:table-cell>
          <table:table-cell office:value-type="float" office:value="631656703313">
            <text:p>631656703313</text:p>
          </table:table-cell>
          <table:table-cell office:value-type="float" office:value="229">
            <text:p>229</text:p>
          </table:table-cell>
          <table:table-cell office:value-type="float" office:value="2.09">
            <text:p>2.09</text:p>
          </table:table-cell>
          <table:table-cell office:value-type="float" office:value="28.99">
            <text:p>28.9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056">
            <text:p>6056</text:p>
          </table:table-cell>
          <table:table-cell office:value-type="string">
            <text:p>MuscleTech</text:p>
          </table:table-cell>
          <table:table-cell office:value-type="string">
            <text:p>Nitrotech 1.8Kg (Strawberry)</text:p>
          </table:table-cell>
          <table:table-cell table:number-columns-repeated="2" office:value-type="float" office:value="36.75">
            <text:p>36.75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056">
            <text:p>6056</text:p>
          </table:table-cell>
          <table:table-cell office:value-type="string">
            <text:p>MuscleTech</text:p>
          </table:table-cell>
          <table:table-cell office:value-type="string">
            <text:p>Nitro-Tech Performance Series, Strawberry - 1800g</text:p>
          </table:table-cell>
          <table:table-cell office:value-type="float" office:value="631656703306">
            <text:p>631656703306</text:p>
          </table:table-cell>
          <table:table-cell office:value-type="float" office:value="280">
            <text:p>280</text:p>
          </table:table-cell>
          <table:table-cell office:value-type="float" office:value="2.09">
            <text:p>2.09</text:p>
          </table:table-cell>
          <table:table-cell office:value-type="float" office:value="25.57">
            <text:p>25.57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Phase 8 Single Sachet (Chocolate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1084">
            <text:p>21084</text:p>
          </table:table-cell>
          <table:table-cell office:value-type="string">
            <text:p>MuscleTech</text:p>
          </table:table-cell>
          <table:table-cell office:value-type="string">
            <text:p>Platinum 100% Beef Protein 1.8Kg (Chocolate)</text:p>
          </table:table-cell>
          <table:table-cell office:value-type="float" office:value="28.49">
            <text:p>28.4900</text:p>
          </table:table-cell>
          <table:table-cell office:value-type="float" office:value="28.494">
            <text:p>28.49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084">
            <text:p>21084</text:p>
          </table:table-cell>
          <table:table-cell office:value-type="string">
            <text:p>MuscleTech</text:p>
          </table:table-cell>
          <table:table-cell office:value-type="string">
            <text:p>Platinum 100% Beef Protein, Double Dutch Chocolate - 1910g</text:p>
          </table:table-cell>
          <table:table-cell office:value-type="float" office:value="631656706482">
            <text:p>631656706482</text:p>
          </table:table-cell>
          <table:table-cell office:value-type="float" office:value="8">
            <text:p>8</text:p>
          </table:table-cell>
          <table:table-cell office:value-type="float" office:value="2.19">
            <text:p>2.19</text:p>
          </table:table-cell>
          <table:table-cell office:value-type="float" office:value="24.68">
            <text:p>24.6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085">
            <text:p>21085</text:p>
          </table:table-cell>
          <table:table-cell office:value-type="string">
            <text:p>MuscleTech</text:p>
          </table:table-cell>
          <table:table-cell office:value-type="string">
            <text:p>Platinum 100% Beef Protein 1.8Kg (Vanilla)</text:p>
          </table:table-cell>
          <table:table-cell office:value-type="float" office:value="28.49">
            <text:p>28.4900</text:p>
          </table:table-cell>
          <table:table-cell office:value-type="float" office:value="28.494">
            <text:p>28.49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085">
            <text:p>21085</text:p>
          </table:table-cell>
          <table:table-cell office:value-type="string">
            <text:p>MuscleTech</text:p>
          </table:table-cell>
          <table:table-cell office:value-type="string">
            <text:p>Platinum 100% Beef Protein, Vanilla Caramel - 1860g</text:p>
          </table:table-cell>
          <table:table-cell office:value-type="float" office:value="631656706499">
            <text:p>631656706499</text:p>
          </table:table-cell>
          <table:table-cell office:value-type="float" office:value="58">
            <text:p>58</text:p>
          </table:table-cell>
          <table:table-cell office:value-type="float" office:value="2.17">
            <text:p>2.17</text:p>
          </table:table-cell>
          <table:table-cell office:value-type="float" office:value="23.97">
            <text:p>23.9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105">
            <text:p>20105</text:p>
          </table:table-cell>
          <table:table-cell office:value-type="string">
            <text:p>MuscleTech</text:p>
          </table:table-cell>
          <table:table-cell office:value-type="string">
            <text:p>Platinum 100% Betaine 168 Caps ()</text:p>
          </table:table-cell>
          <table:table-cell office:value-type="float" office:value="8.17">
            <text:p>8.1700</text:p>
          </table:table-cell>
          <table:table-cell office:value-type="float" office:value="8.172">
            <text:p>8.17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105">
            <text:p>20105</text:p>
          </table:table-cell>
          <table:table-cell office:value-type="string">
            <text:p>MuscleTech</text:p>
          </table:table-cell>
          <table:table-cell office:value-type="string">
            <text:p>Platinum 100% Betaine - 168 caps</text:p>
          </table:table-cell>
          <table:table-cell office:value-type="float" office:value="631656604474">
            <text:p>631656604474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6.66">
            <text:p>6.66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Platinum Beef Protein Single Sachet (Chocolate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Platinum Pure Whey Single Sachet (Chocolate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Platinum Pure Whey Single Sachet (Cookies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Platinum Pure Whey Single Sachet (Strawberry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Platinum Pure Whey Single Sachet (Vanilla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1681">
            <text:p>21681</text:p>
          </table:table-cell>
          <table:table-cell office:value-type="string">
            <text:p>MuscleTech</text:p>
          </table:table-cell>
          <table:table-cell office:value-type="string">
            <text:p>Shatter Sx-7 176g (Fruit Punch)</text:p>
          </table:table-cell>
          <table:table-cell office:value-type="float" office:value="11.99">
            <text:p>11.9900</text:p>
          </table:table-cell>
          <table:table-cell office:value-type="float" office:value="13.424">
            <text:p>13.4240</text:p>
          </table:table-cell>
          <table:table-cell office:value-type="string">
            <text:p>V</text:p>
          </table:table-cell>
          <table:table-cell office:value-type="string">
            <text:p>ONLY 11.99</text:p>
          </table:table-cell>
          <table:table-cell/>
          <table:table-cell office:value-type="float" office:value="21681">
            <text:p>21681</text:p>
          </table:table-cell>
          <table:table-cell office:value-type="string">
            <text:p>MuscleTech</text:p>
          </table:table-cell>
          <table:table-cell office:value-type="string">
            <text:p>#Shatter SX-7, Fruit Punch Blast - 174g</text:p>
          </table:table-cell>
          <table:table-cell office:value-type="float" office:value="631656253122">
            <text:p>631656253122</text:p>
          </table:table-cell>
          <table:table-cell office:value-type="float" office:value="97">
            <text:p>97</text:p>
          </table:table-cell>
          <table:table-cell office:value-type="float" office:value="0.255">
            <text:p>0.255</text:p>
          </table:table-cell>
          <table:table-cell office:value-type="float" office:value="8.77">
            <text:p>8.7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075">
            <text:p>21075</text:p>
          </table:table-cell>
          <table:table-cell office:value-type="string">
            <text:p>MuscleTech</text:p>
          </table:table-cell>
          <table:table-cell office:value-type="string">
            <text:p>Shatter Sx-7 176g (Pink Lemonade)</text:p>
          </table:table-cell>
          <table:table-cell office:value-type="float" office:value="11.99">
            <text:p>11.9900</text:p>
          </table:table-cell>
          <table:table-cell office:value-type="float" office:value="13.424">
            <text:p>13.4240</text:p>
          </table:table-cell>
          <table:table-cell office:value-type="string">
            <text:p>V</text:p>
          </table:table-cell>
          <table:table-cell office:value-type="string">
            <text:p>ONLY 11.99</text:p>
          </table:table-cell>
          <table:table-cell/>
          <table:table-cell office:value-type="float" office:value="21075">
            <text:p>21075</text:p>
          </table:table-cell>
          <table:table-cell office:value-type="string">
            <text:p>MuscleTech</text:p>
          </table:table-cell>
          <table:table-cell office:value-type="string">
            <text:p>#Shatter SX-7, Icy Pink Lemonade - 174g</text:p>
          </table:table-cell>
          <table:table-cell office:value-type="float" office:value="631656253146">
            <text:p>631656253146</text:p>
          </table:table-cell>
          <table:table-cell office:value-type="float" office:value="103">
            <text:p>103</text:p>
          </table:table-cell>
          <table:table-cell office:value-type="float" office:value="0.26">
            <text:p>0.26</text:p>
          </table:table-cell>
          <table:table-cell office:value-type="float" office:value="8.76">
            <text:p>8.7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82">
            <text:p>21682</text:p>
          </table:table-cell>
          <table:table-cell office:value-type="string">
            <text:p>MuscleTech</text:p>
          </table:table-cell>
          <table:table-cell office:value-type="string">
            <text:p>Shatter Sx-7 176g (Strawberry Daiquiri)</text:p>
          </table:table-cell>
          <table:table-cell office:value-type="float" office:value="11.99">
            <text:p>11.9900</text:p>
          </table:table-cell>
          <table:table-cell office:value-type="float" office:value="13.424">
            <text:p>13.4240</text:p>
          </table:table-cell>
          <table:table-cell office:value-type="string">
            <text:p>V</text:p>
          </table:table-cell>
          <table:table-cell office:value-type="string">
            <text:p>ONLY 11.99</text:p>
          </table:table-cell>
          <table:table-cell/>
          <table:table-cell office:value-type="float" office:value="21682">
            <text:p>21682</text:p>
          </table:table-cell>
          <table:table-cell office:value-type="string">
            <text:p>MuscleTech</text:p>
          </table:table-cell>
          <table:table-cell office:value-type="string">
            <text:p>#Shatter SX-7, Strawberry Daiquiri - 176g</text:p>
          </table:table-cell>
          <table:table-cell office:value-type="float" office:value="631656253177">
            <text:p>631656253177</text:p>
          </table:table-cell>
          <table:table-cell office:value-type="float" office:value="121">
            <text:p>121</text:p>
          </table:table-cell>
          <table:table-cell office:value-type="float" office:value="0.26">
            <text:p>0.26</text:p>
          </table:table-cell>
          <table:table-cell office:value-type="float" office:value="8.77">
            <text:p>8.7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076">
            <text:p>21076</text:p>
          </table:table-cell>
          <table:table-cell office:value-type="string">
            <text:p>MuscleTech</text:p>
          </table:table-cell>
          <table:table-cell office:value-type="string">
            <text:p>Shatter Sx-7 176g (Watermelon)</text:p>
          </table:table-cell>
          <table:table-cell office:value-type="float" office:value="11.99">
            <text:p>11.9900</text:p>
          </table:table-cell>
          <table:table-cell office:value-type="float" office:value="13.424">
            <text:p>13.4240</text:p>
          </table:table-cell>
          <table:table-cell office:value-type="string">
            <text:p>V</text:p>
          </table:table-cell>
          <table:table-cell office:value-type="string">
            <text:p>ONLY 11.99</text:p>
          </table:table-cell>
          <table:table-cell/>
          <table:table-cell office:value-type="float" office:value="21076">
            <text:p>21076</text:p>
          </table:table-cell>
          <table:table-cell office:value-type="string">
            <text:p>MuscleTech</text:p>
          </table:table-cell>
          <table:table-cell office:value-type="string">
            <text:p>#Shatter SX-7, Watermelon Fusion - 185g</text:p>
          </table:table-cell>
          <table:table-cell office:value-type="float" office:value="631656253153">
            <text:p>631656253153</text:p>
          </table:table-cell>
          <table:table-cell office:value-type="float" office:value="123">
            <text:p>123</text:p>
          </table:table-cell>
          <table:table-cell office:value-type="float" office:value="0.27">
            <text:p>0.27</text:p>
          </table:table-cell>
          <table:table-cell office:value-type="float" office:value="8.76">
            <text:p>8.76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Shatter Sx-7 Single Sachet (Fruit Punch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Shatter Sx-7 Single Sachet (Orange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Shatter Sx-7 Single Sachet (Pink Lemonade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Shatter Sx-7 Single Sachet (Strawberry Daiquiri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Shatter Sx-7 Single Sachet (Watermelon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MuscleTech</text:p>
          </table:table-cell>
          <table:table-cell table:style-name="ce3" office:value-type="string">
            <text:p>Sling Bag Black (One Size)</text:p>
          </table:table-cell>
          <table:table-cell table:style-name="ce8" office:value-type="float" office:value="2.99">
            <text:p>2.9900</text:p>
          </table:table-cell>
          <table:table-cell table:style-name="ce8" office:value-type="float" office:value="2.994">
            <text:p>2.9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4341">
            <text:p>4341</text:p>
          </table:table-cell>
          <table:table-cell table:style-name="ce4" office:value-type="string">
            <text:p>4341 nieaktywne</text:p>
          </table:table-cell>
          <table:table-cell table:style-name="ce4" office:value-type="string">
            <text:p>Nutrex</text:p>
          </table:table-cell>
          <table:table-cell table:style-name="ce4" office:value-type="string">
            <text:p>Hemo Rage Turbo Energy Shot 12 pack (Apple)</text:p>
          </table:table-cell>
          <table:table-cell table:style-name="ce9" office:value-type="float" office:value="16.78">
            <text:p>16.7800</text:p>
          </table:table-cell>
          <table:table-cell table:style-name="ce9" office:value-type="float" office:value="16.776">
            <text:p>16.776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341">
            <text:p>4341</text:p>
          </table:table-cell>
          <table:table-cell table:style-name="ce4" office:value-type="string">
            <text:p>Nutrex</text:p>
          </table:table-cell>
          <table:table-cell table:style-name="ce4" office:value-type="string">
            <text:p>Hemo Rage Black Ultra Concentrate, Apple Ambush - 12 Turbo Shot (118ml.)</text:p>
          </table:table-cell>
          <table:table-cell table:style-name="ce4" office:value-type="float" office:value="853237000585">
            <text:p>85323700058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6.69">
            <text:p>16.69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4403">
            <text:p>4403</text:p>
          </table:table-cell>
          <table:table-cell table:style-name="ce4" office:value-type="string">
            <text:p>4403 nieaktywne</text:p>
          </table:table-cell>
          <table:table-cell table:style-name="ce4" office:value-type="string">
            <text:p>Nutrex</text:p>
          </table:table-cell>
          <table:table-cell table:style-name="ce4" office:value-type="string">
            <text:p>Hemo Rage Turbo Energy Shot 12 pack (Fruit Punch)</text:p>
          </table:table-cell>
          <table:table-cell table:style-name="ce9" office:value-type="float" office:value="16.78">
            <text:p>16.7800</text:p>
          </table:table-cell>
          <table:table-cell table:style-name="ce9" office:value-type="float" office:value="16.776">
            <text:p>16.776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403">
            <text:p>4403</text:p>
          </table:table-cell>
          <table:table-cell table:style-name="ce4" office:value-type="string">
            <text:p>Nutrex</text:p>
          </table:table-cell>
          <table:table-cell table:style-name="ce4" office:value-type="string">
            <text:p>Hemo Rage Black Ultra Concentrate, Sucker Punch - 12 Turbo Shot (118ml.)</text:p>
          </table:table-cell>
          <table:table-cell table:style-name="ce4" office:value-type="float" office:value="853237000578">
            <text:p>85323700057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6.17">
            <text:p>16.17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2334">
            <text:p>2334</text:p>
          </table:table-cell>
          <table:table-cell office:value-type="string">
            <text:p>Nutrex</text:p>
          </table:table-cell>
          <table:table-cell office:value-type="string">
            <text:p>Hemo Rage Ultra Concentrated 294g (Bruisin Berry)</text:p>
          </table:table-cell>
          <table:table-cell table:number-columns-repeated="2" office:value-type="float" office:value="16.02">
            <text:p>16.02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334">
            <text:p>2334</text:p>
          </table:table-cell>
          <table:table-cell office:value-type="string">
            <text:p>Nutrex</text:p>
          </table:table-cell>
          <table:table-cell office:value-type="string">
            <text:p>Hemo Rage Black Ultra Concentrate, Bruisin Berry - 259g</text:p>
          </table:table-cell>
          <table:table-cell office:value-type="float" office:value="853237000769">
            <text:p>853237000769</text:p>
          </table:table-cell>
          <table:table-cell office:value-type="float" office:value="91">
            <text:p>91</text:p>
          </table:table-cell>
          <table:table-cell office:value-type="float" office:value="0.32">
            <text:p>0.32</text:p>
          </table:table-cell>
          <table:table-cell office:value-type="float" office:value="10.5">
            <text:p>10.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336">
            <text:p>2336</text:p>
          </table:table-cell>
          <table:table-cell office:value-type="string">
            <text:p>Nutrex</text:p>
          </table:table-cell>
          <table:table-cell office:value-type="string">
            <text:p>Hemo Rage Ultra Concentrated 294g (Sucker Punch)</text:p>
          </table:table-cell>
          <table:table-cell table:number-columns-repeated="2" office:value-type="float" office:value="16.02">
            <text:p>16.02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336">
            <text:p>2336</text:p>
          </table:table-cell>
          <table:table-cell office:value-type="string">
            <text:p>Nutrex</text:p>
          </table:table-cell>
          <table:table-cell office:value-type="string">
            <text:p>Hemo Rage Black Ultra Concentrate, Sucker Punch - 252g</text:p>
          </table:table-cell>
          <table:table-cell office:value-type="float" office:value="853237000776">
            <text:p>853237000776</text:p>
          </table:table-cell>
          <table:table-cell office:value-type="float" office:value="101">
            <text:p>101</text:p>
          </table:table-cell>
          <table:table-cell office:value-type="float" office:value="0.32">
            <text:p>0.32</text:p>
          </table:table-cell>
          <table:table-cell office:value-type="float" office:value="10.56">
            <text:p>10.5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192">
            <text:p>9192</text:p>
          </table:table-cell>
          <table:table-cell office:value-type="string">
            <text:p>Nutrex</text:p>
          </table:table-cell>
          <table:table-cell office:value-type="string">
            <text:p>Lipo-6 Cla 45 Caps ()</text:p>
          </table:table-cell>
          <table:table-cell office:value-type="float" office:value="3.34">
            <text:p>3.3400</text:p>
          </table:table-cell>
          <table:table-cell office:value-type="float" office:value="3.336">
            <text:p>3.33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192">
            <text:p>9192</text:p>
          </table:table-cell>
          <table:table-cell office:value-type="string">
            <text:p>Nutrex</text:p>
          </table:table-cell>
          <table:table-cell office:value-type="string">
            <text:p>Lipo-6 CLA - 45 softgels</text:p>
          </table:table-cell>
          <table:table-cell office:value-type="float" office:value="853237000202">
            <text:p>853237000202</text:p>
          </table:table-cell>
          <table:table-cell office:value-type="float" office:value="1">
            <text:p>1</text:p>
          </table:table-cell>
          <table:table-cell office:value-type="float" office:value="0.105">
            <text:p>0.105</text:p>
          </table:table-cell>
          <table:table-cell office:value-type="float" office:value="2.54">
            <text:p>2.5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190">
            <text:p>9190</text:p>
          </table:table-cell>
          <table:table-cell office:value-type="string">
            <text:p>Nutrex</text:p>
          </table:table-cell>
          <table:table-cell office:value-type="string">
            <text:p>Lipo-6 Unlimited 120 Caps ()</text:p>
          </table:table-cell>
          <table:table-cell office:value-type="float" office:value="16.33">
            <text:p>16.3300</text:p>
          </table:table-cell>
          <table:table-cell office:value-type="float" office:value="16.332">
            <text:p>16.33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190">
            <text:p>9190</text:p>
          </table:table-cell>
          <table:table-cell office:value-type="string">
            <text:p>Nutrex</text:p>
          </table:table-cell>
          <table:table-cell office:value-type="string">
            <text:p>Lipo-6 Unlimited - 120 liquid capsules</text:p>
          </table:table-cell>
          <table:table-cell office:value-type="float" office:value="853237000820">
            <text:p>853237000820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14.51">
            <text:p>14.51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Nutrex</text:p>
          </table:table-cell>
          <table:table-cell table:style-name="ce3" office:value-type="string">
            <text:p>Lipo-6 Unlimited Powder 150g (Fruit Punch)</text:p>
          </table:table-cell>
          <table:table-cell table:style-name="ce8" office:value-type="float" office:value="20.72">
            <text:p>20.7200</text:p>
          </table:table-cell>
          <table:table-cell table:style-name="ce8" office:value-type="float" office:value="20.722">
            <text:p>20.7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Nutrex</text:p>
          </table:table-cell>
          <table:table-cell table:style-name="ce3" office:value-type="string">
            <text:p>Lipo-6 Unlimited Powder 150g (Green Apple)</text:p>
          </table:table-cell>
          <table:table-cell table:style-name="ce8" office:value-type="float" office:value="20.72">
            <text:p>20.7200</text:p>
          </table:table-cell>
          <table:table-cell table:style-name="ce8" office:value-type="float" office:value="20.722">
            <text:p>20.7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9186">
            <text:p>9186</text:p>
          </table:table-cell>
          <table:table-cell table:style-name="ce4" office:value-type="string">
            <text:p>9186 nieaktywne</text:p>
          </table:table-cell>
          <table:table-cell table:style-name="ce4" office:value-type="string">
            <text:p>Nutrex</text:p>
          </table:table-cell>
          <table:table-cell table:style-name="ce4" office:value-type="string">
            <text:p>Lipo6 120 Ct ()</text:p>
          </table:table-cell>
          <table:table-cell table:style-name="ce9" office:value-type="float" office:value="16.34">
            <text:p>16.3400</text:p>
          </table:table-cell>
          <table:table-cell table:style-name="ce9" office:value-type="float" office:value="16.338">
            <text:p>16.338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186">
            <text:p>9186</text:p>
          </table:table-cell>
          <table:table-cell table:style-name="ce4" office:value-type="string">
            <text:p>Nutrex</text:p>
          </table:table-cell>
          <table:table-cell table:style-name="ce4" office:value-type="string">
            <text:p>Lipo 6 - 120 liqui-cap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16">
            <text:p>0.16</text:p>
          </table:table-cell>
          <table:table-cell table:style-name="ce4" office:value-type="float" office:value="12.6">
            <text:p>12.6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9187">
            <text:p>9187</text:p>
          </table:table-cell>
          <table:table-cell office:value-type="string">
            <text:p>Nutrex</text:p>
          </table:table-cell>
          <table:table-cell office:value-type="string">
            <text:p>Lipo6 Black 120 Ct (Black)</text:p>
          </table:table-cell>
          <table:table-cell office:value-type="float" office:value="16.7">
            <text:p>16.7000</text:p>
          </table:table-cell>
          <table:table-cell office:value-type="float" office:value="16.698">
            <text:p>16.69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187">
            <text:p>9187</text:p>
          </table:table-cell>
          <table:table-cell office:value-type="string">
            <text:p>Nutrex</text:p>
          </table:table-cell>
          <table:table-cell office:value-type="string">
            <text:p>Lipo-6 Black - 120 liquid caps</text:p>
          </table:table-cell>
          <table:table-cell office:value-type="float" office:value="853237000356">
            <text:p>853237000356</text:p>
          </table:table-cell>
          <table:table-cell office:value-type="float" office:value="591">
            <text:p>591</text:p>
          </table:table-cell>
          <table:table-cell office:value-type="float" office:value="0.14">
            <text:p>0.14</text:p>
          </table:table-cell>
          <table:table-cell office:value-type="float" office:value="13.3">
            <text:p>13.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209">
            <text:p>3209</text:p>
          </table:table-cell>
          <table:table-cell office:value-type="string">
            <text:p>Nutrex</text:p>
          </table:table-cell>
          <table:table-cell office:value-type="string">
            <text:p>Muscle Infusion 2.2Kg (Chocolate)</text:p>
          </table:table-cell>
          <table:table-cell office:value-type="float" office:value="29.29">
            <text:p>29.2900</text:p>
          </table:table-cell>
          <table:table-cell office:value-type="float" office:value="29.286">
            <text:p>29.28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209">
            <text:p>3209</text:p>
          </table:table-cell>
          <table:table-cell office:value-type="string">
            <text:p>Nutrex</text:p>
          </table:table-cell>
          <table:table-cell office:value-type="string">
            <text:p>Muscle Infusion Black, Chocolate Monste - 2270g</text:p>
          </table:table-cell>
          <table:table-cell office:value-type="float" office:value="853237001667">
            <text:p>853237001667</text:p>
          </table:table-cell>
          <table:table-cell office:value-type="float" office:value="15">
            <text:p>15</text:p>
          </table:table-cell>
          <table:table-cell office:value-type="float" office:value="2.53">
            <text:p>2.53</text:p>
          </table:table-cell>
          <table:table-cell office:value-type="float" office:value="22.99">
            <text:p>22.9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206">
            <text:p>2206</text:p>
          </table:table-cell>
          <table:table-cell office:value-type="string">
            <text:p>Nutrex</text:p>
          </table:table-cell>
          <table:table-cell office:value-type="string">
            <text:p>Muscle Infusion 2.2Kg (Cookies And Cream)</text:p>
          </table:table-cell>
          <table:table-cell office:value-type="float" office:value="29.29">
            <text:p>29.2900</text:p>
          </table:table-cell>
          <table:table-cell office:value-type="float" office:value="29.286">
            <text:p>29.28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206">
            <text:p>2206</text:p>
          </table:table-cell>
          <table:table-cell office:value-type="string">
            <text:p>Nutrex</text:p>
          </table:table-cell>
          <table:table-cell office:value-type="string">
            <text:p>Muscle Infusion Black, Cookies Madness - 2270g</text:p>
          </table:table-cell>
          <table:table-cell office:value-type="float" office:value="853237001681">
            <text:p>853237001681</text:p>
          </table:table-cell>
          <table:table-cell office:value-type="float" office:value="14">
            <text:p>14</text:p>
          </table:table-cell>
          <table:table-cell office:value-type="float" office:value="2.53">
            <text:p>2.53</text:p>
          </table:table-cell>
          <table:table-cell office:value-type="float" office:value="22.99">
            <text:p>22.9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48">
            <text:p>2148</text:p>
          </table:table-cell>
          <table:table-cell office:value-type="string">
            <text:p>Nutrex</text:p>
          </table:table-cell>
          <table:table-cell office:value-type="string">
            <text:p>T-Up 151 Ct (Black)</text:p>
          </table:table-cell>
          <table:table-cell office:value-type="float" office:value="16.73">
            <text:p>16.7300</text:p>
          </table:table-cell>
          <table:table-cell office:value-type="float" office:value="16.728">
            <text:p>16.72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48">
            <text:p>2148</text:p>
          </table:table-cell>
          <table:table-cell office:value-type="string">
            <text:p>Nutrex</text:p>
          </table:table-cell>
          <table:table-cell office:value-type="string">
            <text:p>T-Up Black - 150 caps</text:p>
          </table:table-cell>
          <table:table-cell office:value-type="float" office:value="853237001803">
            <text:p>853237001803</text:p>
          </table:table-cell>
          <table:table-cell office:value-type="float" office:value="88">
            <text:p>88</text:p>
          </table:table-cell>
          <table:table-cell office:value-type="float" office:value="0.265">
            <text:p>0.265</text:p>
          </table:table-cell>
          <table:table-cell office:value-type="float" office:value="10.73">
            <text:p>10.73</text:p>
          </table:table-cell>
          <table:table-cell table:number-columns-repeated="1008"/>
        </table:table-row>
        <table:table-row table:style-name="ro1">
          <table:table-cell table:style-name="ce4" office:value-type="float" office:value="9507">
            <text:p>9507</text:p>
          </table:table-cell>
          <table:table-cell table:style-name="ce4" office:value-type="string">
            <text:p>9507 nieaktywne</text:p>
          </table:table-cell>
          <table:table-cell table:style-name="ce4" office:value-type="string">
            <text:p>Nuts N More</text:p>
          </table:table-cell>
          <table:table-cell table:style-name="ce4" office:value-type="string">
            <text:p>Almond Butter 454g (Chocolate Coconut)</text:p>
          </table:table-cell>
          <table:table-cell table:style-name="ce9" office:value-type="float" office:value="6.99">
            <text:p>6.9900</text:p>
          </table:table-cell>
          <table:table-cell table:style-name="ce9" office:value-type="float" office:value="6.993">
            <text:p>6.9930</text:p>
          </table:table-cell>
          <table:table-cell table:style-name="ce4" office:value-type="string">
            <text:p>Z</text:p>
          </table:table-cell>
          <table:table-cell table:style-name="ce4"/>
          <table:table-cell/>
          <table:table-cell table:style-name="ce4" office:value-type="float" office:value="9507">
            <text:p>9507</text:p>
          </table:table-cell>
          <table:table-cell table:style-name="ce4" office:value-type="string">
            <text:p>Nuts 'n More</text:p>
          </table:table-cell>
          <table:table-cell table:style-name="ce4" office:value-type="string">
            <text:p>Chocolate Coconut Almond Butter - 454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52">
            <text:p>0.52</text:p>
          </table:table-cell>
          <table:table-cell table:style-name="ce4" office:value-type="float" office:value="5.62">
            <text:p>5.62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9506">
            <text:p>9506</text:p>
          </table:table-cell>
          <table:table-cell office:value-type="string">
            <text:p>Nuts N More</text:p>
          </table:table-cell>
          <table:table-cell office:value-type="string">
            <text:p>Almond Butter 454g (Chocolate)</text:p>
          </table:table-cell>
          <table:table-cell office:value-type="float" office:value="6.99">
            <text:p>6.9900</text:p>
          </table:table-cell>
          <table:table-cell office:value-type="float" office:value="6.993">
            <text:p>6.993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506">
            <text:p>9506</text:p>
          </table:table-cell>
          <table:table-cell office:value-type="string">
            <text:p>Nuts 'n More</text:p>
          </table:table-cell>
          <table:table-cell office:value-type="string">
            <text:p>Chocolate Almond Butter - 454g</text:p>
          </table:table-cell>
          <table:table-cell office:value-type="float" office:value="609456851268">
            <text:p>609456851268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6.26">
            <text:p>6.2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509">
            <text:p>9509</text:p>
          </table:table-cell>
          <table:table-cell office:value-type="string">
            <text:p>Nuts N More</text:p>
          </table:table-cell>
          <table:table-cell office:value-type="string">
            <text:p>Almond Butter 454g (Cinnamon Raisin)</text:p>
          </table:table-cell>
          <table:table-cell office:value-type="float" office:value="6.99">
            <text:p>6.9900</text:p>
          </table:table-cell>
          <table:table-cell office:value-type="float" office:value="6.993">
            <text:p>6.993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509">
            <text:p>9509</text:p>
          </table:table-cell>
          <table:table-cell office:value-type="string">
            <text:p>Nuts 'n More</text:p>
          </table:table-cell>
          <table:table-cell office:value-type="string">
            <text:p>Cinnamon Raisin Almond Butter - 448g</text:p>
          </table:table-cell>
          <table:table-cell office:value-type="float" office:value="700220626980">
            <text:p>700220626980</text:p>
          </table:table-cell>
          <table:table-cell office:value-type="float" office:value="42">
            <text:p>42</text:p>
          </table:table-cell>
          <table:table-cell office:value-type="float" office:value="0.61">
            <text:p>0.61</text:p>
          </table:table-cell>
          <table:table-cell office:value-type="float" office:value="6.34">
            <text:p>6.3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95">
            <text:p>9495</text:p>
          </table:table-cell>
          <table:table-cell office:value-type="string">
            <text:p>Nuts N More</text:p>
          </table:table-cell>
          <table:table-cell office:value-type="string">
            <text:p>Almond Butter 454g (Original)</text:p>
          </table:table-cell>
          <table:table-cell office:value-type="float" office:value="6.99">
            <text:p>6.9900</text:p>
          </table:table-cell>
          <table:table-cell office:value-type="float" office:value="6.993">
            <text:p>6.993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495">
            <text:p>9495</text:p>
          </table:table-cell>
          <table:table-cell office:value-type="string">
            <text:p>Nuts 'n More</text:p>
          </table:table-cell>
          <table:table-cell office:value-type="string">
            <text:p>Almond Butter - 448g</text:p>
          </table:table-cell>
          <table:table-cell office:value-type="float" office:value="609456771535">
            <text:p>609456771535</text:p>
          </table:table-cell>
          <table:table-cell office:value-type="float" office:value="50">
            <text:p>50</text:p>
          </table:table-cell>
          <table:table-cell office:value-type="float" office:value="0.52">
            <text:p>0.52</text:p>
          </table:table-cell>
          <table:table-cell office:value-type="float" office:value="6.23">
            <text:p>6.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508">
            <text:p>9508</text:p>
          </table:table-cell>
          <table:table-cell office:value-type="string">
            <text:p>Nuts N More</text:p>
          </table:table-cell>
          <table:table-cell office:value-type="string">
            <text:p>Peanut Butter 544g (Chocolate)</text:p>
          </table:table-cell>
          <table:table-cell office:value-type="float" office:value="5.8">
            <text:p>5.8000</text:p>
          </table:table-cell>
          <table:table-cell office:value-type="float" office:value="5.803">
            <text:p>5.803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508">
            <text:p>9508</text:p>
          </table:table-cell>
          <table:table-cell office:value-type="string">
            <text:p>Nuts 'n More</text:p>
          </table:table-cell>
          <table:table-cell office:value-type="string">
            <text:p>Chocolate Peanut Butter - 454g</text:p>
          </table:table-cell>
          <table:table-cell office:value-type="float" office:value="700112804038">
            <text:p>700112804038</text:p>
          </table:table-cell>
          <table:table-cell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4.84">
            <text:p>4.8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511">
            <text:p>9511</text:p>
          </table:table-cell>
          <table:table-cell office:value-type="string">
            <text:p>Nuts N More</text:p>
          </table:table-cell>
          <table:table-cell office:value-type="string">
            <text:p>Peanut Butter 544g (Original)</text:p>
          </table:table-cell>
          <table:table-cell office:value-type="float" office:value="5.222">
            <text:p>5.2220</text:p>
          </table:table-cell>
          <table:table-cell office:value-type="float" office:value="5.803">
            <text:p>5.8030</text:p>
          </table:table-cell>
          <table:table-cell office:value-type="string">
            <text:p>Z</text:p>
          </table:table-cell>
          <table:table-cell office:value-type="string">
            <text:p>EXTRA 10% OFF (original peanut only)</text:p>
          </table:table-cell>
          <table:table-cell/>
          <table:table-cell office:value-type="float" office:value="9511">
            <text:p>9511</text:p>
          </table:table-cell>
          <table:table-cell office:value-type="string">
            <text:p>Nuts 'n More</text:p>
          </table:table-cell>
          <table:table-cell office:value-type="string">
            <text:p>Peanut Butter - 454g</text:p>
          </table:table-cell>
          <table:table-cell office:value-type="float" office:value="609132002427">
            <text:p>609132002427</text:p>
          </table:table-cell>
          <table:table-cell office:value-type="float" office:value="69">
            <text:p>69</text:p>
          </table:table-cell>
          <table:table-cell office:value-type="float" office:value="0.55">
            <text:p>0.55</text:p>
          </table:table-cell>
          <table:table-cell office:value-type="float" office:value="4.86">
            <text:p>4.8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776">
            <text:p>20776</text:p>
          </table:table-cell>
          <table:table-cell office:value-type="string">
            <text:p>Nuts N More</text:p>
          </table:table-cell>
          <table:table-cell office:value-type="string">
            <text:p>Peanut Butter 544g (Pumpkin Spice)</text:p>
          </table:table-cell>
          <table:table-cell office:value-type="float" office:value="5.8">
            <text:p>5.8000</text:p>
          </table:table-cell>
          <table:table-cell office:value-type="float" office:value="5.803">
            <text:p>5.803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20776">
            <text:p>20776</text:p>
          </table:table-cell>
          <table:table-cell office:value-type="string">
            <text:p>Nuts 'n More</text:p>
          </table:table-cell>
          <table:table-cell office:value-type="string">
            <text:p>Pumpkin Spice Peanut Butter - 454g</text:p>
          </table:table-cell>
          <table:table-cell office:value-type="float" office:value="799975980454">
            <text:p>799975980454</text:p>
          </table:table-cell>
          <table:table-cell office:value-type="float" office:value="72">
            <text:p>72</text:p>
          </table:table-cell>
          <table:table-cell office:value-type="float" office:value="0.505">
            <text:p>0.505</text:p>
          </table:table-cell>
          <table:table-cell office:value-type="float" office:value="4.76">
            <text:p>4.7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510">
            <text:p>9510</text:p>
          </table:table-cell>
          <table:table-cell office:value-type="string">
            <text:p>Nuts N More</text:p>
          </table:table-cell>
          <table:table-cell office:value-type="string">
            <text:p>Peanut Butter 544g (Toffee)</text:p>
          </table:table-cell>
          <table:table-cell office:value-type="float" office:value="5.8">
            <text:p>5.8000</text:p>
          </table:table-cell>
          <table:table-cell office:value-type="float" office:value="5.803">
            <text:p>5.803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510">
            <text:p>9510</text:p>
          </table:table-cell>
          <table:table-cell office:value-type="string">
            <text:p>Nuts 'n More</text:p>
          </table:table-cell>
          <table:table-cell office:value-type="string">
            <text:p>Toffee Peanut Butter Crunch - 454g</text:p>
          </table:table-cell>
          <table:table-cell office:value-type="float" office:value="700465735706">
            <text:p>700465735706</text:p>
          </table:table-cell>
          <table:table-cell office:value-type="float" office:value="81">
            <text:p>81</text:p>
          </table:table-cell>
          <table:table-cell office:value-type="float" office:value="0.57">
            <text:p>0.57</text:p>
          </table:table-cell>
          <table:table-cell office:value-type="float" office:value="4.88">
            <text:p>4.8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76">
            <text:p>1276</text:p>
          </table:table-cell>
          <table:table-cell office:value-type="string">
            <text:p>Optimum Nutrition</text:p>
          </table:table-cell>
          <table:table-cell office:value-type="string">
            <text:p>2:1:1 Recovery 1.8Kg (Chocolate)</text:p>
          </table:table-cell>
          <table:table-cell office:value-type="float" office:value="26.85">
            <text:p>26.8500</text:p>
          </table:table-cell>
          <table:table-cell office:value-type="float" office:value="26.854">
            <text:p>26.85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276">
            <text:p>1276</text:p>
          </table:table-cell>
          <table:table-cell office:value-type="string">
            <text:p>Optimum Nutrition</text:p>
          </table:table-cell>
          <table:table-cell office:value-type="string">
            <text:p>2:1:1 Recovery, Colossal Chocolate - 1690g</text:p>
          </table:table-cell>
          <table:table-cell office:value-type="float" office:value="5060245600255">
            <text:p>5060245600255</text:p>
          </table:table-cell>
          <table:table-cell office:value-type="float" office:value="37">
            <text:p>37</text:p>
          </table:table-cell>
          <table:table-cell office:value-type="float" office:value="1.89">
            <text:p>1.89</text:p>
          </table:table-cell>
          <table:table-cell office:value-type="float" office:value="20.13">
            <text:p>20.1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171">
            <text:p>3171</text:p>
          </table:table-cell>
          <table:table-cell office:value-type="string">
            <text:p>Optimum Nutrition</text:p>
          </table:table-cell>
          <table:table-cell office:value-type="string">
            <text:p>2:1:1 Recovery 1.8Kg (Vanilla Ice Cream)</text:p>
          </table:table-cell>
          <table:table-cell office:value-type="float" office:value="26.85">
            <text:p>26.8500</text:p>
          </table:table-cell>
          <table:table-cell office:value-type="float" office:value="26.854">
            <text:p>26.85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171">
            <text:p>3171</text:p>
          </table:table-cell>
          <table:table-cell office:value-type="string">
            <text:p>Optimum Nutrition</text:p>
          </table:table-cell>
          <table:table-cell office:value-type="string">
            <text:p>2:1:1 Recovery, Very Vanilla - 1690g</text:p>
          </table:table-cell>
          <table:table-cell office:value-type="float" office:value="5060245600262">
            <text:p>5060245600262</text:p>
          </table:table-cell>
          <table:table-cell office:value-type="float" office:value="48">
            <text:p>48</text:p>
          </table:table-cell>
          <table:table-cell office:value-type="float" office:value="1.89">
            <text:p>1.89</text:p>
          </table:table-cell>
          <table:table-cell office:value-type="float" office:value="20.13">
            <text:p>20.13</text:p>
          </table:table-cell>
          <table:table-cell table:number-columns-repeated="1008"/>
        </table:table-row>
        <table:table-row table:style-name="ro1">
          <table:table-cell table:style-name="ce4" office:value-type="float" office:value="2802">
            <text:p>2802</text:p>
          </table:table-cell>
          <table:table-cell table:style-name="ce4" office:value-type="string">
            <text:p>2802 nieaktywne</text:p>
          </table:table-cell>
          <table:table-cell table:style-name="ce4" office:value-type="string">
            <text:p>Optimum Nutrition</text:p>
          </table:table-cell>
          <table:table-cell table:style-name="ce4" office:value-type="string">
            <text:p>Amino Chewable 100 Tablets (Lemonade)</text:p>
          </table:table-cell>
          <table:table-cell table:style-name="ce9" office:value-type="float" office:value="15.7">
            <text:p>15.7000</text:p>
          </table:table-cell>
          <table:table-cell table:style-name="ce9" office:value-type="float" office:value="15.695">
            <text:p>15.695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2802">
            <text:p>2802</text:p>
          </table:table-cell>
          <table:table-cell table:style-name="ce4" office:value-type="string">
            <text:p>Optimum Nutrition</text:p>
          </table:table-cell>
          <table:table-cell table:style-name="ce4" office:value-type="string">
            <text:p>Amino Chewables, Lemonade - 100 chews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.45">
            <text:p>2.45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2801">
            <text:p>2801</text:p>
          </table:table-cell>
          <table:table-cell table:style-name="ce4" office:value-type="string">
            <text:p>2801 nieaktywne</text:p>
          </table:table-cell>
          <table:table-cell table:style-name="ce4" office:value-type="string">
            <text:p>Optimum Nutrition</text:p>
          </table:table-cell>
          <table:table-cell table:style-name="ce4" office:value-type="string">
            <text:p>Amino Chewable 100 Tablets (Wild Berry)</text:p>
          </table:table-cell>
          <table:table-cell table:style-name="ce9" office:value-type="float" office:value="15.7">
            <text:p>15.7000</text:p>
          </table:table-cell>
          <table:table-cell table:style-name="ce9" office:value-type="float" office:value="15.695">
            <text:p>15.695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2801">
            <text:p>2801</text:p>
          </table:table-cell>
          <table:table-cell table:style-name="ce4" office:value-type="string">
            <text:p>Optimum Nutrition</text:p>
          </table:table-cell>
          <table:table-cell table:style-name="ce4" office:value-type="string">
            <text:p>Amino Chewables, Wild Berry - 100 chews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9.68">
            <text:p>9.68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1152">
            <text:p>1152</text:p>
          </table:table-cell>
          <table:table-cell office:value-type="string">
            <text:p>Optimum Nutrition</text:p>
          </table:table-cell>
          <table:table-cell office:value-type="string">
            <text:p>Amino Energy 30 Servings (Blue Rasberry)</text:p>
          </table:table-cell>
          <table:table-cell office:value-type="float" office:value="14.12">
            <text:p>14.1200</text:p>
          </table:table-cell>
          <table:table-cell office:value-type="float" office:value="15.695">
            <text:p>15.695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1152">
            <text:p>1152</text:p>
          </table:table-cell>
          <table:table-cell office:value-type="string">
            <text:p>Optimum Nutrition</text:p>
          </table:table-cell>
          <table:table-cell office:value-type="string">
            <text:p>Essential Amino Energy, Blue Raspberry - 270g</text:p>
          </table:table-cell>
          <table:table-cell office:value-type="float" office:value="748927026825">
            <text:p>74892702682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12.14">
            <text:p>12.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204">
            <text:p>2204</text:p>
          </table:table-cell>
          <table:table-cell office:value-type="string">
            <text:p>Optimum Nutrition</text:p>
          </table:table-cell>
          <table:table-cell office:value-type="string">
            <text:p>Amino Energy 30 Servings (Fruit Fusion)</text:p>
          </table:table-cell>
          <table:table-cell office:value-type="float" office:value="14.12">
            <text:p>14.1200</text:p>
          </table:table-cell>
          <table:table-cell office:value-type="float" office:value="15.695">
            <text:p>15.695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2204">
            <text:p>2204</text:p>
          </table:table-cell>
          <table:table-cell office:value-type="string">
            <text:p>Optimum Nutrition</text:p>
          </table:table-cell>
          <table:table-cell office:value-type="string">
            <text:p>Essential Amino Energy, Fruit Fusion - 270g</text:p>
          </table:table-cell>
          <table:table-cell office:value-type="float" office:value="748927026665">
            <text:p>748927026665</text:p>
          </table:table-cell>
          <table:table-cell office:value-type="float" office:value="25">
            <text:p>25</text:p>
          </table:table-cell>
          <table:table-cell office:value-type="float" office:value="0.35">
            <text:p>0.35</text:p>
          </table:table-cell>
          <table:table-cell office:value-type="float" office:value="12.25">
            <text:p>12.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996">
            <text:p>2996</text:p>
          </table:table-cell>
          <table:table-cell office:value-type="string">
            <text:p>Optimum Nutrition</text:p>
          </table:table-cell>
          <table:table-cell office:value-type="string">
            <text:p>Amino Energy 30 Servings (Orange)</text:p>
          </table:table-cell>
          <table:table-cell office:value-type="float" office:value="14.12">
            <text:p>14.1200</text:p>
          </table:table-cell>
          <table:table-cell office:value-type="float" office:value="15.695">
            <text:p>15.695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2996">
            <text:p>2996</text:p>
          </table:table-cell>
          <table:table-cell office:value-type="string">
            <text:p>Optimum Nutrition</text:p>
          </table:table-cell>
          <table:table-cell office:value-type="string">
            <text:p>Essential Amino Energy, Orange Cooler - 270g</text:p>
          </table:table-cell>
          <table:table-cell office:value-type="float" office:value="748927025255">
            <text:p>748927025255</text:p>
          </table:table-cell>
          <table:table-cell office:value-type="float" office:value="137">
            <text:p>137</text:p>
          </table:table-cell>
          <table:table-cell office:value-type="float" office:value="0.35">
            <text:p>0.35</text:p>
          </table:table-cell>
          <table:table-cell office:value-type="float" office:value="11.85">
            <text:p>11.8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091">
            <text:p>6091</text:p>
          </table:table-cell>
          <table:table-cell office:value-type="string">
            <text:p>Optimum Nutrition</text:p>
          </table:table-cell>
          <table:table-cell office:value-type="string">
            <text:p>Bcaa 200 Caps ()</text:p>
          </table:table-cell>
          <table:table-cell office:value-type="float" office:value="12.39">
            <text:p>12.3900</text:p>
          </table:table-cell>
          <table:table-cell office:value-type="float" office:value="12.387">
            <text:p>12.38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091">
            <text:p>6091</text:p>
          </table:table-cell>
          <table:table-cell office:value-type="string">
            <text:p>Optimum Nutrition</text:p>
          </table:table-cell>
          <table:table-cell office:value-type="string">
            <text:p>BCAA 1000 - 200 caps</text:p>
          </table:table-cell>
          <table:table-cell office:value-type="float" office:value="748927020373">
            <text:p>748927020373</text:p>
          </table:table-cell>
          <table:table-cell office:value-type="float" office:value="0">
            <text:p>0</text:p>
          </table:table-cell>
          <table:table-cell office:value-type="float" office:value="0.205">
            <text:p>0.205</text:p>
          </table:table-cell>
          <table:table-cell office:value-type="float" office:value="9.12">
            <text:p>9.12</text:p>
          </table:table-cell>
          <table:table-cell table:number-columns-repeated="1008"/>
        </table:table-row>
        <table:table-row table:style-name="ro1">
          <table:table-cell table:style-name="ce4" office:value-type="float" office:value="1526">
            <text:p>1526</text:p>
          </table:table-cell>
          <table:table-cell table:style-name="ce4" office:value-type="string">
            <text:p>1526 nieaktywne</text:p>
          </table:table-cell>
          <table:table-cell table:style-name="ce4" office:value-type="string">
            <text:p>Optimum Nutrition</text:p>
          </table:table-cell>
          <table:table-cell table:style-name="ce4" office:value-type="string">
            <text:p>Casein Protein 1000g (Choc Peanut)</text:p>
          </table:table-cell>
          <table:table-cell table:style-name="ce9" office:value-type="float" office:value="23.96">
            <text:p>23.9600</text:p>
          </table:table-cell>
          <table:table-cell table:style-name="ce9" office:value-type="float" office:value="23.961">
            <text:p>23.961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1526">
            <text:p>1526</text:p>
          </table:table-cell>
          <table:table-cell table:style-name="ce4" office:value-type="string">
            <text:p>Optimum Nutrition</text:p>
          </table:table-cell>
          <table:table-cell table:style-name="ce4" office:value-type="string">
            <text:p>100% Casein Protein, Chocolate Peanut Butter - 908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5.99">
            <text:p>15.99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940">
            <text:p>940</text:p>
          </table:table-cell>
          <table:table-cell office:value-type="string">
            <text:p>Optimum Nutrition</text:p>
          </table:table-cell>
          <table:table-cell office:value-type="string">
            <text:p>Casein Protein 1000g (Chocolate)</text:p>
          </table:table-cell>
          <table:table-cell office:value-type="float" office:value="23.96">
            <text:p>23.9600</text:p>
          </table:table-cell>
          <table:table-cell office:value-type="float" office:value="23.961">
            <text:p>23.961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40">
            <text:p>940</text:p>
          </table:table-cell>
          <table:table-cell office:value-type="string">
            <text:p>Optimum Nutrition</text:p>
          </table:table-cell>
          <table:table-cell office:value-type="string">
            <text:p>100% Casein Protein, Chocolate Supreme - 908g</text:p>
          </table:table-cell>
          <table:table-cell office:value-type="float" office:value="748927024234">
            <text:p>748927024234</text:p>
          </table:table-cell>
          <table:table-cell office:value-type="float" office:value="212">
            <text:p>212</text:p>
          </table:table-cell>
          <table:table-cell office:value-type="float" office:value="1.1">
            <text:p>1.1</text:p>
          </table:table-cell>
          <table:table-cell office:value-type="float" office:value="18.71">
            <text:p>18.7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75">
            <text:p>1275</text:p>
          </table:table-cell>
          <table:table-cell office:value-type="string">
            <text:p>Optimum Nutrition</text:p>
          </table:table-cell>
          <table:table-cell office:value-type="string">
            <text:p>Casein Protein 1000g (Cookies And Cream)</text:p>
          </table:table-cell>
          <table:table-cell office:value-type="float" office:value="23.96">
            <text:p>23.9600</text:p>
          </table:table-cell>
          <table:table-cell office:value-type="float" office:value="23.961">
            <text:p>23.961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275">
            <text:p>1275</text:p>
          </table:table-cell>
          <table:table-cell office:value-type="string">
            <text:p>Optimum Nutrition</text:p>
          </table:table-cell>
          <table:table-cell office:value-type="string">
            <text:p>100% Casein Protein, Cookies and Cream - 896g</text:p>
          </table:table-cell>
          <table:table-cell office:value-type="float" office:value="5060245605366">
            <text:p>5060245605366</text:p>
          </table:table-cell>
          <table:table-cell office:value-type="float" office:value="248">
            <text:p>248</text:p>
          </table:table-cell>
          <table:table-cell office:value-type="float" office:value="1.18">
            <text:p>1.18</text:p>
          </table:table-cell>
          <table:table-cell office:value-type="float" office:value="18.58">
            <text:p>18.5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89">
            <text:p>21689</text:p>
          </table:table-cell>
          <table:table-cell office:value-type="string">
            <text:p>Optimum Nutrition</text:p>
          </table:table-cell>
          <table:table-cell office:value-type="string">
            <text:p>Casein Protein 1000g (Strawberry)</text:p>
          </table:table-cell>
          <table:table-cell office:value-type="float" office:value="23.96">
            <text:p>23.9600</text:p>
          </table:table-cell>
          <table:table-cell office:value-type="float" office:value="23.961">
            <text:p>23.961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89">
            <text:p>21689</text:p>
          </table:table-cell>
          <table:table-cell office:value-type="string">
            <text:p>Optimum Nutrition</text:p>
          </table:table-cell>
          <table:table-cell office:value-type="string">
            <text:p>100% Casein Protein, Strawberry Delight - 896g</text:p>
          </table:table-cell>
          <table:table-cell office:value-type="float" office:value="5060245605373">
            <text:p>5060245605373</text:p>
          </table:table-cell>
          <table:table-cell office:value-type="float" office:value="221">
            <text:p>221</text:p>
          </table:table-cell>
          <table:table-cell office:value-type="float" office:value="1.1">
            <text:p>1.1</text:p>
          </table:table-cell>
          <table:table-cell office:value-type="float" office:value="18.55">
            <text:p>18.5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1">
            <text:p>941</text:p>
          </table:table-cell>
          <table:table-cell office:value-type="string">
            <text:p>Optimum Nutrition</text:p>
          </table:table-cell>
          <table:table-cell office:value-type="string">
            <text:p>Casein Protein 1000g (Vanilla)</text:p>
          </table:table-cell>
          <table:table-cell office:value-type="float" office:value="23.96">
            <text:p>23.9600</text:p>
          </table:table-cell>
          <table:table-cell office:value-type="float" office:value="23.961">
            <text:p>23.961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41">
            <text:p>941</text:p>
          </table:table-cell>
          <table:table-cell office:value-type="string">
            <text:p>Optimum Nutrition</text:p>
          </table:table-cell>
          <table:table-cell office:value-type="string">
            <text:p>100% Casein Protein, Creamy Vanilla - 908g</text:p>
          </table:table-cell>
          <table:table-cell office:value-type="float" office:value="748927024197">
            <text:p>748927024197</text:p>
          </table:table-cell>
          <table:table-cell office:value-type="float" office:value="155">
            <text:p>155</text:p>
          </table:table-cell>
          <table:table-cell office:value-type="float" office:value="1.1">
            <text:p>1.1</text:p>
          </table:table-cell>
          <table:table-cell office:value-type="float" office:value="18.66">
            <text:p>18.6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009">
            <text:p>1009</text:p>
          </table:table-cell>
          <table:table-cell office:value-type="string">
            <text:p>Optimum Nutrition</text:p>
          </table:table-cell>
          <table:table-cell office:value-type="string">
            <text:p>Casein Protein 1800g (Banana)</text:p>
          </table:table-cell>
          <table:table-cell office:value-type="float" office:value="39.25">
            <text:p>39.2500</text:p>
          </table:table-cell>
          <table:table-cell office:value-type="float" office:value="39.249">
            <text:p>39.24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009">
            <text:p>1009</text:p>
          </table:table-cell>
          <table:table-cell office:value-type="string">
            <text:p>Optimum Nutrition</text:p>
          </table:table-cell>
          <table:table-cell office:value-type="string">
            <text:p>100% Casein Protein, Banana Cream - 1818g</text:p>
          </table:table-cell>
          <table:table-cell office:value-type="float" office:value="748927024166">
            <text:p>748927024166</text:p>
          </table:table-cell>
          <table:table-cell office:value-type="float" office:value="130">
            <text:p>130</text:p>
          </table:table-cell>
          <table:table-cell office:value-type="float" office:value="2.07">
            <text:p>2.07</text:p>
          </table:table-cell>
          <table:table-cell office:value-type="float" office:value="28.93">
            <text:p>28.9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010">
            <text:p>1010</text:p>
          </table:table-cell>
          <table:table-cell office:value-type="string">
            <text:p>Optimum Nutrition</text:p>
          </table:table-cell>
          <table:table-cell office:value-type="string">
            <text:p>Casein Protein 1800g (Chocolate)</text:p>
          </table:table-cell>
          <table:table-cell office:value-type="float" office:value="39.25">
            <text:p>39.2500</text:p>
          </table:table-cell>
          <table:table-cell office:value-type="float" office:value="39.249">
            <text:p>39.24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010">
            <text:p>1010</text:p>
          </table:table-cell>
          <table:table-cell office:value-type="string">
            <text:p>Optimum Nutrition</text:p>
          </table:table-cell>
          <table:table-cell office:value-type="string">
            <text:p>100% Casein Protein, Chocolate Supreme - 1818g</text:p>
          </table:table-cell>
          <table:table-cell office:value-type="float" office:value="748927024227">
            <text:p>748927024227</text:p>
          </table:table-cell>
          <table:table-cell office:value-type="float" office:value="32">
            <text:p>32</text:p>
          </table:table-cell>
          <table:table-cell office:value-type="float" office:value="2.07">
            <text:p>2.07</text:p>
          </table:table-cell>
          <table:table-cell office:value-type="float" office:value="28.93">
            <text:p>28.9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78">
            <text:p>1278</text:p>
          </table:table-cell>
          <table:table-cell office:value-type="string">
            <text:p>Optimum Nutrition</text:p>
          </table:table-cell>
          <table:table-cell office:value-type="string">
            <text:p>Casein Protein 1800g (Vanilla)</text:p>
          </table:table-cell>
          <table:table-cell office:value-type="float" office:value="39.25">
            <text:p>39.2500</text:p>
          </table:table-cell>
          <table:table-cell office:value-type="float" office:value="39.249">
            <text:p>39.24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278">
            <text:p>1278</text:p>
          </table:table-cell>
          <table:table-cell office:value-type="string">
            <text:p>Optimum Nutrition</text:p>
          </table:table-cell>
          <table:table-cell office:value-type="string">
            <text:p>100% Casein Protein, Creamy Vanilla - 1818g</text:p>
          </table:table-cell>
          <table:table-cell office:value-type="float" office:value="748927024180">
            <text:p>748927024180</text:p>
          </table:table-cell>
          <table:table-cell office:value-type="float" office:value="89">
            <text:p>89</text:p>
          </table:table-cell>
          <table:table-cell office:value-type="float" office:value="2.07">
            <text:p>2.07</text:p>
          </table:table-cell>
          <table:table-cell office:value-type="float" office:value="29.68">
            <text:p>29.6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85">
            <text:p>785</text:p>
          </table:table-cell>
          <table:table-cell office:value-type="string">
            <text:p>Optimum Nutrition</text:p>
          </table:table-cell>
          <table:table-cell office:value-type="string">
            <text:p>Cgt-10 600g (Lemon)</text:p>
          </table:table-cell>
          <table:table-cell office:value-type="float" office:value="12.8">
            <text:p>12.8000</text:p>
          </table:table-cell>
          <table:table-cell office:value-type="float" office:value="12.802">
            <text:p>12.80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85">
            <text:p>785</text:p>
          </table:table-cell>
          <table:table-cell office:value-type="string">
            <text:p>Optimum Nutrition</text:p>
          </table:table-cell>
          <table:table-cell office:value-type="string">
            <text:p>CGT-10, Lemon Lime - 600g</text:p>
          </table:table-cell>
          <table:table-cell office:value-type="float" office:value="748927023206">
            <text:p>748927023206</text:p>
          </table:table-cell>
          <table:table-cell office:value-type="float" office:value="49">
            <text:p>49</text:p>
          </table:table-cell>
          <table:table-cell office:value-type="float" office:value="0.69">
            <text:p>0.69</text:p>
          </table:table-cell>
          <table:table-cell office:value-type="float" office:value="9.73">
            <text:p>9.7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569">
            <text:p>4569</text:p>
          </table:table-cell>
          <table:table-cell office:value-type="string">
            <text:p>Optimum Nutrition</text:p>
          </table:table-cell>
          <table:table-cell office:value-type="string">
            <text:p>Cla 90 Caps ()</text:p>
          </table:table-cell>
          <table:table-cell office:value-type="float" office:value="12.8">
            <text:p>12.8000</text:p>
          </table:table-cell>
          <table:table-cell office:value-type="float" office:value="12.802">
            <text:p>12.80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569">
            <text:p>4569</text:p>
          </table:table-cell>
          <table:table-cell office:value-type="string">
            <text:p>Optimum Nutrition</text:p>
          </table:table-cell>
          <table:table-cell office:value-type="string">
            <text:p>CLA - 90 softgels</text:p>
          </table:table-cell>
          <table:table-cell office:value-type="float" office:value="748927028324">
            <text:p>748927028324</text:p>
          </table:table-cell>
          <table:table-cell office:value-type="float" office:value="117">
            <text:p>117</text:p>
          </table:table-cell>
          <table:table-cell office:value-type="float" office:value="0.17">
            <text:p>0.17</text:p>
          </table:table-cell>
          <table:table-cell office:value-type="float" office:value="9.13">
            <text:p>9.1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112">
            <text:p>9112</text:p>
          </table:table-cell>
          <table:table-cell office:value-type="string">
            <text:p>Optimum Nutrition</text:p>
          </table:table-cell>
          <table:table-cell office:value-type="string">
            <text:p>Complete Protein 2Kg (Chocolate)</text:p>
          </table:table-cell>
          <table:table-cell office:value-type="float" office:value="30.16">
            <text:p>30.1600</text:p>
          </table:table-cell>
          <table:table-cell office:value-type="float" office:value="30.155">
            <text:p>30.15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112">
            <text:p>9112</text:p>
          </table:table-cell>
          <table:table-cell office:value-type="string">
            <text:p>Optimum Nutrition</text:p>
          </table:table-cell>
          <table:table-cell office:value-type="string">
            <text:p>Complete Protein, Chocolate - 2000g</text:p>
          </table:table-cell>
          <table:table-cell office:value-type="float" office:value="5060245601887">
            <text:p>5060245601887</text:p>
          </table:table-cell>
          <table:table-cell office:value-type="float" office:value="37">
            <text:p>37</text:p>
          </table:table-cell>
          <table:table-cell office:value-type="float" office:value="2.26">
            <text:p>2.26</text:p>
          </table:table-cell>
          <table:table-cell office:value-type="float" office:value="20.74">
            <text:p>20.7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113">
            <text:p>9113</text:p>
          </table:table-cell>
          <table:table-cell office:value-type="string">
            <text:p>Optimum Nutrition</text:p>
          </table:table-cell>
          <table:table-cell office:value-type="string">
            <text:p>Complete Protein 2Kg (Vanilla)</text:p>
          </table:table-cell>
          <table:table-cell office:value-type="float" office:value="30.16">
            <text:p>30.1600</text:p>
          </table:table-cell>
          <table:table-cell office:value-type="float" office:value="30.155">
            <text:p>30.15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113">
            <text:p>9113</text:p>
          </table:table-cell>
          <table:table-cell office:value-type="string">
            <text:p>Optimum Nutrition</text:p>
          </table:table-cell>
          <table:table-cell office:value-type="string">
            <text:p>Complete Protein, Vanilla - 2000g</text:p>
          </table:table-cell>
          <table:table-cell office:value-type="float" office:value="5060245601900">
            <text:p>5060245601900</text:p>
          </table:table-cell>
          <table:table-cell office:value-type="float" office:value="44">
            <text:p>44</text:p>
          </table:table-cell>
          <table:table-cell office:value-type="float" office:value="2.26">
            <text:p>2.26</text:p>
          </table:table-cell>
          <table:table-cell office:value-type="float" office:value="20.31">
            <text:p>20.3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30">
            <text:p>130</text:p>
          </table:table-cell>
          <table:table-cell office:value-type="string">
            <text:p>Optimum Nutrition</text:p>
          </table:table-cell>
          <table:table-cell office:value-type="string">
            <text:p>Creatine Powder 300g ()</text:p>
          </table:table-cell>
          <table:table-cell office:value-type="float" office:value="6.61">
            <text:p>6.6100</text:p>
          </table:table-cell>
          <table:table-cell office:value-type="float" office:value="6.6082">
            <text:p>6.6082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30">
            <text:p>130</text:p>
          </table:table-cell>
          <table:table-cell office:value-type="string">
            <text:p>Optimum Nutrition</text:p>
          </table:table-cell>
          <table:table-cell office:value-type="string">
            <text:p>Creatine Powder Micronized - 317g</text:p>
          </table:table-cell>
          <table:table-cell office:value-type="float" office:value="5060245605397">
            <text:p>5060245605397</text:p>
          </table:table-cell>
          <table:table-cell office:value-type="float" office:value="1910">
            <text:p>1910</text:p>
          </table:table-cell>
          <table:table-cell office:value-type="float" office:value="0.4">
            <text:p>0.4</text:p>
          </table:table-cell>
          <table:table-cell office:value-type="float" office:value="2.76">
            <text:p>2.7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571">
            <text:p>4571</text:p>
          </table:table-cell>
          <table:table-cell office:value-type="string">
            <text:p>Optimum Nutrition</text:p>
          </table:table-cell>
          <table:table-cell office:value-type="string">
            <text:p>Fish Oil Softgels 100 Softgels ()</text:p>
          </table:table-cell>
          <table:table-cell office:value-type="float" office:value="6.19">
            <text:p>6.1900</text:p>
          </table:table-cell>
          <table:table-cell office:value-type="float" office:value="6.1938">
            <text:p>6.1938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571">
            <text:p>4571</text:p>
          </table:table-cell>
          <table:table-cell office:value-type="string">
            <text:p>Optimum Nutrition</text:p>
          </table:table-cell>
          <table:table-cell office:value-type="string">
            <text:p>Fish Oil, Enteric Coated - 100 softgels</text:p>
          </table:table-cell>
          <table:table-cell office:value-type="float" office:value="748927029840">
            <text:p>74892702984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93">
            <text:p>4.9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9">
            <text:p>129</text:p>
          </table:table-cell>
          <table:table-cell office:value-type="string">
            <text:p>Optimum Nutrition</text:p>
          </table:table-cell>
          <table:table-cell office:value-type="string">
            <text:p>Glucosamine + Csa 120 Caps ()</text:p>
          </table:table-cell>
          <table:table-cell office:value-type="float" office:value="19.11">
            <text:p>19.1100</text:p>
          </table:table-cell>
          <table:table-cell office:value-type="float" office:value="19.112">
            <text:p>19.11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string">
            <text:p>Optimum Nutrition</text:p>
          </table:table-cell>
          <table:table-cell office:value-type="string">
            <text:p>Glucosamine + CSA, Super Strength - 120 tablets</text:p>
          </table:table-cell>
          <table:table-cell office:value-type="float" office:value="748927022223">
            <text:p>748927022223</text:p>
          </table:table-cell>
          <table:table-cell office:value-type="float" office:value="0">
            <text:p>0</text:p>
          </table:table-cell>
          <table:table-cell office:value-type="float" office:value="0.235">
            <text:p>0.235</text:p>
          </table:table-cell>
          <table:table-cell office:value-type="float" office:value="13.3">
            <text:p>13.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425">
            <text:p>3425</text:p>
          </table:table-cell>
          <table:table-cell office:value-type="string">
            <text:p>Optimum Nutrition</text:p>
          </table:table-cell>
          <table:table-cell office:value-type="string">
            <text:p>Glutamine 600g ()</text:p>
          </table:table-cell>
          <table:table-cell office:value-type="float" office:value="23.96">
            <text:p>23.9600</text:p>
          </table:table-cell>
          <table:table-cell office:value-type="float" office:value="23.961">
            <text:p>23.961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425">
            <text:p>3425</text:p>
          </table:table-cell>
          <table:table-cell office:value-type="string">
            <text:p>Optimum Nutrition</text:p>
          </table:table-cell>
          <table:table-cell office:value-type="string">
            <text:p>Glutamine, Powder - 600g</text:p>
          </table:table-cell>
          <table:table-cell office:value-type="float" office:value="5060245605410">
            <text:p>5060245605410</text:p>
          </table:table-cell>
          <table:table-cell office:value-type="float" office:value="567">
            <text:p>567</text:p>
          </table:table-cell>
          <table:table-cell office:value-type="float" office:value="0.73">
            <text:p>0.73</text:p>
          </table:table-cell>
          <table:table-cell office:value-type="float" office:value="10.71">
            <text:p>10.7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88">
            <text:p>1288</text:p>
          </table:table-cell>
          <table:table-cell office:value-type="string">
            <text:p>Optimum Nutrition</text:p>
          </table:table-cell>
          <table:table-cell office:value-type="string">
            <text:p>Glycomaize 2.2Kg ()</text:p>
          </table:table-cell>
          <table:table-cell office:value-type="float" office:value="14.05">
            <text:p>14.0500</text:p>
          </table:table-cell>
          <table:table-cell office:value-type="float" office:value="14.045">
            <text:p>14.04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288">
            <text:p>1288</text:p>
          </table:table-cell>
          <table:table-cell office:value-type="string">
            <text:p>Optimum Nutrition</text:p>
          </table:table-cell>
          <table:table-cell office:value-type="string">
            <text:p>GlycoMaize, Unflavored - 2000g</text:p>
          </table:table-cell>
          <table:table-cell office:value-type="float" office:value="748927022513">
            <text:p>748927022513</text:p>
          </table:table-cell>
          <table:table-cell office:value-type="float" office:value="208">
            <text:p>208</text:p>
          </table:table-cell>
          <table:table-cell office:value-type="float" office:value="2.28">
            <text:p>2.28</text:p>
          </table:table-cell>
          <table:table-cell office:value-type="float" office:value="10.67">
            <text:p>10.6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321">
            <text:p>1321</text:p>
          </table:table-cell>
          <table:table-cell office:value-type="string">
            <text:p>Optimum Nutrition</text:p>
          </table:table-cell>
          <table:table-cell office:value-type="string">
            <text:p>Gold Standard 100% Egg 909g (Chocolate)</text:p>
          </table:table-cell>
          <table:table-cell office:value-type="float" office:value="20.24">
            <text:p>20.2400</text:p>
          </table:table-cell>
          <table:table-cell office:value-type="float" office:value="20.239">
            <text:p>20.23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321">
            <text:p>1321</text:p>
          </table:table-cell>
          <table:table-cell office:value-type="string">
            <text:p>Optimum Nutrition</text:p>
          </table:table-cell>
          <table:table-cell office:value-type="string">
            <text:p>100% Egg Protein, Rich Chocolate - 910g</text:p>
          </table:table-cell>
          <table:table-cell/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office:value-type="float" office:value="19.02">
            <text:p>19.02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Optimum Nutrition</text:p>
          </table:table-cell>
          <table:table-cell table:style-name="ce3" office:value-type="string">
            <text:p>Gold Standard Pre Workout 24x22g Sachets (Fruit Punch)</text:p>
          </table:table-cell>
          <table:table-cell table:style-name="ce8" office:value-type="float" office:value="10.85">
            <text:p>10.8500</text:p>
          </table:table-cell>
          <table:table-cell table:style-name="ce8" office:value-type="float" office:value="10.853">
            <text:p>10.85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Optimum Nutrition</text:p>
          </table:table-cell>
          <table:table-cell table:style-name="ce3" office:value-type="string">
            <text:p>Gold Standard Pre Workout 24x22g Sachets (Green Apple)</text:p>
          </table:table-cell>
          <table:table-cell table:style-name="ce8" office:value-type="float" office:value="10.85">
            <text:p>10.8500</text:p>
          </table:table-cell>
          <table:table-cell table:style-name="ce8" office:value-type="float" office:value="10.853">
            <text:p>10.85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Optimum Nutrition</text:p>
          </table:table-cell>
          <table:table-cell table:style-name="ce3" office:value-type="string">
            <text:p>Gold Standard Pre Workout 24x22g Sachets (Watermelon)</text:p>
          </table:table-cell>
          <table:table-cell table:style-name="ce8" office:value-type="float" office:value="10.85">
            <text:p>10.8500</text:p>
          </table:table-cell>
          <table:table-cell table:style-name="ce8" office:value-type="float" office:value="10.853">
            <text:p>10.85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1320">
            <text:p>21320</text:p>
          </table:table-cell>
          <table:table-cell office:value-type="string">
            <text:p>Optimum Nutrition</text:p>
          </table:table-cell>
          <table:table-cell office:value-type="string">
            <text:p>Gold Standard Pre Workout 300g (Fruit Punch)</text:p>
          </table:table-cell>
          <table:table-cell office:value-type="float" office:value="12.49">
            <text:p>12.4900</text:p>
          </table:table-cell>
          <table:table-cell office:value-type="float" office:value="13.682">
            <text:p>13.6820</text:p>
          </table:table-cell>
          <table:table-cell office:value-type="string">
            <text:p>V</text:p>
          </table:table-cell>
          <table:table-cell office:value-type="string">
            <text:p>ONLY 12.49 EACH</text:p>
          </table:table-cell>
          <table:table-cell/>
          <table:table-cell office:value-type="float" office:value="21320">
            <text:p>21320</text:p>
          </table:table-cell>
          <table:table-cell office:value-type="string">
            <text:p>Optimum Nutrition</text:p>
          </table:table-cell>
          <table:table-cell office:value-type="string">
            <text:p>Gold Standard Pre-Workout, Fruit Punch - 330g</text:p>
          </table:table-cell>
          <table:table-cell office:value-type="float" office:value="5060245605649">
            <text:p>5060245605649</text:p>
          </table:table-cell>
          <table:table-cell office:value-type="float" office:value="65">
            <text:p>65</text:p>
          </table:table-cell>
          <table:table-cell office:value-type="float" office:value="0.425">
            <text:p>0.425</text:p>
          </table:table-cell>
          <table:table-cell office:value-type="float" office:value="10.32">
            <text:p>10.3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507">
            <text:p>21507</text:p>
          </table:table-cell>
          <table:table-cell office:value-type="string">
            <text:p>Optimum Nutrition</text:p>
          </table:table-cell>
          <table:table-cell office:value-type="string">
            <text:p>Gold Standard Pre Workout 300g (Green Apple)</text:p>
          </table:table-cell>
          <table:table-cell office:value-type="float" office:value="12.49">
            <text:p>12.4900</text:p>
          </table:table-cell>
          <table:table-cell office:value-type="float" office:value="13.682">
            <text:p>13.6820</text:p>
          </table:table-cell>
          <table:table-cell office:value-type="string">
            <text:p>V</text:p>
          </table:table-cell>
          <table:table-cell office:value-type="string">
            <text:p>ONLY 12.49 EACH</text:p>
          </table:table-cell>
          <table:table-cell/>
          <table:table-cell office:value-type="float" office:value="21507">
            <text:p>21507</text:p>
          </table:table-cell>
          <table:table-cell office:value-type="string">
            <text:p>Optimum Nutrition</text:p>
          </table:table-cell>
          <table:table-cell office:value-type="string">
            <text:p>Gold Standard Pre-Workout, Green Apple - 330g</text:p>
          </table:table-cell>
          <table:table-cell office:value-type="float" office:value="5060245605663">
            <text:p>5060245605663</text:p>
          </table:table-cell>
          <table:table-cell office:value-type="float" office:value="189">
            <text:p>189</text:p>
          </table:table-cell>
          <table:table-cell office:value-type="float" office:value="0.42">
            <text:p>0.42</text:p>
          </table:table-cell>
          <table:table-cell office:value-type="float" office:value="10.31">
            <text:p>10.3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321">
            <text:p>21321</text:p>
          </table:table-cell>
          <table:table-cell office:value-type="string">
            <text:p>Optimum Nutrition</text:p>
          </table:table-cell>
          <table:table-cell office:value-type="string">
            <text:p>Gold Standard Pre Workout 300g (Watermelon)</text:p>
          </table:table-cell>
          <table:table-cell office:value-type="float" office:value="12.49">
            <text:p>12.4900</text:p>
          </table:table-cell>
          <table:table-cell office:value-type="float" office:value="13.682">
            <text:p>13.6820</text:p>
          </table:table-cell>
          <table:table-cell office:value-type="string">
            <text:p>V</text:p>
          </table:table-cell>
          <table:table-cell office:value-type="string">
            <text:p>ONLY 12.49 EACH</text:p>
          </table:table-cell>
          <table:table-cell/>
          <table:table-cell office:value-type="float" office:value="21321">
            <text:p>21321</text:p>
          </table:table-cell>
          <table:table-cell office:value-type="string">
            <text:p>Optimum Nutrition</text:p>
          </table:table-cell>
          <table:table-cell office:value-type="string">
            <text:p>Gold Standard Pre-Workout, Watermelon - 330g</text:p>
          </table:table-cell>
          <table:table-cell office:value-type="float" office:value="5060245605656">
            <text:p>5060245605656</text:p>
          </table:table-cell>
          <table:table-cell office:value-type="float" office:value="249">
            <text:p>249</text:p>
          </table:table-cell>
          <table:table-cell office:value-type="float" office:value="0.425">
            <text:p>0.425</text:p>
          </table:table-cell>
          <table:table-cell office:value-type="float" office:value="10.31">
            <text:p>10.3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84">
            <text:p>784</text:p>
          </table:table-cell>
          <table:table-cell office:value-type="string">
            <text:p>Optimum Nutrition</text:p>
          </table:table-cell>
          <table:table-cell office:value-type="string">
            <text:p>L Glutamine 240 Caps ()</text:p>
          </table:table-cell>
          <table:table-cell office:value-type="float" office:value="15.33">
            <text:p>15.3300</text:p>
          </table:table-cell>
          <table:table-cell office:value-type="float" office:value="15.328">
            <text:p>15.32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84">
            <text:p>784</text:p>
          </table:table-cell>
          <table:table-cell office:value-type="string">
            <text:p>Optimum Nutrition</text:p>
          </table:table-cell>
          <table:table-cell office:value-type="string">
            <text:p>Glutamine, Caps - 240 caps</text:p>
          </table:table-cell>
          <table:table-cell office:value-type="float" office:value="748927025859">
            <text:p>748927025859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10.68">
            <text:p>10.6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869">
            <text:p>8869</text:p>
          </table:table-cell>
          <table:table-cell office:value-type="string">
            <text:p>Optimum Nutrition</text:p>
          </table:table-cell>
          <table:table-cell office:value-type="string">
            <text:p>L-Carnitine 12 Shots (Lemon)</text:p>
          </table:table-cell>
          <table:table-cell office:value-type="float" office:value="10.45">
            <text:p>10.4500</text:p>
          </table:table-cell>
          <table:table-cell office:value-type="float" office:value="10.448">
            <text:p>10.44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869">
            <text:p>8869</text:p>
          </table:table-cell>
          <table:table-cell office:value-type="string">
            <text:p>Optimum Nutrition</text:p>
          </table:table-cell>
          <table:table-cell office:value-type="string">
            <text:p>L-Carnitine Shot, Lemon - 12 shots</text:p>
          </table:table-cell>
          <table:table-cell office:value-type="float" office:value="5060245601337">
            <text:p>5060245601337</text:p>
          </table:table-cell>
          <table:table-cell office:value-type="float" office:value="17">
            <text:p>17</text:p>
          </table:table-cell>
          <table:table-cell office:value-type="float" office:value="0.93">
            <text:p>0.93</text:p>
          </table:table-cell>
          <table:table-cell office:value-type="float" office:value="9.39">
            <text:p>9.3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870">
            <text:p>8870</text:p>
          </table:table-cell>
          <table:table-cell office:value-type="string">
            <text:p>Optimum Nutrition</text:p>
          </table:table-cell>
          <table:table-cell office:value-type="string">
            <text:p>L-Carnitine 12 Shots (Orange)</text:p>
          </table:table-cell>
          <table:table-cell office:value-type="float" office:value="10.45">
            <text:p>10.4500</text:p>
          </table:table-cell>
          <table:table-cell office:value-type="float" office:value="10.448">
            <text:p>10.44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870">
            <text:p>8870</text:p>
          </table:table-cell>
          <table:table-cell office:value-type="string">
            <text:p>Optimum Nutrition</text:p>
          </table:table-cell>
          <table:table-cell office:value-type="string">
            <text:p>L-Carnitine Shot, Orange - 12 shots</text:p>
          </table:table-cell>
          <table:table-cell office:value-type="float" office:value="5060245601344">
            <text:p>5060245601344</text:p>
          </table:table-cell>
          <table:table-cell office:value-type="float" office:value="6">
            <text:p>6</text:p>
          </table:table-cell>
          <table:table-cell office:value-type="float" office:value="0.93">
            <text:p>0.93</text:p>
          </table:table-cell>
          <table:table-cell office:value-type="float" office:value="9.39">
            <text:p>9.3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70">
            <text:p>2170</text:p>
          </table:table-cell>
          <table:table-cell office:value-type="string">
            <text:p>Optimum Nutrition</text:p>
          </table:table-cell>
          <table:table-cell office:value-type="string">
            <text:p>L-Carnitine 60 Caps ()</text:p>
          </table:table-cell>
          <table:table-cell office:value-type="float" office:value="14.79">
            <text:p>14.7900</text:p>
          </table:table-cell>
          <table:table-cell office:value-type="float" office:value="14.792">
            <text:p>14.79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70">
            <text:p>2170</text:p>
          </table:table-cell>
          <table:table-cell office:value-type="string">
            <text:p>Optimum Nutrition</text:p>
          </table:table-cell>
          <table:table-cell office:value-type="string">
            <text:p>L-Carnitine, 500mg - 60 tablets</text:p>
          </table:table-cell>
          <table:table-cell office:value-type="float" office:value="748927021912">
            <text:p>748927021912</text:p>
          </table:table-cell>
          <table:table-cell office:value-type="float" office:value="30">
            <text:p>30</text:p>
          </table:table-cell>
          <table:table-cell office:value-type="float" office:value="0.11">
            <text:p>0.11</text:p>
          </table:table-cell>
          <table:table-cell office:value-type="float" office:value="9.89">
            <text:p>9.8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866">
            <text:p>8866</text:p>
          </table:table-cell>
          <table:table-cell office:value-type="string">
            <text:p>Optimum Nutrition</text:p>
          </table:table-cell>
          <table:table-cell office:value-type="string">
            <text:p>Lean Whey 930g (Chocolate)</text:p>
          </table:table-cell>
          <table:table-cell office:value-type="float" office:value="19.82">
            <text:p>19.8200</text:p>
          </table:table-cell>
          <table:table-cell office:value-type="float" office:value="19.824">
            <text:p>19.82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8866">
            <text:p>8866</text:p>
          </table:table-cell>
          <table:table-cell office:value-type="string">
            <text:p>Optimum Nutrition</text:p>
          </table:table-cell>
          <table:table-cell office:value-type="string">
            <text:p>Lean Whey, Chocolate Milkshake - 930g</text:p>
          </table:table-cell>
          <table:table-cell office:value-type="float" office:value="5060245601962">
            <text:p>5060245601962</text:p>
          </table:table-cell>
          <table:table-cell office:value-type="float" office:value="15">
            <text:p>15</text:p>
          </table:table-cell>
          <table:table-cell office:value-type="float" office:value="0.97">
            <text:p>0.97</text:p>
          </table:table-cell>
          <table:table-cell office:value-type="float" office:value="14.28">
            <text:p>14.2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867">
            <text:p>8867</text:p>
          </table:table-cell>
          <table:table-cell office:value-type="string">
            <text:p>Optimum Nutrition</text:p>
          </table:table-cell>
          <table:table-cell office:value-type="string">
            <text:p>Lean Whey 930g (Strawberry)</text:p>
          </table:table-cell>
          <table:table-cell office:value-type="float" office:value="19.82">
            <text:p>19.8200</text:p>
          </table:table-cell>
          <table:table-cell office:value-type="float" office:value="19.824">
            <text:p>19.82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8867">
            <text:p>8867</text:p>
          </table:table-cell>
          <table:table-cell office:value-type="string">
            <text:p>Optimum Nutrition</text:p>
          </table:table-cell>
          <table:table-cell office:value-type="string">
            <text:p>Lean Whey, Strawberry Milkshake - 930g</text:p>
          </table:table-cell>
          <table:table-cell office:value-type="float" office:value="5060245601979">
            <text:p>5060245601979</text:p>
          </table:table-cell>
          <table:table-cell office:value-type="float" office:value="32">
            <text:p>32</text:p>
          </table:table-cell>
          <table:table-cell office:value-type="float" office:value="0.97">
            <text:p>0.97</text:p>
          </table:table-cell>
          <table:table-cell office:value-type="float" office:value="14.26">
            <text:p>14.2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868">
            <text:p>8868</text:p>
          </table:table-cell>
          <table:table-cell office:value-type="string">
            <text:p>Optimum Nutrition</text:p>
          </table:table-cell>
          <table:table-cell office:value-type="string">
            <text:p>Lean Whey 930g (Vanilla)</text:p>
          </table:table-cell>
          <table:table-cell office:value-type="float" office:value="19.82">
            <text:p>19.8200</text:p>
          </table:table-cell>
          <table:table-cell office:value-type="float" office:value="19.824">
            <text:p>19.82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8868">
            <text:p>8868</text:p>
          </table:table-cell>
          <table:table-cell office:value-type="string">
            <text:p>Optimum Nutrition</text:p>
          </table:table-cell>
          <table:table-cell office:value-type="string">
            <text:p>Lean Whey, Vanilla Milkshake - 930g</text:p>
          </table:table-cell>
          <table:table-cell office:value-type="float" office:value="5060245601986">
            <text:p>5060245601986</text:p>
          </table:table-cell>
          <table:table-cell office:value-type="float" office:value="20">
            <text:p>20</text:p>
          </table:table-cell>
          <table:table-cell office:value-type="float" office:value="0.97">
            <text:p>0.97</text:p>
          </table:table-cell>
          <table:table-cell office:value-type="float" office:value="14.25">
            <text:p>14.25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Optimum Nutrition</text:p>
          </table:table-cell>
          <table:table-cell table:style-name="ce3" office:value-type="string">
            <text:p>Logo T-Shirt Black (Large)</text:p>
          </table:table-cell>
          <table:table-cell table:style-name="ce8" office:value-type="float" office:value="7.47">
            <text:p>7.4700</text:p>
          </table:table-cell>
          <table:table-cell table:style-name="ce8" office:value-type="float" office:value="7.4666">
            <text:p>7.4666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Optimum Nutrition</text:p>
          </table:table-cell>
          <table:table-cell table:style-name="ce3" office:value-type="string">
            <text:p>Logo T-Shirt Black (Medium)</text:p>
          </table:table-cell>
          <table:table-cell table:style-name="ce8" office:value-type="float" office:value="7.47">
            <text:p>7.4700</text:p>
          </table:table-cell>
          <table:table-cell table:style-name="ce8" office:value-type="float" office:value="7.4666">
            <text:p>7.4666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Optimum Nutrition</text:p>
          </table:table-cell>
          <table:table-cell table:style-name="ce3" office:value-type="string">
            <text:p>Logo T-Shirt Navy (Large)</text:p>
          </table:table-cell>
          <table:table-cell table:style-name="ce8" office:value-type="float" office:value="7.47">
            <text:p>7.4700</text:p>
          </table:table-cell>
          <table:table-cell table:style-name="ce8" office:value-type="float" office:value="7.4666">
            <text:p>7.4666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Optimum Nutrition</text:p>
          </table:table-cell>
          <table:table-cell table:style-name="ce3" office:value-type="string">
            <text:p>Logo T-Shirt Navy (Medium)</text:p>
          </table:table-cell>
          <table:table-cell table:style-name="ce8" office:value-type="float" office:value="7.47">
            <text:p>7.4700</text:p>
          </table:table-cell>
          <table:table-cell table:style-name="ce8" office:value-type="float" office:value="7.4666">
            <text:p>7.4666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1322">
            <text:p>1322</text:p>
          </table:table-cell>
          <table:table-cell office:value-type="string">
            <text:p>Optimum Nutrition</text:p>
          </table:table-cell>
          <table:table-cell office:value-type="string">
            <text:p>Oats &amp; Whey 1.36Kg (Chocolate)</text:p>
          </table:table-cell>
          <table:table-cell office:value-type="float" office:value="19.42">
            <text:p>19.4200</text:p>
          </table:table-cell>
          <table:table-cell office:value-type="float" office:value="19.417">
            <text:p>19.41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322">
            <text:p>1322</text:p>
          </table:table-cell>
          <table:table-cell office:value-type="string">
            <text:p>Optimum Nutrition</text:p>
          </table:table-cell>
          <table:table-cell office:value-type="string">
            <text:p>100% Natural Oats &amp; Whey, Milk Chocolate - 1360g</text:p>
          </table:table-cell>
          <table:table-cell office:value-type="float" office:value="748927027167">
            <text:p>748927027167</text:p>
          </table:table-cell>
          <table:table-cell office:value-type="float" office:value="148">
            <text:p>148</text:p>
          </table:table-cell>
          <table:table-cell office:value-type="float" office:value="1.55">
            <text:p>1.55</text:p>
          </table:table-cell>
          <table:table-cell office:value-type="float" office:value="15.97">
            <text:p>15.9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323">
            <text:p>1323</text:p>
          </table:table-cell>
          <table:table-cell office:value-type="string">
            <text:p>Optimum Nutrition</text:p>
          </table:table-cell>
          <table:table-cell office:value-type="string">
            <text:p>Oats &amp; Whey 1.36Kg (Vanilla Ice Cream)</text:p>
          </table:table-cell>
          <table:table-cell office:value-type="float" office:value="19.42">
            <text:p>19.4200</text:p>
          </table:table-cell>
          <table:table-cell office:value-type="float" office:value="19.417">
            <text:p>19.41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323">
            <text:p>1323</text:p>
          </table:table-cell>
          <table:table-cell office:value-type="string">
            <text:p>Optimum Nutrition</text:p>
          </table:table-cell>
          <table:table-cell office:value-type="string">
            <text:p>100% Natural Oats &amp; Whey, Vanilla Bean - 1360g</text:p>
          </table:table-cell>
          <table:table-cell office:value-type="float" office:value="748927027174">
            <text:p>748927027174</text:p>
          </table:table-cell>
          <table:table-cell office:value-type="float" office:value="100">
            <text:p>100</text:p>
          </table:table-cell>
          <table:table-cell office:value-type="float" office:value="1.55">
            <text:p>1.55</text:p>
          </table:table-cell>
          <table:table-cell office:value-type="float" office:value="16.18">
            <text:p>16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527">
            <text:p>4527</text:p>
          </table:table-cell>
          <table:table-cell office:value-type="string">
            <text:p>Optimum Nutrition</text:p>
          </table:table-cell>
          <table:table-cell office:value-type="string">
            <text:p>Opti Women 60 Caps ()</text:p>
          </table:table-cell>
          <table:table-cell office:value-type="float" office:value="9.33">
            <text:p>9.3300</text:p>
          </table:table-cell>
          <table:table-cell office:value-type="float" office:value="9.3314">
            <text:p>9.3314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527">
            <text:p>4527</text:p>
          </table:table-cell>
          <table:table-cell office:value-type="string">
            <text:p>Optimum Nutrition</text:p>
          </table:table-cell>
          <table:table-cell office:value-type="string">
            <text:p>Opti-Women Multivitamin - 60 caps</text:p>
          </table:table-cell>
          <table:table-cell office:value-type="float" office:value="748927024500">
            <text:p>748927024500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7.45">
            <text:p>7.4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25">
            <text:p>725</text:p>
          </table:table-cell>
          <table:table-cell office:value-type="string">
            <text:p>Optimum Nutrition</text:p>
          </table:table-cell>
          <table:table-cell office:value-type="string">
            <text:p>Opti-Men 180 Caps ()</text:p>
          </table:table-cell>
          <table:table-cell office:value-type="float" office:value="17.34">
            <text:p>17.3400</text:p>
          </table:table-cell>
          <table:table-cell office:value-type="float" office:value="17.338">
            <text:p>17.33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25">
            <text:p>725</text:p>
          </table:table-cell>
          <table:table-cell office:value-type="string">
            <text:p>Optimum Nutrition</text:p>
          </table:table-cell>
          <table:table-cell office:value-type="string">
            <text:p>Opti-Men Multivitamin - 180 tablets</text:p>
          </table:table-cell>
          <table:table-cell office:value-type="float" office:value="748927023442">
            <text:p>748927023442</text:p>
          </table:table-cell>
          <table:table-cell office:value-type="float" office:value="842">
            <text:p>842</text:p>
          </table:table-cell>
          <table:table-cell office:value-type="float" office:value="0.345">
            <text:p>0.345</text:p>
          </table:table-cell>
          <table:table-cell office:value-type="float" office:value="13.51">
            <text:p>13.5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625">
            <text:p>2625</text:p>
          </table:table-cell>
          <table:table-cell office:value-type="string">
            <text:p>Optimum Nutrition</text:p>
          </table:table-cell>
          <table:table-cell office:value-type="string">
            <text:p>Opti-Men 90 Tabs ()</text:p>
          </table:table-cell>
          <table:table-cell office:value-type="float" office:value="10.32">
            <text:p>10.3200</text:p>
          </table:table-cell>
          <table:table-cell office:value-type="float" office:value="10.323">
            <text:p>10.32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625">
            <text:p>2625</text:p>
          </table:table-cell>
          <table:table-cell office:value-type="string">
            <text:p>Optimum Nutrition</text:p>
          </table:table-cell>
          <table:table-cell office:value-type="string">
            <text:p>Opti-Men Multivitamin - 90 tablets </text:p>
          </table:table-cell>
          <table:table-cell office:value-type="float" office:value="748927023398">
            <text:p>748927023398</text:p>
          </table:table-cell>
          <table:table-cell office:value-type="float" office:value="497">
            <text:p>497</text:p>
          </table:table-cell>
          <table:table-cell office:value-type="float" office:value="0.18">
            <text:p>0.18</text:p>
          </table:table-cell>
          <table:table-cell office:value-type="float" office:value="8.04">
            <text:p>8.0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419">
            <text:p>1419</text:p>
          </table:table-cell>
          <table:table-cell office:value-type="string">
            <text:p>Optimum Nutrition</text:p>
          </table:table-cell>
          <table:table-cell office:value-type="string">
            <text:p>Platinum Hydro Whey 1.6Kg (Chocolate)</text:p>
          </table:table-cell>
          <table:table-cell office:value-type="float" office:value="41.31">
            <text:p>41.3100</text:p>
          </table:table-cell>
          <table:table-cell office:value-type="float" office:value="41.314">
            <text:p>41.31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419">
            <text:p>1419</text:p>
          </table:table-cell>
          <table:table-cell office:value-type="string">
            <text:p>Optimum Nutrition</text:p>
          </table:table-cell>
          <table:table-cell office:value-type="string">
            <text:p>Platinum Hydrowhey, Turbo Chocolate - 1590g</text:p>
          </table:table-cell>
          <table:table-cell office:value-type="float" office:value="748927026382">
            <text:p>748927026382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  <table:table-cell office:value-type="float" office:value="31.15">
            <text:p>31.1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785">
            <text:p>9785</text:p>
          </table:table-cell>
          <table:table-cell office:value-type="string">
            <text:p>Optimum Nutrition</text:p>
          </table:table-cell>
          <table:table-cell office:value-type="string">
            <text:p>Platinum Hydro Whey 1.6Kg (Strawberry)</text:p>
          </table:table-cell>
          <table:table-cell office:value-type="float" office:value="41.31">
            <text:p>41.3100</text:p>
          </table:table-cell>
          <table:table-cell office:value-type="float" office:value="41.314">
            <text:p>41.31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785">
            <text:p>9785</text:p>
          </table:table-cell>
          <table:table-cell office:value-type="string">
            <text:p>Optimum Nutrition</text:p>
          </table:table-cell>
          <table:table-cell office:value-type="string">
            <text:p>Platinum Hydrowhey, Supercharged Strawberry - 1590g</text:p>
          </table:table-cell>
          <table:table-cell office:value-type="float" office:value="748927026405">
            <text:p>748927026405</text:p>
          </table:table-cell>
          <table:table-cell office:value-type="float" office:value="41">
            <text:p>41</text:p>
          </table:table-cell>
          <table:table-cell office:value-type="float" office:value="1.8">
            <text:p>1.8</text:p>
          </table:table-cell>
          <table:table-cell office:value-type="float" office:value="30.22">
            <text:p>30.2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420">
            <text:p>1420</text:p>
          </table:table-cell>
          <table:table-cell office:value-type="string">
            <text:p>Optimum Nutrition</text:p>
          </table:table-cell>
          <table:table-cell office:value-type="string">
            <text:p>Platinum Hydro Whey 1.6Kg (Vanilla)</text:p>
          </table:table-cell>
          <table:table-cell office:value-type="float" office:value="41.31">
            <text:p>41.3100</text:p>
          </table:table-cell>
          <table:table-cell office:value-type="float" office:value="41.314">
            <text:p>41.31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420">
            <text:p>1420</text:p>
          </table:table-cell>
          <table:table-cell office:value-type="string">
            <text:p>Optimum Nutrition</text:p>
          </table:table-cell>
          <table:table-cell office:value-type="string">
            <text:p>Platinum Hydrowhey, Velocity Vanilla - 1590g</text:p>
          </table:table-cell>
          <table:table-cell office:value-type="float" office:value="748927026399">
            <text:p>748927026399</text:p>
          </table:table-cell>
          <table:table-cell office:value-type="float" office:value="44">
            <text:p>44</text:p>
          </table:table-cell>
          <table:table-cell office:value-type="float" office:value="1.82">
            <text:p>1.82</text:p>
          </table:table-cell>
          <table:table-cell office:value-type="float" office:value="30.6">
            <text:p>30.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896">
            <text:p>2896</text:p>
          </table:table-cell>
          <table:table-cell office:value-type="string">
            <text:p>Optimum Nutrition</text:p>
          </table:table-cell>
          <table:table-cell office:value-type="string">
            <text:p>Platinum Hydrobuilder 1Kg (Chocolate)</text:p>
          </table:table-cell>
          <table:table-cell office:value-type="float" office:value="28.45">
            <text:p>28.4500</text:p>
          </table:table-cell>
          <table:table-cell office:value-type="float" office:value="28.453">
            <text:p>28.45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896">
            <text:p>2896</text:p>
          </table:table-cell>
          <table:table-cell office:value-type="string">
            <text:p>Optimum Nutrition</text:p>
          </table:table-cell>
          <table:table-cell office:value-type="string">
            <text:p>Hydro Builder - Platinum, Chocolate Shake - 20 servings</text:p>
          </table:table-cell>
          <table:table-cell office:value-type="float" office:value="5060245600521">
            <text:p>5060245600521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office:value-type="float" office:value="20.37">
            <text:p>20.3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897">
            <text:p>2897</text:p>
          </table:table-cell>
          <table:table-cell office:value-type="string">
            <text:p>Optimum Nutrition</text:p>
          </table:table-cell>
          <table:table-cell office:value-type="string">
            <text:p>Platinum Hydrobuilder 1Kg (Vanilla)</text:p>
          </table:table-cell>
          <table:table-cell office:value-type="float" office:value="28.45">
            <text:p>28.4500</text:p>
          </table:table-cell>
          <table:table-cell office:value-type="float" office:value="28.453">
            <text:p>28.45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897">
            <text:p>2897</text:p>
          </table:table-cell>
          <table:table-cell office:value-type="string">
            <text:p>Optimum Nutrition</text:p>
          </table:table-cell>
          <table:table-cell office:value-type="string">
            <text:p>Hydro Builder - Platinum, Vanilla Bean - 20 servings</text:p>
          </table:table-cell>
          <table:table-cell office:value-type="float" office:value="5060245600620">
            <text:p>5060245600620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office:value-type="float" office:value="20.37">
            <text:p>20.3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11">
            <text:p>5511</text:p>
          </table:table-cell>
          <table:table-cell office:value-type="string">
            <text:p>Optimum Nutrition</text:p>
          </table:table-cell>
          <table:table-cell office:value-type="string">
            <text:p>Platinum Pre 300g (Fruit Punch)</text:p>
          </table:table-cell>
          <table:table-cell office:value-type="float" office:value="16.72">
            <text:p>16.7200</text:p>
          </table:table-cell>
          <table:table-cell office:value-type="float" office:value="18.588">
            <text:p>18.588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5511">
            <text:p>5511</text:p>
          </table:table-cell>
          <table:table-cell office:value-type="string">
            <text:p>Optimum Nutrition</text:p>
          </table:table-cell>
          <table:table-cell office:value-type="string">
            <text:p>Platinum Pre-, Fruit Punch - 300g</text:p>
          </table:table-cell>
          <table:table-cell office:value-type="float" office:value="5060245602020">
            <text:p>5060245602020</text:p>
          </table:table-cell>
          <table:table-cell office:value-type="float" office:value="669">
            <text:p>669</text:p>
          </table:table-cell>
          <table:table-cell office:value-type="float" office:value="0.42">
            <text:p>0.42</text:p>
          </table:table-cell>
          <table:table-cell office:value-type="float" office:value="11.74">
            <text:p>11.7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12">
            <text:p>5512</text:p>
          </table:table-cell>
          <table:table-cell office:value-type="string">
            <text:p>Optimum Nutrition</text:p>
          </table:table-cell>
          <table:table-cell office:value-type="string">
            <text:p>Platinum Pre 300g (Raspberry Lemonade)</text:p>
          </table:table-cell>
          <table:table-cell office:value-type="float" office:value="16.72">
            <text:p>16.7200</text:p>
          </table:table-cell>
          <table:table-cell office:value-type="float" office:value="18.588">
            <text:p>18.588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5512">
            <text:p>5512</text:p>
          </table:table-cell>
          <table:table-cell office:value-type="string">
            <text:p>Optimum Nutrition</text:p>
          </table:table-cell>
          <table:table-cell office:value-type="string">
            <text:p>Platinum Pre-, Raspberry Lemonade - 300g</text:p>
          </table:table-cell>
          <table:table-cell office:value-type="float" office:value="5060245602037">
            <text:p>5060245602037</text:p>
          </table:table-cell>
          <table:table-cell office:value-type="float" office:value="674">
            <text:p>674</text:p>
          </table:table-cell>
          <table:table-cell office:value-type="float" office:value="0.405">
            <text:p>0.405</text:p>
          </table:table-cell>
          <table:table-cell office:value-type="float" office:value="11.69">
            <text:p>11.69</text:p>
          </table:table-cell>
          <table:table-cell table:number-columns-repeated="1008"/>
        </table:table-row>
        <table:table-row table:style-name="ro1">
          <table:table-cell table:style-name="ce4" office:value-type="float" office:value="669">
            <text:p>669</text:p>
          </table:table-cell>
          <table:table-cell table:style-name="ce4" office:value-type="string">
            <text:p>669 nieaktywne</text:p>
          </table:table-cell>
          <table:table-cell table:style-name="ce4" office:value-type="string">
            <text:p>Optimum Nutrition</text:p>
          </table:table-cell>
          <table:table-cell table:style-name="ce4" office:value-type="string">
            <text:p>Pro Complex Gainer 2.2Kg (Chocolate)</text:p>
          </table:table-cell>
          <table:table-cell table:style-name="ce9" office:value-type="float" office:value="26.85">
            <text:p>26.8500</text:p>
          </table:table-cell>
          <table:table-cell table:style-name="ce9" office:value-type="float" office:value="26.854">
            <text:p>26.854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69">
            <text:p>669</text:p>
          </table:table-cell>
          <table:table-cell table:style-name="ce4" office:value-type="string">
            <text:p>Optimum Nutrition</text:p>
          </table:table-cell>
          <table:table-cell table:style-name="ce4" office:value-type="string">
            <text:p>Pro Complex Gainer, Double Chocolate - 2300g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3.38">
            <text:p>23.38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671">
            <text:p>671</text:p>
          </table:table-cell>
          <table:table-cell table:style-name="ce4" office:value-type="string">
            <text:p>671 nieaktywne</text:p>
          </table:table-cell>
          <table:table-cell table:style-name="ce4" office:value-type="string">
            <text:p>Optimum Nutrition</text:p>
          </table:table-cell>
          <table:table-cell table:style-name="ce4" office:value-type="string">
            <text:p>Pro Complex Gainer 2.2Kg (Strawberry)</text:p>
          </table:table-cell>
          <table:table-cell table:style-name="ce9" office:value-type="float" office:value="26.85">
            <text:p>26.8500</text:p>
          </table:table-cell>
          <table:table-cell table:style-name="ce9" office:value-type="float" office:value="26.854">
            <text:p>26.854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71">
            <text:p>671</text:p>
          </table:table-cell>
          <table:table-cell table:style-name="ce4" office:value-type="string">
            <text:p>Optimum Nutrition</text:p>
          </table:table-cell>
          <table:table-cell table:style-name="ce4" office:value-type="string">
            <text:p>Pro Complex Gainer, Strawberry Cream - 2300g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3.34">
            <text:p>23.34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670">
            <text:p>670</text:p>
          </table:table-cell>
          <table:table-cell table:style-name="ce4" office:value-type="string">
            <text:p>670 nieaktywne</text:p>
          </table:table-cell>
          <table:table-cell table:style-name="ce4" office:value-type="string">
            <text:p>Optimum Nutrition</text:p>
          </table:table-cell>
          <table:table-cell table:style-name="ce4" office:value-type="string">
            <text:p>Pro Complex Gainer 2.2Kg (Vanilla)</text:p>
          </table:table-cell>
          <table:table-cell table:style-name="ce9" office:value-type="float" office:value="26.85">
            <text:p>26.8500</text:p>
          </table:table-cell>
          <table:table-cell table:style-name="ce9" office:value-type="float" office:value="26.854">
            <text:p>26.854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70">
            <text:p>670</text:p>
          </table:table-cell>
          <table:table-cell table:style-name="ce4" office:value-type="string">
            <text:p>Optimum Nutrition</text:p>
          </table:table-cell>
          <table:table-cell table:style-name="ce4" office:value-type="string">
            <text:p>Pro Complex Gainer, Vanilla Custard - 2300g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2.97">
            <text:p>22.97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1276">
            <text:p>1276</text:p>
          </table:table-cell>
          <table:table-cell office:value-type="string">
            <text:p>Optimum Nutrition</text:p>
          </table:table-cell>
          <table:table-cell office:value-type="string">
            <text:p>Recovery 2:1:1 1678g (Chocolate)</text:p>
          </table:table-cell>
          <table:table-cell office:value-type="float" office:value="26.85">
            <text:p>26.8500</text:p>
          </table:table-cell>
          <table:table-cell office:value-type="float" office:value="26.854">
            <text:p>26.85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276">
            <text:p>1276</text:p>
          </table:table-cell>
          <table:table-cell office:value-type="string">
            <text:p>Optimum Nutrition</text:p>
          </table:table-cell>
          <table:table-cell office:value-type="string">
            <text:p>2:1:1 Recovery, Colossal Chocolate - 1690g</text:p>
          </table:table-cell>
          <table:table-cell office:value-type="float" office:value="5060245600255">
            <text:p>5060245600255</text:p>
          </table:table-cell>
          <table:table-cell office:value-type="float" office:value="37">
            <text:p>37</text:p>
          </table:table-cell>
          <table:table-cell office:value-type="float" office:value="1.89">
            <text:p>1.89</text:p>
          </table:table-cell>
          <table:table-cell office:value-type="float" office:value="20.13">
            <text:p>20.1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866">
            <text:p>3866</text:p>
          </table:table-cell>
          <table:table-cell office:value-type="string">
            <text:p>Optimum Nutrition</text:p>
          </table:table-cell>
          <table:table-cell office:value-type="string">
            <text:p>Serious Mass 2270g (Banana)</text:p>
          </table:table-cell>
          <table:table-cell office:value-type="float" office:value="18.58">
            <text:p>18.5800</text:p>
          </table:table-cell>
          <table:table-cell office:value-type="float" office:value="20.653">
            <text:p>20.653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3866">
            <text:p>3866</text:p>
          </table:table-cell>
          <table:table-cell office:value-type="string">
            <text:p>Optimum Nutrition</text:p>
          </table:table-cell>
          <table:table-cell office:value-type="string">
            <text:p>Serious Mass, Banana - 2720g</text:p>
          </table:table-cell>
          <table:table-cell office:value-type="float" office:value="748927028867">
            <text:p>748927028867</text:p>
          </table:table-cell>
          <table:table-cell office:value-type="float" office:value="67">
            <text:p>67</text:p>
          </table:table-cell>
          <table:table-cell office:value-type="float" office:value="3.01">
            <text:p>3.01</text:p>
          </table:table-cell>
          <table:table-cell office:value-type="float" office:value="16.44">
            <text:p>16.4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184">
            <text:p>3184</text:p>
          </table:table-cell>
          <table:table-cell office:value-type="string">
            <text:p>Optimum Nutrition</text:p>
          </table:table-cell>
          <table:table-cell office:value-type="string">
            <text:p>Serious Mass 2270g (Chocolate)</text:p>
          </table:table-cell>
          <table:table-cell office:value-type="float" office:value="18.58">
            <text:p>18.5800</text:p>
          </table:table-cell>
          <table:table-cell office:value-type="float" office:value="20.653">
            <text:p>20.653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3184">
            <text:p>3184</text:p>
          </table:table-cell>
          <table:table-cell office:value-type="string">
            <text:p>Optimum Nutrition</text:p>
          </table:table-cell>
          <table:table-cell office:value-type="string">
            <text:p>Serious Mass, Chocolate - 2720g</text:p>
          </table:table-cell>
          <table:table-cell office:value-type="float" office:value="748927022995">
            <text:p>748927022995</text:p>
          </table:table-cell>
          <table:table-cell office:value-type="float" office:value="109">
            <text:p>109</text:p>
          </table:table-cell>
          <table:table-cell office:value-type="float" office:value="3.01">
            <text:p>3.01</text:p>
          </table:table-cell>
          <table:table-cell office:value-type="float" office:value="15.7">
            <text:p>15.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185">
            <text:p>3185</text:p>
          </table:table-cell>
          <table:table-cell office:value-type="string">
            <text:p>Optimum Nutrition</text:p>
          </table:table-cell>
          <table:table-cell office:value-type="string">
            <text:p>Serious Mass 2270g (Strawberry)</text:p>
          </table:table-cell>
          <table:table-cell office:value-type="float" office:value="18.58">
            <text:p>18.5800</text:p>
          </table:table-cell>
          <table:table-cell office:value-type="float" office:value="20.653">
            <text:p>20.653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3185">
            <text:p>3185</text:p>
          </table:table-cell>
          <table:table-cell office:value-type="string">
            <text:p>Optimum Nutrition</text:p>
          </table:table-cell>
          <table:table-cell office:value-type="string">
            <text:p>Serious Mass, Strawberry - 2720g</text:p>
          </table:table-cell>
          <table:table-cell office:value-type="float" office:value="748927023015">
            <text:p>748927023015</text:p>
          </table:table-cell>
          <table:table-cell office:value-type="float" office:value="36">
            <text:p>36</text:p>
          </table:table-cell>
          <table:table-cell office:value-type="float" office:value="3.01">
            <text:p>3.01</text:p>
          </table:table-cell>
          <table:table-cell office:value-type="float" office:value="15.48">
            <text:p>15.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186">
            <text:p>3186</text:p>
          </table:table-cell>
          <table:table-cell office:value-type="string">
            <text:p>Optimum Nutrition</text:p>
          </table:table-cell>
          <table:table-cell office:value-type="string">
            <text:p>Serious Mass 2270g (Vanilla)</text:p>
          </table:table-cell>
          <table:table-cell office:value-type="float" office:value="18.58">
            <text:p>18.5800</text:p>
          </table:table-cell>
          <table:table-cell office:value-type="float" office:value="20.653">
            <text:p>20.653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3186">
            <text:p>3186</text:p>
          </table:table-cell>
          <table:table-cell office:value-type="string">
            <text:p>Optimum Nutrition</text:p>
          </table:table-cell>
          <table:table-cell office:value-type="string">
            <text:p>Serious Mass, Vanilla - 2720g</text:p>
          </table:table-cell>
          <table:table-cell office:value-type="float" office:value="748927023008">
            <text:p>748927023008</text:p>
          </table:table-cell>
          <table:table-cell office:value-type="float" office:value="51">
            <text:p>51</text:p>
          </table:table-cell>
          <table:table-cell office:value-type="float" office:value="3.01">
            <text:p>3.01</text:p>
          </table:table-cell>
          <table:table-cell office:value-type="float" office:value="17.07">
            <text:p>17.0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21">
            <text:p>521</text:p>
          </table:table-cell>
          <table:table-cell office:value-type="string">
            <text:p>Optimum Nutrition</text:p>
          </table:table-cell>
          <table:table-cell office:value-type="string">
            <text:p>Serious Mass 5450g (Banana)</text:p>
          </table:table-cell>
          <table:table-cell office:value-type="float" office:value="28.99">
            <text:p>28.9900</text:p>
          </table:table-cell>
          <table:table-cell office:value-type="float" office:value="32.219">
            <text:p>32.219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521">
            <text:p>521</text:p>
          </table:table-cell>
          <table:table-cell office:value-type="string">
            <text:p>Optimum Nutrition</text:p>
          </table:table-cell>
          <table:table-cell office:value-type="string">
            <text:p>Serious Mass, Banana - 5450g</text:p>
          </table:table-cell>
          <table:table-cell office:value-type="float" office:value="5060245601061">
            <text:p>5060245601061</text:p>
          </table:table-cell>
          <table:table-cell office:value-type="float" office:value="395">
            <text:p>395</text:p>
          </table:table-cell>
          <table:table-cell office:value-type="float" office:value="5.51">
            <text:p>5.51</text:p>
          </table:table-cell>
          <table:table-cell office:value-type="float" office:value="26.07">
            <text:p>26.0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02">
            <text:p>502</text:p>
          </table:table-cell>
          <table:table-cell office:value-type="string">
            <text:p>Optimum Nutrition</text:p>
          </table:table-cell>
          <table:table-cell office:value-type="string">
            <text:p>Serious Mass 5450g (Chocolate)</text:p>
          </table:table-cell>
          <table:table-cell office:value-type="float" office:value="28.99">
            <text:p>28.9900</text:p>
          </table:table-cell>
          <table:table-cell office:value-type="float" office:value="32.219">
            <text:p>32.219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502">
            <text:p>502</text:p>
          </table:table-cell>
          <table:table-cell office:value-type="string">
            <text:p>Optimum Nutrition</text:p>
          </table:table-cell>
          <table:table-cell office:value-type="string">
            <text:p>Serious Mass, Chocolate - 5440g</text:p>
          </table:table-cell>
          <table:table-cell office:value-type="float" office:value="5060245600453">
            <text:p>5060245600453</text:p>
          </table:table-cell>
          <table:table-cell office:value-type="float" office:value="466">
            <text:p>466</text:p>
          </table:table-cell>
          <table:table-cell office:value-type="float" office:value="5.58">
            <text:p>5.58</text:p>
          </table:table-cell>
          <table:table-cell office:value-type="float" office:value="26.2">
            <text:p>26.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92">
            <text:p>592</text:p>
          </table:table-cell>
          <table:table-cell office:value-type="string">
            <text:p>Optimum Nutrition</text:p>
          </table:table-cell>
          <table:table-cell office:value-type="string">
            <text:p>Serious Mass 5450g (Strawberry)</text:p>
          </table:table-cell>
          <table:table-cell office:value-type="float" office:value="28.99">
            <text:p>28.9900</text:p>
          </table:table-cell>
          <table:table-cell office:value-type="float" office:value="32.219">
            <text:p>32.219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592">
            <text:p>592</text:p>
          </table:table-cell>
          <table:table-cell office:value-type="string">
            <text:p>Optimum Nutrition</text:p>
          </table:table-cell>
          <table:table-cell office:value-type="string">
            <text:p>Serious Mass, Strawberry - 5440g</text:p>
          </table:table-cell>
          <table:table-cell office:value-type="float" office:value="5060245600934">
            <text:p>5060245600934</text:p>
          </table:table-cell>
          <table:table-cell office:value-type="float" office:value="264">
            <text:p>264</text:p>
          </table:table-cell>
          <table:table-cell office:value-type="float" office:value="5.57">
            <text:p>5.57</text:p>
          </table:table-cell>
          <table:table-cell office:value-type="float" office:value="25.66">
            <text:p>25.6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03">
            <text:p>503</text:p>
          </table:table-cell>
          <table:table-cell office:value-type="string">
            <text:p>Optimum Nutrition</text:p>
          </table:table-cell>
          <table:table-cell office:value-type="string">
            <text:p>Serious Mass 5450g (Vanilla)</text:p>
          </table:table-cell>
          <table:table-cell office:value-type="float" office:value="28.99">
            <text:p>28.9900</text:p>
          </table:table-cell>
          <table:table-cell office:value-type="float" office:value="32.219">
            <text:p>32.219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503">
            <text:p>503</text:p>
          </table:table-cell>
          <table:table-cell office:value-type="string">
            <text:p>Optimum Nutrition</text:p>
          </table:table-cell>
          <table:table-cell office:value-type="string">
            <text:p>Serious Mass, Vanilla - 5440g</text:p>
          </table:table-cell>
          <table:table-cell office:value-type="float" office:value="5060245601023">
            <text:p>5060245601023</text:p>
          </table:table-cell>
          <table:table-cell office:value-type="float" office:value="273">
            <text:p>273</text:p>
          </table:table-cell>
          <table:table-cell office:value-type="float" office:value="5.58">
            <text:p>5.58</text:p>
          </table:table-cell>
          <table:table-cell office:value-type="float" office:value="24.95">
            <text:p>24.9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092">
            <text:p>6092</text:p>
          </table:table-cell>
          <table:table-cell office:value-type="string">
            <text:p>Optimum Nutrition</text:p>
          </table:table-cell>
          <table:table-cell office:value-type="string">
            <text:p>Superior Amino 2222 160 Ct ()</text:p>
          </table:table-cell>
          <table:table-cell office:value-type="float" office:value="12.39">
            <text:p>12.3900</text:p>
          </table:table-cell>
          <table:table-cell office:value-type="float" office:value="12.387">
            <text:p>12.38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092">
            <text:p>6092</text:p>
          </table:table-cell>
          <table:table-cell office:value-type="string">
            <text:p>Optimum Nutrition</text:p>
          </table:table-cell>
          <table:table-cell office:value-type="string">
            <text:p>Superior Amino 2222 - 160 tablets</text:p>
          </table:table-cell>
          <table:table-cell office:value-type="float" office:value="748927026474">
            <text:p>748927026474</text:p>
          </table:table-cell>
          <table:table-cell office:value-type="float" office:value="30">
            <text:p>30</text:p>
          </table:table-cell>
          <table:table-cell office:value-type="float" office:value="0.56">
            <text:p>0.56</text:p>
          </table:table-cell>
          <table:table-cell office:value-type="float" office:value="9.51">
            <text:p>9.5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52">
            <text:p>352</text:p>
          </table:table-cell>
          <table:table-cell office:value-type="string">
            <text:p>Optimum Nutrition</text:p>
          </table:table-cell>
          <table:table-cell office:value-type="string">
            <text:p>Superior Amino 2222 320 Ct ()</text:p>
          </table:table-cell>
          <table:table-cell office:value-type="float" office:value="18.59">
            <text:p>18.5900</text:p>
          </table:table-cell>
          <table:table-cell office:value-type="float" office:value="18.588">
            <text:p>18.58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52">
            <text:p>352</text:p>
          </table:table-cell>
          <table:table-cell office:value-type="string">
            <text:p>Optimum Nutrition</text:p>
          </table:table-cell>
          <table:table-cell office:value-type="string">
            <text:p>Superior Amino 2222 - 320 tablets </text:p>
          </table:table-cell>
          <table:table-cell office:value-type="float" office:value="748927026467">
            <text:p>748927026467</text:p>
          </table:table-cell>
          <table:table-cell office:value-type="float" office:value="89">
            <text:p>89</text:p>
          </table:table-cell>
          <table:table-cell office:value-type="float" office:value="1.06">
            <text:p>1.06</text:p>
          </table:table-cell>
          <table:table-cell office:value-type="float" office:value="14.18">
            <text:p>14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871">
            <text:p>3871</text:p>
          </table:table-cell>
          <table:table-cell office:value-type="string">
            <text:p>Optimum Nutrition</text:p>
          </table:table-cell>
          <table:table-cell office:value-type="string">
            <text:p>Thermo-Cuts 100 Caps ()</text:p>
          </table:table-cell>
          <table:table-cell office:value-type="float" office:value="11.57">
            <text:p>11.5700</text:p>
          </table:table-cell>
          <table:table-cell office:value-type="float" office:value="11.566">
            <text:p>11.56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871">
            <text:p>3871</text:p>
          </table:table-cell>
          <table:table-cell office:value-type="string">
            <text:p>Optimum Nutrition</text:p>
          </table:table-cell>
          <table:table-cell office:value-type="string">
            <text:p>Thermo Cuts - 100 caps</text:p>
          </table:table-cell>
          <table:table-cell/>
          <table:table-cell office:value-type="float" office:value="0">
            <text:p>0</text:p>
          </table:table-cell>
          <table:table-cell office:value-type="float" office:value="0.145">
            <text:p>0.145</text:p>
          </table:table-cell>
          <table:table-cell office:value-type="float" office:value="8.75">
            <text:p>8.7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35">
            <text:p>135</text:p>
          </table:table-cell>
          <table:table-cell office:value-type="string">
            <text:p>Optimum Nutrition</text:p>
          </table:table-cell>
          <table:table-cell office:value-type="string">
            <text:p>Tribulus 625 100 Caps ()</text:p>
          </table:table-cell>
          <table:table-cell office:value-type="float" office:value="8.26">
            <text:p>8.2600</text:p>
          </table:table-cell>
          <table:table-cell office:value-type="float" office:value="8.2584">
            <text:p>8.2584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35">
            <text:p>135</text:p>
          </table:table-cell>
          <table:table-cell office:value-type="string">
            <text:p>Optimum Nutrition</text:p>
          </table:table-cell>
          <table:table-cell office:value-type="string">
            <text:p>Tribulus 625 - 100 caps</text:p>
          </table:table-cell>
          <table:table-cell/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7.02">
            <text:p>7.02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Optimum Nutrition</text:p>
          </table:table-cell>
          <table:table-cell table:style-name="ce3" office:value-type="string">
            <text:p>True Strength T-Shirt Black (Extra Large)</text:p>
          </table:table-cell>
          <table:table-cell table:style-name="ce8" office:value-type="float" office:value="7.47">
            <text:p>7.4700</text:p>
          </table:table-cell>
          <table:table-cell table:style-name="ce8" office:value-type="float" office:value="7.4666">
            <text:p>7.4666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Optimum Nutrition</text:p>
          </table:table-cell>
          <table:table-cell table:style-name="ce3" office:value-type="string">
            <text:p>True Strength T-Shirt Black (Large)</text:p>
          </table:table-cell>
          <table:table-cell table:style-name="ce8" office:value-type="float" office:value="7.47">
            <text:p>7.4700</text:p>
          </table:table-cell>
          <table:table-cell table:style-name="ce8" office:value-type="float" office:value="7.4666">
            <text:p>7.4666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1743">
            <text:p>21743</text:p>
          </table:table-cell>
          <table:table-cell office:value-type="string">
            <text:p>Optimum Nutrition</text:p>
          </table:table-cell>
          <table:table-cell office:value-type="string">
            <text:p>Whey Gold Bag 450g (Chocolate)</text:p>
          </table:table-cell>
          <table:table-cell table:number-columns-repeated="2" office:value-type="float" office:value="9.39">
            <text:p>9.39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743">
            <text:p>21743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Double Rich Chocolate - 450g</text:p>
          </table:table-cell>
          <table:table-cell office:value-type="float" office:value="5060245600507">
            <text:p>5060245600507</text:p>
          </table:table-cell>
          <table:table-cell office:value-type="float" office:value="64">
            <text:p>64</text:p>
          </table:table-cell>
          <table:table-cell office:value-type="float" office:value="0.475">
            <text:p>0.475</text:p>
          </table:table-cell>
          <table:table-cell office:value-type="float" office:value="0.01">
            <text:p>0.0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427">
            <text:p>6427</text:p>
          </table:table-cell>
          <table:table-cell office:value-type="string">
            <text:p>Optimum Nutrition</text:p>
          </table:table-cell>
          <table:table-cell office:value-type="string">
            <text:p>Whey Gold Bag 450g (Strawberry)</text:p>
          </table:table-cell>
          <table:table-cell table:number-columns-repeated="2" office:value-type="float" office:value="9.39">
            <text:p>9.39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427">
            <text:p>6427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Delicious Strawberry - 450g</text:p>
          </table:table-cell>
          <table:table-cell office:value-type="float" office:value="5060245600668">
            <text:p>5060245600668</text:p>
          </table:table-cell>
          <table:table-cell office:value-type="float" office:value="99">
            <text:p>99</text:p>
          </table:table-cell>
          <table:table-cell office:value-type="float" office:value="0.47">
            <text:p>0.47</text:p>
          </table:table-cell>
          <table:table-cell office:value-type="float" office:value="0.01">
            <text:p>0.0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428">
            <text:p>6428</text:p>
          </table:table-cell>
          <table:table-cell office:value-type="string">
            <text:p>Optimum Nutrition</text:p>
          </table:table-cell>
          <table:table-cell office:value-type="string">
            <text:p>Whey Gold Bag 450g (Vanilla)</text:p>
          </table:table-cell>
          <table:table-cell table:number-columns-repeated="2" office:value-type="float" office:value="9.39">
            <text:p>9.39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428">
            <text:p>6428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Vanilla Ice Cream - 450g</text:p>
          </table:table-cell>
          <table:table-cell office:value-type="float" office:value="5060245600675">
            <text:p>5060245600675</text:p>
          </table:table-cell>
          <table:table-cell office:value-type="float" office:value="139">
            <text:p>139</text:p>
          </table:table-cell>
          <table:table-cell office:value-type="float" office:value="0.47">
            <text:p>0.47</text:p>
          </table:table-cell>
          <table:table-cell office:value-type="float" office:value="0.01">
            <text:p>0.0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20">
            <text:p>1220</text:p>
          </table:table-cell>
          <table:table-cell office:value-type="string">
            <text:p>Optimum Nutrition</text:p>
          </table:table-cell>
          <table:table-cell office:value-type="string">
            <text:p>Whey Gold Standard 2270g (Banana)</text:p>
          </table:table-cell>
          <table:table-cell office:value-type="float" office:value="37.18">
            <text:p>37.1800</text:p>
          </table:table-cell>
          <table:table-cell office:value-type="float" office:value="37.177">
            <text:p>37.17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220">
            <text:p>1220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Banana Cream - 2273g</text:p>
          </table:table-cell>
          <table:table-cell office:value-type="float" office:value="748927029574">
            <text:p>748927029574</text:p>
          </table:table-cell>
          <table:table-cell office:value-type="float" office:value="329">
            <text:p>329</text:p>
          </table:table-cell>
          <table:table-cell office:value-type="float" office:value="2.56">
            <text:p>2.56</text:p>
          </table:table-cell>
          <table:table-cell office:value-type="float" office:value="29.95">
            <text:p>29.9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21">
            <text:p>1221</text:p>
          </table:table-cell>
          <table:table-cell office:value-type="string">
            <text:p>Optimum Nutrition</text:p>
          </table:table-cell>
          <table:table-cell office:value-type="string">
            <text:p>Whey Gold Standard 2270g (Caramel)</text:p>
          </table:table-cell>
          <table:table-cell office:value-type="float" office:value="37.18">
            <text:p>37.1800</text:p>
          </table:table-cell>
          <table:table-cell office:value-type="float" office:value="37.177">
            <text:p>37.17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221">
            <text:p>1221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Caramel Toffee Fudge - 2273g</text:p>
          </table:table-cell>
          <table:table-cell office:value-type="float" office:value="748927026856">
            <text:p>748927026856</text:p>
          </table:table-cell>
          <table:table-cell office:value-type="float" office:value="247">
            <text:p>247</text:p>
          </table:table-cell>
          <table:table-cell office:value-type="float" office:value="2.56">
            <text:p>2.56</text:p>
          </table:table-cell>
          <table:table-cell office:value-type="float" office:value="30.18">
            <text:p>30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91">
            <text:p>21691</text:p>
          </table:table-cell>
          <table:table-cell office:value-type="string">
            <text:p>Optimum Nutrition</text:p>
          </table:table-cell>
          <table:table-cell office:value-type="string">
            <text:p>Whey Gold Standard 2270g (Choc Peanut)</text:p>
          </table:table-cell>
          <table:table-cell office:value-type="float" office:value="37.18">
            <text:p>37.1800</text:p>
          </table:table-cell>
          <table:table-cell office:value-type="float" office:value="37.177">
            <text:p>37.17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91">
            <text:p>21691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Chocolate Peanut Butter - 2240g</text:p>
          </table:table-cell>
          <table:table-cell office:value-type="float" office:value="5060245605342">
            <text:p>5060245605342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30.01">
            <text:p>30.0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97">
            <text:p>597</text:p>
          </table:table-cell>
          <table:table-cell office:value-type="string">
            <text:p>Optimum Nutrition</text:p>
          </table:table-cell>
          <table:table-cell office:value-type="string">
            <text:p>Whey Gold Standard 2270g (Cookies And Cream)</text:p>
          </table:table-cell>
          <table:table-cell office:value-type="float" office:value="37.18">
            <text:p>37.1800</text:p>
          </table:table-cell>
          <table:table-cell office:value-type="float" office:value="37.177">
            <text:p>37.17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97">
            <text:p>597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Cookies &amp; Cream - 2273g</text:p>
          </table:table-cell>
          <table:table-cell office:value-type="float" office:value="748927028683">
            <text:p>748927028683</text:p>
          </table:table-cell>
          <table:table-cell office:value-type="float" office:value="416">
            <text:p>416</text:p>
          </table:table-cell>
          <table:table-cell office:value-type="float" office:value="2.56">
            <text:p>2.56</text:p>
          </table:table-cell>
          <table:table-cell office:value-type="float" office:value="29.69">
            <text:p>29.6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907">
            <text:p>1907</text:p>
          </table:table-cell>
          <table:table-cell office:value-type="string">
            <text:p>Optimum Nutrition</text:p>
          </table:table-cell>
          <table:table-cell office:value-type="string">
            <text:p>Whey Gold Standard 2270g (Mint)</text:p>
          </table:table-cell>
          <table:table-cell office:value-type="float" office:value="37.18">
            <text:p>37.1800</text:p>
          </table:table-cell>
          <table:table-cell office:value-type="float" office:value="37.177">
            <text:p>37.17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907">
            <text:p>1907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Chocolate Mint - 2273g</text:p>
          </table:table-cell>
          <table:table-cell office:value-type="float" office:value="748927028676">
            <text:p>748927028676</text:p>
          </table:table-cell>
          <table:table-cell office:value-type="float" office:value="75">
            <text:p>75</text:p>
          </table:table-cell>
          <table:table-cell office:value-type="float" office:value="2.56">
            <text:p>2.56</text:p>
          </table:table-cell>
          <table:table-cell office:value-type="float" office:value="29.94">
            <text:p>29.9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707">
            <text:p>2707</text:p>
          </table:table-cell>
          <table:table-cell office:value-type="string">
            <text:p>Optimum Nutrition</text:p>
          </table:table-cell>
          <table:table-cell office:value-type="string">
            <text:p>Whey Gold Standard 2270g (Mochachinno)</text:p>
          </table:table-cell>
          <table:table-cell office:value-type="float" office:value="37.18">
            <text:p>37.1800</text:p>
          </table:table-cell>
          <table:table-cell office:value-type="float" office:value="37.177">
            <text:p>37.17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707">
            <text:p>2707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Mocha Cappuccino - 2273g</text:p>
          </table:table-cell>
          <table:table-cell office:value-type="float" office:value="748927026238">
            <text:p>748927026238</text:p>
          </table:table-cell>
          <table:table-cell office:value-type="float" office:value="0">
            <text:p>0</text:p>
          </table:table-cell>
          <table:table-cell office:value-type="float" office:value="2.56">
            <text:p>2.56</text:p>
          </table:table-cell>
          <table:table-cell office:value-type="float" office:value="29.91">
            <text:p>29.9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322">
            <text:p>2322</text:p>
          </table:table-cell>
          <table:table-cell office:value-type="string">
            <text:p>Optimum Nutrition</text:p>
          </table:table-cell>
          <table:table-cell office:value-type="string">
            <text:p>Whey Gold Standard 2270g (Rich Chocolate)</text:p>
          </table:table-cell>
          <table:table-cell office:value-type="float" office:value="37.18">
            <text:p>37.1800</text:p>
          </table:table-cell>
          <table:table-cell office:value-type="float" office:value="37.177">
            <text:p>37.17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322">
            <text:p>2322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Double Rich Chocolate - 2273g</text:p>
          </table:table-cell>
          <table:table-cell office:value-type="float" office:value="748927028669">
            <text:p>748927028669</text:p>
          </table:table-cell>
          <table:table-cell office:value-type="float" office:value="660">
            <text:p>660</text:p>
          </table:table-cell>
          <table:table-cell office:value-type="float" office:value="2.56">
            <text:p>2.56</text:p>
          </table:table-cell>
          <table:table-cell office:value-type="float" office:value="30.03">
            <text:p>30.0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708">
            <text:p>2708</text:p>
          </table:table-cell>
          <table:table-cell office:value-type="string">
            <text:p>Optimum Nutrition</text:p>
          </table:table-cell>
          <table:table-cell office:value-type="string">
            <text:p>Whey Gold Standard 2270g (Rocky Road)</text:p>
          </table:table-cell>
          <table:table-cell office:value-type="float" office:value="37.18">
            <text:p>37.1800</text:p>
          </table:table-cell>
          <table:table-cell office:value-type="float" office:value="37.177">
            <text:p>37.17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708">
            <text:p>2708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Rocky Road - 2273g</text:p>
          </table:table-cell>
          <table:table-cell office:value-type="float" office:value="748927027891">
            <text:p>748927027891</text:p>
          </table:table-cell>
          <table:table-cell office:value-type="float" office:value="186">
            <text:p>186</text:p>
          </table:table-cell>
          <table:table-cell office:value-type="float" office:value="2.56">
            <text:p>2.56</text:p>
          </table:table-cell>
          <table:table-cell office:value-type="float" office:value="30.08">
            <text:p>30.0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23">
            <text:p>523</text:p>
          </table:table-cell>
          <table:table-cell office:value-type="string">
            <text:p>Optimum Nutrition</text:p>
          </table:table-cell>
          <table:table-cell office:value-type="string">
            <text:p>Whey Gold Standard 2270g (Strawberry Banana)</text:p>
          </table:table-cell>
          <table:table-cell office:value-type="float" office:value="37.18">
            <text:p>37.1800</text:p>
          </table:table-cell>
          <table:table-cell office:value-type="float" office:value="37.177">
            <text:p>37.17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23">
            <text:p>523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Strawberry Banana - 2273g</text:p>
          </table:table-cell>
          <table:table-cell/>
          <table:table-cell office:value-type="float" office:value="0">
            <text:p>0</text:p>
          </table:table-cell>
          <table:table-cell office:value-type="float" office:value="2.56">
            <text:p>2.56</text:p>
          </table:table-cell>
          <table:table-cell office:value-type="float" office:value="29.91">
            <text:p>29.9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095">
            <text:p>1095</text:p>
          </table:table-cell>
          <table:table-cell office:value-type="string">
            <text:p>Optimum Nutrition</text:p>
          </table:table-cell>
          <table:table-cell office:value-type="string">
            <text:p>Whey Gold Standard 2270g (Strawberry)</text:p>
          </table:table-cell>
          <table:table-cell office:value-type="float" office:value="37.18">
            <text:p>37.1800</text:p>
          </table:table-cell>
          <table:table-cell office:value-type="float" office:value="37.177">
            <text:p>37.17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095">
            <text:p>1095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Delicious Strawberry - 2273g</text:p>
          </table:table-cell>
          <table:table-cell office:value-type="float" office:value="748927028690">
            <text:p>748927028690</text:p>
          </table:table-cell>
          <table:table-cell office:value-type="float" office:value="230">
            <text:p>230</text:p>
          </table:table-cell>
          <table:table-cell office:value-type="float" office:value="2.56">
            <text:p>2.56</text:p>
          </table:table-cell>
          <table:table-cell office:value-type="float" office:value="29.72">
            <text:p>29.7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96">
            <text:p>596</text:p>
          </table:table-cell>
          <table:table-cell office:value-type="string">
            <text:p>Optimum Nutrition</text:p>
          </table:table-cell>
          <table:table-cell office:value-type="string">
            <text:p>Whey Gold Standard 2270g (Tropical)</text:p>
          </table:table-cell>
          <table:table-cell office:value-type="float" office:value="37.18">
            <text:p>37.1800</text:p>
          </table:table-cell>
          <table:table-cell office:value-type="float" office:value="37.177">
            <text:p>37.17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96">
            <text:p>596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Tropical Punch - 2273g</text:p>
          </table:table-cell>
          <table:table-cell office:value-type="float" office:value="748927027907">
            <text:p>748927027907</text:p>
          </table:table-cell>
          <table:table-cell office:value-type="float" office:value="0">
            <text:p>0</text:p>
          </table:table-cell>
          <table:table-cell office:value-type="float" office:value="2.56">
            <text:p>2.56</text:p>
          </table:table-cell>
          <table:table-cell office:value-type="float" office:value="29.92">
            <text:p>29.9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8">
            <text:p>128</text:p>
          </table:table-cell>
          <table:table-cell office:value-type="string">
            <text:p>Optimum Nutrition</text:p>
          </table:table-cell>
          <table:table-cell office:value-type="string">
            <text:p>Whey Gold Standard 2270g (Vanilla)</text:p>
          </table:table-cell>
          <table:table-cell office:value-type="float" office:value="37.18">
            <text:p>37.1800</text:p>
          </table:table-cell>
          <table:table-cell office:value-type="float" office:value="37.177">
            <text:p>37.17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Vanilla Ice Cream - 2273g</text:p>
          </table:table-cell>
          <table:table-cell office:value-type="float" office:value="748927028706">
            <text:p>748927028706</text:p>
          </table:table-cell>
          <table:table-cell office:value-type="float" office:value="0">
            <text:p>0</text:p>
          </table:table-cell>
          <table:table-cell office:value-type="float" office:value="2.56">
            <text:p>2.56</text:p>
          </table:table-cell>
          <table:table-cell office:value-type="float" office:value="29.97">
            <text:p>29.9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86">
            <text:p>786</text:p>
          </table:table-cell>
          <table:table-cell office:value-type="string">
            <text:p>Optimum Nutrition</text:p>
          </table:table-cell>
          <table:table-cell office:value-type="string">
            <text:p>Whey Gold Standard 4500g (Banana)</text:p>
          </table:table-cell>
          <table:table-cell office:value-type="float" office:value="68.17">
            <text:p>68.1700</text:p>
          </table:table-cell>
          <table:table-cell office:value-type="float" office:value="68.168">
            <text:p>68.16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86">
            <text:p>786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Banana Cream - 4545g</text:p>
          </table:table-cell>
          <table:table-cell office:value-type="float" office:value="748927026443">
            <text:p>748927026443</text:p>
          </table:table-cell>
          <table:table-cell office:value-type="float" office:value="10">
            <text:p>10</text:p>
          </table:table-cell>
          <table:table-cell office:value-type="float" office:value="4.7">
            <text:p>4.7</text:p>
          </table:table-cell>
          <table:table-cell office:value-type="float" office:value="55.42">
            <text:p>55.4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50">
            <text:p>350</text:p>
          </table:table-cell>
          <table:table-cell office:value-type="string">
            <text:p>Optimum Nutrition</text:p>
          </table:table-cell>
          <table:table-cell office:value-type="string">
            <text:p>Whey Gold Standard 4500g (Chocolate)</text:p>
          </table:table-cell>
          <table:table-cell office:value-type="float" office:value="68.17">
            <text:p>68.1700</text:p>
          </table:table-cell>
          <table:table-cell office:value-type="float" office:value="68.168">
            <text:p>68.16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50">
            <text:p>350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Double Rich Chocolate - 4545g</text:p>
          </table:table-cell>
          <table:table-cell office:value-type="float" office:value="748927028713">
            <text:p>748927028713</text:p>
          </table:table-cell>
          <table:table-cell office:value-type="float" office:value="0">
            <text:p>0</text:p>
          </table:table-cell>
          <table:table-cell office:value-type="float" office:value="4.7">
            <text:p>4.7</text:p>
          </table:table-cell>
          <table:table-cell office:value-type="float" office:value="54.81">
            <text:p>54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865">
            <text:p>3865</text:p>
          </table:table-cell>
          <table:table-cell office:value-type="string">
            <text:p>Optimum Nutrition</text:p>
          </table:table-cell>
          <table:table-cell office:value-type="string">
            <text:p>Whey Gold Standard 4500g (Rocky Road)</text:p>
          </table:table-cell>
          <table:table-cell office:value-type="float" office:value="68.17">
            <text:p>68.1700</text:p>
          </table:table-cell>
          <table:table-cell office:value-type="float" office:value="68.168">
            <text:p>68.16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865">
            <text:p>3865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Rocky Road - 4545g</text:p>
          </table:table-cell>
          <table:table-cell office:value-type="float" office:value="748927028720">
            <text:p>748927028720</text:p>
          </table:table-cell>
          <table:table-cell office:value-type="float" office:value="0">
            <text:p>0</text:p>
          </table:table-cell>
          <table:table-cell office:value-type="float" office:value="4.7">
            <text:p>4.7</text:p>
          </table:table-cell>
          <table:table-cell office:value-type="float" office:value="60.55">
            <text:p>60.5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647">
            <text:p>2647</text:p>
          </table:table-cell>
          <table:table-cell office:value-type="string">
            <text:p>Optimum Nutrition</text:p>
          </table:table-cell>
          <table:table-cell office:value-type="string">
            <text:p>Whey Gold Standard 4500g (Strawberry)</text:p>
          </table:table-cell>
          <table:table-cell office:value-type="float" office:value="68.17">
            <text:p>68.1700</text:p>
          </table:table-cell>
          <table:table-cell office:value-type="float" office:value="68.168">
            <text:p>68.16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647">
            <text:p>2647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Delicious Strawberry - 4545g</text:p>
          </table:table-cell>
          <table:table-cell office:value-type="float" office:value="748927028737">
            <text:p>748927028737</text:p>
          </table:table-cell>
          <table:table-cell office:value-type="float" office:value="122">
            <text:p>122</text:p>
          </table:table-cell>
          <table:table-cell office:value-type="float" office:value="4.7">
            <text:p>4.7</text:p>
          </table:table-cell>
          <table:table-cell office:value-type="float" office:value="55.16">
            <text:p>55.1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77">
            <text:p>1277</text:p>
          </table:table-cell>
          <table:table-cell office:value-type="string">
            <text:p>Optimum Nutrition</text:p>
          </table:table-cell>
          <table:table-cell office:value-type="string">
            <text:p>Whey Gold Standard 4500g (Vanilla)</text:p>
          </table:table-cell>
          <table:table-cell office:value-type="float" office:value="68.17">
            <text:p>68.1700</text:p>
          </table:table-cell>
          <table:table-cell office:value-type="float" office:value="68.168">
            <text:p>68.16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277">
            <text:p>1277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Vanilla Ice Cream - 4545g</text:p>
          </table:table-cell>
          <table:table-cell office:value-type="float" office:value="748927028744">
            <text:p>748927028744</text:p>
          </table:table-cell>
          <table:table-cell office:value-type="float" office:value="28">
            <text:p>28</text:p>
          </table:table-cell>
          <table:table-cell office:value-type="float" office:value="4.7">
            <text:p>4.7</text:p>
          </table:table-cell>
          <table:table-cell office:value-type="float" office:value="55.21">
            <text:p>55.2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87">
            <text:p>687</text:p>
          </table:table-cell>
          <table:table-cell office:value-type="string">
            <text:p>Optimum Nutrition</text:p>
          </table:table-cell>
          <table:table-cell office:value-type="string">
            <text:p>Whey Gold Standard 912g (Banana)</text:p>
          </table:table-cell>
          <table:table-cell office:value-type="float" office:value="19">
            <text:p>19.0000</text:p>
          </table:table-cell>
          <table:table-cell office:value-type="float" office:value="19.003">
            <text:p>19.0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87">
            <text:p>687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Banana Cream - 908g</text:p>
          </table:table-cell>
          <table:table-cell office:value-type="float" office:value="748927029567">
            <text:p>748927029567</text:p>
          </table:table-cell>
          <table:table-cell office:value-type="float" office:value="261">
            <text:p>261</text:p>
          </table:table-cell>
          <table:table-cell office:value-type="float" office:value="1.07">
            <text:p>1.07</text:p>
          </table:table-cell>
          <table:table-cell office:value-type="float" office:value="15.23">
            <text:p>15.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90">
            <text:p>21690</text:p>
          </table:table-cell>
          <table:table-cell office:value-type="string">
            <text:p>Optimum Nutrition</text:p>
          </table:table-cell>
          <table:table-cell office:value-type="string">
            <text:p>Whey Gold Standard 912g (Choc Peanut)</text:p>
          </table:table-cell>
          <table:table-cell office:value-type="float" office:value="19">
            <text:p>19.0000</text:p>
          </table:table-cell>
          <table:table-cell office:value-type="float" office:value="19.003">
            <text:p>19.0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90">
            <text:p>21690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Chocolate Peanut Butter - 891g</text:p>
          </table:table-cell>
          <table:table-cell office:value-type="float" office:value="5060245605359">
            <text:p>5060245605359</text:p>
          </table:table-cell>
          <table:table-cell office:value-type="float" office:value="26">
            <text:p>26</text:p>
          </table:table-cell>
          <table:table-cell office:value-type="float" office:value="1.08">
            <text:p>1.08</text:p>
          </table:table-cell>
          <table:table-cell office:value-type="float" office:value="15.39">
            <text:p>15.3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705">
            <text:p>2705</text:p>
          </table:table-cell>
          <table:table-cell office:value-type="string">
            <text:p>Optimum Nutrition</text:p>
          </table:table-cell>
          <table:table-cell office:value-type="string">
            <text:p>Whey Gold Standard 912g (Chocolate)</text:p>
          </table:table-cell>
          <table:table-cell office:value-type="float" office:value="19">
            <text:p>19.0000</text:p>
          </table:table-cell>
          <table:table-cell office:value-type="float" office:value="19.003">
            <text:p>19.0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705">
            <text:p>2705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Extreme Milk Chocolate - 908g</text:p>
          </table:table-cell>
          <table:table-cell office:value-type="float" office:value="748927024135">
            <text:p>748927024135</text:p>
          </table:table-cell>
          <table:table-cell office:value-type="float" office:value="638">
            <text:p>638</text:p>
          </table:table-cell>
          <table:table-cell office:value-type="float" office:value="1.07">
            <text:p>1.07</text:p>
          </table:table-cell>
          <table:table-cell office:value-type="float" office:value="15.21">
            <text:p>15.2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89">
            <text:p>689</text:p>
          </table:table-cell>
          <table:table-cell office:value-type="string">
            <text:p>Optimum Nutrition</text:p>
          </table:table-cell>
          <table:table-cell office:value-type="string">
            <text:p>Whey Gold Standard 912g (Cookies And Cream)</text:p>
          </table:table-cell>
          <table:table-cell office:value-type="float" office:value="19">
            <text:p>19.0000</text:p>
          </table:table-cell>
          <table:table-cell office:value-type="float" office:value="19.003">
            <text:p>19.0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89">
            <text:p>689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Cookies &amp; Cream - 908g</text:p>
          </table:table-cell>
          <table:table-cell office:value-type="float" office:value="748927028638">
            <text:p>748927028638</text:p>
          </table:table-cell>
          <table:table-cell office:value-type="float" office:value="221">
            <text:p>221</text:p>
          </table:table-cell>
          <table:table-cell office:value-type="float" office:value="1.07">
            <text:p>1.07</text:p>
          </table:table-cell>
          <table:table-cell office:value-type="float" office:value="15.2">
            <text:p>15.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704">
            <text:p>2704</text:p>
          </table:table-cell>
          <table:table-cell office:value-type="string">
            <text:p>Optimum Nutrition</text:p>
          </table:table-cell>
          <table:table-cell office:value-type="string">
            <text:p>Whey Gold Standard 912g (Mint)</text:p>
          </table:table-cell>
          <table:table-cell office:value-type="float" office:value="19">
            <text:p>19.0000</text:p>
          </table:table-cell>
          <table:table-cell office:value-type="float" office:value="19.003">
            <text:p>19.0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704">
            <text:p>2704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Chocolate Mint - 908g</text:p>
          </table:table-cell>
          <table:table-cell office:value-type="float" office:value="748927028621">
            <text:p>748927028621</text:p>
          </table:table-cell>
          <table:table-cell office:value-type="float" office:value="88">
            <text:p>88</text:p>
          </table:table-cell>
          <table:table-cell office:value-type="float" office:value="1.07">
            <text:p>1.07</text:p>
          </table:table-cell>
          <table:table-cell office:value-type="float" office:value="15.17">
            <text:p>15.1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482">
            <text:p>1482</text:p>
          </table:table-cell>
          <table:table-cell office:value-type="string">
            <text:p>Optimum Nutrition</text:p>
          </table:table-cell>
          <table:table-cell office:value-type="string">
            <text:p>Whey Gold Standard 912g (Rocky Road)</text:p>
          </table:table-cell>
          <table:table-cell office:value-type="float" office:value="19">
            <text:p>19.0000</text:p>
          </table:table-cell>
          <table:table-cell office:value-type="float" office:value="19.003">
            <text:p>19.0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482">
            <text:p>1482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Rocky Road - 908g</text:p>
          </table:table-cell>
          <table:table-cell office:value-type="float" office:value="748927027877">
            <text:p>748927027877</text:p>
          </table:table-cell>
          <table:table-cell office:value-type="float" office:value="43">
            <text:p>43</text:p>
          </table:table-cell>
          <table:table-cell office:value-type="float" office:value="1.07">
            <text:p>1.07</text:p>
          </table:table-cell>
          <table:table-cell office:value-type="float" office:value="15.37">
            <text:p>15.3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481">
            <text:p>1481</text:p>
          </table:table-cell>
          <table:table-cell office:value-type="string">
            <text:p>Optimum Nutrition</text:p>
          </table:table-cell>
          <table:table-cell office:value-type="string">
            <text:p>Whey Gold Standard 912g (Strawberry)</text:p>
          </table:table-cell>
          <table:table-cell office:value-type="float" office:value="19">
            <text:p>19.0000</text:p>
          </table:table-cell>
          <table:table-cell office:value-type="float" office:value="19.003">
            <text:p>19.0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481">
            <text:p>1481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Delicious Strawberry - 908g</text:p>
          </table:table-cell>
          <table:table-cell office:value-type="float" office:value="748927028645">
            <text:p>748927028645</text:p>
          </table:table-cell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office:value-type="float" office:value="14.74">
            <text:p>14.7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484">
            <text:p>1484</text:p>
          </table:table-cell>
          <table:table-cell office:value-type="string">
            <text:p>Optimum Nutrition</text:p>
          </table:table-cell>
          <table:table-cell office:value-type="string">
            <text:p>Whey Gold Standard 912g (Vanilla)</text:p>
          </table:table-cell>
          <table:table-cell office:value-type="float" office:value="19">
            <text:p>19.0000</text:p>
          </table:table-cell>
          <table:table-cell office:value-type="float" office:value="19.003">
            <text:p>19.0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484">
            <text:p>1484</text:p>
          </table:table-cell>
          <table:table-cell office:value-type="string">
            <text:p>Optimum Nutrition</text:p>
          </table:table-cell>
          <table:table-cell office:value-type="string">
            <text:p>100% Whey Gold Standard Protein, Vanilla Ice Cream - 908g </text:p>
          </table:table-cell>
          <table:table-cell office:value-type="float" office:value="748927028652">
            <text:p>748927028652</text:p>
          </table:table-cell>
          <table:table-cell office:value-type="float" office:value="265">
            <text:p>265</text:p>
          </table:table-cell>
          <table:table-cell office:value-type="float" office:value="1.07">
            <text:p>1.07</text:p>
          </table:table-cell>
          <table:table-cell office:value-type="float" office:value="15.18">
            <text:p>15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474">
            <text:p>20474</text:p>
          </table:table-cell>
          <table:table-cell office:value-type="string">
            <text:p>Peak Body</text:p>
          </table:table-cell>
          <table:table-cell office:value-type="string">
            <text:p>Kaffeine Kick 32 bottles (Lemon And Lime)</text:p>
          </table:table-cell>
          <table:table-cell office:value-type="float" office:value="23.6">
            <text:p>23.6000</text:p>
          </table:table-cell>
          <table:table-cell office:value-type="float" office:value="23.604">
            <text:p>23.60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474">
            <text:p>20474</text:p>
          </table:table-cell>
          <table:table-cell office:value-type="string">
            <text:p>Peak Body</text:p>
          </table:table-cell>
          <table:table-cell office:value-type="string">
            <text:p>Caffeine Kick, Lemon &amp; Lime - 32 x 50g</text:p>
          </table:table-cell>
          <table:table-cell office:value-type="float" office:value="5060104870676">
            <text:p>5060104870676</text:p>
          </table:table-cell>
          <table:table-cell office:value-type="float" office:value="9">
            <text:p>9</text:p>
          </table:table-cell>
          <table:table-cell office:value-type="float" office:value="2.41">
            <text:p>2.41</text:p>
          </table:table-cell>
          <table:table-cell office:value-type="float" office:value="20.66">
            <text:p>20.6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475">
            <text:p>20475</text:p>
          </table:table-cell>
          <table:table-cell office:value-type="string">
            <text:p>Peak Body</text:p>
          </table:table-cell>
          <table:table-cell office:value-type="string">
            <text:p>Kaffeine Kick 32 bottles (Orange)</text:p>
          </table:table-cell>
          <table:table-cell office:value-type="float" office:value="23.6">
            <text:p>23.6000</text:p>
          </table:table-cell>
          <table:table-cell office:value-type="float" office:value="23.604">
            <text:p>23.60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475">
            <text:p>20475</text:p>
          </table:table-cell>
          <table:table-cell office:value-type="string">
            <text:p>Peak Body</text:p>
          </table:table-cell>
          <table:table-cell office:value-type="string">
            <text:p>Caffeine Kick, Orange - 32 x 50g</text:p>
          </table:table-cell>
          <table:table-cell office:value-type="float" office:value="5060104870140">
            <text:p>5060104870140</text:p>
          </table:table-cell>
          <table:table-cell office:value-type="float" office:value="14">
            <text:p>14</text:p>
          </table:table-cell>
          <table:table-cell office:value-type="float" office:value="2.41">
            <text:p>2.41</text:p>
          </table:table-cell>
          <table:table-cell office:value-type="float" office:value="20.19">
            <text:p>20.19</text:p>
          </table:table-cell>
          <table:table-cell table:number-columns-repeated="1008"/>
        </table:table-row>
        <table:table-row table:style-name="ro1">
          <table:table-cell table:style-name="ce4" office:value-type="float" office:value="8368">
            <text:p>8368</text:p>
          </table:table-cell>
          <table:table-cell table:style-name="ce4" office:value-type="string">
            <text:p>8368 nieaktywne</text:p>
          </table:table-cell>
          <table:table-cell table:style-name="ce4" office:value-type="string">
            <text:p>Performance Meals</text:p>
          </table:table-cell>
          <table:table-cell table:style-name="ce4" office:value-type="string">
            <text:p>Meal 350g Pouch (Indian)</text:p>
          </table:table-cell>
          <table:table-cell table:style-name="ce9" office:value-type="float" office:value="2.79">
            <text:p>2.7900</text:p>
          </table:table-cell>
          <table:table-cell table:style-name="ce9" office:value-type="float" office:value="2.793">
            <text:p>2.7930</text:p>
          </table:table-cell>
          <table:table-cell table:style-name="ce4" office:value-type="string">
            <text:p>Z</text:p>
          </table:table-cell>
          <table:table-cell table:style-name="ce4"/>
          <table:table-cell/>
          <table:table-cell table:style-name="ce4" office:value-type="float" office:value="8368">
            <text:p>8368</text:p>
          </table:table-cell>
          <table:table-cell table:style-name="ce4" office:value-type="string">
            <text:p>Performance Meals</text:p>
          </table:table-cell>
          <table:table-cell table:style-name="ce4" office:value-type="string">
            <text:p>Performance Meals, Indian Style Beef - 1 Pack</text:p>
          </table:table-cell>
          <table:table-cell table:style-name="ce4" office:value-type="float" office:value="5060267670076">
            <text:p>506026767007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7">
            <text:p>0.37</text:p>
          </table:table-cell>
          <table:table-cell table:style-name="ce4" office:value-type="float" office:value="2.15">
            <text:p>2.15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6098">
            <text:p>6098</text:p>
          </table:table-cell>
          <table:table-cell table:style-name="ce4" office:value-type="string">
            <text:p>6098 nieaktywne</text:p>
          </table:table-cell>
          <table:table-cell table:style-name="ce4" office:value-type="string">
            <text:p>Performance Meals</text:p>
          </table:table-cell>
          <table:table-cell table:style-name="ce4" office:value-type="string">
            <text:p>Meal 350g Pouch (Mexican Style Beef)</text:p>
          </table:table-cell>
          <table:table-cell table:style-name="ce9" office:value-type="float" office:value="2.79">
            <text:p>2.7900</text:p>
          </table:table-cell>
          <table:table-cell table:style-name="ce9" office:value-type="float" office:value="2.793">
            <text:p>2.7930</text:p>
          </table:table-cell>
          <table:table-cell table:style-name="ce4" office:value-type="string">
            <text:p>Z</text:p>
          </table:table-cell>
          <table:table-cell table:style-name="ce4"/>
          <table:table-cell/>
          <table:table-cell table:style-name="ce4" office:value-type="float" office:value="6098">
            <text:p>6098</text:p>
          </table:table-cell>
          <table:table-cell table:style-name="ce4" office:value-type="string">
            <text:p>Performance Meals</text:p>
          </table:table-cell>
          <table:table-cell table:style-name="ce4" office:value-type="string">
            <text:p>Performance Meals, Mexican Style Beef - 1 pack</text:p>
          </table:table-cell>
          <table:table-cell table:style-name="ce4" office:value-type="float" office:value="5060267670014">
            <text:p>50602676700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7">
            <text:p>0.37</text:p>
          </table:table-cell>
          <table:table-cell table:style-name="ce4" office:value-type="float" office:value="2.17">
            <text:p>2.17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6099">
            <text:p>6099</text:p>
          </table:table-cell>
          <table:table-cell table:style-name="ce4" office:value-type="string">
            <text:p>6099 nieaktywne</text:p>
          </table:table-cell>
          <table:table-cell table:style-name="ce4" office:value-type="string">
            <text:p>Performance Meals</text:p>
          </table:table-cell>
          <table:table-cell table:style-name="ce4" office:value-type="string">
            <text:p>Meal 350g Pouch (Moroccan Style Chicken)</text:p>
          </table:table-cell>
          <table:table-cell table:style-name="ce9" office:value-type="float" office:value="2.79">
            <text:p>2.7900</text:p>
          </table:table-cell>
          <table:table-cell table:style-name="ce9" office:value-type="float" office:value="2.793">
            <text:p>2.7930</text:p>
          </table:table-cell>
          <table:table-cell table:style-name="ce4" office:value-type="string">
            <text:p>Z</text:p>
          </table:table-cell>
          <table:table-cell table:style-name="ce4"/>
          <table:table-cell/>
          <table:table-cell table:style-name="ce4" office:value-type="float" office:value="6099">
            <text:p>6099</text:p>
          </table:table-cell>
          <table:table-cell table:style-name="ce4" office:value-type="string">
            <text:p>Performance Meals</text:p>
          </table:table-cell>
          <table:table-cell table:style-name="ce4" office:value-type="string">
            <text:p>Performance Meals, Moroccan Style Chicken - 1 pack</text:p>
          </table:table-cell>
          <table:table-cell table:style-name="ce4" office:value-type="float" office:value="5060267670007">
            <text:p>506026767000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7">
            <text:p>0.37</text:p>
          </table:table-cell>
          <table:table-cell table:style-name="ce4" office:value-type="float" office:value="2.17">
            <text:p>2.17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9114">
            <text:p>9114</text:p>
          </table:table-cell>
          <table:table-cell table:style-name="ce4" office:value-type="string">
            <text:p>9114 nieaktywne</text:p>
          </table:table-cell>
          <table:table-cell table:style-name="ce4" office:value-type="string">
            <text:p>Performance Meals</text:p>
          </table:table-cell>
          <table:table-cell table:style-name="ce4" office:value-type="string">
            <text:p>Meal 350g Pouch (Peri Peri Chicken)</text:p>
          </table:table-cell>
          <table:table-cell table:style-name="ce9" office:value-type="float" office:value="2.79">
            <text:p>2.7900</text:p>
          </table:table-cell>
          <table:table-cell table:style-name="ce9" office:value-type="float" office:value="2.793">
            <text:p>2.7930</text:p>
          </table:table-cell>
          <table:table-cell table:style-name="ce4" office:value-type="string">
            <text:p>Z</text:p>
          </table:table-cell>
          <table:table-cell table:style-name="ce4"/>
          <table:table-cell/>
          <table:table-cell table:style-name="ce4" office:value-type="float" office:value="9114">
            <text:p>9114</text:p>
          </table:table-cell>
          <table:table-cell table:style-name="ce4" office:value-type="string">
            <text:p>Performance Meals</text:p>
          </table:table-cell>
          <table:table-cell table:style-name="ce4" office:value-type="string">
            <text:p>Performance Meals, Chicken Piri Piri - 1 Pack</text:p>
          </table:table-cell>
          <table:table-cell table:style-name="ce4" office:value-type="float" office:value="5060267670090">
            <text:p>506026767009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65">
            <text:p>0.365</text:p>
          </table:table-cell>
          <table:table-cell table:style-name="ce4" office:value-type="float" office:value="2.17">
            <text:p>2.17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6100">
            <text:p>6100</text:p>
          </table:table-cell>
          <table:table-cell table:style-name="ce4" office:value-type="string">
            <text:p>6100 nieaktywne</text:p>
          </table:table-cell>
          <table:table-cell table:style-name="ce4" office:value-type="string">
            <text:p>Performance Meals</text:p>
          </table:table-cell>
          <table:table-cell table:style-name="ce4" office:value-type="string">
            <text:p>Meal 350g Pouch (Thai Chicken)</text:p>
          </table:table-cell>
          <table:table-cell table:style-name="ce9" office:value-type="float" office:value="2.79">
            <text:p>2.7900</text:p>
          </table:table-cell>
          <table:table-cell table:style-name="ce9" office:value-type="float" office:value="2.793">
            <text:p>2.7930</text:p>
          </table:table-cell>
          <table:table-cell table:style-name="ce4" office:value-type="string">
            <text:p>Z</text:p>
          </table:table-cell>
          <table:table-cell table:style-name="ce4"/>
          <table:table-cell/>
          <table:table-cell table:style-name="ce4" office:value-type="float" office:value="6100">
            <text:p>6100</text:p>
          </table:table-cell>
          <table:table-cell table:style-name="ce4" office:value-type="string">
            <text:p>Performance Meals</text:p>
          </table:table-cell>
          <table:table-cell table:style-name="ce4" office:value-type="string">
            <text:p>Performance Meals, Thai Style Chicken - 1 pack</text:p>
          </table:table-cell>
          <table:table-cell table:style-name="ce4" office:value-type="float" office:value="5060267670021">
            <text:p>506026767002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65">
            <text:p>0.365</text:p>
          </table:table-cell>
          <table:table-cell table:style-name="ce4" office:value-type="float" office:value="2.32">
            <text:p>2.32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20112">
            <text:p>20112</text:p>
          </table:table-cell>
          <table:table-cell office:value-type="string">
            <text:p>PES</text:p>
          </table:table-cell>
          <table:table-cell office:value-type="string">
            <text:p>Amino Iv 525g (Blueberry Burst)</text:p>
          </table:table-cell>
          <table:table-cell office:value-type="float" office:value="16.77">
            <text:p>16.7700</text:p>
          </table:table-cell>
          <table:table-cell office:value-type="float" office:value="16.772">
            <text:p>16.77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112">
            <text:p>20112</text:p>
          </table:table-cell>
          <table:table-cell office:value-type="string">
            <text:p>PES</text:p>
          </table:table-cell>
          <table:table-cell office:value-type="string">
            <text:p>Amino IV, Blueberry Burst - 525g</text:p>
          </table:table-cell>
          <table:table-cell office:value-type="float" office:value="40232049057">
            <text:p>40232049057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3.13">
            <text:p>13.1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113">
            <text:p>20113</text:p>
          </table:table-cell>
          <table:table-cell office:value-type="string">
            <text:p>PES</text:p>
          </table:table-cell>
          <table:table-cell office:value-type="string">
            <text:p>Amino Iv 525g (Cherry Limeade)</text:p>
          </table:table-cell>
          <table:table-cell office:value-type="float" office:value="16.77">
            <text:p>16.7700</text:p>
          </table:table-cell>
          <table:table-cell office:value-type="float" office:value="16.772">
            <text:p>16.77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113">
            <text:p>20113</text:p>
          </table:table-cell>
          <table:table-cell office:value-type="string">
            <text:p>PES</text:p>
          </table:table-cell>
          <table:table-cell office:value-type="string">
            <text:p>Amino IV, Cherry Limeade - 525g</text:p>
          </table:table-cell>
          <table:table-cell office:value-type="float" office:value="40232049095">
            <text:p>40232049095</text:p>
          </table:table-cell>
          <table:table-cell office:value-type="float" office:value="8">
            <text:p>8</text:p>
          </table:table-cell>
          <table:table-cell office:value-type="float" office:value="0.62">
            <text:p>0.62</text:p>
          </table:table-cell>
          <table:table-cell office:value-type="float" office:value="13.14">
            <text:p>13.14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ES</text:p>
          </table:table-cell>
          <table:table-cell table:style-name="ce3" office:value-type="string">
            <text:p>Erase Pro 90 Caps ()</text:p>
          </table:table-cell>
          <table:table-cell table:style-name="ce8" office:value-type="float" office:value="24.32">
            <text:p>24.3200</text:p>
          </table:table-cell>
          <table:table-cell table:style-name="ce8" office:value-type="float" office:value="24.324">
            <text:p>24.32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0115">
            <text:p>20115</text:p>
          </table:table-cell>
          <table:table-cell office:value-type="string">
            <text:p>PES</text:p>
          </table:table-cell>
          <table:table-cell office:value-type="string">
            <text:p>Norcodrene 90 Caps ()</text:p>
          </table:table-cell>
          <table:table-cell office:value-type="float" office:value="17.61">
            <text:p>17.6100</text:p>
          </table:table-cell>
          <table:table-cell office:value-type="float" office:value="17.611">
            <text:p>17.611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115">
            <text:p>20115</text:p>
          </table:table-cell>
          <table:table-cell office:value-type="string">
            <text:p>PES</text:p>
          </table:table-cell>
          <table:table-cell office:value-type="string">
            <text:p>Norcodrene - 90 caps</text:p>
          </table:table-cell>
          <table:table-cell office:value-type="float" office:value="793573233257">
            <text:p>793573233257</text:p>
          </table:table-cell>
          <table:table-cell office:value-type="float" office:value="54">
            <text:p>54</text:p>
          </table:table-cell>
          <table:table-cell office:value-type="float" office:value="0.065">
            <text:p>0.065</text:p>
          </table:table-cell>
          <table:table-cell office:value-type="float" office:value="13.89">
            <text:p>13.8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049">
            <text:p>4049</text:p>
          </table:table-cell>
          <table:table-cell office:value-type="string">
            <text:p>Pharma Freak</text:p>
          </table:table-cell>
          <table:table-cell office:value-type="string">
            <text:p>Amino Freak 180 Caps ()</text:p>
          </table:table-cell>
          <table:table-cell office:value-type="float" office:value="14.66">
            <text:p>14.6600</text:p>
          </table:table-cell>
          <table:table-cell office:value-type="float" office:value="14.655">
            <text:p>14.65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049">
            <text:p>4049</text:p>
          </table:table-cell>
          <table:table-cell office:value-type="string">
            <text:p>PharmaFreak</text:p>
          </table:table-cell>
          <table:table-cell office:value-type="string">
            <text:p>Amino Freak - 180 tabs</text:p>
          </table:table-cell>
          <table:table-cell/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11.99">
            <text:p>11.99</text:p>
          </table:table-cell>
          <table:table-cell table:number-columns-repeated="1008"/>
        </table:table-row>
        <table:table-row table:style-name="ro1">
          <table:table-cell table:style-name="ce4" office:value-type="float" office:value="4050">
            <text:p>4050</text:p>
          </table:table-cell>
          <table:table-cell table:style-name="ce4" office:value-type="string">
            <text:p>4050 nieaktywne</text:p>
          </table:table-cell>
          <table:table-cell table:style-name="ce4" office:value-type="string">
            <text:p>Pharma Freak</text:p>
          </table:table-cell>
          <table:table-cell table:style-name="ce4" office:value-type="string">
            <text:p>Amino Freak 192g (Blue Rasberry)</text:p>
          </table:table-cell>
          <table:table-cell table:number-columns-repeated="2" table:style-name="ce9" office:value-type="float" office:value="18.84">
            <text:p>18.84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050">
            <text:p>4050</text:p>
          </table:table-cell>
          <table:table-cell table:style-name="ce4" office:value-type="string">
            <text:p>PharmaFreak</text:p>
          </table:table-cell>
          <table:table-cell table:style-name="ce4" office:value-type="string">
            <text:p>Amino Freak, Blue Raspberry - 192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26">
            <text:p>0.26</text:p>
          </table:table-cell>
          <table:table-cell table:style-name="ce4" office:value-type="float" office:value="12.7">
            <text:p>12.7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5951">
            <text:p>5951</text:p>
          </table:table-cell>
          <table:table-cell office:value-type="string">
            <text:p>Pharma Freak</text:p>
          </table:table-cell>
          <table:table-cell office:value-type="string">
            <text:p>Amino Freak 192g (Watermelon)</text:p>
          </table:table-cell>
          <table:table-cell table:number-columns-repeated="2" office:value-type="float" office:value="18.84">
            <text:p>18.84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951">
            <text:p>5951</text:p>
          </table:table-cell>
          <table:table-cell office:value-type="string">
            <text:p>PharmaFreak</text:p>
          </table:table-cell>
          <table:table-cell office:value-type="string">
            <text:p>Amino Freak, Watermelon - 192g</text:p>
          </table:table-cell>
          <table:table-cell office:value-type="float" office:value="855504001639">
            <text:p>855504001639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16.33">
            <text:p>16.33</text:p>
          </table:table-cell>
          <table:table-cell table:number-columns-repeated="1008"/>
        </table:table-row>
        <table:table-row table:style-name="ro1">
          <table:table-cell table:style-name="ce4" office:value-type="float" office:value="5953">
            <text:p>5953</text:p>
          </table:table-cell>
          <table:table-cell table:style-name="ce4" office:value-type="string">
            <text:p>5953 nieaktywne</text:p>
          </table:table-cell>
          <table:table-cell table:style-name="ce4" office:value-type="string">
            <text:p>Pharma Freak</text:p>
          </table:table-cell>
          <table:table-cell table:style-name="ce4" office:value-type="string">
            <text:p>Creatine Freak 145g (Watermelon)</text:p>
          </table:table-cell>
          <table:table-cell table:style-name="ce9" office:value-type="float" office:value="16.75">
            <text:p>16.7500</text:p>
          </table:table-cell>
          <table:table-cell table:style-name="ce9" office:value-type="float" office:value="16.747">
            <text:p>16.74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953">
            <text:p>5953</text:p>
          </table:table-cell>
          <table:table-cell table:style-name="ce4" office:value-type="string">
            <text:p>PharmaFreak</text:p>
          </table:table-cell>
          <table:table-cell table:style-name="ce4" office:value-type="string">
            <text:p>Creatine Freak CF, Watermelon - 145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21">
            <text:p>0.21</text:p>
          </table:table-cell>
          <table:table-cell table:style-name="ce4" office:value-type="float" office:value="14.51">
            <text:p>14.51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arma Freak</text:p>
          </table:table-cell>
          <table:table-cell table:style-name="ce3" office:value-type="string">
            <text:p>Flex Freak 30 Caps ()</text:p>
          </table:table-cell>
          <table:table-cell table:number-columns-repeated="2" table:style-name="ce8" office:value-type="float" office:value="18.84">
            <text:p>18.84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4054">
            <text:p>4054</text:p>
          </table:table-cell>
          <table:table-cell table:style-name="ce4" office:value-type="string">
            <text:p>4054 nieaktywne</text:p>
          </table:table-cell>
          <table:table-cell table:style-name="ce4" office:value-type="string">
            <text:p>Pharma Freak</text:p>
          </table:table-cell>
          <table:table-cell table:style-name="ce4" office:value-type="string">
            <text:p>Mass Freak 6.8Kg (Vanilla)</text:p>
          </table:table-cell>
          <table:table-cell table:style-name="ce9" office:value-type="float" office:value="36.85">
            <text:p>36.8500</text:p>
          </table:table-cell>
          <table:table-cell table:style-name="ce9" office:value-type="float" office:value="36.847">
            <text:p>36.84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054">
            <text:p>4054</text:p>
          </table:table-cell>
          <table:table-cell table:style-name="ce4" office:value-type="string">
            <text:p>PharmaFreak</text:p>
          </table:table-cell>
          <table:table-cell table:style-name="ce4" office:value-type="string">
            <text:p>Mass Freak, Vanilla - 6800g</text:p>
          </table:table-cell>
          <table:table-cell table:style-name="ce4" office:value-type="float" office:value="855504001059">
            <text:p>85550400105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0.4">
            <text:p>30.4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4059">
            <text:p>4059</text:p>
          </table:table-cell>
          <table:table-cell table:style-name="ce4" office:value-type="string">
            <text:p>4059 nieaktywne</text:p>
          </table:table-cell>
          <table:table-cell table:style-name="ce4" office:value-type="string">
            <text:p>Pharma Freak</text:p>
          </table:table-cell>
          <table:table-cell table:style-name="ce4" office:value-type="string">
            <text:p>Protein Freak 2.27Kg (Chocolate)</text:p>
          </table:table-cell>
          <table:table-cell table:style-name="ce9" office:value-type="float" office:value="33.08">
            <text:p>33.0800</text:p>
          </table:table-cell>
          <table:table-cell table:style-name="ce9" office:value-type="float" office:value="33.075">
            <text:p>33.075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059">
            <text:p>4059</text:p>
          </table:table-cell>
          <table:table-cell table:style-name="ce4" office:value-type="string">
            <text:p>PharmaFreak</text:p>
          </table:table-cell>
          <table:table-cell table:style-name="ce4" office:value-type="string">
            <text:p>Protein Freak, Chocolate - 2270g</text:p>
          </table:table-cell>
          <table:table-cell table:style-name="ce4" office:value-type="float" office:value="855504001073">
            <text:p>855504001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57">
            <text:p>2.57</text:p>
          </table:table-cell>
          <table:table-cell table:style-name="ce4" office:value-type="float" office:value="29.8">
            <text:p>29.8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4259">
            <text:p>4259</text:p>
          </table:table-cell>
          <table:table-cell table:style-name="ce4" office:value-type="string">
            <text:p>4259 nieaktywne</text:p>
          </table:table-cell>
          <table:table-cell table:style-name="ce4" office:value-type="string">
            <text:p>Pharma Freak</text:p>
          </table:table-cell>
          <table:table-cell table:style-name="ce4" office:value-type="string">
            <text:p>Protein Freak 2.27Kg (Vanilla)</text:p>
          </table:table-cell>
          <table:table-cell table:style-name="ce9" office:value-type="float" office:value="33.08">
            <text:p>33.0800</text:p>
          </table:table-cell>
          <table:table-cell table:style-name="ce9" office:value-type="float" office:value="33.075">
            <text:p>33.075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259">
            <text:p>4259</text:p>
          </table:table-cell>
          <table:table-cell table:style-name="ce4" office:value-type="string">
            <text:p>PharmaFreak</text:p>
          </table:table-cell>
          <table:table-cell table:style-name="ce4" office:value-type="string">
            <text:p>Protein Freak, Vanilla - 2270g</text:p>
          </table:table-cell>
          <table:table-cell table:style-name="ce4" office:value-type="float" office:value="855504001080">
            <text:p>85550400108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57">
            <text:p>2.57</text:p>
          </table:table-cell>
          <table:table-cell table:style-name="ce4" office:value-type="float" office:value="29.77">
            <text:p>29.77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20908">
            <text:p>20908</text:p>
          </table:table-cell>
          <table:table-cell office:value-type="string">
            <text:p>Pharma Freak</text:p>
          </table:table-cell>
          <table:table-cell office:value-type="string">
            <text:p>Protein Freak 2Kg (Strawberry)</text:p>
          </table:table-cell>
          <table:table-cell office:value-type="float" office:value="33.08">
            <text:p>33.0800</text:p>
          </table:table-cell>
          <table:table-cell office:value-type="float" office:value="33.075">
            <text:p>33.07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908">
            <text:p>20908</text:p>
          </table:table-cell>
          <table:table-cell office:value-type="string">
            <text:p>PharmaFreak</text:p>
          </table:table-cell>
          <table:table-cell office:value-type="string">
            <text:p>Protein Freak, Strawberry - 2000g</text:p>
          </table:table-cell>
          <table:table-cell office:value-type="float" office:value="855504001837">
            <text:p>855504001837</text:p>
          </table:table-cell>
          <table:table-cell office:value-type="float" office:value="15">
            <text:p>15</text:p>
          </table:table-cell>
          <table:table-cell office:value-type="float" office:value="2.06">
            <text:p>2.06</text:p>
          </table:table-cell>
          <table:table-cell office:value-type="float" office:value="22.86">
            <text:p>22.8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120">
            <text:p>7120</text:p>
          </table:table-cell>
          <table:table-cell office:value-type="string">
            <text:p>Pharma Freak</text:p>
          </table:table-cell>
          <table:table-cell office:value-type="string">
            <text:p>Ripped Freak Pre Workout 200g (Orange/Pineapple)</text:p>
          </table:table-cell>
          <table:table-cell table:number-columns-repeated="2" office:value-type="float" office:value="18.84">
            <text:p>18.84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120">
            <text:p>7120</text:p>
          </table:table-cell>
          <table:table-cell office:value-type="string">
            <text:p>PharmaFreak</text:p>
          </table:table-cell>
          <table:table-cell office:value-type="string">
            <text:p>Ripped Freak Pre-Workout, Orange Pineapple - 200g</text:p>
          </table:table-cell>
          <table:table-cell office:value-type="float" office:value="855504001691">
            <text:p>855504001691</text:p>
          </table:table-cell>
          <table:table-cell office:value-type="float" office:value="0">
            <text:p>0</text:p>
          </table:table-cell>
          <table:table-cell office:value-type="float" office:value="0.265">
            <text:p>0.265</text:p>
          </table:table-cell>
          <table:table-cell office:value-type="float" office:value="16.33">
            <text:p>16.3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081">
            <text:p>5081</text:p>
          </table:table-cell>
          <table:table-cell office:value-type="string">
            <text:p>Pharma Freak</text:p>
          </table:table-cell>
          <table:table-cell office:value-type="string">
            <text:p>Vita Freak 30 Ct ()</text:p>
          </table:table-cell>
          <table:table-cell office:value-type="float" office:value="20.93">
            <text:p>20.9300</text:p>
          </table:table-cell>
          <table:table-cell office:value-type="float" office:value="20.932">
            <text:p>20.93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081">
            <text:p>5081</text:p>
          </table:table-cell>
          <table:table-cell office:value-type="string">
            <text:p>PharmaFreak</text:p>
          </table:table-cell>
          <table:table-cell office:value-type="string">
            <text:p>Vita Freak - 30 packs</text:p>
          </table:table-cell>
          <table:table-cell/>
          <table:table-cell office:value-type="float" office:value="0">
            <text:p>0</text:p>
          </table:table-cell>
          <table:table-cell office:value-type="float" office:value="0.395">
            <text:p>0.395</text:p>
          </table:table-cell>
          <table:table-cell office:value-type="float" office:value="18.14">
            <text:p>18.14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Advanced Mass Flapjack 12 Servings (Chocolate Peanut)</text:p>
          </table:table-cell>
          <table:table-cell table:style-name="ce8" office:value-type="float" office:value="12.82">
            <text:p>12.8200</text:p>
          </table:table-cell>
          <table:table-cell table:style-name="ce8" office:value-type="float" office:value="12.816">
            <text:p>12.81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Advanced Mass Flapjack 12 Servings (Double Chocolate)</text:p>
          </table:table-cell>
          <table:table-cell table:style-name="ce8" office:value-type="float" office:value="12.82">
            <text:p>12.8200</text:p>
          </table:table-cell>
          <table:table-cell table:style-name="ce8" office:value-type="float" office:value="12.816">
            <text:p>12.81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Advanced Multinutrient 90 Caps ()</text:p>
          </table:table-cell>
          <table:table-cell table:style-name="ce8" office:value-type="float" office:value="12.32">
            <text:p>12.3200</text:p>
          </table:table-cell>
          <table:table-cell table:style-name="ce8" office:value-type="float" office:value="12.316">
            <text:p>12.31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6758">
            <text:p>6758</text:p>
          </table:table-cell>
          <table:table-cell office:value-type="string">
            <text:p>PHD</text:p>
          </table:table-cell>
          <table:table-cell office:value-type="string">
            <text:p>Amino Drive 650g (Mixed Berry)</text:p>
          </table:table-cell>
          <table:table-cell office:value-type="float" office:value="16.52">
            <text:p>16.5200</text:p>
          </table:table-cell>
          <table:table-cell office:value-type="float" office:value="16.516">
            <text:p>16.51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758">
            <text:p>6758</text:p>
          </table:table-cell>
          <table:table-cell office:value-type="string">
            <text:p>PhD</text:p>
          </table:table-cell>
          <table:table-cell office:value-type="string">
            <text:p>Amino Drive, Mixed Berry - 650g</text:p>
          </table:table-cell>
          <table:table-cell office:value-type="float" office:value="5060119292258">
            <text:p>5060119292258</text:p>
          </table:table-cell>
          <table:table-cell office:value-type="float" office:value="0">
            <text:p>0</text:p>
          </table:table-cell>
          <table:table-cell office:value-type="float" office:value="0.755">
            <text:p>0.755</text:p>
          </table:table-cell>
          <table:table-cell office:value-type="float" office:value="14.47">
            <text:p>14.4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759">
            <text:p>6759</text:p>
          </table:table-cell>
          <table:table-cell office:value-type="string">
            <text:p>PHD</text:p>
          </table:table-cell>
          <table:table-cell office:value-type="string">
            <text:p>Amino Drive 650g (Orange)</text:p>
          </table:table-cell>
          <table:table-cell office:value-type="float" office:value="16.52">
            <text:p>16.5200</text:p>
          </table:table-cell>
          <table:table-cell office:value-type="float" office:value="16.516">
            <text:p>16.51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759">
            <text:p>6759</text:p>
          </table:table-cell>
          <table:table-cell office:value-type="string">
            <text:p>PhD</text:p>
          </table:table-cell>
          <table:table-cell office:value-type="string">
            <text:p>Amino Drive, Orange Crush - 650g</text:p>
          </table:table-cell>
          <table:table-cell office:value-type="float" office:value="5060119292241">
            <text:p>5060119292241</text:p>
          </table:table-cell>
          <table:table-cell office:value-type="float" office:value="0">
            <text:p>0</text:p>
          </table:table-cell>
          <table:table-cell office:value-type="float" office:value="0.755">
            <text:p>0.755</text:p>
          </table:table-cell>
          <table:table-cell office:value-type="float" office:value="14.47">
            <text:p>14.47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Amino Tablets 180 Tabs ()</text:p>
          </table:table-cell>
          <table:table-cell table:style-name="ce8" office:value-type="float" office:value="12.32">
            <text:p>12.3200</text:p>
          </table:table-cell>
          <table:table-cell table:style-name="ce8" office:value-type="float" office:value="12.316">
            <text:p>12.31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Bcaa Intra+ 450g (Coconut &amp; Lime)</text:p>
          </table:table-cell>
          <table:table-cell table:style-name="ce8" office:value-type="float" office:value="21.41">
            <text:p>21.4100</text:p>
          </table:table-cell>
          <table:table-cell table:style-name="ce8" office:value-type="float" office:value="21.411">
            <text:p>21.41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Bcaa Intra+ 450g (Coconut &amp; Mango)</text:p>
          </table:table-cell>
          <table:table-cell table:style-name="ce8" office:value-type="float" office:value="21.41">
            <text:p>21.4100</text:p>
          </table:table-cell>
          <table:table-cell table:style-name="ce8" office:value-type="float" office:value="21.411">
            <text:p>21.41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2016">
            <text:p>2016</text:p>
          </table:table-cell>
          <table:table-cell table:style-name="ce4" office:value-type="string">
            <text:p>2016 nieaktywne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Bcaas 195 Ct ()</text:p>
          </table:table-cell>
          <table:table-cell table:style-name="ce9" office:value-type="float" office:value="9.5">
            <text:p>9.5000</text:p>
          </table:table-cell>
          <table:table-cell table:style-name="ce9" office:value-type="float" office:value="9.5016">
            <text:p>9.5016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2016">
            <text:p>2016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BCAAs - 195 caps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7.42">
            <text:p>7.42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Beta Alanine Histidine 90 Caps ()</text:p>
          </table:table-cell>
          <table:table-cell table:style-name="ce8" office:value-type="float" office:value="8.03">
            <text:p>8.0300</text:p>
          </table:table-cell>
          <table:table-cell table:style-name="ce8" office:value-type="float" office:value="8.0334">
            <text:p>8.0334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Carnitine Tartrate 90 Caps ()</text:p>
          </table:table-cell>
          <table:table-cell table:style-name="ce8" office:value-type="float" office:value="8.56">
            <text:p>8.5600</text:p>
          </table:table-cell>
          <table:table-cell table:style-name="ce8" office:value-type="float" office:value="8.5647">
            <text:p>8.5647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9575">
            <text:p>9575</text:p>
          </table:table-cell>
          <table:table-cell office:value-type="string">
            <text:p>PHD</text:p>
          </table:table-cell>
          <table:table-cell office:value-type="string">
            <text:p>Casein Peptide+ 1.8Kg (Milk Chocolate)</text:p>
          </table:table-cell>
          <table:table-cell office:value-type="float" office:value="33.05">
            <text:p>33.0500</text:p>
          </table:table-cell>
          <table:table-cell office:value-type="float" office:value="33.046">
            <text:p>33.04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575">
            <text:p>9575</text:p>
          </table:table-cell>
          <table:table-cell office:value-type="string">
            <text:p>PhD</text:p>
          </table:table-cell>
          <table:table-cell office:value-type="string">
            <text:p>Casein Peptide+, Milk Chocolate - 1800g</text:p>
          </table:table-cell>
          <table:table-cell office:value-type="float" office:value="5060119293941">
            <text:p>5060119293941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  <table:table-cell office:value-type="float" office:value="24.5">
            <text:p>24.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576">
            <text:p>9576</text:p>
          </table:table-cell>
          <table:table-cell office:value-type="string">
            <text:p>PHD</text:p>
          </table:table-cell>
          <table:table-cell office:value-type="string">
            <text:p>Casein Peptide+ 1.8Kg (Strawberry)</text:p>
          </table:table-cell>
          <table:table-cell office:value-type="float" office:value="33.05">
            <text:p>33.0500</text:p>
          </table:table-cell>
          <table:table-cell office:value-type="float" office:value="33.046">
            <text:p>33.04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576">
            <text:p>9576</text:p>
          </table:table-cell>
          <table:table-cell office:value-type="string">
            <text:p>PhD</text:p>
          </table:table-cell>
          <table:table-cell office:value-type="string">
            <text:p>Casein Peptide+, Strawberry Creme - 1800g</text:p>
          </table:table-cell>
          <table:table-cell office:value-type="float" office:value="5060119293958">
            <text:p>5060119293958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  <table:table-cell office:value-type="float" office:value="24.5">
            <text:p>24.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577">
            <text:p>9577</text:p>
          </table:table-cell>
          <table:table-cell office:value-type="string">
            <text:p>PHD</text:p>
          </table:table-cell>
          <table:table-cell office:value-type="string">
            <text:p>Casein Peptide+ 1.8Kg (Vanilla)</text:p>
          </table:table-cell>
          <table:table-cell office:value-type="float" office:value="33.05">
            <text:p>33.0500</text:p>
          </table:table-cell>
          <table:table-cell office:value-type="float" office:value="33.046">
            <text:p>33.04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577">
            <text:p>9577</text:p>
          </table:table-cell>
          <table:table-cell office:value-type="string">
            <text:p>PhD</text:p>
          </table:table-cell>
          <table:table-cell office:value-type="string">
            <text:p>Casein Peptide+, Vanilla Creme - 1800g</text:p>
          </table:table-cell>
          <table:table-cell office:value-type="float" office:value="5060119293965">
            <text:p>5060119293965</text:p>
          </table:table-cell>
          <table:table-cell office:value-type="float" office:value="4">
            <text:p>4</text:p>
          </table:table-cell>
          <table:table-cell office:value-type="float" office:value="2.09">
            <text:p>2.09</text:p>
          </table:table-cell>
          <table:table-cell office:value-type="float" office:value="24.5">
            <text:p>24.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719">
            <text:p>20719</text:p>
          </table:table-cell>
          <table:table-cell office:value-type="string">
            <text:p>PHD</text:p>
          </table:table-cell>
          <table:table-cell office:value-type="string">
            <text:p>Casein Peptide+ 900g (Milk Chocolate)</text:p>
          </table:table-cell>
          <table:table-cell office:value-type="float" office:value="18.58">
            <text:p>18.5800</text:p>
          </table:table-cell>
          <table:table-cell office:value-type="float" office:value="18.584">
            <text:p>18.5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719">
            <text:p>20719</text:p>
          </table:table-cell>
          <table:table-cell office:value-type="string">
            <text:p>PhD</text:p>
          </table:table-cell>
          <table:table-cell office:value-type="string">
            <text:p>Casein Peptide+, Milk Chocolate - 900g</text:p>
          </table:table-cell>
          <table:table-cell office:value-type="float" office:value="5060119293880">
            <text:p>5060119293880</text:p>
          </table:table-cell>
          <table:table-cell office:value-type="float" office:value="0">
            <text:p>0</text:p>
          </table:table-cell>
          <table:table-cell office:value-type="float" office:value="1.06">
            <text:p>1.06</text:p>
          </table:table-cell>
          <table:table-cell office:value-type="float" office:value="13.75">
            <text:p>13.7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720">
            <text:p>20720</text:p>
          </table:table-cell>
          <table:table-cell office:value-type="string">
            <text:p>PHD</text:p>
          </table:table-cell>
          <table:table-cell office:value-type="string">
            <text:p>Casein Peptide+ 900g (Strawberry)</text:p>
          </table:table-cell>
          <table:table-cell office:value-type="float" office:value="18.58">
            <text:p>18.5800</text:p>
          </table:table-cell>
          <table:table-cell office:value-type="float" office:value="18.584">
            <text:p>18.5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720">
            <text:p>20720</text:p>
          </table:table-cell>
          <table:table-cell office:value-type="string">
            <text:p>PhD</text:p>
          </table:table-cell>
          <table:table-cell office:value-type="string">
            <text:p>Casein Peptide+, Strawberry Creme - 900g</text:p>
          </table:table-cell>
          <table:table-cell office:value-type="float" office:value="5060119293897">
            <text:p>5060119293897</text:p>
          </table:table-cell>
          <table:table-cell office:value-type="float" office:value="5">
            <text:p>5</text:p>
          </table:table-cell>
          <table:table-cell office:value-type="float" office:value="1.08">
            <text:p>1.08</text:p>
          </table:table-cell>
          <table:table-cell office:value-type="float" office:value="13.75">
            <text:p>13.7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721">
            <text:p>20721</text:p>
          </table:table-cell>
          <table:table-cell office:value-type="string">
            <text:p>PHD</text:p>
          </table:table-cell>
          <table:table-cell office:value-type="string">
            <text:p>Casein Peptide+ 900g (Vanilla)</text:p>
          </table:table-cell>
          <table:table-cell office:value-type="float" office:value="18.58">
            <text:p>18.5800</text:p>
          </table:table-cell>
          <table:table-cell office:value-type="float" office:value="18.584">
            <text:p>18.5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721">
            <text:p>20721</text:p>
          </table:table-cell>
          <table:table-cell office:value-type="string">
            <text:p>PhD</text:p>
          </table:table-cell>
          <table:table-cell office:value-type="string">
            <text:p>Casein Peptide+, Vanilla Creme - 900g</text:p>
          </table:table-cell>
          <table:table-cell office:value-type="float" office:value="5060119293903">
            <text:p>5060119293903</text:p>
          </table:table-cell>
          <table:table-cell office:value-type="float" office:value="5">
            <text:p>5</text:p>
          </table:table-cell>
          <table:table-cell office:value-type="float" office:value="1.07">
            <text:p>1.07</text:p>
          </table:table-cell>
          <table:table-cell office:value-type="float" office:value="13.75">
            <text:p>13.7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18">
            <text:p>2018</text:p>
          </table:table-cell>
          <table:table-cell office:value-type="string">
            <text:p>PHD</text:p>
          </table:table-cell>
          <table:table-cell office:value-type="string">
            <text:p>Cla 90 Ct ()</text:p>
          </table:table-cell>
          <table:table-cell office:value-type="float" office:value="9.47">
            <text:p>9.4700</text:p>
          </table:table-cell>
          <table:table-cell office:value-type="float" office:value="9.472">
            <text:p>9.47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PhD</text:p>
          </table:table-cell>
          <table:table-cell office:value-type="string">
            <text:p>CLA, 1000mg - 90 softgels</text:p>
          </table:table-cell>
          <table:table-cell office:value-type="float" office:value="5060119290735">
            <text:p>5060119290735</text:p>
          </table:table-cell>
          <table:table-cell office:value-type="float" office:value="4">
            <text:p>4</text:p>
          </table:table-cell>
          <table:table-cell office:value-type="float" office:value="0.16">
            <text:p>0.16</text:p>
          </table:table-cell>
          <table:table-cell office:value-type="float" office:value="8.23">
            <text:p>8.23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Creapure Capsules 90 Caps ()</text:p>
          </table:table-cell>
          <table:table-cell table:style-name="ce8" office:value-type="float" office:value="5.89">
            <text:p>5.8900</text:p>
          </table:table-cell>
          <table:table-cell table:style-name="ce8" office:value-type="float" office:value="5.8926">
            <text:p>5.8926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120">
            <text:p>2120</text:p>
          </table:table-cell>
          <table:table-cell office:value-type="string">
            <text:p>PHD</text:p>
          </table:table-cell>
          <table:table-cell office:value-type="string">
            <text:p>Creatine 550g ()</text:p>
          </table:table-cell>
          <table:table-cell office:value-type="float" office:value="12.39">
            <text:p>12.3900</text:p>
          </table:table-cell>
          <table:table-cell office:value-type="float" office:value="12.387">
            <text:p>12.38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20">
            <text:p>2120</text:p>
          </table:table-cell>
          <table:table-cell office:value-type="string">
            <text:p>PhD</text:p>
          </table:table-cell>
          <table:table-cell office:value-type="string">
            <text:p>Creatine Monohydrate, Unflavoured - 550g</text:p>
          </table:table-cell>
          <table:table-cell office:value-type="float" office:value="5060119290018">
            <text:p>5060119290018</text:p>
          </table:table-cell>
          <table:table-cell office:value-type="float" office:value="0">
            <text:p>0</text:p>
          </table:table-cell>
          <table:table-cell office:value-type="float" office:value="0.665">
            <text:p>0.665</text:p>
          </table:table-cell>
          <table:table-cell office:value-type="float" office:value="11.62">
            <text:p>11.62</text:p>
          </table:table-cell>
          <table:table-cell table:number-columns-repeated="1008"/>
        </table:table-row>
        <table:table-row table:style-name="ro1">
          <table:table-cell table:style-name="ce4" office:value-type="float" office:value="20009">
            <text:p>20009</text:p>
          </table:table-cell>
          <table:table-cell table:style-name="ce4" office:value-type="string">
            <text:p>20009 nieaktywne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Diet Cookie 12 pack (Blueberry &amp; White Chocolate)</text:p>
          </table:table-cell>
          <table:table-cell table:style-name="ce9" office:value-type="float" office:value="13.62">
            <text:p>13.6200</text:p>
          </table:table-cell>
          <table:table-cell table:style-name="ce9" office:value-type="float" office:value="13.623">
            <text:p>13.6230</text:p>
          </table:table-cell>
          <table:table-cell table:style-name="ce4" office:value-type="string">
            <text:p>Z</text:p>
          </table:table-cell>
          <table:table-cell table:style-name="ce4"/>
          <table:table-cell/>
          <table:table-cell table:style-name="ce4" office:value-type="float" office:value="20009">
            <text:p>20009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Diet Cookie, Blueberry &amp; White Chocolate - 12 cookie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69">
            <text:p>0.69</text:p>
          </table:table-cell>
          <table:table-cell table:style-name="ce4" office:value-type="float" office:value="12.78">
            <text:p>12.78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9579">
            <text:p>9579</text:p>
          </table:table-cell>
          <table:table-cell table:style-name="ce4" office:value-type="string">
            <text:p>9579 nieaktywne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Diet Cookie 12 pack (Choc Orange)</text:p>
          </table:table-cell>
          <table:table-cell table:style-name="ce9" office:value-type="float" office:value="13.62">
            <text:p>13.6200</text:p>
          </table:table-cell>
          <table:table-cell table:style-name="ce9" office:value-type="float" office:value="13.623">
            <text:p>13.6230</text:p>
          </table:table-cell>
          <table:table-cell table:style-name="ce4" office:value-type="string">
            <text:p>Z</text:p>
          </table:table-cell>
          <table:table-cell table:style-name="ce4"/>
          <table:table-cell/>
          <table:table-cell table:style-name="ce4" office:value-type="float" office:value="9579">
            <text:p>9579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Diet Cookie, Chocolate Orange Flavour - 12 cookie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72">
            <text:p>0.72</text:p>
          </table:table-cell>
          <table:table-cell table:style-name="ce4" office:value-type="float" office:value="12.78">
            <text:p>12.78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20010">
            <text:p>20010</text:p>
          </table:table-cell>
          <table:table-cell table:style-name="ce4" office:value-type="string">
            <text:p>20010 nieaktywne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Diet Cookie 12 pack (Lemon &amp; White Choc)</text:p>
          </table:table-cell>
          <table:table-cell table:style-name="ce9" office:value-type="float" office:value="13.62">
            <text:p>13.6200</text:p>
          </table:table-cell>
          <table:table-cell table:style-name="ce9" office:value-type="float" office:value="13.623">
            <text:p>13.6230</text:p>
          </table:table-cell>
          <table:table-cell table:style-name="ce4" office:value-type="string">
            <text:p>Z</text:p>
          </table:table-cell>
          <table:table-cell table:style-name="ce4"/>
          <table:table-cell/>
          <table:table-cell table:style-name="ce4" office:value-type="float" office:value="20010">
            <text:p>20010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Diet Cookie, Lemon &amp; White Chocolate - 12 cookie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72">
            <text:p>0.72</text:p>
          </table:table-cell>
          <table:table-cell table:style-name="ce4" office:value-type="float" office:value="12.78">
            <text:p>12.78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2022">
            <text:p>2022</text:p>
          </table:table-cell>
          <table:table-cell table:style-name="ce4" office:value-type="string">
            <text:p>2022 nieaktywne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Diet Whey 1000g (Choc Orange)</text:p>
          </table:table-cell>
          <table:table-cell table:style-name="ce9" office:value-type="float" office:value="18.83">
            <text:p>18.8300</text:p>
          </table:table-cell>
          <table:table-cell table:style-name="ce9" office:value-type="float" office:value="18.827">
            <text:p>18.8270</text:p>
          </table:table-cell>
          <table:table-cell table:style-name="ce4" office:value-type="string">
            <text:p>Z</text:p>
          </table:table-cell>
          <table:table-cell table:style-name="ce4"/>
          <table:table-cell/>
          <table:table-cell table:style-name="ce4" office:value-type="float" office:value="2022">
            <text:p>2022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Diet Whey, Chocolate Orange - 100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.04">
            <text:p>1.04</text:p>
          </table:table-cell>
          <table:table-cell table:style-name="ce4" office:value-type="float" office:value="13.77">
            <text:p>13.77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6465">
            <text:p>6465</text:p>
          </table:table-cell>
          <table:table-cell office:value-type="string">
            <text:p>PHD</text:p>
          </table:table-cell>
          <table:table-cell office:value-type="string">
            <text:p>Diet Whey 1000g (Chocolate)</text:p>
          </table:table-cell>
          <table:table-cell office:value-type="float" office:value="18.83">
            <text:p>18.8300</text:p>
          </table:table-cell>
          <table:table-cell office:value-type="float" office:value="18.827">
            <text:p>18.827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6465">
            <text:p>6465</text:p>
          </table:table-cell>
          <table:table-cell office:value-type="string">
            <text:p>PhD</text:p>
          </table:table-cell>
          <table:table-cell office:value-type="string">
            <text:p>Diet Whey, Belgian Chocolate - 1000g</text:p>
          </table:table-cell>
          <table:table-cell office:value-type="float" office:value="5060119290407">
            <text:p>5060119290407</text:p>
          </table:table-cell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13.26">
            <text:p>13.2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21">
            <text:p>2021</text:p>
          </table:table-cell>
          <table:table-cell office:value-type="string">
            <text:p>PHD</text:p>
          </table:table-cell>
          <table:table-cell office:value-type="string">
            <text:p>Diet Whey 1000g (Strawberry)</text:p>
          </table:table-cell>
          <table:table-cell office:value-type="float" office:value="18.83">
            <text:p>18.8300</text:p>
          </table:table-cell>
          <table:table-cell office:value-type="float" office:value="18.827">
            <text:p>18.827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2021">
            <text:p>2021</text:p>
          </table:table-cell>
          <table:table-cell office:value-type="string">
            <text:p>PhD</text:p>
          </table:table-cell>
          <table:table-cell office:value-type="string">
            <text:p>Diet Whey, Strawberry Delight - 1000g</text:p>
          </table:table-cell>
          <table:table-cell office:value-type="float" office:value="5060119290421">
            <text:p>5060119290421</text:p>
          </table:table-cell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13.26">
            <text:p>13.2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681">
            <text:p>5681</text:p>
          </table:table-cell>
          <table:table-cell office:value-type="string">
            <text:p>PHD</text:p>
          </table:table-cell>
          <table:table-cell office:value-type="string">
            <text:p>Diet Whey 1000g (Vanilla)</text:p>
          </table:table-cell>
          <table:table-cell office:value-type="float" office:value="18.83">
            <text:p>18.8300</text:p>
          </table:table-cell>
          <table:table-cell office:value-type="float" office:value="18.827">
            <text:p>18.827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5681">
            <text:p>5681</text:p>
          </table:table-cell>
          <table:table-cell office:value-type="string">
            <text:p>PhD</text:p>
          </table:table-cell>
          <table:table-cell office:value-type="string">
            <text:p>Diet Whey, Vanilla Cream - 1000g</text:p>
          </table:table-cell>
          <table:table-cell office:value-type="float" office:value="5060119290414">
            <text:p>5060119290414</text:p>
          </table:table-cell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13.26">
            <text:p>13.2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23">
            <text:p>2023</text:p>
          </table:table-cell>
          <table:table-cell office:value-type="string">
            <text:p>PHD</text:p>
          </table:table-cell>
          <table:table-cell office:value-type="string">
            <text:p>Diet Whey 1000g (White Choc)</text:p>
          </table:table-cell>
          <table:table-cell office:value-type="float" office:value="18.83">
            <text:p>18.8300</text:p>
          </table:table-cell>
          <table:table-cell office:value-type="float" office:value="18.827">
            <text:p>18.827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2023">
            <text:p>2023</text:p>
          </table:table-cell>
          <table:table-cell office:value-type="string">
            <text:p>PhD</text:p>
          </table:table-cell>
          <table:table-cell office:value-type="string">
            <text:p>Diet Whey, White Chocolate Deluxe - 1000g</text:p>
          </table:table-cell>
          <table:table-cell office:value-type="float" office:value="5060119290452">
            <text:p>5060119290452</text:p>
          </table:table-cell>
          <table:table-cell office:value-type="float" office:value="11">
            <text:p>11</text:p>
          </table:table-cell>
          <table:table-cell office:value-type="float" office:value="1.04">
            <text:p>1.04</text:p>
          </table:table-cell>
          <table:table-cell office:value-type="float" office:value="13.26">
            <text:p>13.26</text:p>
          </table:table-cell>
          <table:table-cell table:number-columns-repeated="1008"/>
        </table:table-row>
        <table:table-row table:style-name="ro1">
          <table:table-cell table:style-name="ce4" office:value-type="float" office:value="2019">
            <text:p>2019</text:p>
          </table:table-cell>
          <table:table-cell table:style-name="ce4" office:value-type="string">
            <text:p>2019 nieaktywne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Diet Whey 12 Bars (Choc Cookies)</text:p>
          </table:table-cell>
          <table:table-cell table:style-name="ce9" office:value-type="float" office:value="12.84">
            <text:p>12.8400</text:p>
          </table:table-cell>
          <table:table-cell table:style-name="ce9" office:value-type="float" office:value="12.844">
            <text:p>12.844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2019">
            <text:p>2019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Diet Whey Bar, Chocolate - 12 bars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1.34">
            <text:p>11.34</text:p>
          </table:table-cell>
          <table:table-cell table:style-name="ce4" table:number-columns-repeated="1008"/>
        </table:table-row>
        <table:table-row table:style-name="ro1">
          <table:table-cell table:style-name="ce5" office:value-type="float" office:value="2019">
            <text:p>2019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Diet Whey 12 Bars (Choc Orange)</text:p>
          </table:table-cell>
          <table:table-cell table:style-name="ce10" office:value-type="float" office:value="12.84">
            <text:p>12.8400</text:p>
          </table:table-cell>
          <table:table-cell table:style-name="ce10" office:value-type="float" office:value="12.844">
            <text:p>12.844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2019">
            <text:p>2019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Diet Whey Bar, Chocolate - 12 bars</text:p>
          </table:table-cell>
          <table:table-cell table:style-name="ce5"/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1.34">
            <text:p>11.34</text:p>
          </table:table-cell>
          <table:table-cell table:style-name="ce5" table:number-columns-repeated="1008"/>
        </table:table-row>
        <table:table-row table:style-name="ro1">
          <table:table-cell table:style-name="ce4" office:value-type="float" office:value="2020">
            <text:p>2020</text:p>
          </table:table-cell>
          <table:table-cell table:style-name="ce4" office:value-type="string">
            <text:p>2020 nieaktywne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Diet Whey 12 Bars (Strawberry)</text:p>
          </table:table-cell>
          <table:table-cell table:style-name="ce9" office:value-type="float" office:value="12.79">
            <text:p>12.7900</text:p>
          </table:table-cell>
          <table:table-cell table:style-name="ce9" office:value-type="float" office:value="12.794">
            <text:p>12.794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2020">
            <text:p>2020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Diet Whey Bar, Strawberry - 12 bars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1.34">
            <text:p>11.34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21307">
            <text:p>21307</text:p>
          </table:table-cell>
          <table:table-cell office:value-type="string">
            <text:p>PHD</text:p>
          </table:table-cell>
          <table:table-cell office:value-type="string">
            <text:p>Diet Whey 2000g (Banana)</text:p>
          </table:table-cell>
          <table:table-cell office:value-type="float" office:value="34.7">
            <text:p>34.7000</text:p>
          </table:table-cell>
          <table:table-cell office:value-type="float" office:value="34.698">
            <text:p>34.69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307">
            <text:p>21307</text:p>
          </table:table-cell>
          <table:table-cell office:value-type="string">
            <text:p>PhD</text:p>
          </table:table-cell>
          <table:table-cell office:value-type="string">
            <text:p>Diet Whey, Banana - 2000g</text:p>
          </table:table-cell>
          <table:table-cell office:value-type="float" office:value="5060119295983">
            <text:p>5060119295983</text:p>
          </table:table-cell>
          <table:table-cell office:value-type="float" office:value="0">
            <text:p>0</text:p>
          </table:table-cell>
          <table:table-cell office:value-type="float" office:value="2.31">
            <text:p>2.31</text:p>
          </table:table-cell>
          <table:table-cell office:value-type="float" office:value="24.49">
            <text:p>24.4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195">
            <text:p>6195</text:p>
          </table:table-cell>
          <table:table-cell office:value-type="string">
            <text:p>PHD</text:p>
          </table:table-cell>
          <table:table-cell office:value-type="string">
            <text:p>Diet Whey 2000g (Belgian Chocolate)</text:p>
          </table:table-cell>
          <table:table-cell office:value-type="float" office:value="34.69">
            <text:p>34.6900</text:p>
          </table:table-cell>
          <table:table-cell office:value-type="float" office:value="34.691">
            <text:p>34.691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6195">
            <text:p>6195</text:p>
          </table:table-cell>
          <table:table-cell office:value-type="string">
            <text:p>PhD</text:p>
          </table:table-cell>
          <table:table-cell office:value-type="string">
            <text:p>Diet Whey, Belgian Chocolate - 2000g</text:p>
          </table:table-cell>
          <table:table-cell office:value-type="float" office:value="5060119291428">
            <text:p>5060119291428</text:p>
          </table:table-cell>
          <table:table-cell office:value-type="float" office:value="11">
            <text:p>11</text:p>
          </table:table-cell>
          <table:table-cell office:value-type="float" office:value="2.25">
            <text:p>2.25</text:p>
          </table:table-cell>
          <table:table-cell office:value-type="float" office:value="24.49">
            <text:p>24.49</text:p>
          </table:table-cell>
          <table:table-cell table:number-columns-repeated="1008"/>
        </table:table-row>
        <table:table-row table:style-name="ro1">
          <table:table-cell table:style-name="ce5" office:value-type="float" office:value="6195">
            <text:p>6195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Diet Whey 2000g (Cherry Bakewell)</text:p>
          </table:table-cell>
          <table:table-cell table:style-name="ce10" office:value-type="float" office:value="34.7">
            <text:p>34.7000</text:p>
          </table:table-cell>
          <table:table-cell table:style-name="ce10" office:value-type="float" office:value="34.698">
            <text:p>34.6980</text:p>
          </table:table-cell>
          <table:table-cell table:style-name="ce5" office:value-type="string">
            <text:p>Z</text:p>
          </table:table-cell>
          <table:table-cell table:style-name="ce5"/>
          <table:table-cell/>
          <table:table-cell table:style-name="ce5" office:value-type="float" office:value="6195">
            <text:p>6195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Diet Whey, Belgian Chocolate - 2000g</text:p>
          </table:table-cell>
          <table:table-cell table:style-name="ce5" office:value-type="float" office:value="5060119291428">
            <text:p>506011929142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.25">
            <text:p>2.25</text:p>
          </table:table-cell>
          <table:table-cell table:style-name="ce5" office:value-type="float" office:value="24.49">
            <text:p>24.49</text:p>
          </table:table-cell>
          <table:table-cell table:style-name="ce5" table:number-columns-repeated="1008"/>
        </table:table-row>
        <table:table-row table:style-name="ro1">
          <table:table-cell table:style-name="ce5" office:value-type="float" office:value="6195">
            <text:p>6195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Diet Whey 2000g (Chocolate Mint)</text:p>
          </table:table-cell>
          <table:table-cell table:style-name="ce10" office:value-type="float" office:value="34.7">
            <text:p>34.7000</text:p>
          </table:table-cell>
          <table:table-cell table:style-name="ce10" office:value-type="float" office:value="34.698">
            <text:p>34.6980</text:p>
          </table:table-cell>
          <table:table-cell table:style-name="ce5" office:value-type="string">
            <text:p>Z</text:p>
          </table:table-cell>
          <table:table-cell table:style-name="ce5"/>
          <table:table-cell/>
          <table:table-cell table:style-name="ce5" office:value-type="float" office:value="6195">
            <text:p>6195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Diet Whey, Belgian Chocolate - 2000g</text:p>
          </table:table-cell>
          <table:table-cell table:style-name="ce5" office:value-type="float" office:value="5060119291428">
            <text:p>506011929142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.25">
            <text:p>2.25</text:p>
          </table:table-cell>
          <table:table-cell table:style-name="ce5" office:value-type="float" office:value="24.49">
            <text:p>24.49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21308">
            <text:p>21308</text:p>
          </table:table-cell>
          <table:table-cell office:value-type="string">
            <text:p>PHD</text:p>
          </table:table-cell>
          <table:table-cell office:value-type="string">
            <text:p>Diet Whey 2000g (Chocolate Orange)</text:p>
          </table:table-cell>
          <table:table-cell office:value-type="float" office:value="34.69">
            <text:p>34.6900</text:p>
          </table:table-cell>
          <table:table-cell office:value-type="float" office:value="34.691">
            <text:p>34.691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21308">
            <text:p>21308</text:p>
          </table:table-cell>
          <table:table-cell office:value-type="string">
            <text:p>PhD</text:p>
          </table:table-cell>
          <table:table-cell office:value-type="string">
            <text:p>Diet Whey, Chocolate Orange Deluxe - 2000g</text:p>
          </table:table-cell>
          <table:table-cell office:value-type="float" office:value="5060119291435">
            <text:p>5060119291435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  <table:table-cell office:value-type="float" office:value="24.49">
            <text:p>24.49</text:p>
          </table:table-cell>
          <table:table-cell table:number-columns-repeated="1008"/>
        </table:table-row>
        <table:table-row table:style-name="ro1">
          <table:table-cell table:style-name="ce5" office:value-type="float" office:value="6195">
            <text:p>6195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Diet Whey 2000g (Chocolate Peanut)</text:p>
          </table:table-cell>
          <table:table-cell table:style-name="ce10" office:value-type="float" office:value="34.7">
            <text:p>34.7000</text:p>
          </table:table-cell>
          <table:table-cell table:style-name="ce10" office:value-type="float" office:value="34.698">
            <text:p>34.6980</text:p>
          </table:table-cell>
          <table:table-cell table:style-name="ce5" office:value-type="string">
            <text:p>Z</text:p>
          </table:table-cell>
          <table:table-cell table:style-name="ce5"/>
          <table:table-cell/>
          <table:table-cell table:style-name="ce5" office:value-type="float" office:value="6195">
            <text:p>6195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Diet Whey, Belgian Chocolate - 2000g</text:p>
          </table:table-cell>
          <table:table-cell table:style-name="ce5" office:value-type="float" office:value="5060119291428">
            <text:p>5060119291428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.25">
            <text:p>2.25</text:p>
          </table:table-cell>
          <table:table-cell table:style-name="ce5" office:value-type="float" office:value="24.49">
            <text:p>24.49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6760">
            <text:p>6760</text:p>
          </table:table-cell>
          <table:table-cell office:value-type="string">
            <text:p>PHD</text:p>
          </table:table-cell>
          <table:table-cell office:value-type="string">
            <text:p>Diet Whey 2000g (Strawberry)</text:p>
          </table:table-cell>
          <table:table-cell office:value-type="float" office:value="34.69">
            <text:p>34.6900</text:p>
          </table:table-cell>
          <table:table-cell office:value-type="float" office:value="34.691">
            <text:p>34.691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6760">
            <text:p>6760</text:p>
          </table:table-cell>
          <table:table-cell office:value-type="string">
            <text:p>PhD</text:p>
          </table:table-cell>
          <table:table-cell office:value-type="string">
            <text:p>Diet Whey, Strawberry Delight - 2000g</text:p>
          </table:table-cell>
          <table:table-cell office:value-type="float" office:value="5060119291442">
            <text:p>5060119291442</text:p>
          </table:table-cell>
          <table:table-cell office:value-type="float" office:value="8">
            <text:p>8</text:p>
          </table:table-cell>
          <table:table-cell office:value-type="float" office:value="2.25">
            <text:p>2.25</text:p>
          </table:table-cell>
          <table:table-cell office:value-type="float" office:value="24.49">
            <text:p>24.4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196">
            <text:p>6196</text:p>
          </table:table-cell>
          <table:table-cell office:value-type="string">
            <text:p>PHD</text:p>
          </table:table-cell>
          <table:table-cell office:value-type="string">
            <text:p>Diet Whey 2000g (Vanilla Creme)</text:p>
          </table:table-cell>
          <table:table-cell office:value-type="float" office:value="34.69">
            <text:p>34.6900</text:p>
          </table:table-cell>
          <table:table-cell office:value-type="float" office:value="34.691">
            <text:p>34.691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6196">
            <text:p>6196</text:p>
          </table:table-cell>
          <table:table-cell office:value-type="string">
            <text:p>PhD</text:p>
          </table:table-cell>
          <table:table-cell office:value-type="string">
            <text:p>Diet Whey, Vanilla Creme - 2000g</text:p>
          </table:table-cell>
          <table:table-cell office:value-type="float" office:value="5060119291404">
            <text:p>5060119291404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  <table:table-cell office:value-type="float" office:value="24.5">
            <text:p>24.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761">
            <text:p>6761</text:p>
          </table:table-cell>
          <table:table-cell office:value-type="string">
            <text:p>PHD</text:p>
          </table:table-cell>
          <table:table-cell office:value-type="string">
            <text:p>Diet Whey 2000g (White Chocolate)</text:p>
          </table:table-cell>
          <table:table-cell office:value-type="float" office:value="34.7">
            <text:p>34.7000</text:p>
          </table:table-cell>
          <table:table-cell office:value-type="float" office:value="34.698">
            <text:p>34.69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761">
            <text:p>6761</text:p>
          </table:table-cell>
          <table:table-cell office:value-type="string">
            <text:p>PhD</text:p>
          </table:table-cell>
          <table:table-cell office:value-type="string">
            <text:p>Diet Whey, White Chocolate Deluxe - 2000g</text:p>
          </table:table-cell>
          <table:table-cell office:value-type="float" office:value="5060119291411">
            <text:p>5060119291411</text:p>
          </table:table-cell>
          <table:table-cell office:value-type="float" office:value="0">
            <text:p>0</text:p>
          </table:table-cell>
          <table:table-cell office:value-type="float" office:value="2.29">
            <text:p>2.29</text:p>
          </table:table-cell>
          <table:table-cell office:value-type="float" office:value="24.5">
            <text:p>24.5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Diet Whey 500g (Banana)</text:p>
          </table:table-cell>
          <table:table-cell table:style-name="ce8" office:value-type="float" office:value="8.323">
            <text:p>8.3230</text:p>
          </table:table-cell>
          <table:table-cell table:style-name="ce8" office:value-type="float" office:value="10.404">
            <text:p>10.404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EXTRA 2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Diet Whey 500g (Belgian Chocolate)</text:p>
          </table:table-cell>
          <table:table-cell table:style-name="ce8" office:value-type="float" office:value="8.323">
            <text:p>8.3230</text:p>
          </table:table-cell>
          <table:table-cell table:style-name="ce8" office:value-type="float" office:value="10.404">
            <text:p>10.404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EXTRA 2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Diet Whey 500g (Cherry Bakewell)</text:p>
          </table:table-cell>
          <table:table-cell table:style-name="ce8" office:value-type="float" office:value="8.323">
            <text:p>8.3230</text:p>
          </table:table-cell>
          <table:table-cell table:style-name="ce8" office:value-type="float" office:value="10.404">
            <text:p>10.404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EXTRA 2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Diet Whey 500g (Strawberry)</text:p>
          </table:table-cell>
          <table:table-cell table:style-name="ce8" office:value-type="float" office:value="8.323">
            <text:p>8.3230</text:p>
          </table:table-cell>
          <table:table-cell table:style-name="ce8" office:value-type="float" office:value="10.404">
            <text:p>10.404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EXTRA 2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Flapjacks 12 x 75g Bars (Apple &amp; Raspberry)</text:p>
          </table:table-cell>
          <table:table-cell table:style-name="ce8" office:value-type="float" office:value="8.87">
            <text:p>8.8700</text:p>
          </table:table-cell>
          <table:table-cell table:style-name="ce8" office:value-type="float" office:value="8.8652">
            <text:p>8.8652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Flapjacks 12 x 75g Bars (Forest Berries)</text:p>
          </table:table-cell>
          <table:table-cell table:style-name="ce8" office:value-type="float" office:value="8.87">
            <text:p>8.8700</text:p>
          </table:table-cell>
          <table:table-cell table:style-name="ce8" office:value-type="float" office:value="8.8652">
            <text:p>8.8652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Flapjacks 12 x 75g Bars (Peanut Butter)</text:p>
          </table:table-cell>
          <table:table-cell table:style-name="ce8" office:value-type="float" office:value="8.87">
            <text:p>8.8700</text:p>
          </table:table-cell>
          <table:table-cell table:style-name="ce8" office:value-type="float" office:value="8.8652">
            <text:p>8.8652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8093">
            <text:p>8093</text:p>
          </table:table-cell>
          <table:table-cell office:value-type="string">
            <text:p>PHD</text:p>
          </table:table-cell>
          <table:table-cell office:value-type="string">
            <text:p>Greens Ph-7 330g (Pomegranate)</text:p>
          </table:table-cell>
          <table:table-cell office:value-type="float" office:value="14.46">
            <text:p>14.4600</text:p>
          </table:table-cell>
          <table:table-cell office:value-type="float" office:value="14.459">
            <text:p>14.45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093">
            <text:p>8093</text:p>
          </table:table-cell>
          <table:table-cell office:value-type="string">
            <text:p>PhD</text:p>
          </table:table-cell>
          <table:table-cell office:value-type="string">
            <text:p>Greens pH-7, Pomegranate - 330g</text:p>
          </table:table-cell>
          <table:table-cell office:value-type="float" office:value="5060119293408">
            <text:p>5060119293408</text:p>
          </table:table-cell>
          <table:table-cell office:value-type="float" office:value="0">
            <text:p>0</text:p>
          </table:table-cell>
          <table:table-cell office:value-type="float" office:value="0.43">
            <text:p>0.43</text:p>
          </table:table-cell>
          <table:table-cell office:value-type="float" office:value="12.62">
            <text:p>12.6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092">
            <text:p>8092</text:p>
          </table:table-cell>
          <table:table-cell office:value-type="string">
            <text:p>PHD</text:p>
          </table:table-cell>
          <table:table-cell office:value-type="string">
            <text:p>Greens Ph-7 330g (Unflavoured)</text:p>
          </table:table-cell>
          <table:table-cell office:value-type="float" office:value="14.46">
            <text:p>14.4600</text:p>
          </table:table-cell>
          <table:table-cell office:value-type="float" office:value="14.459">
            <text:p>14.45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092">
            <text:p>8092</text:p>
          </table:table-cell>
          <table:table-cell office:value-type="string">
            <text:p>PhD</text:p>
          </table:table-cell>
          <table:table-cell office:value-type="string">
            <text:p>Greens pH-7, Unflavoured - 330g</text:p>
          </table:table-cell>
          <table:table-cell office:value-type="float" office:value="5060119293415">
            <text:p>5060119293415</text:p>
          </table:table-cell>
          <table:table-cell office:value-type="float" office:value="0">
            <text:p>0</text:p>
          </table:table-cell>
          <table:table-cell office:value-type="float" office:value="0.43">
            <text:p>0.43</text:p>
          </table:table-cell>
          <table:table-cell office:value-type="float" office:value="12.75">
            <text:p>12.7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088">
            <text:p>8088</text:p>
          </table:table-cell>
          <table:table-cell office:value-type="string">
            <text:p>PHD</text:p>
          </table:table-cell>
          <table:table-cell office:value-type="string">
            <text:p>Growth Factor Mass 2.1Kg (Banana)</text:p>
          </table:table-cell>
          <table:table-cell office:value-type="float" office:value="22.3">
            <text:p>22.3000</text:p>
          </table:table-cell>
          <table:table-cell office:value-type="float" office:value="22.303">
            <text:p>22.3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088">
            <text:p>8088</text:p>
          </table:table-cell>
          <table:table-cell office:value-type="string">
            <text:p>PhD</text:p>
          </table:table-cell>
          <table:table-cell office:value-type="string">
            <text:p>Growth Factor Mass, Banana - 2100g</text:p>
          </table:table-cell>
          <table:table-cell office:value-type="float" office:value="5060119293453">
            <text:p>5060119293453</text:p>
          </table:table-cell>
          <table:table-cell office:value-type="float" office:value="1">
            <text:p>1</text:p>
          </table:table-cell>
          <table:table-cell office:value-type="float" office:value="2.39">
            <text:p>2.39</text:p>
          </table:table-cell>
          <table:table-cell office:value-type="float" office:value="21.45">
            <text:p>21.4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038">
            <text:p>8038</text:p>
          </table:table-cell>
          <table:table-cell office:value-type="string">
            <text:p>PHD</text:p>
          </table:table-cell>
          <table:table-cell office:value-type="string">
            <text:p>Growth Factor Mass 2.1Kg (Chocolate Cookie)</text:p>
          </table:table-cell>
          <table:table-cell office:value-type="float" office:value="22.3">
            <text:p>22.3000</text:p>
          </table:table-cell>
          <table:table-cell office:value-type="float" office:value="22.303">
            <text:p>22.3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038">
            <text:p>8038</text:p>
          </table:table-cell>
          <table:table-cell office:value-type="string">
            <text:p>PhD</text:p>
          </table:table-cell>
          <table:table-cell office:value-type="string">
            <text:p>Growth Factor Mass, Chocolate Cookie - 2100g</text:p>
          </table:table-cell>
          <table:table-cell office:value-type="float" office:value="5060119293460">
            <text:p>5060119293460</text:p>
          </table:table-cell>
          <table:table-cell office:value-type="float" office:value="0">
            <text:p>0</text:p>
          </table:table-cell>
          <table:table-cell office:value-type="float" office:value="2.39">
            <text:p>2.39</text:p>
          </table:table-cell>
          <table:table-cell office:value-type="float" office:value="20.78">
            <text:p>20.7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064">
            <text:p>8064</text:p>
          </table:table-cell>
          <table:table-cell office:value-type="string">
            <text:p>PHD</text:p>
          </table:table-cell>
          <table:table-cell office:value-type="string">
            <text:p>Growth Factor Mass 2.1Kg (Strawberry)</text:p>
          </table:table-cell>
          <table:table-cell office:value-type="float" office:value="22.3">
            <text:p>22.3000</text:p>
          </table:table-cell>
          <table:table-cell office:value-type="float" office:value="22.303">
            <text:p>22.3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064">
            <text:p>8064</text:p>
          </table:table-cell>
          <table:table-cell office:value-type="string">
            <text:p>PhD</text:p>
          </table:table-cell>
          <table:table-cell office:value-type="string">
            <text:p>Growth Factor Mass, Strawberry Delight - 2100g</text:p>
          </table:table-cell>
          <table:table-cell office:value-type="float" office:value="5060119293477">
            <text:p>5060119293477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21.45">
            <text:p>21.4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065">
            <text:p>8065</text:p>
          </table:table-cell>
          <table:table-cell office:value-type="string">
            <text:p>PHD</text:p>
          </table:table-cell>
          <table:table-cell office:value-type="string">
            <text:p>Growth Factor Mass 4Kg (Banana)</text:p>
          </table:table-cell>
          <table:table-cell office:value-type="float" office:value="41.31">
            <text:p>41.3100</text:p>
          </table:table-cell>
          <table:table-cell office:value-type="float" office:value="41.314">
            <text:p>41.31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065">
            <text:p>8065</text:p>
          </table:table-cell>
          <table:table-cell office:value-type="string">
            <text:p>PhD</text:p>
          </table:table-cell>
          <table:table-cell office:value-type="string">
            <text:p>Growth Factor Mass, Banana - 4050g</text:p>
          </table:table-cell>
          <table:table-cell office:value-type="float" office:value="5060119293484">
            <text:p>5060119293484</text:p>
          </table:table-cell>
          <table:table-cell office:value-type="float" office:value="3">
            <text:p>3</text:p>
          </table:table-cell>
          <table:table-cell office:value-type="float" office:value="4.41">
            <text:p>4.41</text:p>
          </table:table-cell>
          <table:table-cell office:value-type="float" office:value="32.44">
            <text:p>32.4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046">
            <text:p>8046</text:p>
          </table:table-cell>
          <table:table-cell office:value-type="string">
            <text:p>PHD</text:p>
          </table:table-cell>
          <table:table-cell office:value-type="string">
            <text:p>Growth Factor Mass 4Kg (Chocolate Cookie)</text:p>
          </table:table-cell>
          <table:table-cell office:value-type="float" office:value="41.31">
            <text:p>41.3100</text:p>
          </table:table-cell>
          <table:table-cell office:value-type="float" office:value="41.314">
            <text:p>41.31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046">
            <text:p>8046</text:p>
          </table:table-cell>
          <table:table-cell office:value-type="string">
            <text:p>PhD</text:p>
          </table:table-cell>
          <table:table-cell office:value-type="string">
            <text:p>Growth Factor Mass, Chocolate Cookie - 4050g</text:p>
          </table:table-cell>
          <table:table-cell office:value-type="float" office:value="5060119293491">
            <text:p>5060119293491</text:p>
          </table:table-cell>
          <table:table-cell office:value-type="float" office:value="4">
            <text:p>4</text:p>
          </table:table-cell>
          <table:table-cell office:value-type="float" office:value="4.45">
            <text:p>4.45</text:p>
          </table:table-cell>
          <table:table-cell office:value-type="float" office:value="36.64">
            <text:p>36.6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043">
            <text:p>8043</text:p>
          </table:table-cell>
          <table:table-cell office:value-type="string">
            <text:p>PHD</text:p>
          </table:table-cell>
          <table:table-cell office:value-type="string">
            <text:p>Growth Factor Mass 4Kg (Strawberry)</text:p>
          </table:table-cell>
          <table:table-cell office:value-type="float" office:value="41.31">
            <text:p>41.3100</text:p>
          </table:table-cell>
          <table:table-cell office:value-type="float" office:value="41.314">
            <text:p>41.31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043">
            <text:p>8043</text:p>
          </table:table-cell>
          <table:table-cell office:value-type="string">
            <text:p>PhD</text:p>
          </table:table-cell>
          <table:table-cell office:value-type="string">
            <text:p>Growth Factor Mass, Strawberry Delight - 4050g</text:p>
          </table:table-cell>
          <table:table-cell office:value-type="float" office:value="5060119293507">
            <text:p>5060119293507</text:p>
          </table:table-cell>
          <table:table-cell office:value-type="float" office:value="0">
            <text:p>0</text:p>
          </table:table-cell>
          <table:table-cell office:value-type="float" office:value="4.4">
            <text:p>4.4</text:p>
          </table:table-cell>
          <table:table-cell office:value-type="float" office:value="38.48">
            <text:p>38.48</text:p>
          </table:table-cell>
          <table:table-cell table:number-columns-repeated="1008"/>
        </table:table-row>
        <table:table-row table:style-name="ro1">
          <table:table-cell table:style-name="ce4" office:value-type="float" office:value="2026">
            <text:p>2026</text:p>
          </table:table-cell>
          <table:table-cell table:style-name="ce4" office:value-type="string">
            <text:p>2026 nieaktywne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L-Glutamine 550g ()</text:p>
          </table:table-cell>
          <table:table-cell table:style-name="ce9" office:value-type="float" office:value="18.34">
            <text:p>18.3400</text:p>
          </table:table-cell>
          <table:table-cell table:style-name="ce9" office:value-type="float" office:value="18.337">
            <text:p>18.33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2026">
            <text:p>2026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PhD L-Glutamine - 550g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2.98">
            <text:p>12.98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L'Glutamine 120 Tabs ()</text:p>
          </table:table-cell>
          <table:table-cell table:style-name="ce8" office:value-type="float" office:value="8.56">
            <text:p>8.5600</text:p>
          </table:table-cell>
          <table:table-cell table:style-name="ce8" office:value-type="float" office:value="8.5647">
            <text:p>8.5647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L'Glutamine 240 Tabs ()</text:p>
          </table:table-cell>
          <table:table-cell table:style-name="ce8" office:value-type="float" office:value="13.93">
            <text:p>13.9300</text:p>
          </table:table-cell>
          <table:table-cell table:style-name="ce8" office:value-type="float" office:value="13.926">
            <text:p>13.92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L'Leucine 180 Caps ()</text:p>
          </table:table-cell>
          <table:table-cell table:style-name="ce8" office:value-type="float" office:value="13.38">
            <text:p>13.3800</text:p>
          </table:table-cell>
          <table:table-cell table:style-name="ce8" office:value-type="float" office:value="13.378">
            <text:p>13.37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L'Leucine 90 Caps ()</text:p>
          </table:table-cell>
          <table:table-cell table:style-name="ce8" office:value-type="float" office:value="7.49">
            <text:p>7.4900</text:p>
          </table:table-cell>
          <table:table-cell table:style-name="ce8" office:value-type="float" office:value="7.4858">
            <text:p>7.4858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025">
            <text:p>2025</text:p>
          </table:table-cell>
          <table:table-cell office:value-type="string">
            <text:p>PHD</text:p>
          </table:table-cell>
          <table:table-cell office:value-type="string">
            <text:p>Lean Degree 100 Ct ()</text:p>
          </table:table-cell>
          <table:table-cell office:value-type="float" office:value="16.87">
            <text:p>16.8700</text:p>
          </table:table-cell>
          <table:table-cell office:value-type="float" office:value="16.872">
            <text:p>16.87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25">
            <text:p>2025</text:p>
          </table:table-cell>
          <table:table-cell office:value-type="string">
            <text:p>PhD</text:p>
          </table:table-cell>
          <table:table-cell office:value-type="string">
            <text:p>Lean Degree - 100 caps</text:p>
          </table:table-cell>
          <table:table-cell office:value-type="float" office:value="5060119294597">
            <text:p>5060119294597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5.61">
            <text:p>15.6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27">
            <text:p>2027</text:p>
          </table:table-cell>
          <table:table-cell office:value-type="string">
            <text:p>PHD</text:p>
          </table:table-cell>
          <table:table-cell office:value-type="string">
            <text:p>Methoxy-7-Test 90 Ct ()</text:p>
          </table:table-cell>
          <table:table-cell office:value-type="float" office:value="18.98">
            <text:p>18.9800</text:p>
          </table:table-cell>
          <table:table-cell office:value-type="float" office:value="18.981">
            <text:p>18.981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27">
            <text:p>2027</text:p>
          </table:table-cell>
          <table:table-cell office:value-type="string">
            <text:p>PhD</text:p>
          </table:table-cell>
          <table:table-cell office:value-type="string">
            <text:p>Methoxy 7 Test - 90 caps</text:p>
          </table:table-cell>
          <table:table-cell/>
          <table:table-cell office:value-type="float" office:value="0">
            <text:p>0</text:p>
          </table:table-cell>
          <table:table-cell office:value-type="float" office:value="0.155">
            <text:p>0.155</text:p>
          </table:table-cell>
          <table:table-cell office:value-type="float" office:value="17.29">
            <text:p>17.29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Mix Ballshaker Cup 600 ml (Clear/Red)</text:p>
          </table:table-cell>
          <table:table-cell table:style-name="ce8" office:value-type="float" office:value="3.69">
            <text:p>3.6900</text:p>
          </table:table-cell>
          <table:table-cell table:style-name="ce8" office:value-type="float" office:value="3.6926">
            <text:p>3.6926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Nutrition Re-Inforce 90 Caps ()</text:p>
          </table:table-cell>
          <table:table-cell table:style-name="ce8" office:value-type="float" office:value="10.71">
            <text:p>10.7100</text:p>
          </table:table-cell>
          <table:table-cell table:style-name="ce8" office:value-type="float" office:value="10.706">
            <text:p>10.70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029">
            <text:p>2029</text:p>
          </table:table-cell>
          <table:table-cell office:value-type="string">
            <text:p>PHD</text:p>
          </table:table-cell>
          <table:table-cell office:value-type="string">
            <text:p>Pharma Blend 6Hr 2.2Kg (Banana)</text:p>
          </table:table-cell>
          <table:table-cell office:value-type="float" office:value="32.22">
            <text:p>32.2200</text:p>
          </table:table-cell>
          <table:table-cell office:value-type="float" office:value="32.219">
            <text:p>32.21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29">
            <text:p>2029</text:p>
          </table:table-cell>
          <table:table-cell office:value-type="string">
            <text:p>PhD</text:p>
          </table:table-cell>
          <table:table-cell office:value-type="string">
            <text:p>Pharma Blend 6HR, Banana - 2270g</text:p>
          </table:table-cell>
          <table:table-cell office:value-type="float" office:value="5060119290384">
            <text:p>5060119290384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31.28">
            <text:p>31.2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30">
            <text:p>2030</text:p>
          </table:table-cell>
          <table:table-cell office:value-type="string">
            <text:p>PHD</text:p>
          </table:table-cell>
          <table:table-cell office:value-type="string">
            <text:p>Pharma Blend 6Hr 2.2Kg (Chocolate)</text:p>
          </table:table-cell>
          <table:table-cell office:value-type="float" office:value="32.22">
            <text:p>32.2200</text:p>
          </table:table-cell>
          <table:table-cell office:value-type="float" office:value="32.219">
            <text:p>32.21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30">
            <text:p>2030</text:p>
          </table:table-cell>
          <table:table-cell office:value-type="string">
            <text:p>PhD</text:p>
          </table:table-cell>
          <table:table-cell office:value-type="string">
            <text:p>Pharma Blend 6HR, Belgian Chocolate - 2270g</text:p>
          </table:table-cell>
          <table:table-cell/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24.69">
            <text:p>24.6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28">
            <text:p>2028</text:p>
          </table:table-cell>
          <table:table-cell office:value-type="string">
            <text:p>PHD</text:p>
          </table:table-cell>
          <table:table-cell office:value-type="string">
            <text:p>Pharma Blend 6Hr 2.2Kg (Strawberry)</text:p>
          </table:table-cell>
          <table:table-cell office:value-type="float" office:value="32.22">
            <text:p>32.2200</text:p>
          </table:table-cell>
          <table:table-cell office:value-type="float" office:value="32.219">
            <text:p>32.21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28">
            <text:p>2028</text:p>
          </table:table-cell>
          <table:table-cell office:value-type="string">
            <text:p>PhD</text:p>
          </table:table-cell>
          <table:table-cell office:value-type="string">
            <text:p>Pharma Blend 6HR, Strawberry Delight - 2270g</text:p>
          </table:table-cell>
          <table:table-cell office:value-type="float" office:value="5060119290377">
            <text:p>5060119290377</text:p>
          </table:table-cell>
          <table:table-cell office:value-type="float" office:value="4">
            <text:p>4</text:p>
          </table:table-cell>
          <table:table-cell office:value-type="float" office:value="2.33">
            <text:p>2.33</text:p>
          </table:table-cell>
          <table:table-cell office:value-type="float" office:value="29.9">
            <text:p>29.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689">
            <text:p>5689</text:p>
          </table:table-cell>
          <table:table-cell office:value-type="string">
            <text:p>PHD</text:p>
          </table:table-cell>
          <table:table-cell office:value-type="string">
            <text:p>Pharma Blend 6Hr 2.2Kg (Vanilla)</text:p>
          </table:table-cell>
          <table:table-cell office:value-type="float" office:value="32.22">
            <text:p>32.2200</text:p>
          </table:table-cell>
          <table:table-cell office:value-type="float" office:value="32.219">
            <text:p>32.21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689">
            <text:p>5689</text:p>
          </table:table-cell>
          <table:table-cell office:value-type="string">
            <text:p>PhD</text:p>
          </table:table-cell>
          <table:table-cell office:value-type="string">
            <text:p>Pharma Blend 6HR, Vanilla Creme - 2270g</text:p>
          </table:table-cell>
          <table:table-cell office:value-type="float" office:value="5060119290360">
            <text:p>5060119290360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28.38">
            <text:p>28.38</text:p>
          </table:table-cell>
          <table:table-cell table:number-columns-repeated="1008"/>
        </table:table-row>
        <table:table-row table:style-name="ro1">
          <table:table-cell table:style-name="ce5" office:value-type="float" office:value="5689">
            <text:p>5689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Pharma Blend 6Hr 2.2Kg (White Choc)</text:p>
          </table:table-cell>
          <table:table-cell table:style-name="ce10" office:value-type="float" office:value="32.22">
            <text:p>32.2200</text:p>
          </table:table-cell>
          <table:table-cell table:style-name="ce10" office:value-type="float" office:value="32.219">
            <text:p>32.219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5689">
            <text:p>5689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Pharma Blend 6HR, Vanilla Creme - 2270g</text:p>
          </table:table-cell>
          <table:table-cell table:style-name="ce5" office:value-type="float" office:value="5060119290360">
            <text:p>506011929036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.33">
            <text:p>2.33</text:p>
          </table:table-cell>
          <table:table-cell table:style-name="ce5" office:value-type="float" office:value="28.38">
            <text:p>28.38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5682">
            <text:p>5682</text:p>
          </table:table-cell>
          <table:table-cell office:value-type="string">
            <text:p>PHD</text:p>
          </table:table-cell>
          <table:table-cell office:value-type="string">
            <text:p>Pharma Pure 908g (Chocolate Cookie)</text:p>
          </table:table-cell>
          <table:table-cell office:value-type="float" office:value="18.59">
            <text:p>18.5900</text:p>
          </table:table-cell>
          <table:table-cell office:value-type="float" office:value="18.588">
            <text:p>18.58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682">
            <text:p>5682</text:p>
          </table:table-cell>
          <table:table-cell office:value-type="string">
            <text:p>PhD</text:p>
          </table:table-cell>
          <table:table-cell office:value-type="string">
            <text:p>Pharma Pure, Chocolate Cookie - 908g</text:p>
          </table:table-cell>
          <table:table-cell office:value-type="float" office:value="5060119292128">
            <text:p>5060119292128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6.3">
            <text:p>16.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683">
            <text:p>5683</text:p>
          </table:table-cell>
          <table:table-cell office:value-type="string">
            <text:p>PHD</text:p>
          </table:table-cell>
          <table:table-cell office:value-type="string">
            <text:p>Pharma Pure 908g (Strawberry)</text:p>
          </table:table-cell>
          <table:table-cell office:value-type="float" office:value="18.59">
            <text:p>18.5900</text:p>
          </table:table-cell>
          <table:table-cell office:value-type="float" office:value="18.588">
            <text:p>18.58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683">
            <text:p>5683</text:p>
          </table:table-cell>
          <table:table-cell office:value-type="string">
            <text:p>PhD</text:p>
          </table:table-cell>
          <table:table-cell office:value-type="string">
            <text:p>Pharma Pure, Strawberry Delight - 908g</text:p>
          </table:table-cell>
          <table:table-cell office:value-type="float" office:value="5060119292142">
            <text:p>5060119292142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7.44">
            <text:p>17.4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684">
            <text:p>5684</text:p>
          </table:table-cell>
          <table:table-cell office:value-type="string">
            <text:p>PHD</text:p>
          </table:table-cell>
          <table:table-cell office:value-type="string">
            <text:p>Pharma Pure 908g (Vanilla)</text:p>
          </table:table-cell>
          <table:table-cell office:value-type="float" office:value="18.59">
            <text:p>18.5900</text:p>
          </table:table-cell>
          <table:table-cell office:value-type="float" office:value="18.588">
            <text:p>18.58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684">
            <text:p>5684</text:p>
          </table:table-cell>
          <table:table-cell office:value-type="string">
            <text:p>PhD</text:p>
          </table:table-cell>
          <table:table-cell office:value-type="string">
            <text:p>Pharma Pure, Vanilla Creme - 908g</text:p>
          </table:table-cell>
          <table:table-cell/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6.53">
            <text:p>16.53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Pharma Whey Ht 3.5KG (CHOCOLATE COOKIE)</text:p>
          </table:table-cell>
          <table:table-cell table:style-name="ce8" office:value-type="float" office:value="46.68">
            <text:p>46.6800</text:p>
          </table:table-cell>
          <table:table-cell table:style-name="ce8" office:value-type="float" office:value="46.679">
            <text:p>46.67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Pharma Whey Ht 3.5KG (STRAWBERRY CREAM)</text:p>
          </table:table-cell>
          <table:table-cell table:style-name="ce8" office:value-type="float" office:value="46.68">
            <text:p>46.6800</text:p>
          </table:table-cell>
          <table:table-cell table:style-name="ce8" office:value-type="float" office:value="46.679">
            <text:p>46.67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Pharma Whey Ht 3.5KG (VANILLA)</text:p>
          </table:table-cell>
          <table:table-cell table:style-name="ce8" office:value-type="float" office:value="46.68">
            <text:p>46.6800</text:p>
          </table:table-cell>
          <table:table-cell table:style-name="ce8" office:value-type="float" office:value="46.679">
            <text:p>46.67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Pharma Whey Ht+ 12 Bars (Choc Peanut)</text:p>
          </table:table-cell>
          <table:table-cell table:style-name="ce8" office:value-type="float" office:value="14.82">
            <text:p>14.8200</text:p>
          </table:table-cell>
          <table:table-cell table:style-name="ce8" office:value-type="float" office:value="14.822">
            <text:p>14.8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Pharma Whey Ht+ 12 Bars (Double Chocolate)</text:p>
          </table:table-cell>
          <table:table-cell table:style-name="ce8" office:value-type="float" office:value="14.82">
            <text:p>14.8200</text:p>
          </table:table-cell>
          <table:table-cell table:style-name="ce8" office:value-type="float" office:value="14.822">
            <text:p>14.8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039">
            <text:p>2039</text:p>
          </table:table-cell>
          <table:table-cell office:value-type="string">
            <text:p>PHD</text:p>
          </table:table-cell>
          <table:table-cell office:value-type="string">
            <text:p>Pharma Whey Ht+ 2.2Kg (Banana)</text:p>
          </table:table-cell>
          <table:table-cell office:value-type="float" office:value="33.16">
            <text:p>33.1600</text:p>
          </table:table-cell>
          <table:table-cell office:value-type="float" office:value="33.159">
            <text:p>33.15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39">
            <text:p>2039</text:p>
          </table:table-cell>
          <table:table-cell office:value-type="string">
            <text:p>PhD</text:p>
          </table:table-cell>
          <table:table-cell office:value-type="string">
            <text:p>Pharma Whey HT+, Banana - 2270g</text:p>
          </table:table-cell>
          <table:table-cell office:value-type="float" office:value="5060119290957">
            <text:p>5060119290957</text:p>
          </table:table-cell>
          <table:table-cell office:value-type="float" office:value="8">
            <text:p>8</text:p>
          </table:table-cell>
          <table:table-cell office:value-type="float" office:value="2.56">
            <text:p>2.56</text:p>
          </table:table-cell>
          <table:table-cell office:value-type="float" office:value="30.71">
            <text:p>30.7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763">
            <text:p>6763</text:p>
          </table:table-cell>
          <table:table-cell office:value-type="string">
            <text:p>PHD</text:p>
          </table:table-cell>
          <table:table-cell office:value-type="string">
            <text:p>Pharma Whey Ht+ 2.2Kg (Choc Cookies)</text:p>
          </table:table-cell>
          <table:table-cell office:value-type="float" office:value="33.04">
            <text:p>33.0400</text:p>
          </table:table-cell>
          <table:table-cell office:value-type="float" office:value="33.041">
            <text:p>33.041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763">
            <text:p>6763</text:p>
          </table:table-cell>
          <table:table-cell office:value-type="string">
            <text:p>PhD</text:p>
          </table:table-cell>
          <table:table-cell office:value-type="string">
            <text:p>Pharma Whey HT+, Chocolate Cookie - 2270g</text:p>
          </table:table-cell>
          <table:table-cell office:value-type="float" office:value="5060119290933">
            <text:p>5060119290933</text:p>
          </table:table-cell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  <table:table-cell office:value-type="float" office:value="30.71">
            <text:p>30.71</text:p>
          </table:table-cell>
          <table:table-cell table:number-columns-repeated="1008"/>
        </table:table-row>
        <table:table-row table:style-name="ro1">
          <table:table-cell table:style-name="ce5" office:value-type="float" office:value="6763">
            <text:p>6763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Pharma Whey Ht+ 2.2Kg (Choc Mint)</text:p>
          </table:table-cell>
          <table:table-cell table:style-name="ce10" office:value-type="float" office:value="33.04">
            <text:p>33.0400</text:p>
          </table:table-cell>
          <table:table-cell table:style-name="ce10" office:value-type="float" office:value="33.041">
            <text:p>33.041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6763">
            <text:p>6763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Pharma Whey HT+, Chocolate Cookie - 2270g</text:p>
          </table:table-cell>
          <table:table-cell table:style-name="ce5" office:value-type="float" office:value="5060119290933">
            <text:p>506011929093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.51">
            <text:p>2.51</text:p>
          </table:table-cell>
          <table:table-cell table:style-name="ce5" office:value-type="float" office:value="30.71">
            <text:p>30.71</text:p>
          </table:table-cell>
          <table:table-cell table:style-name="ce5" table:number-columns-repeated="1008"/>
        </table:table-row>
        <table:table-row table:style-name="ro1">
          <table:table-cell table:style-name="ce5" office:value-type="float" office:value="6763">
            <text:p>6763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Pharma Whey Ht+ 2.2Kg (Chocolate Orange)</text:p>
          </table:table-cell>
          <table:table-cell table:style-name="ce10" office:value-type="float" office:value="33.16">
            <text:p>33.1600</text:p>
          </table:table-cell>
          <table:table-cell table:style-name="ce10" office:value-type="float" office:value="33.159">
            <text:p>33.159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6763">
            <text:p>6763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Pharma Whey HT+, Chocolate Cookie - 2270g</text:p>
          </table:table-cell>
          <table:table-cell table:style-name="ce5" office:value-type="float" office:value="5060119290933">
            <text:p>506011929093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.51">
            <text:p>2.51</text:p>
          </table:table-cell>
          <table:table-cell table:style-name="ce5" office:value-type="float" office:value="30.71">
            <text:p>30.71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6764">
            <text:p>6764</text:p>
          </table:table-cell>
          <table:table-cell office:value-type="string">
            <text:p>PHD</text:p>
          </table:table-cell>
          <table:table-cell office:value-type="string">
            <text:p>Pharma Whey Ht+ 2.2Kg (Strawberry)</text:p>
          </table:table-cell>
          <table:table-cell office:value-type="float" office:value="33.16">
            <text:p>33.1600</text:p>
          </table:table-cell>
          <table:table-cell office:value-type="float" office:value="33.159">
            <text:p>33.15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764">
            <text:p>6764</text:p>
          </table:table-cell>
          <table:table-cell office:value-type="string">
            <text:p>PhD</text:p>
          </table:table-cell>
          <table:table-cell office:value-type="string">
            <text:p>Pharma Whey HT+, Strawberry Creme - 2270g</text:p>
          </table:table-cell>
          <table:table-cell office:value-type="float" office:value="5060119290964">
            <text:p>5060119290964</text:p>
          </table:table-cell>
          <table:table-cell office:value-type="float" office:value="0">
            <text:p>0</text:p>
          </table:table-cell>
          <table:table-cell office:value-type="float" office:value="2.55">
            <text:p>2.55</text:p>
          </table:table-cell>
          <table:table-cell office:value-type="float" office:value="30.87">
            <text:p>30.8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765">
            <text:p>6765</text:p>
          </table:table-cell>
          <table:table-cell office:value-type="string">
            <text:p>PHD</text:p>
          </table:table-cell>
          <table:table-cell office:value-type="string">
            <text:p>Pharma Whey Ht+ 2.2Kg (Vanilla)</text:p>
          </table:table-cell>
          <table:table-cell office:value-type="float" office:value="33.04">
            <text:p>33.0400</text:p>
          </table:table-cell>
          <table:table-cell office:value-type="float" office:value="33.041">
            <text:p>33.041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765">
            <text:p>6765</text:p>
          </table:table-cell>
          <table:table-cell office:value-type="string">
            <text:p>PhD</text:p>
          </table:table-cell>
          <table:table-cell office:value-type="string">
            <text:p>Pharma Whey HT+, Vanilla Creme - 2270g</text:p>
          </table:table-cell>
          <table:table-cell office:value-type="float" office:value="5060119290971">
            <text:p>5060119290971</text:p>
          </table:table-cell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  <table:table-cell office:value-type="float" office:value="30.03">
            <text:p>30.03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Pharma Whey Ht+ 4.4Kg bag (Choc Cookies)</text:p>
          </table:table-cell>
          <table:table-cell table:style-name="ce8" office:value-type="float" office:value="58.05">
            <text:p>58.0500</text:p>
          </table:table-cell>
          <table:table-cell table:style-name="ce8" office:value-type="float" office:value="58.053">
            <text:p>58.05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Pharma Whey Ht+ 4.4Kg bag (Strawberry)</text:p>
          </table:table-cell>
          <table:table-cell table:style-name="ce8" office:value-type="float" office:value="58.05">
            <text:p>58.0500</text:p>
          </table:table-cell>
          <table:table-cell table:style-name="ce8" office:value-type="float" office:value="58.053">
            <text:p>58.05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Pharma Whey Ht+ 4.4Kg bag (Vanilla)</text:p>
          </table:table-cell>
          <table:table-cell table:style-name="ce8" office:value-type="float" office:value="58.05">
            <text:p>58.0500</text:p>
          </table:table-cell>
          <table:table-cell table:style-name="ce8" office:value-type="float" office:value="58.053">
            <text:p>58.05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0722">
            <text:p>20722</text:p>
          </table:table-cell>
          <table:table-cell office:value-type="string">
            <text:p>PHD</text:p>
          </table:table-cell>
          <table:table-cell office:value-type="string">
            <text:p>Pharma Whey Ht+ 908g (Banana)</text:p>
          </table:table-cell>
          <table:table-cell office:value-type="float" office:value="16.52">
            <text:p>16.5200</text:p>
          </table:table-cell>
          <table:table-cell office:value-type="float" office:value="16.524">
            <text:p>16.52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722">
            <text:p>20722</text:p>
          </table:table-cell>
          <table:table-cell office:value-type="string">
            <text:p>PhD</text:p>
          </table:table-cell>
          <table:table-cell office:value-type="string">
            <text:p>Pharma Whey HT+, Banana - 908g</text:p>
          </table:table-cell>
          <table:table-cell office:value-type="float" office:value="5060119294771">
            <text:p>5060119294771</text:p>
          </table:table-cell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15.26">
            <text:p>15.2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762">
            <text:p>6762</text:p>
          </table:table-cell>
          <table:table-cell office:value-type="string">
            <text:p>PHD</text:p>
          </table:table-cell>
          <table:table-cell office:value-type="string">
            <text:p>Pharma Whey Ht+ 908g (Chocolate Cookie)</text:p>
          </table:table-cell>
          <table:table-cell office:value-type="float" office:value="16.52">
            <text:p>16.5200</text:p>
          </table:table-cell>
          <table:table-cell office:value-type="float" office:value="16.524">
            <text:p>16.52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762">
            <text:p>6762</text:p>
          </table:table-cell>
          <table:table-cell office:value-type="string">
            <text:p>PhD</text:p>
          </table:table-cell>
          <table:table-cell office:value-type="string">
            <text:p>Pharma Whey HT+, Chocolate Cookie - 908g</text:p>
          </table:table-cell>
          <table:table-cell office:value-type="float" office:value="5060119290988">
            <text:p>5060119290988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4.5">
            <text:p>14.5</text:p>
          </table:table-cell>
          <table:table-cell table:number-columns-repeated="1008"/>
        </table:table-row>
        <table:table-row table:style-name="ro1">
          <table:table-cell table:style-name="ce5" office:value-type="float" office:value="6762">
            <text:p>6762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Pharma Whey Ht+ 908g (Chocolate Mint)</text:p>
          </table:table-cell>
          <table:table-cell table:style-name="ce10" office:value-type="float" office:value="16.52">
            <text:p>16.5200</text:p>
          </table:table-cell>
          <table:table-cell table:style-name="ce10" office:value-type="float" office:value="16.524">
            <text:p>16.524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6762">
            <text:p>6762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Pharma Whey HT+, Chocolate Cookie - 908g</text:p>
          </table:table-cell>
          <table:table-cell table:style-name="ce5" office:value-type="float" office:value="5060119290988">
            <text:p>506011929098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95">
            <text:p>0.95</text:p>
          </table:table-cell>
          <table:table-cell table:style-name="ce5" office:value-type="float" office:value="14.5">
            <text:p>14.5</text:p>
          </table:table-cell>
          <table:table-cell table:style-name="ce5" table:number-columns-repeated="1008"/>
        </table:table-row>
        <table:table-row table:style-name="ro1">
          <table:table-cell table:style-name="ce5" office:value-type="float" office:value="6762">
            <text:p>6762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Pharma Whey Ht+ 908g (Chocolate Orange)</text:p>
          </table:table-cell>
          <table:table-cell table:style-name="ce10" office:value-type="float" office:value="16.52">
            <text:p>16.5200</text:p>
          </table:table-cell>
          <table:table-cell table:style-name="ce10" office:value-type="float" office:value="16.524">
            <text:p>16.524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6762">
            <text:p>6762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Pharma Whey HT+, Chocolate Cookie - 908g</text:p>
          </table:table-cell>
          <table:table-cell table:style-name="ce5" office:value-type="float" office:value="5060119290988">
            <text:p>506011929098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95">
            <text:p>0.95</text:p>
          </table:table-cell>
          <table:table-cell table:style-name="ce5" office:value-type="float" office:value="14.5">
            <text:p>14.5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5925">
            <text:p>5925</text:p>
          </table:table-cell>
          <table:table-cell office:value-type="string">
            <text:p>PHD</text:p>
          </table:table-cell>
          <table:table-cell office:value-type="string">
            <text:p>Pharma Whey Ht+ 908g (Strawberry Cream)</text:p>
          </table:table-cell>
          <table:table-cell office:value-type="float" office:value="16.52">
            <text:p>16.5200</text:p>
          </table:table-cell>
          <table:table-cell office:value-type="float" office:value="16.524">
            <text:p>16.52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925">
            <text:p>5925</text:p>
          </table:table-cell>
          <table:table-cell office:value-type="string">
            <text:p>PhD</text:p>
          </table:table-cell>
          <table:table-cell office:value-type="string">
            <text:p>Pharma Whey HT+, Strawberry Creme - 908g</text:p>
          </table:table-cell>
          <table:table-cell office:value-type="float" office:value="5060119291015">
            <text:p>5060119291015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5.53">
            <text:p>15.5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35">
            <text:p>2035</text:p>
          </table:table-cell>
          <table:table-cell office:value-type="string">
            <text:p>PHD</text:p>
          </table:table-cell>
          <table:table-cell office:value-type="string">
            <text:p>Pharma Whey Ht+ 908g (Vanilla Cream)</text:p>
          </table:table-cell>
          <table:table-cell office:value-type="float" office:value="16.52">
            <text:p>16.5200</text:p>
          </table:table-cell>
          <table:table-cell office:value-type="float" office:value="16.524">
            <text:p>16.52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35">
            <text:p>2035</text:p>
          </table:table-cell>
          <table:table-cell office:value-type="string">
            <text:p>PhD</text:p>
          </table:table-cell>
          <table:table-cell office:value-type="string">
            <text:p>Pharma Whey HT+, Vanilla Creme - 908g</text:p>
          </table:table-cell>
          <table:table-cell office:value-type="float" office:value="5060119291022">
            <text:p>5060119291022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5.53">
            <text:p>15.53</text:p>
          </table:table-cell>
          <table:table-cell table:number-columns-repeated="1008"/>
        </table:table-row>
        <table:table-row table:style-name="ro1">
          <table:table-cell table:style-name="ce5" office:value-type="float" office:value="2044">
            <text:p>2044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Pharmagain 2.2Kg (Apple &amp; Raspberry)</text:p>
          </table:table-cell>
          <table:table-cell table:style-name="ce10" office:value-type="float" office:value="22.3">
            <text:p>22.3000</text:p>
          </table:table-cell>
          <table:table-cell table:style-name="ce10" office:value-type="float" office:value="22.303">
            <text:p>22.303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2044">
            <text:p>2044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Pharma Gain, Chocolate Cookie - 2270g</text:p>
          </table:table-cell>
          <table:table-cell table:style-name="ce5" office:value-type="float" office:value="5060119290056">
            <text:p>506011929005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.56">
            <text:p>2.56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2044">
            <text:p>2044</text:p>
          </table:table-cell>
          <table:table-cell office:value-type="string">
            <text:p>PHD</text:p>
          </table:table-cell>
          <table:table-cell office:value-type="string">
            <text:p>Pharmagain 2.2Kg (Choc Cookies)</text:p>
          </table:table-cell>
          <table:table-cell office:value-type="float" office:value="22.3">
            <text:p>22.3000</text:p>
          </table:table-cell>
          <table:table-cell office:value-type="float" office:value="22.303">
            <text:p>22.3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44">
            <text:p>2044</text:p>
          </table:table-cell>
          <table:table-cell office:value-type="string">
            <text:p>PhD</text:p>
          </table:table-cell>
          <table:table-cell office:value-type="string">
            <text:p>Pharma Gain, Chocolate Cookie - 2270g</text:p>
          </table:table-cell>
          <table:table-cell office:value-type="float" office:value="5060119290056">
            <text:p>5060119290056</text:p>
          </table:table-cell>
          <table:table-cell office:value-type="float" office:value="3">
            <text:p>3</text:p>
          </table:table-cell>
          <table:table-cell office:value-type="float" office:value="2.56">
            <text:p>2.56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table:style-name="ce5" office:value-type="float" office:value="2044">
            <text:p>2044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Pharmagain 2.2Kg (Choc Mint)</text:p>
          </table:table-cell>
          <table:table-cell table:style-name="ce10" office:value-type="float" office:value="22.3">
            <text:p>22.3000</text:p>
          </table:table-cell>
          <table:table-cell table:style-name="ce10" office:value-type="float" office:value="22.303">
            <text:p>22.303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2044">
            <text:p>2044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Pharma Gain, Chocolate Cookie - 2270g</text:p>
          </table:table-cell>
          <table:table-cell table:style-name="ce5" office:value-type="float" office:value="5060119290056">
            <text:p>506011929005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.56">
            <text:p>2.56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2043">
            <text:p>2043</text:p>
          </table:table-cell>
          <table:table-cell office:value-type="string">
            <text:p>PHD</text:p>
          </table:table-cell>
          <table:table-cell office:value-type="string">
            <text:p>Pharmagain 2.2Kg (Strawberry)</text:p>
          </table:table-cell>
          <table:table-cell office:value-type="float" office:value="22.3">
            <text:p>22.3000</text:p>
          </table:table-cell>
          <table:table-cell office:value-type="float" office:value="22.303">
            <text:p>22.3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43">
            <text:p>2043</text:p>
          </table:table-cell>
          <table:table-cell office:value-type="string">
            <text:p>PhD</text:p>
          </table:table-cell>
          <table:table-cell office:value-type="string">
            <text:p>Pharma Gain, Strawberry Delight - 2270g</text:p>
          </table:table-cell>
          <table:table-cell office:value-type="float" office:value="5060119290063">
            <text:p>5060119290063</text:p>
          </table:table-cell>
          <table:table-cell office:value-type="float" office:value="0">
            <text:p>0</text:p>
          </table:table-cell>
          <table:table-cell office:value-type="float" office:value="2.57">
            <text:p>2.57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42">
            <text:p>2042</text:p>
          </table:table-cell>
          <table:table-cell office:value-type="string">
            <text:p>PHD</text:p>
          </table:table-cell>
          <table:table-cell office:value-type="string">
            <text:p>Pharmagain 2.2Kg (Vanilla)</text:p>
          </table:table-cell>
          <table:table-cell office:value-type="float" office:value="22.3">
            <text:p>22.3000</text:p>
          </table:table-cell>
          <table:table-cell office:value-type="float" office:value="22.303">
            <text:p>22.3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42">
            <text:p>2042</text:p>
          </table:table-cell>
          <table:table-cell office:value-type="string">
            <text:p>PhD</text:p>
          </table:table-cell>
          <table:table-cell office:value-type="string">
            <text:p>Pharma Gain, Vanilla Creme - 2270g</text:p>
          </table:table-cell>
          <table:table-cell office:value-type="float" office:value="5060119290070">
            <text:p>5060119290070</text:p>
          </table:table-cell>
          <table:table-cell office:value-type="float" office:value="0">
            <text:p>0</text:p>
          </table:table-cell>
          <table:table-cell office:value-type="float" office:value="2.56">
            <text:p>2.56</text:p>
          </table:table-cell>
          <table:table-cell office:value-type="float" office:value="21.25">
            <text:p>21.25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Pro Oat Cookie 12 x 75g (Berry &amp; Almond)</text:p>
          </table:table-cell>
          <table:table-cell table:style-name="ce8" office:value-type="float" office:value="12.39">
            <text:p>12.3900</text:p>
          </table:table-cell>
          <table:table-cell table:style-name="ce8" office:value-type="float" office:value="12.387">
            <text:p>12.387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Pro Oat Cookie 12 x 75g (Black Forest)</text:p>
          </table:table-cell>
          <table:table-cell table:style-name="ce8" office:value-type="float" office:value="12.39">
            <text:p>12.3900</text:p>
          </table:table-cell>
          <table:table-cell table:style-name="ce8" office:value-type="float" office:value="12.387">
            <text:p>12.387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6463">
            <text:p>6463</text:p>
          </table:table-cell>
          <table:table-cell office:value-type="string">
            <text:p>PHD</text:p>
          </table:table-cell>
          <table:table-cell office:value-type="string">
            <text:p>Recovery 2:1 1.2Kg (Orange Barley)</text:p>
          </table:table-cell>
          <table:table-cell office:value-type="float" office:value="16.52">
            <text:p>16.5200</text:p>
          </table:table-cell>
          <table:table-cell office:value-type="float" office:value="16.524">
            <text:p>16.52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463">
            <text:p>6463</text:p>
          </table:table-cell>
          <table:table-cell office:value-type="string">
            <text:p>PhD</text:p>
          </table:table-cell>
          <table:table-cell office:value-type="string">
            <text:p>Recovery 2:1, Orange Barley - 1280g</text:p>
          </table:table-cell>
          <table:table-cell office:value-type="float" office:value="5060119290476">
            <text:p>5060119290476</text:p>
          </table:table-cell>
          <table:table-cell office:value-type="float" office:value="2">
            <text:p>2</text:p>
          </table:table-cell>
          <table:table-cell office:value-type="float" office:value="1.31">
            <text:p>1.31</text:p>
          </table:table-cell>
          <table:table-cell office:value-type="float" office:value="15.34">
            <text:p>15.34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Synergy Iso 7 12 Bars (Choc Orange)</text:p>
          </table:table-cell>
          <table:table-cell table:style-name="ce8" office:value-type="float" office:value="12.84">
            <text:p>12.8400</text:p>
          </table:table-cell>
          <table:table-cell table:style-name="ce8" office:value-type="float" office:value="12.839">
            <text:p>12.83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Synergy Iso 7 12 Bars (Chocolate Mint)</text:p>
          </table:table-cell>
          <table:table-cell table:style-name="ce8" office:value-type="float" office:value="12.84">
            <text:p>12.8400</text:p>
          </table:table-cell>
          <table:table-cell table:style-name="ce8" office:value-type="float" office:value="12.839">
            <text:p>12.83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6197">
            <text:p>6197</text:p>
          </table:table-cell>
          <table:table-cell office:value-type="string">
            <text:p>PHD</text:p>
          </table:table-cell>
          <table:table-cell office:value-type="string">
            <text:p>Synergy-Iso-7 2Kg (Banana)</text:p>
          </table:table-cell>
          <table:table-cell office:value-type="float" office:value="26.84">
            <text:p>26.8400</text:p>
          </table:table-cell>
          <table:table-cell office:value-type="float" office:value="26.839">
            <text:p>26.83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197">
            <text:p>6197</text:p>
          </table:table-cell>
          <table:table-cell office:value-type="string">
            <text:p>PhD</text:p>
          </table:table-cell>
          <table:table-cell office:value-type="string">
            <text:p>Synergy-ISO-7, Banana - 2000g</text:p>
          </table:table-cell>
          <table:table-cell office:value-type="float" office:value="5060119290339">
            <text:p>5060119290339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24.99">
            <text:p>24.99</text:p>
          </table:table-cell>
          <table:table-cell table:number-columns-repeated="1008"/>
        </table:table-row>
        <table:table-row table:style-name="ro1">
          <table:table-cell table:style-name="ce5" office:value-type="float" office:value="6197">
            <text:p>6197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Synergy-Iso-7 2Kg (Choc Orange)</text:p>
          </table:table-cell>
          <table:table-cell table:style-name="ce10" office:value-type="float" office:value="26.84">
            <text:p>26.8400</text:p>
          </table:table-cell>
          <table:table-cell table:style-name="ce10" office:value-type="float" office:value="26.839">
            <text:p>26.839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6197">
            <text:p>6197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Synergy-ISO-7, Banana - 2000g</text:p>
          </table:table-cell>
          <table:table-cell table:style-name="ce5" office:value-type="float" office:value="5060119290339">
            <text:p>50601192903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.3">
            <text:p>2.3</text:p>
          </table:table-cell>
          <table:table-cell table:style-name="ce5" office:value-type="float" office:value="24.99">
            <text:p>24.99</text:p>
          </table:table-cell>
          <table:table-cell table:style-name="ce5" table:number-columns-repeated="1008"/>
        </table:table-row>
        <table:table-row table:style-name="ro1">
          <table:table-cell table:style-name="ce5" office:value-type="float" office:value="6197">
            <text:p>6197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Synergy-Iso-7 2Kg (Chocolate Mint)</text:p>
          </table:table-cell>
          <table:table-cell table:style-name="ce10" office:value-type="float" office:value="26.84">
            <text:p>26.8400</text:p>
          </table:table-cell>
          <table:table-cell table:style-name="ce10" office:value-type="float" office:value="26.839">
            <text:p>26.839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6197">
            <text:p>6197</text:p>
          </table:table-cell>
          <table:table-cell table:style-name="ce5" office:value-type="string">
            <text:p>PhD</text:p>
          </table:table-cell>
          <table:table-cell table:style-name="ce5" office:value-type="string">
            <text:p>Synergy-ISO-7, Banana - 2000g</text:p>
          </table:table-cell>
          <table:table-cell table:style-name="ce5" office:value-type="float" office:value="5060119290339">
            <text:p>506011929033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.3">
            <text:p>2.3</text:p>
          </table:table-cell>
          <table:table-cell table:style-name="ce5" office:value-type="float" office:value="24.99">
            <text:p>24.99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6198">
            <text:p>6198</text:p>
          </table:table-cell>
          <table:table-cell office:value-type="string">
            <text:p>PHD</text:p>
          </table:table-cell>
          <table:table-cell office:value-type="string">
            <text:p>Synergy-Iso-7 2Kg (Chocolate)</text:p>
          </table:table-cell>
          <table:table-cell office:value-type="float" office:value="26.84">
            <text:p>26.8400</text:p>
          </table:table-cell>
          <table:table-cell office:value-type="float" office:value="26.839">
            <text:p>26.83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198">
            <text:p>6198</text:p>
          </table:table-cell>
          <table:table-cell office:value-type="string">
            <text:p>PhD</text:p>
          </table:table-cell>
          <table:table-cell office:value-type="string">
            <text:p>Synergy-ISO-7, Double Chocolate Cookie - 2000g</text:p>
          </table:table-cell>
          <table:table-cell office:value-type="float" office:value="5060119290209">
            <text:p>5060119290209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24.3">
            <text:p>24.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47">
            <text:p>2047</text:p>
          </table:table-cell>
          <table:table-cell office:value-type="string">
            <text:p>PHD</text:p>
          </table:table-cell>
          <table:table-cell office:value-type="string">
            <text:p>Synergy-Iso-7 2Kg (Strawberry)</text:p>
          </table:table-cell>
          <table:table-cell office:value-type="float" office:value="26.84">
            <text:p>26.8400</text:p>
          </table:table-cell>
          <table:table-cell office:value-type="float" office:value="26.839">
            <text:p>26.83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47">
            <text:p>2047</text:p>
          </table:table-cell>
          <table:table-cell office:value-type="string">
            <text:p>PhD</text:p>
          </table:table-cell>
          <table:table-cell office:value-type="string">
            <text:p>Synergy-ISO-7, Strawberry - 2000g</text:p>
          </table:table-cell>
          <table:table-cell office:value-type="float" office:value="5060119290223">
            <text:p>5060119290223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  <table:table-cell office:value-type="float" office:value="24.03">
            <text:p>24.0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48">
            <text:p>2048</text:p>
          </table:table-cell>
          <table:table-cell office:value-type="string">
            <text:p>PHD</text:p>
          </table:table-cell>
          <table:table-cell office:value-type="string">
            <text:p>Synergy-Iso-7 2Kg (Vanilla)</text:p>
          </table:table-cell>
          <table:table-cell office:value-type="float" office:value="26.84">
            <text:p>26.8400</text:p>
          </table:table-cell>
          <table:table-cell office:value-type="float" office:value="26.839">
            <text:p>26.83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48">
            <text:p>2048</text:p>
          </table:table-cell>
          <table:table-cell office:value-type="string">
            <text:p>PhD</text:p>
          </table:table-cell>
          <table:table-cell office:value-type="string">
            <text:p>Synergy-ISO-7, Vanilla - 2000g</text:p>
          </table:table-cell>
          <table:table-cell office:value-type="float" office:value="5060119290247">
            <text:p>5060119290247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24.87">
            <text:p>24.8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580">
            <text:p>9580</text:p>
          </table:table-cell>
          <table:table-cell office:value-type="string">
            <text:p>PHD</text:p>
          </table:table-cell>
          <table:table-cell office:value-type="string">
            <text:p>Vmx2 400g (Green Tea &amp; Pomegranate)</text:p>
          </table:table-cell>
          <table:table-cell office:value-type="float" office:value="15.85">
            <text:p>15.8500</text:p>
          </table:table-cell>
          <table:table-cell office:value-type="float" office:value="19.824">
            <text:p>19.8240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9580">
            <text:p>9580</text:p>
          </table:table-cell>
          <table:table-cell office:value-type="string">
            <text:p>PhD</text:p>
          </table:table-cell>
          <table:table-cell office:value-type="string">
            <text:p>VMX2, Green Tea &amp; Pomegranate - 400g</text:p>
          </table:table-cell>
          <table:table-cell office:value-type="float" office:value="5060119294023">
            <text:p>5060119294023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8.29">
            <text:p>18.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581">
            <text:p>9581</text:p>
          </table:table-cell>
          <table:table-cell office:value-type="string">
            <text:p>PHD</text:p>
          </table:table-cell>
          <table:table-cell office:value-type="string">
            <text:p>Vmx2 400g (Orange &amp; Mango)</text:p>
          </table:table-cell>
          <table:table-cell office:value-type="float" office:value="15.85">
            <text:p>15.8500</text:p>
          </table:table-cell>
          <table:table-cell office:value-type="float" office:value="19.824">
            <text:p>19.8240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9581">
            <text:p>9581</text:p>
          </table:table-cell>
          <table:table-cell office:value-type="string">
            <text:p>PhD</text:p>
          </table:table-cell>
          <table:table-cell office:value-type="string">
            <text:p>VMX2, Orange &amp; Mango - 400g</text:p>
          </table:table-cell>
          <table:table-cell office:value-type="float" office:value="5060119294016">
            <text:p>5060119294016</text:p>
          </table:table-cell>
          <table:table-cell office:value-type="float" office:value="4">
            <text:p>4</text:p>
          </table:table-cell>
          <table:table-cell office:value-type="float" office:value="0.535">
            <text:p>0.535</text:p>
          </table:table-cell>
          <table:table-cell office:value-type="float" office:value="18.3">
            <text:p>18.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582">
            <text:p>9582</text:p>
          </table:table-cell>
          <table:table-cell office:value-type="string">
            <text:p>PHD</text:p>
          </table:table-cell>
          <table:table-cell office:value-type="string">
            <text:p>Vmx2 400g (Raspberry &amp; Lemonade)</text:p>
          </table:table-cell>
          <table:table-cell office:value-type="float" office:value="15.85">
            <text:p>15.8500</text:p>
          </table:table-cell>
          <table:table-cell office:value-type="float" office:value="19.824">
            <text:p>19.8240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9582">
            <text:p>9582</text:p>
          </table:table-cell>
          <table:table-cell office:value-type="string">
            <text:p>PhD</text:p>
          </table:table-cell>
          <table:table-cell office:value-type="string">
            <text:p>VMX2, Raspberry Lemonade - 400g</text:p>
          </table:table-cell>
          <table:table-cell office:value-type="float" office:value="5060119294009">
            <text:p>5060119294009</text:p>
          </table:table-cell>
          <table:table-cell office:value-type="float" office:value="0">
            <text:p>0</text:p>
          </table:table-cell>
          <table:table-cell office:value-type="float" office:value="0.48">
            <text:p>0.48</text:p>
          </table:table-cell>
          <table:table-cell office:value-type="float" office:value="14.42">
            <text:p>14.42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Vmx2 Single Sachet (Orange &amp; Mango)</text:p>
          </table:table-cell>
          <table:table-cell table:style-name="ce8" office:value-type="float" office:value="1.47">
            <text:p>1.4700</text:p>
          </table:table-cell>
          <table:table-cell table:style-name="ce8" office:value-type="float" office:value="1.4726">
            <text:p>1.4726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Vmx2 Single Sachet (Orange &amp; Mango)</text:p>
          </table:table-cell>
          <table:table-cell table:style-name="ce8" office:value-type="float" office:value="1.47">
            <text:p>1.4700</text:p>
          </table:table-cell>
          <table:table-cell table:style-name="ce8" office:value-type="float" office:value="1.4726">
            <text:p>1.4726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052">
            <text:p>2052</text:p>
          </table:table-cell>
          <table:table-cell office:value-type="string">
            <text:p>PHD</text:p>
          </table:table-cell>
          <table:table-cell office:value-type="string">
            <text:p>Waxy Vol 2000g (Berry Blast)</text:p>
          </table:table-cell>
          <table:table-cell office:value-type="float" office:value="8.92">
            <text:p>8.9200</text:p>
          </table:table-cell>
          <table:table-cell office:value-type="float" office:value="8.917">
            <text:p>8.91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52">
            <text:p>2052</text:p>
          </table:table-cell>
          <table:table-cell office:value-type="string">
            <text:p>PhD</text:p>
          </table:table-cell>
          <table:table-cell office:value-type="string">
            <text:p>Waxy Vol, Berry Blast - 2000g</text:p>
          </table:table-cell>
          <table:table-cell office:value-type="float" office:value="5060119290506">
            <text:p>5060119290506</text:p>
          </table:table-cell>
          <table:table-cell office:value-type="float" office:value="3">
            <text:p>3</text:p>
          </table:table-cell>
          <table:table-cell office:value-type="float" office:value="2.05">
            <text:p>2.05</text:p>
          </table:table-cell>
          <table:table-cell office:value-type="float" office:value="8.11">
            <text:p>8.11</text:p>
          </table:table-cell>
          <table:table-cell table:number-columns-repeated="1008"/>
        </table:table-row>
        <table:table-row table:style-name="ro1">
          <table:table-cell table:style-name="ce4" office:value-type="float" office:value="2051">
            <text:p>2051</text:p>
          </table:table-cell>
          <table:table-cell table:style-name="ce4" office:value-type="string">
            <text:p>2051 nieaktywne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Waxy Vol 2000g (Mango)</text:p>
          </table:table-cell>
          <table:table-cell table:style-name="ce9" office:value-type="float" office:value="8.92">
            <text:p>8.9200</text:p>
          </table:table-cell>
          <table:table-cell table:style-name="ce9" office:value-type="float" office:value="8.917">
            <text:p>8.91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2051">
            <text:p>2051</text:p>
          </table:table-cell>
          <table:table-cell table:style-name="ce4" office:value-type="string">
            <text:p>PhD</text:p>
          </table:table-cell>
          <table:table-cell table:style-name="ce4" office:value-type="string">
            <text:p>Waxy Vol, Mango Crush - 200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2.05">
            <text:p>2.05</text:p>
          </table:table-cell>
          <table:table-cell table:style-name="ce4" office:value-type="float" office:value="8.77">
            <text:p>8.77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2053">
            <text:p>2053</text:p>
          </table:table-cell>
          <table:table-cell office:value-type="string">
            <text:p>PHD</text:p>
          </table:table-cell>
          <table:table-cell office:value-type="string">
            <text:p>Waxy Vol 2000g (Unflavoured)</text:p>
          </table:table-cell>
          <table:table-cell office:value-type="float" office:value="8.92">
            <text:p>8.9200</text:p>
          </table:table-cell>
          <table:table-cell office:value-type="float" office:value="8.917">
            <text:p>8.91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53">
            <text:p>2053</text:p>
          </table:table-cell>
          <table:table-cell office:value-type="string">
            <text:p>PhD</text:p>
          </table:table-cell>
          <table:table-cell office:value-type="string">
            <text:p>Waxy Vol, Unflavoured - 2000g</text:p>
          </table:table-cell>
          <table:table-cell office:value-type="float" office:value="5060119290490">
            <text:p>5060119290490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  <table:table-cell office:value-type="float" office:value="9.04">
            <text:p>9.04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Woman Complete 60 Caps ()</text:p>
          </table:table-cell>
          <table:table-cell table:number-columns-repeated="2" table:style-name="ce8" office:value-type="float" office:value="14.08">
            <text:p>14.08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D</text:p>
          </table:table-cell>
          <table:table-cell table:style-name="ce3" office:value-type="string">
            <text:p>Zma 90 Ct ()</text:p>
          </table:table-cell>
          <table:table-cell table:style-name="ce8" office:value-type="float" office:value="10.32">
            <text:p>10.3200</text:p>
          </table:table-cell>
          <table:table-cell table:style-name="ce8" office:value-type="float" office:value="10.323">
            <text:p>10.32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hysical Edge</text:p>
          </table:table-cell>
          <table:table-cell table:style-name="ce3" office:value-type="string">
            <text:p>Testo Daa 90g ()</text:p>
          </table:table-cell>
          <table:table-cell table:style-name="ce8" office:value-type="float" office:value="14.06">
            <text:p>14.0600</text:p>
          </table:table-cell>
          <table:table-cell table:style-name="ce8" office:value-type="float" office:value="14.063">
            <text:p>14.06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0124">
            <text:p>20124</text:p>
          </table:table-cell>
          <table:table-cell office:value-type="string">
            <text:p>PNI (premium neutraceuticals)</text:p>
          </table:table-cell>
          <table:table-cell office:value-type="string">
            <text:p>Eaa'S 225g (Orange)</text:p>
          </table:table-cell>
          <table:table-cell office:value-type="float" office:value="11.09">
            <text:p>11.0900</text:p>
          </table:table-cell>
          <table:table-cell office:value-type="float" office:value="22.19">
            <text:p>22.1900</text:p>
          </table:table-cell>
          <table:table-cell office:value-type="string">
            <text:p>V</text:p>
          </table:table-cell>
          <table:table-cell office:value-type="string">
            <text:p>BUY ONE GET ONE FREE</text:p>
          </table:table-cell>
          <table:table-cell/>
          <table:table-cell office:value-type="float" office:value="20124">
            <text:p>20124</text:p>
          </table:table-cell>
          <table:table-cell office:value-type="string">
            <text:p>PNI</text:p>
          </table:table-cell>
          <table:table-cell office:value-type="string">
            <text:p>MyoACTIV EAA's, Orange - 255g</text:p>
          </table:table-cell>
          <table:table-cell office:value-type="float" office:value="617395023769">
            <text:p>617395023769</text:p>
          </table:table-cell>
          <table:table-cell office:value-type="float" office:value="16">
            <text:p>16</text:p>
          </table:table-cell>
          <table:table-cell office:value-type="float" office:value="0.37">
            <text:p>0.37</text:p>
          </table:table-cell>
          <table:table-cell office:value-type="float" office:value="11.5">
            <text:p>11.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125">
            <text:p>20125</text:p>
          </table:table-cell>
          <table:table-cell office:value-type="string">
            <text:p>PNI (premium neutraceuticals)</text:p>
          </table:table-cell>
          <table:table-cell office:value-type="string">
            <text:p>Eaa'S 225g (Watermelon)</text:p>
          </table:table-cell>
          <table:table-cell office:value-type="float" office:value="11.09">
            <text:p>11.0900</text:p>
          </table:table-cell>
          <table:table-cell office:value-type="float" office:value="22.19">
            <text:p>22.1900</text:p>
          </table:table-cell>
          <table:table-cell office:value-type="string">
            <text:p>V</text:p>
          </table:table-cell>
          <table:table-cell office:value-type="string">
            <text:p>BUY ONE GET ONE FREE</text:p>
          </table:table-cell>
          <table:table-cell/>
          <table:table-cell office:value-type="float" office:value="20125">
            <text:p>20125</text:p>
          </table:table-cell>
          <table:table-cell office:value-type="string">
            <text:p>PNI</text:p>
          </table:table-cell>
          <table:table-cell office:value-type="string">
            <text:p>MyoACTIV EAA's, Watermelon - 255g</text:p>
          </table:table-cell>
          <table:table-cell office:value-type="float" office:value="728028302653">
            <text:p>728028302653</text:p>
          </table:table-cell>
          <table:table-cell office:value-type="float" office:value="18">
            <text:p>18</text:p>
          </table:table-cell>
          <table:table-cell office:value-type="float" office:value="0.37">
            <text:p>0.37</text:p>
          </table:table-cell>
          <table:table-cell office:value-type="float" office:value="11.57">
            <text:p>11.57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NI (premium neutraceuticals)</text:p>
          </table:table-cell>
          <table:table-cell table:style-name="ce3" office:value-type="string">
            <text:p>Inspire 60 Caps ()</text:p>
          </table:table-cell>
          <table:table-cell table:style-name="ce8" office:value-type="float" office:value="10.49">
            <text:p>10.4900</text:p>
          </table:table-cell>
          <table:table-cell table:style-name="ce8" office:value-type="float" office:value="20.993">
            <text:p>20.993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ONE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0126">
            <text:p>20126</text:p>
          </table:table-cell>
          <table:table-cell office:value-type="string">
            <text:p>PNI (premium neutraceuticals)</text:p>
          </table:table-cell>
          <table:table-cell office:value-type="string">
            <text:p>Paragon 90 Ct ()</text:p>
          </table:table-cell>
          <table:table-cell office:value-type="float" office:value="18.12">
            <text:p>18.1200</text:p>
          </table:table-cell>
          <table:table-cell office:value-type="float" office:value="21.749">
            <text:p>21.7490</text:p>
          </table:table-cell>
          <table:table-cell office:value-type="string">
            <text:p>V</text:p>
          </table:table-cell>
          <table:table-cell office:value-type="string">
            <text:p>BUY 6 GET ONE FREE</text:p>
          </table:table-cell>
          <table:table-cell/>
          <table:table-cell office:value-type="float" office:value="20126">
            <text:p>20126</text:p>
          </table:table-cell>
          <table:table-cell office:value-type="string">
            <text:p>PNI</text:p>
          </table:table-cell>
          <table:table-cell office:value-type="string">
            <text:p>Paragon - 90 caps</text:p>
          </table:table-cell>
          <table:table-cell office:value-type="float" office:value="728028228281">
            <text:p>728028228281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12.14">
            <text:p>12.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127">
            <text:p>20127</text:p>
          </table:table-cell>
          <table:table-cell office:value-type="string">
            <text:p>PNI (premium neutraceuticals)</text:p>
          </table:table-cell>
          <table:table-cell office:value-type="string">
            <text:p>Prodigy Xt 252g (Fruit Punch)</text:p>
          </table:table-cell>
          <table:table-cell office:value-type="float" office:value="21.82">
            <text:p>21.8200</text:p>
          </table:table-cell>
          <table:table-cell office:value-type="float" office:value="21.826">
            <text:p>21.8260</text:p>
          </table:table-cell>
          <table:table-cell office:value-type="string">
            <text:p>V</text:p>
          </table:table-cell>
          <table:table-cell office:value-type="string">
            <text:p>BUY 4 GET 3 FREE THERMADEX WORTH 99 FREE</text:p>
          </table:table-cell>
          <table:table-cell/>
          <table:table-cell office:value-type="float" office:value="20127">
            <text:p>20127</text:p>
          </table:table-cell>
          <table:table-cell office:value-type="string">
            <text:p>PNI</text:p>
          </table:table-cell>
          <table:table-cell office:value-type="string">
            <text:p>Prodigy, Fruit Punch - 252g</text:p>
          </table:table-cell>
          <table:table-cell office:value-type="float" office:value="728028190526">
            <text:p>728028190526</text:p>
          </table:table-cell>
          <table:table-cell office:value-type="float" office:value="0">
            <text:p>0</text:p>
          </table:table-cell>
          <table:table-cell office:value-type="float" office:value="0.325">
            <text:p>0.325</text:p>
          </table:table-cell>
          <table:table-cell office:value-type="float" office:value="12.14">
            <text:p>12.14</text:p>
          </table:table-cell>
          <table:table-cell table:number-columns-repeated="1008"/>
        </table:table-row>
        <table:table-row table:style-name="ro1">
          <table:table-cell table:style-name="ce5" office:value-type="float" office:value="20127">
            <text:p>20127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PNI (premium neutraceuticals)</text:p>
          </table:table-cell>
          <table:table-cell table:style-name="ce5" office:value-type="string">
            <text:p>Prodigy Xt 252g (Pineapple)</text:p>
          </table:table-cell>
          <table:table-cell table:style-name="ce10" office:value-type="float" office:value="21.82">
            <text:p>21.8200</text:p>
          </table:table-cell>
          <table:table-cell table:style-name="ce10" office:value-type="float" office:value="21.826">
            <text:p>21.826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BUY 4 GET 3 FREE THERMADEX WORTH 99 FREE</text:p>
          </table:table-cell>
          <table:table-cell/>
          <table:table-cell table:style-name="ce5" office:value-type="float" office:value="20127">
            <text:p>20127</text:p>
          </table:table-cell>
          <table:table-cell table:style-name="ce5" office:value-type="string">
            <text:p>PNI</text:p>
          </table:table-cell>
          <table:table-cell table:style-name="ce5" office:value-type="string">
            <text:p>Prodigy, Fruit Punch - 252g</text:p>
          </table:table-cell>
          <table:table-cell table:style-name="ce5" office:value-type="float" office:value="728028190526">
            <text:p>7280281905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325">
            <text:p>0.325</text:p>
          </table:table-cell>
          <table:table-cell table:style-name="ce5" office:value-type="float" office:value="12.14">
            <text:p>12.14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20128">
            <text:p>20128</text:p>
          </table:table-cell>
          <table:table-cell office:value-type="string">
            <text:p>PNI (premium neutraceuticals)</text:p>
          </table:table-cell>
          <table:table-cell office:value-type="string">
            <text:p>Prodigy Xt 252g (Raspberry Lemonade)</text:p>
          </table:table-cell>
          <table:table-cell office:value-type="float" office:value="21.82">
            <text:p>21.8200</text:p>
          </table:table-cell>
          <table:table-cell office:value-type="float" office:value="21.826">
            <text:p>21.8260</text:p>
          </table:table-cell>
          <table:table-cell office:value-type="string">
            <text:p>V</text:p>
          </table:table-cell>
          <table:table-cell office:value-type="string">
            <text:p>BUY 4 GET 3 FREE THERMADEX WORTH 99 FREE</text:p>
          </table:table-cell>
          <table:table-cell/>
          <table:table-cell office:value-type="float" office:value="20128">
            <text:p>20128</text:p>
          </table:table-cell>
          <table:table-cell office:value-type="string">
            <text:p>PNI</text:p>
          </table:table-cell>
          <table:table-cell office:value-type="string">
            <text:p>Prodigy, Raspberry Lemonade - 255g</text:p>
          </table:table-cell>
          <table:table-cell office:value-type="float" office:value="728028322750">
            <text:p>728028322750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12.14">
            <text:p>12.14</text:p>
          </table:table-cell>
          <table:table-cell table:number-columns-repeated="1008"/>
        </table:table-row>
        <table:table-row table:style-name="ro1">
          <table:table-cell table:style-name="ce5" office:value-type="float" office:value="20127">
            <text:p>20127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PNI (premium neutraceuticals)</text:p>
          </table:table-cell>
          <table:table-cell table:style-name="ce5" office:value-type="string">
            <text:p>Prodigy Xt 252g (Strawberry)</text:p>
          </table:table-cell>
          <table:table-cell table:style-name="ce10" office:value-type="float" office:value="21.82">
            <text:p>21.8200</text:p>
          </table:table-cell>
          <table:table-cell table:style-name="ce10" office:value-type="float" office:value="21.826">
            <text:p>21.826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BUY 4 GET 3 FREE THERMADEX WORTH 99 FREE</text:p>
          </table:table-cell>
          <table:table-cell/>
          <table:table-cell table:style-name="ce5" office:value-type="float" office:value="20127">
            <text:p>20127</text:p>
          </table:table-cell>
          <table:table-cell table:style-name="ce5" office:value-type="string">
            <text:p>PNI</text:p>
          </table:table-cell>
          <table:table-cell table:style-name="ce5" office:value-type="string">
            <text:p>Prodigy, Fruit Punch - 252g</text:p>
          </table:table-cell>
          <table:table-cell table:style-name="ce5" office:value-type="float" office:value="728028190526">
            <text:p>7280281905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325">
            <text:p>0.325</text:p>
          </table:table-cell>
          <table:table-cell table:style-name="ce5" office:value-type="float" office:value="12.14">
            <text:p>12.14</text:p>
          </table:table-cell>
          <table:table-cell table:style-name="ce5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NI (premium neutraceuticals)</text:p>
          </table:table-cell>
          <table:table-cell table:style-name="ce3" office:value-type="string">
            <text:p>Prodigy Xt Single Sachet (Various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NI (premium neutraceuticals)</text:p>
          </table:table-cell>
          <table:table-cell table:style-name="ce3" office:value-type="string">
            <text:p>Thermadex 60 Caps ()</text:p>
          </table:table-cell>
          <table:table-cell table:style-name="ce8" office:value-type="float" office:value="19.69">
            <text:p>19.6900</text:p>
          </table:table-cell>
          <table:table-cell table:style-name="ce8" office:value-type="float" office:value="19.691">
            <text:p>19.691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3 GET A FREE PRODIGY XT FREE OF CHARG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NI (premium neutraceuticals)</text:p>
          </table:table-cell>
          <table:table-cell table:style-name="ce3" office:value-type="string">
            <text:p>Thermadex Single Sachet (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ower Bar</text:p>
          </table:table-cell>
          <table:table-cell table:style-name="ce3" office:value-type="string">
            <text:p>Protein Plus 15 x 55g Bars (Vanilla Coconut)</text:p>
          </table:table-cell>
          <table:table-cell table:style-name="ce8" office:value-type="float" office:value="13.88">
            <text:p>13.8800</text:p>
          </table:table-cell>
          <table:table-cell table:style-name="ce8" office:value-type="float" office:value="13.881">
            <text:p>13.88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ower Bar</text:p>
          </table:table-cell>
          <table:table-cell table:style-name="ce3" office:value-type="string">
            <text:p>Ride Bars 18 x 55g Bars (Choc Caramel)</text:p>
          </table:table-cell>
          <table:table-cell table:style-name="ce8" office:value-type="float" office:value="11.45">
            <text:p>11.4500</text:p>
          </table:table-cell>
          <table:table-cell table:style-name="ce8" office:value-type="float" office:value="11.452">
            <text:p>11.45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ower Bar</text:p>
          </table:table-cell>
          <table:table-cell table:style-name="ce3" office:value-type="string">
            <text:p>Ride Bars 18 x 55g Bars (Peanut Caramel)</text:p>
          </table:table-cell>
          <table:table-cell table:style-name="ce8" office:value-type="float" office:value="11.45">
            <text:p>11.4500</text:p>
          </table:table-cell>
          <table:table-cell table:style-name="ce8" office:value-type="float" office:value="11.452">
            <text:p>11.45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1139">
            <text:p>1139</text:p>
          </table:table-cell>
          <table:table-cell office:value-type="string">
            <text:p>Primaforce</text:p>
          </table:table-cell>
          <table:table-cell office:value-type="string">
            <text:p>Acetyl L-Carnitine 200g ()</text:p>
          </table:table-cell>
          <table:table-cell office:value-type="float" office:value="11.17">
            <text:p>11.1700</text:p>
          </table:table-cell>
          <table:table-cell office:value-type="float" office:value="12.42">
            <text:p>12.420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1139">
            <text:p>1139</text:p>
          </table:table-cell>
          <table:table-cell office:value-type="string">
            <text:p>Primaforce</text:p>
          </table:table-cell>
          <table:table-cell office:value-type="string">
            <text:p>ALCAR, Acetyl L-Carnitine - 250g</text:p>
          </table:table-cell>
          <table:table-cell office:value-type="float" office:value="811445020054">
            <text:p>811445020054</text:p>
          </table:table-cell>
          <table:table-cell office:value-type="float" office:value="30">
            <text:p>30</text:p>
          </table:table-cell>
          <table:table-cell office:value-type="float" office:value="0.32">
            <text:p>0.32</text:p>
          </table:table-cell>
          <table:table-cell office:value-type="float" office:value="8.66">
            <text:p>8.6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845">
            <text:p>3845</text:p>
          </table:table-cell>
          <table:table-cell office:value-type="string">
            <text:p>Primaforce</text:p>
          </table:table-cell>
          <table:table-cell office:value-type="string">
            <text:p>Agmatine Powder 30g ()</text:p>
          </table:table-cell>
          <table:table-cell office:value-type="float" office:value="8.381">
            <text:p>8.3810</text:p>
          </table:table-cell>
          <table:table-cell office:value-type="float" office:value="9.3126">
            <text:p>9.3126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3845">
            <text:p>3845</text:p>
          </table:table-cell>
          <table:table-cell office:value-type="string">
            <text:p>Primaforce</text:p>
          </table:table-cell>
          <table:table-cell office:value-type="string">
            <text:p>Agmatine - 30g</text:p>
          </table:table-cell>
          <table:table-cell office:value-type="float" office:value="811445020030">
            <text:p>811445020030</text:p>
          </table:table-cell>
          <table:table-cell office:value-type="float" office:value="59">
            <text:p>59</text:p>
          </table:table-cell>
          <table:table-cell office:value-type="float" office:value="0.075">
            <text:p>0.075</text:p>
          </table:table-cell>
          <table:table-cell office:value-type="float" office:value="6.3">
            <text:p>6.3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rimaforce</text:p>
          </table:table-cell>
          <table:table-cell table:style-name="ce3" office:value-type="string">
            <text:p>Arginine Powder 250g ()</text:p>
          </table:table-cell>
          <table:table-cell table:style-name="ce8" office:value-type="float" office:value="9.313">
            <text:p>9.3130</text:p>
          </table:table-cell>
          <table:table-cell table:style-name="ce8" office:value-type="float" office:value="10.348">
            <text:p>10.348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6695">
            <text:p>6695</text:p>
          </table:table-cell>
          <table:table-cell office:value-type="string">
            <text:p>Primaforce</text:p>
          </table:table-cell>
          <table:table-cell office:value-type="string">
            <text:p>Beta Alanine 20 200g ()</text:p>
          </table:table-cell>
          <table:table-cell office:value-type="float" office:value="9.313">
            <text:p>9.3130</text:p>
          </table:table-cell>
          <table:table-cell office:value-type="float" office:value="10.348">
            <text:p>10.348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6695">
            <text:p>6695</text:p>
          </table:table-cell>
          <table:table-cell office:value-type="string">
            <text:p>Primaforce</text:p>
          </table:table-cell>
          <table:table-cell office:value-type="string">
            <text:p>Beta Alanine - 200g</text:p>
          </table:table-cell>
          <table:table-cell office:value-type="float" office:value="181030004111">
            <text:p>181030004111</text:p>
          </table:table-cell>
          <table:table-cell office:value-type="float" office:value="0">
            <text:p>0</text:p>
          </table:table-cell>
          <table:table-cell office:value-type="float" office:value="0.285">
            <text:p>0.285</text:p>
          </table:table-cell>
          <table:table-cell office:value-type="float" office:value="7.33">
            <text:p>7.3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80">
            <text:p>180</text:p>
          </table:table-cell>
          <table:table-cell office:value-type="string">
            <text:p>Primaforce</text:p>
          </table:table-cell>
          <table:table-cell office:value-type="string">
            <text:p>Caffeine Anhydrous 90 Caps ()</text:p>
          </table:table-cell>
          <table:table-cell office:value-type="float" office:value="3.254">
            <text:p>3.2540</text:p>
          </table:table-cell>
          <table:table-cell office:value-type="float" office:value="3.6162">
            <text:p>3.6162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Primaforce</text:p>
          </table:table-cell>
          <table:table-cell office:value-type="string">
            <text:p>Caffeine, 200mg - 90 tablets</text:p>
          </table:table-cell>
          <table:table-cell office:value-type="float" office:value="181030000045">
            <text:p>181030000045</text:p>
          </table:table-cell>
          <table:table-cell office:value-type="float" office:value="0">
            <text:p>0</text:p>
          </table:table-cell>
          <table:table-cell office:value-type="float" office:value="0.075">
            <text:p>0.075</text:p>
          </table:table-cell>
          <table:table-cell office:value-type="float" office:value="2.37">
            <text:p>2.3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337">
            <text:p>2337</text:p>
          </table:table-cell>
          <table:table-cell office:value-type="string">
            <text:p>Primaforce</text:p>
          </table:table-cell>
          <table:table-cell office:value-type="string">
            <text:p>Carb Slam 2.6Kg ()</text:p>
          </table:table-cell>
          <table:table-cell office:value-type="float" office:value="13.04">
            <text:p>13.0400</text:p>
          </table:table-cell>
          <table:table-cell office:value-type="float" office:value="14.491">
            <text:p>14.491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2337">
            <text:p>2337</text:p>
          </table:table-cell>
          <table:table-cell office:value-type="string">
            <text:p>Primaforce</text:p>
          </table:table-cell>
          <table:table-cell office:value-type="string">
            <text:p>Carb Slam Waxy Maize Starch, Unflavored - 2600g</text:p>
          </table:table-cell>
          <table:table-cell office:value-type="float" office:value="811445020085">
            <text:p>811445020085</text:p>
          </table:table-cell>
          <table:table-cell office:value-type="float" office:value="9">
            <text:p>9</text:p>
          </table:table-cell>
          <table:table-cell office:value-type="float" office:value="3.06">
            <text:p>3.06</text:p>
          </table:table-cell>
          <table:table-cell office:value-type="float" office:value="12.03">
            <text:p>12.0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958">
            <text:p>5958</text:p>
          </table:table-cell>
          <table:table-cell office:value-type="string">
            <text:p>Primaforce</text:p>
          </table:table-cell>
          <table:table-cell office:value-type="string">
            <text:p>Choline Bitartate 250g ()</text:p>
          </table:table-cell>
          <table:table-cell office:value-type="float" office:value="12.11">
            <text:p>12.1100</text:p>
          </table:table-cell>
          <table:table-cell office:value-type="float" office:value="13.456">
            <text:p>13.456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5958">
            <text:p>5958</text:p>
          </table:table-cell>
          <table:table-cell office:value-type="string">
            <text:p>Primaforce</text:p>
          </table:table-cell>
          <table:table-cell office:value-type="string">
            <text:p>Choline Bitartrate - 250g</text:p>
          </table:table-cell>
          <table:table-cell office:value-type="float" office:value="181030007006">
            <text:p>181030007006</text:p>
          </table:table-cell>
          <table:table-cell office:value-type="float" office:value="22">
            <text:p>22</text:p>
          </table:table-cell>
          <table:table-cell office:value-type="float" office:value="0.325">
            <text:p>0.325</text:p>
          </table:table-cell>
          <table:table-cell office:value-type="float" office:value="8.96">
            <text:p>8.9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42">
            <text:p>842</text:p>
          </table:table-cell>
          <table:table-cell office:value-type="string">
            <text:p>Primaforce</text:p>
          </table:table-cell>
          <table:table-cell office:value-type="string">
            <text:p>Cissus 120 Caps ()</text:p>
          </table:table-cell>
          <table:table-cell office:value-type="float" office:value="13.97">
            <text:p>13.9700</text:p>
          </table:table-cell>
          <table:table-cell office:value-type="float" office:value="15.528">
            <text:p>15.528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842">
            <text:p>842</text:p>
          </table:table-cell>
          <table:table-cell office:value-type="string">
            <text:p>Primaforce</text:p>
          </table:table-cell>
          <table:table-cell office:value-type="string">
            <text:p>Cissus, Caps - 120 caps</text:p>
          </table:table-cell>
          <table:table-cell office:value-type="float" office:value="811445020092">
            <text:p>811445020092</text:p>
          </table:table-cell>
          <table:table-cell office:value-type="float" office:value="35">
            <text:p>35</text:p>
          </table:table-cell>
          <table:table-cell office:value-type="float" office:value="0.135">
            <text:p>0.135</text:p>
          </table:table-cell>
          <table:table-cell office:value-type="float" office:value="10.96">
            <text:p>10.9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201">
            <text:p>4201</text:p>
          </table:table-cell>
          <table:table-cell office:value-type="string">
            <text:p>Primaforce</text:p>
          </table:table-cell>
          <table:table-cell office:value-type="string">
            <text:p>Cissus Powder 100g ()</text:p>
          </table:table-cell>
          <table:table-cell office:value-type="float" office:value="10.71">
            <text:p>10.7100</text:p>
          </table:table-cell>
          <table:table-cell office:value-type="float" office:value="11.902">
            <text:p>11.902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4201">
            <text:p>4201</text:p>
          </table:table-cell>
          <table:table-cell office:value-type="string">
            <text:p>Primaforce</text:p>
          </table:table-cell>
          <table:table-cell office:value-type="string">
            <text:p>Cissus, Powder - 100g</text:p>
          </table:table-cell>
          <table:table-cell office:value-type="float" office:value="181030003121">
            <text:p>181030003121</text:p>
          </table:table-cell>
          <table:table-cell office:value-type="float" office:value="8">
            <text:p>8</text:p>
          </table:table-cell>
          <table:table-cell office:value-type="float" office:value="0.155">
            <text:p>0.155</text:p>
          </table:table-cell>
          <table:table-cell office:value-type="float" office:value="8.42">
            <text:p>8.4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76">
            <text:p>2176</text:p>
          </table:table-cell>
          <table:table-cell office:value-type="string">
            <text:p>Primaforce</text:p>
          </table:table-cell>
          <table:table-cell office:value-type="string">
            <text:p>Citrulline Malate 200g ()</text:p>
          </table:table-cell>
          <table:table-cell office:value-type="float" office:value="9.313">
            <text:p>9.3130</text:p>
          </table:table-cell>
          <table:table-cell office:value-type="float" office:value="10.348">
            <text:p>10.348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2176">
            <text:p>2176</text:p>
          </table:table-cell>
          <table:table-cell office:value-type="string">
            <text:p>Primaforce</text:p>
          </table:table-cell>
          <table:table-cell office:value-type="string">
            <text:p>Citrulline Malate - 200g</text:p>
          </table:table-cell>
          <table:table-cell office:value-type="float" office:value="811445020115">
            <text:p>811445020115</text:p>
          </table:table-cell>
          <table:table-cell office:value-type="float" office:value="43">
            <text:p>43</text:p>
          </table:table-cell>
          <table:table-cell office:value-type="float" office:value="0.27">
            <text:p>0.27</text:p>
          </table:table-cell>
          <table:table-cell office:value-type="float" office:value="7.47">
            <text:p>7.4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686">
            <text:p>4686</text:p>
          </table:table-cell>
          <table:table-cell office:value-type="string">
            <text:p>Primaforce</text:p>
          </table:table-cell>
          <table:table-cell office:value-type="string">
            <text:p>Creaform 400g ()</text:p>
          </table:table-cell>
          <table:table-cell office:value-type="float" office:value="6.983">
            <text:p>6.9830</text:p>
          </table:table-cell>
          <table:table-cell office:value-type="float" office:value="7.7592">
            <text:p>7.7592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4686">
            <text:p>4686</text:p>
          </table:table-cell>
          <table:table-cell office:value-type="string">
            <text:p>Primaforce</text:p>
          </table:table-cell>
          <table:table-cell office:value-type="string">
            <text:p>Creaform - 400g</text:p>
          </table:table-cell>
          <table:table-cell office:value-type="float" office:value="181030000397">
            <text:p>181030000397</text:p>
          </table:table-cell>
          <table:table-cell office:value-type="float" office:value="24">
            <text:p>24</text:p>
          </table:table-cell>
          <table:table-cell office:value-type="float" office:value="0.5">
            <text:p>0.5</text:p>
          </table:table-cell>
          <table:table-cell office:value-type="float" office:value="6.15">
            <text:p>6.1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846">
            <text:p>3846</text:p>
          </table:table-cell>
          <table:table-cell office:value-type="string">
            <text:p>Primaforce</text:p>
          </table:table-cell>
          <table:table-cell office:value-type="string">
            <text:p>Creatine-O-Phosphate 100g ()</text:p>
          </table:table-cell>
          <table:table-cell office:value-type="float" office:value="8.381">
            <text:p>8.3810</text:p>
          </table:table-cell>
          <table:table-cell office:value-type="float" office:value="9.3126">
            <text:p>9.3126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3846">
            <text:p>3846</text:p>
          </table:table-cell>
          <table:table-cell office:value-type="string">
            <text:p>Primaforce</text:p>
          </table:table-cell>
          <table:table-cell office:value-type="string">
            <text:p>Creatinol-O-Phosphate - 100g</text:p>
          </table:table-cell>
          <table:table-cell office:value-type="float" office:value="181030004043">
            <text:p>181030004043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6.14">
            <text:p>6.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355">
            <text:p>2355</text:p>
          </table:table-cell>
          <table:table-cell office:value-type="string">
            <text:p>Primaforce</text:p>
          </table:table-cell>
          <table:table-cell office:value-type="string">
            <text:p>D-Aspartic 100g ()</text:p>
          </table:table-cell>
          <table:table-cell office:value-type="float" office:value="6.983">
            <text:p>6.9830</text:p>
          </table:table-cell>
          <table:table-cell office:value-type="float" office:value="7.7592">
            <text:p>7.7592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2355">
            <text:p>2355</text:p>
          </table:table-cell>
          <table:table-cell office:value-type="string">
            <text:p>Primaforce</text:p>
          </table:table-cell>
          <table:table-cell office:value-type="string">
            <text:p>DAA - D-Aspartic Acid - 100g</text:p>
          </table:table-cell>
          <table:table-cell office:value-type="float" office:value="811445020153">
            <text:p>811445020153</text:p>
          </table:table-cell>
          <table:table-cell office:value-type="float" office:value="75">
            <text:p>75</text:p>
          </table:table-cell>
          <table:table-cell office:value-type="float" office:value="0.17">
            <text:p>0.17</text:p>
          </table:table-cell>
          <table:table-cell office:value-type="float" office:value="5.76">
            <text:p>5.76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rimaforce</text:p>
          </table:table-cell>
          <table:table-cell table:style-name="ce3" office:value-type="string">
            <text:p>Dendrobium 90 Caps ()</text:p>
          </table:table-cell>
          <table:table-cell table:style-name="ce8" office:value-type="float" office:value="6.983">
            <text:p>6.9830</text:p>
          </table:table-cell>
          <table:table-cell table:style-name="ce8" office:value-type="float" office:value="7.7592">
            <text:p>7.7592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rimaforce</text:p>
          </table:table-cell>
          <table:table-cell table:style-name="ce3" office:value-type="string">
            <text:p>Dendrobium Powder 30g ()</text:p>
          </table:table-cell>
          <table:table-cell table:style-name="ce8" office:value-type="float" office:value="6.983">
            <text:p>6.9830</text:p>
          </table:table-cell>
          <table:table-cell table:style-name="ce8" office:value-type="float" office:value="7.7592">
            <text:p>7.7592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841">
            <text:p>841</text:p>
          </table:table-cell>
          <table:table-cell office:value-type="string">
            <text:p>Primaforce</text:p>
          </table:table-cell>
          <table:table-cell office:value-type="string">
            <text:p>Elastamine Joint Support 180 Caps ()</text:p>
          </table:table-cell>
          <table:table-cell office:value-type="float" office:value="7.449">
            <text:p>7.4490</text:p>
          </table:table-cell>
          <table:table-cell office:value-type="float" office:value="8.277">
            <text:p>8.277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841">
            <text:p>841</text:p>
          </table:table-cell>
          <table:table-cell office:value-type="string">
            <text:p>Primaforce</text:p>
          </table:table-cell>
          <table:table-cell office:value-type="string">
            <text:p>Elastamine - 180 caps</text:p>
          </table:table-cell>
          <table:table-cell office:value-type="float" office:value="811445020207">
            <text:p>811445020207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6.03">
            <text:p>6.0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92">
            <text:p>9292</text:p>
          </table:table-cell>
          <table:table-cell office:value-type="string">
            <text:p>Primaforce</text:p>
          </table:table-cell>
          <table:table-cell office:value-type="string">
            <text:p>Green Coffee 60 Caps ()</text:p>
          </table:table-cell>
          <table:table-cell office:value-type="float" office:value="6.517">
            <text:p>6.5170</text:p>
          </table:table-cell>
          <table:table-cell office:value-type="float" office:value="7.2414">
            <text:p>7.2414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9292">
            <text:p>9292</text:p>
          </table:table-cell>
          <table:table-cell office:value-type="string">
            <text:p>Primaforce</text:p>
          </table:table-cell>
          <table:table-cell office:value-type="string">
            <text:p>Green Coffee Bean, 500mg - 60 caps</text:p>
          </table:table-cell>
          <table:table-cell office:value-type="float" office:value="181030108130">
            <text:p>181030108130</text:p>
          </table:table-cell>
          <table:table-cell office:value-type="float" office:value="22">
            <text:p>22</text:p>
          </table:table-cell>
          <table:table-cell office:value-type="float" office:value="0.07">
            <text:p>0.07</text:p>
          </table:table-cell>
          <table:table-cell office:value-type="float" office:value="4.68">
            <text:p>4.6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93">
            <text:p>9293</text:p>
          </table:table-cell>
          <table:table-cell office:value-type="string">
            <text:p>Primaforce</text:p>
          </table:table-cell>
          <table:table-cell office:value-type="string">
            <text:p>L-Carnitine - L Tartrate Powder 325g ()</text:p>
          </table:table-cell>
          <table:table-cell office:value-type="float" office:value="13.97">
            <text:p>13.9700</text:p>
          </table:table-cell>
          <table:table-cell office:value-type="float" office:value="15.528">
            <text:p>15.528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9293">
            <text:p>9293</text:p>
          </table:table-cell>
          <table:table-cell office:value-type="string">
            <text:p>Primaforce</text:p>
          </table:table-cell>
          <table:table-cell office:value-type="string">
            <text:p>L-Carnitine L-Tartrate - 325g</text:p>
          </table:table-cell>
          <table:table-cell office:value-type="float" office:value="181030108123">
            <text:p>181030108123</text:p>
          </table:table-cell>
          <table:table-cell office:value-type="float" office:value="8">
            <text:p>8</text:p>
          </table:table-cell>
          <table:table-cell office:value-type="float" office:value="0.41">
            <text:p>0.41</text:p>
          </table:table-cell>
          <table:table-cell office:value-type="float" office:value="11.28">
            <text:p>11.2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473">
            <text:p>5473</text:p>
          </table:table-cell>
          <table:table-cell office:value-type="string">
            <text:p>Primaforce</text:p>
          </table:table-cell>
          <table:table-cell office:value-type="string">
            <text:p>L-Leucine 250g ()</text:p>
          </table:table-cell>
          <table:table-cell office:value-type="float" office:value="13.97">
            <text:p>13.9700</text:p>
          </table:table-cell>
          <table:table-cell office:value-type="float" office:value="15.526">
            <text:p>15.526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5473">
            <text:p>5473</text:p>
          </table:table-cell>
          <table:table-cell office:value-type="string">
            <text:p>Primaforce</text:p>
          </table:table-cell>
          <table:table-cell office:value-type="string">
            <text:p>L-Leucine - 250g</text:p>
          </table:table-cell>
          <table:table-cell office:value-type="float" office:value="811445020276">
            <text:p>811445020276</text:p>
          </table:table-cell>
          <table:table-cell office:value-type="float" office:value="47">
            <text:p>47</text:p>
          </table:table-cell>
          <table:table-cell office:value-type="float" office:value="0.395">
            <text:p>0.395</text:p>
          </table:table-cell>
          <table:table-cell office:value-type="float" office:value="11.54">
            <text:p>11.5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94">
            <text:p>9294</text:p>
          </table:table-cell>
          <table:table-cell office:value-type="string">
            <text:p>Primaforce</text:p>
          </table:table-cell>
          <table:table-cell office:value-type="string">
            <text:p>Maltodextrin 1.8Kg ()</text:p>
          </table:table-cell>
          <table:table-cell office:value-type="float" office:value="9.779">
            <text:p>9.7790</text:p>
          </table:table-cell>
          <table:table-cell office:value-type="float" office:value="10.866">
            <text:p>10.866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9294">
            <text:p>9294</text:p>
          </table:table-cell>
          <table:table-cell office:value-type="string">
            <text:p>Primaforce</text:p>
          </table:table-cell>
          <table:table-cell office:value-type="string">
            <text:p>Malto, 100% Pure Maltodextrin - 1850g</text:p>
          </table:table-cell>
          <table:table-cell office:value-type="float" office:value="181030109915">
            <text:p>181030109915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9.32">
            <text:p>9.3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203">
            <text:p>4203</text:p>
          </table:table-cell>
          <table:table-cell office:value-type="string">
            <text:p>Primaforce</text:p>
          </table:table-cell>
          <table:table-cell office:value-type="string">
            <text:p>Pure Alpha Lipoic Acid 180 Caps ()</text:p>
          </table:table-cell>
          <table:table-cell office:value-type="float" office:value="11.64">
            <text:p>11.6400</text:p>
          </table:table-cell>
          <table:table-cell office:value-type="float" office:value="12.938">
            <text:p>12.938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4203">
            <text:p>4203</text:p>
          </table:table-cell>
          <table:table-cell office:value-type="string">
            <text:p>Primaforce</text:p>
          </table:table-cell>
          <table:table-cell office:value-type="string">
            <text:p>Pure ALA, 300mg - 180 caps</text:p>
          </table:table-cell>
          <table:table-cell office:value-type="float" office:value="181030000052">
            <text:p>181030000052</text:p>
          </table:table-cell>
          <table:table-cell office:value-type="float" office:value="32">
            <text:p>32</text:p>
          </table:table-cell>
          <table:table-cell office:value-type="float" office:value="0.12">
            <text:p>0.12</text:p>
          </table:table-cell>
          <table:table-cell office:value-type="float" office:value="8.43">
            <text:p>8.43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rimaforce</text:p>
          </table:table-cell>
          <table:table-cell table:style-name="ce3" office:value-type="string">
            <text:p>Yohimbine Hci 90 Caps ()</text:p>
          </table:table-cell>
          <table:table-cell table:style-name="ce8" office:value-type="float" office:value="9.174">
            <text:p>9.1740</text:p>
          </table:table-cell>
          <table:table-cell table:style-name="ce8" office:value-type="float" office:value="10.194">
            <text:p>10.194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ANY 9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3144">
            <text:p>3144</text:p>
          </table:table-cell>
          <table:table-cell office:value-type="string">
            <text:p>Pro Tan</text:p>
          </table:table-cell>
          <table:table-cell office:value-type="string">
            <text:p>Competition Colour 8.5 fl OZ ()</text:p>
          </table:table-cell>
          <table:table-cell office:value-type="float" office:value="10.89">
            <text:p>10.8900</text:p>
          </table:table-cell>
          <table:table-cell office:value-type="float" office:value="10.892">
            <text:p>10.89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144">
            <text:p>3144</text:p>
          </table:table-cell>
          <table:table-cell office:value-type="string">
            <text:p>Pro Tan</text:p>
          </table:table-cell>
          <table:table-cell office:value-type="string">
            <text:p>Overnight Competition Color - 250 ml.</text:p>
          </table:table-cell>
          <table:table-cell office:value-type="float" office:value="732907100186">
            <text:p>732907100186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4.9">
            <text:p>4.9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ro Tan</text:p>
          </table:table-cell>
          <table:table-cell table:style-name="ce3" office:value-type="string">
            <text:p>Stage Finish 2OZ ()</text:p>
          </table:table-cell>
          <table:table-cell table:style-name="ce8" office:value-type="float" office:value="10.89">
            <text:p>10.8900</text:p>
          </table:table-cell>
          <table:table-cell table:style-name="ce8" office:value-type="float" office:value="10.892">
            <text:p>10.89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roBeef</text:p>
          </table:table-cell>
          <table:table-cell table:style-name="ce3" office:value-type="string">
            <text:p>Beef Jerky 35g - 24 per box (Chilli)</text:p>
          </table:table-cell>
          <table:table-cell table:style-name="ce8" office:value-type="float" office:value="32.99">
            <text:p>32.9900</text:p>
          </table:table-cell>
          <table:table-cell table:style-name="ce8" office:value-type="float" office:value="32.988">
            <text:p>32.988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roBeef</text:p>
          </table:table-cell>
          <table:table-cell table:style-name="ce3" office:value-type="string">
            <text:p>Beef Jerky 35g - 24 per box (Original)</text:p>
          </table:table-cell>
          <table:table-cell table:style-name="ce8" office:value-type="float" office:value="32.99">
            <text:p>32.9900</text:p>
          </table:table-cell>
          <table:table-cell table:style-name="ce8" office:value-type="float" office:value="32.988">
            <text:p>32.988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roBeef</text:p>
          </table:table-cell>
          <table:table-cell table:style-name="ce3" office:value-type="string">
            <text:p>Beef Jerky 35g - 24 per box (Peri Peri)</text:p>
          </table:table-cell>
          <table:table-cell table:style-name="ce8" office:value-type="float" office:value="32.99">
            <text:p>32.9900</text:p>
          </table:table-cell>
          <table:table-cell table:style-name="ce8" office:value-type="float" office:value="32.988">
            <text:p>32.988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6097">
            <text:p>6097</text:p>
          </table:table-cell>
          <table:table-cell office:value-type="string">
            <text:p>Prosupps</text:p>
          </table:table-cell>
          <table:table-cell office:value-type="string">
            <text:p>Dr. Jekyll 330g (Fruit Punch)</text:p>
          </table:table-cell>
          <table:table-cell table:number-columns-repeated="2" office:value-type="float" office:value="16.98">
            <text:p>16.9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097">
            <text:p>6097</text:p>
          </table:table-cell>
          <table:table-cell office:value-type="string">
            <text:p>Pro Supps</text:p>
          </table:table-cell>
          <table:table-cell office:value-type="string">
            <text:p>Dr Jekyll, Punch - 336g</text:p>
          </table:table-cell>
          <table:table-cell office:value-type="float" office:value="610708881988">
            <text:p>610708881988</text:p>
          </table:table-cell>
          <table:table-cell office:value-type="float" office:value="49">
            <text:p>49</text:p>
          </table:table-cell>
          <table:table-cell office:value-type="float" office:value="0.405">
            <text:p>0.405</text:p>
          </table:table-cell>
          <table:table-cell office:value-type="float" office:value="13.14">
            <text:p>13.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694">
            <text:p>6694</text:p>
          </table:table-cell>
          <table:table-cell office:value-type="string">
            <text:p>Prosupps</text:p>
          </table:table-cell>
          <table:table-cell office:value-type="string">
            <text:p>Dr. Jekyll 330g (Orange)</text:p>
          </table:table-cell>
          <table:table-cell table:number-columns-repeated="2" office:value-type="float" office:value="16.98">
            <text:p>16.9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694">
            <text:p>6694</text:p>
          </table:table-cell>
          <table:table-cell office:value-type="string">
            <text:p>Pro Supps</text:p>
          </table:table-cell>
          <table:table-cell office:value-type="string">
            <text:p>Dr Jekyll, Orange Guava - 348g</text:p>
          </table:table-cell>
          <table:table-cell office:value-type="float" office:value="700867216063">
            <text:p>700867216063</text:p>
          </table:table-cell>
          <table:table-cell office:value-type="float" office:value="10">
            <text:p>10</text:p>
          </table:table-cell>
          <table:table-cell office:value-type="float" office:value="0.415">
            <text:p>0.415</text:p>
          </table:table-cell>
          <table:table-cell office:value-type="float" office:value="13.06">
            <text:p>13.0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691">
            <text:p>6691</text:p>
          </table:table-cell>
          <table:table-cell office:value-type="string">
            <text:p>Prosupps</text:p>
          </table:table-cell>
          <table:table-cell office:value-type="string">
            <text:p>Dr. Jekyll 330g (Raspberry Lemonade)</text:p>
          </table:table-cell>
          <table:table-cell table:number-columns-repeated="2" office:value-type="float" office:value="16.98">
            <text:p>16.9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691">
            <text:p>6691</text:p>
          </table:table-cell>
          <table:table-cell office:value-type="string">
            <text:p>Pro Supps</text:p>
          </table:table-cell>
          <table:table-cell office:value-type="string">
            <text:p>Dr Jekyll, Lemon Razz - 348g</text:p>
          </table:table-cell>
          <table:table-cell office:value-type="float" office:value="700867216124">
            <text:p>700867216124</text:p>
          </table:table-cell>
          <table:table-cell office:value-type="float" office:value="6">
            <text:p>6</text:p>
          </table:table-cell>
          <table:table-cell office:value-type="float" office:value="0.415">
            <text:p>0.415</text:p>
          </table:table-cell>
          <table:table-cell office:value-type="float" office:value="13.07">
            <text:p>13.0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096">
            <text:p>6096</text:p>
          </table:table-cell>
          <table:table-cell office:value-type="string">
            <text:p>Prosupps</text:p>
          </table:table-cell>
          <table:table-cell office:value-type="string">
            <text:p>Dr. Jekyll 330g (Watermelon)</text:p>
          </table:table-cell>
          <table:table-cell table:number-columns-repeated="2" office:value-type="float" office:value="16.98">
            <text:p>16.9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096">
            <text:p>6096</text:p>
          </table:table-cell>
          <table:table-cell office:value-type="string">
            <text:p>Pro Supps</text:p>
          </table:table-cell>
          <table:table-cell office:value-type="string">
            <text:p>Dr Jekyll, Watermelon - 336g</text:p>
          </table:table-cell>
          <table:table-cell office:value-type="float" office:value="610708881964">
            <text:p>610708881964</text:p>
          </table:table-cell>
          <table:table-cell office:value-type="float" office:value="34">
            <text:p>34</text:p>
          </table:table-cell>
          <table:table-cell office:value-type="float" office:value="0.405">
            <text:p>0.405</text:p>
          </table:table-cell>
          <table:table-cell office:value-type="float" office:value="13.05">
            <text:p>13.05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rosupps</text:p>
          </table:table-cell>
          <table:table-cell table:style-name="ce3" office:value-type="string">
            <text:p>Guardian 60 Caps ()</text:p>
          </table:table-cell>
          <table:table-cell table:number-columns-repeated="2" table:style-name="ce8" office:value-type="float" office:value="10.2">
            <text:p>10.2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6094">
            <text:p>6094</text:p>
          </table:table-cell>
          <table:table-cell office:value-type="string">
            <text:p>Prosupps</text:p>
          </table:table-cell>
          <table:table-cell office:value-type="string">
            <text:p>Halotropin 90 Caps ()</text:p>
          </table:table-cell>
          <table:table-cell office:value-type="float" office:value="20.84">
            <text:p>20.8400</text:p>
          </table:table-cell>
          <table:table-cell office:value-type="float" office:value="20.838">
            <text:p>20.83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094">
            <text:p>6094</text:p>
          </table:table-cell>
          <table:table-cell office:value-type="string">
            <text:p>Pro Supps</text:p>
          </table:table-cell>
          <table:table-cell office:value-type="string">
            <text:p>Halotropin - 90 caps</text:p>
          </table:table-cell>
          <table:table-cell office:value-type="float" office:value="214284480353">
            <text:p>21428448035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15.31">
            <text:p>15.3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095">
            <text:p>6095</text:p>
          </table:table-cell>
          <table:table-cell office:value-type="string">
            <text:p>Prosupps</text:p>
          </table:table-cell>
          <table:table-cell office:value-type="string">
            <text:p>Iload 60 Caps ()</text:p>
          </table:table-cell>
          <table:table-cell office:value-type="float" office:value="14.35">
            <text:p>14.3500</text:p>
          </table:table-cell>
          <table:table-cell office:value-type="float" office:value="19.14">
            <text:p>19.1400</text:p>
          </table:table-cell>
          <table:table-cell office:value-type="string">
            <text:p>V</text:p>
          </table:table-cell>
          <table:table-cell office:value-type="string">
            <text:p>EXTRA 25% OFF</text:p>
          </table:table-cell>
          <table:table-cell/>
          <table:table-cell office:value-type="float" office:value="6095">
            <text:p>6095</text:p>
          </table:table-cell>
          <table:table-cell office:value-type="string">
            <text:p>Pro Supps</text:p>
          </table:table-cell>
          <table:table-cell office:value-type="string">
            <text:p>I-Load - 60 caps</text:p>
          </table:table-cell>
          <table:table-cell office:value-type="float" office:value="709800221171">
            <text:p>709800221171</text:p>
          </table:table-cell>
          <table:table-cell office:value-type="float" office:value="0">
            <text:p>0</text:p>
          </table:table-cell>
          <table:table-cell office:value-type="float" office:value="0.065">
            <text:p>0.065</text:p>
          </table:table-cell>
          <table:table-cell office:value-type="float" office:value="13.37">
            <text:p>13.3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34">
            <text:p>9434</text:p>
          </table:table-cell>
          <table:table-cell office:value-type="string">
            <text:p>Prosupps</text:p>
          </table:table-cell>
          <table:table-cell office:value-type="string">
            <text:p>Mr. Hyde 256g (Fruit Punch)</text:p>
          </table:table-cell>
          <table:table-cell table:number-columns-repeated="2" office:value-type="float" office:value="16.98">
            <text:p>16.9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434">
            <text:p>9434</text:p>
          </table:table-cell>
          <table:table-cell office:value-type="string">
            <text:p>Pro Supps</text:p>
          </table:table-cell>
          <table:table-cell office:value-type="string">
            <text:p>MR. HYDE, Fruit Punch - 252g</text:p>
          </table:table-cell>
          <table:table-cell office:value-type="float" office:value="682055405223">
            <text:p>682055405223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12.84">
            <text:p>12.8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78">
            <text:p>9478</text:p>
          </table:table-cell>
          <table:table-cell office:value-type="string">
            <text:p>Prosupps</text:p>
          </table:table-cell>
          <table:table-cell office:value-type="string">
            <text:p>Mr. Hyde 256g (Watermelon)</text:p>
          </table:table-cell>
          <table:table-cell table:number-columns-repeated="2" office:value-type="float" office:value="16.98">
            <text:p>16.9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478">
            <text:p>9478</text:p>
          </table:table-cell>
          <table:table-cell office:value-type="string">
            <text:p>Pro Supps</text:p>
          </table:table-cell>
          <table:table-cell office:value-type="string">
            <text:p>MR. HYDE, Watermelon - 252g</text:p>
          </table:table-cell>
          <table:table-cell office:value-type="float" office:value="700867215646">
            <text:p>700867215646</text:p>
          </table:table-cell>
          <table:table-cell office:value-type="float" office:value="0">
            <text:p>0</text:p>
          </table:table-cell>
          <table:table-cell office:value-type="float" office:value="0.365">
            <text:p>0.365</text:p>
          </table:table-cell>
          <table:table-cell office:value-type="float" office:value="12.84">
            <text:p>12.84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rosupps</text:p>
          </table:table-cell>
          <table:table-cell table:style-name="ce3" office:value-type="string">
            <text:p>No3 Drive 120 Caps ()</text:p>
          </table:table-cell>
          <table:table-cell table:style-name="ce8" office:value-type="float" office:value="22.96">
            <text:p>22.9600</text:p>
          </table:table-cell>
          <table:table-cell table:style-name="ce8" office:value-type="float" office:value="22.962">
            <text:p>22.96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rosupps</text:p>
          </table:table-cell>
          <table:table-cell table:style-name="ce3" office:value-type="string">
            <text:p>Vanish 90 Caps ()</text:p>
          </table:table-cell>
          <table:table-cell table:number-columns-repeated="2" table:style-name="ce8" office:value-type="float" office:value="21.69">
            <text:p>21.6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VL</text:p>
          </table:table-cell>
          <table:table-cell table:style-name="ce3" office:value-type="string">
            <text:p>Essentials 100% Pure Mct Oil 1000 ml ()</text:p>
          </table:table-cell>
          <table:table-cell table:style-name="ce8" office:value-type="float" office:value="14.87">
            <text:p>14.8700</text:p>
          </table:table-cell>
          <table:table-cell table:style-name="ce8" office:value-type="float" office:value="14.866">
            <text:p>14.86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4542">
            <text:p>4542</text:p>
          </table:table-cell>
          <table:table-cell table:style-name="ce4" office:value-type="string">
            <text:p>4542 nieaktywne</text:p>
          </table:table-cell>
          <table:table-cell table:style-name="ce4" office:value-type="string">
            <text:p>PVL</text:p>
          </table:table-cell>
          <table:table-cell table:style-name="ce4" office:value-type="string">
            <text:p>Essentials D- Aspartic Acid 100g ()</text:p>
          </table:table-cell>
          <table:table-cell table:style-name="ce9" office:value-type="float" office:value="10.74">
            <text:p>10.7400</text:p>
          </table:table-cell>
          <table:table-cell table:style-name="ce9" office:value-type="float" office:value="10.737">
            <text:p>10.73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542">
            <text:p>4542</text:p>
          </table:table-cell>
          <table:table-cell table:style-name="ce4" office:value-type="string">
            <text:p>PVL Essentials</text:p>
          </table:table-cell>
          <table:table-cell table:style-name="ce4" office:value-type="string">
            <text:p>D-Aspartic Acid, Unflavoured - 100g</text:p>
          </table:table-cell>
          <table:table-cell table:style-name="ce4" office:value-type="float" office:value="627933028859">
            <text:p>62793302885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6">
            <text:p>0.16</text:p>
          </table:table-cell>
          <table:table-cell table:style-name="ce4" office:value-type="float" office:value="8.32">
            <text:p>8.32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8094">
            <text:p>8094</text:p>
          </table:table-cell>
          <table:table-cell table:style-name="ce4" office:value-type="string">
            <text:p>8094 nieaktywne</text:p>
          </table:table-cell>
          <table:table-cell table:style-name="ce4" office:value-type="string">
            <text:p>PVL</text:p>
          </table:table-cell>
          <table:table-cell table:style-name="ce4" office:value-type="string">
            <text:p>Essentials Liquid L- Carnitine Extra 473 ml (Tropical)</text:p>
          </table:table-cell>
          <table:table-cell table:style-name="ce9" office:value-type="float" office:value="11.15">
            <text:p>11.1500</text:p>
          </table:table-cell>
          <table:table-cell table:style-name="ce9" office:value-type="float" office:value="11.151">
            <text:p>11.151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8094">
            <text:p>8094</text:p>
          </table:table-cell>
          <table:table-cell table:style-name="ce4" office:value-type="string">
            <text:p>PVL Essentials</text:p>
          </table:table-cell>
          <table:table-cell table:style-name="ce4" office:value-type="string">
            <text:p>Liquid L-Carnitine, Tropical Punch - 473 ml.</text:p>
          </table:table-cell>
          <table:table-cell table:style-name="ce4" office:value-type="float" office:value="627933028958">
            <text:p>62793302895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52">
            <text:p>0.52</text:p>
          </table:table-cell>
          <table:table-cell table:style-name="ce4" office:value-type="float" office:value="10.28">
            <text:p>10.28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6398">
            <text:p>6398</text:p>
          </table:table-cell>
          <table:table-cell office:value-type="string">
            <text:p>PVL</text:p>
          </table:table-cell>
          <table:table-cell office:value-type="string">
            <text:p>Mutant Amino 300 Ct ()</text:p>
          </table:table-cell>
          <table:table-cell office:value-type="float" office:value="10.03">
            <text:p>10.0300</text:p>
          </table:table-cell>
          <table:table-cell office:value-type="float" office:value="11.151">
            <text:p>11.151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6398">
            <text:p>6398</text:p>
          </table:table-cell>
          <table:table-cell office:value-type="string">
            <text:p>Mutant</text:p>
          </table:table-cell>
          <table:table-cell office:value-type="string">
            <text:p>Mutant Amino - 300 caps</text:p>
          </table:table-cell>
          <table:table-cell office:value-type="float" office:value="627933027708">
            <text:p>627933027708</text:p>
          </table:table-cell>
          <table:table-cell office:value-type="float" office:value="96">
            <text:p>96</text:p>
          </table:table-cell>
          <table:table-cell office:value-type="float" office:value="0.49">
            <text:p>0.49</text:p>
          </table:table-cell>
          <table:table-cell office:value-type="float" office:value="8.19">
            <text:p>8.1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345">
            <text:p>7345</text:p>
          </table:table-cell>
          <table:table-cell office:value-type="string">
            <text:p>PVL</text:p>
          </table:table-cell>
          <table:table-cell office:value-type="string">
            <text:p>Mutant Bcaa 9.7 348g (Blue Rasberry)</text:p>
          </table:table-cell>
          <table:table-cell office:value-type="float" office:value="14.05">
            <text:p>14.0500</text:p>
          </table:table-cell>
          <table:table-cell office:value-type="float" office:value="14.045">
            <text:p>14.04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345">
            <text:p>7345</text:p>
          </table:table-cell>
          <table:table-cell office:value-type="string">
            <text:p>Mutant</text:p>
          </table:table-cell>
          <table:table-cell office:value-type="string">
            <text:p>Mutant BCAA 9.7, Blue Raspberry - 348g</text:p>
          </table:table-cell>
          <table:table-cell office:value-type="float" office:value="627933022703">
            <text:p>627933022703</text:p>
          </table:table-cell>
          <table:table-cell office:value-type="float" office:value="18">
            <text:p>18</text:p>
          </table:table-cell>
          <table:table-cell office:value-type="float" office:value="0.425">
            <text:p>0.425</text:p>
          </table:table-cell>
          <table:table-cell office:value-type="float" office:value="11.33">
            <text:p>11.3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346">
            <text:p>7346</text:p>
          </table:table-cell>
          <table:table-cell office:value-type="string">
            <text:p>PVL</text:p>
          </table:table-cell>
          <table:table-cell office:value-type="string">
            <text:p>Mutant Bcaa 9.7 348g (Green Apple)</text:p>
          </table:table-cell>
          <table:table-cell office:value-type="float" office:value="14.05">
            <text:p>14.0500</text:p>
          </table:table-cell>
          <table:table-cell office:value-type="float" office:value="14.045">
            <text:p>14.04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346">
            <text:p>7346</text:p>
          </table:table-cell>
          <table:table-cell office:value-type="string">
            <text:p>Mutant</text:p>
          </table:table-cell>
          <table:table-cell office:value-type="string">
            <text:p>Mutant BCAA 9.7, Green Apple - 348g</text:p>
          </table:table-cell>
          <table:table-cell office:value-type="float" office:value="627933022727">
            <text:p>627933022727</text:p>
          </table:table-cell>
          <table:table-cell office:value-type="float" office:value="48">
            <text:p>48</text:p>
          </table:table-cell>
          <table:table-cell office:value-type="float" office:value="0.425">
            <text:p>0.425</text:p>
          </table:table-cell>
          <table:table-cell office:value-type="float" office:value="11.33">
            <text:p>11.3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347">
            <text:p>7347</text:p>
          </table:table-cell>
          <table:table-cell office:value-type="string">
            <text:p>PVL</text:p>
          </table:table-cell>
          <table:table-cell office:value-type="string">
            <text:p>Mutant Bcaa 9.7 348g (Watermelon)</text:p>
          </table:table-cell>
          <table:table-cell office:value-type="float" office:value="14.05">
            <text:p>14.0500</text:p>
          </table:table-cell>
          <table:table-cell office:value-type="float" office:value="14.045">
            <text:p>14.04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347">
            <text:p>7347</text:p>
          </table:table-cell>
          <table:table-cell office:value-type="string">
            <text:p>Mutant</text:p>
          </table:table-cell>
          <table:table-cell office:value-type="string">
            <text:p>Mutant BCAA 9.7, Watermelon - 348g</text:p>
          </table:table-cell>
          <table:table-cell office:value-type="float" office:value="627933022710">
            <text:p>627933022710</text:p>
          </table:table-cell>
          <table:table-cell office:value-type="float" office:value="52">
            <text:p>52</text:p>
          </table:table-cell>
          <table:table-cell office:value-type="float" office:value="0.425">
            <text:p>0.425</text:p>
          </table:table-cell>
          <table:table-cell office:value-type="float" office:value="11.33">
            <text:p>11.33</text:p>
          </table:table-cell>
          <table:table-cell table:number-columns-repeated="1008"/>
        </table:table-row>
        <table:table-row table:style-name="ro1">
          <table:table-cell table:style-name="ce4" office:value-type="float" office:value="2201">
            <text:p>2201</text:p>
          </table:table-cell>
          <table:table-cell table:style-name="ce4" office:value-type="string">
            <text:p>2201 nieaktywne</text:p>
          </table:table-cell>
          <table:table-cell table:style-name="ce4" office:value-type="string">
            <text:p>PVL</text:p>
          </table:table-cell>
          <table:table-cell table:style-name="ce4" office:value-type="string">
            <text:p>Mutant Cre-X12 4.5Kg (Orange)</text:p>
          </table:table-cell>
          <table:table-cell table:number-columns-repeated="2" table:style-name="ce9" office:value-type="float" office:value="29.74">
            <text:p>29.74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2201">
            <text:p>2201</text:p>
          </table:table-cell>
          <table:table-cell table:style-name="ce4" office:value-type="string">
            <text:p>Mutant</text:p>
          </table:table-cell>
          <table:table-cell table:style-name="ce4" office:value-type="string">
            <text:p>Mutant Cre-X12, Orange - 450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4.63">
            <text:p>4.63</text:p>
          </table:table-cell>
          <table:table-cell table:style-name="ce4" office:value-type="float" office:value="24.8">
            <text:p>24.8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2202">
            <text:p>2202</text:p>
          </table:table-cell>
          <table:table-cell table:style-name="ce4" office:value-type="string">
            <text:p>2202 nieaktywne</text:p>
          </table:table-cell>
          <table:table-cell table:style-name="ce4" office:value-type="string">
            <text:p>PVL</text:p>
          </table:table-cell>
          <table:table-cell table:style-name="ce4" office:value-type="string">
            <text:p>Mutant Cre-X12 4.5Kg (Raspberry)</text:p>
          </table:table-cell>
          <table:table-cell table:number-columns-repeated="2" table:style-name="ce9" office:value-type="float" office:value="29.74">
            <text:p>29.74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2202">
            <text:p>2202</text:p>
          </table:table-cell>
          <table:table-cell table:style-name="ce4" office:value-type="string">
            <text:p>Mutant</text:p>
          </table:table-cell>
          <table:table-cell table:style-name="ce4" office:value-type="string">
            <text:p>Mutant Cre-X12, Blue Raspberry - 450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4.63">
            <text:p>4.63</text:p>
          </table:table-cell>
          <table:table-cell table:style-name="ce4" office:value-type="float" office:value="24.8">
            <text:p>24.8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6569">
            <text:p>6569</text:p>
          </table:table-cell>
          <table:table-cell office:value-type="string">
            <text:p>PVL</text:p>
          </table:table-cell>
          <table:table-cell office:value-type="string">
            <text:p>Mutant Creakong 300g ()</text:p>
          </table:table-cell>
          <table:table-cell office:value-type="float" office:value="7.43">
            <text:p>7.4300</text:p>
          </table:table-cell>
          <table:table-cell office:value-type="float" office:value="7.4296">
            <text:p>7.4296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569">
            <text:p>6569</text:p>
          </table:table-cell>
          <table:table-cell office:value-type="string">
            <text:p>Mutant</text:p>
          </table:table-cell>
          <table:table-cell office:value-type="string">
            <text:p>Creakong - 300g</text:p>
          </table:table-cell>
          <table:table-cell office:value-type="float" office:value="627933023656">
            <text:p>627933023656</text:p>
          </table:table-cell>
          <table:table-cell office:value-type="float" office:value="96">
            <text:p>96</text:p>
          </table:table-cell>
          <table:table-cell office:value-type="float" office:value="0.355">
            <text:p>0.355</text:p>
          </table:table-cell>
          <table:table-cell office:value-type="float" office:value="4.69">
            <text:p>4.6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502">
            <text:p>1502</text:p>
          </table:table-cell>
          <table:table-cell office:value-type="string">
            <text:p>PVL</text:p>
          </table:table-cell>
          <table:table-cell office:value-type="string">
            <text:p>Mutant Mass 2.2Kg (Chocolate)</text:p>
          </table:table-cell>
          <table:table-cell office:value-type="float" office:value="16.52">
            <text:p>16.5200</text:p>
          </table:table-cell>
          <table:table-cell office:value-type="float" office:value="16.521">
            <text:p>16.521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502">
            <text:p>1502</text:p>
          </table:table-cell>
          <table:table-cell office:value-type="string">
            <text:p>Mutant</text:p>
          </table:table-cell>
          <table:table-cell office:value-type="string">
            <text:p>Mutant Mass, Chocolate - 2200g</text:p>
          </table:table-cell>
          <table:table-cell office:value-type="float" office:value="627933026664">
            <text:p>627933026664</text:p>
          </table:table-cell>
          <table:table-cell office:value-type="float" office:value="11">
            <text:p>11</text:p>
          </table:table-cell>
          <table:table-cell office:value-type="float" office:value="2.37">
            <text:p>2.37</text:p>
          </table:table-cell>
          <table:table-cell office:value-type="float" office:value="11.76">
            <text:p>11.7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724">
            <text:p>1724</text:p>
          </table:table-cell>
          <table:table-cell office:value-type="string">
            <text:p>PVL</text:p>
          </table:table-cell>
          <table:table-cell office:value-type="string">
            <text:p>Mutant Mass 2.2Kg (Cookies And Cream)</text:p>
          </table:table-cell>
          <table:table-cell office:value-type="float" office:value="16.52">
            <text:p>16.5200</text:p>
          </table:table-cell>
          <table:table-cell office:value-type="float" office:value="16.521">
            <text:p>16.521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724">
            <text:p>1724</text:p>
          </table:table-cell>
          <table:table-cell office:value-type="string">
            <text:p>Mutant</text:p>
          </table:table-cell>
          <table:table-cell office:value-type="string">
            <text:p>Mutant Mass, Cookies &amp; Cream - 2200g</text:p>
          </table:table-cell>
          <table:table-cell office:value-type="float" office:value="627933026800">
            <text:p>627933026800</text:p>
          </table:table-cell>
          <table:table-cell office:value-type="float" office:value="0">
            <text:p>0</text:p>
          </table:table-cell>
          <table:table-cell office:value-type="float" office:value="2.37">
            <text:p>2.37</text:p>
          </table:table-cell>
          <table:table-cell office:value-type="float" office:value="12.61">
            <text:p>12.6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501">
            <text:p>1501</text:p>
          </table:table-cell>
          <table:table-cell office:value-type="string">
            <text:p>PVL</text:p>
          </table:table-cell>
          <table:table-cell office:value-type="string">
            <text:p>Mutant Mass 2.2Kg (Strawberry Banana)</text:p>
          </table:table-cell>
          <table:table-cell office:value-type="float" office:value="16.52">
            <text:p>16.5200</text:p>
          </table:table-cell>
          <table:table-cell office:value-type="float" office:value="16.521">
            <text:p>16.521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501">
            <text:p>1501</text:p>
          </table:table-cell>
          <table:table-cell office:value-type="string">
            <text:p>Mutant</text:p>
          </table:table-cell>
          <table:table-cell office:value-type="string">
            <text:p>Mutant Mass, Strawberry Banana - 2200g</text:p>
          </table:table-cell>
          <table:table-cell office:value-type="float" office:value="627933026695">
            <text:p>627933026695</text:p>
          </table:table-cell>
          <table:table-cell office:value-type="float" office:value="53">
            <text:p>53</text:p>
          </table:table-cell>
          <table:table-cell office:value-type="float" office:value="2.37">
            <text:p>2.37</text:p>
          </table:table-cell>
          <table:table-cell office:value-type="float" office:value="11.76">
            <text:p>11.7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723">
            <text:p>1723</text:p>
          </table:table-cell>
          <table:table-cell office:value-type="string">
            <text:p>PVL</text:p>
          </table:table-cell>
          <table:table-cell office:value-type="string">
            <text:p>Mutant Mass 2.2Kg (Vanilla)</text:p>
          </table:table-cell>
          <table:table-cell office:value-type="float" office:value="16.52">
            <text:p>16.5200</text:p>
          </table:table-cell>
          <table:table-cell office:value-type="float" office:value="16.521">
            <text:p>16.521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723">
            <text:p>1723</text:p>
          </table:table-cell>
          <table:table-cell office:value-type="string">
            <text:p>Mutant</text:p>
          </table:table-cell>
          <table:table-cell office:value-type="string">
            <text:p>Mutant Mass, Vanilla - 2200g</text:p>
          </table:table-cell>
          <table:table-cell office:value-type="float" office:value="627933026657">
            <text:p>627933026657</text:p>
          </table:table-cell>
          <table:table-cell office:value-type="float" office:value="88">
            <text:p>88</text:p>
          </table:table-cell>
          <table:table-cell office:value-type="float" office:value="2.37">
            <text:p>2.37</text:p>
          </table:table-cell>
          <table:table-cell office:value-type="float" office:value="11.76">
            <text:p>11.7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881">
            <text:p>2881</text:p>
          </table:table-cell>
          <table:table-cell office:value-type="string">
            <text:p>PVL</text:p>
          </table:table-cell>
          <table:table-cell office:value-type="string">
            <text:p>Mutant Mass 6.8Kg (Choc Hazelnut)</text:p>
          </table:table-cell>
          <table:table-cell office:value-type="float" office:value="35.76">
            <text:p>35.7600</text:p>
          </table:table-cell>
          <table:table-cell office:value-type="float" office:value="38.665">
            <text:p>38.6650</text:p>
          </table:table-cell>
          <table:table-cell office:value-type="string">
            <text:p>V</text:p>
          </table:table-cell>
          <table:table-cell office:value-type="string">
            <text:p>EXTRA 7.5% OFF</text:p>
          </table:table-cell>
          <table:table-cell/>
          <table:table-cell office:value-type="float" office:value="2881">
            <text:p>2881</text:p>
          </table:table-cell>
          <table:table-cell office:value-type="string">
            <text:p>Mutant</text:p>
          </table:table-cell>
          <table:table-cell office:value-type="string">
            <text:p>Mutant Mass, Chocolate Hazlenut - 6800g</text:p>
          </table:table-cell>
          <table:table-cell office:value-type="float" office:value="627933026930">
            <text:p>627933026930</text:p>
          </table:table-cell>
          <table:table-cell office:value-type="float" office:value="86">
            <text:p>86</text:p>
          </table:table-cell>
          <table:table-cell office:value-type="float" office:value="6.9">
            <text:p>6.9</text:p>
          </table:table-cell>
          <table:table-cell office:value-type="float" office:value="29.76">
            <text:p>29.7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57">
            <text:p>657</text:p>
          </table:table-cell>
          <table:table-cell office:value-type="string">
            <text:p>PVL</text:p>
          </table:table-cell>
          <table:table-cell office:value-type="string">
            <text:p>Mutant Mass 6.8Kg (Chocolate)</text:p>
          </table:table-cell>
          <table:table-cell office:value-type="float" office:value="35.76">
            <text:p>35.7600</text:p>
          </table:table-cell>
          <table:table-cell office:value-type="float" office:value="38.665">
            <text:p>38.6650</text:p>
          </table:table-cell>
          <table:table-cell office:value-type="string">
            <text:p>V</text:p>
          </table:table-cell>
          <table:table-cell office:value-type="string">
            <text:p>EXTRA 7.5% OFF</text:p>
          </table:table-cell>
          <table:table-cell/>
          <table:table-cell office:value-type="float" office:value="657">
            <text:p>657</text:p>
          </table:table-cell>
          <table:table-cell office:value-type="string">
            <text:p>Mutant</text:p>
          </table:table-cell>
          <table:table-cell office:value-type="string">
            <text:p>Mutant Mass, Chocolate - 6800g</text:p>
          </table:table-cell>
          <table:table-cell office:value-type="float" office:value="627933026565">
            <text:p>627933026565</text:p>
          </table:table-cell>
          <table:table-cell office:value-type="float" office:value="137">
            <text:p>137</text:p>
          </table:table-cell>
          <table:table-cell office:value-type="float" office:value="6.9">
            <text:p>6.9</text:p>
          </table:table-cell>
          <table:table-cell office:value-type="float" office:value="28.93">
            <text:p>28.9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133">
            <text:p>1133</text:p>
          </table:table-cell>
          <table:table-cell office:value-type="string">
            <text:p>PVL</text:p>
          </table:table-cell>
          <table:table-cell office:value-type="string">
            <text:p>Mutant Mass 6.8Kg (Cookies And Cream)</text:p>
          </table:table-cell>
          <table:table-cell office:value-type="float" office:value="35.76">
            <text:p>35.7600</text:p>
          </table:table-cell>
          <table:table-cell office:value-type="float" office:value="38.665">
            <text:p>38.6650</text:p>
          </table:table-cell>
          <table:table-cell office:value-type="string">
            <text:p>V</text:p>
          </table:table-cell>
          <table:table-cell office:value-type="string">
            <text:p>EXTRA 7.5% OFF</text:p>
          </table:table-cell>
          <table:table-cell/>
          <table:table-cell office:value-type="float" office:value="1133">
            <text:p>1133</text:p>
          </table:table-cell>
          <table:table-cell office:value-type="string">
            <text:p>Mutant</text:p>
          </table:table-cell>
          <table:table-cell office:value-type="string">
            <text:p>Mutant Mass, Cookies &amp; Cream - 6800g</text:p>
          </table:table-cell>
          <table:table-cell office:value-type="float" office:value="627933026817">
            <text:p>627933026817</text:p>
          </table:table-cell>
          <table:table-cell office:value-type="float" office:value="133">
            <text:p>133</text:p>
          </table:table-cell>
          <table:table-cell office:value-type="float" office:value="6.9">
            <text:p>6.9</text:p>
          </table:table-cell>
          <table:table-cell office:value-type="float" office:value="28.71">
            <text:p>28.7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134">
            <text:p>1134</text:p>
          </table:table-cell>
          <table:table-cell office:value-type="string">
            <text:p>PVL</text:p>
          </table:table-cell>
          <table:table-cell office:value-type="string">
            <text:p>Mutant Mass 6.8Kg (Strawberry Banana)</text:p>
          </table:table-cell>
          <table:table-cell office:value-type="float" office:value="35.76">
            <text:p>35.7600</text:p>
          </table:table-cell>
          <table:table-cell office:value-type="float" office:value="38.665">
            <text:p>38.6650</text:p>
          </table:table-cell>
          <table:table-cell office:value-type="string">
            <text:p>V</text:p>
          </table:table-cell>
          <table:table-cell office:value-type="string">
            <text:p>EXTRA 7.5% OFF</text:p>
          </table:table-cell>
          <table:table-cell/>
          <table:table-cell office:value-type="float" office:value="1134">
            <text:p>1134</text:p>
          </table:table-cell>
          <table:table-cell office:value-type="string">
            <text:p>Mutant</text:p>
          </table:table-cell>
          <table:table-cell office:value-type="string">
            <text:p>Mutant Mass, Strawberry Banana - 6800g</text:p>
          </table:table-cell>
          <table:table-cell office:value-type="float" office:value="627933026572">
            <text:p>627933026572</text:p>
          </table:table-cell>
          <table:table-cell office:value-type="float" office:value="156">
            <text:p>156</text:p>
          </table:table-cell>
          <table:table-cell office:value-type="float" office:value="6.9">
            <text:p>6.9</text:p>
          </table:table-cell>
          <table:table-cell office:value-type="float" office:value="28.52">
            <text:p>28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56">
            <text:p>656</text:p>
          </table:table-cell>
          <table:table-cell office:value-type="string">
            <text:p>PVL</text:p>
          </table:table-cell>
          <table:table-cell office:value-type="string">
            <text:p>Mutant Mass 6.8Kg (Vanilla)</text:p>
          </table:table-cell>
          <table:table-cell office:value-type="float" office:value="35.76">
            <text:p>35.7600</text:p>
          </table:table-cell>
          <table:table-cell office:value-type="float" office:value="38.665">
            <text:p>38.6650</text:p>
          </table:table-cell>
          <table:table-cell office:value-type="string">
            <text:p>V</text:p>
          </table:table-cell>
          <table:table-cell office:value-type="string">
            <text:p>EXTRA 7.5% OFF</text:p>
          </table:table-cell>
          <table:table-cell/>
          <table:table-cell office:value-type="float" office:value="656">
            <text:p>656</text:p>
          </table:table-cell>
          <table:table-cell office:value-type="string">
            <text:p>Mutant</text:p>
          </table:table-cell>
          <table:table-cell office:value-type="string">
            <text:p>Mutant Mass, Vanilla - 6800g</text:p>
          </table:table-cell>
          <table:table-cell office:value-type="float" office:value="627933026558">
            <text:p>627933026558</text:p>
          </table:table-cell>
          <table:table-cell office:value-type="float" office:value="84">
            <text:p>84</text:p>
          </table:table-cell>
          <table:table-cell office:value-type="float" office:value="6.9">
            <text:p>6.9</text:p>
          </table:table-cell>
          <table:table-cell office:value-type="float" office:value="28.62">
            <text:p>28.6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176">
            <text:p>6176</text:p>
          </table:table-cell>
          <table:table-cell office:value-type="string">
            <text:p>PVL</text:p>
          </table:table-cell>
          <table:table-cell office:value-type="string">
            <text:p>Mutant Mayhem 720g (Blue Rasberry)</text:p>
          </table:table-cell>
          <table:table-cell office:value-type="float" office:value="17.35">
            <text:p>17.3500</text:p>
          </table:table-cell>
          <table:table-cell office:value-type="float" office:value="17.345">
            <text:p>17.34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176">
            <text:p>6176</text:p>
          </table:table-cell>
          <table:table-cell office:value-type="string">
            <text:p>Mutant</text:p>
          </table:table-cell>
          <table:table-cell office:value-type="string">
            <text:p>Mutant Mayhem, Electric Blue Raspberry - 720g</text:p>
          </table:table-cell>
          <table:table-cell office:value-type="float" office:value="627933027654">
            <text:p>627933027654</text:p>
          </table:table-cell>
          <table:table-cell office:value-type="float" office:value="8">
            <text:p>8</text:p>
          </table:table-cell>
          <table:table-cell office:value-type="float" office:value="0.855">
            <text:p>0.855</text:p>
          </table:table-cell>
          <table:table-cell office:value-type="float" office:value="13.85">
            <text:p>13.8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177">
            <text:p>6177</text:p>
          </table:table-cell>
          <table:table-cell office:value-type="string">
            <text:p>PVL</text:p>
          </table:table-cell>
          <table:table-cell office:value-type="string">
            <text:p>Mutant Mayhem 720g (Fruit Punch)</text:p>
          </table:table-cell>
          <table:table-cell office:value-type="float" office:value="17.35">
            <text:p>17.3500</text:p>
          </table:table-cell>
          <table:table-cell office:value-type="float" office:value="17.345">
            <text:p>17.34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177">
            <text:p>6177</text:p>
          </table:table-cell>
          <table:table-cell office:value-type="string">
            <text:p>Mutant</text:p>
          </table:table-cell>
          <table:table-cell office:value-type="string">
            <text:p>Mutant Mayhem, Fruit Punch Frenzy - 720g</text:p>
          </table:table-cell>
          <table:table-cell office:value-type="float" office:value="627933027661">
            <text:p>627933027661</text:p>
          </table:table-cell>
          <table:table-cell office:value-type="float" office:value="39">
            <text:p>39</text:p>
          </table:table-cell>
          <table:table-cell office:value-type="float" office:value="0.855">
            <text:p>0.855</text:p>
          </table:table-cell>
          <table:table-cell office:value-type="float" office:value="13.25">
            <text:p>13.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178">
            <text:p>6178</text:p>
          </table:table-cell>
          <table:table-cell office:value-type="string">
            <text:p>PVL</text:p>
          </table:table-cell>
          <table:table-cell office:value-type="string">
            <text:p>Mutant Mayhem 720g (Green Apple)</text:p>
          </table:table-cell>
          <table:table-cell office:value-type="float" office:value="17.35">
            <text:p>17.3500</text:p>
          </table:table-cell>
          <table:table-cell office:value-type="float" office:value="17.345">
            <text:p>17.34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178">
            <text:p>6178</text:p>
          </table:table-cell>
          <table:table-cell office:value-type="string">
            <text:p>Mutant</text:p>
          </table:table-cell>
          <table:table-cell office:value-type="string">
            <text:p>Mutant Mayhem, Green Apple Crush - 720g</text:p>
          </table:table-cell>
          <table:table-cell office:value-type="float" office:value="627933027678">
            <text:p>627933027678</text:p>
          </table:table-cell>
          <table:table-cell office:value-type="float" office:value="0">
            <text:p>0</text:p>
          </table:table-cell>
          <table:table-cell office:value-type="float" office:value="0.855">
            <text:p>0.855</text:p>
          </table:table-cell>
          <table:table-cell office:value-type="float" office:value="13.85">
            <text:p>13.85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VL</text:p>
          </table:table-cell>
          <table:table-cell table:style-name="ce3" office:value-type="string">
            <text:p>Mutant Micellar Casein 1.8Kg (Chocolate)</text:p>
          </table:table-cell>
          <table:table-cell table:style-name="ce8" office:value-type="float" office:value="33.05">
            <text:p>33.0500</text:p>
          </table:table-cell>
          <table:table-cell table:style-name="ce8" office:value-type="float" office:value="33.053">
            <text:p>33.05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VL</text:p>
          </table:table-cell>
          <table:table-cell table:style-name="ce3" office:value-type="string">
            <text:p>Mutant Micellar Casein 1.8Kg (Vanilla)</text:p>
          </table:table-cell>
          <table:table-cell table:style-name="ce8" office:value-type="float" office:value="33.05">
            <text:p>33.0500</text:p>
          </table:table-cell>
          <table:table-cell table:style-name="ce8" office:value-type="float" office:value="33.053">
            <text:p>33.05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VL</text:p>
          </table:table-cell>
          <table:table-cell table:style-name="ce3" office:value-type="string">
            <text:p>Mutant One 4.1Kg (Chocolate)</text:p>
          </table:table-cell>
          <table:table-cell table:style-name="ce8" office:value-type="float" office:value="41.31">
            <text:p>41.3100</text:p>
          </table:table-cell>
          <table:table-cell table:style-name="ce8" office:value-type="float" office:value="41.314">
            <text:p>41.31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VL</text:p>
          </table:table-cell>
          <table:table-cell table:style-name="ce3" office:value-type="string">
            <text:p>Mutant One 4.1Kg (Strawberry)</text:p>
          </table:table-cell>
          <table:table-cell table:style-name="ce8" office:value-type="float" office:value="41.31">
            <text:p>41.3100</text:p>
          </table:table-cell>
          <table:table-cell table:style-name="ce8" office:value-type="float" office:value="41.314">
            <text:p>41.31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VL</text:p>
          </table:table-cell>
          <table:table-cell table:style-name="ce3" office:value-type="string">
            <text:p>Mutant One 4.1Kg (Vanilla)</text:p>
          </table:table-cell>
          <table:table-cell table:style-name="ce8" office:value-type="float" office:value="41.31">
            <text:p>41.3100</text:p>
          </table:table-cell>
          <table:table-cell table:style-name="ce8" office:value-type="float" office:value="41.314">
            <text:p>41.31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3913">
            <text:p>3913</text:p>
          </table:table-cell>
          <table:table-cell office:value-type="string">
            <text:p>PVL</text:p>
          </table:table-cell>
          <table:table-cell office:value-type="string">
            <text:p>Mutant Pump 154 Ct ()</text:p>
          </table:table-cell>
          <table:table-cell office:value-type="float" office:value="19">
            <text:p>19.0000</text:p>
          </table:table-cell>
          <table:table-cell office:value-type="float" office:value="19.003">
            <text:p>19.0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913">
            <text:p>3913</text:p>
          </table:table-cell>
          <table:table-cell office:value-type="string">
            <text:p>Mutant</text:p>
          </table:table-cell>
          <table:table-cell office:value-type="string">
            <text:p>Mutant Pump - 154 caps</text:p>
          </table:table-cell>
          <table:table-cell office:value-type="float" office:value="627933022505">
            <text:p>627933022505</text:p>
          </table:table-cell>
          <table:table-cell office:value-type="float" office:value="36">
            <text:p>36</text:p>
          </table:table-cell>
          <table:table-cell office:value-type="float" office:value="0.21">
            <text:p>0.21</text:p>
          </table:table-cell>
          <table:table-cell office:value-type="float" office:value="13.37">
            <text:p>13.3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109">
            <text:p>6109</text:p>
          </table:table-cell>
          <table:table-cell office:value-type="string">
            <text:p>PVL</text:p>
          </table:table-cell>
          <table:table-cell office:value-type="string">
            <text:p>Mutant Rehab 1.2Kg (Fruit Punch)</text:p>
          </table:table-cell>
          <table:table-cell office:value-type="float" office:value="19.82">
            <text:p>19.8200</text:p>
          </table:table-cell>
          <table:table-cell office:value-type="float" office:value="19.824">
            <text:p>19.82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109">
            <text:p>6109</text:p>
          </table:table-cell>
          <table:table-cell office:value-type="string">
            <text:p>Mutant</text:p>
          </table:table-cell>
          <table:table-cell office:value-type="string">
            <text:p>Mutant Rehab, Freaky Fruit Punch - 1280g</text:p>
          </table:table-cell>
          <table:table-cell office:value-type="float" office:value="627933027401">
            <text:p>627933027401</text:p>
          </table:table-cell>
          <table:table-cell office:value-type="float" office:value="91">
            <text:p>91</text:p>
          </table:table-cell>
          <table:table-cell office:value-type="float" office:value="1.43">
            <text:p>1.43</text:p>
          </table:table-cell>
          <table:table-cell office:value-type="float" office:value="13.53">
            <text:p>13.53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PVL</text:p>
          </table:table-cell>
          <table:table-cell table:style-name="ce3" office:value-type="string">
            <text:p>Mutant Shaker With Mesh Grill 700 ml ()</text:p>
          </table:table-cell>
          <table:table-cell table:style-name="ce8" office:value-type="float" office:value="1.24">
            <text:p>1.2400</text:p>
          </table:table-cell>
          <table:table-cell table:style-name="ce8" office:value-type="float" office:value="1.2358">
            <text:p>1.2358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6114">
            <text:p>6114</text:p>
          </table:table-cell>
          <table:table-cell office:value-type="string">
            <text:p>PVL</text:p>
          </table:table-cell>
          <table:table-cell office:value-type="string">
            <text:p>Mutant Test 180 Caps ()</text:p>
          </table:table-cell>
          <table:table-cell office:value-type="float" office:value="23.27">
            <text:p>23.2700</text:p>
          </table:table-cell>
          <table:table-cell office:value-type="float" office:value="25.855">
            <text:p>25.855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6114">
            <text:p>6114</text:p>
          </table:table-cell>
          <table:table-cell office:value-type="string">
            <text:p>Mutant</text:p>
          </table:table-cell>
          <table:table-cell office:value-type="string">
            <text:p>Mutant Test - 180 caps</text:p>
          </table:table-cell>
          <table:table-cell office:value-type="float" office:value="627933022406">
            <text:p>627933022406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15.42">
            <text:p>15.4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921">
            <text:p>2921</text:p>
          </table:table-cell>
          <table:table-cell office:value-type="string">
            <text:p>PVL</text:p>
          </table:table-cell>
          <table:table-cell office:value-type="string">
            <text:p>Mutant Whey 2.2Kg (Chocolate)</text:p>
          </table:table-cell>
          <table:table-cell office:value-type="float" office:value="22.3">
            <text:p>22.3000</text:p>
          </table:table-cell>
          <table:table-cell office:value-type="float" office:value="24.782">
            <text:p>24.7820</text:p>
          </table:table-cell>
          <table:table-cell office:value-type="string">
            <text:p>V</text:p>
          </table:table-cell>
          <table:table-cell office:value-type="string">
            <text:p>EXTRA 10% OFF PLUS A MUTANT SHAKER</text:p>
          </table:table-cell>
          <table:table-cell/>
          <table:table-cell office:value-type="float" office:value="2921">
            <text:p>2921</text:p>
          </table:table-cell>
          <table:table-cell office:value-type="string">
            <text:p>Mutant</text:p>
          </table:table-cell>
          <table:table-cell office:value-type="string">
            <text:p>Mutant Whey, Chocolate - 2270g</text:p>
          </table:table-cell>
          <table:table-cell office:value-type="float" office:value="627933027210">
            <text:p>627933027210</text:p>
          </table:table-cell>
          <table:table-cell office:value-type="float" office:value="0">
            <text:p>0</text:p>
          </table:table-cell>
          <table:table-cell office:value-type="float" office:value="2.35">
            <text:p>2.35</text:p>
          </table:table-cell>
          <table:table-cell office:value-type="float" office:value="18.88">
            <text:p>18.8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912">
            <text:p>3912</text:p>
          </table:table-cell>
          <table:table-cell office:value-type="string">
            <text:p>PVL</text:p>
          </table:table-cell>
          <table:table-cell office:value-type="string">
            <text:p>Mutant Whey 2.2Kg (Strawberry)</text:p>
          </table:table-cell>
          <table:table-cell office:value-type="float" office:value="22.3">
            <text:p>22.3000</text:p>
          </table:table-cell>
          <table:table-cell office:value-type="float" office:value="24.782">
            <text:p>24.7820</text:p>
          </table:table-cell>
          <table:table-cell office:value-type="string">
            <text:p>V</text:p>
          </table:table-cell>
          <table:table-cell office:value-type="string">
            <text:p>EXTRA 10% OFF PLUS A MUTANT SHAKER</text:p>
          </table:table-cell>
          <table:table-cell/>
          <table:table-cell office:value-type="float" office:value="3912">
            <text:p>3912</text:p>
          </table:table-cell>
          <table:table-cell office:value-type="string">
            <text:p>Mutant</text:p>
          </table:table-cell>
          <table:table-cell office:value-type="string">
            <text:p>Mutant Whey, Strawberry - 2270g</text:p>
          </table:table-cell>
          <table:table-cell office:value-type="float" office:value="627933027227">
            <text:p>627933027227</text:p>
          </table:table-cell>
          <table:table-cell office:value-type="float" office:value="35">
            <text:p>35</text:p>
          </table:table-cell>
          <table:table-cell office:value-type="float" office:value="2.35">
            <text:p>2.35</text:p>
          </table:table-cell>
          <table:table-cell office:value-type="float" office:value="19.19">
            <text:p>19.1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922">
            <text:p>2922</text:p>
          </table:table-cell>
          <table:table-cell office:value-type="string">
            <text:p>PVL</text:p>
          </table:table-cell>
          <table:table-cell office:value-type="string">
            <text:p>Mutant Whey 2.2Kg (Vanilla)</text:p>
          </table:table-cell>
          <table:table-cell office:value-type="float" office:value="22.3">
            <text:p>22.3000</text:p>
          </table:table-cell>
          <table:table-cell office:value-type="float" office:value="24.782">
            <text:p>24.7820</text:p>
          </table:table-cell>
          <table:table-cell office:value-type="string">
            <text:p>V</text:p>
          </table:table-cell>
          <table:table-cell office:value-type="string">
            <text:p>EXTRA 10% OFF PLUS A MUTANT SHAKER</text:p>
          </table:table-cell>
          <table:table-cell/>
          <table:table-cell office:value-type="float" office:value="2922">
            <text:p>2922</text:p>
          </table:table-cell>
          <table:table-cell office:value-type="string">
            <text:p>Mutant</text:p>
          </table:table-cell>
          <table:table-cell office:value-type="string">
            <text:p>Mutant Whey, Vanilla Bean Infusion - 2270g</text:p>
          </table:table-cell>
          <table:table-cell office:value-type="float" office:value="627933027203">
            <text:p>627933027203</text:p>
          </table:table-cell>
          <table:table-cell office:value-type="float" office:value="9">
            <text:p>9</text:p>
          </table:table-cell>
          <table:table-cell office:value-type="float" office:value="2.35">
            <text:p>2.35</text:p>
          </table:table-cell>
          <table:table-cell office:value-type="float" office:value="19.44">
            <text:p>19.4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595">
            <text:p>4595</text:p>
          </table:table-cell>
          <table:table-cell office:value-type="string">
            <text:p>PVL</text:p>
          </table:table-cell>
          <table:table-cell office:value-type="string">
            <text:p>Mutant Whey 4.5Kg (Chocolate)</text:p>
          </table:table-cell>
          <table:table-cell office:value-type="float" office:value="46.6">
            <text:p>46.6000</text:p>
          </table:table-cell>
          <table:table-cell office:value-type="float" office:value="46.597">
            <text:p>46.59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595">
            <text:p>4595</text:p>
          </table:table-cell>
          <table:table-cell office:value-type="string">
            <text:p>Mutant</text:p>
          </table:table-cell>
          <table:table-cell office:value-type="string">
            <text:p>Mutant Whey, Chocolate - 4500g</text:p>
          </table:table-cell>
          <table:table-cell office:value-type="float" office:value="627933027364">
            <text:p>627933027364</text:p>
          </table:table-cell>
          <table:table-cell office:value-type="float" office:value="63">
            <text:p>63</text:p>
          </table:table-cell>
          <table:table-cell office:value-type="float" office:value="4.61">
            <text:p>4.61</text:p>
          </table:table-cell>
          <table:table-cell office:value-type="float" office:value="37.78">
            <text:p>37.7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596">
            <text:p>4596</text:p>
          </table:table-cell>
          <table:table-cell office:value-type="string">
            <text:p>PVL</text:p>
          </table:table-cell>
          <table:table-cell office:value-type="string">
            <text:p>Mutant Whey 4.5Kg (Strawberry)</text:p>
          </table:table-cell>
          <table:table-cell office:value-type="float" office:value="46.6">
            <text:p>46.6000</text:p>
          </table:table-cell>
          <table:table-cell office:value-type="float" office:value="46.597">
            <text:p>46.59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596">
            <text:p>4596</text:p>
          </table:table-cell>
          <table:table-cell office:value-type="string">
            <text:p>Mutant</text:p>
          </table:table-cell>
          <table:table-cell office:value-type="string">
            <text:p>Mutant Whey, Strawberry - 4500g</text:p>
          </table:table-cell>
          <table:table-cell office:value-type="float" office:value="627933027371">
            <text:p>627933027371</text:p>
          </table:table-cell>
          <table:table-cell office:value-type="float" office:value="52">
            <text:p>52</text:p>
          </table:table-cell>
          <table:table-cell office:value-type="float" office:value="4.61">
            <text:p>4.61</text:p>
          </table:table-cell>
          <table:table-cell office:value-type="float" office:value="38.68">
            <text:p>38.6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597">
            <text:p>4597</text:p>
          </table:table-cell>
          <table:table-cell office:value-type="string">
            <text:p>PVL</text:p>
          </table:table-cell>
          <table:table-cell office:value-type="string">
            <text:p>Mutant Whey 4.5Kg (Vanilla)</text:p>
          </table:table-cell>
          <table:table-cell office:value-type="float" office:value="46.6">
            <text:p>46.6000</text:p>
          </table:table-cell>
          <table:table-cell office:value-type="float" office:value="46.597">
            <text:p>46.59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597">
            <text:p>4597</text:p>
          </table:table-cell>
          <table:table-cell office:value-type="string">
            <text:p>Mutant</text:p>
          </table:table-cell>
          <table:table-cell office:value-type="string">
            <text:p>Mutant Whey, Vanilla - 4500g</text:p>
          </table:table-cell>
          <table:table-cell office:value-type="float" office:value="627933027357">
            <text:p>627933027357</text:p>
          </table:table-cell>
          <table:table-cell office:value-type="float" office:value="52">
            <text:p>52</text:p>
          </table:table-cell>
          <table:table-cell office:value-type="float" office:value="4.61">
            <text:p>4.61</text:p>
          </table:table-cell>
          <table:table-cell office:value-type="float" office:value="38.25">
            <text:p>38.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065">
            <text:p>7065</text:p>
          </table:table-cell>
          <table:table-cell office:value-type="string">
            <text:p>PVL</text:p>
          </table:table-cell>
          <table:table-cell office:value-type="string">
            <text:p>Stim-U-Lant 90 Caps ()</text:p>
          </table:table-cell>
          <table:table-cell office:value-type="float" office:value="15.7">
            <text:p>15.7000</text:p>
          </table:table-cell>
          <table:table-cell office:value-type="float" office:value="15.695">
            <text:p>15.69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065">
            <text:p>7065</text:p>
          </table:table-cell>
          <table:table-cell office:value-type="string">
            <text:p>Mutant</text:p>
          </table:table-cell>
          <table:table-cell office:value-type="string">
            <text:p>Stimutant - 90 caps</text:p>
          </table:table-cell>
          <table:table-cell office:value-type="float" office:value="627933022604">
            <text:p>627933022604</text:p>
          </table:table-cell>
          <table:table-cell office:value-type="float" office:value="13">
            <text:p>13</text:p>
          </table:table-cell>
          <table:table-cell office:value-type="float" office:value="0.14">
            <text:p>0.14</text:p>
          </table:table-cell>
          <table:table-cell office:value-type="float" office:value="9.68">
            <text:p>9.6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810">
            <text:p>6810</text:p>
          </table:table-cell>
          <table:table-cell office:value-type="string">
            <text:p>Quest</text:p>
          </table:table-cell>
          <table:table-cell office:value-type="string">
            <text:p>Cravings Cups 12 pack (Peanut Butter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6810">
            <text:p>6810</text:p>
          </table:table-cell>
          <table:table-cell office:value-type="string">
            <text:p>Quest Nutrition</text:p>
          </table:table-cell>
          <table:table-cell office:value-type="string">
            <text:p>Cravings Cups, Peanut Butter - 12 packages</text:p>
          </table:table-cell>
          <table:table-cell office:value-type="float" office:value="793573169778">
            <text:p>793573169778</text:p>
          </table:table-cell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12.44">
            <text:p>12.4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099">
            <text:p>4099</text:p>
          </table:table-cell>
          <table:table-cell office:value-type="string">
            <text:p>Quest</text:p>
          </table:table-cell>
          <table:table-cell office:value-type="string">
            <text:p>Protein Bar 12 pack (Apple Pie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4099">
            <text:p>4099</text:p>
          </table:table-cell>
          <table:table-cell office:value-type="string">
            <text:p>Quest Nutrition</text:p>
          </table:table-cell>
          <table:table-cell office:value-type="string">
            <text:p>Quest Bar, Apple Pie - 12 bars</text:p>
          </table:table-cell>
          <table:table-cell office:value-type="float" office:value="793573232472">
            <text:p>79357323247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1.59">
            <text:p>11.5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461">
            <text:p>6461</text:p>
          </table:table-cell>
          <table:table-cell office:value-type="string">
            <text:p>Quest</text:p>
          </table:table-cell>
          <table:table-cell office:value-type="string">
            <text:p>Protein Bar 12 pack (Banana Nut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6461">
            <text:p>6461</text:p>
          </table:table-cell>
          <table:table-cell office:value-type="string">
            <text:p>Quest Nutrition</text:p>
          </table:table-cell>
          <table:table-cell office:value-type="string">
            <text:p>Quest Bar, Banana Nut Muffin (Stevia Sweetened) - 12 bars</text:p>
          </table:table-cell>
          <table:table-cell office:value-type="float" office:value="793573185433">
            <text:p>793573185433</text:p>
          </table:table-cell>
          <table:table-cell office:value-type="float" office:value="401">
            <text:p>401</text:p>
          </table:table-cell>
          <table:table-cell office:value-type="float" office:value="0.8">
            <text:p>0.8</text:p>
          </table:table-cell>
          <table:table-cell office:value-type="float" office:value="11.58">
            <text:p>11.5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019">
            <text:p>8019</text:p>
          </table:table-cell>
          <table:table-cell office:value-type="string">
            <text:p>Quest</text:p>
          </table:table-cell>
          <table:table-cell office:value-type="string">
            <text:p>Protein Bar 12 pack (Choc Cookie Dough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8019">
            <text:p>8019</text:p>
          </table:table-cell>
          <table:table-cell office:value-type="string">
            <text:p>Quest Nutrition</text:p>
          </table:table-cell>
          <table:table-cell office:value-type="string">
            <text:p>Quest Bar, Chocolate Chip Cookie Dough - 12 bars</text:p>
          </table:table-cell>
          <table:table-cell office:value-type="float" office:value="793573214546">
            <text:p>793573214546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2.19">
            <text:p>12.1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096">
            <text:p>4096</text:p>
          </table:table-cell>
          <table:table-cell office:value-type="string">
            <text:p>Quest</text:p>
          </table:table-cell>
          <table:table-cell office:value-type="string">
            <text:p>Protein Bar 12 pack (Chocolate Brownie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4096">
            <text:p>4096</text:p>
          </table:table-cell>
          <table:table-cell office:value-type="string">
            <text:p>Quest Nutrition</text:p>
          </table:table-cell>
          <table:table-cell office:value-type="string">
            <text:p>Quest Bar, Chocolate Brownie - 12 bars</text:p>
          </table:table-cell>
          <table:table-cell office:value-type="float" office:value="793573232458">
            <text:p>793573232458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1.66">
            <text:p>11.6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245">
            <text:p>4245</text:p>
          </table:table-cell>
          <table:table-cell office:value-type="string">
            <text:p>Quest</text:p>
          </table:table-cell>
          <table:table-cell office:value-type="string">
            <text:p>Protein Bar 12 pack (Chocolate Peanut Butter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4245">
            <text:p>4245</text:p>
          </table:table-cell>
          <table:table-cell office:value-type="string">
            <text:p>Quest Nutrition</text:p>
          </table:table-cell>
          <table:table-cell office:value-type="string">
            <text:p>Quest Bar, Chocolate Peanut Butter (Stevia Sweetened) - 12 bars</text:p>
          </table:table-cell>
          <table:table-cell office:value-type="float" office:value="793573232502">
            <text:p>793573232502</text:p>
          </table:table-cell>
          <table:table-cell office:value-type="float" office:value="448">
            <text:p>448</text:p>
          </table:table-cell>
          <table:table-cell office:value-type="float" office:value="0.8">
            <text:p>0.8</text:p>
          </table:table-cell>
          <table:table-cell office:value-type="float" office:value="11.97">
            <text:p>11.9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247">
            <text:p>4247</text:p>
          </table:table-cell>
          <table:table-cell office:value-type="string">
            <text:p>Quest</text:p>
          </table:table-cell>
          <table:table-cell office:value-type="string">
            <text:p>Protein Bar 12 pack (Cinnamon Roll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4247">
            <text:p>4247</text:p>
          </table:table-cell>
          <table:table-cell office:value-type="string">
            <text:p>Quest Nutrition</text:p>
          </table:table-cell>
          <table:table-cell office:value-type="string">
            <text:p>Quest Bar, Cinnamon Roll (Stevia Sweetened) - 12 bars</text:p>
          </table:table-cell>
          <table:table-cell office:value-type="float" office:value="793573232533">
            <text:p>793573232533</text:p>
          </table:table-cell>
          <table:table-cell office:value-type="float" office:value="94">
            <text:p>94</text:p>
          </table:table-cell>
          <table:table-cell office:value-type="float" office:value="0.8">
            <text:p>0.8</text:p>
          </table:table-cell>
          <table:table-cell office:value-type="float" office:value="11.65">
            <text:p>11.6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243">
            <text:p>4243</text:p>
          </table:table-cell>
          <table:table-cell office:value-type="string">
            <text:p>Quest</text:p>
          </table:table-cell>
          <table:table-cell office:value-type="string">
            <text:p>Protein Bar 12 pack (Coconut Cashew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4243">
            <text:p>4243</text:p>
          </table:table-cell>
          <table:table-cell office:value-type="string">
            <text:p>Quest Nutrition</text:p>
          </table:table-cell>
          <table:table-cell office:value-type="string">
            <text:p>Quest Bar, Coconut Cashew (Stevia Sweetened) - 12 bars</text:p>
          </table:table-cell>
          <table:table-cell office:value-type="float" office:value="793573232519">
            <text:p>793573232519</text:p>
          </table:table-cell>
          <table:table-cell office:value-type="float" office:value="164">
            <text:p>164</text:p>
          </table:table-cell>
          <table:table-cell office:value-type="float" office:value="0.8">
            <text:p>0.8</text:p>
          </table:table-cell>
          <table:table-cell office:value-type="float" office:value="11.9">
            <text:p>11.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890">
            <text:p>8890</text:p>
          </table:table-cell>
          <table:table-cell office:value-type="string">
            <text:p>Quest</text:p>
          </table:table-cell>
          <table:table-cell office:value-type="string">
            <text:p>Protein Bar 12 pack (Cookies &amp; Cream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8890">
            <text:p>8890</text:p>
          </table:table-cell>
          <table:table-cell office:value-type="string">
            <text:p>Quest Nutrition</text:p>
          </table:table-cell>
          <table:table-cell office:value-type="string">
            <text:p>Quest Bar, Cookies &amp; Cream - 12 bars</text:p>
          </table:table-cell>
          <table:table-cell/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2.19">
            <text:p>12.1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465">
            <text:p>8465</text:p>
          </table:table-cell>
          <table:table-cell office:value-type="string">
            <text:p>Quest</text:p>
          </table:table-cell>
          <table:table-cell office:value-type="string">
            <text:p>Protein Bar 12 pack (Double Chocolate Chunk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8465">
            <text:p>8465</text:p>
          </table:table-cell>
          <table:table-cell office:value-type="string">
            <text:p>Quest Nutrition</text:p>
          </table:table-cell>
          <table:table-cell office:value-type="string">
            <text:p>Quest Bar, Double Chocolate Chunk (Stevia Sweetened) - 12 bars</text:p>
          </table:table-cell>
          <table:table-cell office:value-type="float" office:value="793573225917">
            <text:p>793573225917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1.89">
            <text:p>11.8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249">
            <text:p>4249</text:p>
          </table:table-cell>
          <table:table-cell office:value-type="string">
            <text:p>Quest</text:p>
          </table:table-cell>
          <table:table-cell office:value-type="string">
            <text:p>Protein Bar 12 pack (Lemon Cream Pie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4249">
            <text:p>4249</text:p>
          </table:table-cell>
          <table:table-cell office:value-type="string">
            <text:p>Quest Nutrition</text:p>
          </table:table-cell>
          <table:table-cell office:value-type="string">
            <text:p>Quest Bar, Lemon Cream Pie (Stevia Sweetened) - 12 bars</text:p>
          </table:table-cell>
          <table:table-cell office:value-type="float" office:value="793573232540">
            <text:p>793573232540</text:p>
          </table:table-cell>
          <table:table-cell office:value-type="float" office:value="214">
            <text:p>214</text:p>
          </table:table-cell>
          <table:table-cell office:value-type="float" office:value="0.8">
            <text:p>0.8</text:p>
          </table:table-cell>
          <table:table-cell office:value-type="float" office:value="11.47">
            <text:p>11.4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100">
            <text:p>4100</text:p>
          </table:table-cell>
          <table:table-cell office:value-type="string">
            <text:p>Quest</text:p>
          </table:table-cell>
          <table:table-cell office:value-type="string">
            <text:p>Protein Bar 12 pack (Mixed Berry Bliss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4100">
            <text:p>4100</text:p>
          </table:table-cell>
          <table:table-cell office:value-type="string">
            <text:p>Quest Nutrition</text:p>
          </table:table-cell>
          <table:table-cell office:value-type="string">
            <text:p>Quest Bar, Mixed Berry Bliss - 12 bars</text:p>
          </table:table-cell>
          <table:table-cell office:value-type="float" office:value="793573232465">
            <text:p>793573232465</text:p>
          </table:table-cell>
          <table:table-cell office:value-type="float" office:value="51">
            <text:p>51</text:p>
          </table:table-cell>
          <table:table-cell office:value-type="float" office:value="0.8">
            <text:p>0.8</text:p>
          </table:table-cell>
          <table:table-cell office:value-type="float" office:value="11.68">
            <text:p>11.6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101">
            <text:p>4101</text:p>
          </table:table-cell>
          <table:table-cell office:value-type="string">
            <text:p>Quest</text:p>
          </table:table-cell>
          <table:table-cell office:value-type="string">
            <text:p>Protein Bar 12 pack (Peanut Butter Jelly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4101">
            <text:p>4101</text:p>
          </table:table-cell>
          <table:table-cell office:value-type="string">
            <text:p>Quest Nutrition</text:p>
          </table:table-cell>
          <table:table-cell office:value-type="string">
            <text:p>Quest Bar, Peanut Butter &amp; Jelly - 12 bars</text:p>
          </table:table-cell>
          <table:table-cell office:value-type="float" office:value="793573232489">
            <text:p>793573232489</text:p>
          </table:table-cell>
          <table:table-cell office:value-type="float" office:value="344">
            <text:p>344</text:p>
          </table:table-cell>
          <table:table-cell office:value-type="float" office:value="0.8">
            <text:p>0.8</text:p>
          </table:table-cell>
          <table:table-cell office:value-type="float" office:value="11.52">
            <text:p>11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098">
            <text:p>4098</text:p>
          </table:table-cell>
          <table:table-cell office:value-type="string">
            <text:p>Quest</text:p>
          </table:table-cell>
          <table:table-cell office:value-type="string">
            <text:p>Protein Bar 12 pack (Peanut Butter Supreme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4098">
            <text:p>4098</text:p>
          </table:table-cell>
          <table:table-cell office:value-type="string">
            <text:p>Quest Nutrition</text:p>
          </table:table-cell>
          <table:table-cell office:value-type="string">
            <text:p>Quest Bar, Peanut Butter Supreme - 12 bars</text:p>
          </table:table-cell>
          <table:table-cell office:value-type="float" office:value="793573232441">
            <text:p>793573232441</text:p>
          </table:table-cell>
          <table:table-cell office:value-type="float" office:value="263">
            <text:p>263</text:p>
          </table:table-cell>
          <table:table-cell office:value-type="float" office:value="0.82">
            <text:p>0.82</text:p>
          </table:table-cell>
          <table:table-cell office:value-type="float" office:value="11.78">
            <text:p>11.7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744">
            <text:p>21744</text:p>
          </table:table-cell>
          <table:table-cell office:value-type="string">
            <text:p>Quest</text:p>
          </table:table-cell>
          <table:table-cell office:value-type="string">
            <text:p>Protein Bar 12 pack (Smores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21744">
            <text:p>21744</text:p>
          </table:table-cell>
          <table:table-cell office:value-type="string">
            <text:p>Quest Nutrition</text:p>
          </table:table-cell>
          <table:table-cell office:value-type="string">
            <text:p>Quest Bar, S'Mores - 12 bars</text:p>
          </table:table-cell>
          <table:table-cell office:value-type="float" office:value="888849001231">
            <text:p>888849001231</text:p>
          </table:table-cell>
          <table:table-cell office:value-type="float" office:value="0">
            <text:p>0</text:p>
          </table:table-cell>
          <table:table-cell office:value-type="float" office:value="0.805">
            <text:p>0.805</text:p>
          </table:table-cell>
          <table:table-cell office:value-type="float" office:value="12.19">
            <text:p>12.1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251">
            <text:p>4251</text:p>
          </table:table-cell>
          <table:table-cell office:value-type="string">
            <text:p>Quest</text:p>
          </table:table-cell>
          <table:table-cell office:value-type="string">
            <text:p>Protein Bar 12 pack (Strawberry Cheesecake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4251">
            <text:p>4251</text:p>
          </table:table-cell>
          <table:table-cell office:value-type="string">
            <text:p>Quest Nutrition</text:p>
          </table:table-cell>
          <table:table-cell office:value-type="string">
            <text:p>Quest Bar, Strawberry Cheesecake (Stevia Sweetened) - 12 bars</text:p>
          </table:table-cell>
          <table:table-cell office:value-type="float" office:value="793573232526">
            <text:p>793573232526</text:p>
          </table:table-cell>
          <table:table-cell office:value-type="float" office:value="708">
            <text:p>708</text:p>
          </table:table-cell>
          <table:table-cell office:value-type="float" office:value="0.8">
            <text:p>0.8</text:p>
          </table:table-cell>
          <table:table-cell office:value-type="float" office:value="11.53">
            <text:p>11.5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097">
            <text:p>4097</text:p>
          </table:table-cell>
          <table:table-cell office:value-type="string">
            <text:p>Quest</text:p>
          </table:table-cell>
          <table:table-cell office:value-type="string">
            <text:p>Protein Bar 12 pack (Vanilla Almond Crunch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4097">
            <text:p>4097</text:p>
          </table:table-cell>
          <table:table-cell office:value-type="string">
            <text:p>Quest Nutrition</text:p>
          </table:table-cell>
          <table:table-cell office:value-type="string">
            <text:p>Quest Bar, Vanilla Almond Crunch - 12 bars</text:p>
          </table:table-cell>
          <table:table-cell office:value-type="float" office:value="793573232434">
            <text:p>793573232434</text:p>
          </table:table-cell>
          <table:table-cell office:value-type="float" office:value="282">
            <text:p>282</text:p>
          </table:table-cell>
          <table:table-cell office:value-type="float" office:value="0.8">
            <text:p>0.8</text:p>
          </table:table-cell>
          <table:table-cell office:value-type="float" office:value="11.55">
            <text:p>11.5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023">
            <text:p>8023</text:p>
          </table:table-cell>
          <table:table-cell office:value-type="string">
            <text:p>Quest</text:p>
          </table:table-cell>
          <table:table-cell office:value-type="string">
            <text:p>Protein Bar 12 pack (White Chocolate Raspberry)</text:p>
          </table:table-cell>
          <table:table-cell office:value-type="float" office:value="13.79">
            <text:p>13.7900</text:p>
          </table:table-cell>
          <table:table-cell office:value-type="float" office:value="14.994">
            <text:p>14.9940</text:p>
          </table:table-cell>
          <table:table-cell office:value-type="string">
            <text:p>V</text:p>
          </table:table-cell>
          <table:table-cell office:value-type="string">
            <text:p>ONLY 13.79</text:p>
          </table:table-cell>
          <table:table-cell/>
          <table:table-cell office:value-type="float" office:value="8023">
            <text:p>8023</text:p>
          </table:table-cell>
          <table:table-cell office:value-type="string">
            <text:p>Quest Nutrition</text:p>
          </table:table-cell>
          <table:table-cell office:value-type="string">
            <text:p>Quest Bar, White Chocolate Raspberry - 12 bars</text:p>
          </table:table-cell>
          <table:table-cell/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12.21">
            <text:p>12.21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100% Whey 2Kg (Chocolate Peanut Butter)</text:p>
          </table:table-cell>
          <table:table-cell table:style-name="ce8" office:value-type="float" office:value="25.28">
            <text:p>25.2800</text:p>
          </table:table-cell>
          <table:table-cell table:style-name="ce8" office:value-type="float" office:value="25.279">
            <text:p>25.27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100% Whey 2Kg (Chocolate)</text:p>
          </table:table-cell>
          <table:table-cell table:style-name="ce8" office:value-type="float" office:value="25.28">
            <text:p>25.2800</text:p>
          </table:table-cell>
          <table:table-cell table:style-name="ce8" office:value-type="float" office:value="25.279">
            <text:p>25.27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100% Whey 2Kg (Strawberries &amp; Cream)</text:p>
          </table:table-cell>
          <table:table-cell table:style-name="ce8" office:value-type="float" office:value="25.28">
            <text:p>25.2800</text:p>
          </table:table-cell>
          <table:table-cell table:style-name="ce8" office:value-type="float" office:value="25.279">
            <text:p>25.27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100% Whey 2Kg (Vanilla Ice Cream)</text:p>
          </table:table-cell>
          <table:table-cell table:style-name="ce8" office:value-type="float" office:value="25.28">
            <text:p>25.2800</text:p>
          </table:table-cell>
          <table:table-cell table:style-name="ce8" office:value-type="float" office:value="25.279">
            <text:p>25.27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Acetyl-L-Carnitine 90 Ct ()</text:p>
          </table:table-cell>
          <table:table-cell table:style-name="ce8" office:value-type="float" office:value="8.94">
            <text:p>8.9400</text:p>
          </table:table-cell>
          <table:table-cell table:style-name="ce8" office:value-type="float" office:value="8.939">
            <text:p>8.93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Alpha Lipoic Acid 90 Ct ()</text:p>
          </table:table-cell>
          <table:table-cell table:style-name="ce8" office:value-type="float" office:value="7.95">
            <text:p>7.9500</text:p>
          </table:table-cell>
          <table:table-cell table:style-name="ce8" office:value-type="float" office:value="7.945">
            <text:p>7.94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Bcaas 200 Ct ()</text:p>
          </table:table-cell>
          <table:table-cell table:style-name="ce8" office:value-type="float" office:value="9.33">
            <text:p>9.3300</text:p>
          </table:table-cell>
          <table:table-cell table:style-name="ce8" office:value-type="float" office:value="9.331">
            <text:p>9.33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Bcaas 500 Ct ()</text:p>
          </table:table-cell>
          <table:table-cell table:style-name="ce8" office:value-type="float" office:value="17.51">
            <text:p>17.5100</text:p>
          </table:table-cell>
          <table:table-cell table:style-name="ce8" office:value-type="float" office:value="17.507">
            <text:p>17.50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Carrier Recycleable White (Medium)</text:p>
          </table:table-cell>
          <table:table-cell table:number-columns-repeated="2" table:style-name="ce8" office:value-type="float" office:value="0.07">
            <text:p>0.07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Cla 90 Ct ()</text:p>
          </table:table-cell>
          <table:table-cell table:style-name="ce8" office:value-type="float" office:value="8.74">
            <text:p>8.7400</text:p>
          </table:table-cell>
          <table:table-cell table:style-name="ce8" office:value-type="float" office:value="8.736">
            <text:p>8.73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Colostrum 100 Caps ()</text:p>
          </table:table-cell>
          <table:table-cell table:style-name="ce8" office:value-type="float" office:value="5.96">
            <text:p>5.9600</text:p>
          </table:table-cell>
          <table:table-cell table:style-name="ce8" office:value-type="float" office:value="5.957">
            <text:p>5.95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Cordyceps 90 Ct ()</text:p>
          </table:table-cell>
          <table:table-cell table:style-name="ce8" office:value-type="float" office:value="9.93">
            <text:p>9.9300</text:p>
          </table:table-cell>
          <table:table-cell table:style-name="ce8" office:value-type="float" office:value="9.933">
            <text:p>9.93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Creapure 90 Ct ()</text:p>
          </table:table-cell>
          <table:table-cell table:style-name="ce8" office:value-type="float" office:value="3.89">
            <text:p>3.8900</text:p>
          </table:table-cell>
          <table:table-cell table:style-name="ce8" office:value-type="float" office:value="3.885">
            <text:p>3.88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Creapure Creatine Monohydrate 100g ()</text:p>
          </table:table-cell>
          <table:table-cell table:style-name="ce8" office:value-type="float" office:value="2.92">
            <text:p>2.9200</text:p>
          </table:table-cell>
          <table:table-cell table:style-name="ce8" office:value-type="float" office:value="2.919">
            <text:p>2.91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Creapure Creatine Monohydrate 250g ()</text:p>
          </table:table-cell>
          <table:table-cell table:number-columns-repeated="2" table:style-name="ce8" office:value-type="float" office:value="5.6">
            <text:p>5.6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Creapure Creatine Monohydrate 500g ()</text:p>
          </table:table-cell>
          <table:table-cell table:number-columns-repeated="2" table:style-name="ce8" office:value-type="float" office:value="10.5">
            <text:p>10.5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Diet Carnitine 500 ml X 20 Bottles (Lemon)</text:p>
          </table:table-cell>
          <table:table-cell table:number-columns-repeated="2" table:style-name="ce8" office:value-type="float" office:value="15.54">
            <text:p>15.54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Diet Carnitine 500 ml X 20 Bottles (Orange)</text:p>
          </table:table-cell>
          <table:table-cell table:number-columns-repeated="2" table:style-name="ce8" office:value-type="float" office:value="15.54">
            <text:p>15.54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Diet Carnitine 500 ml X 20 Bottles (Tropical)</text:p>
          </table:table-cell>
          <table:table-cell table:number-columns-repeated="2" table:style-name="ce8" office:value-type="float" office:value="15.54">
            <text:p>15.54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Diet Mrp 2.4Kg (Choc Peanut)</text:p>
          </table:table-cell>
          <table:table-cell table:style-name="ce8" office:value-type="float" office:value="23.34">
            <text:p>23.3400</text:p>
          </table:table-cell>
          <table:table-cell table:style-name="ce8" office:value-type="float" office:value="23.338">
            <text:p>23.338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Diet Mrp 2.4Kg (Chocolate)</text:p>
          </table:table-cell>
          <table:table-cell table:style-name="ce8" office:value-type="float" office:value="23.34">
            <text:p>23.3400</text:p>
          </table:table-cell>
          <table:table-cell table:style-name="ce8" office:value-type="float" office:value="23.338">
            <text:p>23.338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Diet Mrp 2.4Kg (Strawberry)</text:p>
          </table:table-cell>
          <table:table-cell table:style-name="ce8" office:value-type="float" office:value="23.34">
            <text:p>23.3400</text:p>
          </table:table-cell>
          <table:table-cell table:style-name="ce8" office:value-type="float" office:value="23.338">
            <text:p>23.338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Diet Mrp 2.4Kg (Vanilla)</text:p>
          </table:table-cell>
          <table:table-cell table:style-name="ce8" office:value-type="float" office:value="23.34">
            <text:p>23.3400</text:p>
          </table:table-cell>
          <table:table-cell table:style-name="ce8" office:value-type="float" office:value="23.338">
            <text:p>23.338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Diet Protein 2Kg (Banoffee)</text:p>
          </table:table-cell>
          <table:table-cell table:style-name="ce8" office:value-type="float" office:value="30.34">
            <text:p>30.3400</text:p>
          </table:table-cell>
          <table:table-cell table:style-name="ce8" office:value-type="float" office:value="30.338">
            <text:p>30.338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Diet Protein 2Kg (Chocolate)</text:p>
          </table:table-cell>
          <table:table-cell table:style-name="ce8" office:value-type="float" office:value="30.34">
            <text:p>30.3400</text:p>
          </table:table-cell>
          <table:table-cell table:style-name="ce8" office:value-type="float" office:value="30.338">
            <text:p>30.338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Diet Protein 2Kg (Strawberry)</text:p>
          </table:table-cell>
          <table:table-cell table:style-name="ce8" office:value-type="float" office:value="30.34">
            <text:p>30.3400</text:p>
          </table:table-cell>
          <table:table-cell table:style-name="ce8" office:value-type="float" office:value="30.338">
            <text:p>30.338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Diet Protein 900g (Banoffee)</text:p>
          </table:table-cell>
          <table:table-cell table:number-columns-repeated="2" table:style-name="ce8" office:value-type="float" office:value="15.4">
            <text:p>15.40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Diet Protein 900g (Chocolate)</text:p>
          </table:table-cell>
          <table:table-cell table:number-columns-repeated="2" table:style-name="ce8" office:value-type="float" office:value="15.4">
            <text:p>15.40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Diet Protein 900g (Strawberry)</text:p>
          </table:table-cell>
          <table:table-cell table:number-columns-repeated="2" table:style-name="ce8" office:value-type="float" office:value="15.4">
            <text:p>15.40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Flapjacks 24 Bars (Choc Orange)</text:p>
          </table:table-cell>
          <table:table-cell table:style-name="ce8" office:value-type="float" office:value="15.87">
            <text:p>15.8700</text:p>
          </table:table-cell>
          <table:table-cell table:style-name="ce8" office:value-type="float" office:value="15.869">
            <text:p>15.869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Flapjacks 24 Bars (Choc Toffee)</text:p>
          </table:table-cell>
          <table:table-cell table:style-name="ce8" office:value-type="float" office:value="15.87">
            <text:p>15.8700</text:p>
          </table:table-cell>
          <table:table-cell table:style-name="ce8" office:value-type="float" office:value="15.869">
            <text:p>15.869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Flapjacks 24 Bars (Malted Oat)</text:p>
          </table:table-cell>
          <table:table-cell table:style-name="ce8" office:value-type="float" office:value="15.87">
            <text:p>15.8700</text:p>
          </table:table-cell>
          <table:table-cell table:style-name="ce8" office:value-type="float" office:value="15.869">
            <text:p>15.869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Glucosamine Chondroitin 90 Ct ()</text:p>
          </table:table-cell>
          <table:table-cell table:style-name="ce8" office:value-type="float" office:value="5.96">
            <text:p>5.9600</text:p>
          </table:table-cell>
          <table:table-cell table:style-name="ce8" office:value-type="float" office:value="5.957">
            <text:p>5.95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Glucosamine Sulphate 90 Ct ()</text:p>
          </table:table-cell>
          <table:table-cell table:number-columns-repeated="2" table:style-name="ce8" office:value-type="float" office:value="3.57">
            <text:p>3.57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Green Tea Extract 100 Caps ()</text:p>
          </table:table-cell>
          <table:table-cell table:style-name="ce8" office:value-type="float" office:value="5.96">
            <text:p>5.9600</text:p>
          </table:table-cell>
          <table:table-cell table:style-name="ce8" office:value-type="float" office:value="5.957">
            <text:p>5.95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Growth Matrix 1.8Kg (Chocolate)</text:p>
          </table:table-cell>
          <table:table-cell table:style-name="ce8" office:value-type="float" office:value="23.34">
            <text:p>23.3400</text:p>
          </table:table-cell>
          <table:table-cell table:style-name="ce8" office:value-type="float" office:value="23.338">
            <text:p>23.33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Growth Matrix 1.8Kg (Fruit)</text:p>
          </table:table-cell>
          <table:table-cell table:style-name="ce8" office:value-type="float" office:value="23.34">
            <text:p>23.3400</text:p>
          </table:table-cell>
          <table:table-cell table:style-name="ce8" office:value-type="float" office:value="23.338">
            <text:p>23.33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Growth Matrix 1.8Kg (Orange&amp;Lemon)</text:p>
          </table:table-cell>
          <table:table-cell table:style-name="ce8" office:value-type="float" office:value="23.34">
            <text:p>23.3400</text:p>
          </table:table-cell>
          <table:table-cell table:style-name="ce8" office:value-type="float" office:value="23.338">
            <text:p>23.33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2.7kg (Banana)</text:p>
          </table:table-cell>
          <table:table-cell table:style-name="ce8" office:value-type="float" office:value="23.4">
            <text:p>23.4000</text:p>
          </table:table-cell>
          <table:table-cell table:style-name="ce8" office:value-type="float" office:value="23.401">
            <text:p>23.40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Heavyweight 5.4Kg (Choc-Peanut Butter)</text:p>
          </table:table-cell>
          <table:table-cell table:style-name="ce8" office:value-type="float" office:value="29.46">
            <text:p>29.4600</text:p>
          </table:table-cell>
          <table:table-cell table:style-name="ce8" office:value-type="float" office:value="29.463">
            <text:p>29.46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Heavyweight 5.4Kg (Chocolate)</text:p>
          </table:table-cell>
          <table:table-cell table:style-name="ce8" office:value-type="float" office:value="29.46">
            <text:p>29.4600</text:p>
          </table:table-cell>
          <table:table-cell table:style-name="ce8" office:value-type="float" office:value="29.463">
            <text:p>29.46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Heavyweight 5.4Kg (Strawberry And Cream)</text:p>
          </table:table-cell>
          <table:table-cell table:style-name="ce8" office:value-type="float" office:value="29.46">
            <text:p>29.4600</text:p>
          </table:table-cell>
          <table:table-cell table:style-name="ce8" office:value-type="float" office:value="29.463">
            <text:p>29.46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Heavyweight 5.4Kg (Vanilla Ice Cream)</text:p>
          </table:table-cell>
          <table:table-cell table:style-name="ce8" office:value-type="float" office:value="29.46">
            <text:p>29.4600</text:p>
          </table:table-cell>
          <table:table-cell table:style-name="ce8" office:value-type="float" office:value="29.463">
            <text:p>29.46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Heavyweight Single Sachet (Banoffee Pie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Heavyweight Single Sachet (Choc-Peanut Butter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Heavyweight Single Sachet (Chocolate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Heavyweight Single Sachet (Cinnamon Vanilla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Heavyweight Single Sachet (Strawberry And Cream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Heavyweight Single Sachet (Vanilla Ice Cream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Hw Shaker 1 Litre (Clear Black)</text:p>
          </table:table-cell>
          <table:table-cell table:style-name="ce8" office:value-type="float" office:value="2.28">
            <text:p>2.2800</text:p>
          </table:table-cell>
          <table:table-cell table:style-name="ce8" office:value-type="float" office:value="2.282">
            <text:p>2.28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Pro 2.7Kg (Banoffee)</text:p>
          </table:table-cell>
          <table:table-cell table:style-name="ce8" office:value-type="float" office:value="23.4">
            <text:p>23.4000</text:p>
          </table:table-cell>
          <table:table-cell table:style-name="ce8" office:value-type="float" office:value="23.401">
            <text:p>23.40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Pro 2.7Kg (Choc Peanut)</text:p>
          </table:table-cell>
          <table:table-cell table:style-name="ce8" office:value-type="float" office:value="23.4">
            <text:p>23.4000</text:p>
          </table:table-cell>
          <table:table-cell table:style-name="ce8" office:value-type="float" office:value="23.401">
            <text:p>23.40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Pro 2.7Kg (Chocolate)</text:p>
          </table:table-cell>
          <table:table-cell table:style-name="ce8" office:value-type="float" office:value="23.4">
            <text:p>23.4000</text:p>
          </table:table-cell>
          <table:table-cell table:style-name="ce8" office:value-type="float" office:value="23.401">
            <text:p>23.40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Pro 2.7Kg (Strawberry &amp; Cream)</text:p>
          </table:table-cell>
          <table:table-cell table:style-name="ce8" office:value-type="float" office:value="23.4">
            <text:p>23.4000</text:p>
          </table:table-cell>
          <table:table-cell table:style-name="ce8" office:value-type="float" office:value="23.401">
            <text:p>23.40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Pro 2.7Kg (Vanilla)</text:p>
          </table:table-cell>
          <table:table-cell table:style-name="ce8" office:value-type="float" office:value="23.4">
            <text:p>23.4000</text:p>
          </table:table-cell>
          <table:table-cell table:style-name="ce8" office:value-type="float" office:value="23.401">
            <text:p>23.40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Pro 5.4Kg (Chocolate)</text:p>
          </table:table-cell>
          <table:table-cell table:style-name="ce8" office:value-type="float" office:value="39.67">
            <text:p>39.6700</text:p>
          </table:table-cell>
          <table:table-cell table:style-name="ce8" office:value-type="float" office:value="39.669">
            <text:p>39.66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Mass Pro 5.4Kg (Strawberry)</text:p>
          </table:table-cell>
          <table:table-cell table:style-name="ce8" office:value-type="float" office:value="39.67">
            <text:p>39.6700</text:p>
          </table:table-cell>
          <table:table-cell table:style-name="ce8" office:value-type="float" office:value="39.669">
            <text:p>39.66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Deluxe 2.2Kg (Strawberry)</text:p>
          </table:table-cell>
          <table:table-cell table:style-name="ce8" office:value-type="float" office:value="31.12">
            <text:p>31.1200</text:p>
          </table:table-cell>
          <table:table-cell table:style-name="ce8" office:value-type="float" office:value="31.122">
            <text:p>31.1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Duo 2Kg (Banana)</text:p>
          </table:table-cell>
          <table:table-cell table:style-name="ce8" office:value-type="float" office:value="22.18">
            <text:p>22.1800</text:p>
          </table:table-cell>
          <table:table-cell table:style-name="ce8" office:value-type="float" office:value="22.176">
            <text:p>22.17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Duo 2Kg (Choc Mint)</text:p>
          </table:table-cell>
          <table:table-cell table:style-name="ce8" office:value-type="float" office:value="22.18">
            <text:p>22.1800</text:p>
          </table:table-cell>
          <table:table-cell table:style-name="ce8" office:value-type="float" office:value="22.176">
            <text:p>22.17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Duo 2Kg (Chocolate Peanut)</text:p>
          </table:table-cell>
          <table:table-cell table:style-name="ce8" office:value-type="float" office:value="22.18">
            <text:p>22.1800</text:p>
          </table:table-cell>
          <table:table-cell table:style-name="ce8" office:value-type="float" office:value="22.176">
            <text:p>22.17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Duo 2Kg (Chocolate)</text:p>
          </table:table-cell>
          <table:table-cell table:style-name="ce8" office:value-type="float" office:value="22.18">
            <text:p>22.1800</text:p>
          </table:table-cell>
          <table:table-cell table:style-name="ce8" office:value-type="float" office:value="22.176">
            <text:p>22.17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Duo 2Kg (Strawberry)</text:p>
          </table:table-cell>
          <table:table-cell table:style-name="ce8" office:value-type="float" office:value="22.18">
            <text:p>22.1800</text:p>
          </table:table-cell>
          <table:table-cell table:style-name="ce8" office:value-type="float" office:value="22.176">
            <text:p>22.17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Duo 2Kg (Vanilla)</text:p>
          </table:table-cell>
          <table:table-cell table:style-name="ce8" office:value-type="float" office:value="22.18">
            <text:p>22.1800</text:p>
          </table:table-cell>
          <table:table-cell table:style-name="ce8" office:value-type="float" office:value="22.176">
            <text:p>22.17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2.2Kg (Banana &amp; Custard)</text:p>
          </table:table-cell>
          <table:table-cell table:style-name="ce8" office:value-type="float" office:value="32.29">
            <text:p>32.2900</text:p>
          </table:table-cell>
          <table:table-cell table:style-name="ce8" office:value-type="float" office:value="32.291">
            <text:p>32.29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2.2Kg (Banoffee Pie)</text:p>
          </table:table-cell>
          <table:table-cell table:style-name="ce8" office:value-type="float" office:value="32.29">
            <text:p>32.2900</text:p>
          </table:table-cell>
          <table:table-cell table:style-name="ce8" office:value-type="float" office:value="32.291">
            <text:p>32.29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2.2Kg (Choc-Peanut Butter)</text:p>
          </table:table-cell>
          <table:table-cell table:style-name="ce8" office:value-type="float" office:value="32.29">
            <text:p>32.2900</text:p>
          </table:table-cell>
          <table:table-cell table:style-name="ce8" office:value-type="float" office:value="32.291">
            <text:p>32.29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2.2Kg (Chocolate Mint Perfection)</text:p>
          </table:table-cell>
          <table:table-cell table:style-name="ce8" office:value-type="float" office:value="32.29">
            <text:p>32.2900</text:p>
          </table:table-cell>
          <table:table-cell table:style-name="ce8" office:value-type="float" office:value="32.291">
            <text:p>32.29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2.2Kg (Chocolate Perfection)</text:p>
          </table:table-cell>
          <table:table-cell table:style-name="ce8" office:value-type="float" office:value="32.29">
            <text:p>32.2900</text:p>
          </table:table-cell>
          <table:table-cell table:style-name="ce8" office:value-type="float" office:value="32.291">
            <text:p>32.29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2.2Kg (Cinnamon)</text:p>
          </table:table-cell>
          <table:table-cell table:style-name="ce8" office:value-type="float" office:value="32.29">
            <text:p>32.2900</text:p>
          </table:table-cell>
          <table:table-cell table:style-name="ce8" office:value-type="float" office:value="32.291">
            <text:p>32.29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2.2Kg (Raspberry Delight)</text:p>
          </table:table-cell>
          <table:table-cell table:style-name="ce8" office:value-type="float" office:value="32.29">
            <text:p>32.2900</text:p>
          </table:table-cell>
          <table:table-cell table:style-name="ce8" office:value-type="float" office:value="32.291">
            <text:p>32.29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2.2Kg (Strawberries &amp; Cream)</text:p>
          </table:table-cell>
          <table:table-cell table:style-name="ce8" office:value-type="float" office:value="32.29">
            <text:p>32.2900</text:p>
          </table:table-cell>
          <table:table-cell table:style-name="ce8" office:value-type="float" office:value="32.291">
            <text:p>32.29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2.2Kg (Vanilla Ice Cream)</text:p>
          </table:table-cell>
          <table:table-cell table:style-name="ce8" office:value-type="float" office:value="32.29">
            <text:p>32.2900</text:p>
          </table:table-cell>
          <table:table-cell table:style-name="ce8" office:value-type="float" office:value="32.291">
            <text:p>32.29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4.4Kg (Banoffee Pie)</text:p>
          </table:table-cell>
          <table:table-cell table:style-name="ce8" office:value-type="float" office:value="60.7">
            <text:p>60.7000</text:p>
          </table:table-cell>
          <table:table-cell table:style-name="ce8" office:value-type="float" office:value="60.697">
            <text:p>60.69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4.4Kg (Choc-Peanut Butter)</text:p>
          </table:table-cell>
          <table:table-cell table:style-name="ce8" office:value-type="float" office:value="60.7">
            <text:p>60.7000</text:p>
          </table:table-cell>
          <table:table-cell table:style-name="ce8" office:value-type="float" office:value="60.697">
            <text:p>60.69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4.4Kg (Chocolate Perfection)</text:p>
          </table:table-cell>
          <table:table-cell table:style-name="ce8" office:value-type="float" office:value="60.7">
            <text:p>60.7000</text:p>
          </table:table-cell>
          <table:table-cell table:style-name="ce8" office:value-type="float" office:value="60.697">
            <text:p>60.69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4.4Kg (Cinnamon)</text:p>
          </table:table-cell>
          <table:table-cell table:style-name="ce8" office:value-type="float" office:value="60.7">
            <text:p>60.7000</text:p>
          </table:table-cell>
          <table:table-cell table:style-name="ce8" office:value-type="float" office:value="60.697">
            <text:p>60.69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4.4Kg (Strawberries &amp; Cream)</text:p>
          </table:table-cell>
          <table:table-cell table:style-name="ce8" office:value-type="float" office:value="60.7">
            <text:p>60.7000</text:p>
          </table:table-cell>
          <table:table-cell table:style-name="ce8" office:value-type="float" office:value="60.697">
            <text:p>60.69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4.4Kg (Vanilla Ice Cream)</text:p>
          </table:table-cell>
          <table:table-cell table:style-name="ce8" office:value-type="float" office:value="60.7">
            <text:p>60.7000</text:p>
          </table:table-cell>
          <table:table-cell table:style-name="ce8" office:value-type="float" office:value="60.697">
            <text:p>60.69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900g (Banana &amp; Custard)</text:p>
          </table:table-cell>
          <table:table-cell table:style-name="ce8" office:value-type="float" office:value="15.56">
            <text:p>15.5600</text:p>
          </table:table-cell>
          <table:table-cell table:style-name="ce8" office:value-type="float" office:value="15.561">
            <text:p>15.56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900g (Banoffee Pie)</text:p>
          </table:table-cell>
          <table:table-cell table:style-name="ce8" office:value-type="float" office:value="15.56">
            <text:p>15.5600</text:p>
          </table:table-cell>
          <table:table-cell table:style-name="ce8" office:value-type="float" office:value="15.561">
            <text:p>15.56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900g (Choc-Peanut Butter)</text:p>
          </table:table-cell>
          <table:table-cell table:style-name="ce8" office:value-type="float" office:value="15.56">
            <text:p>15.5600</text:p>
          </table:table-cell>
          <table:table-cell table:style-name="ce8" office:value-type="float" office:value="15.561">
            <text:p>15.56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900g (Chocolate Mint Perfection)</text:p>
          </table:table-cell>
          <table:table-cell table:style-name="ce8" office:value-type="float" office:value="15.56">
            <text:p>15.5600</text:p>
          </table:table-cell>
          <table:table-cell table:style-name="ce8" office:value-type="float" office:value="15.561">
            <text:p>15.56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900g (Chocolate Perfection)</text:p>
          </table:table-cell>
          <table:table-cell table:style-name="ce8" office:value-type="float" office:value="15.56">
            <text:p>15.5600</text:p>
          </table:table-cell>
          <table:table-cell table:style-name="ce8" office:value-type="float" office:value="15.561">
            <text:p>15.56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900g (Cinnamon)</text:p>
          </table:table-cell>
          <table:table-cell table:style-name="ce8" office:value-type="float" office:value="15.56">
            <text:p>15.5600</text:p>
          </table:table-cell>
          <table:table-cell table:style-name="ce8" office:value-type="float" office:value="15.561">
            <text:p>15.56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900g (Raspberry Delight)</text:p>
          </table:table-cell>
          <table:table-cell table:style-name="ce8" office:value-type="float" office:value="15.56">
            <text:p>15.5600</text:p>
          </table:table-cell>
          <table:table-cell table:style-name="ce8" office:value-type="float" office:value="15.561">
            <text:p>15.56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900g (Strawberries &amp; Cream)</text:p>
          </table:table-cell>
          <table:table-cell table:style-name="ce8" office:value-type="float" office:value="15.56">
            <text:p>15.5600</text:p>
          </table:table-cell>
          <table:table-cell table:style-name="ce8" office:value-type="float" office:value="15.561">
            <text:p>15.56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900g (Vanilla Ice Cream)</text:p>
          </table:table-cell>
          <table:table-cell table:style-name="ce8" office:value-type="float" office:value="15.56">
            <text:p>15.5600</text:p>
          </table:table-cell>
          <table:table-cell table:style-name="ce8" office:value-type="float" office:value="15.561">
            <text:p>15.56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stant Whey Pro Single Sachet (Chocolate Peanut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tra Fusion 560g (Fruit Punch)</text:p>
          </table:table-cell>
          <table:table-cell table:style-name="ce8" office:value-type="float" office:value="19.54">
            <text:p>19.5400</text:p>
          </table:table-cell>
          <table:table-cell table:style-name="ce8" office:value-type="float" office:value="19.537">
            <text:p>19.53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tra Fusion 560g (Orange Burst)</text:p>
          </table:table-cell>
          <table:table-cell table:style-name="ce8" office:value-type="float" office:value="19.54">
            <text:p>19.5400</text:p>
          </table:table-cell>
          <table:table-cell table:style-name="ce8" office:value-type="float" office:value="19.537">
            <text:p>19.53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Intra Fusion 560g (Watermelon)</text:p>
          </table:table-cell>
          <table:table-cell table:style-name="ce8" office:value-type="float" office:value="19.54">
            <text:p>19.5400</text:p>
          </table:table-cell>
          <table:table-cell table:style-name="ce8" office:value-type="float" office:value="19.537">
            <text:p>19.53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Krill Oil 90 Ct ()</text:p>
          </table:table-cell>
          <table:table-cell table:style-name="ce8" office:value-type="float" office:value="11.91">
            <text:p>11.9100</text:p>
          </table:table-cell>
          <table:table-cell table:style-name="ce8" office:value-type="float" office:value="11.914">
            <text:p>11.91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L-Carnitine 100 Caps ()</text:p>
          </table:table-cell>
          <table:table-cell table:style-name="ce8" office:value-type="float" office:value="9.93">
            <text:p>9.9300</text:p>
          </table:table-cell>
          <table:table-cell table:style-name="ce8" office:value-type="float" office:value="9.933">
            <text:p>9.93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L-Glutamine 250g ()</text:p>
          </table:table-cell>
          <table:table-cell table:style-name="ce8" office:value-type="float" office:value="8.95">
            <text:p>8.9500</text:p>
          </table:table-cell>
          <table:table-cell table:style-name="ce8" office:value-type="float" office:value="8.946">
            <text:p>8.94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L-Glutamine 500g ()</text:p>
          </table:table-cell>
          <table:table-cell table:style-name="ce8" office:value-type="float" office:value="13.62">
            <text:p>13.6200</text:p>
          </table:table-cell>
          <table:table-cell table:style-name="ce8" office:value-type="float" office:value="13.615">
            <text:p>13.61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icellar Casein 1.8kg (Chocolate Perfection)</text:p>
          </table:table-cell>
          <table:table-cell table:style-name="ce8" office:value-type="float" office:value="28">
            <text:p>28.0000</text:p>
          </table:table-cell>
          <table:table-cell table:style-name="ce8" office:value-type="float" office:value="31.122">
            <text:p>31.122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icellar Casein 1.8kg (Strawberries &amp; Cream)</text:p>
          </table:table-cell>
          <table:table-cell table:style-name="ce8" office:value-type="float" office:value="28">
            <text:p>28.0000</text:p>
          </table:table-cell>
          <table:table-cell table:style-name="ce8" office:value-type="float" office:value="31.122">
            <text:p>31.122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icellar Casein 1.8kg (Vanilla Ice Cream)</text:p>
          </table:table-cell>
          <table:table-cell table:style-name="ce8" office:value-type="float" office:value="28">
            <text:p>28.0000</text:p>
          </table:table-cell>
          <table:table-cell table:style-name="ce8" office:value-type="float" office:value="31.122">
            <text:p>31.122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icellar Casein 909g (Banana)</text:p>
          </table:table-cell>
          <table:table-cell table:style-name="ce8" office:value-type="float" office:value="16.34">
            <text:p>16.3400</text:p>
          </table:table-cell>
          <table:table-cell table:style-name="ce8" office:value-type="float" office:value="16.338">
            <text:p>16.33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icellar Casein 909g (Choc Mint)</text:p>
          </table:table-cell>
          <table:table-cell table:style-name="ce8" office:value-type="float" office:value="16.34">
            <text:p>16.3400</text:p>
          </table:table-cell>
          <table:table-cell table:style-name="ce8" office:value-type="float" office:value="16.338">
            <text:p>16.33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icellar Casein 909g (Chocolate)</text:p>
          </table:table-cell>
          <table:table-cell table:style-name="ce8" office:value-type="float" office:value="16.34">
            <text:p>16.3400</text:p>
          </table:table-cell>
          <table:table-cell table:style-name="ce8" office:value-type="float" office:value="16.338">
            <text:p>16.33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icellar Casein 909g (Strawberry)</text:p>
          </table:table-cell>
          <table:table-cell table:style-name="ce8" office:value-type="float" office:value="16.34">
            <text:p>16.3400</text:p>
          </table:table-cell>
          <table:table-cell table:style-name="ce8" office:value-type="float" office:value="16.338">
            <text:p>16.33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icellar Casein 909g (Vanilla)</text:p>
          </table:table-cell>
          <table:table-cell table:style-name="ce8" office:value-type="float" office:value="16.34">
            <text:p>16.3400</text:p>
          </table:table-cell>
          <table:table-cell table:style-name="ce8" office:value-type="float" office:value="16.338">
            <text:p>16.33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icro Whey 2.2Kg (Banana)</text:p>
          </table:table-cell>
          <table:table-cell table:style-name="ce8" office:value-type="float" office:value="42.8">
            <text:p>42.8000</text:p>
          </table:table-cell>
          <table:table-cell table:style-name="ce8" office:value-type="float" office:value="42.798">
            <text:p>42.79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icro Whey 2.2Kg (Chocolate)</text:p>
          </table:table-cell>
          <table:table-cell table:style-name="ce8" office:value-type="float" office:value="42.8">
            <text:p>42.8000</text:p>
          </table:table-cell>
          <table:table-cell table:style-name="ce8" office:value-type="float" office:value="42.798">
            <text:p>42.79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icro Whey 2.2Kg (Strawberry)</text:p>
          </table:table-cell>
          <table:table-cell table:style-name="ce8" office:value-type="float" office:value="42.8">
            <text:p>42.8000</text:p>
          </table:table-cell>
          <table:table-cell table:style-name="ce8" office:value-type="float" office:value="42.798">
            <text:p>42.79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icro Whey 2.2Kg (Vanilla)</text:p>
          </table:table-cell>
          <table:table-cell table:style-name="ce8" office:value-type="float" office:value="42.8">
            <text:p>42.8000</text:p>
          </table:table-cell>
          <table:table-cell table:style-name="ce8" office:value-type="float" office:value="42.798">
            <text:p>42.79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icro Whey 909g (Banana)</text:p>
          </table:table-cell>
          <table:table-cell table:style-name="ce8" office:value-type="float" office:value="19.45">
            <text:p>19.4500</text:p>
          </table:table-cell>
          <table:table-cell table:style-name="ce8" office:value-type="float" office:value="19.453">
            <text:p>19.45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icro Whey 909g (Chocolate)</text:p>
          </table:table-cell>
          <table:table-cell table:style-name="ce8" office:value-type="float" office:value="19.45">
            <text:p>19.4500</text:p>
          </table:table-cell>
          <table:table-cell table:style-name="ce8" office:value-type="float" office:value="19.453">
            <text:p>19.45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icro Whey 909g (Strawberry)</text:p>
          </table:table-cell>
          <table:table-cell table:style-name="ce8" office:value-type="float" office:value="19.45">
            <text:p>19.4500</text:p>
          </table:table-cell>
          <table:table-cell table:style-name="ce8" office:value-type="float" office:value="19.453">
            <text:p>19.45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icro Whey 909g (Vanilla)</text:p>
          </table:table-cell>
          <table:table-cell table:style-name="ce8" office:value-type="float" office:value="19.45">
            <text:p>19.4500</text:p>
          </table:table-cell>
          <table:table-cell table:style-name="ce8" office:value-type="float" office:value="19.453">
            <text:p>19.45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uscle Bomb 500 ml X 20 Bottles (Lemon)</text:p>
          </table:table-cell>
          <table:table-cell table:style-name="ce8" office:value-type="float" office:value="17.98">
            <text:p>17.9800</text:p>
          </table:table-cell>
          <table:table-cell table:style-name="ce8" office:value-type="float" office:value="17.978">
            <text:p>17.97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uscle Bomb 500 ml X 20 Bottles (Orange)</text:p>
          </table:table-cell>
          <table:table-cell table:style-name="ce8" office:value-type="float" office:value="17.98">
            <text:p>17.9800</text:p>
          </table:table-cell>
          <table:table-cell table:style-name="ce8" office:value-type="float" office:value="17.978">
            <text:p>17.97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uscle Bomb 500 ml X 20 Bottles (Tropical Punch)</text:p>
          </table:table-cell>
          <table:table-cell table:style-name="ce8" office:value-type="float" office:value="17.98">
            <text:p>17.9800</text:p>
          </table:table-cell>
          <table:table-cell table:style-name="ce8" office:value-type="float" office:value="17.978">
            <text:p>17.97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uscle Bomb No Caff 600g (Black Cherry)</text:p>
          </table:table-cell>
          <table:table-cell table:style-name="ce8" office:value-type="float" office:value="20.62">
            <text:p>20.6200</text:p>
          </table:table-cell>
          <table:table-cell table:style-name="ce8" office:value-type="float" office:value="20.615">
            <text:p>20.61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uscle Bomb No Caff 600g (Fruit Punch)</text:p>
          </table:table-cell>
          <table:table-cell table:style-name="ce8" office:value-type="float" office:value="20.62">
            <text:p>20.6200</text:p>
          </table:table-cell>
          <table:table-cell table:style-name="ce8" office:value-type="float" office:value="20.615">
            <text:p>20.61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uscle Bomb Single Sachet (Black Cherry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uscle Bomb Single Sachet (Fruit Punch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uscle Bomb Single Sachet (Grapefruit)</text:p>
          </table:table-cell>
          <table:table-cell table:style-name="ce8" office:value-type="float" office:value="1.39">
            <text:p>1.3900</text:p>
          </table:table-cell>
          <table:table-cell table:style-name="ce8" office:value-type="float" office:value="1.393">
            <text:p>1.3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uscle Bomb With Caffeine 600g (Black Cherry)</text:p>
          </table:table-cell>
          <table:table-cell table:style-name="ce8" office:value-type="float" office:value="20.62">
            <text:p>20.6200</text:p>
          </table:table-cell>
          <table:table-cell table:style-name="ce8" office:value-type="float" office:value="20.615">
            <text:p>20.61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uscle Bomb With Caffeine 600g (Fruit Punch)</text:p>
          </table:table-cell>
          <table:table-cell table:style-name="ce8" office:value-type="float" office:value="20.62">
            <text:p>20.6200</text:p>
          </table:table-cell>
          <table:table-cell table:style-name="ce8" office:value-type="float" office:value="20.615">
            <text:p>20.61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Muscle Bomb With Caffeine 600g (Grapefruit)</text:p>
          </table:table-cell>
          <table:table-cell table:style-name="ce8" office:value-type="float" office:value="20.62">
            <text:p>20.6200</text:p>
          </table:table-cell>
          <table:table-cell table:style-name="ce8" office:value-type="float" office:value="20.615">
            <text:p>20.61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Natural Whey 2.2Kg (Chocolate)</text:p>
          </table:table-cell>
          <table:table-cell table:style-name="ce8" office:value-type="float" office:value="31.12">
            <text:p>31.1200</text:p>
          </table:table-cell>
          <table:table-cell table:style-name="ce8" office:value-type="float" office:value="31.122">
            <text:p>31.1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Natural Whey 2.2Kg (Strawberry)</text:p>
          </table:table-cell>
          <table:table-cell table:style-name="ce8" office:value-type="float" office:value="31.12">
            <text:p>31.1200</text:p>
          </table:table-cell>
          <table:table-cell table:style-name="ce8" office:value-type="float" office:value="31.122">
            <text:p>31.1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Natural Whey 2.2Kg (Vanilla)</text:p>
          </table:table-cell>
          <table:table-cell table:style-name="ce8" office:value-type="float" office:value="31.12">
            <text:p>31.1200</text:p>
          </table:table-cell>
          <table:table-cell table:style-name="ce8" office:value-type="float" office:value="31.122">
            <text:p>31.1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Nexgen 60 Ct ()</text:p>
          </table:table-cell>
          <table:table-cell table:style-name="ce8" office:value-type="float" office:value="4.66">
            <text:p>4.6600</text:p>
          </table:table-cell>
          <table:table-cell table:style-name="ce8" office:value-type="float" office:value="4.662">
            <text:p>4.66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Nexgen Pro 90 Ct ()</text:p>
          </table:table-cell>
          <table:table-cell table:style-name="ce8" office:value-type="float" office:value="8.95">
            <text:p>8.9500</text:p>
          </table:table-cell>
          <table:table-cell table:style-name="ce8" office:value-type="float" office:value="8.946">
            <text:p>8.94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Nos Fusion + Caff 720g (Fruit)</text:p>
          </table:table-cell>
          <table:table-cell table:style-name="ce8" office:value-type="float" office:value="21.01">
            <text:p>21.0100</text:p>
          </table:table-cell>
          <table:table-cell table:style-name="ce8" office:value-type="float" office:value="21.007">
            <text:p>21.00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Nos Fusion + Caff 720g (Orange)</text:p>
          </table:table-cell>
          <table:table-cell table:style-name="ce8" office:value-type="float" office:value="21.01">
            <text:p>21.0100</text:p>
          </table:table-cell>
          <table:table-cell table:style-name="ce8" office:value-type="float" office:value="21.007">
            <text:p>21.00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Omega 3 90 Ct ()</text:p>
          </table:table-cell>
          <table:table-cell table:style-name="ce8" office:value-type="float" office:value="4.66">
            <text:p>4.6600</text:p>
          </table:table-cell>
          <table:table-cell table:style-name="ce8" office:value-type="float" office:value="4.662">
            <text:p>4.66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One Stop 2.1Kg (Banana)</text:p>
          </table:table-cell>
          <table:table-cell table:style-name="ce8" office:value-type="float" office:value="23.34">
            <text:p>23.3400</text:p>
          </table:table-cell>
          <table:table-cell table:style-name="ce8" office:value-type="float" office:value="23.338">
            <text:p>23.33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One Stop 2.1Kg (Choc Mint)</text:p>
          </table:table-cell>
          <table:table-cell table:style-name="ce8" office:value-type="float" office:value="23.34">
            <text:p>23.3400</text:p>
          </table:table-cell>
          <table:table-cell table:style-name="ce8" office:value-type="float" office:value="23.338">
            <text:p>23.33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One Stop 2.1Kg (Chocolate)</text:p>
          </table:table-cell>
          <table:table-cell table:style-name="ce8" office:value-type="float" office:value="23.34">
            <text:p>23.3400</text:p>
          </table:table-cell>
          <table:table-cell table:style-name="ce8" office:value-type="float" office:value="23.338">
            <text:p>23.33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One Stop 2.1Kg (Strawberry)</text:p>
          </table:table-cell>
          <table:table-cell table:style-name="ce8" office:value-type="float" office:value="23.34">
            <text:p>23.3400</text:p>
          </table:table-cell>
          <table:table-cell table:style-name="ce8" office:value-type="float" office:value="23.338">
            <text:p>23.33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One Stop 2.1Kg (Vanilla)</text:p>
          </table:table-cell>
          <table:table-cell table:style-name="ce8" office:value-type="float" office:value="23.34">
            <text:p>23.3400</text:p>
          </table:table-cell>
          <table:table-cell table:style-name="ce8" office:value-type="float" office:value="23.338">
            <text:p>23.33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One Stop Extreme Tub 4.35Kg (Chocolate Perfection)</text:p>
          </table:table-cell>
          <table:table-cell table:style-name="ce8" office:value-type="float" office:value="38.13">
            <text:p>38.1300</text:p>
          </table:table-cell>
          <table:table-cell table:style-name="ce8" office:value-type="float" office:value="38.129">
            <text:p>38.12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One Stop Extreme Tub 4.35Kg (Strawberry)</text:p>
          </table:table-cell>
          <table:table-cell table:style-name="ce8" office:value-type="float" office:value="38.13">
            <text:p>38.1300</text:p>
          </table:table-cell>
          <table:table-cell table:style-name="ce8" office:value-type="float" office:value="38.129">
            <text:p>38.12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One Stop Extreme Tub 4.35Kg (Vanilla)</text:p>
          </table:table-cell>
          <table:table-cell table:style-name="ce8" office:value-type="float" office:value="38.13">
            <text:p>38.1300</text:p>
          </table:table-cell>
          <table:table-cell table:style-name="ce8" office:value-type="float" office:value="38.129">
            <text:p>38.12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One Stop Xtreme Sack 4.3Kg (Banoffee)</text:p>
          </table:table-cell>
          <table:table-cell table:style-name="ce8" office:value-type="float" office:value="38.13">
            <text:p>38.1300</text:p>
          </table:table-cell>
          <table:table-cell table:style-name="ce8" office:value-type="float" office:value="38.129">
            <text:p>38.12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One Stop Xtreme Sack 4.3Kg (Chocolate)</text:p>
          </table:table-cell>
          <table:table-cell table:style-name="ce8" office:value-type="float" office:value="38.13">
            <text:p>38.1300</text:p>
          </table:table-cell>
          <table:table-cell table:style-name="ce8" office:value-type="float" office:value="38.129">
            <text:p>38.12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One Stop Xtreme Sack 4.3Kg (Strawberry)</text:p>
          </table:table-cell>
          <table:table-cell table:style-name="ce8" office:value-type="float" office:value="38.13">
            <text:p>38.1300</text:p>
          </table:table-cell>
          <table:table-cell table:style-name="ce8" office:value-type="float" office:value="38.129">
            <text:p>38.12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Peptide Fusion 2.1Kg (Banana)</text:p>
          </table:table-cell>
          <table:table-cell table:style-name="ce8" office:value-type="float" office:value="31.12">
            <text:p>31.1200</text:p>
          </table:table-cell>
          <table:table-cell table:style-name="ce8" office:value-type="float" office:value="31.122">
            <text:p>31.1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Peptide Fusion 2.1Kg (Choc Mint)</text:p>
          </table:table-cell>
          <table:table-cell table:style-name="ce8" office:value-type="float" office:value="31.12">
            <text:p>31.1200</text:p>
          </table:table-cell>
          <table:table-cell table:style-name="ce8" office:value-type="float" office:value="31.122">
            <text:p>31.1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Peptide Fusion 2.1Kg (Chocolate Peanut Butter)</text:p>
          </table:table-cell>
          <table:table-cell table:style-name="ce8" office:value-type="float" office:value="31.12">
            <text:p>31.1200</text:p>
          </table:table-cell>
          <table:table-cell table:style-name="ce8" office:value-type="float" office:value="31.122">
            <text:p>31.1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Peptide Fusion 2.1Kg (Chocolate)</text:p>
          </table:table-cell>
          <table:table-cell table:style-name="ce8" office:value-type="float" office:value="31.12">
            <text:p>31.1200</text:p>
          </table:table-cell>
          <table:table-cell table:style-name="ce8" office:value-type="float" office:value="31.122">
            <text:p>31.1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Peptide Fusion 2.1Kg (Strawberry)</text:p>
          </table:table-cell>
          <table:table-cell table:style-name="ce8" office:value-type="float" office:value="31.12">
            <text:p>31.1200</text:p>
          </table:table-cell>
          <table:table-cell table:style-name="ce8" office:value-type="float" office:value="31.122">
            <text:p>31.1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Peptide Fusion 2.1Kg (Vanilla)</text:p>
          </table:table-cell>
          <table:table-cell table:style-name="ce8" office:value-type="float" office:value="31.12">
            <text:p>31.1200</text:p>
          </table:table-cell>
          <table:table-cell table:style-name="ce8" office:value-type="float" office:value="31.122">
            <text:p>31.12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Performance Matrix - Non Caff 800g (Fruit Punch)</text:p>
          </table:table-cell>
          <table:table-cell table:style-name="ce8" office:value-type="float" office:value="16.34">
            <text:p>16.3400</text:p>
          </table:table-cell>
          <table:table-cell table:style-name="ce8" office:value-type="float" office:value="16.338">
            <text:p>16.33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Performance Matrix 800g (Fruit Punch)</text:p>
          </table:table-cell>
          <table:table-cell table:style-name="ce8" office:value-type="float" office:value="16.34">
            <text:p>16.3400</text:p>
          </table:table-cell>
          <table:table-cell table:style-name="ce8" office:value-type="float" office:value="16.338">
            <text:p>16.33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Performance Matrix 800g (Pineapple)</text:p>
          </table:table-cell>
          <table:table-cell table:style-name="ce8" office:value-type="float" office:value="16.34">
            <text:p>16.3400</text:p>
          </table:table-cell>
          <table:table-cell table:style-name="ce8" office:value-type="float" office:value="16.338">
            <text:p>16.33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Q10 90 Ct ()</text:p>
          </table:table-cell>
          <table:table-cell table:style-name="ce8" office:value-type="float" office:value="11.91">
            <text:p>11.9100</text:p>
          </table:table-cell>
          <table:table-cell table:style-name="ce8" office:value-type="float" office:value="11.914">
            <text:p>11.91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R-Bar 12 X 60g Bars (Cherry)</text:p>
          </table:table-cell>
          <table:table-cell table:style-name="ce8" office:value-type="float" office:value="12.25">
            <text:p>12.2500</text:p>
          </table:table-cell>
          <table:table-cell table:style-name="ce8" office:value-type="float" office:value="13.619">
            <text:p>13.619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R-Bar 12 X 60g Bars (Cookies &amp; Cream)</text:p>
          </table:table-cell>
          <table:table-cell table:style-name="ce8" office:value-type="float" office:value="12.25">
            <text:p>12.2500</text:p>
          </table:table-cell>
          <table:table-cell table:style-name="ce8" office:value-type="float" office:value="13.619">
            <text:p>13.619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R-Bar 12 X 60g Bars (Double Chocolate Brownie)</text:p>
          </table:table-cell>
          <table:table-cell table:style-name="ce8" office:value-type="float" office:value="12.25">
            <text:p>12.2500</text:p>
          </table:table-cell>
          <table:table-cell table:style-name="ce8" office:value-type="float" office:value="13.619">
            <text:p>13.619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R-Bar 12 X 60g Bars (Peanut &amp; Caramel)</text:p>
          </table:table-cell>
          <table:table-cell table:style-name="ce8" office:value-type="float" office:value="12.25">
            <text:p>12.2500</text:p>
          </table:table-cell>
          <table:table-cell table:style-name="ce8" office:value-type="float" office:value="13.619">
            <text:p>13.619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R-Bar 12 X 60g Bars (White Choc Apricot)</text:p>
          </table:table-cell>
          <table:table-cell table:style-name="ce8" office:value-type="float" office:value="12.25">
            <text:p>12.2500</text:p>
          </table:table-cell>
          <table:table-cell table:style-name="ce8" office:value-type="float" office:value="13.619">
            <text:p>13.619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R-Bar 12 X 60g Bars (White Choc Raspberry)</text:p>
          </table:table-cell>
          <table:table-cell table:style-name="ce8" office:value-type="float" office:value="12.25">
            <text:p>12.2500</text:p>
          </table:table-cell>
          <table:table-cell table:style-name="ce8" office:value-type="float" office:value="13.619">
            <text:p>13.619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R-Bar Flapjack 12 x 70g (Apple &amp; Blackberry Crumble)</text:p>
          </table:table-cell>
          <table:table-cell table:number-columns-repeated="2" table:style-name="ce8" office:value-type="float" office:value="9.28">
            <text:p>9.28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R-Bar Flapjack 12 x 70g (Cherry Almond)</text:p>
          </table:table-cell>
          <table:table-cell table:number-columns-repeated="2" table:style-name="ce8" office:value-type="float" office:value="9.28">
            <text:p>9.28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R-Bar Flapjack 12 x 70g (Maple Syrup)</text:p>
          </table:table-cell>
          <table:table-cell table:number-columns-repeated="2" table:style-name="ce8" office:value-type="float" office:value="9.28">
            <text:p>9.28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Shaker 700 ml (Clear/Black)</text:p>
          </table:table-cell>
          <table:table-cell table:style-name="ce8" office:value-type="float" office:value="1.58">
            <text:p>1.5800</text:p>
          </table:table-cell>
          <table:table-cell table:style-name="ce8" office:value-type="float" office:value="1.582">
            <text:p>1.58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Sports Antioxidants 90 Ct ()</text:p>
          </table:table-cell>
          <table:table-cell table:style-name="ce8" office:value-type="float" office:value="19.45">
            <text:p>19.4500</text:p>
          </table:table-cell>
          <table:table-cell table:style-name="ce8" office:value-type="float" office:value="19.453">
            <text:p>19.45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Testo Fusion 90 Ct ()</text:p>
          </table:table-cell>
          <table:table-cell table:style-name="ce8" office:value-type="float" office:value="11.67">
            <text:p>11.6700</text:p>
          </table:table-cell>
          <table:table-cell table:style-name="ce8" office:value-type="float" office:value="11.669">
            <text:p>11.66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The Edge 1.5Kg (Orange)</text:p>
          </table:table-cell>
          <table:table-cell table:style-name="ce8" office:value-type="float" office:value="11.67">
            <text:p>11.6700</text:p>
          </table:table-cell>
          <table:table-cell table:style-name="ce8" office:value-type="float" office:value="11.669">
            <text:p>11.66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The Edge 1.5Kg (Pineapple)</text:p>
          </table:table-cell>
          <table:table-cell table:style-name="ce8" office:value-type="float" office:value="11.67">
            <text:p>11.6700</text:p>
          </table:table-cell>
          <table:table-cell table:style-name="ce8" office:value-type="float" office:value="11.669">
            <text:p>11.66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Thermo Fusion 100 Caps ()</text:p>
          </table:table-cell>
          <table:table-cell table:style-name="ce8" office:value-type="float" office:value="11.91">
            <text:p>11.9100</text:p>
          </table:table-cell>
          <table:table-cell table:style-name="ce8" office:value-type="float" office:value="11.914">
            <text:p>11.91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Tub 2.7Kg (Banana)</text:p>
          </table:table-cell>
          <table:table-cell table:style-name="ce8" office:value-type="float" office:value="23.4">
            <text:p>23.4000</text:p>
          </table:table-cell>
          <table:table-cell table:style-name="ce8" office:value-type="float" office:value="23.401">
            <text:p>23.40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Vegan Protein 2.1Kg (Chocolate)</text:p>
          </table:table-cell>
          <table:table-cell table:number-columns-repeated="2" table:style-name="ce8" office:value-type="float" office:value="21">
            <text:p>21.0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Vegan Protein 2.1Kg (Smooth Fruit)</text:p>
          </table:table-cell>
          <table:table-cell table:number-columns-repeated="2" table:style-name="ce8" office:value-type="float" office:value="21">
            <text:p>21.0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Vegan Protein 2.1Kg (Strawberry)</text:p>
          </table:table-cell>
          <table:table-cell table:number-columns-repeated="2" table:style-name="ce8" office:value-type="float" office:value="21">
            <text:p>21.0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Vitamin D3 100 Caps ()</text:p>
          </table:table-cell>
          <table:table-cell table:style-name="ce8" office:value-type="float" office:value="4.66">
            <text:p>4.6600</text:p>
          </table:table-cell>
          <table:table-cell table:style-name="ce8" office:value-type="float" office:value="4.662">
            <text:p>4.66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Whey Refresh 500 ml X 20 Bottles (Lemon And Lime)</text:p>
          </table:table-cell>
          <table:table-cell table:style-name="ce8" office:value-type="float" office:value="27.99">
            <text:p>27.9900</text:p>
          </table:table-cell>
          <table:table-cell table:style-name="ce8" office:value-type="float" office:value="27.993">
            <text:p>27.9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Whey Refresh 500 ml X 20 Bottles (Orange)</text:p>
          </table:table-cell>
          <table:table-cell table:style-name="ce8" office:value-type="float" office:value="27.99">
            <text:p>27.9900</text:p>
          </table:table-cell>
          <table:table-cell table:style-name="ce8" office:value-type="float" office:value="27.993">
            <text:p>27.9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Whey Refresh 500 ml X 20 Bottles (Tropical)</text:p>
          </table:table-cell>
          <table:table-cell table:style-name="ce8" office:value-type="float" office:value="27.99">
            <text:p>27.9900</text:p>
          </table:table-cell>
          <table:table-cell table:style-name="ce8" office:value-type="float" office:value="27.993">
            <text:p>27.9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eflex Nutrition</text:p>
          </table:table-cell>
          <table:table-cell table:style-name="ce3" office:value-type="string">
            <text:p>Zinc Matrix 100 Caps ()</text:p>
          </table:table-cell>
          <table:table-cell table:style-name="ce8" office:value-type="float" office:value="5.96">
            <text:p>5.9600</text:p>
          </table:table-cell>
          <table:table-cell table:style-name="ce8" office:value-type="float" office:value="5.957">
            <text:p>5.95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8157">
            <text:p>8157</text:p>
          </table:table-cell>
          <table:table-cell office:value-type="string">
            <text:p>Ronnie Coleman</text:p>
          </table:table-cell>
          <table:table-cell office:value-type="string">
            <text:p>Amino-Tone 390g (Blue Rasberry)</text:p>
          </table:table-cell>
          <table:table-cell office:value-type="float" office:value="16.13">
            <text:p>16.1300</text:p>
          </table:table-cell>
          <table:table-cell office:value-type="float" office:value="16.134">
            <text:p>16.13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157">
            <text:p>8157</text:p>
          </table:table-cell>
          <table:table-cell office:value-type="string">
            <text:p>Ronnie Coleman</text:p>
          </table:table-cell>
          <table:table-cell office:value-type="string">
            <text:p>Amino-Tone, Blue Razz - 390g</text:p>
          </table:table-cell>
          <table:table-cell office:value-type="float" office:value="120492042125">
            <text:p>120492042125</text:p>
          </table:table-cell>
          <table:table-cell office:value-type="float" office:value="19">
            <text:p>19</text:p>
          </table:table-cell>
          <table:table-cell office:value-type="float" office:value="0.5">
            <text:p>0.5</text:p>
          </table:table-cell>
          <table:table-cell office:value-type="float" office:value="13.3">
            <text:p>13.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156">
            <text:p>8156</text:p>
          </table:table-cell>
          <table:table-cell office:value-type="string">
            <text:p>Ronnie Coleman</text:p>
          </table:table-cell>
          <table:table-cell office:value-type="string">
            <text:p>Amino-Tone 390g (Cherry Limeade)</text:p>
          </table:table-cell>
          <table:table-cell office:value-type="float" office:value="16.13">
            <text:p>16.1300</text:p>
          </table:table-cell>
          <table:table-cell office:value-type="float" office:value="16.134">
            <text:p>16.13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156">
            <text:p>8156</text:p>
          </table:table-cell>
          <table:table-cell office:value-type="string">
            <text:p>Ronnie Coleman</text:p>
          </table:table-cell>
          <table:table-cell office:value-type="string">
            <text:p>Amino-Tone, Cherry Limeade - 390g</text:p>
          </table:table-cell>
          <table:table-cell office:value-type="float" office:value="120492042132">
            <text:p>120492042132</text:p>
          </table:table-cell>
          <table:table-cell office:value-type="float" office:value="19">
            <text:p>19</text:p>
          </table:table-cell>
          <table:table-cell office:value-type="float" office:value="0.5">
            <text:p>0.5</text:p>
          </table:table-cell>
          <table:table-cell office:value-type="float" office:value="13.78">
            <text:p>13.7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155">
            <text:p>8155</text:p>
          </table:table-cell>
          <table:table-cell office:value-type="string">
            <text:p>Ronnie Coleman</text:p>
          </table:table-cell>
          <table:table-cell office:value-type="string">
            <text:p>Amino-Tone 390g (Fruit Punch)</text:p>
          </table:table-cell>
          <table:table-cell office:value-type="float" office:value="16.13">
            <text:p>16.1300</text:p>
          </table:table-cell>
          <table:table-cell office:value-type="float" office:value="16.134">
            <text:p>16.13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155">
            <text:p>8155</text:p>
          </table:table-cell>
          <table:table-cell office:value-type="string">
            <text:p>Ronnie Coleman</text:p>
          </table:table-cell>
          <table:table-cell office:value-type="string">
            <text:p>Amino-Tone, Fruit Punch - 390g</text:p>
          </table:table-cell>
          <table:table-cell office:value-type="float" office:value="120492042118">
            <text:p>120492042118</text:p>
          </table:table-cell>
          <table:table-cell office:value-type="float" office:value="13">
            <text:p>13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93">
            <text:p>21693</text:p>
          </table:table-cell>
          <table:table-cell office:value-type="string">
            <text:p>Ronnie Coleman</text:p>
          </table:table-cell>
          <table:table-cell office:value-type="string">
            <text:p>Bcaa Xs 200 Caps ()</text:p>
          </table:table-cell>
          <table:table-cell office:value-type="float" office:value="11.32">
            <text:p>11.3200</text:p>
          </table:table-cell>
          <table:table-cell office:value-type="float" office:value="11.316">
            <text:p>11.31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93">
            <text:p>21693</text:p>
          </table:table-cell>
          <table:table-cell office:value-type="string">
            <text:p>Ronnie Coleman</text:p>
          </table:table-cell>
          <table:table-cell office:value-type="string">
            <text:p>BCAA-XS - 200 tablets</text:p>
          </table:table-cell>
          <table:table-cell office:value-type="float" office:value="120492051424">
            <text:p>120492051424</text:p>
          </table:table-cell>
          <table:table-cell office:value-type="float" office:value="10">
            <text:p>10</text:p>
          </table:table-cell>
          <table:table-cell office:value-type="float" office:value="0.345">
            <text:p>0.345</text:p>
          </table:table-cell>
          <table:table-cell office:value-type="float" office:value="9.52">
            <text:p>9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607">
            <text:p>9607</text:p>
          </table:table-cell>
          <table:table-cell office:value-type="string">
            <text:p>Ronnie Coleman</text:p>
          </table:table-cell>
          <table:table-cell office:value-type="string">
            <text:p>Beta Stim 60 Caps ()</text:p>
          </table:table-cell>
          <table:table-cell office:value-type="float" office:value="15.08">
            <text:p>15.0800</text:p>
          </table:table-cell>
          <table:table-cell office:value-type="float" office:value="15.084">
            <text:p>15.0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607">
            <text:p>9607</text:p>
          </table:table-cell>
          <table:table-cell office:value-type="string">
            <text:p>Ronnie Coleman</text:p>
          </table:table-cell>
          <table:table-cell office:value-type="string">
            <text:p>Beta-Stim - 60 caps</text:p>
          </table:table-cell>
          <table:table-cell office:value-type="float" office:value="120492051318">
            <text:p>120492051318</text:p>
          </table:table-cell>
          <table:table-cell office:value-type="float" office:value="6">
            <text:p>6</text:p>
          </table:table-cell>
          <table:table-cell office:value-type="float" office:value="0.08">
            <text:p>0.08</text:p>
          </table:table-cell>
          <table:table-cell office:value-type="float" office:value="11.07">
            <text:p>11.07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onnie Coleman</text:p>
          </table:table-cell>
          <table:table-cell table:style-name="ce3" office:value-type="string">
            <text:p>Draw String Gym Bag Dark Blue (One Size)</text:p>
          </table:table-cell>
          <table:table-cell table:style-name="ce8" office:value-type="float" office:value="4.79">
            <text:p>4.7900</text:p>
          </table:table-cell>
          <table:table-cell table:style-name="ce8" office:value-type="float" office:value="4.794">
            <text:p>4.7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onnie Coleman</text:p>
          </table:table-cell>
          <table:table-cell table:style-name="ce3" office:value-type="string">
            <text:p>Draw String Gym Bag Light Blue (One Size)</text:p>
          </table:table-cell>
          <table:table-cell table:style-name="ce8" office:value-type="float" office:value="4.79">
            <text:p>4.7900</text:p>
          </table:table-cell>
          <table:table-cell table:style-name="ce8" office:value-type="float" office:value="4.794">
            <text:p>4.7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7968">
            <text:p>7968</text:p>
          </table:table-cell>
          <table:table-cell table:style-name="ce4" office:value-type="string">
            <text:p>7968 nieaktywne</text:p>
          </table:table-cell>
          <table:table-cell table:style-name="ce4" office:value-type="string">
            <text:p>Ronnie Coleman</text:p>
          </table:table-cell>
          <table:table-cell table:style-name="ce4" office:value-type="string">
            <text:p>Glutamine Xs 300g ()</text:p>
          </table:table-cell>
          <table:table-cell table:style-name="ce9" office:value-type="float" office:value="10.75">
            <text:p>10.7500</text:p>
          </table:table-cell>
          <table:table-cell table:style-name="ce9" office:value-type="float" office:value="10.746">
            <text:p>10.746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7968">
            <text:p>7968</text:p>
          </table:table-cell>
          <table:table-cell table:style-name="ce4" office:value-type="string">
            <text:p>Ronnie Coleman</text:p>
          </table:table-cell>
          <table:table-cell table:style-name="ce4" office:value-type="string">
            <text:p>Glutamine-XS - 30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36">
            <text:p>0.36</text:p>
          </table:table-cell>
          <table:table-cell table:style-name="ce4" office:value-type="float" office:value="9.79">
            <text:p>9.79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7203">
            <text:p>7203</text:p>
          </table:table-cell>
          <table:table-cell office:value-type="string">
            <text:p>Ronnie Coleman</text:p>
          </table:table-cell>
          <table:table-cell office:value-type="string">
            <text:p>Iso Tropic Max 909g (Blue Rasberry)</text:p>
          </table:table-cell>
          <table:table-cell office:value-type="float" office:value="23.17">
            <text:p>23.1700</text:p>
          </table:table-cell>
          <table:table-cell office:value-type="float" office:value="25.746">
            <text:p>25.746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7203">
            <text:p>7203</text:p>
          </table:table-cell>
          <table:table-cell office:value-type="string">
            <text:p>Ronnie Coleman</text:p>
          </table:table-cell>
          <table:table-cell office:value-type="string">
            <text:p>Iso-Tropic Max, Blue Raspberry - 930g</text:p>
          </table:table-cell>
          <table:table-cell office:value-type="float" office:value="120492046109">
            <text:p>120492046109</text:p>
          </table:table-cell>
          <table:table-cell office:value-type="float" office:value="7">
            <text:p>7</text:p>
          </table:table-cell>
          <table:table-cell office:value-type="float" office:value="1.08">
            <text:p>1.08</text:p>
          </table:table-cell>
          <table:table-cell office:value-type="float" office:value="22.39">
            <text:p>22.3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204">
            <text:p>7204</text:p>
          </table:table-cell>
          <table:table-cell office:value-type="string">
            <text:p>Ronnie Coleman</text:p>
          </table:table-cell>
          <table:table-cell office:value-type="string">
            <text:p>Iso Tropic Max 909g (Pomegranate Berry)</text:p>
          </table:table-cell>
          <table:table-cell office:value-type="float" office:value="23.17">
            <text:p>23.1700</text:p>
          </table:table-cell>
          <table:table-cell office:value-type="float" office:value="25.746">
            <text:p>25.746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7204">
            <text:p>7204</text:p>
          </table:table-cell>
          <table:table-cell office:value-type="string">
            <text:p>Ronnie Coleman</text:p>
          </table:table-cell>
          <table:table-cell office:value-type="string">
            <text:p>Iso-Tropic Max, Pomegranate Berry - 930g</text:p>
          </table:table-cell>
          <table:table-cell office:value-type="float" office:value="120492046307">
            <text:p>120492046307</text:p>
          </table:table-cell>
          <table:table-cell office:value-type="float" office:value="5">
            <text:p>5</text:p>
          </table:table-cell>
          <table:table-cell office:value-type="float" office:value="1.08">
            <text:p>1.08</text:p>
          </table:table-cell>
          <table:table-cell office:value-type="float" office:value="22.49">
            <text:p>22.4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205">
            <text:p>7205</text:p>
          </table:table-cell>
          <table:table-cell office:value-type="string">
            <text:p>Ronnie Coleman</text:p>
          </table:table-cell>
          <table:table-cell office:value-type="string">
            <text:p>Iso Tropic Max 909g (Toasted Almond)</text:p>
          </table:table-cell>
          <table:table-cell office:value-type="float" office:value="23.17">
            <text:p>23.1700</text:p>
          </table:table-cell>
          <table:table-cell office:value-type="float" office:value="25.746">
            <text:p>25.746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7205">
            <text:p>7205</text:p>
          </table:table-cell>
          <table:table-cell office:value-type="string">
            <text:p>Ronnie Coleman</text:p>
          </table:table-cell>
          <table:table-cell office:value-type="string">
            <text:p>Iso-Tropic Max, Toasted Almond - 930g</text:p>
          </table:table-cell>
          <table:table-cell office:value-type="float" office:value="120492046208">
            <text:p>120492046208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2.49">
            <text:p>22.49</text:p>
          </table:table-cell>
          <table:table-cell table:number-columns-repeated="1008"/>
        </table:table-row>
        <table:table-row table:style-name="ro1">
          <table:table-cell table:style-name="ce5" office:value-type="float" office:value="21707">
            <text:p>21707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Ronnie Coleman</text:p>
          </table:table-cell>
          <table:table-cell table:style-name="ce5" office:value-type="string">
            <text:p>King Beef Protein 1.75Kg (Chocolate)</text:p>
          </table:table-cell>
          <table:table-cell table:number-columns-repeated="2" table:style-name="ce10" office:value-type="float" office:value="31.29">
            <text:p>31.290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21707">
            <text:p>21707</text:p>
          </table:table-cell>
          <table:table-cell table:style-name="ce5" office:value-type="string">
            <text:p>Ronnie Coleman</text:p>
          </table:table-cell>
          <table:table-cell table:style-name="ce5" office:value-type="string">
            <text:p>King Beef, Tropical Punch - 1750g</text:p>
          </table:table-cell>
          <table:table-cell table:style-name="ce5" office:value-type="float" office:value="120492099303">
            <text:p>12049209930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.07">
            <text:p>2.07</text:p>
          </table:table-cell>
          <table:table-cell table:style-name="ce5" office:value-type="float" office:value="25.99">
            <text:p>25.99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21707">
            <text:p>21707</text:p>
          </table:table-cell>
          <table:table-cell office:value-type="string">
            <text:p>Ronnie Coleman</text:p>
          </table:table-cell>
          <table:table-cell office:value-type="string">
            <text:p>King Beef Protein 1.75Kg (Tropical Punch)</text:p>
          </table:table-cell>
          <table:table-cell table:number-columns-repeated="2" office:value-type="float" office:value="31.29">
            <text:p>31.29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707">
            <text:p>21707</text:p>
          </table:table-cell>
          <table:table-cell office:value-type="string">
            <text:p>Ronnie Coleman</text:p>
          </table:table-cell>
          <table:table-cell office:value-type="string">
            <text:p>King Beef, Tropical Punch - 1750g</text:p>
          </table:table-cell>
          <table:table-cell office:value-type="float" office:value="120492099303">
            <text:p>120492099303</text:p>
          </table:table-cell>
          <table:table-cell office:value-type="float" office:value="11">
            <text:p>11</text:p>
          </table:table-cell>
          <table:table-cell office:value-type="float" office:value="2.07">
            <text:p>2.07</text:p>
          </table:table-cell>
          <table:table-cell office:value-type="float" office:value="25.99">
            <text:p>25.9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98">
            <text:p>21698</text:p>
          </table:table-cell>
          <table:table-cell office:value-type="string">
            <text:p>Ronnie Coleman</text:p>
          </table:table-cell>
          <table:table-cell office:value-type="string">
            <text:p>King Beef Protein 980g (Chocolate)</text:p>
          </table:table-cell>
          <table:table-cell office:value-type="float" office:value="20.05">
            <text:p>20.0500</text:p>
          </table:table-cell>
          <table:table-cell office:value-type="float" office:value="20.046">
            <text:p>20.04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98">
            <text:p>21698</text:p>
          </table:table-cell>
          <table:table-cell office:value-type="string">
            <text:p>Ronnie Coleman</text:p>
          </table:table-cell>
          <table:table-cell office:value-type="string">
            <text:p>King Beef, Rich Chocolate - 980g</text:p>
          </table:table-cell>
          <table:table-cell office:value-type="float" office:value="120492099006">
            <text:p>120492099006</text:p>
          </table:table-cell>
          <table:table-cell office:value-type="float" office:value="4">
            <text:p>4</text:p>
          </table:table-cell>
          <table:table-cell office:value-type="float" office:value="1.15">
            <text:p>1.15</text:p>
          </table:table-cell>
          <table:table-cell office:value-type="float" office:value="16.65">
            <text:p>16.65</text:p>
          </table:table-cell>
          <table:table-cell table:number-columns-repeated="1008"/>
        </table:table-row>
        <table:table-row table:style-name="ro1">
          <table:table-cell table:style-name="ce5" office:value-type="float" office:value="21698">
            <text:p>21698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Ronnie Coleman</text:p>
          </table:table-cell>
          <table:table-cell table:style-name="ce5" office:value-type="string">
            <text:p>King Beef Protein 980g (Tropical Punch)</text:p>
          </table:table-cell>
          <table:table-cell table:style-name="ce10" office:value-type="float" office:value="20.05">
            <text:p>20.0500</text:p>
          </table:table-cell>
          <table:table-cell table:style-name="ce10" office:value-type="float" office:value="20.046">
            <text:p>20.046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21698">
            <text:p>21698</text:p>
          </table:table-cell>
          <table:table-cell table:style-name="ce5" office:value-type="string">
            <text:p>Ronnie Coleman</text:p>
          </table:table-cell>
          <table:table-cell table:style-name="ce5" office:value-type="string">
            <text:p>King Beef, Rich Chocolate - 980g</text:p>
          </table:table-cell>
          <table:table-cell table:style-name="ce5" office:value-type="float" office:value="120492099006">
            <text:p>12049209900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.15">
            <text:p>1.15</text:p>
          </table:table-cell>
          <table:table-cell table:style-name="ce5" office:value-type="float" office:value="16.65">
            <text:p>16.65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9608">
            <text:p>9608</text:p>
          </table:table-cell>
          <table:table-cell office:value-type="string">
            <text:p>Ronnie Coleman</text:p>
          </table:table-cell>
          <table:table-cell office:value-type="string">
            <text:p>King Mass 2.7Kg (Chocolate)</text:p>
          </table:table-cell>
          <table:table-cell office:value-type="float" office:value="20.97">
            <text:p>20.9700</text:p>
          </table:table-cell>
          <table:table-cell office:value-type="float" office:value="20.967">
            <text:p>20.96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608">
            <text:p>9608</text:p>
          </table:table-cell>
          <table:table-cell office:value-type="string">
            <text:p>Ronnie Coleman</text:p>
          </table:table-cell>
          <table:table-cell office:value-type="string">
            <text:p>King Mass XL, Dark Chocolate - 2916g</text:p>
          </table:table-cell>
          <table:table-cell office:value-type="float" office:value="120492045416">
            <text:p>120492045416</text:p>
          </table:table-cell>
          <table:table-cell office:value-type="float" office:value="20">
            <text:p>20</text:p>
          </table:table-cell>
          <table:table-cell office:value-type="float" office:value="3.03">
            <text:p>3.03</text:p>
          </table:table-cell>
          <table:table-cell office:value-type="float" office:value="19.33">
            <text:p>19.3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972">
            <text:p>9972</text:p>
          </table:table-cell>
          <table:table-cell office:value-type="string">
            <text:p>Ronnie Coleman</text:p>
          </table:table-cell>
          <table:table-cell office:value-type="string">
            <text:p>King Mass 2.7Kg (Strawberry)</text:p>
          </table:table-cell>
          <table:table-cell office:value-type="float" office:value="20.97">
            <text:p>20.9700</text:p>
          </table:table-cell>
          <table:table-cell office:value-type="float" office:value="20.967">
            <text:p>20.96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972">
            <text:p>9972</text:p>
          </table:table-cell>
          <table:table-cell office:value-type="string">
            <text:p>Ronnie Coleman</text:p>
          </table:table-cell>
          <table:table-cell office:value-type="string">
            <text:p>King Mass XL, Strawberry Milkshake - 2722g</text:p>
          </table:table-cell>
          <table:table-cell office:value-type="float" office:value="120492045638">
            <text:p>120492045638</text:p>
          </table:table-cell>
          <table:table-cell office:value-type="float" office:value="2">
            <text:p>2</text:p>
          </table:table-cell>
          <table:table-cell office:value-type="float" office:value="3.02">
            <text:p>3.02</text:p>
          </table:table-cell>
          <table:table-cell office:value-type="float" office:value="18.33">
            <text:p>18.3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699">
            <text:p>21699</text:p>
          </table:table-cell>
          <table:table-cell office:value-type="string">
            <text:p>Ronnie Coleman</text:p>
          </table:table-cell>
          <table:table-cell office:value-type="string">
            <text:p>King Mass 2.7Kg (Vanilla)</text:p>
          </table:table-cell>
          <table:table-cell office:value-type="float" office:value="20.97">
            <text:p>20.9700</text:p>
          </table:table-cell>
          <table:table-cell office:value-type="float" office:value="20.967">
            <text:p>20.96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699">
            <text:p>21699</text:p>
          </table:table-cell>
          <table:table-cell office:value-type="string">
            <text:p>Ronnie Coleman</text:p>
          </table:table-cell>
          <table:table-cell office:value-type="string">
            <text:p>King Mass XL, Vanilla Ice Cream - 2722g</text:p>
          </table:table-cell>
          <table:table-cell office:value-type="float" office:value="120492045522">
            <text:p>120492045522</text:p>
          </table:table-cell>
          <table:table-cell office:value-type="float" office:value="3">
            <text:p>3</text:p>
          </table:table-cell>
          <table:table-cell office:value-type="float" office:value="3.01">
            <text:p>3.01</text:p>
          </table:table-cell>
          <table:table-cell office:value-type="float" office:value="18.33">
            <text:p>18.3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827">
            <text:p>8827</text:p>
          </table:table-cell>
          <table:table-cell office:value-type="string">
            <text:p>Ronnie Coleman</text:p>
          </table:table-cell>
          <table:table-cell office:value-type="string">
            <text:p>King Mass 6.8Kg (Chocolate)</text:p>
          </table:table-cell>
          <table:table-cell office:value-type="float" office:value="37.1">
            <text:p>37.1000</text:p>
          </table:table-cell>
          <table:table-cell office:value-type="float" office:value="37.104">
            <text:p>37.10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827">
            <text:p>8827</text:p>
          </table:table-cell>
          <table:table-cell office:value-type="string">
            <text:p>Ronnie Coleman</text:p>
          </table:table-cell>
          <table:table-cell office:value-type="string">
            <text:p>King Mass XL, Dark Chocolate - 6810g</text:p>
          </table:table-cell>
          <table:table-cell office:value-type="float" office:value="120492045102">
            <text:p>120492045102</text:p>
          </table:table-cell>
          <table:table-cell office:value-type="float" office:value="0">
            <text:p>0</text:p>
          </table:table-cell>
          <table:table-cell office:value-type="float" office:value="6.89">
            <text:p>6.89</text:p>
          </table:table-cell>
          <table:table-cell office:value-type="float" office:value="31.65">
            <text:p>31.6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828">
            <text:p>8828</text:p>
          </table:table-cell>
          <table:table-cell office:value-type="string">
            <text:p>Ronnie Coleman</text:p>
          </table:table-cell>
          <table:table-cell office:value-type="string">
            <text:p>King Mass 6.8Kg (Strawberry)</text:p>
          </table:table-cell>
          <table:table-cell office:value-type="float" office:value="37.1">
            <text:p>37.1000</text:p>
          </table:table-cell>
          <table:table-cell office:value-type="float" office:value="37.104">
            <text:p>37.10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828">
            <text:p>8828</text:p>
          </table:table-cell>
          <table:table-cell office:value-type="string">
            <text:p>Ronnie Coleman</text:p>
          </table:table-cell>
          <table:table-cell office:value-type="string">
            <text:p>King Mass XL, Strawberry Milkshake - 6810g</text:p>
          </table:table-cell>
          <table:table-cell office:value-type="float" office:value="120492047120">
            <text:p>120492047120</text:p>
          </table:table-cell>
          <table:table-cell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31.63">
            <text:p>31.6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829">
            <text:p>8829</text:p>
          </table:table-cell>
          <table:table-cell office:value-type="string">
            <text:p>Ronnie Coleman</text:p>
          </table:table-cell>
          <table:table-cell office:value-type="string">
            <text:p>King Mass 6.8Kg (Vanilla)</text:p>
          </table:table-cell>
          <table:table-cell office:value-type="float" office:value="37.1">
            <text:p>37.1000</text:p>
          </table:table-cell>
          <table:table-cell office:value-type="float" office:value="37.104">
            <text:p>37.10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829">
            <text:p>8829</text:p>
          </table:table-cell>
          <table:table-cell office:value-type="string">
            <text:p>Ronnie Coleman</text:p>
          </table:table-cell>
          <table:table-cell office:value-type="string">
            <text:p>King Mass XL, Vanilla Ice Cream - 6810g</text:p>
          </table:table-cell>
          <table:table-cell office:value-type="float" office:value="120492045201">
            <text:p>120492045201</text:p>
          </table:table-cell>
          <table:table-cell office:value-type="float" office:value="12">
            <text:p>12</text:p>
          </table:table-cell>
          <table:table-cell office:value-type="float" office:value="6.89">
            <text:p>6.89</text:p>
          </table:table-cell>
          <table:table-cell office:value-type="float" office:value="29.83">
            <text:p>29.8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029">
            <text:p>5029</text:p>
          </table:table-cell>
          <table:table-cell office:value-type="string">
            <text:p>Ronnie Coleman</text:p>
          </table:table-cell>
          <table:table-cell office:value-type="string">
            <text:p>Myo-Blitz 240g (Watermelon)</text:p>
          </table:table-cell>
          <table:table-cell office:value-type="float" office:value="18.25">
            <text:p>18.2500</text:p>
          </table:table-cell>
          <table:table-cell office:value-type="float" office:value="18.246">
            <text:p>18.24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029">
            <text:p>5029</text:p>
          </table:table-cell>
          <table:table-cell office:value-type="string">
            <text:p>Ronnie Coleman</text:p>
          </table:table-cell>
          <table:table-cell office:value-type="string">
            <text:p>MYO-BLITZ, Watermelon Rage - 240g</text:p>
          </table:table-cell>
          <table:table-cell/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16.52">
            <text:p>16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15">
            <text:p>9415</text:p>
          </table:table-cell>
          <table:table-cell office:value-type="string">
            <text:p>Ronnie Coleman</text:p>
          </table:table-cell>
          <table:table-cell office:value-type="string">
            <text:p>Myoblitz Xs 240g (Blue Rasberry)</text:p>
          </table:table-cell>
          <table:table-cell office:value-type="float" office:value="17.05">
            <text:p>17.0500</text:p>
          </table:table-cell>
          <table:table-cell office:value-type="float" office:value="17.046">
            <text:p>17.04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415">
            <text:p>9415</text:p>
          </table:table-cell>
          <table:table-cell office:value-type="string">
            <text:p>Ronnie Coleman</text:p>
          </table:table-cell>
          <table:table-cell office:value-type="string">
            <text:p>Myo-Blitz XS, Crystal Blue Razz - 240g</text:p>
          </table:table-cell>
          <table:table-cell office:value-type="float" office:value="120492098887">
            <text:p>120492098887</text:p>
          </table:table-cell>
          <table:table-cell office:value-type="float" office:value="44">
            <text:p>44</text:p>
          </table:table-cell>
          <table:table-cell office:value-type="float" office:value="0.305">
            <text:p>0.305</text:p>
          </table:table-cell>
          <table:table-cell office:value-type="float" office:value="13.04">
            <text:p>13.0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16">
            <text:p>9416</text:p>
          </table:table-cell>
          <table:table-cell office:value-type="string">
            <text:p>Ronnie Coleman</text:p>
          </table:table-cell>
          <table:table-cell office:value-type="string">
            <text:p>Myoblitz Xs 240g (Fruit Punch)</text:p>
          </table:table-cell>
          <table:table-cell office:value-type="float" office:value="17.05">
            <text:p>17.0500</text:p>
          </table:table-cell>
          <table:table-cell office:value-type="float" office:value="17.046">
            <text:p>17.04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416">
            <text:p>9416</text:p>
          </table:table-cell>
          <table:table-cell office:value-type="string">
            <text:p>Ronnie Coleman</text:p>
          </table:table-cell>
          <table:table-cell office:value-type="string">
            <text:p>Myo-Blitz XS, Fruit Punch Fusion - 240g</text:p>
          </table:table-cell>
          <table:table-cell office:value-type="float" office:value="120492098863">
            <text:p>120492098863</text:p>
          </table:table-cell>
          <table:table-cell office:value-type="float" office:value="26">
            <text:p>26</text:p>
          </table:table-cell>
          <table:table-cell office:value-type="float" office:value="0.305">
            <text:p>0.305</text:p>
          </table:table-cell>
          <table:table-cell office:value-type="float" office:value="13.03">
            <text:p>13.0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17">
            <text:p>9417</text:p>
          </table:table-cell>
          <table:table-cell office:value-type="string">
            <text:p>Ronnie Coleman</text:p>
          </table:table-cell>
          <table:table-cell office:value-type="string">
            <text:p>Myoblitz Xs 240g (Watermelon)</text:p>
          </table:table-cell>
          <table:table-cell office:value-type="float" office:value="17.05">
            <text:p>17.0500</text:p>
          </table:table-cell>
          <table:table-cell office:value-type="float" office:value="17.046">
            <text:p>17.04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417">
            <text:p>9417</text:p>
          </table:table-cell>
          <table:table-cell office:value-type="string">
            <text:p>Ronnie Coleman</text:p>
          </table:table-cell>
          <table:table-cell office:value-type="string">
            <text:p>Myo-Blitz XS, Watermelon Rage - 240g</text:p>
          </table:table-cell>
          <table:table-cell office:value-type="float" office:value="120492098870">
            <text:p>120492098870</text:p>
          </table:table-cell>
          <table:table-cell office:value-type="float" office:value="35">
            <text:p>35</text:p>
          </table:table-cell>
          <table:table-cell office:value-type="float" office:value="0.32">
            <text:p>0.32</text:p>
          </table:table-cell>
          <table:table-cell office:value-type="float" office:value="13.06">
            <text:p>13.0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881">
            <text:p>4881</text:p>
          </table:table-cell>
          <table:table-cell office:value-type="string">
            <text:p>Ronnie Coleman</text:p>
          </table:table-cell>
          <table:table-cell office:value-type="string">
            <text:p>Pro Antium 2.2Kg (Chocolate Cookie)</text:p>
          </table:table-cell>
          <table:table-cell office:value-type="float" office:value="27.49">
            <text:p>27.4900</text:p>
          </table:table-cell>
          <table:table-cell office:value-type="float" office:value="27.492">
            <text:p>27.49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881">
            <text:p>4881</text:p>
          </table:table-cell>
          <table:table-cell office:value-type="string">
            <text:p>Ronnie Coleman</text:p>
          </table:table-cell>
          <table:table-cell office:value-type="string">
            <text:p>Pro-Antium, Double Chocolate Cookie - 2200g</text:p>
          </table:table-cell>
          <table:table-cell office:value-type="float" office:value="120492047106">
            <text:p>120492047106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24.25">
            <text:p>24.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882">
            <text:p>4882</text:p>
          </table:table-cell>
          <table:table-cell office:value-type="string">
            <text:p>Ronnie Coleman</text:p>
          </table:table-cell>
          <table:table-cell office:value-type="string">
            <text:p>Pro Antium 2.2Kg (Strawberry Shortcake)</text:p>
          </table:table-cell>
          <table:table-cell office:value-type="float" office:value="27.49">
            <text:p>27.4900</text:p>
          </table:table-cell>
          <table:table-cell office:value-type="float" office:value="27.492">
            <text:p>27.49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882">
            <text:p>4882</text:p>
          </table:table-cell>
          <table:table-cell office:value-type="string">
            <text:p>Ronnie Coleman</text:p>
          </table:table-cell>
          <table:table-cell office:value-type="string">
            <text:p>Pro-Antium, Strawberry Shortcake - 2200g</text:p>
          </table:table-cell>
          <table:table-cell office:value-type="float" office:value="120492047304">
            <text:p>120492047304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24.13">
            <text:p>24.1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883">
            <text:p>4883</text:p>
          </table:table-cell>
          <table:table-cell office:value-type="string">
            <text:p>Ronnie Coleman</text:p>
          </table:table-cell>
          <table:table-cell office:value-type="string">
            <text:p>Pro Antium 2.2Kg (Vanilla)</text:p>
          </table:table-cell>
          <table:table-cell office:value-type="float" office:value="27.49">
            <text:p>27.4900</text:p>
          </table:table-cell>
          <table:table-cell office:value-type="float" office:value="27.492">
            <text:p>27.49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883">
            <text:p>4883</text:p>
          </table:table-cell>
          <table:table-cell office:value-type="string">
            <text:p>Ronnie Coleman</text:p>
          </table:table-cell>
          <table:table-cell office:value-type="string">
            <text:p>Pro-Antium, Vanilla Wafer Crisp - 2200g</text:p>
          </table:table-cell>
          <table:table-cell office:value-type="float" office:value="120492047205">
            <text:p>120492047205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24.25">
            <text:p>24.25</text:p>
          </table:table-cell>
          <table:table-cell table:number-columns-repeated="1008"/>
        </table:table-row>
        <table:table-row table:style-name="ro1">
          <table:table-cell table:style-name="ce4" office:value-type="float" office:value="5030">
            <text:p>5030</text:p>
          </table:table-cell>
          <table:table-cell table:style-name="ce4" office:value-type="string">
            <text:p>5030 nieaktywne</text:p>
          </table:table-cell>
          <table:table-cell table:style-name="ce4" office:value-type="string">
            <text:p>Ronnie Coleman</text:p>
          </table:table-cell>
          <table:table-cell table:style-name="ce4" office:value-type="string">
            <text:p>Ressurect-Pm 240g (Grape)</text:p>
          </table:table-cell>
          <table:table-cell table:style-name="ce9" office:value-type="float" office:value="21.74">
            <text:p>21.7400</text:p>
          </table:table-cell>
          <table:table-cell table:style-name="ce9" office:value-type="float" office:value="21.744">
            <text:p>21.744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030">
            <text:p>5030</text:p>
          </table:table-cell>
          <table:table-cell table:style-name="ce4" office:value-type="string">
            <text:p>Ronnie Coleman</text:p>
          </table:table-cell>
          <table:table-cell table:style-name="ce4" office:value-type="string">
            <text:p>Resurrect-P.M., Midnight Grape - 200g</text:p>
          </table:table-cell>
          <table:table-cell table:style-name="ce4" office:value-type="float" office:value="120492048936">
            <text:p>12049204893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8">
            <text:p>0.28</text:p>
          </table:table-cell>
          <table:table-cell table:style-name="ce4" office:value-type="float" office:value="12.02">
            <text:p>12.02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3886">
            <text:p>3886</text:p>
          </table:table-cell>
          <table:table-cell table:style-name="ce4" office:value-type="string">
            <text:p>3886 nieaktywne</text:p>
          </table:table-cell>
          <table:table-cell table:style-name="ce4" office:value-type="string">
            <text:p>Ronnie Coleman</text:p>
          </table:table-cell>
          <table:table-cell table:style-name="ce4" office:value-type="string">
            <text:p>Ressurect-Pm 240g (Raspberry)</text:p>
          </table:table-cell>
          <table:table-cell table:style-name="ce9" office:value-type="float" office:value="21.74">
            <text:p>21.7400</text:p>
          </table:table-cell>
          <table:table-cell table:style-name="ce9" office:value-type="float" office:value="21.744">
            <text:p>21.744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3886">
            <text:p>3886</text:p>
          </table:table-cell>
          <table:table-cell table:style-name="ce4" office:value-type="string">
            <text:p>Ronnie Coleman</text:p>
          </table:table-cell>
          <table:table-cell table:style-name="ce4" office:value-type="string">
            <text:p>Resurrect-P.M., Blue Raspberry - 20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28">
            <text:p>0.28</text:p>
          </table:table-cell>
          <table:table-cell table:style-name="ce4" office:value-type="float" office:value="11.3">
            <text:p>11.3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onnie Coleman</text:p>
          </table:table-cell>
          <table:table-cell table:style-name="ce3" office:value-type="string">
            <text:p>Resurrect Pm 64g 10 Servings (Blue Rasberry)</text:p>
          </table:table-cell>
          <table:table-cell table:style-name="ce8" office:value-type="float" office:value="4.371">
            <text:p>4.3710</text:p>
          </table:table-cell>
          <table:table-cell table:style-name="ce8" office:value-type="float" office:value="8.742">
            <text:p>8.742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ONE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6500">
            <text:p>6500</text:p>
          </table:table-cell>
          <table:table-cell office:value-type="string">
            <text:p>Ronnie Coleman</text:p>
          </table:table-cell>
          <table:table-cell office:value-type="string">
            <text:p>Stacked No 90 Ct ()</text:p>
          </table:table-cell>
          <table:table-cell office:value-type="float" office:value="15.25">
            <text:p>15.2500</text:p>
          </table:table-cell>
          <table:table-cell office:value-type="float" office:value="15.246">
            <text:p>15.24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500">
            <text:p>6500</text:p>
          </table:table-cell>
          <table:table-cell office:value-type="string">
            <text:p>Ronnie Coleman</text:p>
          </table:table-cell>
          <table:table-cell office:value-type="string">
            <text:p>Stacked-N.O., Caps - 90 caps</text:p>
          </table:table-cell>
          <table:table-cell office:value-type="float" office:value="120492051202">
            <text:p>120492051202</text:p>
          </table:table-cell>
          <table:table-cell office:value-type="float" office:value="18">
            <text:p>18</text:p>
          </table:table-cell>
          <table:table-cell office:value-type="float" office:value="0.12">
            <text:p>0.12</text:p>
          </table:table-cell>
          <table:table-cell office:value-type="float" office:value="10.01">
            <text:p>10.0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754">
            <text:p>21754</text:p>
          </table:table-cell>
          <table:table-cell office:value-type="string">
            <text:p>Ronnie Coleman</text:p>
          </table:table-cell>
          <table:table-cell office:value-type="string">
            <text:p>Stacked No Powder 120g (Cherry Limeade)</text:p>
          </table:table-cell>
          <table:table-cell office:value-type="float" office:value="15.92">
            <text:p>15.9200</text:p>
          </table:table-cell>
          <table:table-cell office:value-type="float" office:value="15.918">
            <text:p>15.91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754">
            <text:p>21754</text:p>
          </table:table-cell>
          <table:table-cell office:value-type="string">
            <text:p>Ronnie Coleman</text:p>
          </table:table-cell>
          <table:table-cell office:value-type="string">
            <text:p>Stacked-N.O., Cherry Limeade - 120g</text:p>
          </table:table-cell>
          <table:table-cell office:value-type="float" office:value="120492051233">
            <text:p>120492051233</text:p>
          </table:table-cell>
          <table:table-cell office:value-type="float" office:value="11">
            <text:p>11</text:p>
          </table:table-cell>
          <table:table-cell office:value-type="float" office:value="0.185">
            <text:p>0.185</text:p>
          </table:table-cell>
          <table:table-cell office:value-type="float" office:value="13.19">
            <text:p>13.1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755">
            <text:p>21755</text:p>
          </table:table-cell>
          <table:table-cell office:value-type="string">
            <text:p>Ronnie Coleman</text:p>
          </table:table-cell>
          <table:table-cell office:value-type="string">
            <text:p>Stacked No Powder 120g (Strawberry Watermelon)</text:p>
          </table:table-cell>
          <table:table-cell office:value-type="float" office:value="15.92">
            <text:p>15.9200</text:p>
          </table:table-cell>
          <table:table-cell office:value-type="float" office:value="15.918">
            <text:p>15.91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755">
            <text:p>21755</text:p>
          </table:table-cell>
          <table:table-cell office:value-type="string">
            <text:p>Ronnie Coleman</text:p>
          </table:table-cell>
          <table:table-cell office:value-type="string">
            <text:p>Stacked-N.O., Strawberry Watermelon - 120g</text:p>
          </table:table-cell>
          <table:table-cell office:value-type="float" office:value="120492051240">
            <text:p>120492051240</text:p>
          </table:table-cell>
          <table:table-cell office:value-type="float" office:value="12">
            <text:p>12</text:p>
          </table:table-cell>
          <table:table-cell office:value-type="float" office:value="0.185">
            <text:p>0.185</text:p>
          </table:table-cell>
          <table:table-cell office:value-type="float" office:value="13.19">
            <text:p>13.1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211">
            <text:p>5211</text:p>
          </table:table-cell>
          <table:table-cell office:value-type="string">
            <text:p>Ronnie Coleman</text:p>
          </table:table-cell>
          <table:table-cell office:value-type="string">
            <text:p>Testogen Xr 240g (Orange)</text:p>
          </table:table-cell>
          <table:table-cell office:value-type="float" office:value="25.99">
            <text:p>25.9900</text:p>
          </table:table-cell>
          <table:table-cell office:value-type="float" office:value="25.992">
            <text:p>25.99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211">
            <text:p>5211</text:p>
          </table:table-cell>
          <table:table-cell office:value-type="string">
            <text:p>Ronnie Coleman</text:p>
          </table:table-cell>
          <table:table-cell office:value-type="string">
            <text:p>Testogen-XR, Orange Creamsicle - 240g</text:p>
          </table:table-cell>
          <table:table-cell office:value-type="float" office:value="120492048714">
            <text:p>120492048714</text:p>
          </table:table-cell>
          <table:table-cell office:value-type="float" office:value="45">
            <text:p>45</text:p>
          </table:table-cell>
          <table:table-cell office:value-type="float" office:value="0.315">
            <text:p>0.315</text:p>
          </table:table-cell>
          <table:table-cell office:value-type="float" office:value="16.44">
            <text:p>16.4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212">
            <text:p>5212</text:p>
          </table:table-cell>
          <table:table-cell office:value-type="string">
            <text:p>Ronnie Coleman</text:p>
          </table:table-cell>
          <table:table-cell office:value-type="string">
            <text:p>Testogen Xr 240g (Tropical Berry)</text:p>
          </table:table-cell>
          <table:table-cell office:value-type="float" office:value="25.99">
            <text:p>25.9900</text:p>
          </table:table-cell>
          <table:table-cell office:value-type="float" office:value="25.992">
            <text:p>25.99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212">
            <text:p>5212</text:p>
          </table:table-cell>
          <table:table-cell office:value-type="string">
            <text:p>Ronnie Coleman</text:p>
          </table:table-cell>
          <table:table-cell office:value-type="string">
            <text:p>Testogen-XR, Tropical Berry - 240g</text:p>
          </table:table-cell>
          <table:table-cell office:value-type="float" office:value="120492048721">
            <text:p>120492048721</text:p>
          </table:table-cell>
          <table:table-cell office:value-type="float" office:value="43">
            <text:p>43</text:p>
          </table:table-cell>
          <table:table-cell office:value-type="float" office:value="0.315">
            <text:p>0.315</text:p>
          </table:table-cell>
          <table:table-cell office:value-type="float" office:value="16.48">
            <text:p>16.48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Ronnie Coleman</text:p>
          </table:table-cell>
          <table:table-cell table:style-name="ce3" office:value-type="string">
            <text:p>Testogen Xr 80g (Tropical Berry)</text:p>
          </table:table-cell>
          <table:table-cell table:style-name="ce8" office:value-type="float" office:value="5.373">
            <text:p>5.3730</text:p>
          </table:table-cell>
          <table:table-cell table:style-name="ce8" office:value-type="float" office:value="10.746">
            <text:p>10.746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1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9974">
            <text:p>9974</text:p>
          </table:table-cell>
          <table:table-cell office:value-type="string">
            <text:p>Ronnie Coleman</text:p>
          </table:table-cell>
          <table:table-cell office:value-type="string">
            <text:p>Testogen Xr 90 Ct ()</text:p>
          </table:table-cell>
          <table:table-cell office:value-type="float" office:value="13.24">
            <text:p>13.2400</text:p>
          </table:table-cell>
          <table:table-cell office:value-type="float" office:value="13.242">
            <text:p>13.24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974">
            <text:p>9974</text:p>
          </table:table-cell>
          <table:table-cell office:value-type="string">
            <text:p>Ronnie Coleman</text:p>
          </table:table-cell>
          <table:table-cell office:value-type="string">
            <text:p>Testogen-XR - 90 tabs</text:p>
          </table:table-cell>
          <table:table-cell office:value-type="float" office:value="120492048516">
            <text:p>120492048516</text:p>
          </table:table-cell>
          <table:table-cell office:value-type="float" office:value="4">
            <text:p>4</text:p>
          </table:table-cell>
          <table:table-cell office:value-type="float" office:value="0.18">
            <text:p>0.18</text:p>
          </table:table-cell>
          <table:table-cell office:value-type="float" office:value="8.87">
            <text:p>8.87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hiek</text:p>
          </table:table-cell>
          <table:table-cell table:style-name="ce3" office:value-type="string">
            <text:p>Belt 4 3/4 Red (Large)</text:p>
          </table:table-cell>
          <table:table-cell table:style-name="ce8" office:value-type="float" office:value="23.05">
            <text:p>23.0500</text:p>
          </table:table-cell>
          <table:table-cell table:style-name="ce8" office:value-type="float" office:value="23.051">
            <text:p>23.05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hiek</text:p>
          </table:table-cell>
          <table:table-cell table:style-name="ce3" office:value-type="string">
            <text:p>Belt 4 3/4 Red (Medium)</text:p>
          </table:table-cell>
          <table:table-cell table:style-name="ce8" office:value-type="float" office:value="23.05">
            <text:p>23.0500</text:p>
          </table:table-cell>
          <table:table-cell table:style-name="ce8" office:value-type="float" office:value="23.051">
            <text:p>23.05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hiek</text:p>
          </table:table-cell>
          <table:table-cell table:style-name="ce3" office:value-type="string">
            <text:p>Belt 6 Red (Large)</text:p>
          </table:table-cell>
          <table:table-cell table:style-name="ce8" office:value-type="float" office:value="25.01">
            <text:p>25.0100</text:p>
          </table:table-cell>
          <table:table-cell table:style-name="ce8" office:value-type="float" office:value="25.011">
            <text:p>25.01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hiek</text:p>
          </table:table-cell>
          <table:table-cell table:style-name="ce3" office:value-type="string">
            <text:p>Belt 6 Red (Medium)</text:p>
          </table:table-cell>
          <table:table-cell table:style-name="ce8" office:value-type="float" office:value="25.01">
            <text:p>25.0100</text:p>
          </table:table-cell>
          <table:table-cell table:style-name="ce8" office:value-type="float" office:value="25.011">
            <text:p>25.01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hiek</text:p>
          </table:table-cell>
          <table:table-cell table:style-name="ce3" office:value-type="string">
            <text:p>Padded Lifting Straps Red/Black (One Size)</text:p>
          </table:table-cell>
          <table:table-cell table:style-name="ce8" office:value-type="float" office:value="11.73">
            <text:p>11.7300</text:p>
          </table:table-cell>
          <table:table-cell table:style-name="ce8" office:value-type="float" office:value="11.725">
            <text:p>11.72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hiek</text:p>
          </table:table-cell>
          <table:table-cell table:style-name="ce3" office:value-type="string">
            <text:p>Platinum Gloves Red/Black (Large)</text:p>
          </table:table-cell>
          <table:table-cell table:number-columns-repeated="2" table:style-name="ce8" office:value-type="float" office:value="16.8">
            <text:p>16.8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hiek</text:p>
          </table:table-cell>
          <table:table-cell table:style-name="ce3" office:value-type="string">
            <text:p>Platinum Gloves Red/Black (Medium)</text:p>
          </table:table-cell>
          <table:table-cell table:number-columns-repeated="2" table:style-name="ce8" office:value-type="float" office:value="16.8">
            <text:p>16.8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100% Pure Glutamine 500g ()</text:p>
          </table:table-cell>
          <table:table-cell table:style-name="ce8" office:value-type="float" office:value="15.63">
            <text:p>15.6300</text:p>
          </table:table-cell>
          <table:table-cell table:style-name="ce8" office:value-type="float" office:value="15.631">
            <text:p>15.63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17-T Somatocri-Mx 180 Ct ()</text:p>
          </table:table-cell>
          <table:table-cell table:style-name="ce8" office:value-type="float" office:value="23.44">
            <text:p>23.4400</text:p>
          </table:table-cell>
          <table:table-cell table:style-name="ce8" office:value-type="float" office:value="23.443">
            <text:p>23.44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Bcaa Intra Hardcore 480g (Mixed Berry)</text:p>
          </table:table-cell>
          <table:table-cell table:style-name="ce8" office:value-type="float" office:value="14.46">
            <text:p>14.4600</text:p>
          </table:table-cell>
          <table:table-cell table:style-name="ce8" office:value-type="float" office:value="14.455">
            <text:p>14.45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Bcaa Intra Hardcore 480g (Orange)</text:p>
          </table:table-cell>
          <table:table-cell table:style-name="ce8" office:value-type="float" office:value="14.46">
            <text:p>14.4600</text:p>
          </table:table-cell>
          <table:table-cell table:style-name="ce8" office:value-type="float" office:value="14.455">
            <text:p>14.45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Bcaa Nanostack 120 Ct ()</text:p>
          </table:table-cell>
          <table:table-cell table:style-name="ce8" office:value-type="float" office:value="11.72">
            <text:p>11.7200</text:p>
          </table:table-cell>
          <table:table-cell table:style-name="ce8" office:value-type="float" office:value="11.718">
            <text:p>11.71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Carrier Bag White (One Size)</text:p>
          </table:table-cell>
          <table:table-cell table:number-columns-repeated="2" table:style-name="ce8" office:value-type="float" office:value="0.07">
            <text:p>0.07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Cla Leancore 160 Ct ()</text:p>
          </table:table-cell>
          <table:table-cell table:number-columns-repeated="2" table:style-name="ce8" office:value-type="float" office:value="15.96">
            <text:p>15.96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Cla Leancore 90 Ct ()</text:p>
          </table:table-cell>
          <table:table-cell table:style-name="ce8" office:value-type="float" office:value="10.77">
            <text:p>10.7700</text:p>
          </table:table-cell>
          <table:table-cell table:style-name="ce8" office:value-type="float" office:value="10.773">
            <text:p>10.77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Creaplex Hardcore 720g (Lemonade)</text:p>
          </table:table-cell>
          <table:table-cell table:style-name="ce8" office:value-type="float" office:value="14.74">
            <text:p>14.7400</text:p>
          </table:table-cell>
          <table:table-cell table:style-name="ce8" office:value-type="float" office:value="17.346">
            <text:p>17.346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5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Creaplex Hardcore 720g (Orange)</text:p>
          </table:table-cell>
          <table:table-cell table:style-name="ce8" office:value-type="float" office:value="14.74">
            <text:p>14.7400</text:p>
          </table:table-cell>
          <table:table-cell table:style-name="ce8" office:value-type="float" office:value="17.346">
            <text:p>17.346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5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Creatine Ct-Mx 50 Ct ()</text:p>
          </table:table-cell>
          <table:table-cell table:style-name="ce8" office:value-type="float" office:value="5.19">
            <text:p>5.1900</text:p>
          </table:table-cell>
          <table:table-cell table:style-name="ce8" office:value-type="float" office:value="5.187">
            <text:p>5.18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Creatine Monohydrate 1Kg ()</text:p>
          </table:table-cell>
          <table:table-cell table:style-name="ce8" office:value-type="float" office:value="16.41">
            <text:p>16.4100</text:p>
          </table:table-cell>
          <table:table-cell table:style-name="ce8" office:value-type="float" office:value="16.408">
            <text:p>16.40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Creatine Monohydrate 250g ()</text:p>
          </table:table-cell>
          <table:table-cell table:number-columns-repeated="2" table:style-name="ce8" office:value-type="float" office:value="6.09">
            <text:p>6.0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Creatine Monohydrate 500g ()</text:p>
          </table:table-cell>
          <table:table-cell table:number-columns-repeated="2" table:style-name="ce8" office:value-type="float" office:value="10.78">
            <text:p>10.78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Diet Pro Meal 2Kg (Chocolate)</text:p>
          </table:table-cell>
          <table:table-cell table:style-name="ce8" office:value-type="float" office:value="21.1">
            <text:p>21.1000</text:p>
          </table:table-cell>
          <table:table-cell table:style-name="ce8" office:value-type="float" office:value="21.098">
            <text:p>21.098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Diet Pro Meal 2Kg (Strawberry)</text:p>
          </table:table-cell>
          <table:table-cell table:style-name="ce8" office:value-type="float" office:value="21.1">
            <text:p>21.1000</text:p>
          </table:table-cell>
          <table:table-cell table:style-name="ce8" office:value-type="float" office:value="21.098">
            <text:p>21.098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Diet Pro Meal 2Kg (Vanilla)</text:p>
          </table:table-cell>
          <table:table-cell table:style-name="ce8" office:value-type="float" office:value="21.1">
            <text:p>21.1000</text:p>
          </table:table-cell>
          <table:table-cell table:style-name="ce8" office:value-type="float" office:value="21.098">
            <text:p>21.098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Diet Pro Protein 1.8Kg (Chocolate)</text:p>
          </table:table-cell>
          <table:table-cell table:style-name="ce8" office:value-type="float" office:value="23.44">
            <text:p>23.4400</text:p>
          </table:table-cell>
          <table:table-cell table:style-name="ce8" office:value-type="float" office:value="23.443">
            <text:p>23.443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Diet Pro Protein 1.8Kg (Strawberry)</text:p>
          </table:table-cell>
          <table:table-cell table:style-name="ce8" office:value-type="float" office:value="23.44">
            <text:p>23.4400</text:p>
          </table:table-cell>
          <table:table-cell table:style-name="ce8" office:value-type="float" office:value="23.443">
            <text:p>23.443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Diet Pro Protein 1.8Kg (Vanilla)</text:p>
          </table:table-cell>
          <table:table-cell table:style-name="ce8" office:value-type="float" office:value="23.44">
            <text:p>23.4400</text:p>
          </table:table-cell>
          <table:table-cell table:style-name="ce8" office:value-type="float" office:value="23.443">
            <text:p>23.443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Diet Pro Protein 900g (Chocolate)</text:p>
          </table:table-cell>
          <table:table-cell table:style-name="ce8" office:value-type="float" office:value="13.13">
            <text:p>13.1300</text:p>
          </table:table-cell>
          <table:table-cell table:style-name="ce8" office:value-type="float" office:value="13.125">
            <text:p>13.125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Diet Pro Protein 900g (Strawberry)</text:p>
          </table:table-cell>
          <table:table-cell table:style-name="ce8" office:value-type="float" office:value="13.13">
            <text:p>13.1300</text:p>
          </table:table-cell>
          <table:table-cell table:style-name="ce8" office:value-type="float" office:value="13.125">
            <text:p>13.125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Diet Pro Protein 900g (Vanilla)</text:p>
          </table:table-cell>
          <table:table-cell table:style-name="ce8" office:value-type="float" office:value="13.13">
            <text:p>13.1300</text:p>
          </table:table-cell>
          <table:table-cell table:style-name="ce8" office:value-type="float" office:value="13.125">
            <text:p>13.125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Fenu Mx 60 Ct ()</text:p>
          </table:table-cell>
          <table:table-cell table:number-columns-repeated="2" table:style-name="ce8" office:value-type="float" office:value="11.97">
            <text:p>11.97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Grs 9-Hour Protein 2.2Kg (Choc Mint)</text:p>
          </table:table-cell>
          <table:table-cell table:style-name="ce8" office:value-type="float" office:value="28.13">
            <text:p>28.1300</text:p>
          </table:table-cell>
          <table:table-cell table:style-name="ce8" office:value-type="float" office:value="28.133">
            <text:p>28.13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Grs 9-Hour Protein 2.2Kg (Chocolate)</text:p>
          </table:table-cell>
          <table:table-cell table:style-name="ce8" office:value-type="float" office:value="28.13">
            <text:p>28.1300</text:p>
          </table:table-cell>
          <table:table-cell table:style-name="ce8" office:value-type="float" office:value="28.133">
            <text:p>28.13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Grs 9-Hour Protein 2.2Kg (Strawberry)</text:p>
          </table:table-cell>
          <table:table-cell table:style-name="ce8" office:value-type="float" office:value="28.13">
            <text:p>28.1300</text:p>
          </table:table-cell>
          <table:table-cell table:style-name="ce8" office:value-type="float" office:value="28.133">
            <text:p>28.13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Grs 9-Hour Protein 2.2Kg (Vanilla)</text:p>
          </table:table-cell>
          <table:table-cell table:style-name="ce8" office:value-type="float" office:value="28.13">
            <text:p>28.1300</text:p>
          </table:table-cell>
          <table:table-cell table:style-name="ce8" office:value-type="float" office:value="28.133">
            <text:p>28.13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Muscle Meal Hardcore 5.2Kg (Chocolate)</text:p>
          </table:table-cell>
          <table:table-cell table:style-name="ce8" office:value-type="float" office:value="37.91">
            <text:p>37.9100</text:p>
          </table:table-cell>
          <table:table-cell table:style-name="ce8" office:value-type="float" office:value="37.905">
            <text:p>37.90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Muscle Meal Hardcore 5.2Kg (Strawberry)</text:p>
          </table:table-cell>
          <table:table-cell table:style-name="ce8" office:value-type="float" office:value="37.91">
            <text:p>37.9100</text:p>
          </table:table-cell>
          <table:table-cell table:style-name="ce8" office:value-type="float" office:value="37.905">
            <text:p>37.90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Muscle Meal Hardcore 5.2Kg (Vanilla)</text:p>
          </table:table-cell>
          <table:table-cell table:style-name="ce8" office:value-type="float" office:value="37.91">
            <text:p>37.9100</text:p>
          </table:table-cell>
          <table:table-cell table:style-name="ce8" office:value-type="float" office:value="37.905">
            <text:p>37.90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Muscle Meal Hardcore 5.2Kg (Variety)</text:p>
          </table:table-cell>
          <table:table-cell table:style-name="ce8" office:value-type="float" office:value="37.91">
            <text:p>37.9100</text:p>
          </table:table-cell>
          <table:table-cell table:style-name="ce8" office:value-type="float" office:value="37.905">
            <text:p>37.90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Muscle Meal Leancore 2.2Kg (Chocolate)</text:p>
          </table:table-cell>
          <table:table-cell table:style-name="ce8" office:value-type="float" office:value="22.27">
            <text:p>22.2700</text:p>
          </table:table-cell>
          <table:table-cell table:style-name="ce8" office:value-type="float" office:value="22.274">
            <text:p>22.27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Muscle Meal Leancore 2.2Kg (Strawberry)</text:p>
          </table:table-cell>
          <table:table-cell table:style-name="ce8" office:value-type="float" office:value="22.27">
            <text:p>22.2700</text:p>
          </table:table-cell>
          <table:table-cell table:style-name="ce8" office:value-type="float" office:value="22.274">
            <text:p>22.27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Muscle Meal Leancore 2.2Kg (Vanilla)</text:p>
          </table:table-cell>
          <table:table-cell table:style-name="ce8" office:value-type="float" office:value="22.27">
            <text:p>22.2700</text:p>
          </table:table-cell>
          <table:table-cell table:style-name="ce8" office:value-type="float" office:value="22.274">
            <text:p>22.27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Muscle Meal Leancore 5.1Kg (Chocolate)</text:p>
          </table:table-cell>
          <table:table-cell table:style-name="ce8" office:value-type="float" office:value="39.07">
            <text:p>39.0700</text:p>
          </table:table-cell>
          <table:table-cell table:style-name="ce8" office:value-type="float" office:value="39.074">
            <text:p>39.07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Muscle Meal Leancore 5.1Kg (Strawberry)</text:p>
          </table:table-cell>
          <table:table-cell table:style-name="ce8" office:value-type="float" office:value="39.07">
            <text:p>39.0700</text:p>
          </table:table-cell>
          <table:table-cell table:style-name="ce8" office:value-type="float" office:value="39.074">
            <text:p>39.07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Muscle Meal Leancore 5.1Kg (Vanilla)</text:p>
          </table:table-cell>
          <table:table-cell table:style-name="ce8" office:value-type="float" office:value="39.07">
            <text:p>39.0700</text:p>
          </table:table-cell>
          <table:table-cell table:style-name="ce8" office:value-type="float" office:value="39.074">
            <text:p>39.07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Muscle Meal Leancore 5.1Kg (Variety)</text:p>
          </table:table-cell>
          <table:table-cell table:style-name="ce8" office:value-type="float" office:value="39.07">
            <text:p>39.0700</text:p>
          </table:table-cell>
          <table:table-cell table:style-name="ce8" office:value-type="float" office:value="39.074">
            <text:p>39.07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Muscle Meal Rippedcore 4Kg (Chocolate)</text:p>
          </table:table-cell>
          <table:table-cell table:style-name="ce8" office:value-type="float" office:value="34.38">
            <text:p>34.3800</text:p>
          </table:table-cell>
          <table:table-cell table:style-name="ce8" office:value-type="float" office:value="34.384">
            <text:p>34.38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Muscle Meal Rippedcore 4Kg (Strawberry)</text:p>
          </table:table-cell>
          <table:table-cell table:style-name="ce8" office:value-type="float" office:value="34.38">
            <text:p>34.3800</text:p>
          </table:table-cell>
          <table:table-cell table:style-name="ce8" office:value-type="float" office:value="34.384">
            <text:p>34.38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Muscle Meal Rippedcore 4Kg (Vanilla)</text:p>
          </table:table-cell>
          <table:table-cell table:style-name="ce8" office:value-type="float" office:value="34.38">
            <text:p>34.3800</text:p>
          </table:table-cell>
          <table:table-cell table:style-name="ce8" office:value-type="float" office:value="34.384">
            <text:p>34.38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Navy T-Shirt Navy (Large)</text:p>
          </table:table-cell>
          <table:table-cell table:style-name="ce8" office:value-type="float" office:value="5.59">
            <text:p>5.5900</text:p>
          </table:table-cell>
          <table:table-cell table:style-name="ce8" office:value-type="float" office:value="5.593">
            <text:p>5.593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Omni Mx Hardcore 2.32Kg (Chocolate)</text:p>
          </table:table-cell>
          <table:table-cell table:style-name="ce8" office:value-type="float" office:value="22.65">
            <text:p>22.6500</text:p>
          </table:table-cell>
          <table:table-cell table:style-name="ce8" office:value-type="float" office:value="22.652">
            <text:p>22.65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Omni Mx Hardcore 2.32Kg (Strawberry)</text:p>
          </table:table-cell>
          <table:table-cell table:style-name="ce8" office:value-type="float" office:value="22.65">
            <text:p>22.6500</text:p>
          </table:table-cell>
          <table:table-cell table:style-name="ce8" office:value-type="float" office:value="22.652">
            <text:p>22.65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Omni Mx Hardcore 4.3Kg (Banana)</text:p>
          </table:table-cell>
          <table:table-cell table:style-name="ce8" office:value-type="float" office:value="37.51">
            <text:p>37.5100</text:p>
          </table:table-cell>
          <table:table-cell table:style-name="ce8" office:value-type="float" office:value="37.513">
            <text:p>37.51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Omni Mx Hardcore 4.3Kg (Chocolate)</text:p>
          </table:table-cell>
          <table:table-cell table:style-name="ce8" office:value-type="float" office:value="37.51">
            <text:p>37.5100</text:p>
          </table:table-cell>
          <table:table-cell table:style-name="ce8" office:value-type="float" office:value="37.513">
            <text:p>37.51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Omni Mx Hardcore 4.3Kg (Strawberry)</text:p>
          </table:table-cell>
          <table:table-cell table:style-name="ce8" office:value-type="float" office:value="37.51">
            <text:p>37.5100</text:p>
          </table:table-cell>
          <table:table-cell table:style-name="ce8" office:value-type="float" office:value="37.513">
            <text:p>37.51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Omni Mx Hardcore 4.3Kg (Vanilla)</text:p>
          </table:table-cell>
          <table:table-cell table:style-name="ce8" office:value-type="float" office:value="37.51">
            <text:p>37.5100</text:p>
          </table:table-cell>
          <table:table-cell table:style-name="ce8" office:value-type="float" office:value="37.513">
            <text:p>37.51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Omni Mx Leancore 4.2Kg (Chocolate)</text:p>
          </table:table-cell>
          <table:table-cell table:style-name="ce8" office:value-type="float" office:value="38.3">
            <text:p>38.3000</text:p>
          </table:table-cell>
          <table:table-cell table:style-name="ce8" office:value-type="float" office:value="38.297">
            <text:p>38.29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Omni Mx Leancore 4.2Kg (Strawberry)</text:p>
          </table:table-cell>
          <table:table-cell table:style-name="ce8" office:value-type="float" office:value="38.3">
            <text:p>38.3000</text:p>
          </table:table-cell>
          <table:table-cell table:style-name="ce8" office:value-type="float" office:value="38.297">
            <text:p>38.29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Omni Mx Leancore 4.2Kg (Vanilla)</text:p>
          </table:table-cell>
          <table:table-cell table:style-name="ce8" office:value-type="float" office:value="38.3">
            <text:p>38.3000</text:p>
          </table:table-cell>
          <table:table-cell table:style-name="ce8" office:value-type="float" office:value="38.297">
            <text:p>38.29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Omni Mx Rippedcore 2.1Kg (Chocolate)</text:p>
          </table:table-cell>
          <table:table-cell table:style-name="ce8" office:value-type="float" office:value="23.44">
            <text:p>23.4400</text:p>
          </table:table-cell>
          <table:table-cell table:style-name="ce8" office:value-type="float" office:value="23.443">
            <text:p>23.44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Omni Mx Rippedcore 2.1Kg (Vanilla)</text:p>
          </table:table-cell>
          <table:table-cell table:style-name="ce8" office:value-type="float" office:value="23.44">
            <text:p>23.4400</text:p>
          </table:table-cell>
          <table:table-cell table:style-name="ce8" office:value-type="float" office:value="23.443">
            <text:p>23.44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Pro 2 Go Duo Bar 12 Bars (Caramel &amp; Vanilla)</text:p>
          </table:table-cell>
          <table:table-cell table:style-name="ce8" office:value-type="float" office:value="11.72">
            <text:p>11.7200</text:p>
          </table:table-cell>
          <table:table-cell table:style-name="ce8" office:value-type="float" office:value="11.718">
            <text:p>11.71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Pro 2 Go Duo Bar 12 Bars (Chocolate &amp; Orange)</text:p>
          </table:table-cell>
          <table:table-cell table:style-name="ce8" office:value-type="float" office:value="11.72">
            <text:p>11.7200</text:p>
          </table:table-cell>
          <table:table-cell table:style-name="ce8" office:value-type="float" office:value="11.718">
            <text:p>11.71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Pro 2Go Cookie Box 75g x 12 Cookies (Double Choc Chip)</text:p>
          </table:table-cell>
          <table:table-cell table:number-columns-repeated="2" table:style-name="ce8" office:value-type="float" office:value="11.2">
            <text:p>11.2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Pro 2Go Cookies 75g x 12 (Strawberry &amp; White Chocolate)</text:p>
          </table:table-cell>
          <table:table-cell table:number-columns-repeated="2" table:style-name="ce8" office:value-type="float" office:value="11.2">
            <text:p>11.2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Pro 2Go Protein Duo 12 Bars (Strawberry &amp; Cream)</text:p>
          </table:table-cell>
          <table:table-cell table:style-name="ce8" office:value-type="float" office:value="11.72">
            <text:p>11.7200</text:p>
          </table:table-cell>
          <table:table-cell table:style-name="ce8" office:value-type="float" office:value="11.718">
            <text:p>11.71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Pro 2Go Rtd 500 ml x 6 bottles (Strawberry)</text:p>
          </table:table-cell>
          <table:table-cell table:style-name="ce8" office:value-type="float" office:value="7.29">
            <text:p>7.2900</text:p>
          </table:table-cell>
          <table:table-cell table:style-name="ce8" office:value-type="float" office:value="7.287">
            <text:p>7.28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Pro Amino Fusion 200 Ct ()</text:p>
          </table:table-cell>
          <table:table-cell table:number-columns-repeated="2" table:style-name="ce8" office:value-type="float" office:value="11.97">
            <text:p>11.97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Pro Vx Protein 2.2Kg (Strawberry)</text:p>
          </table:table-cell>
          <table:table-cell table:style-name="ce8" office:value-type="float" office:value="23.44">
            <text:p>23.4400</text:p>
          </table:table-cell>
          <table:table-cell table:style-name="ce8" office:value-type="float" office:value="23.443">
            <text:p>23.44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Pro Vx Protein 2.2Kg (Vanilla)</text:p>
          </table:table-cell>
          <table:table-cell table:style-name="ce8" office:value-type="float" office:value="23.44">
            <text:p>23.4400</text:p>
          </table:table-cell>
          <table:table-cell table:style-name="ce8" office:value-type="float" office:value="23.443">
            <text:p>23.44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Pro Vx Protein 900g (Strawberry)</text:p>
          </table:table-cell>
          <table:table-cell table:number-columns-repeated="2" table:style-name="ce8" office:value-type="float" office:value="10.78">
            <text:p>10.78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Pro Vx Protein 900g (Vanilla)</text:p>
          </table:table-cell>
          <table:table-cell table:number-columns-repeated="2" table:style-name="ce8" office:value-type="float" office:value="10.78">
            <text:p>10.78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Pyro Mx Leancore 180 Ct ()</text:p>
          </table:table-cell>
          <table:table-cell table:style-name="ce8" office:value-type="float" office:value="15.26">
            <text:p>15.2600</text:p>
          </table:table-cell>
          <table:table-cell table:style-name="ce8" office:value-type="float" office:value="17.962">
            <text:p>17.962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5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Pyro Mx Leancore 90 Ct ()</text:p>
          </table:table-cell>
          <table:table-cell table:style-name="ce8" office:value-type="float" office:value="10.17">
            <text:p>10.1700</text:p>
          </table:table-cell>
          <table:table-cell table:style-name="ce8" office:value-type="float" office:value="11.97">
            <text:p>11.970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5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Shred-X Rippedcore 100 Caps ()</text:p>
          </table:table-cell>
          <table:table-cell table:number-columns-repeated="2" table:style-name="ce8" office:value-type="float" office:value="16.8">
            <text:p>16.8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Testo Drive Hardcore 400g ()</text:p>
          </table:table-cell>
          <table:table-cell table:style-name="ce8" office:value-type="float" office:value="16.02">
            <text:p>16.0200</text:p>
          </table:table-cell>
          <table:table-cell table:style-name="ce8" office:value-type="float" office:value="16.016">
            <text:p>16.01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Ultra Whey Protein 2.2Kg (Banana)</text:p>
          </table:table-cell>
          <table:table-cell table:style-name="ce8" office:value-type="float" office:value="28.13">
            <text:p>28.1300</text:p>
          </table:table-cell>
          <table:table-cell table:style-name="ce8" office:value-type="float" office:value="28.133">
            <text:p>28.13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Ultra Whey Protein 2.2Kg (Choc Mint)</text:p>
          </table:table-cell>
          <table:table-cell table:style-name="ce8" office:value-type="float" office:value="28.13">
            <text:p>28.1300</text:p>
          </table:table-cell>
          <table:table-cell table:style-name="ce8" office:value-type="float" office:value="28.133">
            <text:p>28.13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Ultra Whey Protein 2.2Kg (Chocolate)</text:p>
          </table:table-cell>
          <table:table-cell table:style-name="ce8" office:value-type="float" office:value="28.13">
            <text:p>28.1300</text:p>
          </table:table-cell>
          <table:table-cell table:style-name="ce8" office:value-type="float" office:value="28.133">
            <text:p>28.13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Ultra Whey Protein 2.2Kg (Mochachino)</text:p>
          </table:table-cell>
          <table:table-cell table:style-name="ce8" office:value-type="float" office:value="28.13">
            <text:p>28.1300</text:p>
          </table:table-cell>
          <table:table-cell table:style-name="ce8" office:value-type="float" office:value="28.133">
            <text:p>28.13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Ultra Whey Protein 2.2Kg (Strawberry)</text:p>
          </table:table-cell>
          <table:table-cell table:style-name="ce8" office:value-type="float" office:value="28.13">
            <text:p>28.1300</text:p>
          </table:table-cell>
          <table:table-cell table:style-name="ce8" office:value-type="float" office:value="28.133">
            <text:p>28.13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Ultra Whey Protein 2.2Kg (Vanilla)</text:p>
          </table:table-cell>
          <table:table-cell table:style-name="ce8" office:value-type="float" office:value="28.13">
            <text:p>28.1300</text:p>
          </table:table-cell>
          <table:table-cell table:style-name="ce8" office:value-type="float" office:value="28.133">
            <text:p>28.13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Water Bottle 750 ml (White/Clear)</text:p>
          </table:table-cell>
          <table:table-cell table:style-name="ce8" office:value-type="float" office:value="1.76">
            <text:p>1.7600</text:p>
          </table:table-cell>
          <table:table-cell table:style-name="ce8" office:value-type="float" office:value="1.757">
            <text:p>1.75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Whey Plus Hardcore 2.1Kg (Strawberry)</text:p>
          </table:table-cell>
          <table:table-cell table:style-name="ce8" office:value-type="float" office:value="28.13">
            <text:p>28.1300</text:p>
          </table:table-cell>
          <table:table-cell table:style-name="ce8" office:value-type="float" office:value="28.133">
            <text:p>28.13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Whey Plus Hardcore 2.1Kg (Vanilla)</text:p>
          </table:table-cell>
          <table:table-cell table:style-name="ce8" office:value-type="float" office:value="28.13">
            <text:p>28.1300</text:p>
          </table:table-cell>
          <table:table-cell table:style-name="ce8" office:value-type="float" office:value="28.133">
            <text:p>28.13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Whey Plus Hardcore 3.6Kg (Chocolate)</text:p>
          </table:table-cell>
          <table:table-cell table:style-name="ce8" office:value-type="float" office:value="42.2">
            <text:p>42.2000</text:p>
          </table:table-cell>
          <table:table-cell table:style-name="ce8" office:value-type="float" office:value="42.203">
            <text:p>42.20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Whey Plus Hardcore 3.6Kg (Strawberry)</text:p>
          </table:table-cell>
          <table:table-cell table:style-name="ce8" office:value-type="float" office:value="42.2">
            <text:p>42.2000</text:p>
          </table:table-cell>
          <table:table-cell table:style-name="ce8" office:value-type="float" office:value="42.203">
            <text:p>42.20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Whey Plus Hardcore 3.6Kg (Vanilla)</text:p>
          </table:table-cell>
          <table:table-cell table:style-name="ce8" office:value-type="float" office:value="42.2">
            <text:p>42.2000</text:p>
          </table:table-cell>
          <table:table-cell table:style-name="ce8" office:value-type="float" office:value="42.203">
            <text:p>42.20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Whey Plus Oats 1Kg (Vanilla)</text:p>
          </table:table-cell>
          <table:table-cell table:style-name="ce8" office:value-type="float" office:value="11.72">
            <text:p>11.7200</text:p>
          </table:table-cell>
          <table:table-cell table:style-name="ce8" office:value-type="float" office:value="11.718">
            <text:p>11.71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Whey Plus Oats 2Kg (Vanilla)</text:p>
          </table:table-cell>
          <table:table-cell table:style-name="ce8" office:value-type="float" office:value="18.75">
            <text:p>18.7500</text:p>
          </table:table-cell>
          <table:table-cell table:style-name="ce8" office:value-type="float" office:value="18.753">
            <text:p>18.75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Whey Plus Rippedcore 2.2Kg (Chocolate)</text:p>
          </table:table-cell>
          <table:table-cell table:style-name="ce8" office:value-type="float" office:value="25.9">
            <text:p>25.9000</text:p>
          </table:table-cell>
          <table:table-cell table:style-name="ce8" office:value-type="float" office:value="30.478">
            <text:p>30.478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EXTRA 15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Whey Plus Rippedcore 2.2Kg (Strawberry)</text:p>
          </table:table-cell>
          <table:table-cell table:style-name="ce8" office:value-type="float" office:value="27.43">
            <text:p>27.4300</text:p>
          </table:table-cell>
          <table:table-cell table:style-name="ce8" office:value-type="float" office:value="30.478">
            <text:p>30.478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Whey Plus Rippedcore 2.2Kg (Vanilla)</text:p>
          </table:table-cell>
          <table:table-cell table:style-name="ce8" office:value-type="float" office:value="30.48">
            <text:p>30.4800</text:p>
          </table:table-cell>
          <table:table-cell table:style-name="ce8" office:value-type="float" office:value="30.478">
            <text:p>30.478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X-Plode Hardcore 400g (Blackcurrant)</text:p>
          </table:table-cell>
          <table:table-cell table:style-name="ce8" office:value-type="float" office:value="12.19">
            <text:p>12.1900</text:p>
          </table:table-cell>
          <table:table-cell table:style-name="ce8" office:value-type="float" office:value="12.187">
            <text:p>12.18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X-Plode Hardcore 400g (Orange)</text:p>
          </table:table-cell>
          <table:table-cell table:style-name="ce8" office:value-type="float" office:value="12.19">
            <text:p>12.1900</text:p>
          </table:table-cell>
          <table:table-cell table:style-name="ce8" office:value-type="float" office:value="12.187">
            <text:p>12.18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X-Plode Hardcore 800g (Blackcurrant)</text:p>
          </table:table-cell>
          <table:table-cell table:number-columns-repeated="2" table:style-name="ce8" office:value-type="float" office:value="20.16">
            <text:p>20.16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X-Plode Hardcore 800g (Orange)</text:p>
          </table:table-cell>
          <table:table-cell table:number-columns-repeated="2" table:style-name="ce8" office:value-type="float" office:value="20.16">
            <text:p>20.16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 MX</text:p>
          </table:table-cell>
          <table:table-cell table:style-name="ce3" office:value-type="string">
            <text:p>Zma Plus Hardcore 120 Ct ()</text:p>
          </table:table-cell>
          <table:table-cell table:style-name="ce8" office:value-type="float" office:value="12.89">
            <text:p>12.8900</text:p>
          </table:table-cell>
          <table:table-cell table:style-name="ce8" office:value-type="float" office:value="12.894">
            <text:p>12.8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9357">
            <text:p>9357</text:p>
          </table:table-cell>
          <table:table-cell table:style-name="ce4" office:value-type="string">
            <text:p>9357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100% Beef Concentrate 1Kg (Almond Choc)</text:p>
          </table:table-cell>
          <table:table-cell table:style-name="ce9" office:value-type="float" office:value="15.52">
            <text:p>15.5200</text:p>
          </table:table-cell>
          <table:table-cell table:style-name="ce9" office:value-type="float" office:value="15.519">
            <text:p>15.51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357">
            <text:p>9357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Beef Concentrate, Almond Chocolate - 1000g</text:p>
          </table:table-cell>
          <table:table-cell table:style-name="ce4" office:value-type="float" office:value="728633109999">
            <text:p>7286331099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21">
            <text:p>1.21</text:p>
          </table:table-cell>
          <table:table-cell table:style-name="ce4" office:value-type="float" office:value="13.2">
            <text:p>13.2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9358">
            <text:p>9358</text:p>
          </table:table-cell>
          <table:table-cell table:style-name="ce4" office:value-type="string">
            <text:p>9358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100% Beef Concentrate 1Kg (Caramel Vanilla)</text:p>
          </table:table-cell>
          <table:table-cell table:style-name="ce9" office:value-type="float" office:value="15.52">
            <text:p>15.5200</text:p>
          </table:table-cell>
          <table:table-cell table:style-name="ce9" office:value-type="float" office:value="15.519">
            <text:p>15.51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358">
            <text:p>9358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Beef Concentrate, Caramel Vanilla - 1000g</text:p>
          </table:table-cell>
          <table:table-cell table:style-name="ce4" office:value-type="float" office:value="728633110001">
            <text:p>72863311000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23">
            <text:p>1.23</text:p>
          </table:table-cell>
          <table:table-cell table:style-name="ce4" office:value-type="float" office:value="13.2">
            <text:p>13.2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9359">
            <text:p>9359</text:p>
          </table:table-cell>
          <table:table-cell table:style-name="ce4" office:value-type="string">
            <text:p>9359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100% Beef Concentrate 1kg (Raspberry Cream)</text:p>
          </table:table-cell>
          <table:table-cell table:style-name="ce9" office:value-type="float" office:value="15.52">
            <text:p>15.5200</text:p>
          </table:table-cell>
          <table:table-cell table:style-name="ce9" office:value-type="float" office:value="15.519">
            <text:p>15.51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359">
            <text:p>9359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Beef Concentrate, Raspberry Cream - 1000g</text:p>
          </table:table-cell>
          <table:table-cell table:style-name="ce4" office:value-type="float" office:value="728633110018">
            <text:p>72863311001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22">
            <text:p>1.22</text:p>
          </table:table-cell>
          <table:table-cell table:style-name="ce4" office:value-type="float" office:value="13.2">
            <text:p>13.2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9360">
            <text:p>9360</text:p>
          </table:table-cell>
          <table:table-cell table:style-name="ce4" office:value-type="string">
            <text:p>9360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100% Beef Concentrate 2Kg (Almond Chocolate)</text:p>
          </table:table-cell>
          <table:table-cell table:style-name="ce9" office:value-type="float" office:value="26.08">
            <text:p>26.0800</text:p>
          </table:table-cell>
          <table:table-cell table:style-name="ce9" office:value-type="float" office:value="26.082">
            <text:p>26.082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360">
            <text:p>9360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Beef Concentrate, Almond Chocolate - 2000g</text:p>
          </table:table-cell>
          <table:table-cell table:style-name="ce4" office:value-type="float" office:value="728633110025">
            <text:p>7286331100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35">
            <text:p>2.35</text:p>
          </table:table-cell>
          <table:table-cell table:style-name="ce4" office:value-type="float" office:value="22.19">
            <text:p>22.19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9361">
            <text:p>9361</text:p>
          </table:table-cell>
          <table:table-cell table:style-name="ce4" office:value-type="string">
            <text:p>9361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100% Beef Concentrate 2Kg (Caramel Vanilla)</text:p>
          </table:table-cell>
          <table:table-cell table:style-name="ce9" office:value-type="float" office:value="26.08">
            <text:p>26.0800</text:p>
          </table:table-cell>
          <table:table-cell table:style-name="ce9" office:value-type="float" office:value="26.082">
            <text:p>26.082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361">
            <text:p>9361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Beef Concentrate, Caramel Vanilla - 2000g</text:p>
          </table:table-cell>
          <table:table-cell table:style-name="ce4" office:value-type="float" office:value="728633110032">
            <text:p>7286331100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36">
            <text:p>2.36</text:p>
          </table:table-cell>
          <table:table-cell table:style-name="ce4" office:value-type="float" office:value="22.19">
            <text:p>22.19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9362">
            <text:p>9362</text:p>
          </table:table-cell>
          <table:table-cell table:style-name="ce4" office:value-type="string">
            <text:p>9362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100% Beef Concentrate 2kg (Raspberry Cream)</text:p>
          </table:table-cell>
          <table:table-cell table:style-name="ce9" office:value-type="float" office:value="26.08">
            <text:p>26.0800</text:p>
          </table:table-cell>
          <table:table-cell table:style-name="ce9" office:value-type="float" office:value="26.082">
            <text:p>26.082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362">
            <text:p>9362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Beef Concentrate, Raspberry Cream - 2000g</text:p>
          </table:table-cell>
          <table:table-cell table:style-name="ce4" office:value-type="float" office:value="728633110049">
            <text:p>72863311004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35">
            <text:p>2.35</text:p>
          </table:table-cell>
          <table:table-cell table:style-name="ce4" office:value-type="float" office:value="22.19">
            <text:p>22.19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100% Beef Muscle 3180g (Creamy Vanilla)</text:p>
          </table:table-cell>
          <table:table-cell table:style-name="ce8" office:value-type="float" office:value="25.84">
            <text:p>25.8400</text:p>
          </table:table-cell>
          <table:table-cell table:style-name="ce8" office:value-type="float" office:value="25.844">
            <text:p>25.84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100% Beef Muscle 3180g (Intense Raspberry)</text:p>
          </table:table-cell>
          <table:table-cell table:style-name="ce8" office:value-type="float" office:value="25.84">
            <text:p>25.8400</text:p>
          </table:table-cell>
          <table:table-cell table:style-name="ce8" office:value-type="float" office:value="25.844">
            <text:p>25.84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100% Beef Muscle 3180g (Rich Choc)</text:p>
          </table:table-cell>
          <table:table-cell table:style-name="ce8" office:value-type="float" office:value="25.84">
            <text:p>25.8400</text:p>
          </table:table-cell>
          <table:table-cell table:style-name="ce8" office:value-type="float" office:value="25.844">
            <text:p>25.84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Aakg 100 Caps ()</text:p>
          </table:table-cell>
          <table:table-cell table:style-name="ce8" office:value-type="float" office:value="7.28">
            <text:p>7.2800</text:p>
          </table:table-cell>
          <table:table-cell table:style-name="ce8" office:value-type="float" office:value="7.2772">
            <text:p>7.2772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5282">
            <text:p>5282</text:p>
          </table:table-cell>
          <table:table-cell table:style-name="ce4" office:value-type="string">
            <text:p>5282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Amino 5600 1000 Tablets ()</text:p>
          </table:table-cell>
          <table:table-cell table:number-columns-repeated="2" table:style-name="ce9" office:value-type="float" office:value="25.37">
            <text:p>25.37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282">
            <text:p>5282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Amino 5600 - 1000 tabs</text:p>
          </table:table-cell>
          <table:table-cell table:style-name="ce4" office:value-type="float" office:value="728633103461">
            <text:p>72863310346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64">
            <text:p>1.64</text:p>
          </table:table-cell>
          <table:table-cell table:style-name="ce4" office:value-type="float" office:value="21.58">
            <text:p>21.58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4928">
            <text:p>4928</text:p>
          </table:table-cell>
          <table:table-cell table:style-name="ce4" office:value-type="string">
            <text:p>4928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Amino 5600 200 Tablets (0)</text:p>
          </table:table-cell>
          <table:table-cell table:style-name="ce9" office:value-type="float" office:value="7.72">
            <text:p>7.7200</text:p>
          </table:table-cell>
          <table:table-cell table:style-name="ce9" office:value-type="float" office:value="7.721">
            <text:p>7.721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28">
            <text:p>4928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Amino 5600 - 200 tabs</text:p>
          </table:table-cell>
          <table:table-cell table:style-name="ce4" office:value-type="float" office:value="728633103447">
            <text:p>72863310344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9">
            <text:p>0.39</text:p>
          </table:table-cell>
          <table:table-cell table:style-name="ce4" office:value-type="float" office:value="6.57">
            <text:p>6.57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281">
            <text:p>5281</text:p>
          </table:table-cell>
          <table:table-cell table:style-name="ce4" office:value-type="string">
            <text:p>5281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Amino 5600 500 Tablets ()</text:p>
          </table:table-cell>
          <table:table-cell table:style-name="ce9" office:value-type="float" office:value="14.02">
            <text:p>14.0200</text:p>
          </table:table-cell>
          <table:table-cell table:style-name="ce9" office:value-type="float" office:value="14.021">
            <text:p>14.021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281">
            <text:p>5281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Amino 5600 - 500 tabs</text:p>
          </table:table-cell>
          <table:table-cell table:style-name="ce4" office:value-type="float" office:value="728633103454">
            <text:p>7286331034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815">
            <text:p>0.815</text:p>
          </table:table-cell>
          <table:table-cell table:style-name="ce4" office:value-type="float" office:value="11.93">
            <text:p>11.93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7780">
            <text:p>7780</text:p>
          </table:table-cell>
          <table:table-cell table:style-name="ce4" office:value-type="string">
            <text:p>7780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Amino Liquid 1000 ml (Cherry Guava)</text:p>
          </table:table-cell>
          <table:table-cell table:style-name="ce9" office:value-type="float" office:value="12.54">
            <text:p>12.5400</text:p>
          </table:table-cell>
          <table:table-cell table:style-name="ce9" office:value-type="float" office:value="12.537">
            <text:p>12.53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7780">
            <text:p>7780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Amino 50 Liquid, Cherry-Guava - 1000 ml.</text:p>
          </table:table-cell>
          <table:table-cell table:style-name="ce4" office:value-type="float" office:value="728633104291">
            <text:p>72863310429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32">
            <text:p>1.32</text:p>
          </table:table-cell>
          <table:table-cell table:style-name="ce4" office:value-type="float" office:value="10.66">
            <text:p>10.66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7750">
            <text:p>7750</text:p>
          </table:table-cell>
          <table:table-cell table:style-name="ce4" office:value-type="string">
            <text:p>7750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Amino Liquid 1000 ml (Pineapple Currant)</text:p>
          </table:table-cell>
          <table:table-cell table:style-name="ce9" office:value-type="float" office:value="12.54">
            <text:p>12.5400</text:p>
          </table:table-cell>
          <table:table-cell table:style-name="ce9" office:value-type="float" office:value="12.537">
            <text:p>12.53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7750">
            <text:p>7750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Amino 50 Liquid, Pineapple-Currant - 1000 ml.</text:p>
          </table:table-cell>
          <table:table-cell table:style-name="ce4" office:value-type="float" office:value="728633104284">
            <text:p>72863310428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32">
            <text:p>1.32</text:p>
          </table:table-cell>
          <table:table-cell table:style-name="ce4" office:value-type="float" office:value="10.66">
            <text:p>10.66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314">
            <text:p>5314</text:p>
          </table:table-cell>
          <table:table-cell table:style-name="ce4" office:value-type="string">
            <text:p>5314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Amino Magic 500g (Apple)</text:p>
          </table:table-cell>
          <table:table-cell table:style-name="ce9" office:value-type="float" office:value="13.14">
            <text:p>13.1400</text:p>
          </table:table-cell>
          <table:table-cell table:style-name="ce9" office:value-type="float" office:value="15.841">
            <text:p>15.8410</text:p>
          </table:table-cell>
          <table:table-cell table:style-name="ce4" office:value-type="string">
            <text:p>V</text:p>
          </table:table-cell>
          <table:table-cell table:style-name="ce4" office:value-type="string">
            <text:p>BUY 5 GET ONE FREE</text:p>
          </table:table-cell>
          <table:table-cell/>
          <table:table-cell table:style-name="ce4" office:value-type="float" office:value="5314">
            <text:p>5314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Amino Magic, Apple - 500g</text:p>
          </table:table-cell>
          <table:table-cell table:style-name="ce4" office:value-type="float" office:value="728633104819">
            <text:p>72863310481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13.47">
            <text:p>13.47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313">
            <text:p>5313</text:p>
          </table:table-cell>
          <table:table-cell table:style-name="ce4" office:value-type="string">
            <text:p>5313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Amino Magic 500g (Orange)</text:p>
          </table:table-cell>
          <table:table-cell table:style-name="ce9" office:value-type="float" office:value="13.14">
            <text:p>13.1400</text:p>
          </table:table-cell>
          <table:table-cell table:style-name="ce9" office:value-type="float" office:value="15.841">
            <text:p>15.8410</text:p>
          </table:table-cell>
          <table:table-cell table:style-name="ce4" office:value-type="string">
            <text:p>V</text:p>
          </table:table-cell>
          <table:table-cell table:style-name="ce4" office:value-type="string">
            <text:p>BUY 5 GET ONE FREE</text:p>
          </table:table-cell>
          <table:table-cell/>
          <table:table-cell table:style-name="ce4" office:value-type="float" office:value="5313">
            <text:p>5313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Amino Magic, Orange - 500g</text:p>
          </table:table-cell>
          <table:table-cell table:style-name="ce4" office:value-type="float" office:value="728633104987">
            <text:p>72863310498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13.47">
            <text:p>13.47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Bcaa 6 375 Tablets ()</text:p>
          </table:table-cell>
          <table:table-cell table:style-name="ce8" office:value-type="float" office:value="13.71">
            <text:p>13.7100</text:p>
          </table:table-cell>
          <table:table-cell table:style-name="ce8" office:value-type="float" office:value="13.712">
            <text:p>13.71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4929">
            <text:p>4929</text:p>
          </table:table-cell>
          <table:table-cell table:style-name="ce4" office:value-type="string">
            <text:p>4929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Bcaa 6400 125 Tablets ()</text:p>
          </table:table-cell>
          <table:table-cell table:style-name="ce9" office:value-type="float" office:value="6.23">
            <text:p>6.2300</text:p>
          </table:table-cell>
          <table:table-cell table:style-name="ce9" office:value-type="float" office:value="6.2251">
            <text:p>6.2251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29">
            <text:p>4929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BCAA 6400 - 125 tabs</text:p>
          </table:table-cell>
          <table:table-cell table:style-name="ce4" office:value-type="float" office:value="728633107513">
            <text:p>72863310751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75">
            <text:p>0.275</text:p>
          </table:table-cell>
          <table:table-cell table:style-name="ce4" office:value-type="float" office:value="5.29">
            <text:p>5.29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4992">
            <text:p>4992</text:p>
          </table:table-cell>
          <table:table-cell table:style-name="ce4" office:value-type="string">
            <text:p>4992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Bcaa Complex 300g (Lemon)</text:p>
          </table:table-cell>
          <table:table-cell table:style-name="ce9" office:value-type="float" office:value="10.72">
            <text:p>10.7200</text:p>
          </table:table-cell>
          <table:table-cell table:style-name="ce9" office:value-type="float" office:value="10.717">
            <text:p>10.71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92">
            <text:p>4992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BCAA Complex, Lemon - 300g</text:p>
          </table:table-cell>
          <table:table-cell table:style-name="ce4" office:value-type="float" office:value="728633108329">
            <text:p>72863310832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405">
            <text:p>0.405</text:p>
          </table:table-cell>
          <table:table-cell table:style-name="ce4" office:value-type="float" office:value="9.12">
            <text:p>9.12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7728">
            <text:p>7728</text:p>
          </table:table-cell>
          <table:table-cell table:style-name="ce4" office:value-type="string">
            <text:p>7728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Bcaa Xpress 500g (Unflavoured)</text:p>
          </table:table-cell>
          <table:table-cell table:style-name="ce9" office:value-type="float" office:value="20.02">
            <text:p>20.0200</text:p>
          </table:table-cell>
          <table:table-cell table:style-name="ce9" office:value-type="float" office:value="20.024">
            <text:p>20.024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7728">
            <text:p>7728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BCAA XPress, Unflavored - 500g</text:p>
          </table:table-cell>
          <table:table-cell table:style-name="ce4" office:value-type="float" office:value="728633100569">
            <text:p>72863310056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615">
            <text:p>0.615</text:p>
          </table:table-cell>
          <table:table-cell table:style-name="ce4" office:value-type="float" office:value="17.03">
            <text:p>17.03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4921">
            <text:p>4921</text:p>
          </table:table-cell>
          <table:table-cell table:style-name="ce4" office:value-type="string">
            <text:p>4921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Bcaa Xpress 700g (Apple)</text:p>
          </table:table-cell>
          <table:table-cell table:style-name="ce9" office:value-type="float" office:value="19.81">
            <text:p>19.8100</text:p>
          </table:table-cell>
          <table:table-cell table:style-name="ce9" office:value-type="float" office:value="23.872">
            <text:p>23.8720</text:p>
          </table:table-cell>
          <table:table-cell table:style-name="ce4" office:value-type="string">
            <text:p>V</text:p>
          </table:table-cell>
          <table:table-cell table:style-name="ce4" office:value-type="string">
            <text:p>BUY 5 GET ONE FREE</text:p>
          </table:table-cell>
          <table:table-cell/>
          <table:table-cell table:style-name="ce4" office:value-type="float" office:value="4921">
            <text:p>4921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BCAA XPress, Apple - 700g</text:p>
          </table:table-cell>
          <table:table-cell table:style-name="ce4" office:value-type="float" office:value="728633104536">
            <text:p>72863310453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81">
            <text:p>0.81</text:p>
          </table:table-cell>
          <table:table-cell table:style-name="ce4" office:value-type="float" office:value="20.31">
            <text:p>20.31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4978">
            <text:p>4978</text:p>
          </table:table-cell>
          <table:table-cell table:style-name="ce4" office:value-type="string">
            <text:p>4978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Bcaa Xpress 700g (Pink Lemon)</text:p>
          </table:table-cell>
          <table:table-cell table:style-name="ce9" office:value-type="float" office:value="19.81">
            <text:p>19.8100</text:p>
          </table:table-cell>
          <table:table-cell table:style-name="ce9" office:value-type="float" office:value="23.872">
            <text:p>23.8720</text:p>
          </table:table-cell>
          <table:table-cell table:style-name="ce4" office:value-type="string">
            <text:p>V</text:p>
          </table:table-cell>
          <table:table-cell table:style-name="ce4" office:value-type="string">
            <text:p>BUY 5 GET ONE FREE</text:p>
          </table:table-cell>
          <table:table-cell/>
          <table:table-cell table:style-name="ce4" office:value-type="float" office:value="4978">
            <text:p>4978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BCAA XPress, Pink Lemonade - 700g</text:p>
          </table:table-cell>
          <table:table-cell table:style-name="ce4" office:value-type="float" office:value="728633104529">
            <text:p>72863310452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81">
            <text:p>0.81</text:p>
          </table:table-cell>
          <table:table-cell table:style-name="ce4" office:value-type="float" office:value="20.31">
            <text:p>20.31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Beef Aminos 200 tablets ()</text:p>
          </table:table-cell>
          <table:table-cell table:style-name="ce8" office:value-type="float" office:value="7.721">
            <text:p>7.7210</text:p>
          </table:table-cell>
          <table:table-cell table:style-name="ce8" office:value-type="float" office:value="9.303">
            <text:p>9.303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5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Beef Aminos 500 tablets (0)</text:p>
          </table:table-cell>
          <table:table-cell table:style-name="ce8" office:value-type="float" office:value="20.36">
            <text:p>20.3600</text:p>
          </table:table-cell>
          <table:table-cell table:style-name="ce8" office:value-type="float" office:value="20.363">
            <text:p>20.36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5308">
            <text:p>5308</text:p>
          </table:table-cell>
          <table:table-cell table:style-name="ce4" office:value-type="string">
            <text:p>5308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Beta Alanine 150 Caps ()</text:p>
          </table:table-cell>
          <table:table-cell table:style-name="ce9" office:value-type="float" office:value="10">
            <text:p>10.0000</text:p>
          </table:table-cell>
          <table:table-cell table:style-name="ce9" office:value-type="float" office:value="9.9995">
            <text:p>9.9995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308">
            <text:p>5308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Beta Alanine - 150 caps</text:p>
          </table:table-cell>
          <table:table-cell table:style-name="ce4" office:value-type="float" office:value="728633103850">
            <text:p>72863310385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9">
            <text:p>0.19</text:p>
          </table:table-cell>
          <table:table-cell table:style-name="ce4" office:value-type="float" office:value="8.51">
            <text:p>8.51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6683">
            <text:p>6683</text:p>
          </table:table-cell>
          <table:table-cell table:style-name="ce4" office:value-type="string">
            <text:p>6683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Beta Alanine Powder 120g (0)</text:p>
          </table:table-cell>
          <table:table-cell table:style-name="ce9" office:value-type="float" office:value="9.37">
            <text:p>9.3700</text:p>
          </table:table-cell>
          <table:table-cell table:style-name="ce9" office:value-type="float" office:value="9.373">
            <text:p>9.373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683">
            <text:p>6683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Beta Alanine - 120g</text:p>
          </table:table-cell>
          <table:table-cell table:style-name="ce4" office:value-type="float" office:value="728633100941">
            <text:p>72863310094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65">
            <text:p>0.165</text:p>
          </table:table-cell>
          <table:table-cell table:style-name="ce4" office:value-type="float" office:value="7.97">
            <text:p>7.97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4924">
            <text:p>4924</text:p>
          </table:table-cell>
          <table:table-cell table:style-name="ce4" office:value-type="string">
            <text:p>4924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Big Bang 3.0 825g (Orange)</text:p>
          </table:table-cell>
          <table:table-cell table:number-columns-repeated="2" table:style-name="ce9" office:value-type="float" office:value="22.92">
            <text:p>22.92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24">
            <text:p>4924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Big Bang, Orange - 825g</text:p>
          </table:table-cell>
          <table:table-cell table:style-name="ce4" office:value-type="float" office:value="728633105311">
            <text:p>72863310531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985">
            <text:p>0.985</text:p>
          </table:table-cell>
          <table:table-cell table:style-name="ce4" office:value-type="float" office:value="19.5">
            <text:p>19.5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7800">
            <text:p>7800</text:p>
          </table:table-cell>
          <table:table-cell table:style-name="ce4" office:value-type="string">
            <text:p>7800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Caffeine 100 Caps ()</text:p>
          </table:table-cell>
          <table:table-cell table:style-name="ce9" office:value-type="float" office:value="3.54">
            <text:p>3.5400</text:p>
          </table:table-cell>
          <table:table-cell table:style-name="ce9" office:value-type="float" office:value="3.5392">
            <text:p>3.5392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7800">
            <text:p>7800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Caffeine, 100mg - 100 caps</text:p>
          </table:table-cell>
          <table:table-cell table:style-name="ce4" office:value-type="float" office:value="728633103751">
            <text:p>72863310375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">
            <text:p>0.1</text:p>
          </table:table-cell>
          <table:table-cell table:style-name="ce4" office:value-type="float" office:value="3.01">
            <text:p>3.01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324">
            <text:p>5324</text:p>
          </table:table-cell>
          <table:table-cell table:style-name="ce4" office:value-type="string">
            <text:p>5324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Casein Complex 2350g (Belgian Chocolate)</text:p>
          </table:table-cell>
          <table:table-cell table:style-name="ce9" office:value-type="float" office:value="32.62">
            <text:p>32.6200</text:p>
          </table:table-cell>
          <table:table-cell table:style-name="ce9" office:value-type="float" office:value="32.622">
            <text:p>32.622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324">
            <text:p>5324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Casein Complex, Belgian Chocolate - 2350g</text:p>
          </table:table-cell>
          <table:table-cell table:style-name="ce4" office:value-type="float" office:value="728633108367">
            <text:p>72863310836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67">
            <text:p>2.67</text:p>
          </table:table-cell>
          <table:table-cell table:style-name="ce4" office:value-type="float" office:value="27.75">
            <text:p>27.75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939">
            <text:p>5939</text:p>
          </table:table-cell>
          <table:table-cell table:style-name="ce4" office:value-type="string">
            <text:p>5939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Casein Complex 920g (Belgian Chocolate)</text:p>
          </table:table-cell>
          <table:table-cell table:style-name="ce9" office:value-type="float" office:value="15.17">
            <text:p>15.1700</text:p>
          </table:table-cell>
          <table:table-cell table:style-name="ce9" office:value-type="float" office:value="15.172">
            <text:p>15.172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939">
            <text:p>5939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Casein Complex, Belgian Chocolate - 920g</text:p>
          </table:table-cell>
          <table:table-cell table:style-name="ce4" office:value-type="float" office:value="728633108121">
            <text:p>72863310812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15">
            <text:p>1.15</text:p>
          </table:table-cell>
          <table:table-cell table:style-name="ce4" office:value-type="float" office:value="12.91">
            <text:p>12.91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Citrulline Malate 90 Caps ()</text:p>
          </table:table-cell>
          <table:table-cell table:style-name="ce8" office:value-type="float" office:value="12.12">
            <text:p>12.1200</text:p>
          </table:table-cell>
          <table:table-cell table:style-name="ce8" office:value-type="float" office:value="12.116">
            <text:p>12.11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7808">
            <text:p>7808</text:p>
          </table:table-cell>
          <table:table-cell table:style-name="ce4" office:value-type="string">
            <text:p>7808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Cla 60 Caps ()</text:p>
          </table:table-cell>
          <table:table-cell table:style-name="ce9" office:value-type="float" office:value="9.47">
            <text:p>9.4700</text:p>
          </table:table-cell>
          <table:table-cell table:style-name="ce9" office:value-type="float" office:value="9.4675">
            <text:p>9.4675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7808">
            <text:p>7808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CLA - 60 caps</text:p>
          </table:table-cell>
          <table:table-cell table:style-name="ce4" office:value-type="float" office:value="728633101078">
            <text:p>72863310107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35">
            <text:p>0.135</text:p>
          </table:table-cell>
          <table:table-cell table:style-name="ce4" office:value-type="float" office:value="8.05">
            <text:p>8.05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329">
            <text:p>5329</text:p>
          </table:table-cell>
          <table:table-cell table:style-name="ce4" office:value-type="string">
            <text:p>5329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Collagen Liquid 1000 ml (Wild Berry)</text:p>
          </table:table-cell>
          <table:table-cell table:style-name="ce9" office:value-type="float" office:value="12.54">
            <text:p>12.5400</text:p>
          </table:table-cell>
          <table:table-cell table:style-name="ce9" office:value-type="float" office:value="12.537">
            <text:p>12.53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329">
            <text:p>5329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Collagen Liquid, Wild Berry - 1000 ml.</text:p>
          </table:table-cell>
          <table:table-cell table:style-name="ce4" office:value-type="float" office:value="728633102952">
            <text:p>72863310295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27">
            <text:p>1.27</text:p>
          </table:table-cell>
          <table:table-cell table:style-name="ce4" office:value-type="float" office:value="10.66">
            <text:p>10.66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4979">
            <text:p>4979</text:p>
          </table:table-cell>
          <table:table-cell table:style-name="ce4" office:value-type="string">
            <text:p>4979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Crea-Bomb 660g (Grapefruit)</text:p>
          </table:table-cell>
          <table:table-cell table:style-name="ce9" office:value-type="float" office:value="15.2">
            <text:p>15.2000</text:p>
          </table:table-cell>
          <table:table-cell table:style-name="ce9" office:value-type="float" office:value="15.197">
            <text:p>15.19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79">
            <text:p>4979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Crea-Bomb, Grapefruit - 660g</text:p>
          </table:table-cell>
          <table:table-cell table:style-name="ce4" office:value-type="float" office:value="728633104253">
            <text:p>72863310425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82">
            <text:p>0.82</text:p>
          </table:table-cell>
          <table:table-cell table:style-name="ce4" office:value-type="float" office:value="12.93">
            <text:p>12.93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4980">
            <text:p>4980</text:p>
          </table:table-cell>
          <table:table-cell table:style-name="ce4" office:value-type="string">
            <text:p>4980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Crea-Bomb 660g (Passion Fruit)</text:p>
          </table:table-cell>
          <table:table-cell table:style-name="ce9" office:value-type="float" office:value="15.2">
            <text:p>15.2000</text:p>
          </table:table-cell>
          <table:table-cell table:style-name="ce9" office:value-type="float" office:value="15.197">
            <text:p>15.19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80">
            <text:p>4980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Crea-Bomb, Passion Fruit - 660g</text:p>
          </table:table-cell>
          <table:table-cell table:style-name="ce4" office:value-type="float" office:value="728633105380">
            <text:p>72863310538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82">
            <text:p>0.82</text:p>
          </table:table-cell>
          <table:table-cell table:style-name="ce4" office:value-type="float" office:value="12.93">
            <text:p>12.93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4922">
            <text:p>4922</text:p>
          </table:table-cell>
          <table:table-cell table:style-name="ce4" office:value-type="string">
            <text:p>4922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Crea-Bomb 660g (Pink Lemon)</text:p>
          </table:table-cell>
          <table:table-cell table:style-name="ce9" office:value-type="float" office:value="15.2">
            <text:p>15.2000</text:p>
          </table:table-cell>
          <table:table-cell table:style-name="ce9" office:value-type="float" office:value="15.197">
            <text:p>15.19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22">
            <text:p>4922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Crea-Bomb, Pink Lemonade - 660g</text:p>
          </table:table-cell>
          <table:table-cell table:style-name="ce4" office:value-type="float" office:value="728633104260">
            <text:p>72863310426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82">
            <text:p>0.82</text:p>
          </table:table-cell>
          <table:table-cell table:style-name="ce4" office:value-type="float" office:value="12.93">
            <text:p>12.93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8435">
            <text:p>8435</text:p>
          </table:table-cell>
          <table:table-cell office:value-type="string">
            <text:p>Scitec Nutrition</text:p>
          </table:table-cell>
          <table:table-cell office:value-type="string">
            <text:p>Creatine Monohydrate 1000g ()</text:p>
          </table:table-cell>
          <table:table-cell office:value-type="float" office:value="13.17">
            <text:p>13.1700</text:p>
          </table:table-cell>
          <table:table-cell office:value-type="float" office:value="13.167">
            <text:p>13.16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435">
            <text:p>8435</text:p>
          </table:table-cell>
          <table:table-cell office:value-type="string">
            <text:p>SciTec</text:p>
          </table:table-cell>
          <table:table-cell office:value-type="string">
            <text:p>Creatine Monohydrate - 1000g</text:p>
          </table:table-cell>
          <table:table-cell office:value-type="float" office:value="728633107186">
            <text:p>728633107186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  <table:table-cell office:value-type="float" office:value="20.44">
            <text:p>20.44</text:p>
          </table:table-cell>
          <table:table-cell table:number-columns-repeated="1008"/>
        </table:table-row>
        <table:table-row table:style-name="ro1">
          <table:table-cell table:style-name="ce4" office:value-type="float" office:value="7674">
            <text:p>7674</text:p>
          </table:table-cell>
          <table:table-cell table:style-name="ce4" office:value-type="string">
            <text:p>7674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Creatine Monohydrate 300g ()</text:p>
          </table:table-cell>
          <table:table-cell table:style-name="ce9" office:value-type="float" office:value="4.41">
            <text:p>4.4100</text:p>
          </table:table-cell>
          <table:table-cell table:style-name="ce9" office:value-type="float" office:value="4.4058">
            <text:p>4.4058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7674">
            <text:p>7674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Creatine Monohydrate - 300g</text:p>
          </table:table-cell>
          <table:table-cell table:style-name="ce4" office:value-type="float" office:value="728633107148">
            <text:p>72863310714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405">
            <text:p>0.405</text:p>
          </table:table-cell>
          <table:table-cell table:style-name="ce4" office:value-type="float" office:value="3.75">
            <text:p>3.75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7930">
            <text:p>7930</text:p>
          </table:table-cell>
          <table:table-cell office:value-type="string">
            <text:p>Scitec Nutrition</text:p>
          </table:table-cell>
          <table:table-cell office:value-type="string">
            <text:p>Creatine Monohydrate 500g ()</text:p>
          </table:table-cell>
          <table:table-cell office:value-type="float" office:value="7.64">
            <text:p>7.6400</text:p>
          </table:table-cell>
          <table:table-cell office:value-type="float" office:value="7.6356">
            <text:p>7.6356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7930">
            <text:p>7930</text:p>
          </table:table-cell>
          <table:table-cell office:value-type="string">
            <text:p>SciTec</text:p>
          </table:table-cell>
          <table:table-cell office:value-type="string">
            <text:p>Creatine Monohydrate - 500g</text:p>
          </table:table-cell>
          <table:table-cell office:value-type="float" office:value="728633107179">
            <text:p>728633107179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10.59">
            <text:p>10.59</text:p>
          </table:table-cell>
          <table:table-cell table:number-columns-repeated="1008"/>
        </table:table-row>
        <table:table-row table:style-name="ro1">
          <table:table-cell table:style-name="ce4" office:value-type="float" office:value="7802">
            <text:p>7802</text:p>
          </table:table-cell>
          <table:table-cell table:style-name="ce4" office:value-type="string">
            <text:p>7802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Daa Pro 120 Caps ()</text:p>
          </table:table-cell>
          <table:table-cell table:style-name="ce9" office:value-type="float" office:value="8.24">
            <text:p>8.2400</text:p>
          </table:table-cell>
          <table:table-cell table:style-name="ce9" office:value-type="float" office:value="8.2425">
            <text:p>8.2425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7802">
            <text:p>7802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DAA Pro - 120 caps</text:p>
          </table:table-cell>
          <table:table-cell table:style-name="ce4" office:value-type="float" office:value="728633107360">
            <text:p>72863310736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55">
            <text:p>0.155</text:p>
          </table:table-cell>
          <table:table-cell table:style-name="ce4" office:value-type="float" office:value="7.01">
            <text:p>7.01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6686">
            <text:p>6686</text:p>
          </table:table-cell>
          <table:table-cell table:style-name="ce4" office:value-type="string">
            <text:p>6686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G-Bcaa 250 Caps ()</text:p>
          </table:table-cell>
          <table:table-cell table:style-name="ce9" office:value-type="float" office:value="15.05">
            <text:p>15.0500</text:p>
          </table:table-cell>
          <table:table-cell table:style-name="ce9" office:value-type="float" office:value="15.049">
            <text:p>15.04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686">
            <text:p>6686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G-BCAA - 250 caps</text:p>
          </table:table-cell>
          <table:table-cell table:style-name="ce4" office:value-type="float" office:value="728633104376">
            <text:p>72863310437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45">
            <text:p>0.45</text:p>
          </table:table-cell>
          <table:table-cell table:style-name="ce4" office:value-type="float" office:value="12.8">
            <text:p>12.8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Hot Blood 3.0 300g (Guarana)</text:p>
          </table:table-cell>
          <table:table-cell table:style-name="ce8" office:value-type="float" office:value="7.693">
            <text:p>7.6930</text:p>
          </table:table-cell>
          <table:table-cell table:style-name="ce8" office:value-type="float" office:value="9.2694">
            <text:p>9.2694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5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Hot Blood 3.0 300g (Lemonade)</text:p>
          </table:table-cell>
          <table:table-cell table:style-name="ce8" office:value-type="float" office:value="7.693">
            <text:p>7.6930</text:p>
          </table:table-cell>
          <table:table-cell table:style-name="ce8" office:value-type="float" office:value="9.2694">
            <text:p>9.2694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5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Hot Blood 3.0 300g (Orange Juice)</text:p>
          </table:table-cell>
          <table:table-cell table:style-name="ce8" office:value-type="float" office:value="7.693">
            <text:p>7.6930</text:p>
          </table:table-cell>
          <table:table-cell table:style-name="ce8" office:value-type="float" office:value="9.2694">
            <text:p>9.2694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5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Hot Blood 3.0 300g (Tropical Punch)</text:p>
          </table:table-cell>
          <table:table-cell table:style-name="ce8" office:value-type="float" office:value="7.693">
            <text:p>7.6930</text:p>
          </table:table-cell>
          <table:table-cell table:style-name="ce8" office:value-type="float" office:value="9.2694">
            <text:p>9.2694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5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Hot Blood 3.0 820g (Guarana)</text:p>
          </table:table-cell>
          <table:table-cell table:number-columns-repeated="2" table:style-name="ce8" office:value-type="float" office:value="22.09">
            <text:p>22.0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Hot Blood 3.0 820g (Lemonade)</text:p>
          </table:table-cell>
          <table:table-cell table:number-columns-repeated="2" table:style-name="ce8" office:value-type="float" office:value="22.09">
            <text:p>22.0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Hot Blood 3.0 820g (Orange Juice)</text:p>
          </table:table-cell>
          <table:table-cell table:number-columns-repeated="2" table:style-name="ce8" office:value-type="float" office:value="22.09">
            <text:p>22.0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Hot Blood 3.0 820g (Tropical Punch)</text:p>
          </table:table-cell>
          <table:table-cell table:number-columns-repeated="2" table:style-name="ce8" office:value-type="float" office:value="22.09">
            <text:p>22.0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4987">
            <text:p>4987</text:p>
          </table:table-cell>
          <table:table-cell table:style-name="ce4" office:value-type="string">
            <text:p>4987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Jumbo 4400g (Chocolate)</text:p>
          </table:table-cell>
          <table:table-cell table:number-columns-repeated="2" table:style-name="ce9" office:value-type="float" office:value="30.89">
            <text:p>30.89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87">
            <text:p>4987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Jumbo, Chocolate - 4400g</text:p>
          </table:table-cell>
          <table:table-cell table:style-name="ce4" office:value-type="float" office:value="728633102853">
            <text:p>72863310285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26.27">
            <text:p>26.27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288">
            <text:p>5288</text:p>
          </table:table-cell>
          <table:table-cell table:style-name="ce4" office:value-type="string">
            <text:p>5288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Jumbo 4400g (Strawberry)</text:p>
          </table:table-cell>
          <table:table-cell table:number-columns-repeated="2" table:style-name="ce9" office:value-type="float" office:value="30.89">
            <text:p>30.89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288">
            <text:p>5288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Jumbo, Strawberry - 4400g</text:p>
          </table:table-cell>
          <table:table-cell table:style-name="ce4" office:value-type="float" office:value="728633103010">
            <text:p>72863310301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26.27">
            <text:p>26.27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289">
            <text:p>5289</text:p>
          </table:table-cell>
          <table:table-cell table:style-name="ce4" office:value-type="string">
            <text:p>5289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Jumbo 4400g (Vanilla)</text:p>
          </table:table-cell>
          <table:table-cell table:number-columns-repeated="2" table:style-name="ce9" office:value-type="float" office:value="30.89">
            <text:p>30.89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289">
            <text:p>5289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Jumbo, Vanilla - 4400g</text:p>
          </table:table-cell>
          <table:table-cell table:style-name="ce4" office:value-type="float" office:value="728633103003">
            <text:p>72863310300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26.27">
            <text:p>26.27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4903">
            <text:p>4903</text:p>
          </table:table-cell>
          <table:table-cell table:style-name="ce4" office:value-type="string">
            <text:p>4903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Jumbo Pak 44 Pack ()</text:p>
          </table:table-cell>
          <table:table-cell table:style-name="ce9" office:value-type="float" office:value="20.57">
            <text:p>20.5700</text:p>
          </table:table-cell>
          <table:table-cell table:style-name="ce9" office:value-type="float" office:value="20.568">
            <text:p>20.568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03">
            <text:p>4903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Jumbo Pak - 44 packets</text:p>
          </table:table-cell>
          <table:table-cell table:style-name="ce4" office:value-type="float" office:value="728633109005">
            <text:p>72863310900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81">
            <text:p>0.81</text:p>
          </table:table-cell>
          <table:table-cell table:style-name="ce4" office:value-type="float" office:value="17.5">
            <text:p>17.5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4990">
            <text:p>4990</text:p>
          </table:table-cell>
          <table:table-cell office:value-type="string">
            <text:p>Scitec Nutrition</text:p>
          </table:table-cell>
          <table:table-cell office:value-type="string">
            <text:p>King Creatine 120 Caps ()</text:p>
          </table:table-cell>
          <table:table-cell office:value-type="float" office:value="8.31">
            <text:p>8.3100</text:p>
          </table:table-cell>
          <table:table-cell office:value-type="float" office:value="10.012">
            <text:p>10.0120</text:p>
          </table:table-cell>
          <table:table-cell office:value-type="string">
            <text:p>V</text:p>
          </table:table-cell>
          <table:table-cell office:value-type="string">
            <text:p>BUY 5 GET ONE FREE</text:p>
          </table:table-cell>
          <table:table-cell/>
          <table:table-cell office:value-type="float" office:value="4990">
            <text:p>4990</text:p>
          </table:table-cell>
          <table:table-cell office:value-type="string">
            <text:p>SciTec</text:p>
          </table:table-cell>
          <table:table-cell office:value-type="string">
            <text:p>King Creatine - 120 caps</text:p>
          </table:table-cell>
          <table:table-cell office:value-type="float" office:value="728633108244">
            <text:p>728633108244</text:p>
          </table:table-cell>
          <table:table-cell office:value-type="float" office:value="1">
            <text:p>1</text:p>
          </table:table-cell>
          <table:table-cell office:value-type="float" office:value="0.275">
            <text:p>0.275</text:p>
          </table:table-cell>
          <table:table-cell office:value-type="float" office:value="8.52">
            <text:p>8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927">
            <text:p>4927</text:p>
          </table:table-cell>
          <table:table-cell office:value-type="string">
            <text:p>Scitec Nutrition</text:p>
          </table:table-cell>
          <table:table-cell office:value-type="string">
            <text:p>L-Glutamine 300g ()</text:p>
          </table:table-cell>
          <table:table-cell office:value-type="float" office:value="11.98">
            <text:p>11.9800</text:p>
          </table:table-cell>
          <table:table-cell office:value-type="float" office:value="11.979">
            <text:p>11.97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927">
            <text:p>4927</text:p>
          </table:table-cell>
          <table:table-cell office:value-type="string">
            <text:p>SciTec</text:p>
          </table:table-cell>
          <table:table-cell office:value-type="string">
            <text:p>L-Glutamine - 300g</text:p>
          </table:table-cell>
          <table:table-cell office:value-type="float" office:value="728633105090">
            <text:p>728633105090</text:p>
          </table:table-cell>
          <table:table-cell office:value-type="float" office:value="0">
            <text:p>0</text:p>
          </table:table-cell>
          <table:table-cell office:value-type="float" office:value="0.405">
            <text:p>0.405</text:p>
          </table:table-cell>
          <table:table-cell office:value-type="float" office:value="10.19">
            <text:p>10.19</text:p>
          </table:table-cell>
          <table:table-cell table:number-columns-repeated="1008"/>
        </table:table-row>
        <table:table-row table:style-name="ro1">
          <table:table-cell table:style-name="ce4" office:value-type="float" office:value="6690">
            <text:p>6690</text:p>
          </table:table-cell>
          <table:table-cell table:style-name="ce4" office:value-type="string">
            <text:p>6690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L-Glutamine 600g ()</text:p>
          </table:table-cell>
          <table:table-cell table:style-name="ce9" office:value-type="float" office:value="19.94">
            <text:p>19.9400</text:p>
          </table:table-cell>
          <table:table-cell table:style-name="ce9" office:value-type="float" office:value="19.937">
            <text:p>19.93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690">
            <text:p>6690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L-Glutamine - 600g</text:p>
          </table:table-cell>
          <table:table-cell table:style-name="ce4" office:value-type="float" office:value="728633102860">
            <text:p>72863310286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16.96">
            <text:p>16.96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340">
            <text:p>5340</text:p>
          </table:table-cell>
          <table:table-cell table:style-name="ce4" office:value-type="string">
            <text:p>5340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Leucin 100 Caps ()</text:p>
          </table:table-cell>
          <table:table-cell table:style-name="ce9" office:value-type="float" office:value="5.28">
            <text:p>5.2800</text:p>
          </table:table-cell>
          <table:table-cell table:style-name="ce9" office:value-type="float" office:value="5.2843">
            <text:p>5.2843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340">
            <text:p>5340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Leucine - 100 caps</text:p>
          </table:table-cell>
          <table:table-cell table:style-name="ce4" office:value-type="float" office:value="728633103768">
            <text:p>72863310376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05">
            <text:p>0.105</text:p>
          </table:table-cell>
          <table:table-cell table:style-name="ce4" office:value-type="float" office:value="4.49">
            <text:p>4.49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4938">
            <text:p>4938</text:p>
          </table:table-cell>
          <table:table-cell table:style-name="ce4" office:value-type="string">
            <text:p>4938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Liver Support 80 Caps ()</text:p>
          </table:table-cell>
          <table:table-cell table:style-name="ce9" office:value-type="float" office:value="5.4">
            <text:p>5.4000</text:p>
          </table:table-cell>
          <table:table-cell table:style-name="ce9" office:value-type="float" office:value="5.3956">
            <text:p>5.3956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38">
            <text:p>4938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Liver Support - 80 caps</text:p>
          </table:table-cell>
          <table:table-cell table:style-name="ce4" office:value-type="float" office:value="728633101085">
            <text:p>7286331010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15">
            <text:p>0.115</text:p>
          </table:table-cell>
          <table:table-cell table:style-name="ce4" office:value-type="float" office:value="4.59">
            <text:p>4.59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7613">
            <text:p>7613</text:p>
          </table:table-cell>
          <table:table-cell table:style-name="ce4" office:value-type="string">
            <text:p>7613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Ma War Machine 350g ()</text:p>
          </table:table-cell>
          <table:table-cell table:style-name="ce9" office:value-type="float" office:value="10.46">
            <text:p>10.4600</text:p>
          </table:table-cell>
          <table:table-cell table:style-name="ce9" office:value-type="float" office:value="10.457">
            <text:p>10.45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7613">
            <text:p>7613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War Machine, Orange - 350g</text:p>
          </table:table-cell>
          <table:table-cell table:style-name="ce4" office:value-type="float" office:value="728633109081">
            <text:p>72863310908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42">
            <text:p>0.42</text:p>
          </table:table-cell>
          <table:table-cell table:style-name="ce4" office:value-type="float" office:value="8.9">
            <text:p>8.9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349">
            <text:p>5349</text:p>
          </table:table-cell>
          <table:table-cell table:style-name="ce4" office:value-type="string">
            <text:p>5349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Mega Arginine 140 Caps ()</text:p>
          </table:table-cell>
          <table:table-cell table:style-name="ce9" office:value-type="float" office:value="11.11">
            <text:p>11.1100</text:p>
          </table:table-cell>
          <table:table-cell table:style-name="ce9" office:value-type="float" office:value="11.113">
            <text:p>11.113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349">
            <text:p>5349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Mega Arginine - 140 caps</text:p>
          </table:table-cell>
          <table:table-cell table:style-name="ce4" office:value-type="float" office:value="728633105540">
            <text:p>72863310554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15">
            <text:p>0.315</text:p>
          </table:table-cell>
          <table:table-cell table:style-name="ce4" office:value-type="float" office:value="9.45">
            <text:p>9.45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7813">
            <text:p>7813</text:p>
          </table:table-cell>
          <table:table-cell table:style-name="ce4" office:value-type="string">
            <text:p>7813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Mega Arginine 90 Caps ()</text:p>
          </table:table-cell>
          <table:table-cell table:style-name="ce9" office:value-type="float" office:value="7.96">
            <text:p>7.9600</text:p>
          </table:table-cell>
          <table:table-cell table:style-name="ce9" office:value-type="float" office:value="7.9576">
            <text:p>7.9576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7813">
            <text:p>7813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Mega Arginine - 90 caps</text:p>
          </table:table-cell>
          <table:table-cell table:style-name="ce4" office:value-type="float" office:value="728633104338">
            <text:p>72863310433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8">
            <text:p>0.18</text:p>
          </table:table-cell>
          <table:table-cell table:style-name="ce4" office:value-type="float" office:value="6.77">
            <text:p>6.77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6301">
            <text:p>6301</text:p>
          </table:table-cell>
          <table:table-cell table:style-name="ce4" office:value-type="string">
            <text:p>6301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Mega Daily One Plus 120 Caps ()</text:p>
          </table:table-cell>
          <table:table-cell table:style-name="ce9" office:value-type="float" office:value="9.07">
            <text:p>9.0700</text:p>
          </table:table-cell>
          <table:table-cell table:style-name="ce9" office:value-type="float" office:value="9.0713">
            <text:p>9.0713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301">
            <text:p>6301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Mega Daily One Plus - 120 caps</text:p>
          </table:table-cell>
          <table:table-cell table:style-name="ce4" office:value-type="float" office:value="728633108992">
            <text:p>72863310899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45">
            <text:p>0.245</text:p>
          </table:table-cell>
          <table:table-cell table:style-name="ce4" office:value-type="float" office:value="7.72">
            <text:p>7.72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Mega Kre-Alkalyn 120 Caps ()</text:p>
          </table:table-cell>
          <table:table-cell table:style-name="ce8" office:value-type="float" office:value="21.87">
            <text:p>21.8700</text:p>
          </table:table-cell>
          <table:table-cell table:style-name="ce8" office:value-type="float" office:value="21.868">
            <text:p>21.86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7710">
            <text:p>7710</text:p>
          </table:table-cell>
          <table:table-cell table:style-name="ce4" office:value-type="string">
            <text:p>7710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Mega Kre-Alkalyn 80 Caps ()</text:p>
          </table:table-cell>
          <table:table-cell table:style-name="ce9" office:value-type="float" office:value="11.74">
            <text:p>11.7400</text:p>
          </table:table-cell>
          <table:table-cell table:style-name="ce9" office:value-type="float" office:value="11.744">
            <text:p>11.744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7710">
            <text:p>7710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Mega Kre-Alkalyn - 80 caps</text:p>
          </table:table-cell>
          <table:table-cell table:style-name="ce4" office:value-type="float" office:value="728633105007">
            <text:p>72863310500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55">
            <text:p>0.155</text:p>
          </table:table-cell>
          <table:table-cell table:style-name="ce4" office:value-type="float" office:value="9.99">
            <text:p>9.99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7752">
            <text:p>7752</text:p>
          </table:table-cell>
          <table:table-cell table:style-name="ce4" office:value-type="string">
            <text:p>7752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Monster Pak 60 Pack ()</text:p>
          </table:table-cell>
          <table:table-cell table:style-name="ce9" office:value-type="float" office:value="19.48">
            <text:p>19.4800</text:p>
          </table:table-cell>
          <table:table-cell table:style-name="ce9" office:value-type="float" office:value="23.477">
            <text:p>23.4770</text:p>
          </table:table-cell>
          <table:table-cell table:style-name="ce4" office:value-type="string">
            <text:p>V</text:p>
          </table:table-cell>
          <table:table-cell table:style-name="ce4" office:value-type="string">
            <text:p>BUY 5 GET ONE FREE</text:p>
          </table:table-cell>
          <table:table-cell/>
          <table:table-cell table:style-name="ce4" office:value-type="float" office:value="7752">
            <text:p>7752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Monster Pak - 60 packets</text:p>
          </table:table-cell>
          <table:table-cell table:style-name="ce4" office:value-type="float" office:value="728633109012">
            <text:p>7286331090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645">
            <text:p>0.645</text:p>
          </table:table-cell>
          <table:table-cell table:style-name="ce4" office:value-type="float" office:value="19.97">
            <text:p>19.97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4923">
            <text:p>4923</text:p>
          </table:table-cell>
          <table:table-cell table:style-name="ce4" office:value-type="string">
            <text:p>4923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Multipro Plus 30 Pack ()</text:p>
          </table:table-cell>
          <table:table-cell table:style-name="ce9" office:value-type="float" office:value="9.95">
            <text:p>9.9500</text:p>
          </table:table-cell>
          <table:table-cell table:style-name="ce9" office:value-type="float" office:value="9.9505">
            <text:p>9.9505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23">
            <text:p>4923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Multi Pro Plus - 30 packets</text:p>
          </table:table-cell>
          <table:table-cell table:style-name="ce4" office:value-type="float" office:value="728633109029">
            <text:p>72863310902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415">
            <text:p>0.415</text:p>
          </table:table-cell>
          <table:table-cell table:style-name="ce4" office:value-type="float" office:value="8.46">
            <text:p>8.46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652">
            <text:p>5652</text:p>
          </table:table-cell>
          <table:table-cell table:style-name="ce4" office:value-type="string">
            <text:p>5652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Pow3Rd! 350g (Apple)</text:p>
          </table:table-cell>
          <table:table-cell table:style-name="ce9" office:value-type="float" office:value="12.36">
            <text:p>12.3600</text:p>
          </table:table-cell>
          <table:table-cell table:style-name="ce9" office:value-type="float" office:value="12.363">
            <text:p>12.363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652">
            <text:p>5652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Pow3rd!, Apple - 350g</text:p>
          </table:table-cell>
          <table:table-cell table:style-name="ce4" office:value-type="float" office:value="728633108671">
            <text:p>72863310867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10.52">
            <text:p>10.52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653">
            <text:p>5653</text:p>
          </table:table-cell>
          <table:table-cell table:style-name="ce4" office:value-type="string">
            <text:p>5653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Pow3Rd! 350g (Cherry Crank)</text:p>
          </table:table-cell>
          <table:table-cell table:style-name="ce9" office:value-type="float" office:value="12.36">
            <text:p>12.3600</text:p>
          </table:table-cell>
          <table:table-cell table:style-name="ce9" office:value-type="float" office:value="12.363">
            <text:p>12.363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653">
            <text:p>5653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Pow3rd!, Charged Cherry - 350g</text:p>
          </table:table-cell>
          <table:table-cell table:style-name="ce4" office:value-type="float" office:value="728633108688">
            <text:p>72863310868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10.52">
            <text:p>10.52</text:p>
          </table:table-cell>
          <table:table-cell table:style-name="ce4" table:number-columns-repeated="1008"/>
        </table:table-row>
        <table:table-row table:style-name="ro1">
          <table:table-cell table:style-name="ce5" office:value-type="float" office:value="5653">
            <text:p>5653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Scitec Nutrition</text:p>
          </table:table-cell>
          <table:table-cell table:style-name="ce5" office:value-type="string">
            <text:p>Pow3Rd! 350g (Power Pear)</text:p>
          </table:table-cell>
          <table:table-cell table:style-name="ce10" office:value-type="float" office:value="12.36">
            <text:p>12.3600</text:p>
          </table:table-cell>
          <table:table-cell table:style-name="ce10" office:value-type="float" office:value="12.363">
            <text:p>12.363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5653">
            <text:p>5653</text:p>
          </table:table-cell>
          <table:table-cell table:style-name="ce5" office:value-type="string">
            <text:p>SciTec</text:p>
          </table:table-cell>
          <table:table-cell table:style-name="ce5" office:value-type="string">
            <text:p>Pow3rd!, Charged Cherry - 350g</text:p>
          </table:table-cell>
          <table:table-cell table:style-name="ce5" office:value-type="float" office:value="728633108688">
            <text:p>72863310868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10.52">
            <text:p>10.52</text:p>
          </table:table-cell>
          <table:table-cell table:style-name="ce5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Protein Pancake 1036g (Coconut White Chocolate)</text:p>
          </table:table-cell>
          <table:table-cell table:style-name="ce8" office:value-type="float" office:value="11.11">
            <text:p>11.1100</text:p>
          </table:table-cell>
          <table:table-cell table:style-name="ce8" office:value-type="float" office:value="11.109">
            <text:p>11.10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7776">
            <text:p>7776</text:p>
          </table:table-cell>
          <table:table-cell table:style-name="ce4" office:value-type="string">
            <text:p>7776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Revex-16 108 Caps ()</text:p>
          </table:table-cell>
          <table:table-cell table:style-name="ce9" office:value-type="float" office:value="14.11">
            <text:p>14.1100</text:p>
          </table:table-cell>
          <table:table-cell table:style-name="ce9" office:value-type="float" office:value="14.108">
            <text:p>14.108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7776">
            <text:p>7776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Revex-16 - 108 caps</text:p>
          </table:table-cell>
          <table:table-cell table:style-name="ce4" office:value-type="float" office:value="728633105113">
            <text:p>72863310511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4">
            <text:p>0.14</text:p>
          </table:table-cell>
          <table:table-cell table:style-name="ce4" office:value-type="float" office:value="12">
            <text:p>12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7789">
            <text:p>7789</text:p>
          </table:table-cell>
          <table:table-cell table:style-name="ce4" office:value-type="string">
            <text:p>7789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Taurine 90 Caps ()</text:p>
          </table:table-cell>
          <table:table-cell table:style-name="ce9" office:value-type="float" office:value="4.1">
            <text:p>4.1000</text:p>
          </table:table-cell>
          <table:table-cell table:style-name="ce9" office:value-type="float" office:value="4.0964">
            <text:p>4.0964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7789">
            <text:p>7789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Taurine - 90 caps</text:p>
          </table:table-cell>
          <table:table-cell table:style-name="ce4" office:value-type="float" office:value="728633103430">
            <text:p>72863310343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5">
            <text:p>0.15</text:p>
          </table:table-cell>
          <table:table-cell table:style-name="ce4" office:value-type="float" office:value="3.48">
            <text:p>3.48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Ultrapure Creatine Monohydrate 500g ()</text:p>
          </table:table-cell>
          <table:table-cell table:number-columns-repeated="2" table:style-name="ce8" office:value-type="float" office:value="12.45">
            <text:p>12.45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Vitargo 900g (Orange)</text:p>
          </table:table-cell>
          <table:table-cell table:number-columns-repeated="2" table:style-name="ce8" office:value-type="float" office:value="15.68">
            <text:p>15.68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tec Nutrition</text:p>
          </table:table-cell>
          <table:table-cell table:style-name="ce3" office:value-type="string">
            <text:p>Vitargo 900g (Unflavoured)</text:p>
          </table:table-cell>
          <table:table-cell table:number-columns-repeated="2" table:style-name="ce8" office:value-type="float" office:value="15.68">
            <text:p>15.68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5387">
            <text:p>5387</text:p>
          </table:table-cell>
          <table:table-cell table:style-name="ce4" office:value-type="string">
            <text:p>5387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Isolate 2000g (Banana)</text:p>
          </table:table-cell>
          <table:table-cell table:style-name="ce9" office:value-type="float" office:value="30.94">
            <text:p>30.9400</text:p>
          </table:table-cell>
          <table:table-cell table:style-name="ce9" office:value-type="float" office:value="30.939">
            <text:p>30.93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387">
            <text:p>5387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Isolate, Banana - 2000g</text:p>
          </table:table-cell>
          <table:table-cell table:style-name="ce4" office:value-type="float" office:value="728633103676">
            <text:p>72863310367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39">
            <text:p>2.39</text:p>
          </table:table-cell>
          <table:table-cell table:style-name="ce4" office:value-type="float" office:value="26.32">
            <text:p>26.32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003">
            <text:p>5003</text:p>
          </table:table-cell>
          <table:table-cell table:style-name="ce4" office:value-type="string">
            <text:p>5003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Isolate 2000g (Chocolate)</text:p>
          </table:table-cell>
          <table:table-cell table:style-name="ce9" office:value-type="float" office:value="30.94">
            <text:p>30.9400</text:p>
          </table:table-cell>
          <table:table-cell table:style-name="ce9" office:value-type="float" office:value="30.939">
            <text:p>30.93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003">
            <text:p>5003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Isolate, Chocolate - 2000g</text:p>
          </table:table-cell>
          <table:table-cell table:style-name="ce4" office:value-type="float" office:value="728633102433">
            <text:p>7286331024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39">
            <text:p>2.39</text:p>
          </table:table-cell>
          <table:table-cell table:style-name="ce4" office:value-type="float" office:value="26.32">
            <text:p>26.32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002">
            <text:p>5002</text:p>
          </table:table-cell>
          <table:table-cell table:style-name="ce4" office:value-type="string">
            <text:p>5002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Isolate 2000g (Strawberry)</text:p>
          </table:table-cell>
          <table:table-cell table:style-name="ce9" office:value-type="float" office:value="30.94">
            <text:p>30.9400</text:p>
          </table:table-cell>
          <table:table-cell table:style-name="ce9" office:value-type="float" office:value="30.939">
            <text:p>30.93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002">
            <text:p>5002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Isolate, Strawberry - 2000g</text:p>
          </table:table-cell>
          <table:table-cell table:style-name="ce4" office:value-type="float" office:value="728633103645">
            <text:p>72863310364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39">
            <text:p>2.39</text:p>
          </table:table-cell>
          <table:table-cell table:style-name="ce4" office:value-type="float" office:value="26.32">
            <text:p>26.32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004">
            <text:p>5004</text:p>
          </table:table-cell>
          <table:table-cell table:style-name="ce4" office:value-type="string">
            <text:p>5004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Isolate 2000g (Vanilla)</text:p>
          </table:table-cell>
          <table:table-cell table:style-name="ce9" office:value-type="float" office:value="30.94">
            <text:p>30.9400</text:p>
          </table:table-cell>
          <table:table-cell table:style-name="ce9" office:value-type="float" office:value="30.939">
            <text:p>30.93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004">
            <text:p>5004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Isolate, Vanilla - 2000g</text:p>
          </table:table-cell>
          <table:table-cell table:style-name="ce4" office:value-type="float" office:value="728633102464">
            <text:p>7286331024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39">
            <text:p>2.39</text:p>
          </table:table-cell>
          <table:table-cell table:style-name="ce4" office:value-type="float" office:value="26.32">
            <text:p>26.32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9011">
            <text:p>9011</text:p>
          </table:table-cell>
          <table:table-cell table:style-name="ce4" office:value-type="string">
            <text:p>9011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5000g (Chocolate)</text:p>
          </table:table-cell>
          <table:table-cell table:style-name="ce9" office:value-type="float" office:value="60.21">
            <text:p>60.2100</text:p>
          </table:table-cell>
          <table:table-cell table:style-name="ce9" office:value-type="float" office:value="60.208">
            <text:p>60.208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011">
            <text:p>9011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, Chocolate - 5000g</text:p>
          </table:table-cell>
          <table:table-cell table:style-name="ce4" office:value-type="float" office:value="728633105960">
            <text:p>72863310596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62">
            <text:p>5.62</text:p>
          </table:table-cell>
          <table:table-cell table:style-name="ce4" office:value-type="float" office:value="51.21">
            <text:p>51.21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9012">
            <text:p>9012</text:p>
          </table:table-cell>
          <table:table-cell table:style-name="ce4" office:value-type="string">
            <text:p>9012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5000g (Strawberry)</text:p>
          </table:table-cell>
          <table:table-cell table:style-name="ce9" office:value-type="float" office:value="60.21">
            <text:p>60.2100</text:p>
          </table:table-cell>
          <table:table-cell table:style-name="ce9" office:value-type="float" office:value="60.208">
            <text:p>60.208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012">
            <text:p>9012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, Strawberry - 5000g</text:p>
          </table:table-cell>
          <table:table-cell table:style-name="ce4" office:value-type="float" office:value="728633106035">
            <text:p>7286331060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62">
            <text:p>5.62</text:p>
          </table:table-cell>
          <table:table-cell table:style-name="ce4" office:value-type="float" office:value="51.21">
            <text:p>51.21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9014">
            <text:p>9014</text:p>
          </table:table-cell>
          <table:table-cell table:style-name="ce4" office:value-type="string">
            <text:p>9014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5000g (Vanilla)</text:p>
          </table:table-cell>
          <table:table-cell table:style-name="ce9" office:value-type="float" office:value="60.21">
            <text:p>60.2100</text:p>
          </table:table-cell>
          <table:table-cell table:style-name="ce9" office:value-type="float" office:value="60.208">
            <text:p>60.208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014">
            <text:p>9014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, Vanilla - 5000g</text:p>
          </table:table-cell>
          <table:table-cell table:style-name="ce4" office:value-type="float" office:value="728633106028">
            <text:p>72863310602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62">
            <text:p>5.62</text:p>
          </table:table-cell>
          <table:table-cell table:style-name="ce4" office:value-type="float" office:value="51.21">
            <text:p>51.21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298">
            <text:p>5298</text:p>
          </table:table-cell>
          <table:table-cell table:style-name="ce4" office:value-type="string">
            <text:p>5298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Professional 2350g (Banana)</text:p>
          </table:table-cell>
          <table:table-cell table:number-columns-repeated="2" table:style-name="ce9" office:value-type="float" office:value="31.15">
            <text:p>31.15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298">
            <text:p>5298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 Professional, Banana - 2350g</text:p>
          </table:table-cell>
          <table:table-cell table:style-name="ce4" office:value-type="float" office:value="728633101467">
            <text:p>72863310146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68">
            <text:p>2.68</text:p>
          </table:table-cell>
          <table:table-cell table:style-name="ce4" office:value-type="float" office:value="26.5">
            <text:p>26.5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299">
            <text:p>5299</text:p>
          </table:table-cell>
          <table:table-cell table:style-name="ce4" office:value-type="string">
            <text:p>5299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Professional 2350g (Cappucino)</text:p>
          </table:table-cell>
          <table:table-cell table:number-columns-repeated="2" table:style-name="ce9" office:value-type="float" office:value="31.15">
            <text:p>31.15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299">
            <text:p>5299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 Professional, Cappucino - 2350g</text:p>
          </table:table-cell>
          <table:table-cell table:style-name="ce4" office:value-type="float" office:value="728633101481">
            <text:p>72863310148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68">
            <text:p>2.68</text:p>
          </table:table-cell>
          <table:table-cell table:style-name="ce4" office:value-type="float" office:value="26.5">
            <text:p>26.5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7680">
            <text:p>7680</text:p>
          </table:table-cell>
          <table:table-cell table:style-name="ce4" office:value-type="string">
            <text:p>7680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Professional 2350g (Choc Peanut Butter)</text:p>
          </table:table-cell>
          <table:table-cell table:number-columns-repeated="2" table:style-name="ce9" office:value-type="float" office:value="31.15">
            <text:p>31.15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7680">
            <text:p>7680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 Professional, Chocolate Peanut Butter - 2350g</text:p>
          </table:table-cell>
          <table:table-cell table:style-name="ce4" office:value-type="float" office:value="728633105670">
            <text:p>72863310567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68">
            <text:p>2.68</text:p>
          </table:table-cell>
          <table:table-cell table:style-name="ce4" office:value-type="float" office:value="26.5">
            <text:p>26.5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300">
            <text:p>5300</text:p>
          </table:table-cell>
          <table:table-cell table:style-name="ce4" office:value-type="string">
            <text:p>5300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Professional 2350g (Chocolate Coconut)</text:p>
          </table:table-cell>
          <table:table-cell table:number-columns-repeated="2" table:style-name="ce9" office:value-type="float" office:value="31.15">
            <text:p>31.15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300">
            <text:p>5300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 Professional, Chocolate Coconut - 2350g</text:p>
          </table:table-cell>
          <table:table-cell table:style-name="ce4" office:value-type="float" office:value="728633101337">
            <text:p>72863310133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68">
            <text:p>2.68</text:p>
          </table:table-cell>
          <table:table-cell table:style-name="ce4" office:value-type="float" office:value="26.5">
            <text:p>26.5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940">
            <text:p>5940</text:p>
          </table:table-cell>
          <table:table-cell table:style-name="ce4" office:value-type="string">
            <text:p>5940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Professional 2350g (Chocolate Haze)</text:p>
          </table:table-cell>
          <table:table-cell table:number-columns-repeated="2" table:style-name="ce9" office:value-type="float" office:value="31.15">
            <text:p>31.15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940">
            <text:p>5940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 Professional, Chocolate Hazelnut - 2350g</text:p>
          </table:table-cell>
          <table:table-cell table:style-name="ce4" office:value-type="float" office:value="728633101726">
            <text:p>72863310172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68">
            <text:p>2.68</text:p>
          </table:table-cell>
          <table:table-cell table:style-name="ce4" office:value-type="float" office:value="26.5">
            <text:p>26.5</text:p>
          </table:table-cell>
          <table:table-cell table:style-name="ce4" table:number-columns-repeated="1008"/>
        </table:table-row>
        <table:table-row table:style-name="ro1">
          <table:table-cell table:style-name="ce5" office:value-type="float" office:value="5940">
            <text:p>5940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Scitec Nutrition</text:p>
          </table:table-cell>
          <table:table-cell table:style-name="ce5" office:value-type="string">
            <text:p>Whey Protein Professional 2350g (Chocolate)</text:p>
          </table:table-cell>
          <table:table-cell table:number-columns-repeated="2" table:style-name="ce10" office:value-type="float" office:value="31.15">
            <text:p>31.150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5940">
            <text:p>5940</text:p>
          </table:table-cell>
          <table:table-cell table:style-name="ce5" office:value-type="string">
            <text:p>SciTec</text:p>
          </table:table-cell>
          <table:table-cell table:style-name="ce5" office:value-type="string">
            <text:p>100% Whey Protein Professional, Chocolate Hazelnut - 2350g</text:p>
          </table:table-cell>
          <table:table-cell table:style-name="ce5" office:value-type="float" office:value="728633101726">
            <text:p>7286331017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.68">
            <text:p>2.68</text:p>
          </table:table-cell>
          <table:table-cell table:style-name="ce5" office:value-type="float" office:value="26.5">
            <text:p>26.5</text:p>
          </table:table-cell>
          <table:table-cell table:style-name="ce5" table:number-columns-repeated="1008"/>
        </table:table-row>
        <table:table-row table:style-name="ro1">
          <table:table-cell table:style-name="ce4" office:value-type="float" office:value="8554">
            <text:p>8554</text:p>
          </table:table-cell>
          <table:table-cell table:style-name="ce4" office:value-type="string">
            <text:p>8554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Professional 2350g (Strawberry White Chocolate)</text:p>
          </table:table-cell>
          <table:table-cell table:number-columns-repeated="2" table:style-name="ce9" office:value-type="float" office:value="31.15">
            <text:p>31.15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8554">
            <text:p>8554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 Professional, Strawberry White Chocolate - 2350g</text:p>
          </table:table-cell>
          <table:table-cell table:style-name="ce4" office:value-type="float" office:value="728633102389">
            <text:p>72863310238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68">
            <text:p>2.68</text:p>
          </table:table-cell>
          <table:table-cell table:style-name="ce4" office:value-type="float" office:value="26.5">
            <text:p>26.5</text:p>
          </table:table-cell>
          <table:table-cell table:style-name="ce4" table:number-columns-repeated="1008"/>
        </table:table-row>
        <table:table-row table:style-name="ro1">
          <table:table-cell table:style-name="ce5" office:value-type="float" office:value="5940">
            <text:p>5940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Scitec Nutrition</text:p>
          </table:table-cell>
          <table:table-cell table:style-name="ce5" office:value-type="string">
            <text:p>Whey Protein Professional 2350g (Strawberry)</text:p>
          </table:table-cell>
          <table:table-cell table:number-columns-repeated="2" table:style-name="ce10" office:value-type="float" office:value="31.15">
            <text:p>31.150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5940">
            <text:p>5940</text:p>
          </table:table-cell>
          <table:table-cell table:style-name="ce5" office:value-type="string">
            <text:p>SciTec</text:p>
          </table:table-cell>
          <table:table-cell table:style-name="ce5" office:value-type="string">
            <text:p>100% Whey Protein Professional, Chocolate Hazelnut - 2350g</text:p>
          </table:table-cell>
          <table:table-cell table:style-name="ce5" office:value-type="float" office:value="728633101726">
            <text:p>7286331017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.68">
            <text:p>2.68</text:p>
          </table:table-cell>
          <table:table-cell table:style-name="ce5" office:value-type="float" office:value="26.5">
            <text:p>26.5</text:p>
          </table:table-cell>
          <table:table-cell table:style-name="ce5" table:number-columns-repeated="1008"/>
        </table:table-row>
        <table:table-row table:style-name="ro1">
          <table:table-cell table:style-name="ce4" office:value-type="float" office:value="8555">
            <text:p>8555</text:p>
          </table:table-cell>
          <table:table-cell table:style-name="ce4" office:value-type="string">
            <text:p>8555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Professional 2350g (Van Very Berry)</text:p>
          </table:table-cell>
          <table:table-cell table:number-columns-repeated="2" table:style-name="ce9" office:value-type="float" office:value="31.15">
            <text:p>31.15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8555">
            <text:p>8555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 Professional, Vanilla Very Berry - 2350g</text:p>
          </table:table-cell>
          <table:table-cell table:style-name="ce4" office:value-type="float" office:value="728633102396">
            <text:p>72863310239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.68">
            <text:p>2.68</text:p>
          </table:table-cell>
          <table:table-cell table:style-name="ce4" office:value-type="float" office:value="26.5">
            <text:p>26.5</text:p>
          </table:table-cell>
          <table:table-cell table:style-name="ce4" table:number-columns-repeated="1008"/>
        </table:table-row>
        <table:table-row table:style-name="ro1">
          <table:table-cell table:style-name="ce5" office:value-type="float" office:value="5940">
            <text:p>5940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Scitec Nutrition</text:p>
          </table:table-cell>
          <table:table-cell table:style-name="ce5" office:value-type="string">
            <text:p>Whey Protein Professional 2350g (Vanilla)</text:p>
          </table:table-cell>
          <table:table-cell table:number-columns-repeated="2" table:style-name="ce10" office:value-type="float" office:value="31.15">
            <text:p>31.150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5940">
            <text:p>5940</text:p>
          </table:table-cell>
          <table:table-cell table:style-name="ce5" office:value-type="string">
            <text:p>SciTec</text:p>
          </table:table-cell>
          <table:table-cell table:style-name="ce5" office:value-type="string">
            <text:p>100% Whey Protein Professional, Chocolate Hazelnut - 2350g</text:p>
          </table:table-cell>
          <table:table-cell table:style-name="ce5" office:value-type="float" office:value="728633101726">
            <text:p>7286331017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.68">
            <text:p>2.68</text:p>
          </table:table-cell>
          <table:table-cell table:style-name="ce5" office:value-type="float" office:value="26.5">
            <text:p>26.5</text:p>
          </table:table-cell>
          <table:table-cell table:style-name="ce5" table:number-columns-repeated="1008"/>
        </table:table-row>
        <table:table-row table:style-name="ro1">
          <table:table-cell table:style-name="ce5" office:value-type="float" office:value="9001">
            <text:p>9001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Scitec Nutrition</text:p>
          </table:table-cell>
          <table:table-cell table:style-name="ce5" office:value-type="string">
            <text:p>Whey Protein Professional 5000g (Chocolate)</text:p>
          </table:table-cell>
          <table:table-cell table:style-name="ce10" office:value-type="float" office:value="60.21">
            <text:p>60.2100</text:p>
          </table:table-cell>
          <table:table-cell table:style-name="ce10" office:value-type="float" office:value="60.208">
            <text:p>60.208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9001">
            <text:p>9001</text:p>
          </table:table-cell>
          <table:table-cell table:style-name="ce5" office:value-type="string">
            <text:p>SciTec</text:p>
          </table:table-cell>
          <table:table-cell table:style-name="ce5" office:value-type="string">
            <text:p>100% Whey Protein Professional, Strawberry White Chocolate - 5000g</text:p>
          </table:table-cell>
          <table:table-cell table:style-name="ce5" office:value-type="float" office:value="728633106226">
            <text:p>7286331062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.62">
            <text:p>5.62</text:p>
          </table:table-cell>
          <table:table-cell table:style-name="ce5" office:value-type="float" office:value="51.21">
            <text:p>51.21</text:p>
          </table:table-cell>
          <table:table-cell table:style-name="ce5" table:number-columns-repeated="1008"/>
        </table:table-row>
        <table:table-row table:style-name="ro1">
          <table:table-cell table:style-name="ce4" office:value-type="float" office:value="9001">
            <text:p>9001</text:p>
          </table:table-cell>
          <table:table-cell table:style-name="ce4" office:value-type="string">
            <text:p>9001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Professional 5000g (Strawberry White Chocolate)</text:p>
          </table:table-cell>
          <table:table-cell table:style-name="ce9" office:value-type="float" office:value="60.21">
            <text:p>60.2100</text:p>
          </table:table-cell>
          <table:table-cell table:style-name="ce9" office:value-type="float" office:value="60.208">
            <text:p>60.208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001">
            <text:p>9001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 Professional, Strawberry White Chocolate - 5000g</text:p>
          </table:table-cell>
          <table:table-cell table:style-name="ce4" office:value-type="float" office:value="728633106226">
            <text:p>72863310622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62">
            <text:p>5.62</text:p>
          </table:table-cell>
          <table:table-cell table:style-name="ce4" office:value-type="float" office:value="51.21">
            <text:p>51.21</text:p>
          </table:table-cell>
          <table:table-cell table:style-name="ce4" table:number-columns-repeated="1008"/>
        </table:table-row>
        <table:table-row table:style-name="ro1">
          <table:table-cell table:style-name="ce5" office:value-type="float" office:value="9001">
            <text:p>9001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Scitec Nutrition</text:p>
          </table:table-cell>
          <table:table-cell table:style-name="ce5" office:value-type="string">
            <text:p>Whey Protein Professional 5000g (Strawberry)</text:p>
          </table:table-cell>
          <table:table-cell table:style-name="ce10" office:value-type="float" office:value="60.21">
            <text:p>60.2100</text:p>
          </table:table-cell>
          <table:table-cell table:style-name="ce10" office:value-type="float" office:value="60.208">
            <text:p>60.208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9001">
            <text:p>9001</text:p>
          </table:table-cell>
          <table:table-cell table:style-name="ce5" office:value-type="string">
            <text:p>SciTec</text:p>
          </table:table-cell>
          <table:table-cell table:style-name="ce5" office:value-type="string">
            <text:p>100% Whey Protein Professional, Strawberry White Chocolate - 5000g</text:p>
          </table:table-cell>
          <table:table-cell table:style-name="ce5" office:value-type="float" office:value="728633106226">
            <text:p>7286331062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.62">
            <text:p>5.62</text:p>
          </table:table-cell>
          <table:table-cell table:style-name="ce5" office:value-type="float" office:value="51.21">
            <text:p>51.21</text:p>
          </table:table-cell>
          <table:table-cell table:style-name="ce5" table:number-columns-repeated="1008"/>
        </table:table-row>
        <table:table-row table:style-name="ro1">
          <table:table-cell table:style-name="ce5" office:value-type="float" office:value="9001">
            <text:p>9001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Scitec Nutrition</text:p>
          </table:table-cell>
          <table:table-cell table:style-name="ce5" office:value-type="string">
            <text:p>Whey Protein Professional 5000g (Vanilla)</text:p>
          </table:table-cell>
          <table:table-cell table:style-name="ce10" office:value-type="float" office:value="60.21">
            <text:p>60.2100</text:p>
          </table:table-cell>
          <table:table-cell table:style-name="ce10" office:value-type="float" office:value="60.208">
            <text:p>60.208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9001">
            <text:p>9001</text:p>
          </table:table-cell>
          <table:table-cell table:style-name="ce5" office:value-type="string">
            <text:p>SciTec</text:p>
          </table:table-cell>
          <table:table-cell table:style-name="ce5" office:value-type="string">
            <text:p>100% Whey Protein Professional, Strawberry White Chocolate - 5000g</text:p>
          </table:table-cell>
          <table:table-cell table:style-name="ce5" office:value-type="float" office:value="728633106226">
            <text:p>72863310622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.62">
            <text:p>5.62</text:p>
          </table:table-cell>
          <table:table-cell table:style-name="ce5" office:value-type="float" office:value="51.21">
            <text:p>51.21</text:p>
          </table:table-cell>
          <table:table-cell table:style-name="ce5" table:number-columns-repeated="1008"/>
        </table:table-row>
        <table:table-row table:style-name="ro1">
          <table:table-cell table:style-name="ce4" office:value-type="float" office:value="4999">
            <text:p>4999</text:p>
          </table:table-cell>
          <table:table-cell table:style-name="ce4" office:value-type="string">
            <text:p>4999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Professional 920g (Banana)</text:p>
          </table:table-cell>
          <table:table-cell table:style-name="ce9" office:value-type="float" office:value="14.53">
            <text:p>14.5300</text:p>
          </table:table-cell>
          <table:table-cell table:style-name="ce9" office:value-type="float" office:value="14.529">
            <text:p>14.52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99">
            <text:p>4999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 Professional, Banana - 920g</text:p>
          </table:table-cell>
          <table:table-cell table:style-name="ce4" office:value-type="float" office:value="728633101016">
            <text:p>7286331010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16">
            <text:p>1.16</text:p>
          </table:table-cell>
          <table:table-cell table:style-name="ce4" office:value-type="float" office:value="12.36">
            <text:p>12.36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297">
            <text:p>5297</text:p>
          </table:table-cell>
          <table:table-cell table:style-name="ce4" office:value-type="string">
            <text:p>5297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Professional 920g (Cappucino)</text:p>
          </table:table-cell>
          <table:table-cell table:style-name="ce9" office:value-type="float" office:value="14.53">
            <text:p>14.5300</text:p>
          </table:table-cell>
          <table:table-cell table:style-name="ce9" office:value-type="float" office:value="14.529">
            <text:p>14.52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297">
            <text:p>5297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 Professional, Cappucino - 920g</text:p>
          </table:table-cell>
          <table:table-cell table:style-name="ce4" office:value-type="float" office:value="728633100996">
            <text:p>72863310099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16">
            <text:p>1.16</text:p>
          </table:table-cell>
          <table:table-cell table:style-name="ce4" office:value-type="float" office:value="12.36">
            <text:p>12.36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9016">
            <text:p>9016</text:p>
          </table:table-cell>
          <table:table-cell table:style-name="ce4" office:value-type="string">
            <text:p>9016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Professional 920g (Caramel)</text:p>
          </table:table-cell>
          <table:table-cell table:style-name="ce9" office:value-type="float" office:value="14.53">
            <text:p>14.5300</text:p>
          </table:table-cell>
          <table:table-cell table:style-name="ce9" office:value-type="float" office:value="14.529">
            <text:p>14.52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016">
            <text:p>9016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 Professional, Caramel - 920g</text:p>
          </table:table-cell>
          <table:table-cell table:style-name="ce4" office:value-type="float" office:value="728633101009">
            <text:p>72863310100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16">
            <text:p>1.16</text:p>
          </table:table-cell>
          <table:table-cell table:style-name="ce4" office:value-type="float" office:value="12.36">
            <text:p>12.36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4913">
            <text:p>4913</text:p>
          </table:table-cell>
          <table:table-cell table:style-name="ce4" office:value-type="string">
            <text:p>4913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Professional 920g (Choc Peanut Butter)</text:p>
          </table:table-cell>
          <table:table-cell table:style-name="ce9" office:value-type="float" office:value="14.53">
            <text:p>14.5300</text:p>
          </table:table-cell>
          <table:table-cell table:style-name="ce9" office:value-type="float" office:value="14.529">
            <text:p>14.52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13">
            <text:p>4913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 Professional, Chocolate Peanut Butter - 920g</text:p>
          </table:table-cell>
          <table:table-cell table:style-name="ce4" office:value-type="float" office:value="728633105663">
            <text:p>72863310566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16">
            <text:p>1.16</text:p>
          </table:table-cell>
          <table:table-cell table:style-name="ce4" office:value-type="float" office:value="12.36">
            <text:p>12.36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4912">
            <text:p>4912</text:p>
          </table:table-cell>
          <table:table-cell table:style-name="ce4" office:value-type="string">
            <text:p>4912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Professional 920g (Chocolate Coco)</text:p>
          </table:table-cell>
          <table:table-cell table:style-name="ce9" office:value-type="float" office:value="14.53">
            <text:p>14.5300</text:p>
          </table:table-cell>
          <table:table-cell table:style-name="ce9" office:value-type="float" office:value="14.529">
            <text:p>14.52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12">
            <text:p>4912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 Professional, Chocolate Coconut - 920g</text:p>
          </table:table-cell>
          <table:table-cell table:style-name="ce4" office:value-type="float" office:value="728633100972">
            <text:p>72863310097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16">
            <text:p>1.16</text:p>
          </table:table-cell>
          <table:table-cell table:style-name="ce4" office:value-type="float" office:value="12.36">
            <text:p>12.36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000">
            <text:p>5000</text:p>
          </table:table-cell>
          <table:table-cell table:style-name="ce4" office:value-type="string">
            <text:p>5000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Professional 920g (Chocolate Haze)</text:p>
          </table:table-cell>
          <table:table-cell table:style-name="ce9" office:value-type="float" office:value="14.53">
            <text:p>14.5300</text:p>
          </table:table-cell>
          <table:table-cell table:style-name="ce9" office:value-type="float" office:value="14.529">
            <text:p>14.52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000">
            <text:p>5000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 Professional, Chocolate Hazelnut - 920g</text:p>
          </table:table-cell>
          <table:table-cell table:style-name="ce4" office:value-type="float" office:value="728633101672">
            <text:p>72863310167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16">
            <text:p>1.16</text:p>
          </table:table-cell>
          <table:table-cell table:style-name="ce4" office:value-type="float" office:value="12.36">
            <text:p>12.36</text:p>
          </table:table-cell>
          <table:table-cell table:style-name="ce4" table:number-columns-repeated="1008"/>
        </table:table-row>
        <table:table-row table:style-name="ro1">
          <table:table-cell table:style-name="ce5" office:value-type="float" office:value="5000">
            <text:p>5000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Scitec Nutrition</text:p>
          </table:table-cell>
          <table:table-cell table:style-name="ce5" office:value-type="string">
            <text:p>Whey Protein Professional 920g (Chocolate)</text:p>
          </table:table-cell>
          <table:table-cell table:style-name="ce10" office:value-type="float" office:value="14.53">
            <text:p>14.5300</text:p>
          </table:table-cell>
          <table:table-cell table:style-name="ce10" office:value-type="float" office:value="14.529">
            <text:p>14.529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5000">
            <text:p>5000</text:p>
          </table:table-cell>
          <table:table-cell table:style-name="ce5" office:value-type="string">
            <text:p>SciTec</text:p>
          </table:table-cell>
          <table:table-cell table:style-name="ce5" office:value-type="string">
            <text:p>100% Whey Protein Professional, Chocolate Hazelnut - 920g</text:p>
          </table:table-cell>
          <table:table-cell table:style-name="ce5" office:value-type="float" office:value="728633101672">
            <text:p>72863310167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16">
            <text:p>1.16</text:p>
          </table:table-cell>
          <table:table-cell table:style-name="ce5" office:value-type="float" office:value="12.36">
            <text:p>12.36</text:p>
          </table:table-cell>
          <table:table-cell table:style-name="ce5" table:number-columns-repeated="1008"/>
        </table:table-row>
        <table:table-row table:style-name="ro1">
          <table:table-cell table:style-name="ce5" office:value-type="float" office:value="5000">
            <text:p>5000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Scitec Nutrition</text:p>
          </table:table-cell>
          <table:table-cell table:style-name="ce5" office:value-type="string">
            <text:p>Whey Protein Professional 920g (Rocky Road)</text:p>
          </table:table-cell>
          <table:table-cell table:style-name="ce10" office:value-type="float" office:value="14.53">
            <text:p>14.5300</text:p>
          </table:table-cell>
          <table:table-cell table:style-name="ce10" office:value-type="float" office:value="14.529">
            <text:p>14.529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5000">
            <text:p>5000</text:p>
          </table:table-cell>
          <table:table-cell table:style-name="ce5" office:value-type="string">
            <text:p>SciTec</text:p>
          </table:table-cell>
          <table:table-cell table:style-name="ce5" office:value-type="string">
            <text:p>100% Whey Protein Professional, Chocolate Hazelnut - 920g</text:p>
          </table:table-cell>
          <table:table-cell table:style-name="ce5" office:value-type="float" office:value="728633101672">
            <text:p>72863310167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16">
            <text:p>1.16</text:p>
          </table:table-cell>
          <table:table-cell table:style-name="ce5" office:value-type="float" office:value="12.36">
            <text:p>12.36</text:p>
          </table:table-cell>
          <table:table-cell table:style-name="ce5" table:number-columns-repeated="1008"/>
        </table:table-row>
        <table:table-row table:style-name="ro1">
          <table:table-cell table:style-name="ce4" office:value-type="float" office:value="4915">
            <text:p>4915</text:p>
          </table:table-cell>
          <table:table-cell table:style-name="ce4" office:value-type="string">
            <text:p>4915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Professional 920g (Strawberry White Chocolate)</text:p>
          </table:table-cell>
          <table:table-cell table:style-name="ce9" office:value-type="float" office:value="14.53">
            <text:p>14.5300</text:p>
          </table:table-cell>
          <table:table-cell table:style-name="ce9" office:value-type="float" office:value="14.529">
            <text:p>14.52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15">
            <text:p>4915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 Professional, Strawberry White Chocolate - 920g</text:p>
          </table:table-cell>
          <table:table-cell table:style-name="ce4" office:value-type="float" office:value="728633102365">
            <text:p>72863310236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16">
            <text:p>1.16</text:p>
          </table:table-cell>
          <table:table-cell table:style-name="ce4" office:value-type="float" office:value="12.36">
            <text:p>12.36</text:p>
          </table:table-cell>
          <table:table-cell table:style-name="ce4" table:number-columns-repeated="1008"/>
        </table:table-row>
        <table:table-row table:style-name="ro1">
          <table:table-cell table:style-name="ce5" office:value-type="float" office:value="5000">
            <text:p>5000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Scitec Nutrition</text:p>
          </table:table-cell>
          <table:table-cell table:style-name="ce5" office:value-type="string">
            <text:p>Whey Protein Professional 920g (Strawberry)</text:p>
          </table:table-cell>
          <table:table-cell table:style-name="ce10" office:value-type="float" office:value="14.53">
            <text:p>14.5300</text:p>
          </table:table-cell>
          <table:table-cell table:style-name="ce10" office:value-type="float" office:value="14.529">
            <text:p>14.529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5000">
            <text:p>5000</text:p>
          </table:table-cell>
          <table:table-cell table:style-name="ce5" office:value-type="string">
            <text:p>SciTec</text:p>
          </table:table-cell>
          <table:table-cell table:style-name="ce5" office:value-type="string">
            <text:p>100% Whey Protein Professional, Chocolate Hazelnut - 920g</text:p>
          </table:table-cell>
          <table:table-cell table:style-name="ce5" office:value-type="float" office:value="728633101672">
            <text:p>72863310167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16">
            <text:p>1.16</text:p>
          </table:table-cell>
          <table:table-cell table:style-name="ce5" office:value-type="float" office:value="12.36">
            <text:p>12.36</text:p>
          </table:table-cell>
          <table:table-cell table:style-name="ce5" table:number-columns-repeated="1008"/>
        </table:table-row>
        <table:table-row table:style-name="ro1">
          <table:table-cell table:style-name="ce4" office:value-type="float" office:value="4914">
            <text:p>4914</text:p>
          </table:table-cell>
          <table:table-cell table:style-name="ce4" office:value-type="string">
            <text:p>4914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Whey Protein Professional 920g (Van Very Berry)</text:p>
          </table:table-cell>
          <table:table-cell table:style-name="ce9" office:value-type="float" office:value="14.53">
            <text:p>14.5300</text:p>
          </table:table-cell>
          <table:table-cell table:style-name="ce9" office:value-type="float" office:value="14.529">
            <text:p>14.52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14">
            <text:p>4914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100% Whey Protein Professional, Vanilla Very Berry - 920g</text:p>
          </table:table-cell>
          <table:table-cell table:style-name="ce4" office:value-type="float" office:value="728633102372">
            <text:p>72863310237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.16">
            <text:p>1.16</text:p>
          </table:table-cell>
          <table:table-cell table:style-name="ce4" office:value-type="float" office:value="12.36">
            <text:p>12.36</text:p>
          </table:table-cell>
          <table:table-cell table:style-name="ce4" table:number-columns-repeated="1008"/>
        </table:table-row>
        <table:table-row table:style-name="ro1">
          <table:table-cell table:style-name="ce5" office:value-type="float" office:value="5000">
            <text:p>5000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Scitec Nutrition</text:p>
          </table:table-cell>
          <table:table-cell table:style-name="ce5" office:value-type="string">
            <text:p>Whey Protein Professional 920g (Vanilla)</text:p>
          </table:table-cell>
          <table:table-cell table:style-name="ce10" office:value-type="float" office:value="14.53">
            <text:p>14.5300</text:p>
          </table:table-cell>
          <table:table-cell table:style-name="ce10" office:value-type="float" office:value="14.529">
            <text:p>14.529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5000">
            <text:p>5000</text:p>
          </table:table-cell>
          <table:table-cell table:style-name="ce5" office:value-type="string">
            <text:p>SciTec</text:p>
          </table:table-cell>
          <table:table-cell table:style-name="ce5" office:value-type="string">
            <text:p>100% Whey Protein Professional, Chocolate Hazelnut - 920g</text:p>
          </table:table-cell>
          <table:table-cell table:style-name="ce5" office:value-type="float" office:value="728633101672">
            <text:p>72863310167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16">
            <text:p>1.16</text:p>
          </table:table-cell>
          <table:table-cell table:style-name="ce5" office:value-type="float" office:value="12.36">
            <text:p>12.36</text:p>
          </table:table-cell>
          <table:table-cell table:style-name="ce5" table:number-columns-repeated="1008"/>
        </table:table-row>
        <table:table-row table:style-name="ro1">
          <table:table-cell table:style-name="ce4" office:value-type="float" office:value="4937">
            <text:p>4937</text:p>
          </table:table-cell>
          <table:table-cell table:style-name="ce4" office:value-type="string">
            <text:p>4937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Zinc 100 Tablets ()</text:p>
          </table:table-cell>
          <table:table-cell table:style-name="ce9" office:value-type="float" office:value="2.73">
            <text:p>2.7300</text:p>
          </table:table-cell>
          <table:table-cell table:style-name="ce9" office:value-type="float" office:value="2.7349">
            <text:p>2.7349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937">
            <text:p>4937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Zinc, 25mg - 100 tabs</text:p>
          </table:table-cell>
          <table:table-cell table:style-name="ce4" office:value-type="float" office:value="728633108961">
            <text:p>72863310896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9">
            <text:p>0.09</text:p>
          </table:table-cell>
          <table:table-cell table:style-name="ce4" office:value-type="float" office:value="2.33">
            <text:p>2.33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8559">
            <text:p>8559</text:p>
          </table:table-cell>
          <table:table-cell table:style-name="ce4" office:value-type="string">
            <text:p>8559 nieaktywne</text:p>
          </table:table-cell>
          <table:table-cell table:style-name="ce4" office:value-type="string">
            <text:p>Scitec Nutrition</text:p>
          </table:table-cell>
          <table:table-cell table:style-name="ce4" office:value-type="string">
            <text:p>Zmb6 60 Caps ()</text:p>
          </table:table-cell>
          <table:table-cell table:style-name="ce9" office:value-type="float" office:value="4.73">
            <text:p>4.7300</text:p>
          </table:table-cell>
          <table:table-cell table:style-name="ce9" office:value-type="float" office:value="4.7278">
            <text:p>4.7278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8559">
            <text:p>8559</text:p>
          </table:table-cell>
          <table:table-cell table:style-name="ce4" office:value-type="string">
            <text:p>SciTec</text:p>
          </table:table-cell>
          <table:table-cell table:style-name="ce4" office:value-type="string">
            <text:p>ZMB6 - 60 caps</text:p>
          </table:table-cell>
          <table:table-cell table:style-name="ce4" office:value-type="float" office:value="728633104826">
            <text:p>72863310482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9">
            <text:p>0.09</text:p>
          </table:table-cell>
          <table:table-cell table:style-name="ce4" office:value-type="float" office:value="4.02">
            <text:p>4.02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vation</text:p>
          </table:table-cell>
          <table:table-cell table:style-name="ce3" office:value-type="string">
            <text:p>Dialene 90 Caps ()</text:p>
          </table:table-cell>
          <table:table-cell table:style-name="ce8" office:value-type="float" office:value="16.38">
            <text:p>16.3800</text:p>
          </table:table-cell>
          <table:table-cell table:style-name="ce8" office:value-type="float" office:value="16.377">
            <text:p>16.37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vation</text:p>
          </table:table-cell>
          <table:table-cell table:style-name="ce3" office:value-type="string">
            <text:p>Dialene Single Sachet ()</text:p>
          </table:table-cell>
          <table:table-cell table:style-name="ce8" office:value-type="float" office:value="1.27">
            <text:p>1.2700</text:p>
          </table:table-cell>
          <table:table-cell table:style-name="ce8" office:value-type="float" office:value="1.2736">
            <text:p>1.2736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vation</text:p>
          </table:table-cell>
          <table:table-cell table:style-name="ce3" office:value-type="string">
            <text:p>Psycho 1 serving (Fruit Punch)</text:p>
          </table:table-cell>
          <table:table-cell table:style-name="ce8" office:value-type="float" office:value="0.25">
            <text:p>0.2500</text:p>
          </table:table-cell>
          <table:table-cell table:style-name="ce8" office:value-type="float" office:value="0.2496">
            <text:p>0.2496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vation</text:p>
          </table:table-cell>
          <table:table-cell table:style-name="ce3" office:value-type="string">
            <text:p>Psycho 1 serving (Green Apple)</text:p>
          </table:table-cell>
          <table:table-cell table:style-name="ce8" office:value-type="float" office:value="0.25">
            <text:p>0.2500</text:p>
          </table:table-cell>
          <table:table-cell table:style-name="ce8" office:value-type="float" office:value="0.2496">
            <text:p>0.2496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vation</text:p>
          </table:table-cell>
          <table:table-cell table:style-name="ce3" office:value-type="string">
            <text:p>Psycho 240g (Fruit Punch)</text:p>
          </table:table-cell>
          <table:table-cell table:style-name="ce8" office:value-type="float" office:value="14.92">
            <text:p>14.9200</text:p>
          </table:table-cell>
          <table:table-cell table:style-name="ce8" office:value-type="float" office:value="14.924">
            <text:p>14.92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vation</text:p>
          </table:table-cell>
          <table:table-cell table:style-name="ce3" office:value-type="string">
            <text:p>Psycho 240g (Green Apple)</text:p>
          </table:table-cell>
          <table:table-cell table:style-name="ce8" office:value-type="float" office:value="14.92">
            <text:p>14.9200</text:p>
          </table:table-cell>
          <table:table-cell table:style-name="ce8" office:value-type="float" office:value="14.924">
            <text:p>14.92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vation</text:p>
          </table:table-cell>
          <table:table-cell table:style-name="ce3" office:value-type="string">
            <text:p>Psycho 61g 12 servings (Apple Asylum)</text:p>
          </table:table-cell>
          <table:table-cell table:style-name="ce8" office:value-type="float" office:value="3.731">
            <text:p>3.7310</text:p>
          </table:table-cell>
          <table:table-cell table:style-name="ce8" office:value-type="float" office:value="5.3312">
            <text:p>5.3312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3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vation</text:p>
          </table:table-cell>
          <table:table-cell table:style-name="ce3" office:value-type="string">
            <text:p>Psycho 61g 12 servings (Fruit Punch)</text:p>
          </table:table-cell>
          <table:table-cell table:style-name="ce8" office:value-type="float" office:value="5.33">
            <text:p>5.3300</text:p>
          </table:table-cell>
          <table:table-cell table:style-name="ce8" office:value-type="float" office:value="5.3312">
            <text:p>5.3312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5413">
            <text:p>5413</text:p>
          </table:table-cell>
          <table:table-cell office:value-type="string">
            <text:p>Scivation</text:p>
          </table:table-cell>
          <table:table-cell office:value-type="string">
            <text:p>Sesamin 180 Caps ()</text:p>
          </table:table-cell>
          <table:table-cell office:value-type="float" office:value="13.86">
            <text:p>13.8600</text:p>
          </table:table-cell>
          <table:table-cell office:value-type="float" office:value="13.856">
            <text:p>13.8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413">
            <text:p>5413</text:p>
          </table:table-cell>
          <table:table-cell office:value-type="string">
            <text:p>Scivation</text:p>
          </table:table-cell>
          <table:table-cell office:value-type="string">
            <text:p>Sesamin - 180 softgels</text:p>
          </table:table-cell>
          <table:table-cell office:value-type="float" office:value="181030000717">
            <text:p>181030000717</text:p>
          </table:table-cell>
          <table:table-cell office:value-type="float" office:value="1">
            <text:p>1</text:p>
          </table:table-cell>
          <table:table-cell office:value-type="float" office:value="0.31">
            <text:p>0.31</text:p>
          </table:table-cell>
          <table:table-cell office:value-type="float" office:value="8.48">
            <text:p>8.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72">
            <text:p>2172</text:p>
          </table:table-cell>
          <table:table-cell office:value-type="string">
            <text:p>Scivation</text:p>
          </table:table-cell>
          <table:table-cell office:value-type="string">
            <text:p>Sesamin 90 Caps ()</text:p>
          </table:table-cell>
          <table:table-cell office:value-type="float" office:value="7.99">
            <text:p>7.9900</text:p>
          </table:table-cell>
          <table:table-cell office:value-type="float" office:value="7.9872">
            <text:p>7.9872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72">
            <text:p>2172</text:p>
          </table:table-cell>
          <table:table-cell office:value-type="string">
            <text:p>Scivation</text:p>
          </table:table-cell>
          <table:table-cell office:value-type="string">
            <text:p>Sesamin - 90 softgels</text:p>
          </table:table-cell>
          <table:table-cell office:value-type="float" office:value="181030000588">
            <text:p>181030000588</text:p>
          </table:table-cell>
          <table:table-cell office:value-type="float" office:value="16">
            <text:p>16</text:p>
          </table:table-cell>
          <table:table-cell office:value-type="float" office:value="0.18">
            <text:p>0.18</text:p>
          </table:table-cell>
          <table:table-cell office:value-type="float" office:value="5.72">
            <text:p>5.72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vation</text:p>
          </table:table-cell>
          <table:table-cell table:style-name="ce3" office:value-type="string">
            <text:p>Shaker Cup 700 ml (Clear/Red)</text:p>
          </table:table-cell>
          <table:table-cell table:style-name="ce8" office:value-type="float" office:value="1.79">
            <text:p>1.7900</text:p>
          </table:table-cell>
          <table:table-cell table:style-name="ce8" office:value-type="float" office:value="1.7856">
            <text:p>1.7856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vation</text:p>
          </table:table-cell>
          <table:table-cell table:style-name="ce3" office:value-type="string">
            <text:p>Sling Bag Red/Black (One Size)</text:p>
          </table:table-cell>
          <table:table-cell table:style-name="ce8" office:value-type="float" office:value="6.39">
            <text:p>6.3900</text:p>
          </table:table-cell>
          <table:table-cell table:style-name="ce8" office:value-type="float" office:value="6.3936">
            <text:p>6.3936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0954">
            <text:p>20954</text:p>
          </table:table-cell>
          <table:table-cell office:value-type="string">
            <text:p>Scivation</text:p>
          </table:table-cell>
          <table:table-cell office:value-type="string">
            <text:p>Whey 2.2Kg (Chocolate Fever)</text:p>
          </table:table-cell>
          <table:table-cell office:value-type="float" office:value="35.3">
            <text:p>35.3000</text:p>
          </table:table-cell>
          <table:table-cell office:value-type="float" office:value="35.296">
            <text:p>35.29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954">
            <text:p>20954</text:p>
          </table:table-cell>
          <table:table-cell office:value-type="string">
            <text:p>Scivation</text:p>
          </table:table-cell>
          <table:table-cell office:value-type="string">
            <text:p>Whey, Chocolate - 2100g</text:p>
          </table:table-cell>
          <table:table-cell office:value-type="float" office:value="812135020316">
            <text:p>812135020316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27.41">
            <text:p>27.4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95">
            <text:p>9295</text:p>
          </table:table-cell>
          <table:table-cell office:value-type="string">
            <text:p>Scivation</text:p>
          </table:table-cell>
          <table:table-cell office:value-type="string">
            <text:p>Whey 2.2Kg (Chocolate Peanut Butter)</text:p>
          </table:table-cell>
          <table:table-cell office:value-type="float" office:value="35.3">
            <text:p>35.3000</text:p>
          </table:table-cell>
          <table:table-cell office:value-type="float" office:value="35.296">
            <text:p>35.29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295">
            <text:p>9295</text:p>
          </table:table-cell>
          <table:table-cell office:value-type="string">
            <text:p>Scivation</text:p>
          </table:table-cell>
          <table:table-cell office:value-type="string">
            <text:p>Whey, Chocolate Peanut Butter - 2304g</text:p>
          </table:table-cell>
          <table:table-cell office:value-type="float" office:value="181030000755">
            <text:p>181030000755</text:p>
          </table:table-cell>
          <table:table-cell office:value-type="float" office:value="0">
            <text:p>0</text:p>
          </table:table-cell>
          <table:table-cell office:value-type="float" office:value="2.62">
            <text:p>2.62</text:p>
          </table:table-cell>
          <table:table-cell office:value-type="float" office:value="27.41">
            <text:p>27.4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97">
            <text:p>9297</text:p>
          </table:table-cell>
          <table:table-cell office:value-type="string">
            <text:p>Scivation</text:p>
          </table:table-cell>
          <table:table-cell office:value-type="string">
            <text:p>Whey 2.2Kg (Vanilla Heaven)</text:p>
          </table:table-cell>
          <table:table-cell office:value-type="float" office:value="35.3">
            <text:p>35.3000</text:p>
          </table:table-cell>
          <table:table-cell office:value-type="float" office:value="35.296">
            <text:p>35.29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297">
            <text:p>9297</text:p>
          </table:table-cell>
          <table:table-cell office:value-type="string">
            <text:p>Scivation</text:p>
          </table:table-cell>
          <table:table-cell office:value-type="string">
            <text:p>Whey, Vanilla Heaven - 2127g</text:p>
          </table:table-cell>
          <table:table-cell office:value-type="float" office:value="181030000199">
            <text:p>181030000199</text:p>
          </table:table-cell>
          <table:table-cell office:value-type="float" office:value="4">
            <text:p>4</text:p>
          </table:table-cell>
          <table:table-cell office:value-type="float" office:value="2.47">
            <text:p>2.47</text:p>
          </table:table-cell>
          <table:table-cell office:value-type="float" office:value="24.49">
            <text:p>24.49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vation</text:p>
          </table:table-cell>
          <table:table-cell table:style-name="ce3" office:value-type="string">
            <text:p>Whey 907g (Chocolate Fever)</text:p>
          </table:table-cell>
          <table:table-cell table:style-name="ce8" office:value-type="float" office:value="17.06">
            <text:p>17.0600</text:p>
          </table:table-cell>
          <table:table-cell table:style-name="ce8" office:value-type="float" office:value="17.056">
            <text:p>17.05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vation</text:p>
          </table:table-cell>
          <table:table-cell table:style-name="ce3" office:value-type="string">
            <text:p>Whey 907g (Vanilla Heaven)</text:p>
          </table:table-cell>
          <table:table-cell table:style-name="ce8" office:value-type="float" office:value="17.06">
            <text:p>17.0600</text:p>
          </table:table-cell>
          <table:table-cell table:style-name="ce8" office:value-type="float" office:value="17.056">
            <text:p>17.05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civation</text:p>
          </table:table-cell>
          <table:table-cell table:style-name="ce3" office:value-type="string">
            <text:p>Whey Single Sachet (Chocolate Peanut Butter)</text:p>
          </table:table-cell>
          <table:table-cell table:style-name="ce8" office:value-type="float" office:value="1.27">
            <text:p>1.2700</text:p>
          </table:table-cell>
          <table:table-cell table:style-name="ce8" office:value-type="float" office:value="1.2736">
            <text:p>1.2736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3689">
            <text:p>3689</text:p>
          </table:table-cell>
          <table:table-cell office:value-type="string">
            <text:p>Scivation</text:p>
          </table:table-cell>
          <table:table-cell office:value-type="string">
            <text:p>Xtend 1125g (Apple)</text:p>
          </table:table-cell>
          <table:table-cell office:value-type="float" office:value="36.26">
            <text:p>36.2600</text:p>
          </table:table-cell>
          <table:table-cell office:value-type="float" office:value="36.256">
            <text:p>36.2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689">
            <text:p>3689</text:p>
          </table:table-cell>
          <table:table-cell office:value-type="string">
            <text:p>Scivation</text:p>
          </table:table-cell>
          <table:table-cell office:value-type="string">
            <text:p>Xtend, Green Apple Explosion! - 1170g</text:p>
          </table:table-cell>
          <table:table-cell office:value-type="float" office:value="181030000144">
            <text:p>181030000144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  <table:table-cell office:value-type="float" office:value="27.88">
            <text:p>27.8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692">
            <text:p>3692</text:p>
          </table:table-cell>
          <table:table-cell office:value-type="string">
            <text:p>Scivation</text:p>
          </table:table-cell>
          <table:table-cell office:value-type="string">
            <text:p>Xtend 1125g (Blue Rasberry)</text:p>
          </table:table-cell>
          <table:table-cell office:value-type="float" office:value="36.26">
            <text:p>36.2600</text:p>
          </table:table-cell>
          <table:table-cell office:value-type="float" office:value="36.256">
            <text:p>36.2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692">
            <text:p>3692</text:p>
          </table:table-cell>
          <table:table-cell office:value-type="string">
            <text:p>Scivation</text:p>
          </table:table-cell>
          <table:table-cell office:value-type="string">
            <text:p>Xtend, Raspberry Blue - 1188g</text:p>
          </table:table-cell>
          <table:table-cell office:value-type="float" office:value="181030000168">
            <text:p>181030000168</text:p>
          </table:table-cell>
          <table:table-cell office:value-type="float" office:value="54">
            <text:p>54</text:p>
          </table:table-cell>
          <table:table-cell office:value-type="float" office:value="1.38">
            <text:p>1.38</text:p>
          </table:table-cell>
          <table:table-cell office:value-type="float" office:value="28.2">
            <text:p>28.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958">
            <text:p>20958</text:p>
          </table:table-cell>
          <table:table-cell office:value-type="string">
            <text:p>Scivation</text:p>
          </table:table-cell>
          <table:table-cell office:value-type="string">
            <text:p>Xtend 1125g (Fruit Punch)</text:p>
          </table:table-cell>
          <table:table-cell office:value-type="float" office:value="36.26">
            <text:p>36.2600</text:p>
          </table:table-cell>
          <table:table-cell office:value-type="float" office:value="36.256">
            <text:p>36.2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958">
            <text:p>20958</text:p>
          </table:table-cell>
          <table:table-cell office:value-type="string">
            <text:p>Scivation</text:p>
          </table:table-cell>
          <table:table-cell office:value-type="string">
            <text:p>Xtend, Fruit Punch - 1188g</text:p>
          </table:table-cell>
          <table:table-cell office:value-type="float" office:value="812135020293">
            <text:p>812135020293</text:p>
          </table:table-cell>
          <table:table-cell office:value-type="float" office:value="134">
            <text:p>134</text:p>
          </table:table-cell>
          <table:table-cell office:value-type="float" office:value="1.39">
            <text:p>1.39</text:p>
          </table:table-cell>
          <table:table-cell office:value-type="float" office:value="25.97">
            <text:p>25.9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688">
            <text:p>3688</text:p>
          </table:table-cell>
          <table:table-cell office:value-type="string">
            <text:p>Scivation</text:p>
          </table:table-cell>
          <table:table-cell office:value-type="string">
            <text:p>Xtend 1125g (Grape Escape)</text:p>
          </table:table-cell>
          <table:table-cell office:value-type="float" office:value="36.26">
            <text:p>36.2600</text:p>
          </table:table-cell>
          <table:table-cell office:value-type="float" office:value="36.256">
            <text:p>36.2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688">
            <text:p>3688</text:p>
          </table:table-cell>
          <table:table-cell office:value-type="string">
            <text:p>Scivation</text:p>
          </table:table-cell>
          <table:table-cell office:value-type="string">
            <text:p>Xtend, Grape Escape - 1152g</text:p>
          </table:table-cell>
          <table:table-cell office:value-type="float" office:value="181030002056">
            <text:p>181030002056</text:p>
          </table:table-cell>
          <table:table-cell office:value-type="float" office:value="79">
            <text:p>79</text:p>
          </table:table-cell>
          <table:table-cell office:value-type="float" office:value="1.36">
            <text:p>1.36</text:p>
          </table:table-cell>
          <table:table-cell office:value-type="float" office:value="25.98">
            <text:p>25.9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690">
            <text:p>3690</text:p>
          </table:table-cell>
          <table:table-cell office:value-type="string">
            <text:p>Scivation</text:p>
          </table:table-cell>
          <table:table-cell office:value-type="string">
            <text:p>Xtend 1125g (Lemon Lime)</text:p>
          </table:table-cell>
          <table:table-cell office:value-type="float" office:value="36.26">
            <text:p>36.2600</text:p>
          </table:table-cell>
          <table:table-cell office:value-type="float" office:value="36.256">
            <text:p>36.2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690">
            <text:p>3690</text:p>
          </table:table-cell>
          <table:table-cell office:value-type="string">
            <text:p>Scivation</text:p>
          </table:table-cell>
          <table:table-cell office:value-type="string">
            <text:p>Xtend, Lemon Lime Sour - 1260g</text:p>
          </table:table-cell>
          <table:table-cell office:value-type="float" office:value="181030000229">
            <text:p>181030000229</text:p>
          </table:table-cell>
          <table:table-cell office:value-type="float" office:value="60">
            <text:p>60</text:p>
          </table:table-cell>
          <table:table-cell office:value-type="float" office:value="1.46">
            <text:p>1.46</text:p>
          </table:table-cell>
          <table:table-cell office:value-type="float" office:value="27.87">
            <text:p>27.8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443">
            <text:p>8443</text:p>
          </table:table-cell>
          <table:table-cell office:value-type="string">
            <text:p>Scivation</text:p>
          </table:table-cell>
          <table:table-cell office:value-type="string">
            <text:p>Xtend 1125g (Mango Nectar)</text:p>
          </table:table-cell>
          <table:table-cell office:value-type="float" office:value="36.26">
            <text:p>36.2600</text:p>
          </table:table-cell>
          <table:table-cell office:value-type="float" office:value="36.256">
            <text:p>36.2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443">
            <text:p>8443</text:p>
          </table:table-cell>
          <table:table-cell office:value-type="string">
            <text:p>Scivation</text:p>
          </table:table-cell>
          <table:table-cell office:value-type="string">
            <text:p>Xtend, Mango Nectar - 1231g</text:p>
          </table:table-cell>
          <table:table-cell office:value-type="float" office:value="181030000298">
            <text:p>181030000298</text:p>
          </table:table-cell>
          <table:table-cell office:value-type="float" office:value="152">
            <text:p>152</text:p>
          </table:table-cell>
          <table:table-cell office:value-type="float" office:value="1.43">
            <text:p>1.43</text:p>
          </table:table-cell>
          <table:table-cell office:value-type="float" office:value="28.25">
            <text:p>28.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691">
            <text:p>3691</text:p>
          </table:table-cell>
          <table:table-cell office:value-type="string">
            <text:p>Scivation</text:p>
          </table:table-cell>
          <table:table-cell office:value-type="string">
            <text:p>Xtend 1125g (Orange)</text:p>
          </table:table-cell>
          <table:table-cell office:value-type="float" office:value="36.26">
            <text:p>36.2600</text:p>
          </table:table-cell>
          <table:table-cell office:value-type="float" office:value="36.256">
            <text:p>36.2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691">
            <text:p>3691</text:p>
          </table:table-cell>
          <table:table-cell office:value-type="string">
            <text:p>Scivation</text:p>
          </table:table-cell>
          <table:table-cell office:value-type="string">
            <text:p>Xtend, Orange Dream - 1242g</text:p>
          </table:table-cell>
          <table:table-cell office:value-type="float" office:value="181030000274">
            <text:p>181030000274</text:p>
          </table:table-cell>
          <table:table-cell office:value-type="float" office:value="77">
            <text:p>77</text:p>
          </table:table-cell>
          <table:table-cell office:value-type="float" office:value="1.45">
            <text:p>1.45</text:p>
          </table:table-cell>
          <table:table-cell office:value-type="float" office:value="28.11">
            <text:p>28.11</text:p>
          </table:table-cell>
          <table:table-cell table:number-columns-repeated="1008"/>
        </table:table-row>
        <table:table-row table:style-name="ro1">
          <table:table-cell table:style-name="ce5" office:value-type="float" office:value="3691">
            <text:p>3691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Scivation</text:p>
          </table:table-cell>
          <table:table-cell table:style-name="ce5" office:value-type="string">
            <text:p>Xtend 1125G (PINEAPPLE)</text:p>
          </table:table-cell>
          <table:table-cell table:style-name="ce10" office:value-type="float" office:value="36.26">
            <text:p>36.2600</text:p>
          </table:table-cell>
          <table:table-cell table:style-name="ce10" office:value-type="float" office:value="36.256">
            <text:p>36.256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3691">
            <text:p>3691</text:p>
          </table:table-cell>
          <table:table-cell table:style-name="ce5" office:value-type="string">
            <text:p>Scivation</text:p>
          </table:table-cell>
          <table:table-cell table:style-name="ce5" office:value-type="string">
            <text:p>Xtend, Orange Dream - 1242g</text:p>
          </table:table-cell>
          <table:table-cell table:style-name="ce5" office:value-type="float" office:value="181030000274">
            <text:p>181030000274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1.45">
            <text:p>1.45</text:p>
          </table:table-cell>
          <table:table-cell table:style-name="ce5" office:value-type="float" office:value="28.11">
            <text:p>28.11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20956">
            <text:p>20956</text:p>
          </table:table-cell>
          <table:table-cell office:value-type="string">
            <text:p>Scivation</text:p>
          </table:table-cell>
          <table:table-cell office:value-type="string">
            <text:p>Xtend 1125g (Pink Lemonade)</text:p>
          </table:table-cell>
          <table:table-cell office:value-type="float" office:value="36.26">
            <text:p>36.2600</text:p>
          </table:table-cell>
          <table:table-cell office:value-type="float" office:value="36.256">
            <text:p>36.2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956">
            <text:p>20956</text:p>
          </table:table-cell>
          <table:table-cell office:value-type="string">
            <text:p>Scivation</text:p>
          </table:table-cell>
          <table:table-cell office:value-type="string">
            <text:p>Xtend, Pink Lemonade - 1278g</text:p>
          </table:table-cell>
          <table:table-cell office:value-type="float" office:value="181030000250">
            <text:p>181030000250</text:p>
          </table:table-cell>
          <table:table-cell office:value-type="float" office:value="26">
            <text:p>26</text:p>
          </table:table-cell>
          <table:table-cell office:value-type="float" office:value="1.49">
            <text:p>1.49</text:p>
          </table:table-cell>
          <table:table-cell office:value-type="float" office:value="25.97">
            <text:p>25.9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441">
            <text:p>8441</text:p>
          </table:table-cell>
          <table:table-cell office:value-type="string">
            <text:p>Scivation</text:p>
          </table:table-cell>
          <table:table-cell office:value-type="string">
            <text:p>Xtend 1125g (Strawberry Kiwi)</text:p>
          </table:table-cell>
          <table:table-cell office:value-type="float" office:value="36.26">
            <text:p>36.2600</text:p>
          </table:table-cell>
          <table:table-cell office:value-type="float" office:value="36.256">
            <text:p>36.2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441">
            <text:p>8441</text:p>
          </table:table-cell>
          <table:table-cell office:value-type="string">
            <text:p>Scivation</text:p>
          </table:table-cell>
          <table:table-cell office:value-type="string">
            <text:p>Xtend, Strawberry Kiwi - 1217g</text:p>
          </table:table-cell>
          <table:table-cell office:value-type="float" office:value="181030000328">
            <text:p>181030000328</text:p>
          </table:table-cell>
          <table:table-cell office:value-type="float" office:value="54">
            <text:p>54</text:p>
          </table:table-cell>
          <table:table-cell office:value-type="float" office:value="1.45">
            <text:p>1.45</text:p>
          </table:table-cell>
          <table:table-cell office:value-type="float" office:value="28.27">
            <text:p>28.2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693">
            <text:p>3693</text:p>
          </table:table-cell>
          <table:table-cell office:value-type="string">
            <text:p>Scivation</text:p>
          </table:table-cell>
          <table:table-cell office:value-type="string">
            <text:p>Xtend 1125g (Watermelon)</text:p>
          </table:table-cell>
          <table:table-cell office:value-type="float" office:value="36.26">
            <text:p>36.2600</text:p>
          </table:table-cell>
          <table:table-cell office:value-type="float" office:value="36.256">
            <text:p>36.2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693">
            <text:p>3693</text:p>
          </table:table-cell>
          <table:table-cell office:value-type="string">
            <text:p>Scivation</text:p>
          </table:table-cell>
          <table:table-cell office:value-type="string">
            <text:p>Xtend, Watermelon Madness! - 1125g</text:p>
          </table:table-cell>
          <table:table-cell office:value-type="float" office:value="181030000243">
            <text:p>181030000243</text:p>
          </table:table-cell>
          <table:table-cell office:value-type="float" office:value="83">
            <text:p>83</text:p>
          </table:table-cell>
          <table:table-cell office:value-type="float" office:value="1.31">
            <text:p>1.31</text:p>
          </table:table-cell>
          <table:table-cell office:value-type="float" office:value="27.84">
            <text:p>27.8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683">
            <text:p>3683</text:p>
          </table:table-cell>
          <table:table-cell office:value-type="string">
            <text:p>Scivation</text:p>
          </table:table-cell>
          <table:table-cell office:value-type="string">
            <text:p>Xtend 420g (Apple)</text:p>
          </table:table-cell>
          <table:table-cell office:value-type="float" office:value="14.39">
            <text:p>14.3900</text:p>
          </table:table-cell>
          <table:table-cell office:value-type="float" office:value="14.387">
            <text:p>14.38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683">
            <text:p>3683</text:p>
          </table:table-cell>
          <table:table-cell office:value-type="string">
            <text:p>Scivation</text:p>
          </table:table-cell>
          <table:table-cell office:value-type="string">
            <text:p>Xtend, Green Apple Explosion! - 390g</text:p>
          </table:table-cell>
          <table:table-cell office:value-type="float" office:value="181030000137">
            <text:p>181030000137</text:p>
          </table:table-cell>
          <table:table-cell office:value-type="float" office:value="147">
            <text:p>147</text:p>
          </table:table-cell>
          <table:table-cell office:value-type="float" office:value="0.53">
            <text:p>0.53</text:p>
          </table:table-cell>
          <table:table-cell office:value-type="float" office:value="11.53">
            <text:p>11.5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686">
            <text:p>3686</text:p>
          </table:table-cell>
          <table:table-cell office:value-type="string">
            <text:p>Scivation</text:p>
          </table:table-cell>
          <table:table-cell office:value-type="string">
            <text:p>Xtend 420g (Blue Rasberry)</text:p>
          </table:table-cell>
          <table:table-cell office:value-type="float" office:value="14.39">
            <text:p>14.3900</text:p>
          </table:table-cell>
          <table:table-cell office:value-type="float" office:value="14.387">
            <text:p>14.38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686">
            <text:p>3686</text:p>
          </table:table-cell>
          <table:table-cell office:value-type="string">
            <text:p>Scivation</text:p>
          </table:table-cell>
          <table:table-cell office:value-type="string">
            <text:p>Xtend, Raspberry Blue - 416g</text:p>
          </table:table-cell>
          <table:table-cell office:value-type="float" office:value="181030000151">
            <text:p>181030000151</text:p>
          </table:table-cell>
          <table:table-cell office:value-type="float" office:value="124">
            <text:p>124</text:p>
          </table:table-cell>
          <table:table-cell office:value-type="float" office:value="0.54">
            <text:p>0.54</text:p>
          </table:table-cell>
          <table:table-cell office:value-type="float" office:value="11.54">
            <text:p>11.5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682">
            <text:p>3682</text:p>
          </table:table-cell>
          <table:table-cell office:value-type="string">
            <text:p>Scivation</text:p>
          </table:table-cell>
          <table:table-cell office:value-type="string">
            <text:p>Xtend 420g (Grape)</text:p>
          </table:table-cell>
          <table:table-cell office:value-type="float" office:value="14.39">
            <text:p>14.3900</text:p>
          </table:table-cell>
          <table:table-cell office:value-type="float" office:value="14.387">
            <text:p>14.38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682">
            <text:p>3682</text:p>
          </table:table-cell>
          <table:table-cell office:value-type="string">
            <text:p>Scivation</text:p>
          </table:table-cell>
          <table:table-cell office:value-type="string">
            <text:p>Xtend, Grape Escape - 384g</text:p>
          </table:table-cell>
          <table:table-cell office:value-type="float" office:value="181030000175">
            <text:p>181030000175</text:p>
          </table:table-cell>
          <table:table-cell office:value-type="float" office:value="96">
            <text:p>96</text:p>
          </table:table-cell>
          <table:table-cell office:value-type="float" office:value="0.515">
            <text:p>0.515</text:p>
          </table:table-cell>
          <table:table-cell office:value-type="float" office:value="11.52">
            <text:p>11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684">
            <text:p>3684</text:p>
          </table:table-cell>
          <table:table-cell office:value-type="string">
            <text:p>Scivation</text:p>
          </table:table-cell>
          <table:table-cell office:value-type="string">
            <text:p>Xtend 420g (Lemon Lime)</text:p>
          </table:table-cell>
          <table:table-cell office:value-type="float" office:value="14.39">
            <text:p>14.3900</text:p>
          </table:table-cell>
          <table:table-cell office:value-type="float" office:value="14.387">
            <text:p>14.38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684">
            <text:p>3684</text:p>
          </table:table-cell>
          <table:table-cell office:value-type="string">
            <text:p>Scivation</text:p>
          </table:table-cell>
          <table:table-cell office:value-type="string">
            <text:p>Xtend, Lemon Lime Sour - 420g</text:p>
          </table:table-cell>
          <table:table-cell office:value-type="float" office:value="181030000212">
            <text:p>181030000212</text:p>
          </table:table-cell>
          <table:table-cell office:value-type="float" office:value="42">
            <text:p>42</text:p>
          </table:table-cell>
          <table:table-cell office:value-type="float" office:value="0.555">
            <text:p>0.555</text:p>
          </table:table-cell>
          <table:table-cell office:value-type="float" office:value="11.49">
            <text:p>11.4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442">
            <text:p>8442</text:p>
          </table:table-cell>
          <table:table-cell office:value-type="string">
            <text:p>Scivation</text:p>
          </table:table-cell>
          <table:table-cell office:value-type="string">
            <text:p>Xtend 420g (Mango Nectar)</text:p>
          </table:table-cell>
          <table:table-cell office:value-type="float" office:value="14.39">
            <text:p>14.3900</text:p>
          </table:table-cell>
          <table:table-cell office:value-type="float" office:value="14.387">
            <text:p>14.38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442">
            <text:p>8442</text:p>
          </table:table-cell>
          <table:table-cell office:value-type="string">
            <text:p>Scivation</text:p>
          </table:table-cell>
          <table:table-cell office:value-type="string">
            <text:p>Xtend, Mango Nectar - 410g</text:p>
          </table:table-cell>
          <table:table-cell office:value-type="float" office:value="181030000281">
            <text:p>181030000281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11.42">
            <text:p>11.4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685">
            <text:p>3685</text:p>
          </table:table-cell>
          <table:table-cell office:value-type="string">
            <text:p>Scivation</text:p>
          </table:table-cell>
          <table:table-cell office:value-type="string">
            <text:p>Xtend 420g (Orange)</text:p>
          </table:table-cell>
          <table:table-cell office:value-type="float" office:value="14.39">
            <text:p>14.3900</text:p>
          </table:table-cell>
          <table:table-cell office:value-type="float" office:value="14.387">
            <text:p>14.38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685">
            <text:p>3685</text:p>
          </table:table-cell>
          <table:table-cell office:value-type="string">
            <text:p>Scivation</text:p>
          </table:table-cell>
          <table:table-cell office:value-type="string">
            <text:p>Xtend, Orange Dream - 414g</text:p>
          </table:table-cell>
          <table:table-cell office:value-type="float" office:value="181030000304">
            <text:p>181030000304</text:p>
          </table:table-cell>
          <table:table-cell office:value-type="float" office:value="76">
            <text:p>76</text:p>
          </table:table-cell>
          <table:table-cell office:value-type="float" office:value="0.55">
            <text:p>0.55</text:p>
          </table:table-cell>
          <table:table-cell office:value-type="float" office:value="11.53">
            <text:p>11.53</text:p>
          </table:table-cell>
          <table:table-cell table:number-columns-repeated="1008"/>
        </table:table-row>
        <table:table-row table:style-name="ro1">
          <table:table-cell table:style-name="ce5" office:value-type="float" office:value="3685">
            <text:p>3685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Scivation</text:p>
          </table:table-cell>
          <table:table-cell table:style-name="ce5" office:value-type="string">
            <text:p>Xtend 420G (PINEAPPLE)</text:p>
          </table:table-cell>
          <table:table-cell table:style-name="ce10" office:value-type="float" office:value="14.39">
            <text:p>14.3900</text:p>
          </table:table-cell>
          <table:table-cell table:style-name="ce10" office:value-type="float" office:value="14.387">
            <text:p>14.387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3685">
            <text:p>3685</text:p>
          </table:table-cell>
          <table:table-cell table:style-name="ce5" office:value-type="string">
            <text:p>Scivation</text:p>
          </table:table-cell>
          <table:table-cell table:style-name="ce5" office:value-type="string">
            <text:p>Xtend, Orange Dream - 414g</text:p>
          </table:table-cell>
          <table:table-cell table:style-name="ce5" office:value-type="float" office:value="181030000304">
            <text:p>181030000304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0.55">
            <text:p>0.55</text:p>
          </table:table-cell>
          <table:table-cell table:style-name="ce5" office:value-type="float" office:value="11.53">
            <text:p>11.53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20955">
            <text:p>20955</text:p>
          </table:table-cell>
          <table:table-cell office:value-type="string">
            <text:p>Scivation</text:p>
          </table:table-cell>
          <table:table-cell office:value-type="string">
            <text:p>Xtend 420g (Pink Lemonade)</text:p>
          </table:table-cell>
          <table:table-cell office:value-type="float" office:value="14.39">
            <text:p>14.3900</text:p>
          </table:table-cell>
          <table:table-cell office:value-type="float" office:value="14.387">
            <text:p>14.38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955">
            <text:p>20955</text:p>
          </table:table-cell>
          <table:table-cell office:value-type="string">
            <text:p>Scivation</text:p>
          </table:table-cell>
          <table:table-cell office:value-type="string">
            <text:p>Xtend, Pink Lemonade - 426g</text:p>
          </table:table-cell>
          <table:table-cell office:value-type="float" office:value="181030000267">
            <text:p>181030000267</text:p>
          </table:table-cell>
          <table:table-cell office:value-type="float" office:value="132">
            <text:p>132</text:p>
          </table:table-cell>
          <table:table-cell office:value-type="float" office:value="0.525">
            <text:p>0.525</text:p>
          </table:table-cell>
          <table:table-cell office:value-type="float" office:value="11.53">
            <text:p>11.5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440">
            <text:p>8440</text:p>
          </table:table-cell>
          <table:table-cell office:value-type="string">
            <text:p>Scivation</text:p>
          </table:table-cell>
          <table:table-cell office:value-type="string">
            <text:p>Xtend 420g (Strawberry Kiwi)</text:p>
          </table:table-cell>
          <table:table-cell office:value-type="float" office:value="14.39">
            <text:p>14.3900</text:p>
          </table:table-cell>
          <table:table-cell office:value-type="float" office:value="14.387">
            <text:p>14.38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440">
            <text:p>8440</text:p>
          </table:table-cell>
          <table:table-cell office:value-type="string">
            <text:p>Scivation</text:p>
          </table:table-cell>
          <table:table-cell office:value-type="string">
            <text:p>Xtend, Strawberry Kiwi - 406g</text:p>
          </table:table-cell>
          <table:table-cell office:value-type="float" office:value="181030000311">
            <text:p>18103000031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11.43">
            <text:p>11.4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687">
            <text:p>3687</text:p>
          </table:table-cell>
          <table:table-cell office:value-type="string">
            <text:p>Scivation</text:p>
          </table:table-cell>
          <table:table-cell office:value-type="string">
            <text:p>Xtend 420g (Watermelon)</text:p>
          </table:table-cell>
          <table:table-cell office:value-type="float" office:value="14.39">
            <text:p>14.3900</text:p>
          </table:table-cell>
          <table:table-cell office:value-type="float" office:value="14.387">
            <text:p>14.38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687">
            <text:p>3687</text:p>
          </table:table-cell>
          <table:table-cell office:value-type="string">
            <text:p>Scivation</text:p>
          </table:table-cell>
          <table:table-cell office:value-type="string">
            <text:p>Xtend, Watermelon Madness! - 384g</text:p>
          </table:table-cell>
          <table:table-cell office:value-type="float" office:value="181030000236">
            <text:p>181030000236</text:p>
          </table:table-cell>
          <table:table-cell office:value-type="float" office:value="150">
            <text:p>150</text:p>
          </table:table-cell>
          <table:table-cell office:value-type="float" office:value="0.51">
            <text:p>0.51</text:p>
          </table:table-cell>
          <table:table-cell office:value-type="float" office:value="11.51">
            <text:p>11.51</text:p>
          </table:table-cell>
          <table:table-cell table:number-columns-repeated="1008"/>
        </table:table-row>
        <table:table-row table:style-name="ro1">
          <table:table-cell table:style-name="ce4" office:value-type="float" office:value="8843">
            <text:p>8843</text:p>
          </table:table-cell>
          <table:table-cell table:style-name="ce4" office:value-type="string">
            <text:p>8843 nieaktywne</text:p>
          </table:table-cell>
          <table:table-cell table:style-name="ce4" office:value-type="string">
            <text:p>Scivation</text:p>
          </table:table-cell>
          <table:table-cell table:style-name="ce4" office:value-type="string">
            <text:p>Xtend 67g 5 servings (Blue Rasberry)</text:p>
          </table:table-cell>
          <table:table-cell table:style-name="ce9" office:value-type="float" office:value="5.33">
            <text:p>5.3300</text:p>
          </table:table-cell>
          <table:table-cell table:style-name="ce9" office:value-type="float" office:value="5.3312">
            <text:p>5.3312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8843">
            <text:p>8843</text:p>
          </table:table-cell>
          <table:table-cell table:style-name="ce4" office:value-type="string">
            <text:p>Scivation</text:p>
          </table:table-cell>
          <table:table-cell table:style-name="ce4" office:value-type="string">
            <text:p>Xtend, Raspberry Blue - 65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12">
            <text:p>0.12</text:p>
          </table:table-cell>
          <table:table-cell table:style-name="ce4" office:value-type="float" office:value="0.72">
            <text:p>0.72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8437">
            <text:p>8437</text:p>
          </table:table-cell>
          <table:table-cell office:value-type="string">
            <text:p>Scivation</text:p>
          </table:table-cell>
          <table:table-cell office:value-type="string">
            <text:p>Xtend Endurance 1146g (Apple)</text:p>
          </table:table-cell>
          <table:table-cell office:value-type="float" office:value="20.79">
            <text:p>20.7900</text:p>
          </table:table-cell>
          <table:table-cell office:value-type="float" office:value="20.787">
            <text:p>20.78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437">
            <text:p>8437</text:p>
          </table:table-cell>
          <table:table-cell office:value-type="string">
            <text:p>Scivation</text:p>
          </table:table-cell>
          <table:table-cell office:value-type="string">
            <text:p>Xtend - Endurance, Green Apple Explosion - 1163g</text:p>
          </table:table-cell>
          <table:table-cell office:value-type="float" office:value="181030009369">
            <text:p>181030009369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  <table:table-cell office:value-type="float" office:value="15.63">
            <text:p>15.6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438">
            <text:p>8438</text:p>
          </table:table-cell>
          <table:table-cell office:value-type="string">
            <text:p>Scivation</text:p>
          </table:table-cell>
          <table:table-cell office:value-type="string">
            <text:p>Xtend Endurance 1146g (Blue Rasberry)</text:p>
          </table:table-cell>
          <table:table-cell office:value-type="float" office:value="20.79">
            <text:p>20.7900</text:p>
          </table:table-cell>
          <table:table-cell office:value-type="float" office:value="20.787">
            <text:p>20.78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438">
            <text:p>8438</text:p>
          </table:table-cell>
          <table:table-cell office:value-type="string">
            <text:p>Scivation</text:p>
          </table:table-cell>
          <table:table-cell office:value-type="string">
            <text:p>Xtend - Endurance, Raspberry Blue - 1156g</text:p>
          </table:table-cell>
          <table:table-cell office:value-type="float" office:value="181030009376">
            <text:p>181030009376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  <table:table-cell office:value-type="float" office:value="15.09">
            <text:p>15.0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439">
            <text:p>8439</text:p>
          </table:table-cell>
          <table:table-cell office:value-type="string">
            <text:p>Scivation</text:p>
          </table:table-cell>
          <table:table-cell office:value-type="string">
            <text:p>Xtend Endurance 1146g (Watermelon)</text:p>
          </table:table-cell>
          <table:table-cell office:value-type="float" office:value="20.79">
            <text:p>20.7900</text:p>
          </table:table-cell>
          <table:table-cell office:value-type="float" office:value="20.787">
            <text:p>20.78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439">
            <text:p>8439</text:p>
          </table:table-cell>
          <table:table-cell office:value-type="string">
            <text:p>Scivation</text:p>
          </table:table-cell>
          <table:table-cell office:value-type="string">
            <text:p>Xtend - Endurance, Watermelon Madness - 1146g</text:p>
          </table:table-cell>
          <table:table-cell office:value-type="float" office:value="181030009383">
            <text:p>181030009383</text:p>
          </table:table-cell>
          <table:table-cell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15.61">
            <text:p>15.6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815">
            <text:p>21815</text:p>
          </table:table-cell>
          <table:table-cell office:value-type="string">
            <text:p>Scivation</text:p>
          </table:table-cell>
          <table:table-cell office:value-type="string">
            <text:p>Xtend Go 420G (FRUIT PUNCH)</text:p>
          </table:table-cell>
          <table:table-cell office:value-type="float" office:value="17.06">
            <text:p>17.0600</text:p>
          </table:table-cell>
          <table:table-cell office:value-type="float" office:value="17.056">
            <text:p>17.0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815">
            <text:p>21815</text:p>
          </table:table-cell>
          <table:table-cell office:value-type="string">
            <text:p>Scivation</text:p>
          </table:table-cell>
          <table:table-cell office:value-type="string">
            <text:p>Xtend GO, Fruit Punch - 438g</text:p>
          </table:table-cell>
          <table:table-cell office:value-type="float" office:value="812135020606">
            <text:p>81213502060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1.82">
            <text:p>11.8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816">
            <text:p>21816</text:p>
          </table:table-cell>
          <table:table-cell office:value-type="string">
            <text:p>Scivation</text:p>
          </table:table-cell>
          <table:table-cell office:value-type="string">
            <text:p>Xtend Go 420G (MANGO)</text:p>
          </table:table-cell>
          <table:table-cell office:value-type="float" office:value="17.06">
            <text:p>17.0600</text:p>
          </table:table-cell>
          <table:table-cell office:value-type="float" office:value="17.056">
            <text:p>17.0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816">
            <text:p>21816</text:p>
          </table:table-cell>
          <table:table-cell office:value-type="string">
            <text:p>Scivation</text:p>
          </table:table-cell>
          <table:table-cell office:value-type="string">
            <text:p>Xtend GO, Mango Nectar - 438g</text:p>
          </table:table-cell>
          <table:table-cell office:value-type="float" office:value="812135020613">
            <text:p>812135020613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1.82">
            <text:p>11.82</text:p>
          </table:table-cell>
          <table:table-cell table:number-columns-repeated="1008"/>
        </table:table-row>
        <table:table-row table:style-name="ro1">
          <table:table-cell table:style-name="ce6" office:value-type="float" office:value="21817">
            <text:p>21817</text:p>
          </table:table-cell>
          <table:table-cell table:style-name="ce6" office:value-type="string">
            <text:p>21817 na sztuki</text:p>
          </table:table-cell>
          <table:table-cell table:style-name="ce6" office:value-type="string">
            <text:p>Scivation</text:p>
          </table:table-cell>
          <table:table-cell table:style-name="ce6" office:value-type="string">
            <text:p>Xtend Rtd 12 x 500ml (Apple)</text:p>
          </table:table-cell>
          <table:table-cell table:style-name="ce11" office:value-type="float" office:value="17.06">
            <text:p>17.0600</text:p>
          </table:table-cell>
          <table:table-cell table:style-name="ce11" office:value-type="float" office:value="17.056">
            <text:p>17.0560</text:p>
          </table:table-cell>
          <table:table-cell table:style-name="ce6" office:value-type="string">
            <text:p>V</text:p>
          </table:table-cell>
          <table:table-cell table:style-name="ce6"/>
          <table:table-cell/>
          <table:table-cell table:style-name="ce6" office:value-type="float" office:value="21817">
            <text:p>21817</text:p>
          </table:table-cell>
          <table:table-cell table:style-name="ce6" office:value-type="string">
            <text:p>Scivation</text:p>
          </table:table-cell>
          <table:table-cell table:style-name="ce6" office:value-type="string">
            <text:p>Xtend RTD, Green Apple - 1 x 500 ml.</text:p>
          </table:table-cell>
          <table:table-cell table:style-name="ce6"/>
          <table:table-cell table:style-name="ce6" office:value-type="float" office:value="655">
            <text:p>65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5">
            <text:p>0.5</text:p>
          </table:table-cell>
          <table:table-cell table:style-name="ce6" table:number-columns-repeated="1008"/>
        </table:table-row>
        <table:table-row table:style-name="ro1">
          <table:table-cell table:style-name="ce6" office:value-type="float" office:value="21818">
            <text:p>21818</text:p>
          </table:table-cell>
          <table:table-cell table:style-name="ce6" office:value-type="string">
            <text:p>21818 na sztuki</text:p>
          </table:table-cell>
          <table:table-cell table:style-name="ce6" office:value-type="string">
            <text:p>Scivation</text:p>
          </table:table-cell>
          <table:table-cell table:style-name="ce6" office:value-type="string">
            <text:p>Xtend Rtd 12 x 500ml (Watermelon)</text:p>
          </table:table-cell>
          <table:table-cell table:style-name="ce11" office:value-type="float" office:value="17.06">
            <text:p>17.0600</text:p>
          </table:table-cell>
          <table:table-cell table:style-name="ce11" office:value-type="float" office:value="17.056">
            <text:p>17.0560</text:p>
          </table:table-cell>
          <table:table-cell table:style-name="ce6" office:value-type="string">
            <text:p>V</text:p>
          </table:table-cell>
          <table:table-cell table:style-name="ce6"/>
          <table:table-cell/>
          <table:table-cell table:style-name="ce6" office:value-type="float" office:value="21818">
            <text:p>21818</text:p>
          </table:table-cell>
          <table:table-cell table:style-name="ce6" office:value-type="string">
            <text:p>Scivation</text:p>
          </table:table-cell>
          <table:table-cell table:style-name="ce6" office:value-type="string">
            <text:p>Xtend RTD, Watermelon - 1 x 500 ml.</text:p>
          </table:table-cell>
          <table:table-cell table:style-name="ce6"/>
          <table:table-cell table:style-name="ce6" office:value-type="float" office:value="651">
            <text:p>65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5">
            <text:p>0.5</text:p>
          </table:table-cell>
          <table:table-cell table:style-name="ce6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K Sports</text:p>
          </table:table-cell>
          <table:table-cell table:style-name="ce3" office:value-type="string">
            <text:p>Canvas Lifting Straps Red/Black (One Size)</text:p>
          </table:table-cell>
          <table:table-cell table:style-name="ce8" office:value-type="float" office:value="1.37">
            <text:p>1.3700</text:p>
          </table:table-cell>
          <table:table-cell table:style-name="ce8" office:value-type="float" office:value="1.372">
            <text:p>1.37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K Sports</text:p>
          </table:table-cell>
          <table:table-cell table:style-name="ce3" office:value-type="string">
            <text:p>Knee Wraps Loop &amp; Velcro (Pair) Red/Black (One Size)</text:p>
          </table:table-cell>
          <table:table-cell table:style-name="ce8" office:value-type="float" office:value="5.08">
            <text:p>5.0800</text:p>
          </table:table-cell>
          <table:table-cell table:style-name="ce8" office:value-type="float" office:value="5.075">
            <text:p>5.07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K Sports</text:p>
          </table:table-cell>
          <table:table-cell table:style-name="ce3" office:value-type="string">
            <text:p>Leather Gloves Black (Extra Large)</text:p>
          </table:table-cell>
          <table:table-cell table:style-name="ce8" office:value-type="float" office:value="2.93">
            <text:p>2.9300</text:p>
          </table:table-cell>
          <table:table-cell table:style-name="ce8" office:value-type="float" office:value="2.926">
            <text:p>2.92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K Sports</text:p>
          </table:table-cell>
          <table:table-cell table:style-name="ce3" office:value-type="string">
            <text:p>Leather Gloves Black (Large)</text:p>
          </table:table-cell>
          <table:table-cell table:style-name="ce8" office:value-type="float" office:value="2.93">
            <text:p>2.9300</text:p>
          </table:table-cell>
          <table:table-cell table:style-name="ce8" office:value-type="float" office:value="2.926">
            <text:p>2.92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K Sports</text:p>
          </table:table-cell>
          <table:table-cell table:style-name="ce3" office:value-type="string">
            <text:p>Leather Gloves Black (Medium)</text:p>
          </table:table-cell>
          <table:table-cell table:style-name="ce8" office:value-type="float" office:value="2.93">
            <text:p>2.9300</text:p>
          </table:table-cell>
          <table:table-cell table:style-name="ce8" office:value-type="float" office:value="2.926">
            <text:p>2.92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K Sports</text:p>
          </table:table-cell>
          <table:table-cell table:style-name="ce3" office:value-type="string">
            <text:p>Leather Gloves Black (Small)</text:p>
          </table:table-cell>
          <table:table-cell table:style-name="ce8" office:value-type="float" office:value="2.93">
            <text:p>2.9300</text:p>
          </table:table-cell>
          <table:table-cell table:style-name="ce8" office:value-type="float" office:value="2.926">
            <text:p>2.92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K Sports</text:p>
          </table:table-cell>
          <table:table-cell table:style-name="ce3" office:value-type="string">
            <text:p>Padded Weight Lifting Belt Black (Large)</text:p>
          </table:table-cell>
          <table:table-cell table:style-name="ce8" office:value-type="float" office:value="7.04">
            <text:p>7.0400</text:p>
          </table:table-cell>
          <table:table-cell table:style-name="ce8" office:value-type="float" office:value="7.035">
            <text:p>7.03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K Sports</text:p>
          </table:table-cell>
          <table:table-cell table:style-name="ce3" office:value-type="string">
            <text:p>Padded Weight Lifting Belt Black (Medium)</text:p>
          </table:table-cell>
          <table:table-cell table:style-name="ce8" office:value-type="float" office:value="7.04">
            <text:p>7.0400</text:p>
          </table:table-cell>
          <table:table-cell table:style-name="ce8" office:value-type="float" office:value="7.035">
            <text:p>7.03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K Sports</text:p>
          </table:table-cell>
          <table:table-cell table:style-name="ce3" office:value-type="string">
            <text:p>Padded Weight Lifting Belt Black (Small)</text:p>
          </table:table-cell>
          <table:table-cell table:style-name="ce8" office:value-type="float" office:value="7.04">
            <text:p>7.0400</text:p>
          </table:table-cell>
          <table:table-cell table:style-name="ce8" office:value-type="float" office:value="7.035">
            <text:p>7.03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K Sports</text:p>
          </table:table-cell>
          <table:table-cell table:style-name="ce3" office:value-type="string">
            <text:p>Pillbox Clear (One Size)</text:p>
          </table:table-cell>
          <table:table-cell table:style-name="ce8" office:value-type="float" office:value="1.74">
            <text:p>1.7400</text:p>
          </table:table-cell>
          <table:table-cell table:style-name="ce8" office:value-type="float" office:value="1.743">
            <text:p>1.74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K Sports</text:p>
          </table:table-cell>
          <table:table-cell table:style-name="ce3" office:value-type="string">
            <text:p>Wrist Wraps Loop &amp; Velcro (Pair) Red/Black (One Size)</text:p>
          </table:table-cell>
          <table:table-cell table:number-columns-repeated="2" table:style-name="ce8" office:value-type="float" office:value="3.5">
            <text:p>3.5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3514">
            <text:p>3514</text:p>
          </table:table-cell>
          <table:table-cell office:value-type="string">
            <text:p>SMART</text:p>
          </table:table-cell>
          <table:table-cell office:value-type="string">
            <text:p>Shaker 600 ml (Metallic Blue)</text:p>
          </table:table-cell>
          <table:table-cell office:value-type="float" office:value="3.026">
            <text:p>3.0260</text:p>
          </table:table-cell>
          <table:table-cell office:value-type="float" office:value="3.7825">
            <text:p>3.7825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3514">
            <text:p>3514</text:p>
          </table:table-cell>
          <table:table-cell office:value-type="string">
            <text:p>SmartShake</text:p>
          </table:table-cell>
          <table:table-cell office:value-type="string">
            <text:p>Shaker - Metallic Edition</text:p>
          </table:table-cell>
          <table:table-cell office:value-type="float" office:value="7350057180044">
            <text:p>7350057180044</text:p>
          </table:table-cell>
          <table:table-cell office:value-type="float" office:value="411">
            <text:p>411</text:p>
          </table:table-cell>
          <table:table-cell office:value-type="float" office:value="0.17">
            <text:p>0.17</text:p>
          </table:table-cell>
          <table:table-cell office:value-type="float" office:value="2.63">
            <text:p>2.6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512">
            <text:p>3512</text:p>
          </table:table-cell>
          <table:table-cell office:value-type="string">
            <text:p>SMART</text:p>
          </table:table-cell>
          <table:table-cell office:value-type="string">
            <text:p>Shaker 600 ml (Metallic Gold)</text:p>
          </table:table-cell>
          <table:table-cell office:value-type="float" office:value="3.026">
            <text:p>3.0260</text:p>
          </table:table-cell>
          <table:table-cell office:value-type="float" office:value="3.7825">
            <text:p>3.7825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3512">
            <text:p>3512</text:p>
          </table:table-cell>
          <table:table-cell office:value-type="string">
            <text:p>SmartShake</text:p>
          </table:table-cell>
          <table:table-cell office:value-type="string">
            <text:p>Shaker - Gold Edition</text:p>
          </table:table-cell>
          <table:table-cell office:value-type="float" office:value="7350057180051">
            <text:p>7350057180051</text:p>
          </table:table-cell>
          <table:table-cell office:value-type="float" office:value="790">
            <text:p>790</text:p>
          </table:table-cell>
          <table:table-cell office:value-type="float" office:value="0.17">
            <text:p>0.17</text:p>
          </table:table-cell>
          <table:table-cell office:value-type="float" office:value="2.48">
            <text:p>2.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513">
            <text:p>3513</text:p>
          </table:table-cell>
          <table:table-cell office:value-type="string">
            <text:p>SMART</text:p>
          </table:table-cell>
          <table:table-cell office:value-type="string">
            <text:p>Shaker 600 ml (Mutant Green)</text:p>
          </table:table-cell>
          <table:table-cell office:value-type="float" office:value="3.026">
            <text:p>3.0260</text:p>
          </table:table-cell>
          <table:table-cell office:value-type="float" office:value="3.7825">
            <text:p>3.7825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3513">
            <text:p>3513</text:p>
          </table:table-cell>
          <table:table-cell office:value-type="string">
            <text:p>SmartShake</text:p>
          </table:table-cell>
          <table:table-cell office:value-type="string">
            <text:p>Shaker - Mutant Edition</text:p>
          </table:table-cell>
          <table:table-cell office:value-type="float" office:value="7350057180068">
            <text:p>7350057180068</text:p>
          </table:table-cell>
          <table:table-cell office:value-type="float" office:value="256">
            <text:p>256</text:p>
          </table:table-cell>
          <table:table-cell office:value-type="float" office:value="0.17">
            <text:p>0.17</text:p>
          </table:table-cell>
          <table:table-cell office:value-type="float" office:value="2.53">
            <text:p>2.53</text:p>
          </table:table-cell>
          <table:table-cell table:number-columns-repeated="1008"/>
        </table:table-row>
        <table:table-row table:style-name="ro1">
          <table:table-cell table:style-name="ce4" office:value-type="float" office:value="3511">
            <text:p>3511</text:p>
          </table:table-cell>
          <table:table-cell table:style-name="ce4" office:value-type="string">
            <text:p>3511 nieaktywne</text:p>
          </table:table-cell>
          <table:table-cell table:style-name="ce4" office:value-type="string">
            <text:p>SMART</text:p>
          </table:table-cell>
          <table:table-cell table:style-name="ce4" office:value-type="string">
            <text:p>Shaker 600 ml (Red Edition)</text:p>
          </table:table-cell>
          <table:table-cell table:style-name="ce9" office:value-type="float" office:value="3.78">
            <text:p>3.7800</text:p>
          </table:table-cell>
          <table:table-cell table:style-name="ce9" office:value-type="float" office:value="3.7825">
            <text:p>3.7825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3511">
            <text:p>3511</text:p>
          </table:table-cell>
          <table:table-cell table:style-name="ce4" office:value-type="string">
            <text:p>SmartShake</text:p>
          </table:table-cell>
          <table:table-cell table:style-name="ce4" office:value-type="string">
            <text:p>SmartShake - Red Lid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.15">
            <text:p>3.15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3764">
            <text:p>3764</text:p>
          </table:table-cell>
          <table:table-cell office:value-type="string">
            <text:p>SMART</text:p>
          </table:table-cell>
          <table:table-cell office:value-type="string">
            <text:p>Shaker Mass 800 ml (Clear/Blacklid Mass 800Ml)</text:p>
          </table:table-cell>
          <table:table-cell office:value-type="float" office:value="3.026">
            <text:p>3.0260</text:p>
          </table:table-cell>
          <table:table-cell office:value-type="float" office:value="3.7825">
            <text:p>3.7825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3764">
            <text:p>3764</text:p>
          </table:table-cell>
          <table:table-cell office:value-type="string">
            <text:p>SmartShake</text:p>
          </table:table-cell>
          <table:table-cell office:value-type="string">
            <text:p>Shaker - Black Lid (XL Size)</text:p>
          </table:table-cell>
          <table:table-cell office:value-type="float" office:value="7350057180181">
            <text:p>7350057180181</text:p>
          </table:table-cell>
          <table:table-cell office:value-type="float" office:value="611">
            <text:p>611</text:p>
          </table:table-cell>
          <table:table-cell office:value-type="float" office:value="0.19">
            <text:p>0.19</text:p>
          </table:table-cell>
          <table:table-cell office:value-type="float" office:value="2.48">
            <text:p>2.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763">
            <text:p>3763</text:p>
          </table:table-cell>
          <table:table-cell office:value-type="string">
            <text:p>SMART</text:p>
          </table:table-cell>
          <table:table-cell office:value-type="string">
            <text:p>Shaker Mass 800 ml (Gunsmoke Mass)</text:p>
          </table:table-cell>
          <table:table-cell office:value-type="float" office:value="3.026">
            <text:p>3.0260</text:p>
          </table:table-cell>
          <table:table-cell office:value-type="float" office:value="3.7825">
            <text:p>3.7825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3763">
            <text:p>3763</text:p>
          </table:table-cell>
          <table:table-cell office:value-type="string">
            <text:p>SmartShake</text:p>
          </table:table-cell>
          <table:table-cell office:value-type="string">
            <text:p>Shaker - Gunsmoke (XL Size)</text:p>
          </table:table-cell>
          <table:table-cell office:value-type="float" office:value="7350057180211">
            <text:p>7350057180211</text:p>
          </table:table-cell>
          <table:table-cell office:value-type="float" office:value="4236">
            <text:p>4236</text:p>
          </table:table-cell>
          <table:table-cell office:value-type="float" office:value="0.19">
            <text:p>0.19</text:p>
          </table:table-cell>
          <table:table-cell office:value-type="float" office:value="2.48">
            <text:p>2.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585">
            <text:p>6585</text:p>
          </table:table-cell>
          <table:table-cell office:value-type="string">
            <text:p>SMART</text:p>
          </table:table-cell>
          <table:table-cell office:value-type="string">
            <text:p>Shaker Neon 600 ml (Neon Blue)</text:p>
          </table:table-cell>
          <table:table-cell office:value-type="float" office:value="3.026">
            <text:p>3.0260</text:p>
          </table:table-cell>
          <table:table-cell office:value-type="float" office:value="3.7825">
            <text:p>3.7825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6585">
            <text:p>6585</text:p>
          </table:table-cell>
          <table:table-cell office:value-type="string">
            <text:p>SmartShake</text:p>
          </table:table-cell>
          <table:table-cell office:value-type="string">
            <text:p>Shaker - Neon Series Blue</text:p>
          </table:table-cell>
          <table:table-cell office:value-type="float" office:value="7350057181065">
            <text:p>7350057181065</text:p>
          </table:table-cell>
          <table:table-cell office:value-type="float" office:value="478">
            <text:p>478</text:p>
          </table:table-cell>
          <table:table-cell office:value-type="float" office:value="0.18">
            <text:p>0.18</text:p>
          </table:table-cell>
          <table:table-cell office:value-type="float" office:value="2.49">
            <text:p>2.4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586">
            <text:p>6586</text:p>
          </table:table-cell>
          <table:table-cell office:value-type="string">
            <text:p>SMART</text:p>
          </table:table-cell>
          <table:table-cell office:value-type="string">
            <text:p>Shaker Neon 600 ml (Neon Green)</text:p>
          </table:table-cell>
          <table:table-cell office:value-type="float" office:value="3.026">
            <text:p>3.0260</text:p>
          </table:table-cell>
          <table:table-cell office:value-type="float" office:value="3.7825">
            <text:p>3.7825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6586">
            <text:p>6586</text:p>
          </table:table-cell>
          <table:table-cell office:value-type="string">
            <text:p>SmartShake</text:p>
          </table:table-cell>
          <table:table-cell office:value-type="string">
            <text:p>Shaker - Neon Series Green</text:p>
          </table:table-cell>
          <table:table-cell office:value-type="float" office:value="7350057181058">
            <text:p>7350057181058</text:p>
          </table:table-cell>
          <table:table-cell office:value-type="float" office:value="576">
            <text:p>576</text:p>
          </table:table-cell>
          <table:table-cell office:value-type="float" office:value="0.18">
            <text:p>0.18</text:p>
          </table:table-cell>
          <table:table-cell office:value-type="float" office:value="2.49">
            <text:p>2.4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587">
            <text:p>6587</text:p>
          </table:table-cell>
          <table:table-cell office:value-type="string">
            <text:p>SMART</text:p>
          </table:table-cell>
          <table:table-cell office:value-type="string">
            <text:p>Shaker Neon 600 ml (Neon Orange)</text:p>
          </table:table-cell>
          <table:table-cell office:value-type="float" office:value="3.026">
            <text:p>3.0260</text:p>
          </table:table-cell>
          <table:table-cell office:value-type="float" office:value="3.7825">
            <text:p>3.7825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6587">
            <text:p>6587</text:p>
          </table:table-cell>
          <table:table-cell office:value-type="string">
            <text:p>SmartShake</text:p>
          </table:table-cell>
          <table:table-cell office:value-type="string">
            <text:p>Shaker - Neon Series Orange</text:p>
          </table:table-cell>
          <table:table-cell office:value-type="float" office:value="7350057180853">
            <text:p>7350057180853</text:p>
          </table:table-cell>
          <table:table-cell office:value-type="float" office:value="116">
            <text:p>116</text:p>
          </table:table-cell>
          <table:table-cell office:value-type="float" office:value="0.18">
            <text:p>0.18</text:p>
          </table:table-cell>
          <table:table-cell office:value-type="float" office:value="2.57">
            <text:p>2.5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588">
            <text:p>6588</text:p>
          </table:table-cell>
          <table:table-cell office:value-type="string">
            <text:p>SMART</text:p>
          </table:table-cell>
          <table:table-cell office:value-type="string">
            <text:p>Shaker Neon 600 ml (Neon Pink)</text:p>
          </table:table-cell>
          <table:table-cell office:value-type="float" office:value="3.026">
            <text:p>3.0260</text:p>
          </table:table-cell>
          <table:table-cell office:value-type="float" office:value="3.7825">
            <text:p>3.7825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6588">
            <text:p>6588</text:p>
          </table:table-cell>
          <table:table-cell office:value-type="string">
            <text:p>SmartShake</text:p>
          </table:table-cell>
          <table:table-cell office:value-type="string">
            <text:p>Shaker - Neon Series Pink</text:p>
          </table:table-cell>
          <table:table-cell office:value-type="float" office:value="7350057180907">
            <text:p>7350057180907</text:p>
          </table:table-cell>
          <table:table-cell office:value-type="float" office:value="479">
            <text:p>479</text:p>
          </table:table-cell>
          <table:table-cell office:value-type="float" office:value="0.18">
            <text:p>0.18</text:p>
          </table:table-cell>
          <table:table-cell office:value-type="float" office:value="2.48">
            <text:p>2.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568">
            <text:p>21568</text:p>
          </table:table-cell>
          <table:table-cell office:value-type="string">
            <text:p>SMART</text:p>
          </table:table-cell>
          <table:table-cell office:value-type="string">
            <text:p>Shaker Neon 600 ml (Neon Purple)</text:p>
          </table:table-cell>
          <table:table-cell office:value-type="float" office:value="3.026">
            <text:p>3.0260</text:p>
          </table:table-cell>
          <table:table-cell office:value-type="float" office:value="3.7825">
            <text:p>3.7825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21568">
            <text:p>21568</text:p>
          </table:table-cell>
          <table:table-cell office:value-type="string">
            <text:p>SmartShake</text:p>
          </table:table-cell>
          <table:table-cell office:value-type="string">
            <text:p>Shaker - Neon Series Purple</text:p>
          </table:table-cell>
          <table:table-cell office:value-type="float" office:value="7350057182062">
            <text:p>7350057182062</text:p>
          </table:table-cell>
          <table:table-cell office:value-type="float" office:value="828">
            <text:p>828</text:p>
          </table:table-cell>
          <table:table-cell office:value-type="float" office:value="0.18">
            <text:p>0.18</text:p>
          </table:table-cell>
          <table:table-cell office:value-type="float" office:value="2.48">
            <text:p>2.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589">
            <text:p>6589</text:p>
          </table:table-cell>
          <table:table-cell office:value-type="string">
            <text:p>SMART</text:p>
          </table:table-cell>
          <table:table-cell office:value-type="string">
            <text:p>Shaker Neon 600 ml (Neon White)</text:p>
          </table:table-cell>
          <table:table-cell office:value-type="float" office:value="3.026">
            <text:p>3.0260</text:p>
          </table:table-cell>
          <table:table-cell office:value-type="float" office:value="3.7825">
            <text:p>3.7825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6589">
            <text:p>6589</text:p>
          </table:table-cell>
          <table:table-cell office:value-type="string">
            <text:p>SmartShake</text:p>
          </table:table-cell>
          <table:table-cell office:value-type="string">
            <text:p>Shaker - Neon Series White</text:p>
          </table:table-cell>
          <table:table-cell office:value-type="float" office:value="7350057180235">
            <text:p>7350057180235</text:p>
          </table:table-cell>
          <table:table-cell office:value-type="float" office:value="769">
            <text:p>769</text:p>
          </table:table-cell>
          <table:table-cell office:value-type="float" office:value="0.18">
            <text:p>0.18</text:p>
          </table:table-cell>
          <table:table-cell office:value-type="float" office:value="2.48">
            <text:p>2.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6590">
            <text:p>6590</text:p>
          </table:table-cell>
          <table:table-cell office:value-type="string">
            <text:p>SMART</text:p>
          </table:table-cell>
          <table:table-cell office:value-type="string">
            <text:p>Shaker Neon 600 ml (Neon Yellow)</text:p>
          </table:table-cell>
          <table:table-cell office:value-type="float" office:value="3.026">
            <text:p>3.0260</text:p>
          </table:table-cell>
          <table:table-cell office:value-type="float" office:value="3.7825">
            <text:p>3.7825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6590">
            <text:p>6590</text:p>
          </table:table-cell>
          <table:table-cell office:value-type="string">
            <text:p>SmartShake</text:p>
          </table:table-cell>
          <table:table-cell office:value-type="string">
            <text:p>Shaker - Neon Series Yellow</text:p>
          </table:table-cell>
          <table:table-cell office:value-type="float" office:value="7350057181041">
            <text:p>7350057181041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3.1">
            <text:p>3.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50">
            <text:p>9450</text:p>
          </table:table-cell>
          <table:table-cell office:value-type="string">
            <text:p>SMART</text:p>
          </table:table-cell>
          <table:table-cell office:value-type="string">
            <text:p>Shaker Slim 500 ml (Gunsmoke)</text:p>
          </table:table-cell>
          <table:table-cell office:value-type="float" office:value="2.482">
            <text:p>2.4820</text:p>
          </table:table-cell>
          <table:table-cell office:value-type="float" office:value="3.1025">
            <text:p>3.1025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9450">
            <text:p>9450</text:p>
          </table:table-cell>
          <table:table-cell office:value-type="string">
            <text:p>SmartShake</text:p>
          </table:table-cell>
          <table:table-cell office:value-type="string">
            <text:p>Slim - Gunsmoke Black</text:p>
          </table:table-cell>
          <table:table-cell office:value-type="float" office:value="7350057182000">
            <text:p>7350057182000</text:p>
          </table:table-cell>
          <table:table-cell office:value-type="float" office:value="237">
            <text:p>237</text:p>
          </table:table-cell>
          <table:table-cell office:value-type="float" office:value="0.13">
            <text:p>0.13</text:p>
          </table:table-cell>
          <table:table-cell office:value-type="float" office:value="2.4">
            <text:p>2.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51">
            <text:p>9451</text:p>
          </table:table-cell>
          <table:table-cell office:value-type="string">
            <text:p>SMART</text:p>
          </table:table-cell>
          <table:table-cell office:value-type="string">
            <text:p>Shaker Slim 500 ml (Neon Blue)</text:p>
          </table:table-cell>
          <table:table-cell office:value-type="float" office:value="2.482">
            <text:p>2.4820</text:p>
          </table:table-cell>
          <table:table-cell office:value-type="float" office:value="3.1025">
            <text:p>3.1025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9451">
            <text:p>9451</text:p>
          </table:table-cell>
          <table:table-cell office:value-type="string">
            <text:p>SmartShake</text:p>
          </table:table-cell>
          <table:table-cell office:value-type="string">
            <text:p>Slim - Neon Blue</text:p>
          </table:table-cell>
          <table:table-cell office:value-type="float" office:value="7350057181980">
            <text:p>7350057181980</text:p>
          </table:table-cell>
          <table:table-cell office:value-type="float" office:value="803">
            <text:p>803</text:p>
          </table:table-cell>
          <table:table-cell office:value-type="float" office:value="0.13">
            <text:p>0.13</text:p>
          </table:table-cell>
          <table:table-cell office:value-type="float" office:value="2.66">
            <text:p>2.6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52">
            <text:p>9452</text:p>
          </table:table-cell>
          <table:table-cell office:value-type="string">
            <text:p>SMART</text:p>
          </table:table-cell>
          <table:table-cell office:value-type="string">
            <text:p>Shaker Slim 500 ml (Neon Pink)</text:p>
          </table:table-cell>
          <table:table-cell office:value-type="float" office:value="2.482">
            <text:p>2.4820</text:p>
          </table:table-cell>
          <table:table-cell office:value-type="float" office:value="3.1025">
            <text:p>3.1025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9452">
            <text:p>9452</text:p>
          </table:table-cell>
          <table:table-cell office:value-type="string">
            <text:p>SmartShake</text:p>
          </table:table-cell>
          <table:table-cell office:value-type="string">
            <text:p>Slim - Neon Pink</text:p>
          </table:table-cell>
          <table:table-cell office:value-type="float" office:value="7350057181997">
            <text:p>7350057181997</text:p>
          </table:table-cell>
          <table:table-cell office:value-type="float" office:value="167">
            <text:p>167</text:p>
          </table:table-cell>
          <table:table-cell office:value-type="float" office:value="0.12">
            <text:p>0.12</text:p>
          </table:table-cell>
          <table:table-cell office:value-type="float" office:value="2.36">
            <text:p>2.3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364">
            <text:p>21364</text:p>
          </table:table-cell>
          <table:table-cell office:value-type="string">
            <text:p>Spider Bottle</text:p>
          </table:table-cell>
          <table:table-cell office:value-type="string">
            <text:p>Maxi Bottle 800 ml (Black Neon Red)</text:p>
          </table:table-cell>
          <table:table-cell office:value-type="float" office:value="3.899">
            <text:p>3.8990</text:p>
          </table:table-cell>
          <table:table-cell office:value-type="float" office:value="4.333">
            <text:p>4.333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21364">
            <text:p>21364</text:p>
          </table:table-cell>
          <table:table-cell office:value-type="string">
            <text:p>Spider Bottle</text:p>
          </table:table-cell>
          <table:table-cell office:value-type="string">
            <text:p>Maxi - Red (Black Bottle)</text:p>
          </table:table-cell>
          <table:table-cell office:value-type="float" office:value="811486020570">
            <text:p>811486020570</text:p>
          </table:table-cell>
          <table:table-cell office:value-type="float" office:value="91">
            <text:p>91</text:p>
          </table:table-cell>
          <table:table-cell office:value-type="float" office:value="0.2">
            <text:p>0.2</text:p>
          </table:table-cell>
          <table:table-cell office:value-type="float" office:value="3.26">
            <text:p>3.2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618">
            <text:p>9618</text:p>
          </table:table-cell>
          <table:table-cell office:value-type="string">
            <text:p>Spider Bottle</text:p>
          </table:table-cell>
          <table:table-cell office:value-type="string">
            <text:p>Maxi Bottle 800 ml (Black-Neon Blue)</text:p>
          </table:table-cell>
          <table:table-cell office:value-type="float" office:value="3.899">
            <text:p>3.8990</text:p>
          </table:table-cell>
          <table:table-cell office:value-type="float" office:value="4.333">
            <text:p>4.333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9618">
            <text:p>9618</text:p>
          </table:table-cell>
          <table:table-cell office:value-type="string">
            <text:p>Spider Bottle</text:p>
          </table:table-cell>
          <table:table-cell office:value-type="string">
            <text:p>Maxi - Blue (Black Bottle)</text:p>
          </table:table-cell>
          <table:table-cell office:value-type="float" office:value="811486020396">
            <text:p>811486020396</text:p>
          </table:table-cell>
          <table:table-cell office:value-type="float" office:value="52">
            <text:p>52</text:p>
          </table:table-cell>
          <table:table-cell office:value-type="float" office:value="0.2">
            <text:p>0.2</text:p>
          </table:table-cell>
          <table:table-cell office:value-type="float" office:value="3.07">
            <text:p>3.0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619">
            <text:p>9619</text:p>
          </table:table-cell>
          <table:table-cell office:value-type="string">
            <text:p>Spider Bottle</text:p>
          </table:table-cell>
          <table:table-cell office:value-type="string">
            <text:p>Maxi Bottle 800 ml (Black-Neon Green)</text:p>
          </table:table-cell>
          <table:table-cell office:value-type="float" office:value="4.33">
            <text:p>4.3300</text:p>
          </table:table-cell>
          <table:table-cell office:value-type="float" office:value="4.333">
            <text:p>4.33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619">
            <text:p>9619</text:p>
          </table:table-cell>
          <table:table-cell office:value-type="string">
            <text:p>Spider Bottle</text:p>
          </table:table-cell>
          <table:table-cell office:value-type="string">
            <text:p>Maxi - Green (Black Bottle)</text:p>
          </table:table-cell>
          <table:table-cell office:value-type="float" office:value="811486020532">
            <text:p>81148602053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38">
            <text:p>3.3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363">
            <text:p>21363</text:p>
          </table:table-cell>
          <table:table-cell office:value-type="string">
            <text:p>Spider Bottle</text:p>
          </table:table-cell>
          <table:table-cell office:value-type="string">
            <text:p>Maxi Bottle 800 ml (Black-Neon Orange)</text:p>
          </table:table-cell>
          <table:table-cell office:value-type="float" office:value="3.899">
            <text:p>3.8990</text:p>
          </table:table-cell>
          <table:table-cell office:value-type="float" office:value="4.333">
            <text:p>4.333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21363">
            <text:p>21363</text:p>
          </table:table-cell>
          <table:table-cell office:value-type="string">
            <text:p>Spider Bottle</text:p>
          </table:table-cell>
          <table:table-cell office:value-type="string">
            <text:p>Maxi - Orange (Black Bottle)</text:p>
          </table:table-cell>
          <table:table-cell office:value-type="float" office:value="811486020433">
            <text:p>811486020433</text:p>
          </table:table-cell>
          <table:table-cell office:value-type="float" office:value="98">
            <text:p>98</text:p>
          </table:table-cell>
          <table:table-cell office:value-type="float" office:value="0.2">
            <text:p>0.2</text:p>
          </table:table-cell>
          <table:table-cell office:value-type="float" office:value="3.27">
            <text:p>3.2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362">
            <text:p>21362</text:p>
          </table:table-cell>
          <table:table-cell office:value-type="string">
            <text:p>Spider Bottle</text:p>
          </table:table-cell>
          <table:table-cell office:value-type="string">
            <text:p>Maxi Bottle 800 ml (Black-Neon Yellow)</text:p>
          </table:table-cell>
          <table:table-cell office:value-type="float" office:value="4.33">
            <text:p>4.3300</text:p>
          </table:table-cell>
          <table:table-cell office:value-type="float" office:value="4.333">
            <text:p>4.33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362">
            <text:p>21362</text:p>
          </table:table-cell>
          <table:table-cell office:value-type="string">
            <text:p>Spider Bottle</text:p>
          </table:table-cell>
          <table:table-cell office:value-type="string">
            <text:p>Maxi - Yellow (Black Bottle)</text:p>
          </table:table-cell>
          <table:table-cell office:value-type="float" office:value="811486020389">
            <text:p>811486020389</text:p>
          </table:table-cell>
          <table:table-cell office:value-type="float" office:value="23">
            <text:p>23</text:p>
          </table:table-cell>
          <table:table-cell office:value-type="float" office:value="0.2">
            <text:p>0.2</text:p>
          </table:table-cell>
          <table:table-cell office:value-type="float" office:value="3.82">
            <text:p>3.8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366">
            <text:p>21366</text:p>
          </table:table-cell>
          <table:table-cell office:value-type="string">
            <text:p>Spider Bottle</text:p>
          </table:table-cell>
          <table:table-cell office:value-type="string">
            <text:p>Maxi Bottle 800 ml (Clear And Blue)</text:p>
          </table:table-cell>
          <table:table-cell office:value-type="float" office:value="4.33">
            <text:p>4.3300</text:p>
          </table:table-cell>
          <table:table-cell office:value-type="float" office:value="4.333">
            <text:p>4.33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366">
            <text:p>21366</text:p>
          </table:table-cell>
          <table:table-cell office:value-type="string">
            <text:p>Spider Bottle</text:p>
          </table:table-cell>
          <table:table-cell office:value-type="string">
            <text:p>Maxi - Blue (Transparent Bottle)</text:p>
          </table:table-cell>
          <table:table-cell office:value-type="float" office:value="811486020518">
            <text:p>811486020518</text:p>
          </table:table-cell>
          <table:table-cell office:value-type="float" office:value="99">
            <text:p>99</text:p>
          </table:table-cell>
          <table:table-cell office:value-type="float" office:value="0.2">
            <text:p>0.2</text:p>
          </table:table-cell>
          <table:table-cell office:value-type="float" office:value="3.27">
            <text:p>3.2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365">
            <text:p>21365</text:p>
          </table:table-cell>
          <table:table-cell office:value-type="string">
            <text:p>Spider Bottle</text:p>
          </table:table-cell>
          <table:table-cell office:value-type="string">
            <text:p>Maxi Bottle 800 ml (Clear Red)</text:p>
          </table:table-cell>
          <table:table-cell office:value-type="float" office:value="4.33">
            <text:p>4.3300</text:p>
          </table:table-cell>
          <table:table-cell office:value-type="float" office:value="4.333">
            <text:p>4.33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365">
            <text:p>21365</text:p>
          </table:table-cell>
          <table:table-cell office:value-type="string">
            <text:p>Spider Bottle</text:p>
          </table:table-cell>
          <table:table-cell office:value-type="string">
            <text:p>Maxi - Red (Transparent Bottle)</text:p>
          </table:table-cell>
          <table:table-cell office:value-type="float" office:value="811486020501">
            <text:p>81148602050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.82">
            <text:p>3.8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360">
            <text:p>21360</text:p>
          </table:table-cell>
          <table:table-cell office:value-type="string">
            <text:p>Spider Bottle</text:p>
          </table:table-cell>
          <table:table-cell office:value-type="string">
            <text:p>Shaker 500 ml (Clear And Red Lid)</text:p>
          </table:table-cell>
          <table:table-cell office:value-type="float" office:value="4.19">
            <text:p>4.1900</text:p>
          </table:table-cell>
          <table:table-cell office:value-type="float" office:value="4.193">
            <text:p>4.19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360">
            <text:p>21360</text:p>
          </table:table-cell>
          <table:table-cell office:value-type="string">
            <text:p>Spider Bottle</text:p>
          </table:table-cell>
          <table:table-cell office:value-type="string">
            <text:p>2Go - Red (Transparent Bottle)</text:p>
          </table:table-cell>
          <table:table-cell office:value-type="float" office:value="736211543837">
            <text:p>736211543837</text:p>
          </table:table-cell>
          <table:table-cell office:value-type="float" office:value="209">
            <text:p>209</text:p>
          </table:table-cell>
          <table:table-cell office:value-type="float" office:value="0.23">
            <text:p>0.23</text:p>
          </table:table-cell>
          <table:table-cell office:value-type="float" office:value="3.18">
            <text:p>3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17">
            <text:p>9217</text:p>
          </table:table-cell>
          <table:table-cell office:value-type="string">
            <text:p>Spider Bottle</text:p>
          </table:table-cell>
          <table:table-cell office:value-type="string">
            <text:p>Shaker 500 ml (Neon Black With Baby Blue)</text:p>
          </table:table-cell>
          <table:table-cell office:value-type="float" office:value="4.19">
            <text:p>4.1900</text:p>
          </table:table-cell>
          <table:table-cell office:value-type="float" office:value="4.193">
            <text:p>4.19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217">
            <text:p>9217</text:p>
          </table:table-cell>
          <table:table-cell office:value-type="string">
            <text:p>Spider Bottle</text:p>
          </table:table-cell>
          <table:table-cell office:value-type="string">
            <text:p>2Go - Neon Baby Blue (Black Bottle)</text:p>
          </table:table-cell>
          <table:table-cell office:value-type="float" office:value="811486020136">
            <text:p>811486020136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3.35">
            <text:p>3.3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18">
            <text:p>9218</text:p>
          </table:table-cell>
          <table:table-cell office:value-type="string">
            <text:p>Spider Bottle</text:p>
          </table:table-cell>
          <table:table-cell office:value-type="string">
            <text:p>Shaker 500 ml (Neon Black With Blue)</text:p>
          </table:table-cell>
          <table:table-cell office:value-type="float" office:value="4.19">
            <text:p>4.1900</text:p>
          </table:table-cell>
          <table:table-cell office:value-type="float" office:value="4.193">
            <text:p>4.19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218">
            <text:p>9218</text:p>
          </table:table-cell>
          <table:table-cell office:value-type="string">
            <text:p>Spider Bottle</text:p>
          </table:table-cell>
          <table:table-cell office:value-type="string">
            <text:p>2Go - Neon Blue (Black Bottle)</text:p>
          </table:table-cell>
          <table:table-cell office:value-type="float" office:value="811486020075">
            <text:p>811486020075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3.11">
            <text:p>3.1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19">
            <text:p>9219</text:p>
          </table:table-cell>
          <table:table-cell office:value-type="string">
            <text:p>Spider Bottle</text:p>
          </table:table-cell>
          <table:table-cell office:value-type="string">
            <text:p>Shaker 500 ml (Neon Black With Green)</text:p>
          </table:table-cell>
          <table:table-cell office:value-type="float" office:value="3.773">
            <text:p>3.7730</text:p>
          </table:table-cell>
          <table:table-cell office:value-type="float" office:value="4.193">
            <text:p>4.193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9219">
            <text:p>9219</text:p>
          </table:table-cell>
          <table:table-cell office:value-type="string">
            <text:p>Spider Bottle</text:p>
          </table:table-cell>
          <table:table-cell office:value-type="string">
            <text:p>2Go - Neon Green (Black Bottle)</text:p>
          </table:table-cell>
          <table:table-cell office:value-type="float" office:value="811486020082">
            <text:p>811486020082</text:p>
          </table:table-cell>
          <table:table-cell office:value-type="float" office:value="26">
            <text:p>26</text:p>
          </table:table-cell>
          <table:table-cell office:value-type="float" office:value="0.24">
            <text:p>0.24</text:p>
          </table:table-cell>
          <table:table-cell office:value-type="float" office:value="3.34">
            <text:p>3.3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24">
            <text:p>9224</text:p>
          </table:table-cell>
          <table:table-cell office:value-type="string">
            <text:p>Spider Bottle</text:p>
          </table:table-cell>
          <table:table-cell office:value-type="string">
            <text:p>Shaker 500 ml (Neon Black With Orange)</text:p>
          </table:table-cell>
          <table:table-cell office:value-type="float" office:value="4.19">
            <text:p>4.1900</text:p>
          </table:table-cell>
          <table:table-cell office:value-type="float" office:value="4.193">
            <text:p>4.19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224">
            <text:p>9224</text:p>
          </table:table-cell>
          <table:table-cell office:value-type="string">
            <text:p>Spider Bottle</text:p>
          </table:table-cell>
          <table:table-cell office:value-type="string">
            <text:p>2Go - Neon Orange (Black Bottle)</text:p>
          </table:table-cell>
          <table:table-cell office:value-type="float" office:value="811486020129">
            <text:p>811486020129</text:p>
          </table:table-cell>
          <table:table-cell office:value-type="float" office:value="23">
            <text:p>23</text:p>
          </table:table-cell>
          <table:table-cell office:value-type="float" office:value="0.24">
            <text:p>0.24</text:p>
          </table:table-cell>
          <table:table-cell office:value-type="float" office:value="3.34">
            <text:p>3.3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20">
            <text:p>9220</text:p>
          </table:table-cell>
          <table:table-cell office:value-type="string">
            <text:p>Spider Bottle</text:p>
          </table:table-cell>
          <table:table-cell office:value-type="string">
            <text:p>Shaker 500 ml (Neon Black With Pink)</text:p>
          </table:table-cell>
          <table:table-cell office:value-type="float" office:value="3.773">
            <text:p>3.7730</text:p>
          </table:table-cell>
          <table:table-cell office:value-type="float" office:value="4.193">
            <text:p>4.193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9220">
            <text:p>9220</text:p>
          </table:table-cell>
          <table:table-cell office:value-type="string">
            <text:p>Spider Bottle</text:p>
          </table:table-cell>
          <table:table-cell office:value-type="string">
            <text:p>2Go - Neon Pink (Black Bottle)</text:p>
          </table:table-cell>
          <table:table-cell office:value-type="float" office:value="811486020105">
            <text:p>811486020105</text:p>
          </table:table-cell>
          <table:table-cell office:value-type="float" office:value="50">
            <text:p>50</text:p>
          </table:table-cell>
          <table:table-cell office:value-type="float" office:value="0.24">
            <text:p>0.24</text:p>
          </table:table-cell>
          <table:table-cell office:value-type="float" office:value="3.34">
            <text:p>3.3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358">
            <text:p>21358</text:p>
          </table:table-cell>
          <table:table-cell office:value-type="string">
            <text:p>Spider Bottle</text:p>
          </table:table-cell>
          <table:table-cell office:value-type="string">
            <text:p>Shaker 500 ml (Neon Black With Purple)</text:p>
          </table:table-cell>
          <table:table-cell office:value-type="float" office:value="4.19">
            <text:p>4.1900</text:p>
          </table:table-cell>
          <table:table-cell office:value-type="float" office:value="4.193">
            <text:p>4.19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358">
            <text:p>21358</text:p>
          </table:table-cell>
          <table:table-cell office:value-type="string">
            <text:p>Spider Bottle</text:p>
          </table:table-cell>
          <table:table-cell office:value-type="string">
            <text:p>2Go - Neon Purple (Black Bottle)</text:p>
          </table:table-cell>
          <table:table-cell office:value-type="float" office:value="811486020099">
            <text:p>81148602009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.35">
            <text:p>3.3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22">
            <text:p>9222</text:p>
          </table:table-cell>
          <table:table-cell office:value-type="string">
            <text:p>Spider Bottle</text:p>
          </table:table-cell>
          <table:table-cell office:value-type="string">
            <text:p>Shaker 500 ml (Neon Black With Red)</text:p>
          </table:table-cell>
          <table:table-cell office:value-type="float" office:value="3.773">
            <text:p>3.7730</text:p>
          </table:table-cell>
          <table:table-cell office:value-type="float" office:value="4.193">
            <text:p>4.193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9222">
            <text:p>9222</text:p>
          </table:table-cell>
          <table:table-cell office:value-type="string">
            <text:p>Spider Bottle</text:p>
          </table:table-cell>
          <table:table-cell office:value-type="string">
            <text:p>2Go - Neon Red (Black Bottle)</text:p>
          </table:table-cell>
          <table:table-cell office:value-type="float" office:value="811486020051">
            <text:p>811486020051</text:p>
          </table:table-cell>
          <table:table-cell office:value-type="float" office:value="104">
            <text:p>104</text:p>
          </table:table-cell>
          <table:table-cell office:value-type="float" office:value="0.24">
            <text:p>0.24</text:p>
          </table:table-cell>
          <table:table-cell office:value-type="float" office:value="3.34">
            <text:p>3.3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223">
            <text:p>9223</text:p>
          </table:table-cell>
          <table:table-cell office:value-type="string">
            <text:p>Spider Bottle</text:p>
          </table:table-cell>
          <table:table-cell office:value-type="string">
            <text:p>Shaker 500 ml (Neon Black With Yellow)</text:p>
          </table:table-cell>
          <table:table-cell office:value-type="float" office:value="3.773">
            <text:p>3.7730</text:p>
          </table:table-cell>
          <table:table-cell office:value-type="float" office:value="4.193">
            <text:p>4.1930</text:p>
          </table:table-cell>
          <table:table-cell office:value-type="string">
            <text:p>V</text:p>
          </table:table-cell>
          <table:table-cell office:value-type="string">
            <text:p>BUY ANY 9 GET ONE FREE</text:p>
          </table:table-cell>
          <table:table-cell/>
          <table:table-cell office:value-type="float" office:value="9223">
            <text:p>9223</text:p>
          </table:table-cell>
          <table:table-cell office:value-type="string">
            <text:p>Spider Bottle</text:p>
          </table:table-cell>
          <table:table-cell office:value-type="string">
            <text:p>2Go - Neon Yellow (Black Bottle)</text:p>
          </table:table-cell>
          <table:table-cell office:value-type="float" office:value="811486020112">
            <text:p>811486020112</text:p>
          </table:table-cell>
          <table:table-cell office:value-type="float" office:value="112">
            <text:p>112</text:p>
          </table:table-cell>
          <table:table-cell office:value-type="float" office:value="0.24">
            <text:p>0.24</text:p>
          </table:table-cell>
          <table:table-cell office:value-type="float" office:value="3.34">
            <text:p>3.34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n Warrior</text:p>
          </table:table-cell>
          <table:table-cell table:style-name="ce3" office:value-type="string">
            <text:p>Classic Raw Protein 1Kg (Chocolate)</text:p>
          </table:table-cell>
          <table:table-cell table:number-columns-repeated="2" table:style-name="ce8" office:value-type="float" office:value="18.87">
            <text:p>18.87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n Warrior</text:p>
          </table:table-cell>
          <table:table-cell table:style-name="ce3" office:value-type="string">
            <text:p>Classic Raw Protein 1Kg (Natural)</text:p>
          </table:table-cell>
          <table:table-cell table:number-columns-repeated="2" table:style-name="ce8" office:value-type="float" office:value="18.87">
            <text:p>18.87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n Warrior</text:p>
          </table:table-cell>
          <table:table-cell table:style-name="ce3" office:value-type="string">
            <text:p>Classic Raw Protein 1Kg (Vanilla)</text:p>
          </table:table-cell>
          <table:table-cell table:number-columns-repeated="2" table:style-name="ce8" office:value-type="float" office:value="18.87">
            <text:p>18.87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n Warrior</text:p>
          </table:table-cell>
          <table:table-cell table:style-name="ce3" office:value-type="string">
            <text:p>Classic Raw Protein 500g (Chocolate)</text:p>
          </table:table-cell>
          <table:table-cell table:number-columns-repeated="2" table:style-name="ce8" office:value-type="float" office:value="11.79">
            <text:p>11.7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n Warrior</text:p>
          </table:table-cell>
          <table:table-cell table:style-name="ce3" office:value-type="string">
            <text:p>Classic Raw Protein 500g (Natural)</text:p>
          </table:table-cell>
          <table:table-cell table:number-columns-repeated="2" table:style-name="ce8" office:value-type="float" office:value="11.79">
            <text:p>11.7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n Warrior</text:p>
          </table:table-cell>
          <table:table-cell table:style-name="ce3" office:value-type="string">
            <text:p>Classic Raw Protein 500g (Vanilla)</text:p>
          </table:table-cell>
          <table:table-cell table:number-columns-repeated="2" table:style-name="ce8" office:value-type="float" office:value="11.79">
            <text:p>11.7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n Warrior</text:p>
          </table:table-cell>
          <table:table-cell table:style-name="ce3" office:value-type="string">
            <text:p>Ormus Supergreens 454g ()</text:p>
          </table:table-cell>
          <table:table-cell table:number-columns-repeated="2" table:style-name="ce8" office:value-type="float" office:value="28.05">
            <text:p>28.05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n Warrior</text:p>
          </table:table-cell>
          <table:table-cell table:style-name="ce3" office:value-type="string">
            <text:p>Warrior Blend 1Kg (Chocolate)</text:p>
          </table:table-cell>
          <table:table-cell table:number-columns-repeated="2" table:style-name="ce8" office:value-type="float" office:value="18.87">
            <text:p>18.87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n Warrior</text:p>
          </table:table-cell>
          <table:table-cell table:style-name="ce3" office:value-type="string">
            <text:p>Warrior Blend 1Kg (Natural)</text:p>
          </table:table-cell>
          <table:table-cell table:number-columns-repeated="2" table:style-name="ce8" office:value-type="float" office:value="18.87">
            <text:p>18.87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n Warrior</text:p>
          </table:table-cell>
          <table:table-cell table:style-name="ce3" office:value-type="string">
            <text:p>Warrior Blend 1Kg (Vanilla)</text:p>
          </table:table-cell>
          <table:table-cell table:number-columns-repeated="2" table:style-name="ce8" office:value-type="float" office:value="18.87">
            <text:p>18.87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n Warrior</text:p>
          </table:table-cell>
          <table:table-cell table:style-name="ce3" office:value-type="string">
            <text:p>Warrior Blend 500g (Chocolate)</text:p>
          </table:table-cell>
          <table:table-cell table:number-columns-repeated="2" table:style-name="ce8" office:value-type="float" office:value="11.79">
            <text:p>11.7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n Warrior</text:p>
          </table:table-cell>
          <table:table-cell table:style-name="ce3" office:value-type="string">
            <text:p>Warrior Blend 500g (Natural)</text:p>
          </table:table-cell>
          <table:table-cell table:number-columns-repeated="2" table:style-name="ce8" office:value-type="float" office:value="11.79">
            <text:p>11.7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n Warrior</text:p>
          </table:table-cell>
          <table:table-cell table:style-name="ce3" office:value-type="string">
            <text:p>Warrior Blend 500g (Vanilla)</text:p>
          </table:table-cell>
          <table:table-cell table:number-columns-repeated="2" table:style-name="ce8" office:value-type="float" office:value="11.79">
            <text:p>11.7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aShape</text:p>
          </table:table-cell>
          <table:table-cell table:style-name="ce3" office:value-type="string">
            <text:p>Cocoalean 180g (Chocolate)</text:p>
          </table:table-cell>
          <table:table-cell table:style-name="ce8" office:value-type="float" office:value="4.15">
            <text:p>4.1500</text:p>
          </table:table-cell>
          <table:table-cell table:style-name="ce8" office:value-type="float" office:value="4.1502">
            <text:p>4.1502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aShape</text:p>
          </table:table-cell>
          <table:table-cell table:style-name="ce3" office:value-type="string">
            <text:p>Flavour Infusion Water Drops 3 pack (Variety pack)</text:p>
          </table:table-cell>
          <table:table-cell table:style-name="ce8" office:value-type="float" office:value="5.05">
            <text:p>5.0500</text:p>
          </table:table-cell>
          <table:table-cell table:style-name="ce8" office:value-type="float" office:value="5.0502">
            <text:p>5.0502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aShape</text:p>
          </table:table-cell>
          <table:table-cell table:style-name="ce3" office:value-type="string">
            <text:p>High Protein Pancake Mix 500g (Banana Toffee)</text:p>
          </table:table-cell>
          <table:table-cell table:number-columns-repeated="2" table:style-name="ce8" office:value-type="float" office:value="8.01">
            <text:p>8.01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aShape</text:p>
          </table:table-cell>
          <table:table-cell table:style-name="ce3" office:value-type="string">
            <text:p>High Protein Pancake Mix 500g (Blueberry)</text:p>
          </table:table-cell>
          <table:table-cell table:number-columns-repeated="2" table:style-name="ce8" office:value-type="float" office:value="8.01">
            <text:p>8.01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aShape</text:p>
          </table:table-cell>
          <table:table-cell table:style-name="ce3" office:value-type="string">
            <text:p>Jelly Lean 4x12g (Apple)</text:p>
          </table:table-cell>
          <table:table-cell table:style-name="ce8" office:value-type="float" office:value="2.86">
            <text:p>2.8600</text:p>
          </table:table-cell>
          <table:table-cell table:style-name="ce8" office:value-type="float" office:value="2.8602">
            <text:p>2.8602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aShape</text:p>
          </table:table-cell>
          <table:table-cell table:style-name="ce3" office:value-type="string">
            <text:p>Jelly Lean 4x12g (Strawberry)</text:p>
          </table:table-cell>
          <table:table-cell table:style-name="ce8" office:value-type="float" office:value="2.86">
            <text:p>2.8600</text:p>
          </table:table-cell>
          <table:table-cell table:style-name="ce8" office:value-type="float" office:value="2.8602">
            <text:p>2.8602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aShape</text:p>
          </table:table-cell>
          <table:table-cell table:style-name="ce3" office:value-type="string">
            <text:p>Pancake Mix 500g (Apple Cinnamon)</text:p>
          </table:table-cell>
          <table:table-cell table:number-columns-repeated="2" table:style-name="ce8" office:value-type="float" office:value="8.01">
            <text:p>8.01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aShape</text:p>
          </table:table-cell>
          <table:table-cell table:style-name="ce3" office:value-type="string">
            <text:p>Protein Cookies 6x96g (Chocolate)</text:p>
          </table:table-cell>
          <table:table-cell table:number-columns-repeated="2" table:style-name="ce8" office:value-type="float" office:value="7.71">
            <text:p>7.71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aShape</text:p>
          </table:table-cell>
          <table:table-cell table:style-name="ce3" office:value-type="string">
            <text:p>Protein Cookies 6x96g (Peanut Butter)</text:p>
          </table:table-cell>
          <table:table-cell table:number-columns-repeated="2" table:style-name="ce8" office:value-type="float" office:value="7.71">
            <text:p>7.71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aShape</text:p>
          </table:table-cell>
          <table:table-cell table:style-name="ce3" office:value-type="string">
            <text:p>Protein Cookies 6x96g (Vanilla)</text:p>
          </table:table-cell>
          <table:table-cell table:number-columns-repeated="2" table:style-name="ce8" office:value-type="float" office:value="7.71">
            <text:p>7.71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aShape</text:p>
          </table:table-cell>
          <table:table-cell table:style-name="ce3" office:value-type="string">
            <text:p>Pudding 4x30g (Apple Cinnamon)</text:p>
          </table:table-cell>
          <table:table-cell table:number-columns-repeated="2" table:style-name="ce8" office:value-type="float" office:value="4.89">
            <text:p>4.8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aShape</text:p>
          </table:table-cell>
          <table:table-cell table:style-name="ce3" office:value-type="string">
            <text:p>Pudding 4x30g (Caramel)</text:p>
          </table:table-cell>
          <table:table-cell table:number-columns-repeated="2" table:style-name="ce8" office:value-type="float" office:value="4.89">
            <text:p>4.8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aShape</text:p>
          </table:table-cell>
          <table:table-cell table:style-name="ce3" office:value-type="string">
            <text:p>Pudding 4x30g (Chocolate)</text:p>
          </table:table-cell>
          <table:table-cell table:number-columns-repeated="2" table:style-name="ce8" office:value-type="float" office:value="4.89">
            <text:p>4.8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aShape</text:p>
          </table:table-cell>
          <table:table-cell table:style-name="ce3" office:value-type="string">
            <text:p>Pudding 4x30g (Vanilla)</text:p>
          </table:table-cell>
          <table:table-cell table:number-columns-repeated="2" table:style-name="ce8" office:value-type="float" office:value="4.89">
            <text:p>4.8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aShape</text:p>
          </table:table-cell>
          <table:table-cell table:style-name="ce3" office:value-type="string">
            <text:p>Soup 4x55g (Chicken &amp; Mushroom)</text:p>
          </table:table-cell>
          <table:table-cell table:style-name="ce8" office:value-type="float" office:value="4.15">
            <text:p>4.1500</text:p>
          </table:table-cell>
          <table:table-cell table:style-name="ce8" office:value-type="float" office:value="4.1502">
            <text:p>4.1502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aShape</text:p>
          </table:table-cell>
          <table:table-cell table:style-name="ce3" office:value-type="string">
            <text:p>Soup 4x55g (Tomato Herb)</text:p>
          </table:table-cell>
          <table:table-cell table:style-name="ce8" office:value-type="float" office:value="4.15">
            <text:p>4.1500</text:p>
          </table:table-cell>
          <table:table-cell table:style-name="ce8" office:value-type="float" office:value="4.1502">
            <text:p>4.1502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reme Protein</text:p>
          </table:table-cell>
          <table:table-cell table:style-name="ce3" office:value-type="string">
            <text:p>Protein Bar 50g x 9 Bars (Peanut Butter Crunch)</text:p>
          </table:table-cell>
          <table:table-cell table:style-name="ce8" office:value-type="float" office:value="8.7">
            <text:p>8.7000</text:p>
          </table:table-cell>
          <table:table-cell table:style-name="ce8" office:value-type="float" office:value="8.695">
            <text:p>8.69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reme Protein</text:p>
          </table:table-cell>
          <table:table-cell table:style-name="ce3" office:value-type="string">
            <text:p>Protein Bar 50g x 9 Bars (Peanut Butter Jelly)</text:p>
          </table:table-cell>
          <table:table-cell table:style-name="ce8" office:value-type="float" office:value="8.7">
            <text:p>8.7000</text:p>
          </table:table-cell>
          <table:table-cell table:style-name="ce8" office:value-type="float" office:value="8.695">
            <text:p>8.69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reme Protein</text:p>
          </table:table-cell>
          <table:table-cell table:style-name="ce3" office:value-type="string">
            <text:p>Protein Bar 96g x 12 Bars (Caramel Nut Chocolate)</text:p>
          </table:table-cell>
          <table:table-cell table:style-name="ce8" office:value-type="float" office:value="17.67">
            <text:p>17.6700</text:p>
          </table:table-cell>
          <table:table-cell table:style-name="ce8" office:value-type="float" office:value="17.671">
            <text:p>17.67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reme Protein</text:p>
          </table:table-cell>
          <table:table-cell table:style-name="ce3" office:value-type="string">
            <text:p>Protein Bar 96g x 12 Bars (Choc Peanut Butter Wafer)</text:p>
          </table:table-cell>
          <table:table-cell table:style-name="ce8" office:value-type="float" office:value="17.67">
            <text:p>17.6700</text:p>
          </table:table-cell>
          <table:table-cell table:style-name="ce8" office:value-type="float" office:value="17.671">
            <text:p>17.67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reme Protein</text:p>
          </table:table-cell>
          <table:table-cell table:style-name="ce3" office:value-type="string">
            <text:p>Protein Bar 96g x 12 Bars (Cookies And Cream)</text:p>
          </table:table-cell>
          <table:table-cell table:style-name="ce8" office:value-type="float" office:value="17.67">
            <text:p>17.6700</text:p>
          </table:table-cell>
          <table:table-cell table:style-name="ce8" office:value-type="float" office:value="17.671">
            <text:p>17.67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reme Protein</text:p>
          </table:table-cell>
          <table:table-cell table:style-name="ce3" office:value-type="string">
            <text:p>Protein Bar 96g x 12 Bars (Peanut Butter Crunch)</text:p>
          </table:table-cell>
          <table:table-cell table:style-name="ce8" office:value-type="float" office:value="17.67">
            <text:p>17.6700</text:p>
          </table:table-cell>
          <table:table-cell table:style-name="ce8" office:value-type="float" office:value="17.671">
            <text:p>17.67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reme Protein</text:p>
          </table:table-cell>
          <table:table-cell table:style-name="ce3" office:value-type="string">
            <text:p>Protein Bar 96g x 12 Bars (Peanut Butter Jelly)</text:p>
          </table:table-cell>
          <table:table-cell table:style-name="ce8" office:value-type="float" office:value="17.67">
            <text:p>17.6700</text:p>
          </table:table-cell>
          <table:table-cell table:style-name="ce8" office:value-type="float" office:value="17.671">
            <text:p>17.67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Supreme Protein</text:p>
          </table:table-cell>
          <table:table-cell table:style-name="ce3" office:value-type="string">
            <text:p>Protein Bar 96g x 12 Bars (Rocky Road)</text:p>
          </table:table-cell>
          <table:table-cell table:style-name="ce8" office:value-type="float" office:value="17.67">
            <text:p>17.6700</text:p>
          </table:table-cell>
          <table:table-cell table:style-name="ce8" office:value-type="float" office:value="17.671">
            <text:p>17.671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174">
            <text:p>2174</text:p>
          </table:table-cell>
          <table:table-cell office:value-type="string">
            <text:p>Syntrax</text:p>
          </table:table-cell>
          <table:table-cell office:value-type="string">
            <text:p>Micellar Cream 909g (Strawberry)</text:p>
          </table:table-cell>
          <table:table-cell office:value-type="float" office:value="16.09">
            <text:p>16.0900</text:p>
          </table:table-cell>
          <table:table-cell office:value-type="float" office:value="16.093">
            <text:p>16.09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74">
            <text:p>2174</text:p>
          </table:table-cell>
          <table:table-cell office:value-type="string">
            <text:p>Syntrax</text:p>
          </table:table-cell>
          <table:table-cell office:value-type="string">
            <text:p>Micellar Creme, Strawberry Milkshake - 912g</text:p>
          </table:table-cell>
          <table:table-cell office:value-type="float" office:value="893912124427">
            <text:p>893912124427</text:p>
          </table:table-cell>
          <table:table-cell office:value-type="float" office:value="24">
            <text:p>24</text:p>
          </table:table-cell>
          <table:table-cell office:value-type="float" office:value="1.09">
            <text:p>1.09</text:p>
          </table:table-cell>
          <table:table-cell office:value-type="float" office:value="11.72">
            <text:p>11.7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626">
            <text:p>2626</text:p>
          </table:table-cell>
          <table:table-cell office:value-type="string">
            <text:p>Syntrax</text:p>
          </table:table-cell>
          <table:table-cell office:value-type="string">
            <text:p>Nectar Isolate 970g (Apple)</text:p>
          </table:table-cell>
          <table:table-cell office:value-type="float" office:value="21.78">
            <text:p>21.7800</text:p>
          </table:table-cell>
          <table:table-cell office:value-type="float" office:value="21.784">
            <text:p>21.7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626">
            <text:p>2626</text:p>
          </table:table-cell>
          <table:table-cell office:value-type="string">
            <text:p>Syntrax</text:p>
          </table:table-cell>
          <table:table-cell office:value-type="string">
            <text:p>Nectar, Apple Ecstasy - 907g</text:p>
          </table:table-cell>
          <table:table-cell office:value-type="float" office:value="893912123499">
            <text:p>893912123499</text:p>
          </table:table-cell>
          <table:table-cell office:value-type="float" office:value="14">
            <text:p>14</text:p>
          </table:table-cell>
          <table:table-cell office:value-type="float" office:value="1.11">
            <text:p>1.11</text:p>
          </table:table-cell>
          <table:table-cell office:value-type="float" office:value="16.37">
            <text:p>16.3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834">
            <text:p>2834</text:p>
          </table:table-cell>
          <table:table-cell office:value-type="string">
            <text:p>Syntrax</text:p>
          </table:table-cell>
          <table:table-cell office:value-type="string">
            <text:p>Nectar Isolate 970g (Caribbean Cooler)</text:p>
          </table:table-cell>
          <table:table-cell office:value-type="float" office:value="21.78">
            <text:p>21.7800</text:p>
          </table:table-cell>
          <table:table-cell office:value-type="float" office:value="21.784">
            <text:p>21.7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834">
            <text:p>2834</text:p>
          </table:table-cell>
          <table:table-cell office:value-type="string">
            <text:p>Syntrax</text:p>
          </table:table-cell>
          <table:table-cell office:value-type="string">
            <text:p>Nectar, Caribbean Cooler - 907g</text:p>
          </table:table-cell>
          <table:table-cell office:value-type="float" office:value="893912123505">
            <text:p>893912123505</text:p>
          </table:table-cell>
          <table:table-cell office:value-type="float" office:value="22">
            <text:p>22</text:p>
          </table:table-cell>
          <table:table-cell office:value-type="float" office:value="1.1">
            <text:p>1.1</text:p>
          </table:table-cell>
          <table:table-cell office:value-type="float" office:value="16.48">
            <text:p>16.4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627">
            <text:p>2627</text:p>
          </table:table-cell>
          <table:table-cell office:value-type="string">
            <text:p>Syntrax</text:p>
          </table:table-cell>
          <table:table-cell office:value-type="string">
            <text:p>Nectar Isolate 970g (Crystal Sky)</text:p>
          </table:table-cell>
          <table:table-cell office:value-type="float" office:value="21.78">
            <text:p>21.7800</text:p>
          </table:table-cell>
          <table:table-cell office:value-type="float" office:value="21.784">
            <text:p>21.7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627">
            <text:p>2627</text:p>
          </table:table-cell>
          <table:table-cell office:value-type="string">
            <text:p>Syntrax</text:p>
          </table:table-cell>
          <table:table-cell office:value-type="string">
            <text:p>Nectar, Crystal Sky (Fruit Punch) - 907g</text:p>
          </table:table-cell>
          <table:table-cell office:value-type="float" office:value="893912123703">
            <text:p>893912123703</text:p>
          </table:table-cell>
          <table:table-cell office:value-type="float" office:value="19">
            <text:p>19</text:p>
          </table:table-cell>
          <table:table-cell office:value-type="float" office:value="1.11">
            <text:p>1.11</text:p>
          </table:table-cell>
          <table:table-cell office:value-type="float" office:value="16.14">
            <text:p>16.1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835">
            <text:p>2835</text:p>
          </table:table-cell>
          <table:table-cell office:value-type="string">
            <text:p>Syntrax</text:p>
          </table:table-cell>
          <table:table-cell office:value-type="string">
            <text:p>Nectar Isolate 970g (Fuzzy Navel)</text:p>
          </table:table-cell>
          <table:table-cell office:value-type="float" office:value="21.78">
            <text:p>21.7800</text:p>
          </table:table-cell>
          <table:table-cell office:value-type="float" office:value="21.784">
            <text:p>21.7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835">
            <text:p>2835</text:p>
          </table:table-cell>
          <table:table-cell office:value-type="string">
            <text:p>Syntrax</text:p>
          </table:table-cell>
          <table:table-cell office:value-type="string">
            <text:p>Nectar, Fuzzy Navel - 907g</text:p>
          </table:table-cell>
          <table:table-cell office:value-type="float" office:value="893912123536">
            <text:p>893912123536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7.38">
            <text:p>17.3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93">
            <text:p>1293</text:p>
          </table:table-cell>
          <table:table-cell office:value-type="string">
            <text:p>Syntrax</text:p>
          </table:table-cell>
          <table:table-cell office:value-type="string">
            <text:p>Nectar Isolate 970g (Lemon Tea)</text:p>
          </table:table-cell>
          <table:table-cell office:value-type="float" office:value="21.78">
            <text:p>21.7800</text:p>
          </table:table-cell>
          <table:table-cell office:value-type="float" office:value="21.784">
            <text:p>21.7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293">
            <text:p>1293</text:p>
          </table:table-cell>
          <table:table-cell office:value-type="string">
            <text:p>Syntrax</text:p>
          </table:table-cell>
          <table:table-cell office:value-type="string">
            <text:p>Nectar, Lemon Tea - 907g</text:p>
          </table:table-cell>
          <table:table-cell office:value-type="float" office:value="893912123765">
            <text:p>893912123765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7.81">
            <text:p>17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836">
            <text:p>2836</text:p>
          </table:table-cell>
          <table:table-cell office:value-type="string">
            <text:p>Syntrax</text:p>
          </table:table-cell>
          <table:table-cell office:value-type="string">
            <text:p>Nectar Isolate 970g (Lemonade)</text:p>
          </table:table-cell>
          <table:table-cell office:value-type="float" office:value="21.78">
            <text:p>21.7800</text:p>
          </table:table-cell>
          <table:table-cell office:value-type="float" office:value="21.784">
            <text:p>21.7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836">
            <text:p>2836</text:p>
          </table:table-cell>
          <table:table-cell office:value-type="string">
            <text:p>Syntrax</text:p>
          </table:table-cell>
          <table:table-cell office:value-type="string">
            <text:p>Nectar, Roadside Lemonade - 907g</text:p>
          </table:table-cell>
          <table:table-cell office:value-type="float" office:value="893912123642">
            <text:p>893912123642</text:p>
          </table:table-cell>
          <table:table-cell office:value-type="float" office:value="25">
            <text:p>25</text:p>
          </table:table-cell>
          <table:table-cell office:value-type="float" office:value="1.1">
            <text:p>1.1</text:p>
          </table:table-cell>
          <table:table-cell office:value-type="float" office:value="15.8">
            <text:p>15.8</text:p>
          </table:table-cell>
          <table:table-cell table:number-columns-repeated="1008"/>
        </table:table-row>
        <table:table-row table:style-name="ro1">
          <table:table-cell table:style-name="ce5" office:value-type="float" office:value="2836">
            <text:p>2836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Syntrax</text:p>
          </table:table-cell>
          <table:table-cell table:style-name="ce5" office:value-type="string">
            <text:p>Nectar Isolate 970g (Orange)</text:p>
          </table:table-cell>
          <table:table-cell table:style-name="ce10" office:value-type="float" office:value="21.78">
            <text:p>21.7800</text:p>
          </table:table-cell>
          <table:table-cell table:style-name="ce10" office:value-type="float" office:value="21.784">
            <text:p>21.784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2836">
            <text:p>2836</text:p>
          </table:table-cell>
          <table:table-cell table:style-name="ce5" office:value-type="string">
            <text:p>Syntrax</text:p>
          </table:table-cell>
          <table:table-cell table:style-name="ce5" office:value-type="string">
            <text:p>Nectar, Roadside Lemonade - 907g</text:p>
          </table:table-cell>
          <table:table-cell table:style-name="ce5" office:value-type="float" office:value="893912123642">
            <text:p>89391212364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.1">
            <text:p>1.1</text:p>
          </table:table-cell>
          <table:table-cell table:style-name="ce5" office:value-type="float" office:value="15.8">
            <text:p>15.8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2288">
            <text:p>2288</text:p>
          </table:table-cell>
          <table:table-cell office:value-type="string">
            <text:p>Syntrax</text:p>
          </table:table-cell>
          <table:table-cell office:value-type="string">
            <text:p>Nectar Isolate 970g (Pink Grapefruit)</text:p>
          </table:table-cell>
          <table:table-cell office:value-type="float" office:value="21.78">
            <text:p>21.7800</text:p>
          </table:table-cell>
          <table:table-cell office:value-type="float" office:value="21.784">
            <text:p>21.7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288">
            <text:p>2288</text:p>
          </table:table-cell>
          <table:table-cell office:value-type="string">
            <text:p>Syntrax</text:p>
          </table:table-cell>
          <table:table-cell office:value-type="string">
            <text:p>Nectar, Pink Grapefruit - 907g</text:p>
          </table:table-cell>
          <table:table-cell office:value-type="float" office:value="893912124588">
            <text:p>893912124588</text:p>
          </table:table-cell>
          <table:table-cell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16.25">
            <text:p>16.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292">
            <text:p>1292</text:p>
          </table:table-cell>
          <table:table-cell office:value-type="string">
            <text:p>Syntrax</text:p>
          </table:table-cell>
          <table:table-cell office:value-type="string">
            <text:p>Nectar Isolate 970g (Strawberry Kiwi)</text:p>
          </table:table-cell>
          <table:table-cell office:value-type="float" office:value="21.78">
            <text:p>21.7800</text:p>
          </table:table-cell>
          <table:table-cell office:value-type="float" office:value="21.784">
            <text:p>21.7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292">
            <text:p>1292</text:p>
          </table:table-cell>
          <table:table-cell office:value-type="string">
            <text:p>Syntrax</text:p>
          </table:table-cell>
          <table:table-cell office:value-type="string">
            <text:p>Nectar, Strawberry Kiwi - 948g</text:p>
          </table:table-cell>
          <table:table-cell office:value-type="float" office:value="893912123529">
            <text:p>893912123529</text:p>
          </table:table-cell>
          <table:table-cell office:value-type="float" office:value="78">
            <text:p>78</text:p>
          </table:table-cell>
          <table:table-cell office:value-type="float" office:value="1.08">
            <text:p>1.08</text:p>
          </table:table-cell>
          <table:table-cell office:value-type="float" office:value="15.96">
            <text:p>15.96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Tested</text:p>
          </table:table-cell>
          <table:table-cell table:style-name="ce3" office:value-type="string">
            <text:p>Bcaa 1 500cpas ()</text:p>
          </table:table-cell>
          <table:table-cell table:style-name="ce8" office:value-type="float" office:value="8.15">
            <text:p>8.1500</text:p>
          </table:table-cell>
          <table:table-cell table:style-name="ce8" office:value-type="float" office:value="8.145">
            <text:p>8.14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4432">
            <text:p>4432</text:p>
          </table:table-cell>
          <table:table-cell table:style-name="ce4" office:value-type="string">
            <text:p>4432 nieaktywne</text:p>
          </table:table-cell>
          <table:table-cell table:style-name="ce4" office:value-type="string">
            <text:p>Tested</text:p>
          </table:table-cell>
          <table:table-cell table:style-name="ce4" office:value-type="string">
            <text:p>Liver Protect 90 Ct ()</text:p>
          </table:table-cell>
          <table:table-cell table:style-name="ce9" office:value-type="float" office:value="9.65">
            <text:p>9.6500</text:p>
          </table:table-cell>
          <table:table-cell table:style-name="ce9" office:value-type="float" office:value="9.645">
            <text:p>9.645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4432">
            <text:p>4432</text:p>
          </table:table-cell>
          <table:table-cell table:style-name="ce4" office:value-type="string">
            <text:p>Tested Nutrition</text:p>
          </table:table-cell>
          <table:table-cell table:style-name="ce4" office:value-type="string">
            <text:p>Tested Liver Protect - 90 cap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15">
            <text:p>0.15</text:p>
          </table:table-cell>
          <table:table-cell table:style-name="ce4" office:value-type="float" office:value="7.78">
            <text:p>7.78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dos Choice</text:p>
          </table:table-cell>
          <table:table-cell table:style-name="ce3" office:value-type="string">
            <text:p>Beyondreens 255g ()</text:p>
          </table:table-cell>
          <table:table-cell table:style-name="ce8" office:value-type="float" office:value="14.71">
            <text:p>14.7100</text:p>
          </table:table-cell>
          <table:table-cell table:style-name="ce8" office:value-type="float" office:value="14.707">
            <text:p>14.707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dos Choice</text:p>
          </table:table-cell>
          <table:table-cell table:style-name="ce3" office:value-type="string">
            <text:p>Digestive Enzyme Blend Travel Pack 90 Caps ()</text:p>
          </table:table-cell>
          <table:table-cell table:style-name="ce8" office:value-type="float" office:value="15.66">
            <text:p>15.6600</text:p>
          </table:table-cell>
          <table:table-cell table:style-name="ce8" office:value-type="float" office:value="15.659">
            <text:p>15.65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dos Choice</text:p>
          </table:table-cell>
          <table:table-cell table:style-name="ce3" office:value-type="string">
            <text:p>Super 5 Microbiotics 60 Servings ()</text:p>
          </table:table-cell>
          <table:table-cell table:number-columns-repeated="2" table:style-name="ce8" office:value-type="float" office:value="10.6">
            <text:p>10.6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dos Choice</text:p>
          </table:table-cell>
          <table:table-cell table:style-name="ce3" office:value-type="string">
            <text:p>Super 8 Microbiotics 60 Caps ()</text:p>
          </table:table-cell>
          <table:table-cell table:number-columns-repeated="2" table:style-name="ce8" office:value-type="float" office:value="23.44">
            <text:p>23.44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dos Choice</text:p>
          </table:table-cell>
          <table:table-cell table:style-name="ce3" office:value-type="string">
            <text:p>Ultimate Oil Blend 250ml ()</text:p>
          </table:table-cell>
          <table:table-cell table:style-name="ce8" office:value-type="float" office:value="8.03">
            <text:p>8.0300</text:p>
          </table:table-cell>
          <table:table-cell table:style-name="ce8" office:value-type="float" office:value="8.0297">
            <text:p>8.0297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dos Choice</text:p>
          </table:table-cell>
          <table:table-cell table:style-name="ce3" office:value-type="string">
            <text:p>Ultimate Oil Blend 500 ml ()</text:p>
          </table:table-cell>
          <table:table-cell table:style-name="ce8" office:value-type="float" office:value="12.79">
            <text:p>12.7900</text:p>
          </table:table-cell>
          <table:table-cell table:style-name="ce8" office:value-type="float" office:value="12.789">
            <text:p>12.789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dos Choice</text:p>
          </table:table-cell>
          <table:table-cell table:style-name="ce3" office:value-type="string">
            <text:p>Ultimate Oil Blend Capsules 180 Caps ()</text:p>
          </table:table-cell>
          <table:table-cell table:number-columns-repeated="2" table:style-name="ce8" office:value-type="float" office:value="20.09">
            <text:p>20.0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dos Choice</text:p>
          </table:table-cell>
          <table:table-cell table:style-name="ce3" office:value-type="string">
            <text:p>Ultimate Oil Blend Capsules 90 Caps ()</text:p>
          </table:table-cell>
          <table:table-cell table:style-name="ce8" office:value-type="float" office:value="10.14">
            <text:p>10.1400</text:p>
          </table:table-cell>
          <table:table-cell table:style-name="ce8" office:value-type="float" office:value="10.136">
            <text:p>10.136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100% Whey Protein Premium 2280g (Banana)</text:p>
          </table:table-cell>
          <table:table-cell table:style-name="ce8" office:value-type="float" office:value="31.67">
            <text:p>31.6700</text:p>
          </table:table-cell>
          <table:table-cell table:style-name="ce8" office:value-type="float" office:value="31.665">
            <text:p>31.66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100% Whey Protein Premium 2280g (Chocolate)</text:p>
          </table:table-cell>
          <table:table-cell table:style-name="ce8" office:value-type="float" office:value="31.67">
            <text:p>31.6700</text:p>
          </table:table-cell>
          <table:table-cell table:style-name="ce8" office:value-type="float" office:value="31.665">
            <text:p>31.66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100% Whey Protein Premium 2280g (Strawberry)</text:p>
          </table:table-cell>
          <table:table-cell table:style-name="ce8" office:value-type="float" office:value="31.67">
            <text:p>31.6700</text:p>
          </table:table-cell>
          <table:table-cell table:style-name="ce8" office:value-type="float" office:value="31.665">
            <text:p>31.66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100% Whey Protein Premium 2280g (Vanilla)</text:p>
          </table:table-cell>
          <table:table-cell table:style-name="ce8" office:value-type="float" office:value="31.67">
            <text:p>31.6700</text:p>
          </table:table-cell>
          <table:table-cell table:style-name="ce8" office:value-type="float" office:value="31.665">
            <text:p>31.66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100% Whey Protein Premium 908g (Banana)</text:p>
          </table:table-cell>
          <table:table-cell table:style-name="ce8" office:value-type="float" office:value="15.83">
            <text:p>15.8300</text:p>
          </table:table-cell>
          <table:table-cell table:style-name="ce8" office:value-type="float" office:value="15.832">
            <text:p>15.83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100% Whey Protein Premium 908g (Chocolate)</text:p>
          </table:table-cell>
          <table:table-cell table:style-name="ce8" office:value-type="float" office:value="15.83">
            <text:p>15.8300</text:p>
          </table:table-cell>
          <table:table-cell table:style-name="ce8" office:value-type="float" office:value="15.832">
            <text:p>15.83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100% Whey Protein Premium 908g (Strawberry)</text:p>
          </table:table-cell>
          <table:table-cell table:style-name="ce8" office:value-type="float" office:value="15.83">
            <text:p>15.8300</text:p>
          </table:table-cell>
          <table:table-cell table:style-name="ce8" office:value-type="float" office:value="15.832">
            <text:p>15.83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100% Whey Protein Premium 908g (Vanilla)</text:p>
          </table:table-cell>
          <table:table-cell table:style-name="ce8" office:value-type="float" office:value="15.83">
            <text:p>15.8300</text:p>
          </table:table-cell>
          <table:table-cell table:style-name="ce8" office:value-type="float" office:value="15.832">
            <text:p>15.83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5524">
            <text:p>5524</text:p>
          </table:table-cell>
          <table:table-cell office:value-type="string">
            <text:p>USN</text:p>
          </table:table-cell>
          <table:table-cell office:value-type="string">
            <text:p>19 Anabol Testo 180 Caps ()</text:p>
          </table:table-cell>
          <table:table-cell office:value-type="float" office:value="25">
            <text:p>25.0000</text:p>
          </table:table-cell>
          <table:table-cell office:value-type="float" office:value="24.997">
            <text:p>24.99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24">
            <text:p>5524</text:p>
          </table:table-cell>
          <table:table-cell office:value-type="string">
            <text:p>USN</text:p>
          </table:table-cell>
          <table:table-cell office:value-type="string">
            <text:p>19 Anabol Testo - 180 caps</text:p>
          </table:table-cell>
          <table:table-cell office:value-type="float" office:value="6009694862295">
            <text:p>6009694862295</text:p>
          </table:table-cell>
          <table:table-cell office:value-type="float" office:value="14">
            <text:p>14</text:p>
          </table:table-cell>
          <table:table-cell office:value-type="float" office:value="0.18">
            <text:p>0.18</text:p>
          </table:table-cell>
          <table:table-cell office:value-type="float" office:value="17.43">
            <text:p>17.43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19 Anabol Testo 45 Caps ()</text:p>
          </table:table-cell>
          <table:table-cell table:style-name="ce8" office:value-type="float" office:value="8.33">
            <text:p>8.3300</text:p>
          </table:table-cell>
          <table:table-cell table:style-name="ce8" office:value-type="float" office:value="8.3325">
            <text:p>8.3325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9699">
            <text:p>9699</text:p>
          </table:table-cell>
          <table:table-cell office:value-type="string">
            <text:p>USN</text:p>
          </table:table-cell>
          <table:table-cell office:value-type="string">
            <text:p>19 Anabol Testo 90 Caps ()</text:p>
          </table:table-cell>
          <table:table-cell table:number-columns-repeated="2" office:value-type="float" office:value="14.58">
            <text:p>14.5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699">
            <text:p>9699</text:p>
          </table:table-cell>
          <table:table-cell office:value-type="string">
            <text:p>USN</text:p>
          </table:table-cell>
          <table:table-cell office:value-type="string">
            <text:p>19 Anabol Testo - 90 caps</text:p>
          </table:table-cell>
          <table:table-cell office:value-type="float" office:value="6009694862301">
            <text:p>6009694862301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10.31">
            <text:p>10.3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27">
            <text:p>5527</text:p>
          </table:table-cell>
          <table:table-cell office:value-type="string">
            <text:p>USN</text:p>
          </table:table-cell>
          <table:table-cell office:value-type="string">
            <text:p>Aminopro Nano Stack 120 Caps ()</text:p>
          </table:table-cell>
          <table:table-cell table:number-columns-repeated="2" office:value-type="float" office:value="11.25">
            <text:p>11.25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27">
            <text:p>5527</text:p>
          </table:table-cell>
          <table:table-cell office:value-type="string">
            <text:p>USN</text:p>
          </table:table-cell>
          <table:table-cell office:value-type="string">
            <text:p>Amino Pro Nano Stack - 120 tabs</text:p>
          </table:table-cell>
          <table:table-cell office:value-type="float" office:value="6009644652860">
            <text:p>6009644652860</text:p>
          </table:table-cell>
          <table:table-cell office:value-type="float" office:value="5">
            <text:p>5</text:p>
          </table:table-cell>
          <table:table-cell office:value-type="float" office:value="0.275">
            <text:p>0.275</text:p>
          </table:table-cell>
          <table:table-cell office:value-type="float" office:value="7.85">
            <text:p>7.85</text:p>
          </table:table-cell>
          <table:table-cell table:number-columns-repeated="1008"/>
        </table:table-row>
        <table:table-row table:style-name="ro1">
          <table:table-cell table:style-name="ce4" office:value-type="float" office:value="5528">
            <text:p>5528</text:p>
          </table:table-cell>
          <table:table-cell table:style-name="ce4" office:value-type="string">
            <text:p>5528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Anabolic Nitro Power 30 sachets (Berry)</text:p>
          </table:table-cell>
          <table:table-cell table:style-name="ce9" office:value-type="float" office:value="31.25">
            <text:p>31.2500</text:p>
          </table:table-cell>
          <table:table-cell table:style-name="ce9" office:value-type="float" office:value="31.245">
            <text:p>31.245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528">
            <text:p>5528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Anabolic Nitro, Berry - 30 sachet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23.19">
            <text:p>23.19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20153">
            <text:p>20153</text:p>
          </table:table-cell>
          <table:table-cell office:value-type="string">
            <text:p>USN</text:p>
          </table:table-cell>
          <table:table-cell office:value-type="string">
            <text:p>Anabolic Nitro X 615g (Berry)</text:p>
          </table:table-cell>
          <table:table-cell office:value-type="float" office:value="23.33">
            <text:p>23.3300</text:p>
          </table:table-cell>
          <table:table-cell office:value-type="float" office:value="23.334">
            <text:p>23.33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153">
            <text:p>20153</text:p>
          </table:table-cell>
          <table:table-cell office:value-type="string">
            <text:p>USN</text:p>
          </table:table-cell>
          <table:table-cell office:value-type="string">
            <text:p>Anabolic Nitro X, Power Berry - 615g</text:p>
          </table:table-cell>
          <table:table-cell office:value-type="float" office:value="6009701192681">
            <text:p>6009701192681</text:p>
          </table:table-cell>
          <table:table-cell office:value-type="float" office:value="0">
            <text:p>0</text:p>
          </table:table-cell>
          <table:table-cell office:value-type="float" office:value="0.715">
            <text:p>0.715</text:p>
          </table:table-cell>
          <table:table-cell office:value-type="float" office:value="16.52">
            <text:p>16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152">
            <text:p>20152</text:p>
          </table:table-cell>
          <table:table-cell office:value-type="string">
            <text:p>USN</text:p>
          </table:table-cell>
          <table:table-cell office:value-type="string">
            <text:p>Anabolic Nitro X 615g (Exotic)</text:p>
          </table:table-cell>
          <table:table-cell office:value-type="float" office:value="23.33">
            <text:p>23.3300</text:p>
          </table:table-cell>
          <table:table-cell office:value-type="float" office:value="23.334">
            <text:p>23.33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152">
            <text:p>20152</text:p>
          </table:table-cell>
          <table:table-cell office:value-type="string">
            <text:p>USN</text:p>
          </table:table-cell>
          <table:table-cell office:value-type="string">
            <text:p>Anabolic Nitro X, Exotic - 615g</text:p>
          </table:table-cell>
          <table:table-cell office:value-type="float" office:value="6009702502861">
            <text:p>6009702502861</text:p>
          </table:table-cell>
          <table:table-cell office:value-type="float" office:value="0">
            <text:p>0</text:p>
          </table:table-cell>
          <table:table-cell office:value-type="float" office:value="0.715">
            <text:p>0.715</text:p>
          </table:table-cell>
          <table:table-cell office:value-type="float" office:value="17.42">
            <text:p>17.4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154">
            <text:p>20154</text:p>
          </table:table-cell>
          <table:table-cell office:value-type="string">
            <text:p>USN</text:p>
          </table:table-cell>
          <table:table-cell office:value-type="string">
            <text:p>Anabolic Nitro X 615g (Watermelon)</text:p>
          </table:table-cell>
          <table:table-cell office:value-type="float" office:value="23.33">
            <text:p>23.3300</text:p>
          </table:table-cell>
          <table:table-cell office:value-type="float" office:value="23.334">
            <text:p>23.33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154">
            <text:p>20154</text:p>
          </table:table-cell>
          <table:table-cell office:value-type="string">
            <text:p>USN</text:p>
          </table:table-cell>
          <table:table-cell office:value-type="string">
            <text:p>Anabolic Nitro X, Watermelon - 615g</text:p>
          </table:table-cell>
          <table:table-cell office:value-type="float" office:value="6009702502854">
            <text:p>6009702502854</text:p>
          </table:table-cell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17.42">
            <text:p>17.4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29">
            <text:p>5529</text:p>
          </table:table-cell>
          <table:table-cell office:value-type="string">
            <text:p>USN</text:p>
          </table:table-cell>
          <table:table-cell office:value-type="string">
            <text:p>Bcaa 120 Ct ()</text:p>
          </table:table-cell>
          <table:table-cell office:value-type="float" office:value="8.33">
            <text:p>8.3300</text:p>
          </table:table-cell>
          <table:table-cell office:value-type="float" office:value="8.3325">
            <text:p>8.3325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29">
            <text:p>5529</text:p>
          </table:table-cell>
          <table:table-cell office:value-type="string">
            <text:p>USN</text:p>
          </table:table-cell>
          <table:table-cell office:value-type="string">
            <text:p>BCAA Syntho Stack - 120 caps</text:p>
          </table:table-cell>
          <table:table-cell office:value-type="float" office:value="6009644653935">
            <text:p>600964465393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30">
            <text:p>5530</text:p>
          </table:table-cell>
          <table:table-cell office:value-type="string">
            <text:p>USN</text:p>
          </table:table-cell>
          <table:table-cell office:value-type="string">
            <text:p>Bcaa 240 Ct ()</text:p>
          </table:table-cell>
          <table:table-cell table:number-columns-repeated="2" office:value-type="float" office:value="14.58">
            <text:p>14.5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30">
            <text:p>5530</text:p>
          </table:table-cell>
          <table:table-cell office:value-type="string">
            <text:p>USN</text:p>
          </table:table-cell>
          <table:table-cell office:value-type="string">
            <text:p>BCAA Syntho Stack - 240 caps</text:p>
          </table:table-cell>
          <table:table-cell office:value-type="float" office:value="6009644653942">
            <text:p>6009644653942</text:p>
          </table:table-cell>
          <table:table-cell office:value-type="float" office:value="19">
            <text:p>19</text:p>
          </table:table-cell>
          <table:table-cell office:value-type="float" office:value="0.27">
            <text:p>0.27</text:p>
          </table:table-cell>
          <table:table-cell office:value-type="float" office:value="10.24">
            <text:p>10.2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585">
            <text:p>21585</text:p>
          </table:table-cell>
          <table:table-cell office:value-type="string">
            <text:p>USN</text:p>
          </table:table-cell>
          <table:table-cell office:value-type="string">
            <text:p>Bcaa Amino-Gro 300g (Fruit Fusion)</text:p>
          </table:table-cell>
          <table:table-cell office:value-type="float" office:value="14.99">
            <text:p>14.9900</text:p>
          </table:table-cell>
          <table:table-cell office:value-type="float" office:value="14.992">
            <text:p>14.99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585">
            <text:p>21585</text:p>
          </table:table-cell>
          <table:table-cell office:value-type="string">
            <text:p>USN</text:p>
          </table:table-cell>
          <table:table-cell office:value-type="string">
            <text:p>BCAA Amino-Gro, Fruit Fusion - 306g</text:p>
          </table:table-cell>
          <table:table-cell office:value-type="float" office:value="6009702509587">
            <text:p>6009702509587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10.81">
            <text:p>10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586">
            <text:p>21586</text:p>
          </table:table-cell>
          <table:table-cell office:value-type="string">
            <text:p>USN</text:p>
          </table:table-cell>
          <table:table-cell office:value-type="string">
            <text:p>Bcaa Amino-Gro 300g (Orange)</text:p>
          </table:table-cell>
          <table:table-cell office:value-type="float" office:value="11.99">
            <text:p>11.9900</text:p>
          </table:table-cell>
          <table:table-cell office:value-type="float" office:value="14.992">
            <text:p>14.9920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21586">
            <text:p>21586</text:p>
          </table:table-cell>
          <table:table-cell office:value-type="string">
            <text:p>USN</text:p>
          </table:table-cell>
          <table:table-cell office:value-type="string">
            <text:p>BCAA Amino-Gro, Orange - 306g</text:p>
          </table:table-cell>
          <table:table-cell office:value-type="float" office:value="6009702509570">
            <text:p>6009702509570</text:p>
          </table:table-cell>
          <table:table-cell office:value-type="float" office:value="0">
            <text:p>0</text:p>
          </table:table-cell>
          <table:table-cell office:value-type="float" office:value="0.43">
            <text:p>0.43</text:p>
          </table:table-cell>
          <table:table-cell office:value-type="float" office:value="10.81">
            <text:p>10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31">
            <text:p>5531</text:p>
          </table:table-cell>
          <table:table-cell office:value-type="string">
            <text:p>USN</text:p>
          </table:table-cell>
          <table:table-cell office:value-type="string">
            <text:p>Bcaa Power Punch 400g (Tangerine)</text:p>
          </table:table-cell>
          <table:table-cell office:value-type="float" office:value="16.67">
            <text:p>16.6700</text:p>
          </table:table-cell>
          <table:table-cell office:value-type="float" office:value="16.665">
            <text:p>16.66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31">
            <text:p>5531</text:p>
          </table:table-cell>
          <table:table-cell office:value-type="string">
            <text:p>USN</text:p>
          </table:table-cell>
          <table:table-cell office:value-type="string">
            <text:p>BCAA Power Punch, Tangerine - 400g</text:p>
          </table:table-cell>
          <table:table-cell office:value-type="float" office:value="6009694864282">
            <text:p>6009694864282</text:p>
          </table:table-cell>
          <table:table-cell office:value-type="float" office:value="0">
            <text:p>0</text:p>
          </table:table-cell>
          <table:table-cell office:value-type="float" office:value="0.505">
            <text:p>0.505</text:p>
          </table:table-cell>
          <table:table-cell office:value-type="float" office:value="12.41">
            <text:p>12.4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700">
            <text:p>9700</text:p>
          </table:table-cell>
          <table:table-cell office:value-type="string">
            <text:p>USN</text:p>
          </table:table-cell>
          <table:table-cell office:value-type="string">
            <text:p>Bcaa Power Punch 400g (Watermelon)</text:p>
          </table:table-cell>
          <table:table-cell office:value-type="float" office:value="16.67">
            <text:p>16.6700</text:p>
          </table:table-cell>
          <table:table-cell office:value-type="float" office:value="16.665">
            <text:p>16.66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700">
            <text:p>9700</text:p>
          </table:table-cell>
          <table:table-cell office:value-type="string">
            <text:p>USN</text:p>
          </table:table-cell>
          <table:table-cell office:value-type="string">
            <text:p>BCAA Power Punch, Watermelon - 400g</text:p>
          </table:table-cell>
          <table:table-cell office:value-type="float" office:value="6009702508467">
            <text:p>6009702508467</text:p>
          </table:table-cell>
          <table:table-cell office:value-type="float" office:value="39">
            <text:p>39</text:p>
          </table:table-cell>
          <table:table-cell office:value-type="float" office:value="0.505">
            <text:p>0.505</text:p>
          </table:table-cell>
          <table:table-cell office:value-type="float" office:value="11.2">
            <text:p>11.2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Body Makeover Starter Pack Box ()</text:p>
          </table:table-cell>
          <table:table-cell table:style-name="ce8" office:value-type="float" office:value="41.66">
            <text:p>41.6600</text:p>
          </table:table-cell>
          <table:table-cell table:style-name="ce8" office:value-type="float" office:value="41.662">
            <text:p>41.66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9951">
            <text:p>9951</text:p>
          </table:table-cell>
          <table:table-cell table:style-name="ce4" office:value-type="string">
            <text:p>9951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Casein 908g (Strawberry)</text:p>
          </table:table-cell>
          <table:table-cell table:style-name="ce9" office:value-type="float" office:value="20.83">
            <text:p>20.8300</text:p>
          </table:table-cell>
          <table:table-cell table:style-name="ce9" office:value-type="float" office:value="20.827">
            <text:p>20.82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951">
            <text:p>9951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Casein Protein, Vanilla - 900g</text:p>
          </table:table-cell>
          <table:table-cell table:style-name="ce4"/>
          <table:table-cell table:number-columns-repeated="3" table:style-name="ce4" office:value-type="float" office:value="0">
            <text:p>0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Cla &amp; Raspberry Ketone 60 servings (Berry)</text:p>
          </table:table-cell>
          <table:table-cell table:number-columns-repeated="2" table:style-name="ce8" office:value-type="float" office:value="10.41">
            <text:p>10.41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5534">
            <text:p>5534</text:p>
          </table:table-cell>
          <table:table-cell office:value-type="string">
            <text:p>USN</text:p>
          </table:table-cell>
          <table:table-cell office:value-type="string">
            <text:p>Cla Green Tea 45 Caps ()</text:p>
          </table:table-cell>
          <table:table-cell table:number-columns-repeated="2" office:value-type="float" office:value="6.66">
            <text:p>6.66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34">
            <text:p>5534</text:p>
          </table:table-cell>
          <table:table-cell office:value-type="string">
            <text:p>USN</text:p>
          </table:table-cell>
          <table:table-cell office:value-type="string">
            <text:p>CLA Green Tea - 45 caps</text:p>
          </table:table-cell>
          <table:table-cell office:value-type="float" office:value="6009644659838">
            <text:p>6009644659838</text:p>
          </table:table-cell>
          <table:table-cell office:value-type="float" office:value="13">
            <text:p>13</text:p>
          </table:table-cell>
          <table:table-cell office:value-type="float" office:value="0.11">
            <text:p>0.11</text:p>
          </table:table-cell>
          <table:table-cell office:value-type="float" office:value="4.93">
            <text:p>4.9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35">
            <text:p>5535</text:p>
          </table:table-cell>
          <table:table-cell office:value-type="string">
            <text:p>USN</text:p>
          </table:table-cell>
          <table:table-cell office:value-type="string">
            <text:p>Cla Green Tea 90 Caps ()</text:p>
          </table:table-cell>
          <table:table-cell office:value-type="float" office:value="11.66">
            <text:p>11.6600</text:p>
          </table:table-cell>
          <table:table-cell office:value-type="float" office:value="11.662">
            <text:p>11.66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35">
            <text:p>5535</text:p>
          </table:table-cell>
          <table:table-cell office:value-type="string">
            <text:p>USN</text:p>
          </table:table-cell>
          <table:table-cell office:value-type="string">
            <text:p>CLA Green Tea - 90 caps</text:p>
          </table:table-cell>
          <table:table-cell office:value-type="float" office:value="6009644659845">
            <text:p>6009644659845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8.51">
            <text:p>8.5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32">
            <text:p>5532</text:p>
          </table:table-cell>
          <table:table-cell office:value-type="string">
            <text:p>USN</text:p>
          </table:table-cell>
          <table:table-cell office:value-type="string">
            <text:p>Cla Softgel 45 Caps ()</text:p>
          </table:table-cell>
          <table:table-cell table:number-columns-repeated="2" office:value-type="float" office:value="6.66">
            <text:p>6.66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32">
            <text:p>5532</text:p>
          </table:table-cell>
          <table:table-cell office:value-type="string">
            <text:p>USN</text:p>
          </table:table-cell>
          <table:table-cell office:value-type="string">
            <text:p>CLA 1000 - 45 caps</text:p>
          </table:table-cell>
          <table:table-cell office:value-type="float" office:value="6009644650231">
            <text:p>6009644650231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4.89">
            <text:p>4.8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33">
            <text:p>5533</text:p>
          </table:table-cell>
          <table:table-cell office:value-type="string">
            <text:p>USN</text:p>
          </table:table-cell>
          <table:table-cell office:value-type="string">
            <text:p>Cla Softgel 90 Caps ()</text:p>
          </table:table-cell>
          <table:table-cell office:value-type="float" office:value="11.66">
            <text:p>11.6600</text:p>
          </table:table-cell>
          <table:table-cell office:value-type="float" office:value="11.662">
            <text:p>11.66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33">
            <text:p>5533</text:p>
          </table:table-cell>
          <table:table-cell office:value-type="string">
            <text:p>USN</text:p>
          </table:table-cell>
          <table:table-cell office:value-type="string">
            <text:p>CLA 1000 - 90 caps</text:p>
          </table:table-cell>
          <table:table-cell office:value-type="float" office:value="6009644650217">
            <text:p>600964465021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9.02">
            <text:p>9.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36">
            <text:p>5536</text:p>
          </table:table-cell>
          <table:table-cell office:value-type="string">
            <text:p>USN</text:p>
          </table:table-cell>
          <table:table-cell office:value-type="string">
            <text:p>Cla Thermo 45 Caps ()</text:p>
          </table:table-cell>
          <table:table-cell table:number-columns-repeated="2" office:value-type="float" office:value="6.66">
            <text:p>6.66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36">
            <text:p>5536</text:p>
          </table:table-cell>
          <table:table-cell office:value-type="string">
            <text:p>USN</text:p>
          </table:table-cell>
          <table:table-cell office:value-type="string">
            <text:p>CLA Thermo - 45 softgels</text:p>
          </table:table-cell>
          <table:table-cell office:value-type="float" office:value="6009694860857">
            <text:p>6009694860857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 office:value-type="float" office:value="5.09">
            <text:p>5.0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37">
            <text:p>5537</text:p>
          </table:table-cell>
          <table:table-cell office:value-type="string">
            <text:p>USN</text:p>
          </table:table-cell>
          <table:table-cell office:value-type="string">
            <text:p>Cla Thermo 90 Caps ()</text:p>
          </table:table-cell>
          <table:table-cell office:value-type="float" office:value="11.66">
            <text:p>11.6600</text:p>
          </table:table-cell>
          <table:table-cell office:value-type="float" office:value="11.662">
            <text:p>11.66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37">
            <text:p>5537</text:p>
          </table:table-cell>
          <table:table-cell office:value-type="string">
            <text:p>USN</text:p>
          </table:table-cell>
          <table:table-cell office:value-type="string">
            <text:p>CLA Thermo - 90 softgels</text:p>
          </table:table-cell>
          <table:table-cell office:value-type="float" office:value="6009694860864">
            <text:p>6009694860864</text:p>
          </table:table-cell>
          <table:table-cell office:value-type="float" office:value="15">
            <text:p>15</text:p>
          </table:table-cell>
          <table:table-cell office:value-type="float" office:value="0.21">
            <text:p>0.21</text:p>
          </table:table-cell>
          <table:table-cell office:value-type="float" office:value="8.69">
            <text:p>8.69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Crea-X4 360g (Orange)</text:p>
          </table:table-cell>
          <table:table-cell table:style-name="ce8" office:value-type="float" office:value="12.5">
            <text:p>12.5000</text:p>
          </table:table-cell>
          <table:table-cell table:style-name="ce8" office:value-type="float" office:value="12.495">
            <text:p>12.49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5613">
            <text:p>5613</text:p>
          </table:table-cell>
          <table:table-cell office:value-type="string">
            <text:p>USN</text:p>
          </table:table-cell>
          <table:table-cell office:value-type="string">
            <text:p>Creatine Anabolic 1800g (Orange)</text:p>
          </table:table-cell>
          <table:table-cell office:value-type="float" office:value="22.99">
            <text:p>22.9900</text:p>
          </table:table-cell>
          <table:table-cell office:value-type="float" office:value="22.989">
            <text:p>22.98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613">
            <text:p>5613</text:p>
          </table:table-cell>
          <table:table-cell office:value-type="string">
            <text:p>USN</text:p>
          </table:table-cell>
          <table:table-cell office:value-type="string">
            <text:p>Creatine Anabolic, Orange - 1800g</text:p>
          </table:table-cell>
          <table:table-cell office:value-type="float" office:value="6009644651436">
            <text:p>6009644651436</text:p>
          </table:table-cell>
          <table:table-cell office:value-type="float" office:value="8">
            <text:p>8</text:p>
          </table:table-cell>
          <table:table-cell office:value-type="float" office:value="1.98">
            <text:p>1.98</text:p>
          </table:table-cell>
          <table:table-cell office:value-type="float" office:value="16.4">
            <text:p>16.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614">
            <text:p>5614</text:p>
          </table:table-cell>
          <table:table-cell office:value-type="string">
            <text:p>USN</text:p>
          </table:table-cell>
          <table:table-cell office:value-type="string">
            <text:p>Creatine Anabolic 1800g (Tropical)</text:p>
          </table:table-cell>
          <table:table-cell office:value-type="float" office:value="22.99">
            <text:p>22.9900</text:p>
          </table:table-cell>
          <table:table-cell office:value-type="float" office:value="22.989">
            <text:p>22.98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614">
            <text:p>5614</text:p>
          </table:table-cell>
          <table:table-cell office:value-type="string">
            <text:p>USN</text:p>
          </table:table-cell>
          <table:table-cell office:value-type="string">
            <text:p>Creatine Anabolic, Tropical - 1800g</text:p>
          </table:table-cell>
          <table:table-cell office:value-type="float" office:value="6009694865838">
            <text:p>6009694865838</text:p>
          </table:table-cell>
          <table:table-cell office:value-type="float" office:value="9">
            <text:p>9</text:p>
          </table:table-cell>
          <table:table-cell office:value-type="float" office:value="1.98">
            <text:p>1.98</text:p>
          </table:table-cell>
          <table:table-cell office:value-type="float" office:value="14.24">
            <text:p>14.2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85">
            <text:p>5585</text:p>
          </table:table-cell>
          <table:table-cell office:value-type="string">
            <text:p>USN</text:p>
          </table:table-cell>
          <table:table-cell office:value-type="string">
            <text:p>Creatine Monohydrate 750g ()</text:p>
          </table:table-cell>
          <table:table-cell office:value-type="float" office:value="7.807">
            <text:p>7.8070</text:p>
          </table:table-cell>
          <table:table-cell office:value-type="float" office:value="10.41">
            <text:p>10.4100</text:p>
          </table:table-cell>
          <table:table-cell office:value-type="string">
            <text:p>V</text:p>
          </table:table-cell>
          <table:table-cell office:value-type="string">
            <text:p>EXTRA 25% OFF</text:p>
          </table:table-cell>
          <table:table-cell/>
          <table:table-cell office:value-type="float" office:value="5585">
            <text:p>5585</text:p>
          </table:table-cell>
          <table:table-cell office:value-type="string">
            <text:p>USN</text:p>
          </table:table-cell>
          <table:table-cell office:value-type="string">
            <text:p>Creatine Monohydrate - 500g</text:p>
          </table:table-cell>
          <table:table-cell office:value-type="float" office:value="6009644650033">
            <text:p>6009644650033</text:p>
          </table:table-cell>
          <table:table-cell office:value-type="float" office:value="16">
            <text:p>16</text:p>
          </table:table-cell>
          <table:table-cell office:value-type="float" office:value="0.53">
            <text:p>0.53</text:p>
          </table:table-cell>
          <table:table-cell office:value-type="float" office:value="7.45">
            <text:p>7.45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Creatine Transport 750g (Tropical 715G)</text:p>
          </table:table-cell>
          <table:table-cell table:style-name="ce8" office:value-type="float" office:value="12.5">
            <text:p>12.5000</text:p>
          </table:table-cell>
          <table:table-cell table:style-name="ce8" office:value-type="float" office:value="12.497">
            <text:p>12.497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Creatine X4 30 Caps ()</text:p>
          </table:table-cell>
          <table:table-cell table:style-name="ce8" office:value-type="float" office:value="5.83">
            <text:p>5.8300</text:p>
          </table:table-cell>
          <table:table-cell table:style-name="ce8" office:value-type="float" office:value="5.8275">
            <text:p>5.8275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5538">
            <text:p>5538</text:p>
          </table:table-cell>
          <table:table-cell office:value-type="string">
            <text:p>USN</text:p>
          </table:table-cell>
          <table:table-cell office:value-type="string">
            <text:p>Creatinex4 120 Caps ()</text:p>
          </table:table-cell>
          <table:table-cell office:value-type="float" office:value="15.41">
            <text:p>15.4100</text:p>
          </table:table-cell>
          <table:table-cell office:value-type="float" office:value="15.412">
            <text:p>15.41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38">
            <text:p>5538</text:p>
          </table:table-cell>
          <table:table-cell office:value-type="string">
            <text:p>USN</text:p>
          </table:table-cell>
          <table:table-cell office:value-type="string">
            <text:p>Creatine X4 - 120 caps</text:p>
          </table:table-cell>
          <table:table-cell office:value-type="float" office:value="6009644655946">
            <text:p>6009644655946</text:p>
          </table:table-cell>
          <table:table-cell office:value-type="float" office:value="15">
            <text:p>15</text:p>
          </table:table-cell>
          <table:table-cell office:value-type="float" office:value="0.225">
            <text:p>0.225</text:p>
          </table:table-cell>
          <table:table-cell office:value-type="float" office:value="10.8">
            <text:p>10.8</text:p>
          </table:table-cell>
          <table:table-cell table:number-columns-repeated="1008"/>
        </table:table-row>
        <table:table-row table:style-name="ro1">
          <table:table-cell table:style-name="ce5" office:value-type="float" office:value="5540">
            <text:p>5540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Diet Fuel 1000g (Banana Caramel)</text:p>
          </table:table-cell>
          <table:table-cell table:style-name="ce10" office:value-type="float" office:value="14.5">
            <text:p>14.5000</text:p>
          </table:table-cell>
          <table:table-cell table:style-name="ce10" office:value-type="float" office:value="14.497">
            <text:p>14.4970</text:p>
          </table:table-cell>
          <table:table-cell table:style-name="ce5" office:value-type="string">
            <text:p>Z</text:p>
          </table:table-cell>
          <table:table-cell table:style-name="ce5"/>
          <table:table-cell/>
          <table:table-cell table:style-name="ce5" office:value-type="float" office:value="5540">
            <text:p>5540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Diet Fuel, Chocolate - 1000g</text:p>
          </table:table-cell>
          <table:table-cell table:style-name="ce5" office:value-type="float" office:value="6009644650330">
            <text:p>600964465033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17">
            <text:p>1.17</text:p>
          </table:table-cell>
          <table:table-cell table:style-name="ce5" office:value-type="float" office:value="10.61">
            <text:p>10.61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5540">
            <text:p>5540</text:p>
          </table:table-cell>
          <table:table-cell office:value-type="string">
            <text:p>USN</text:p>
          </table:table-cell>
          <table:table-cell office:value-type="string">
            <text:p>Diet Fuel 1000g (Chocolate)</text:p>
          </table:table-cell>
          <table:table-cell office:value-type="float" office:value="14.5">
            <text:p>14.5000</text:p>
          </table:table-cell>
          <table:table-cell office:value-type="float" office:value="14.497">
            <text:p>14.497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5540">
            <text:p>5540</text:p>
          </table:table-cell>
          <table:table-cell office:value-type="string">
            <text:p>USN</text:p>
          </table:table-cell>
          <table:table-cell office:value-type="string">
            <text:p>Diet Fuel, Chocolate - 1000g</text:p>
          </table:table-cell>
          <table:table-cell office:value-type="float" office:value="6009644650330">
            <text:p>6009644650330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  <table:table-cell office:value-type="float" office:value="10.61">
            <text:p>10.6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41">
            <text:p>5541</text:p>
          </table:table-cell>
          <table:table-cell office:value-type="string">
            <text:p>USN</text:p>
          </table:table-cell>
          <table:table-cell office:value-type="string">
            <text:p>Diet Fuel 1000g (Strawberry)</text:p>
          </table:table-cell>
          <table:table-cell office:value-type="float" office:value="14.5">
            <text:p>14.5000</text:p>
          </table:table-cell>
          <table:table-cell office:value-type="float" office:value="14.497">
            <text:p>14.497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5541">
            <text:p>5541</text:p>
          </table:table-cell>
          <table:table-cell office:value-type="string">
            <text:p>USN</text:p>
          </table:table-cell>
          <table:table-cell office:value-type="string">
            <text:p>Diet Fuel, Strawberry - 1000g</text:p>
          </table:table-cell>
          <table:table-cell office:value-type="float" office:value="6009644650347">
            <text:p>6009644650347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  <table:table-cell office:value-type="float" office:value="10.63">
            <text:p>10.6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42">
            <text:p>5542</text:p>
          </table:table-cell>
          <table:table-cell office:value-type="string">
            <text:p>USN</text:p>
          </table:table-cell>
          <table:table-cell office:value-type="string">
            <text:p>Diet Fuel 1000g (Vanilla)</text:p>
          </table:table-cell>
          <table:table-cell office:value-type="float" office:value="14.5">
            <text:p>14.5000</text:p>
          </table:table-cell>
          <table:table-cell office:value-type="float" office:value="14.497">
            <text:p>14.497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5542">
            <text:p>5542</text:p>
          </table:table-cell>
          <table:table-cell office:value-type="string">
            <text:p>USN</text:p>
          </table:table-cell>
          <table:table-cell office:value-type="string">
            <text:p>Diet Fuel, Vanilla - 1000g</text:p>
          </table:table-cell>
          <table:table-cell office:value-type="float" office:value="6009644650323">
            <text:p>6009644650323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  <table:table-cell office:value-type="float" office:value="10.6">
            <text:p>10.6</text:p>
          </table:table-cell>
          <table:table-cell table:number-columns-repeated="1008"/>
        </table:table-row>
        <table:table-row table:style-name="ro1">
          <table:table-cell table:style-name="ce5" office:value-type="float" office:value="9702">
            <text:p>9702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Diet Fuel 2000g (Banana Caramel)</text:p>
          </table:table-cell>
          <table:table-cell table:style-name="ce10" office:value-type="float" office:value="26">
            <text:p>26.0000</text:p>
          </table:table-cell>
          <table:table-cell table:style-name="ce10" office:value-type="float" office:value="25.995">
            <text:p>25.9950</text:p>
          </table:table-cell>
          <table:table-cell table:style-name="ce5" office:value-type="string">
            <text:p>Z</text:p>
          </table:table-cell>
          <table:table-cell table:style-name="ce5"/>
          <table:table-cell/>
          <table:table-cell table:style-name="ce5" office:value-type="float" office:value="9702">
            <text:p>9702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Diet Fuel, Chocolate - 2000g</text:p>
          </table:table-cell>
          <table:table-cell table:style-name="ce5" office:value-type="float" office:value="6009702503790">
            <text:p>600970250379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.28">
            <text:p>2.28</text:p>
          </table:table-cell>
          <table:table-cell table:style-name="ce5" office:value-type="float" office:value="18.81">
            <text:p>18.81</text:p>
          </table:table-cell>
          <table:table-cell table:style-name="ce5" table:number-columns-repeated="1008"/>
        </table:table-row>
        <table:table-row table:style-name="ro1">
          <table:table-cell table:style-name="ce5" office:value-type="float" office:value="9702">
            <text:p>9702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Diet Fuel 2000g (Caffe Latte)</text:p>
          </table:table-cell>
          <table:table-cell table:style-name="ce10" office:value-type="float" office:value="19.49">
            <text:p>19.4900</text:p>
          </table:table-cell>
          <table:table-cell table:style-name="ce10" office:value-type="float" office:value="25.995">
            <text:p>25.9950</text:p>
          </table:table-cell>
          <table:table-cell table:style-name="ce5" office:value-type="string">
            <text:p>Z</text:p>
          </table:table-cell>
          <table:table-cell table:style-name="ce5" office:value-type="string">
            <text:p>CAFE LATTE ONLY EXTRA 25% OFF</text:p>
          </table:table-cell>
          <table:table-cell/>
          <table:table-cell table:style-name="ce5" office:value-type="float" office:value="9702">
            <text:p>9702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Diet Fuel, Chocolate - 2000g</text:p>
          </table:table-cell>
          <table:table-cell table:style-name="ce5" office:value-type="float" office:value="6009702503790">
            <text:p>600970250379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.28">
            <text:p>2.28</text:p>
          </table:table-cell>
          <table:table-cell table:style-name="ce5" office:value-type="float" office:value="18.81">
            <text:p>18.81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9702">
            <text:p>9702</text:p>
          </table:table-cell>
          <table:table-cell office:value-type="string">
            <text:p>USN</text:p>
          </table:table-cell>
          <table:table-cell office:value-type="string">
            <text:p>Diet Fuel 2000g (Chocolate)</text:p>
          </table:table-cell>
          <table:table-cell office:value-type="float" office:value="26">
            <text:p>26.0000</text:p>
          </table:table-cell>
          <table:table-cell office:value-type="float" office:value="25.995">
            <text:p>25.995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702">
            <text:p>9702</text:p>
          </table:table-cell>
          <table:table-cell office:value-type="string">
            <text:p>USN</text:p>
          </table:table-cell>
          <table:table-cell office:value-type="string">
            <text:p>Diet Fuel, Chocolate - 2000g</text:p>
          </table:table-cell>
          <table:table-cell office:value-type="float" office:value="6009702503790">
            <text:p>6009702503790</text:p>
          </table:table-cell>
          <table:table-cell office:value-type="float" office:value="13">
            <text:p>13</text:p>
          </table:table-cell>
          <table:table-cell office:value-type="float" office:value="2.28">
            <text:p>2.28</text:p>
          </table:table-cell>
          <table:table-cell office:value-type="float" office:value="18.81">
            <text:p>18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703">
            <text:p>9703</text:p>
          </table:table-cell>
          <table:table-cell office:value-type="string">
            <text:p>USN</text:p>
          </table:table-cell>
          <table:table-cell office:value-type="string">
            <text:p>Diet Fuel 2000g (Strawberry)</text:p>
          </table:table-cell>
          <table:table-cell office:value-type="float" office:value="26">
            <text:p>26.0000</text:p>
          </table:table-cell>
          <table:table-cell office:value-type="float" office:value="25.995">
            <text:p>25.995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703">
            <text:p>9703</text:p>
          </table:table-cell>
          <table:table-cell office:value-type="string">
            <text:p>USN</text:p>
          </table:table-cell>
          <table:table-cell office:value-type="string">
            <text:p>Diet Fuel, Strawberry - 2000g</text:p>
          </table:table-cell>
          <table:table-cell office:value-type="float" office:value="6009702503806">
            <text:p>6009702503806</text:p>
          </table:table-cell>
          <table:table-cell office:value-type="float" office:value="8">
            <text:p>8</text:p>
          </table:table-cell>
          <table:table-cell office:value-type="float" office:value="2.28">
            <text:p>2.28</text:p>
          </table:table-cell>
          <table:table-cell office:value-type="float" office:value="18.67">
            <text:p>18.6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704">
            <text:p>9704</text:p>
          </table:table-cell>
          <table:table-cell office:value-type="string">
            <text:p>USN</text:p>
          </table:table-cell>
          <table:table-cell office:value-type="string">
            <text:p>Diet Fuel 2000g (Vanila)</text:p>
          </table:table-cell>
          <table:table-cell office:value-type="float" office:value="26">
            <text:p>26.0000</text:p>
          </table:table-cell>
          <table:table-cell office:value-type="float" office:value="25.995">
            <text:p>25.995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704">
            <text:p>9704</text:p>
          </table:table-cell>
          <table:table-cell office:value-type="string">
            <text:p>USN</text:p>
          </table:table-cell>
          <table:table-cell office:value-type="string">
            <text:p>Diet Fuel, Vanilla - 2000g</text:p>
          </table:table-cell>
          <table:table-cell office:value-type="float" office:value="6009702503813">
            <text:p>6009702503813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  <table:table-cell office:value-type="float" office:value="20.53">
            <text:p>20.53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Diet Fuel Rtd 8 x 330 ml Bottles (Chocolate)</text:p>
          </table:table-cell>
          <table:table-cell table:style-name="ce8" office:value-type="float" office:value="8.24">
            <text:p>8.2400</text:p>
          </table:table-cell>
          <table:table-cell table:style-name="ce8" office:value-type="float" office:value="8.2417">
            <text:p>8.2417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Diet Fuel Rtd 8 x 330 ml Bottles (Strawberry)</text:p>
          </table:table-cell>
          <table:table-cell table:style-name="ce8" office:value-type="float" office:value="8.24">
            <text:p>8.2400</text:p>
          </table:table-cell>
          <table:table-cell table:style-name="ce8" office:value-type="float" office:value="8.2417">
            <text:p>8.2417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Diet Fuel Soup 5 x 55g (Chicken &amp; Herb)</text:p>
          </table:table-cell>
          <table:table-cell table:style-name="ce8" office:value-type="float" office:value="7.49">
            <text:p>7.4900</text:p>
          </table:table-cell>
          <table:table-cell table:style-name="ce8" office:value-type="float" office:value="7.491">
            <text:p>7.491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Diet Fuel Soup 5 x 55g (Vegetable)</text:p>
          </table:table-cell>
          <table:table-cell table:style-name="ce8" office:value-type="float" office:value="7.49">
            <text:p>7.4900</text:p>
          </table:table-cell>
          <table:table-cell table:style-name="ce8" office:value-type="float" office:value="7.491">
            <text:p>7.491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0155">
            <text:p>20155</text:p>
          </table:table-cell>
          <table:table-cell office:value-type="string">
            <text:p>USN</text:p>
          </table:table-cell>
          <table:table-cell office:value-type="string">
            <text:p>Diet Whey Bar 34g x 18 (Peanut Butter Brownie)</text:p>
          </table:table-cell>
          <table:table-cell office:value-type="float" office:value="18.68">
            <text:p>18.6800</text:p>
          </table:table-cell>
          <table:table-cell office:value-type="float" office:value="18.675">
            <text:p>18.67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155">
            <text:p>20155</text:p>
          </table:table-cell>
          <table:table-cell office:value-type="string">
            <text:p>USN</text:p>
          </table:table-cell>
          <table:table-cell office:value-type="string">
            <text:p>Diet Whey, Peanut Butter Brownie - 18 bars</text:p>
          </table:table-cell>
          <table:table-cell office:value-type="float" office:value="6009702503196">
            <text:p>6009702503196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4.28">
            <text:p>14.28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Electrolyte Acti Fizz 12 Tabs (Lemon &amp; Lime)</text:p>
          </table:table-cell>
          <table:table-cell table:number-columns-repeated="2" table:style-name="ce8" office:value-type="float" office:value="2.91">
            <text:p>2.91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Goodie Bag Extra Large ()</text:p>
          </table:table-cell>
          <table:table-cell table:style-name="ce8" office:value-type="float" office:value="4.992">
            <text:p>4.9920</text:p>
          </table:table-cell>
          <table:table-cell table:style-name="ce8" office:value-type="float" office:value="7.4925">
            <text:p>7.4925</text:p>
          </table:table-cell>
          <table:table-cell table:style-name="ce3" office:value-type="string">
            <text:p>V</text:p>
          </table:table-cell>
          <table:table-cell table:style-name="ce3" office:value-type="string">
            <text:p>ONLY 4.99</text:p>
          </table:table-cell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5618">
            <text:p>5618</text:p>
          </table:table-cell>
          <table:table-cell office:value-type="string">
            <text:p>USN</text:p>
          </table:table-cell>
          <table:table-cell office:value-type="string">
            <text:p>Hardcore Whey Gh 2Kg (Chocolate)</text:p>
          </table:table-cell>
          <table:table-cell office:value-type="float" office:value="31.25">
            <text:p>31.2500</text:p>
          </table:table-cell>
          <table:table-cell office:value-type="float" office:value="31.245">
            <text:p>31.24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618">
            <text:p>5618</text:p>
          </table:table-cell>
          <table:table-cell office:value-type="string">
            <text:p>USN</text:p>
          </table:table-cell>
          <table:table-cell office:value-type="string">
            <text:p>Hardcore Whey gH, Chocolate - 2000g</text:p>
          </table:table-cell>
          <table:table-cell office:value-type="float" office:value="6009701197815">
            <text:p>6009701197815</text:p>
          </table:table-cell>
          <table:table-cell office:value-type="float" office:value="46">
            <text:p>46</text:p>
          </table:table-cell>
          <table:table-cell office:value-type="float" office:value="2.3">
            <text:p>2.3</text:p>
          </table:table-cell>
          <table:table-cell office:value-type="float" office:value="18.71">
            <text:p>18.7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619">
            <text:p>5619</text:p>
          </table:table-cell>
          <table:table-cell office:value-type="string">
            <text:p>USN</text:p>
          </table:table-cell>
          <table:table-cell office:value-type="string">
            <text:p>Hardcore Whey Gh 2Kg (Strawberry)</text:p>
          </table:table-cell>
          <table:table-cell office:value-type="float" office:value="31.25">
            <text:p>31.2500</text:p>
          </table:table-cell>
          <table:table-cell office:value-type="float" office:value="31.245">
            <text:p>31.24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619">
            <text:p>5619</text:p>
          </table:table-cell>
          <table:table-cell office:value-type="string">
            <text:p>USN</text:p>
          </table:table-cell>
          <table:table-cell office:value-type="string">
            <text:p>Hardcore Whey gH, Strawberry - 2000g</text:p>
          </table:table-cell>
          <table:table-cell office:value-type="float" office:value="6009701197822">
            <text:p>6009701197822</text:p>
          </table:table-cell>
          <table:table-cell office:value-type="float" office:value="106">
            <text:p>106</text:p>
          </table:table-cell>
          <table:table-cell office:value-type="float" office:value="2.3">
            <text:p>2.3</text:p>
          </table:table-cell>
          <table:table-cell office:value-type="float" office:value="18.38">
            <text:p>18.3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620">
            <text:p>5620</text:p>
          </table:table-cell>
          <table:table-cell office:value-type="string">
            <text:p>USN</text:p>
          </table:table-cell>
          <table:table-cell office:value-type="string">
            <text:p>Hardcore Whey Gh 2Kg (Vanilla)</text:p>
          </table:table-cell>
          <table:table-cell office:value-type="float" office:value="31.25">
            <text:p>31.2500</text:p>
          </table:table-cell>
          <table:table-cell office:value-type="float" office:value="31.245">
            <text:p>31.24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620">
            <text:p>5620</text:p>
          </table:table-cell>
          <table:table-cell office:value-type="string">
            <text:p>USN</text:p>
          </table:table-cell>
          <table:table-cell office:value-type="string">
            <text:p>Hardcore Whey gH, Vanilla - 2000g</text:p>
          </table:table-cell>
          <table:table-cell office:value-type="float" office:value="6009701197839">
            <text:p>6009701197839</text:p>
          </table:table-cell>
          <table:table-cell office:value-type="float" office:value="87">
            <text:p>87</text:p>
          </table:table-cell>
          <table:table-cell office:value-type="float" office:value="2.3">
            <text:p>2.3</text:p>
          </table:table-cell>
          <table:table-cell office:value-type="float" office:value="19.09">
            <text:p>19.09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Hardcore Whey Gh 4Kg (Chocolate)</text:p>
          </table:table-cell>
          <table:table-cell table:style-name="ce8" office:value-type="float" office:value="44.69">
            <text:p>44.6900</text:p>
          </table:table-cell>
          <table:table-cell table:style-name="ce8" office:value-type="float" office:value="68.767">
            <text:p>68.767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35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Hardcore Whey Gh 4Kg (Strawberry)</text:p>
          </table:table-cell>
          <table:table-cell table:style-name="ce8" office:value-type="float" office:value="44.69">
            <text:p>44.6900</text:p>
          </table:table-cell>
          <table:table-cell table:style-name="ce8" office:value-type="float" office:value="68.767">
            <text:p>68.767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35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5543">
            <text:p>5543</text:p>
          </table:table-cell>
          <table:table-cell table:style-name="ce4" office:value-type="string">
            <text:p>5543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Hmb0 1000 120 Caps ()</text:p>
          </table:table-cell>
          <table:table-cell table:style-name="ce9" office:value-type="float" office:value="12.5">
            <text:p>12.5000</text:p>
          </table:table-cell>
          <table:table-cell table:style-name="ce9" office:value-type="float" office:value="12.495">
            <text:p>12.495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543">
            <text:p>5543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HMB 1000 - 120 cap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13">
            <text:p>0.13</text:p>
          </table:table-cell>
          <table:table-cell table:style-name="ce4" office:value-type="float" office:value="10.41">
            <text:p>10.41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Honey Seeds &amp; Nuts 65g x 18 Bars (Honey Seeds &amp; Nuts)</text:p>
          </table:table-cell>
          <table:table-cell table:style-name="ce8" office:value-type="float" office:value="17.18">
            <text:p>17.1800</text:p>
          </table:table-cell>
          <table:table-cell table:style-name="ce8" office:value-type="float" office:value="17.175">
            <text:p>17.175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5544">
            <text:p>5544</text:p>
          </table:table-cell>
          <table:table-cell office:value-type="string">
            <text:p>USN</text:p>
          </table:table-cell>
          <table:table-cell office:value-type="string">
            <text:p>Hyperbolic Mass 2000g (Chocolate)</text:p>
          </table:table-cell>
          <table:table-cell office:value-type="float" office:value="19.16">
            <text:p>19.1600</text:p>
          </table:table-cell>
          <table:table-cell office:value-type="float" office:value="19.162">
            <text:p>19.16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44">
            <text:p>5544</text:p>
          </table:table-cell>
          <table:table-cell office:value-type="string">
            <text:p>USN</text:p>
          </table:table-cell>
          <table:table-cell office:value-type="string">
            <text:p>HyperBolic MASS, Chocolate - 2000g</text:p>
          </table:table-cell>
          <table:table-cell office:value-type="float" office:value="6009698925699">
            <text:p>6009698925699</text:p>
          </table:table-cell>
          <table:table-cell office:value-type="float" office:value="7">
            <text:p>7</text:p>
          </table:table-cell>
          <table:table-cell office:value-type="float" office:value="2.28">
            <text:p>2.28</text:p>
          </table:table-cell>
          <table:table-cell office:value-type="float" office:value="13.29">
            <text:p>13.2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45">
            <text:p>5545</text:p>
          </table:table-cell>
          <table:table-cell office:value-type="string">
            <text:p>USN</text:p>
          </table:table-cell>
          <table:table-cell office:value-type="string">
            <text:p>Hyperbolic Mass 2000g (Strawberry)</text:p>
          </table:table-cell>
          <table:table-cell office:value-type="float" office:value="19.16">
            <text:p>19.1600</text:p>
          </table:table-cell>
          <table:table-cell office:value-type="float" office:value="19.162">
            <text:p>19.16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45">
            <text:p>5545</text:p>
          </table:table-cell>
          <table:table-cell office:value-type="string">
            <text:p>USN</text:p>
          </table:table-cell>
          <table:table-cell office:value-type="string">
            <text:p>HyperBolic MASS, Strawberry - 2000g</text:p>
          </table:table-cell>
          <table:table-cell office:value-type="float" office:value="6009698925705">
            <text:p>6009698925705</text:p>
          </table:table-cell>
          <table:table-cell office:value-type="float" office:value="20">
            <text:p>20</text:p>
          </table:table-cell>
          <table:table-cell office:value-type="float" office:value="2.28">
            <text:p>2.28</text:p>
          </table:table-cell>
          <table:table-cell office:value-type="float" office:value="15.41">
            <text:p>15.4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46">
            <text:p>5546</text:p>
          </table:table-cell>
          <table:table-cell office:value-type="string">
            <text:p>USN</text:p>
          </table:table-cell>
          <table:table-cell office:value-type="string">
            <text:p>Hyperbolic Mass 2000g (Vanilla)</text:p>
          </table:table-cell>
          <table:table-cell office:value-type="float" office:value="19.16">
            <text:p>19.1600</text:p>
          </table:table-cell>
          <table:table-cell office:value-type="float" office:value="19.162">
            <text:p>19.16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46">
            <text:p>5546</text:p>
          </table:table-cell>
          <table:table-cell office:value-type="string">
            <text:p>USN</text:p>
          </table:table-cell>
          <table:table-cell office:value-type="string">
            <text:p>HyperBolic MASS, Vanilla - 2000g</text:p>
          </table:table-cell>
          <table:table-cell office:value-type="float" office:value="6009698925682">
            <text:p>6009698925682</text:p>
          </table:table-cell>
          <table:table-cell office:value-type="float" office:value="36">
            <text:p>36</text:p>
          </table:table-cell>
          <table:table-cell office:value-type="float" office:value="2.28">
            <text:p>2.28</text:p>
          </table:table-cell>
          <table:table-cell office:value-type="float" office:value="15.41">
            <text:p>15.4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47">
            <text:p>5547</text:p>
          </table:table-cell>
          <table:table-cell office:value-type="string">
            <text:p>USN</text:p>
          </table:table-cell>
          <table:table-cell office:value-type="string">
            <text:p>Hyperbolic Mass 6000g (Chocolate)</text:p>
          </table:table-cell>
          <table:table-cell office:value-type="float" office:value="41.99">
            <text:p>41.9900</text:p>
          </table:table-cell>
          <table:table-cell office:value-type="float" office:value="46.665">
            <text:p>46.6650</text:p>
          </table:table-cell>
          <table:table-cell office:value-type="string">
            <text:p>V</text:p>
          </table:table-cell>
          <table:table-cell office:value-type="string">
            <text:p>Extra 10% OFF &amp; Amino Gro Orange only 99p</text:p>
          </table:table-cell>
          <table:table-cell/>
          <table:table-cell office:value-type="float" office:value="5547">
            <text:p>5547</text:p>
          </table:table-cell>
          <table:table-cell office:value-type="string">
            <text:p>USN</text:p>
          </table:table-cell>
          <table:table-cell office:value-type="string">
            <text:p>HyperBolic MASS, Chocolate - 6000g</text:p>
          </table:table-cell>
          <table:table-cell office:value-type="float" office:value="6009698926856">
            <text:p>6009698926856</text:p>
          </table:table-cell>
          <table:table-cell office:value-type="float" office:value="29">
            <text:p>29</text:p>
          </table:table-cell>
          <table:table-cell office:value-type="float" office:value="6.53">
            <text:p>6.53</text:p>
          </table:table-cell>
          <table:table-cell office:value-type="float" office:value="31.55">
            <text:p>31.5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48">
            <text:p>5548</text:p>
          </table:table-cell>
          <table:table-cell office:value-type="string">
            <text:p>USN</text:p>
          </table:table-cell>
          <table:table-cell office:value-type="string">
            <text:p>Hyperbolic Mass 6000g (Strawberry)</text:p>
          </table:table-cell>
          <table:table-cell office:value-type="float" office:value="41.99">
            <text:p>41.9900</text:p>
          </table:table-cell>
          <table:table-cell office:value-type="float" office:value="46.665">
            <text:p>46.6650</text:p>
          </table:table-cell>
          <table:table-cell office:value-type="string">
            <text:p>V</text:p>
          </table:table-cell>
          <table:table-cell office:value-type="string">
            <text:p>Extra 10% OFF &amp; Amino Gro Orange only 99p</text:p>
          </table:table-cell>
          <table:table-cell/>
          <table:table-cell office:value-type="float" office:value="5548">
            <text:p>5548</text:p>
          </table:table-cell>
          <table:table-cell office:value-type="string">
            <text:p>USN</text:p>
          </table:table-cell>
          <table:table-cell office:value-type="string">
            <text:p>HyperBolic MASS, Strawberry - 6000g</text:p>
          </table:table-cell>
          <table:table-cell office:value-type="float" office:value="6009698926870">
            <text:p>6009698926870</text:p>
          </table:table-cell>
          <table:table-cell office:value-type="float" office:value="20">
            <text:p>20</text:p>
          </table:table-cell>
          <table:table-cell office:value-type="float" office:value="6.53">
            <text:p>6.53</text:p>
          </table:table-cell>
          <table:table-cell office:value-type="float" office:value="34.59">
            <text:p>34.5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49">
            <text:p>5549</text:p>
          </table:table-cell>
          <table:table-cell office:value-type="string">
            <text:p>USN</text:p>
          </table:table-cell>
          <table:table-cell office:value-type="string">
            <text:p>Hyperbolic Mass 6000g (Vanilla)</text:p>
          </table:table-cell>
          <table:table-cell office:value-type="float" office:value="41.99">
            <text:p>41.9900</text:p>
          </table:table-cell>
          <table:table-cell office:value-type="float" office:value="46.665">
            <text:p>46.6650</text:p>
          </table:table-cell>
          <table:table-cell office:value-type="string">
            <text:p>V</text:p>
          </table:table-cell>
          <table:table-cell office:value-type="string">
            <text:p>Extra 10% OFF &amp; Amino Gro Orange only 99p</text:p>
          </table:table-cell>
          <table:table-cell/>
          <table:table-cell office:value-type="float" office:value="5549">
            <text:p>5549</text:p>
          </table:table-cell>
          <table:table-cell office:value-type="string">
            <text:p>USN</text:p>
          </table:table-cell>
          <table:table-cell office:value-type="string">
            <text:p>HyperBolic MASS, Vanilla - 6000g</text:p>
          </table:table-cell>
          <table:table-cell office:value-type="float" office:value="6009698926863">
            <text:p>6009698926863</text:p>
          </table:table-cell>
          <table:table-cell office:value-type="float" office:value="26">
            <text:p>26</text:p>
          </table:table-cell>
          <table:table-cell office:value-type="float" office:value="6.53">
            <text:p>6.53</text:p>
          </table:table-cell>
          <table:table-cell office:value-type="float" office:value="31.64">
            <text:p>31.6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005">
            <text:p>20005</text:p>
          </table:table-cell>
          <table:table-cell office:value-type="string">
            <text:p>USN</text:p>
          </table:table-cell>
          <table:table-cell office:value-type="string">
            <text:p>Hyperdrive N.O 140g (Fruit Fusion)</text:p>
          </table:table-cell>
          <table:table-cell office:value-type="float" office:value="14.66">
            <text:p>14.6600</text:p>
          </table:table-cell>
          <table:table-cell office:value-type="float" office:value="14.655">
            <text:p>14.65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005">
            <text:p>20005</text:p>
          </table:table-cell>
          <table:table-cell office:value-type="string">
            <text:p>USN</text:p>
          </table:table-cell>
          <table:table-cell office:value-type="string">
            <text:p>Hyperdrive N.O., Fruit Fusion - 140g</text:p>
          </table:table-cell>
          <table:table-cell/>
          <table:table-cell office:value-type="float" office:value="6">
            <text:p>6</text:p>
          </table:table-cell>
          <table:table-cell office:value-type="float" office:value="0.185">
            <text:p>0.185</text:p>
          </table:table-cell>
          <table:table-cell office:value-type="float" office:value="8.68">
            <text:p>8.6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587">
            <text:p>21587</text:p>
          </table:table-cell>
          <table:table-cell office:value-type="string">
            <text:p>USN</text:p>
          </table:table-cell>
          <table:table-cell office:value-type="string">
            <text:p>Hyperdrive N.O 140g (Orange)</text:p>
          </table:table-cell>
          <table:table-cell office:value-type="float" office:value="14.66">
            <text:p>14.6600</text:p>
          </table:table-cell>
          <table:table-cell office:value-type="float" office:value="14.655">
            <text:p>14.65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587">
            <text:p>21587</text:p>
          </table:table-cell>
          <table:table-cell office:value-type="string">
            <text:p>USN</text:p>
          </table:table-cell>
          <table:table-cell office:value-type="string">
            <text:p>Hyperdrive N.O., Orange - 140g</text:p>
          </table:table-cell>
          <table:table-cell office:value-type="float" office:value="6009702506432">
            <text:p>6009702506432</text:p>
          </table:table-cell>
          <table:table-cell office:value-type="float" office:value="84">
            <text:p>84</text:p>
          </table:table-cell>
          <table:table-cell office:value-type="float" office:value="0.185">
            <text:p>0.185</text:p>
          </table:table-cell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Hyperlean 22 220g (Fruit Fusion)</text:p>
          </table:table-cell>
          <table:table-cell table:style-name="ce8" office:value-type="float" office:value="15.83">
            <text:p>15.8300</text:p>
          </table:table-cell>
          <table:table-cell table:style-name="ce8" office:value-type="float" office:value="15.832">
            <text:p>15.832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5550">
            <text:p>5550</text:p>
          </table:table-cell>
          <table:table-cell table:style-name="ce4" office:value-type="string">
            <text:p>5550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Joint Plex 120 Caps ()</text:p>
          </table:table-cell>
          <table:table-cell table:style-name="ce9" office:value-type="float" office:value="11.66">
            <text:p>11.6600</text:p>
          </table:table-cell>
          <table:table-cell table:style-name="ce9" office:value-type="float" office:value="11.662">
            <text:p>11.662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550">
            <text:p>5550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Active Joint Plex - 120 cap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14">
            <text:p>0.14</text:p>
          </table:table-cell>
          <table:table-cell table:style-name="ce4" office:value-type="float" office:value="8.6">
            <text:p>8.6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Mega Shaker 1 Litre (Clear/Blue)</text:p>
          </table:table-cell>
          <table:table-cell table:number-columns-repeated="2" table:style-name="ce8" office:value-type="float" office:value="3.33">
            <text:p>3.33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5553">
            <text:p>5553</text:p>
          </table:table-cell>
          <table:table-cell office:value-type="string">
            <text:p>USN</text:p>
          </table:table-cell>
          <table:table-cell office:value-type="string">
            <text:p>Multiplex Multivitamin Formula 60 Tabs ()</text:p>
          </table:table-cell>
          <table:table-cell office:value-type="float" office:value="8.33">
            <text:p>8.3300</text:p>
          </table:table-cell>
          <table:table-cell office:value-type="float" office:value="8.3325">
            <text:p>8.3325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53">
            <text:p>5553</text:p>
          </table:table-cell>
          <table:table-cell office:value-type="string">
            <text:p>USN</text:p>
          </table:table-cell>
          <table:table-cell office:value-type="string">
            <text:p>MultiPlex - 60 caps</text:p>
          </table:table-cell>
          <table:table-cell office:value-type="float" office:value="6009698927631">
            <text:p>600969892763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6.69">
            <text:p>6.6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156">
            <text:p>20156</text:p>
          </table:table-cell>
          <table:table-cell office:value-type="string">
            <text:p>USN</text:p>
          </table:table-cell>
          <table:table-cell office:value-type="string">
            <text:p>Muscle Fuel Anabolic 2000g (Banana)</text:p>
          </table:table-cell>
          <table:table-cell office:value-type="float" office:value="16.84">
            <text:p>16.8400</text:p>
          </table:table-cell>
          <table:table-cell office:value-type="float" office:value="22.462">
            <text:p>22.4620</text:p>
          </table:table-cell>
          <table:table-cell office:value-type="string">
            <text:p>V</text:p>
          </table:table-cell>
          <table:table-cell office:value-type="string">
            <text:p>EXTRA 25% OFF</text:p>
          </table:table-cell>
          <table:table-cell/>
          <table:table-cell office:value-type="float" office:value="20156">
            <text:p>20156</text:p>
          </table:table-cell>
          <table:table-cell office:value-type="string">
            <text:p>USN</text:p>
          </table:table-cell>
          <table:table-cell office:value-type="string">
            <text:p>Muscle Fuel Anabolic, Banana - 2000g</text:p>
          </table:table-cell>
          <table:table-cell office:value-type="float" office:value="6009702509853">
            <text:p>6009702509853</text:p>
          </table:table-cell>
          <table:table-cell office:value-type="float" office:value="42">
            <text:p>42</text:p>
          </table:table-cell>
          <table:table-cell office:value-type="float" office:value="2.3">
            <text:p>2.3</text:p>
          </table:table-cell>
          <table:table-cell office:value-type="float" office:value="16.66">
            <text:p>16.6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54">
            <text:p>5554</text:p>
          </table:table-cell>
          <table:table-cell office:value-type="string">
            <text:p>USN</text:p>
          </table:table-cell>
          <table:table-cell office:value-type="string">
            <text:p>Muscle Fuel Anabolic 2000g (Chocolate)</text:p>
          </table:table-cell>
          <table:table-cell office:value-type="float" office:value="16.84">
            <text:p>16.8400</text:p>
          </table:table-cell>
          <table:table-cell office:value-type="float" office:value="22.462">
            <text:p>22.4620</text:p>
          </table:table-cell>
          <table:table-cell office:value-type="string">
            <text:p>V</text:p>
          </table:table-cell>
          <table:table-cell office:value-type="string">
            <text:p>EXTRA 25% OFF</text:p>
          </table:table-cell>
          <table:table-cell/>
          <table:table-cell office:value-type="float" office:value="5554">
            <text:p>5554</text:p>
          </table:table-cell>
          <table:table-cell office:value-type="string">
            <text:p>USN</text:p>
          </table:table-cell>
          <table:table-cell office:value-type="string">
            <text:p>Muscle Fuel Anabolic, Chocolate - 2000g</text:p>
          </table:table-cell>
          <table:table-cell office:value-type="float" office:value="6009694862332">
            <text:p>6009694862332</text:p>
          </table:table-cell>
          <table:table-cell office:value-type="float" office:value="44">
            <text:p>44</text:p>
          </table:table-cell>
          <table:table-cell office:value-type="float" office:value="2.28">
            <text:p>2.28</text:p>
          </table:table-cell>
          <table:table-cell office:value-type="float" office:value="16.02">
            <text:p>16.02</text:p>
          </table:table-cell>
          <table:table-cell table:number-columns-repeated="1008"/>
        </table:table-row>
        <table:table-row table:style-name="ro1">
          <table:table-cell table:style-name="ce5" office:value-type="float" office:value="5554">
            <text:p>5554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Muscle Fuel Anabolic 2000g (Raspberry Smoothie)</text:p>
          </table:table-cell>
          <table:table-cell table:style-name="ce10" office:value-type="float" office:value="16.84">
            <text:p>16.8400</text:p>
          </table:table-cell>
          <table:table-cell table:style-name="ce10" office:value-type="float" office:value="22.462">
            <text:p>22.462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EXTRA 25% OFF</text:p>
          </table:table-cell>
          <table:table-cell/>
          <table:table-cell table:style-name="ce5" office:value-type="float" office:value="5554">
            <text:p>5554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Muscle Fuel Anabolic, Chocolate - 2000g</text:p>
          </table:table-cell>
          <table:table-cell table:style-name="ce5" office:value-type="float" office:value="6009694862332">
            <text:p>6009694862332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2.28">
            <text:p>2.28</text:p>
          </table:table-cell>
          <table:table-cell table:style-name="ce5" office:value-type="float" office:value="16.02">
            <text:p>16.02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5555">
            <text:p>5555</text:p>
          </table:table-cell>
          <table:table-cell office:value-type="string">
            <text:p>USN</text:p>
          </table:table-cell>
          <table:table-cell office:value-type="string">
            <text:p>Muscle Fuel Anabolic 2000g (Strawberry)</text:p>
          </table:table-cell>
          <table:table-cell office:value-type="float" office:value="16.84">
            <text:p>16.8400</text:p>
          </table:table-cell>
          <table:table-cell office:value-type="float" office:value="22.462">
            <text:p>22.4620</text:p>
          </table:table-cell>
          <table:table-cell office:value-type="string">
            <text:p>V</text:p>
          </table:table-cell>
          <table:table-cell office:value-type="string">
            <text:p>EXTRA 25% OFF</text:p>
          </table:table-cell>
          <table:table-cell/>
          <table:table-cell office:value-type="float" office:value="5555">
            <text:p>5555</text:p>
          </table:table-cell>
          <table:table-cell office:value-type="string">
            <text:p>USN</text:p>
          </table:table-cell>
          <table:table-cell office:value-type="string">
            <text:p>Muscle Fuel Anabolic, Strawberry - 2000g</text:p>
          </table:table-cell>
          <table:table-cell office:value-type="float" office:value="6009694862349">
            <text:p>6009694862349</text:p>
          </table:table-cell>
          <table:table-cell office:value-type="float" office:value="19">
            <text:p>19</text:p>
          </table:table-cell>
          <table:table-cell office:value-type="float" office:value="2.28">
            <text:p>2.28</text:p>
          </table:table-cell>
          <table:table-cell office:value-type="float" office:value="16.24">
            <text:p>16.2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56">
            <text:p>5556</text:p>
          </table:table-cell>
          <table:table-cell office:value-type="string">
            <text:p>USN</text:p>
          </table:table-cell>
          <table:table-cell office:value-type="string">
            <text:p>Muscle Fuel Anabolic 2000g (Vanilla)</text:p>
          </table:table-cell>
          <table:table-cell office:value-type="float" office:value="16.84">
            <text:p>16.8400</text:p>
          </table:table-cell>
          <table:table-cell office:value-type="float" office:value="22.462">
            <text:p>22.4620</text:p>
          </table:table-cell>
          <table:table-cell office:value-type="string">
            <text:p>V</text:p>
          </table:table-cell>
          <table:table-cell office:value-type="string">
            <text:p>EXTRA 25% OFF</text:p>
          </table:table-cell>
          <table:table-cell/>
          <table:table-cell office:value-type="float" office:value="5556">
            <text:p>5556</text:p>
          </table:table-cell>
          <table:table-cell office:value-type="string">
            <text:p>USN</text:p>
          </table:table-cell>
          <table:table-cell office:value-type="string">
            <text:p>Muscle Fuel Anabolic, Vanilla - 2000g</text:p>
          </table:table-cell>
          <table:table-cell office:value-type="float" office:value="6009694862325">
            <text:p>6009694862325</text:p>
          </table:table-cell>
          <table:table-cell office:value-type="float" office:value="38">
            <text:p>38</text:p>
          </table:table-cell>
          <table:table-cell office:value-type="float" office:value="2.28">
            <text:p>2.28</text:p>
          </table:table-cell>
          <table:table-cell office:value-type="float" office:value="16.3">
            <text:p>16.3</text:p>
          </table:table-cell>
          <table:table-cell table:number-columns-repeated="1008"/>
        </table:table-row>
        <table:table-row table:style-name="ro1">
          <table:table-cell table:style-name="ce5" office:value-type="float" office:value="5557">
            <text:p>5557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Muscle Fuel Anabolic 4000g (Banana)</text:p>
          </table:table-cell>
          <table:table-cell table:style-name="ce10" office:value-type="float" office:value="43.34">
            <text:p>43.3400</text:p>
          </table:table-cell>
          <table:table-cell table:style-name="ce10" office:value-type="float" office:value="43.335">
            <text:p>43.335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5557">
            <text:p>5557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Muscle Fuel Anabolic, Chocolate - 4000g</text:p>
          </table:table-cell>
          <table:table-cell table:style-name="ce5" office:value-type="float" office:value="6009694862363">
            <text:p>600969486236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.53">
            <text:p>4.53</text:p>
          </table:table-cell>
          <table:table-cell table:style-name="ce5" office:value-type="float" office:value="27.86">
            <text:p>27.86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5557">
            <text:p>5557</text:p>
          </table:table-cell>
          <table:table-cell office:value-type="string">
            <text:p>USN</text:p>
          </table:table-cell>
          <table:table-cell office:value-type="string">
            <text:p>Muscle Fuel Anabolic 4000g (Chocolate)</text:p>
          </table:table-cell>
          <table:table-cell office:value-type="float" office:value="43.34">
            <text:p>43.3400</text:p>
          </table:table-cell>
          <table:table-cell office:value-type="float" office:value="43.335">
            <text:p>43.33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57">
            <text:p>5557</text:p>
          </table:table-cell>
          <table:table-cell office:value-type="string">
            <text:p>USN</text:p>
          </table:table-cell>
          <table:table-cell office:value-type="string">
            <text:p>Muscle Fuel Anabolic, Chocolate - 4000g</text:p>
          </table:table-cell>
          <table:table-cell office:value-type="float" office:value="6009694862363">
            <text:p>6009694862363</text:p>
          </table:table-cell>
          <table:table-cell office:value-type="float" office:value="0">
            <text:p>0</text:p>
          </table:table-cell>
          <table:table-cell office:value-type="float" office:value="4.53">
            <text:p>4.53</text:p>
          </table:table-cell>
          <table:table-cell office:value-type="float" office:value="27.86">
            <text:p>27.86</text:p>
          </table:table-cell>
          <table:table-cell table:number-columns-repeated="1008"/>
        </table:table-row>
        <table:table-row table:style-name="ro1">
          <table:table-cell table:style-name="ce5" office:value-type="float" office:value="5557">
            <text:p>5557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Muscle Fuel Anabolic 4000g (Raspberry Smoothie)</text:p>
          </table:table-cell>
          <table:table-cell table:style-name="ce10" office:value-type="float" office:value="43.34">
            <text:p>43.3400</text:p>
          </table:table-cell>
          <table:table-cell table:style-name="ce10" office:value-type="float" office:value="43.335">
            <text:p>43.335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5557">
            <text:p>5557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Muscle Fuel Anabolic, Chocolate - 4000g</text:p>
          </table:table-cell>
          <table:table-cell table:style-name="ce5" office:value-type="float" office:value="6009694862363">
            <text:p>600969486236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.53">
            <text:p>4.53</text:p>
          </table:table-cell>
          <table:table-cell table:style-name="ce5" office:value-type="float" office:value="27.86">
            <text:p>27.86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5558">
            <text:p>5558</text:p>
          </table:table-cell>
          <table:table-cell office:value-type="string">
            <text:p>USN</text:p>
          </table:table-cell>
          <table:table-cell office:value-type="string">
            <text:p>Muscle Fuel Anabolic 4000g (Strawberry)</text:p>
          </table:table-cell>
          <table:table-cell office:value-type="float" office:value="43.34">
            <text:p>43.3400</text:p>
          </table:table-cell>
          <table:table-cell office:value-type="float" office:value="43.335">
            <text:p>43.33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58">
            <text:p>5558</text:p>
          </table:table-cell>
          <table:table-cell office:value-type="string">
            <text:p>USN</text:p>
          </table:table-cell>
          <table:table-cell office:value-type="string">
            <text:p>Muscle Fuel Anabolic, Strawberry - 4000g</text:p>
          </table:table-cell>
          <table:table-cell office:value-type="float" office:value="6009694862370">
            <text:p>6009694862370</text:p>
          </table:table-cell>
          <table:table-cell office:value-type="float" office:value="0">
            <text:p>0</text:p>
          </table:table-cell>
          <table:table-cell office:value-type="float" office:value="4.53">
            <text:p>4.53</text:p>
          </table:table-cell>
          <table:table-cell office:value-type="float" office:value="27.5">
            <text:p>27.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59">
            <text:p>5559</text:p>
          </table:table-cell>
          <table:table-cell office:value-type="string">
            <text:p>USN</text:p>
          </table:table-cell>
          <table:table-cell office:value-type="string">
            <text:p>Muscle Fuel Anabolic 4000g (Vanilla)</text:p>
          </table:table-cell>
          <table:table-cell office:value-type="float" office:value="43.34">
            <text:p>43.3400</text:p>
          </table:table-cell>
          <table:table-cell office:value-type="float" office:value="43.335">
            <text:p>43.33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59">
            <text:p>5559</text:p>
          </table:table-cell>
          <table:table-cell office:value-type="string">
            <text:p>USN</text:p>
          </table:table-cell>
          <table:table-cell office:value-type="string">
            <text:p>Muscle Fuel Anabolic, Vanilla - 4000g</text:p>
          </table:table-cell>
          <table:table-cell office:value-type="float" office:value="6009694862356">
            <text:p>6009694862356</text:p>
          </table:table-cell>
          <table:table-cell office:value-type="float" office:value="13">
            <text:p>13</text:p>
          </table:table-cell>
          <table:table-cell office:value-type="float" office:value="4.53">
            <text:p>4.53</text:p>
          </table:table-cell>
          <table:table-cell office:value-type="float" office:value="27.5">
            <text:p>27.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60">
            <text:p>5560</text:p>
          </table:table-cell>
          <table:table-cell office:value-type="string">
            <text:p>USN</text:p>
          </table:table-cell>
          <table:table-cell office:value-type="string">
            <text:p>Muscle Fuel Mass 5000g (Chocolate)</text:p>
          </table:table-cell>
          <table:table-cell office:value-type="float" office:value="34.99">
            <text:p>34.9900</text:p>
          </table:table-cell>
          <table:table-cell office:value-type="float" office:value="43.747">
            <text:p>43.7470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5560">
            <text:p>5560</text:p>
          </table:table-cell>
          <table:table-cell office:value-type="string">
            <text:p>USN</text:p>
          </table:table-cell>
          <table:table-cell office:value-type="string">
            <text:p>Muscle Fuel MASS, Chocolate - 5000g</text:p>
          </table:table-cell>
          <table:table-cell office:value-type="float" office:value="6009644650491">
            <text:p>6009644650491</text:p>
          </table:table-cell>
          <table:table-cell office:value-type="float" office:value="12">
            <text:p>12</text:p>
          </table:table-cell>
          <table:table-cell office:value-type="float" office:value="5.52">
            <text:p>5.52</text:p>
          </table:table-cell>
          <table:table-cell office:value-type="float" office:value="30.62">
            <text:p>30.6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61">
            <text:p>5561</text:p>
          </table:table-cell>
          <table:table-cell office:value-type="string">
            <text:p>USN</text:p>
          </table:table-cell>
          <table:table-cell office:value-type="string">
            <text:p>Muscle Fuel Mass 5000g (Strawberry)</text:p>
          </table:table-cell>
          <table:table-cell office:value-type="float" office:value="34.99">
            <text:p>34.9900</text:p>
          </table:table-cell>
          <table:table-cell office:value-type="float" office:value="43.747">
            <text:p>43.7470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5561">
            <text:p>5561</text:p>
          </table:table-cell>
          <table:table-cell office:value-type="string">
            <text:p>USN</text:p>
          </table:table-cell>
          <table:table-cell office:value-type="string">
            <text:p>Muscle Fuel MASS, Strawberry - 5000g</text:p>
          </table:table-cell>
          <table:table-cell office:value-type="float" office:value="6009644650507">
            <text:p>6009644650507</text:p>
          </table:table-cell>
          <table:table-cell office:value-type="float" office:value="22">
            <text:p>22</text:p>
          </table:table-cell>
          <table:table-cell office:value-type="float" office:value="5.52">
            <text:p>5.52</text:p>
          </table:table-cell>
          <table:table-cell office:value-type="float" office:value="31.87">
            <text:p>31.8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62">
            <text:p>5562</text:p>
          </table:table-cell>
          <table:table-cell office:value-type="string">
            <text:p>USN</text:p>
          </table:table-cell>
          <table:table-cell office:value-type="string">
            <text:p>Muscle Fuel Mass 5000g (Vanilla)</text:p>
          </table:table-cell>
          <table:table-cell office:value-type="float" office:value="34.99">
            <text:p>34.9900</text:p>
          </table:table-cell>
          <table:table-cell office:value-type="float" office:value="43.747">
            <text:p>43.7470</text:p>
          </table:table-cell>
          <table:table-cell office:value-type="string">
            <text:p>V</text:p>
          </table:table-cell>
          <table:table-cell office:value-type="string">
            <text:p>EXTRA 20% OFF</text:p>
          </table:table-cell>
          <table:table-cell/>
          <table:table-cell office:value-type="float" office:value="5562">
            <text:p>5562</text:p>
          </table:table-cell>
          <table:table-cell office:value-type="string">
            <text:p>USN</text:p>
          </table:table-cell>
          <table:table-cell office:value-type="string">
            <text:p>Muscle Fuel MASS, Vanilla - 5000g</text:p>
          </table:table-cell>
          <table:table-cell office:value-type="float" office:value="6009644650514">
            <text:p>6009644650514</text:p>
          </table:table-cell>
          <table:table-cell office:value-type="float" office:value="42">
            <text:p>42</text:p>
          </table:table-cell>
          <table:table-cell office:value-type="float" office:value="5.52">
            <text:p>5.52</text:p>
          </table:table-cell>
          <table:table-cell office:value-type="float" office:value="32.4">
            <text:p>32.4</text:p>
          </table:table-cell>
          <table:table-cell table:number-columns-repeated="1008"/>
        </table:table-row>
        <table:table-row table:style-name="ro1">
          <table:table-cell table:style-name="ce5" office:value-type="float" office:value="5562">
            <text:p>5562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Muscle Fuel Mass 5000g (Variety)</text:p>
          </table:table-cell>
          <table:table-cell table:style-name="ce10" office:value-type="float" office:value="43.75">
            <text:p>43.7500</text:p>
          </table:table-cell>
          <table:table-cell table:style-name="ce10" office:value-type="float" office:value="43.747">
            <text:p>43.747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5562">
            <text:p>5562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Muscle Fuel MASS, Vanilla - 5000g</text:p>
          </table:table-cell>
          <table:table-cell table:style-name="ce5" office:value-type="float" office:value="6009644650514">
            <text:p>6009644650514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5.52">
            <text:p>5.52</text:p>
          </table:table-cell>
          <table:table-cell table:style-name="ce5" office:value-type="float" office:value="32.4">
            <text:p>32.4</text:p>
          </table:table-cell>
          <table:table-cell table:style-name="ce5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Muscle Fuel Sts 12 x 60g Bars (Caramel Shortbread)</text:p>
          </table:table-cell>
          <table:table-cell table:number-columns-repeated="2" table:style-name="ce8" office:value-type="float" office:value="16.5">
            <text:p>16.50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5571">
            <text:p>5571</text:p>
          </table:table-cell>
          <table:table-cell office:value-type="string">
            <text:p>USN</text:p>
          </table:table-cell>
          <table:table-cell office:value-type="string">
            <text:p>Muscle Fuel Sts 5000g (Chocolate)</text:p>
          </table:table-cell>
          <table:table-cell office:value-type="float" office:value="37.18">
            <text:p>37.1800</text:p>
          </table:table-cell>
          <table:table-cell office:value-type="float" office:value="43.747">
            <text:p>43.7470</text:p>
          </table:table-cell>
          <table:table-cell office:value-type="string">
            <text:p>V</text:p>
          </table:table-cell>
          <table:table-cell office:value-type="string">
            <text:p>EXTRA 15% OFF</text:p>
          </table:table-cell>
          <table:table-cell/>
          <table:table-cell office:value-type="float" office:value="5571">
            <text:p>5571</text:p>
          </table:table-cell>
          <table:table-cell office:value-type="string">
            <text:p>USN</text:p>
          </table:table-cell>
          <table:table-cell office:value-type="string">
            <text:p>Muscle Fuel STS, Chocolate - 5000g</text:p>
          </table:table-cell>
          <table:table-cell office:value-type="float" office:value="6009644657452">
            <text:p>6009644657452</text:p>
          </table:table-cell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33.5">
            <text:p>33.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72">
            <text:p>5572</text:p>
          </table:table-cell>
          <table:table-cell office:value-type="string">
            <text:p>USN</text:p>
          </table:table-cell>
          <table:table-cell office:value-type="string">
            <text:p>Muscle Fuel Sts 5000g (Strawberry)</text:p>
          </table:table-cell>
          <table:table-cell office:value-type="float" office:value="37.18">
            <text:p>37.1800</text:p>
          </table:table-cell>
          <table:table-cell office:value-type="float" office:value="43.747">
            <text:p>43.7470</text:p>
          </table:table-cell>
          <table:table-cell office:value-type="string">
            <text:p>V</text:p>
          </table:table-cell>
          <table:table-cell office:value-type="string">
            <text:p>EXTRA 15% OFF</text:p>
          </table:table-cell>
          <table:table-cell/>
          <table:table-cell office:value-type="float" office:value="5572">
            <text:p>5572</text:p>
          </table:table-cell>
          <table:table-cell office:value-type="string">
            <text:p>USN</text:p>
          </table:table-cell>
          <table:table-cell office:value-type="string">
            <text:p>Muscle Fuel STS, Strawberry - 5000g</text:p>
          </table:table-cell>
          <table:table-cell office:value-type="float" office:value="6009644657469">
            <text:p>6009644657469</text:p>
          </table:table-cell>
          <table:table-cell office:value-type="float" office:value="34">
            <text:p>34</text:p>
          </table:table-cell>
          <table:table-cell office:value-type="float" office:value="5.5">
            <text:p>5.5</text:p>
          </table:table-cell>
          <table:table-cell office:value-type="float" office:value="32.52">
            <text:p>32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73">
            <text:p>5573</text:p>
          </table:table-cell>
          <table:table-cell office:value-type="string">
            <text:p>USN</text:p>
          </table:table-cell>
          <table:table-cell office:value-type="string">
            <text:p>Muscle Fuel Sts 5000g (Vanilla)</text:p>
          </table:table-cell>
          <table:table-cell office:value-type="float" office:value="37.18">
            <text:p>37.1800</text:p>
          </table:table-cell>
          <table:table-cell office:value-type="float" office:value="43.747">
            <text:p>43.7470</text:p>
          </table:table-cell>
          <table:table-cell office:value-type="string">
            <text:p>V</text:p>
          </table:table-cell>
          <table:table-cell office:value-type="string">
            <text:p>EXTRA 15% OFF</text:p>
          </table:table-cell>
          <table:table-cell/>
          <table:table-cell office:value-type="float" office:value="5573">
            <text:p>5573</text:p>
          </table:table-cell>
          <table:table-cell office:value-type="string">
            <text:p>USN</text:p>
          </table:table-cell>
          <table:table-cell office:value-type="string">
            <text:p>Muscle Fuel STS, Vanilla - 5000g</text:p>
          </table:table-cell>
          <table:table-cell office:value-type="float" office:value="6009644657476">
            <text:p>6009644657476</text:p>
          </table:table-cell>
          <table:table-cell office:value-type="float" office:value="76">
            <text:p>76</text:p>
          </table:table-cell>
          <table:table-cell office:value-type="float" office:value="5.5">
            <text:p>5.5</text:p>
          </table:table-cell>
          <table:table-cell office:value-type="float" office:value="33.93">
            <text:p>33.9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285">
            <text:p>8285</text:p>
          </table:table-cell>
          <table:table-cell office:value-type="string">
            <text:p>USN</text:p>
          </table:table-cell>
          <table:table-cell office:value-type="string">
            <text:p>Muscle Matrix 60 Ct ()</text:p>
          </table:table-cell>
          <table:table-cell table:number-columns-repeated="2" office:value-type="float" office:value="6.66">
            <text:p>6.66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285">
            <text:p>8285</text:p>
          </table:table-cell>
          <table:table-cell office:value-type="string">
            <text:p>USN</text:p>
          </table:table-cell>
          <table:table-cell office:value-type="string">
            <text:p>Muscle Matrix - 60 caps</text:p>
          </table:table-cell>
          <table:table-cell office:value-type="float" office:value="6009701193503">
            <text:p>6009701193503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5.95">
            <text:p>5.95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Nitrox X4 180 Caps ()</text:p>
          </table:table-cell>
          <table:table-cell table:style-name="ce8" office:value-type="float" office:value="17.8">
            <text:p>17.8000</text:p>
          </table:table-cell>
          <table:table-cell table:style-name="ce8" office:value-type="float" office:value="23.745">
            <text:p>23.745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25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Personal Weighing Scales 0 ()</text:p>
          </table:table-cell>
          <table:table-cell table:style-name="ce8" office:value-type="float" office:value="7.49">
            <text:p>7.4900</text:p>
          </table:table-cell>
          <table:table-cell table:style-name="ce8" office:value-type="float" office:value="7.4925">
            <text:p>7.4925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5575">
            <text:p>5575</text:p>
          </table:table-cell>
          <table:table-cell office:value-type="string">
            <text:p>USN</text:p>
          </table:table-cell>
          <table:table-cell office:value-type="string">
            <text:p>Protein Delite Bars 12 x 96g (Cookies &amp; Cream)</text:p>
          </table:table-cell>
          <table:table-cell table:number-columns-repeated="2" office:value-type="float" office:value="19.95">
            <text:p>19.95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75">
            <text:p>5575</text:p>
          </table:table-cell>
          <table:table-cell office:value-type="string">
            <text:p>USN</text:p>
          </table:table-cell>
          <table:table-cell office:value-type="string">
            <text:p>Protein Delite Bars, Cookies &amp; Cream - 12 bars</text:p>
          </table:table-cell>
          <table:table-cell office:value-type="float" office:value="6009701191691">
            <text:p>6009701191691</text:p>
          </table:table-cell>
          <table:table-cell office:value-type="float" office:value="32">
            <text:p>32</text:p>
          </table:table-cell>
          <table:table-cell office:value-type="float" office:value="1.18">
            <text:p>1.18</text:p>
          </table:table-cell>
          <table:table-cell office:value-type="float" office:value="14.08">
            <text:p>14.0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76">
            <text:p>5576</text:p>
          </table:table-cell>
          <table:table-cell office:value-type="string">
            <text:p>USN</text:p>
          </table:table-cell>
          <table:table-cell office:value-type="string">
            <text:p>Protein Delite Bars 12 x 96g (Toffee Almond)</text:p>
          </table:table-cell>
          <table:table-cell table:number-columns-repeated="2" office:value-type="float" office:value="19.95">
            <text:p>19.95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76">
            <text:p>5576</text:p>
          </table:table-cell>
          <table:table-cell office:value-type="string">
            <text:p>USN</text:p>
          </table:table-cell>
          <table:table-cell office:value-type="string">
            <text:p>Protein Delite Bars, Toffee Almond - 12 bars</text:p>
          </table:table-cell>
          <table:table-cell office:value-type="float" office:value="6009701191677">
            <text:p>6009701191677</text:p>
          </table:table-cell>
          <table:table-cell office:value-type="float" office:value="35">
            <text:p>35</text:p>
          </table:table-cell>
          <table:table-cell office:value-type="float" office:value="1.38">
            <text:p>1.38</text:p>
          </table:table-cell>
          <table:table-cell office:value-type="float" office:value="14.14">
            <text:p>14.14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Protein Delite Bars 18 x 50g (Toffee Almond)</text:p>
          </table:table-cell>
          <table:table-cell table:number-columns-repeated="2" table:style-name="ce8" office:value-type="float" office:value="19.95">
            <text:p>19.95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5577">
            <text:p>5577</text:p>
          </table:table-cell>
          <table:table-cell office:value-type="string">
            <text:p>USN</text:p>
          </table:table-cell>
          <table:table-cell office:value-type="string">
            <text:p>Protein Dessert 454g (Banana Toffee)</text:p>
          </table:table-cell>
          <table:table-cell table:number-columns-repeated="2" office:value-type="float" office:value="14.58">
            <text:p>14.5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77">
            <text:p>5577</text:p>
          </table:table-cell>
          <table:table-cell office:value-type="string">
            <text:p>USN</text:p>
          </table:table-cell>
          <table:table-cell office:value-type="string">
            <text:p>Protein Dessert, Banana Toffee - 454g</text:p>
          </table:table-cell>
          <table:table-cell office:value-type="float" office:value="6009698927419">
            <text:p>6009698927419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0.33">
            <text:p>10.3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78">
            <text:p>5578</text:p>
          </table:table-cell>
          <table:table-cell office:value-type="string">
            <text:p>USN</text:p>
          </table:table-cell>
          <table:table-cell office:value-type="string">
            <text:p>Protein Dessert 454g (Chocolate)</text:p>
          </table:table-cell>
          <table:table-cell table:number-columns-repeated="2" office:value-type="float" office:value="14.58">
            <text:p>14.5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78">
            <text:p>5578</text:p>
          </table:table-cell>
          <table:table-cell office:value-type="string">
            <text:p>USN</text:p>
          </table:table-cell>
          <table:table-cell office:value-type="string">
            <text:p>Protein Dessert, Chocolate Brownie - 454g</text:p>
          </table:table-cell>
          <table:table-cell office:value-type="float" office:value="6009698927402">
            <text:p>6009698927402</text:p>
          </table:table-cell>
          <table:table-cell office:value-type="float" office:value="22">
            <text:p>22</text:p>
          </table:table-cell>
          <table:table-cell office:value-type="float" office:value="0.56">
            <text:p>0.56</text:p>
          </table:table-cell>
          <table:table-cell office:value-type="float" office:value="10.38">
            <text:p>10.3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79">
            <text:p>5579</text:p>
          </table:table-cell>
          <table:table-cell office:value-type="string">
            <text:p>USN</text:p>
          </table:table-cell>
          <table:table-cell office:value-type="string">
            <text:p>Protein Dessert 454g (Vanilla)</text:p>
          </table:table-cell>
          <table:table-cell table:number-columns-repeated="2" office:value-type="float" office:value="14.58">
            <text:p>14.58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79">
            <text:p>5579</text:p>
          </table:table-cell>
          <table:table-cell office:value-type="string">
            <text:p>USN</text:p>
          </table:table-cell>
          <table:table-cell office:value-type="string">
            <text:p>Protein Dessert, Vanilla Custard - 454g</text:p>
          </table:table-cell>
          <table:table-cell office:value-type="float" office:value="6009698929994">
            <text:p>6009698929994</text:p>
          </table:table-cell>
          <table:table-cell office:value-type="float" office:value="4">
            <text:p>4</text:p>
          </table:table-cell>
          <table:table-cell office:value-type="float" office:value="0.56">
            <text:p>0.56</text:p>
          </table:table-cell>
          <table:table-cell office:value-type="float" office:value="10.97">
            <text:p>10.97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Protein Flapjacks 12 Bars (Raspberry)</text:p>
          </table:table-cell>
          <table:table-cell table:number-columns-repeated="2" table:style-name="ce8" office:value-type="float" office:value="11.94">
            <text:p>11.9400</text:p>
          </table:table-cell>
          <table:table-cell table:style-name="ce3" office:value-type="string">
            <text:p>Z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5580">
            <text:p>5580</text:p>
          </table:table-cell>
          <table:table-cell office:value-type="string">
            <text:p>USN</text:p>
          </table:table-cell>
          <table:table-cell office:value-type="string">
            <text:p>Protein Fuel 25 8 x 330 ml Bottles (Chocolate)</text:p>
          </table:table-cell>
          <table:table-cell office:value-type="float" office:value="8.15">
            <text:p>8.1500</text:p>
          </table:table-cell>
          <table:table-cell office:value-type="float" office:value="8.145">
            <text:p>8.14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80">
            <text:p>5580</text:p>
          </table:table-cell>
          <table:table-cell office:value-type="string">
            <text:p>USN</text:p>
          </table:table-cell>
          <table:table-cell office:value-type="string">
            <text:p>Protein Fuel 25, Chocolate - 8 x 330 ml.</text:p>
          </table:table-cell>
          <table:table-cell office:value-type="float" office:value="6009698923626">
            <text:p>6009698923626</text:p>
          </table:table-cell>
          <table:table-cell office:value-type="float" office:value="20">
            <text:p>20</text:p>
          </table:table-cell>
          <table:table-cell office:value-type="float" office:value="3.06">
            <text:p>3.06</text:p>
          </table:table-cell>
          <table:table-cell office:value-type="float" office:value="6.77">
            <text:p>6.7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81">
            <text:p>5581</text:p>
          </table:table-cell>
          <table:table-cell office:value-type="string">
            <text:p>USN</text:p>
          </table:table-cell>
          <table:table-cell office:value-type="string">
            <text:p>Protein Fuel 25 8 x 330 ml Bottles (Strawberry)</text:p>
          </table:table-cell>
          <table:table-cell office:value-type="float" office:value="8.15">
            <text:p>8.1500</text:p>
          </table:table-cell>
          <table:table-cell office:value-type="float" office:value="8.145">
            <text:p>8.14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81">
            <text:p>5581</text:p>
          </table:table-cell>
          <table:table-cell office:value-type="string">
            <text:p>USN</text:p>
          </table:table-cell>
          <table:table-cell office:value-type="string">
            <text:p>Protein Fuel 25, Strawberry - 8 x 330 ml.</text:p>
          </table:table-cell>
          <table:table-cell office:value-type="float" office:value="6009698923633">
            <text:p>6009698923633</text:p>
          </table:table-cell>
          <table:table-cell office:value-type="float" office:value="3">
            <text:p>3</text:p>
          </table:table-cell>
          <table:table-cell office:value-type="float" office:value="3.06">
            <text:p>3.06</text:p>
          </table:table-cell>
          <table:table-cell office:value-type="float" office:value="6.77">
            <text:p>6.7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696">
            <text:p>9696</text:p>
          </table:table-cell>
          <table:table-cell office:value-type="string">
            <text:p>USN</text:p>
          </table:table-cell>
          <table:table-cell office:value-type="string">
            <text:p>Protein Fuel 25 8 x 330 ml Bottles (Vanilla)</text:p>
          </table:table-cell>
          <table:table-cell office:value-type="float" office:value="8.15">
            <text:p>8.1500</text:p>
          </table:table-cell>
          <table:table-cell office:value-type="float" office:value="8.145">
            <text:p>8.14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696">
            <text:p>9696</text:p>
          </table:table-cell>
          <table:table-cell office:value-type="string">
            <text:p>USN</text:p>
          </table:table-cell>
          <table:table-cell office:value-type="string">
            <text:p>Protein Fuel 25, Vanilla - 8 x 330 ml.</text:p>
          </table:table-cell>
          <table:table-cell/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  <table:table-cell office:value-type="float" office:value="8.2">
            <text:p>8.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82">
            <text:p>5582</text:p>
          </table:table-cell>
          <table:table-cell office:value-type="string">
            <text:p>USN</text:p>
          </table:table-cell>
          <table:table-cell office:value-type="string">
            <text:p>Protein Fuel 50 500 ml x 6 bottles (Chocolate)</text:p>
          </table:table-cell>
          <table:table-cell office:value-type="float" office:value="9.44">
            <text:p>9.4400</text:p>
          </table:table-cell>
          <table:table-cell office:value-type="float" office:value="9.4365">
            <text:p>9.4365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82">
            <text:p>5582</text:p>
          </table:table-cell>
          <table:table-cell office:value-type="string">
            <text:p>USN</text:p>
          </table:table-cell>
          <table:table-cell office:value-type="string">
            <text:p>Protein Fuel 50 RTD, Chocolate - 6 x 500 ml.</text:p>
          </table:table-cell>
          <table:table-cell/>
          <table:table-cell office:value-type="float" office:value="34">
            <text:p>34</text:p>
          </table:table-cell>
          <table:table-cell office:value-type="float" office:value="3.4">
            <text:p>3.4</text:p>
          </table:table-cell>
          <table:table-cell office:value-type="float" office:value="7.73">
            <text:p>7.7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83">
            <text:p>5583</text:p>
          </table:table-cell>
          <table:table-cell office:value-type="string">
            <text:p>USN</text:p>
          </table:table-cell>
          <table:table-cell office:value-type="string">
            <text:p>Protein Fuel 50 500 ml x 6 bottles (Strawberry)</text:p>
          </table:table-cell>
          <table:table-cell office:value-type="float" office:value="9.44">
            <text:p>9.4400</text:p>
          </table:table-cell>
          <table:table-cell office:value-type="float" office:value="9.4365">
            <text:p>9.4365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83">
            <text:p>5583</text:p>
          </table:table-cell>
          <table:table-cell office:value-type="string">
            <text:p>USN</text:p>
          </table:table-cell>
          <table:table-cell office:value-type="string">
            <text:p>Protein Fuel 50 RTD, Strawberry - 6 x 500 ml.</text:p>
          </table:table-cell>
          <table:table-cell office:value-type="float" office:value="6009701192698">
            <text:p>6009701192698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  <table:table-cell office:value-type="float" office:value="8.35">
            <text:p>8.3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84">
            <text:p>5584</text:p>
          </table:table-cell>
          <table:table-cell office:value-type="string">
            <text:p>USN</text:p>
          </table:table-cell>
          <table:table-cell office:value-type="string">
            <text:p>Protein Fuel 50 500 ml x 6 bottles (Vanilla)</text:p>
          </table:table-cell>
          <table:table-cell office:value-type="float" office:value="9.44">
            <text:p>9.4400</text:p>
          </table:table-cell>
          <table:table-cell office:value-type="float" office:value="9.4365">
            <text:p>9.4365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84">
            <text:p>5584</text:p>
          </table:table-cell>
          <table:table-cell office:value-type="string">
            <text:p>USN</text:p>
          </table:table-cell>
          <table:table-cell office:value-type="string">
            <text:p>Protein Fuel 50 RTD, Vanilla - 6 x 500 ml.</text:p>
          </table:table-cell>
          <table:table-cell office:value-type="float" office:value="6009701190328">
            <text:p>6009701190328</text:p>
          </table:table-cell>
          <table:table-cell office:value-type="float" office:value="6">
            <text:p>6</text:p>
          </table:table-cell>
          <table:table-cell office:value-type="float" office:value="3.4">
            <text:p>3.4</text:p>
          </table:table-cell>
          <table:table-cell office:value-type="float" office:value="2.13">
            <text:p>2.13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Protein Mousse 480g (Caffe Latte)</text:p>
          </table:table-cell>
          <table:table-cell table:style-name="ce8" office:value-type="float" office:value="11.24">
            <text:p>11.2400</text:p>
          </table:table-cell>
          <table:table-cell table:style-name="ce8" office:value-type="float" office:value="11.244">
            <text:p>11.24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Protein Mousse 480g (Peach Mango)</text:p>
          </table:table-cell>
          <table:table-cell table:style-name="ce8" office:value-type="float" office:value="11.24">
            <text:p>11.2400</text:p>
          </table:table-cell>
          <table:table-cell table:style-name="ce8" office:value-type="float" office:value="11.244">
            <text:p>11.24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Protein Mousse 480g (Strawberry &amp; White Chocolate)</text:p>
          </table:table-cell>
          <table:table-cell table:style-name="ce8" office:value-type="float" office:value="11.24">
            <text:p>11.2400</text:p>
          </table:table-cell>
          <table:table-cell table:style-name="ce8" office:value-type="float" office:value="11.244">
            <text:p>11.24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9460">
            <text:p>9460</text:p>
          </table:table-cell>
          <table:table-cell table:style-name="ce4" office:value-type="string">
            <text:p>9460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Protein Oats 1Kg (Chocolate)</text:p>
          </table:table-cell>
          <table:table-cell table:style-name="ce9" office:value-type="float" office:value="14.99">
            <text:p>14.9900</text:p>
          </table:table-cell>
          <table:table-cell table:style-name="ce9" office:value-type="float" office:value="14.991">
            <text:p>14.991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460">
            <text:p>9460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Protein &amp; Oats, Chocolate - 100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2.21">
            <text:p>12.21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9459">
            <text:p>9459</text:p>
          </table:table-cell>
          <table:table-cell table:style-name="ce4" office:value-type="string">
            <text:p>9459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Protein Oats 1Kg (Natural)</text:p>
          </table:table-cell>
          <table:table-cell table:style-name="ce9" office:value-type="float" office:value="14.99">
            <text:p>14.9900</text:p>
          </table:table-cell>
          <table:table-cell table:style-name="ce9" office:value-type="float" office:value="14.991">
            <text:p>14.991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9459">
            <text:p>9459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Protein &amp; Oats, Natural - 1000g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2.19">
            <text:p>12.19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Protein Seeds &amp; Nuts 12 x 65g Bars (Protein Seeds &amp; Nuts)</text:p>
          </table:table-cell>
          <table:table-cell table:number-columns-repeated="2" table:style-name="ce8" office:value-type="float" office:value="12.45">
            <text:p>12.45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9708">
            <text:p>9708</text:p>
          </table:table-cell>
          <table:table-cell office:value-type="string">
            <text:p>USN</text:p>
          </table:table-cell>
          <table:table-cell office:value-type="string">
            <text:p>Pure Protein Bar 75g 12 pack (Chocolate)</text:p>
          </table:table-cell>
          <table:table-cell table:number-columns-repeated="2" office:value-type="float" office:value="15">
            <text:p>15.00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708">
            <text:p>9708</text:p>
          </table:table-cell>
          <table:table-cell office:value-type="string">
            <text:p>USN</text:p>
          </table:table-cell>
          <table:table-cell office:value-type="string">
            <text:p>Pure Protein Bars, Chocolate Ice Cream - 12 bars</text:p>
          </table:table-cell>
          <table:table-cell office:value-type="float" office:value="6009694865371">
            <text:p>6009694865371</text:p>
          </table:table-cell>
          <table:table-cell office:value-type="float" office:value="39">
            <text:p>39</text:p>
          </table:table-cell>
          <table:table-cell office:value-type="float" office:value="0.955">
            <text:p>0.955</text:p>
          </table:table-cell>
          <table:table-cell office:value-type="float" office:value="10.84">
            <text:p>10.8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590">
            <text:p>21590</text:p>
          </table:table-cell>
          <table:table-cell office:value-type="string">
            <text:p>USN</text:p>
          </table:table-cell>
          <table:table-cell office:value-type="string">
            <text:p>Pure Protein Bar 75g 12 pack (Vanilla)</text:p>
          </table:table-cell>
          <table:table-cell table:number-columns-repeated="2" office:value-type="float" office:value="15">
            <text:p>15.00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590">
            <text:p>21590</text:p>
          </table:table-cell>
          <table:table-cell office:value-type="string">
            <text:p>USN</text:p>
          </table:table-cell>
          <table:table-cell office:value-type="string">
            <text:p>Pure Protein Bars, Vanilla Ice Cream - 12 bars</text:p>
          </table:table-cell>
          <table:table-cell office:value-type="float" office:value="6009694865357">
            <text:p>6009694865357</text:p>
          </table:table-cell>
          <table:table-cell office:value-type="float" office:value="41">
            <text:p>41</text:p>
          </table:table-cell>
          <table:table-cell office:value-type="float" office:value="1.01">
            <text:p>1.01</text:p>
          </table:table-cell>
          <table:table-cell office:value-type="float" office:value="10.84">
            <text:p>10.8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706">
            <text:p>9706</text:p>
          </table:table-cell>
          <table:table-cell office:value-type="string">
            <text:p>USN</text:p>
          </table:table-cell>
          <table:table-cell office:value-type="string">
            <text:p>Pure Protein Gf-1 1000g (Choc Mint)</text:p>
          </table:table-cell>
          <table:table-cell office:value-type="float" office:value="16.67">
            <text:p>16.6700</text:p>
          </table:table-cell>
          <table:table-cell office:value-type="float" office:value="16.665">
            <text:p>16.66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706">
            <text:p>9706</text:p>
          </table:table-cell>
          <table:table-cell office:value-type="string">
            <text:p>USN</text:p>
          </table:table-cell>
          <table:table-cell office:value-type="string">
            <text:p>Pure Protein GF-1/IGF-1, Chocolate Mint - 1000g</text:p>
          </table:table-cell>
          <table:table-cell office:value-type="float" office:value="6009702507088">
            <text:p>6009702507088</text:p>
          </table:table-cell>
          <table:table-cell office:value-type="float" office:value="18">
            <text:p>18</text:p>
          </table:table-cell>
          <table:table-cell office:value-type="float" office:value="1.19">
            <text:p>1.19</text:p>
          </table:table-cell>
          <table:table-cell office:value-type="float" office:value="9.3">
            <text:p>9.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86">
            <text:p>5586</text:p>
          </table:table-cell>
          <table:table-cell office:value-type="string">
            <text:p>USN</text:p>
          </table:table-cell>
          <table:table-cell office:value-type="string">
            <text:p>Pure Protein Gf-1 1000g (Chocolate)</text:p>
          </table:table-cell>
          <table:table-cell office:value-type="float" office:value="16.67">
            <text:p>16.6700</text:p>
          </table:table-cell>
          <table:table-cell office:value-type="float" office:value="16.665">
            <text:p>16.66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86">
            <text:p>5586</text:p>
          </table:table-cell>
          <table:table-cell office:value-type="string">
            <text:p>USN</text:p>
          </table:table-cell>
          <table:table-cell office:value-type="string">
            <text:p>Pure Protein GF-1/IGF-1, Chocolate - 1000g</text:p>
          </table:table-cell>
          <table:table-cell office:value-type="float" office:value="6009644650446">
            <text:p>6009644650446</text:p>
          </table:table-cell>
          <table:table-cell office:value-type="float" office:value="17">
            <text:p>17</text:p>
          </table:table-cell>
          <table:table-cell office:value-type="float" office:value="1.18">
            <text:p>1.18</text:p>
          </table:table-cell>
          <table:table-cell office:value-type="float" office:value="12.84">
            <text:p>12.8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87">
            <text:p>5587</text:p>
          </table:table-cell>
          <table:table-cell office:value-type="string">
            <text:p>USN</text:p>
          </table:table-cell>
          <table:table-cell office:value-type="string">
            <text:p>Pure Protein Gf-1 1000g (Strawberry)</text:p>
          </table:table-cell>
          <table:table-cell office:value-type="float" office:value="16.67">
            <text:p>16.6700</text:p>
          </table:table-cell>
          <table:table-cell office:value-type="float" office:value="16.665">
            <text:p>16.66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87">
            <text:p>5587</text:p>
          </table:table-cell>
          <table:table-cell office:value-type="string">
            <text:p>USN</text:p>
          </table:table-cell>
          <table:table-cell office:value-type="string">
            <text:p>Pure Protein GF-1/IGF-1, Strawberry - 1000g</text:p>
          </table:table-cell>
          <table:table-cell office:value-type="float" office:value="6009644650439">
            <text:p>6009644650439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12.84">
            <text:p>12.8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88">
            <text:p>5588</text:p>
          </table:table-cell>
          <table:table-cell office:value-type="string">
            <text:p>USN</text:p>
          </table:table-cell>
          <table:table-cell office:value-type="string">
            <text:p>Pure Protein Gf-1 1000g (Vanilla)</text:p>
          </table:table-cell>
          <table:table-cell office:value-type="float" office:value="16.67">
            <text:p>16.6700</text:p>
          </table:table-cell>
          <table:table-cell office:value-type="float" office:value="16.665">
            <text:p>16.66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88">
            <text:p>5588</text:p>
          </table:table-cell>
          <table:table-cell office:value-type="string">
            <text:p>USN</text:p>
          </table:table-cell>
          <table:table-cell office:value-type="string">
            <text:p>Pure Protein GF-1/IGF-1, Vanilla - 1000g</text:p>
          </table:table-cell>
          <table:table-cell office:value-type="float" office:value="6009644650453">
            <text:p>6009644650453</text:p>
          </table:table-cell>
          <table:table-cell office:value-type="float" office:value="4">
            <text:p>4</text:p>
          </table:table-cell>
          <table:table-cell office:value-type="float" office:value="1.18">
            <text:p>1.18</text:p>
          </table:table-cell>
          <table:table-cell office:value-type="float" office:value="13.16">
            <text:p>13.1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707">
            <text:p>9707</text:p>
          </table:table-cell>
          <table:table-cell office:value-type="string">
            <text:p>USN</text:p>
          </table:table-cell>
          <table:table-cell office:value-type="string">
            <text:p>Pure Protein Gf-1 2280g (Banana Toffee)</text:p>
          </table:table-cell>
          <table:table-cell table:number-columns-repeated="2" office:value-type="float" office:value="33.33">
            <text:p>33.33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707">
            <text:p>9707</text:p>
          </table:table-cell>
          <table:table-cell office:value-type="string">
            <text:p>USN</text:p>
          </table:table-cell>
          <table:table-cell office:value-type="string">
            <text:p>Pure Protein GF-1/IGF-1, Banana Toffee - 2280g</text:p>
          </table:table-cell>
          <table:table-cell office:value-type="float" office:value="6009702507026">
            <text:p>6009702507026</text:p>
          </table:table-cell>
          <table:table-cell office:value-type="float" office:value="24">
            <text:p>24</text:p>
          </table:table-cell>
          <table:table-cell office:value-type="float" office:value="2.55">
            <text:p>2.55</text:p>
          </table:table-cell>
          <table:table-cell office:value-type="float" office:value="24.58">
            <text:p>24.5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905">
            <text:p>8905</text:p>
          </table:table-cell>
          <table:table-cell office:value-type="string">
            <text:p>USN</text:p>
          </table:table-cell>
          <table:table-cell office:value-type="string">
            <text:p>Pure Protein Gf-1 2280g (Choc Mint)</text:p>
          </table:table-cell>
          <table:table-cell table:number-columns-repeated="2" office:value-type="float" office:value="33.33">
            <text:p>33.33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905">
            <text:p>8905</text:p>
          </table:table-cell>
          <table:table-cell office:value-type="string">
            <text:p>USN</text:p>
          </table:table-cell>
          <table:table-cell office:value-type="string">
            <text:p>Pure Protein GF-1/IGF-1, Chocolate Mint - 2280g</text:p>
          </table:table-cell>
          <table:table-cell office:value-type="float" office:value="6009702507064">
            <text:p>6009702507064</text:p>
          </table:table-cell>
          <table:table-cell office:value-type="float" office:value="18">
            <text:p>18</text:p>
          </table:table-cell>
          <table:table-cell office:value-type="float" office:value="2.55">
            <text:p>2.55</text:p>
          </table:table-cell>
          <table:table-cell office:value-type="float" office:value="25.52">
            <text:p>25.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86">
            <text:p>5586</text:p>
          </table:table-cell>
          <table:table-cell office:value-type="string">
            <text:p>USN</text:p>
          </table:table-cell>
          <table:table-cell office:value-type="string">
            <text:p>Pure Protein Gf-1 2280g (Chocolate)</text:p>
          </table:table-cell>
          <table:table-cell table:number-columns-repeated="2" office:value-type="float" office:value="33.33">
            <text:p>33.33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86">
            <text:p>5586</text:p>
          </table:table-cell>
          <table:table-cell office:value-type="string">
            <text:p>USN</text:p>
          </table:table-cell>
          <table:table-cell office:value-type="string">
            <text:p>Pure Protein GF-1/IGF-1, Chocolate - 1000g</text:p>
          </table:table-cell>
          <table:table-cell office:value-type="float" office:value="6009644650446">
            <text:p>6009644650446</text:p>
          </table:table-cell>
          <table:table-cell office:value-type="float" office:value="17">
            <text:p>17</text:p>
          </table:table-cell>
          <table:table-cell office:value-type="float" office:value="1.18">
            <text:p>1.18</text:p>
          </table:table-cell>
          <table:table-cell office:value-type="float" office:value="12.84">
            <text:p>12.8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91">
            <text:p>5591</text:p>
          </table:table-cell>
          <table:table-cell office:value-type="string">
            <text:p>USN</text:p>
          </table:table-cell>
          <table:table-cell office:value-type="string">
            <text:p>Pure Protein Gf-1 2280g (Strawberry)</text:p>
          </table:table-cell>
          <table:table-cell table:number-columns-repeated="2" office:value-type="float" office:value="33.33">
            <text:p>33.33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91">
            <text:p>5591</text:p>
          </table:table-cell>
          <table:table-cell office:value-type="string">
            <text:p>USN</text:p>
          </table:table-cell>
          <table:table-cell office:value-type="string">
            <text:p>Pure Protein GF-1/IGF-1, Strawberry - 2280g</text:p>
          </table:table-cell>
          <table:table-cell office:value-type="float" office:value="6009644650552">
            <text:p>6009644650552</text:p>
          </table:table-cell>
          <table:table-cell office:value-type="float" office:value="27">
            <text:p>27</text:p>
          </table:table-cell>
          <table:table-cell office:value-type="float" office:value="2.55">
            <text:p>2.55</text:p>
          </table:table-cell>
          <table:table-cell office:value-type="float" office:value="25.81">
            <text:p>25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592">
            <text:p>5592</text:p>
          </table:table-cell>
          <table:table-cell office:value-type="string">
            <text:p>USN</text:p>
          </table:table-cell>
          <table:table-cell office:value-type="string">
            <text:p>Pure Protein Gf-1 2280g (Vanilla)</text:p>
          </table:table-cell>
          <table:table-cell table:number-columns-repeated="2" office:value-type="float" office:value="33.33">
            <text:p>33.33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592">
            <text:p>5592</text:p>
          </table:table-cell>
          <table:table-cell office:value-type="string">
            <text:p>USN</text:p>
          </table:table-cell>
          <table:table-cell office:value-type="string">
            <text:p>Pure Protein GF-1/IGF-1, Vanilla - 2280g</text:p>
          </table:table-cell>
          <table:table-cell office:value-type="float" office:value="6009644650545">
            <text:p>6009644650545</text:p>
          </table:table-cell>
          <table:table-cell office:value-type="float" office:value="13">
            <text:p>13</text:p>
          </table:table-cell>
          <table:table-cell office:value-type="float" office:value="2.55">
            <text:p>2.55</text:p>
          </table:table-cell>
          <table:table-cell office:value-type="float" office:value="25.38">
            <text:p>25.38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Pure Protein Gf-1 Sachet Pack 12 Sachets (Chocolate)</text:p>
          </table:table-cell>
          <table:table-cell table:style-name="ce8" office:value-type="float" office:value="13.45">
            <text:p>13.4500</text:p>
          </table:table-cell>
          <table:table-cell table:style-name="ce8" office:value-type="float" office:value="14.947">
            <text:p>14.947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Pure Protein Gf-1 Sachet Pack 12 Sachets (Strawberry)</text:p>
          </table:table-cell>
          <table:table-cell table:style-name="ce8" office:value-type="float" office:value="13.45">
            <text:p>13.4500</text:p>
          </table:table-cell>
          <table:table-cell table:style-name="ce8" office:value-type="float" office:value="14.947">
            <text:p>14.947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XTRA 10% OFF</text:p>
          </table:table-cell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6219">
            <text:p>6219</text:p>
          </table:table-cell>
          <table:table-cell office:value-type="string">
            <text:p>USN</text:p>
          </table:table-cell>
          <table:table-cell office:value-type="string">
            <text:p>Pure-Glutamine 500g ()</text:p>
          </table:table-cell>
          <table:table-cell office:value-type="float" office:value="20.83">
            <text:p>20.8300</text:p>
          </table:table-cell>
          <table:table-cell office:value-type="float" office:value="20.827">
            <text:p>20.82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219">
            <text:p>6219</text:p>
          </table:table-cell>
          <table:table-cell office:value-type="string">
            <text:p>USN</text:p>
          </table:table-cell>
          <table:table-cell office:value-type="string">
            <text:p>Pure Glutamine - 625g</text:p>
          </table:table-cell>
          <table:table-cell office:value-type="float" office:value="6009644650422">
            <text:p>6009644650422</text:p>
          </table:table-cell>
          <table:table-cell office:value-type="float" office:value="11">
            <text:p>11</text:p>
          </table:table-cell>
          <table:table-cell office:value-type="float" office:value="0.725">
            <text:p>0.725</text:p>
          </table:table-cell>
          <table:table-cell office:value-type="float" office:value="14.87">
            <text:p>14.87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Shaker Cup 700 ml (Clear/Blue)</text:p>
          </table:table-cell>
          <table:table-cell table:style-name="ce8" office:value-type="float" office:value="1.87">
            <text:p>1.8700</text:p>
          </table:table-cell>
          <table:table-cell table:style-name="ce8" office:value-type="float" office:value="1.8675">
            <text:p>1.8675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5" office:value-type="float" office:value="9710">
            <text:p>9710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Spike Drink 24 x 250 ml (Original)</text:p>
          </table:table-cell>
          <table:table-cell table:style-name="ce10" office:value-type="float" office:value="10.02">
            <text:p>10.0200</text:p>
          </table:table-cell>
          <table:table-cell table:style-name="ce10" office:value-type="float" office:value="10.023">
            <text:p>10.023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9710">
            <text:p>9710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Spike Energy Drink, Apple Pineapple Passion Fruit 250 ml. - 24 cans</text:p>
          </table:table-cell>
          <table:table-cell table:style-name="ce5" office:value-type="float" office:value="6009702501833">
            <text:p>600970250183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.6">
            <text:p>6.6</text:p>
          </table:table-cell>
          <table:table-cell table:style-name="ce5" office:value-type="float" office:value="8.32">
            <text:p>8.32</text:p>
          </table:table-cell>
          <table:table-cell table:style-name="ce5" table:number-columns-repeated="1008"/>
        </table:table-row>
        <table:table-row table:style-name="ro1">
          <table:table-cell table:style-name="ce5" office:value-type="float" office:value="9710">
            <text:p>9710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Spike Drink 24 x 250 ml (Sugar Free)</text:p>
          </table:table-cell>
          <table:table-cell table:style-name="ce10" office:value-type="float" office:value="10.02">
            <text:p>10.0200</text:p>
          </table:table-cell>
          <table:table-cell table:style-name="ce10" office:value-type="float" office:value="10.023">
            <text:p>10.023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9710">
            <text:p>9710</text:p>
          </table:table-cell>
          <table:table-cell table:style-name="ce5" office:value-type="string">
            <text:p>USN</text:p>
          </table:table-cell>
          <table:table-cell table:style-name="ce5" office:value-type="string">
            <text:p>Spike Energy Drink, Apple Pineapple Passion Fruit 250 ml. - 24 cans</text:p>
          </table:table-cell>
          <table:table-cell table:style-name="ce5" office:value-type="float" office:value="6009702501833">
            <text:p>6009702501833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6.6">
            <text:p>6.6</text:p>
          </table:table-cell>
          <table:table-cell table:style-name="ce5" office:value-type="float" office:value="8.32">
            <text:p>8.32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9710">
            <text:p>9710</text:p>
          </table:table-cell>
          <table:table-cell office:value-type="string">
            <text:p>USN</text:p>
          </table:table-cell>
          <table:table-cell office:value-type="string">
            <text:p>Spike Juice 24 x 250 ml (Fruit)</text:p>
          </table:table-cell>
          <table:table-cell office:value-type="float" office:value="10.02">
            <text:p>10.0200</text:p>
          </table:table-cell>
          <table:table-cell office:value-type="float" office:value="10.023">
            <text:p>10.02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710">
            <text:p>9710</text:p>
          </table:table-cell>
          <table:table-cell office:value-type="string">
            <text:p>USN</text:p>
          </table:table-cell>
          <table:table-cell office:value-type="string">
            <text:p>Spike Energy Drink, Apple Pineapple Passion Fruit 250 ml. - 24 cans</text:p>
          </table:table-cell>
          <table:table-cell office:value-type="float" office:value="6009702501833">
            <text:p>6009702501833</text:p>
          </table:table-cell>
          <table:table-cell office:value-type="float" office:value="11">
            <text:p>11</text:p>
          </table:table-cell>
          <table:table-cell office:value-type="float" office:value="6.6">
            <text:p>6.6</text:p>
          </table:table-cell>
          <table:table-cell office:value-type="float" office:value="8.32">
            <text:p>8.32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Supplement Silo 0 (Blue/Clear)</text:p>
          </table:table-cell>
          <table:table-cell table:number-columns-repeated="2" table:style-name="ce8" office:value-type="float" office:value="3.33">
            <text:p>3.33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Tornado Shaker 700 ml (Blue)</text:p>
          </table:table-cell>
          <table:table-cell table:number-columns-repeated="2" table:style-name="ce8" office:value-type="float" office:value="3.33">
            <text:p>3.33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Tornado Shaker 700 ml (Pink)</text:p>
          </table:table-cell>
          <table:table-cell table:number-columns-repeated="2" table:style-name="ce8" office:value-type="float" office:value="3.33">
            <text:p>3.33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5621">
            <text:p>5621</text:p>
          </table:table-cell>
          <table:table-cell table:style-name="ce4" office:value-type="string">
            <text:p>5621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Triple Omega Softgels 160 Ct ()</text:p>
          </table:table-cell>
          <table:table-cell table:style-name="ce9" office:value-type="float" office:value="12.5">
            <text:p>12.5000</text:p>
          </table:table-cell>
          <table:table-cell table:style-name="ce9" office:value-type="float" office:value="12.495">
            <text:p>12.495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621">
            <text:p>5621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Triple Omega EFA - 160 softgels</text:p>
          </table:table-cell>
          <table:table-cell table:style-name="ce4" office:value-type="float" office:value="6009644655748">
            <text:p>600964465574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4">
            <text:p>0.34</text:p>
          </table:table-cell>
          <table:table-cell table:style-name="ce4" office:value-type="float" office:value="12.13">
            <text:p>12.13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598">
            <text:p>5598</text:p>
          </table:table-cell>
          <table:table-cell table:style-name="ce4" office:value-type="string">
            <text:p>5598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Ultra Lean Diet Whey 800g (Chocolate)</text:p>
          </table:table-cell>
          <table:table-cell table:style-name="ce9" office:value-type="float" office:value="15.41">
            <text:p>15.4100</text:p>
          </table:table-cell>
          <table:table-cell table:style-name="ce9" office:value-type="float" office:value="15.412">
            <text:p>15.412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598">
            <text:p>5598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Ultralean Diet Whey, Chocolate - 800g</text:p>
          </table:table-cell>
          <table:table-cell table:style-name="ce4" office:value-type="float" office:value="6009698929536">
            <text:p>600969892953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92">
            <text:p>0.92</text:p>
          </table:table-cell>
          <table:table-cell table:style-name="ce4" office:value-type="float" office:value="13.99">
            <text:p>13.99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599">
            <text:p>5599</text:p>
          </table:table-cell>
          <table:table-cell table:style-name="ce4" office:value-type="string">
            <text:p>5599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Ultra Lean Diet Whey 800g (Strawberry)</text:p>
          </table:table-cell>
          <table:table-cell table:style-name="ce9" office:value-type="float" office:value="15.41">
            <text:p>15.4100</text:p>
          </table:table-cell>
          <table:table-cell table:style-name="ce9" office:value-type="float" office:value="15.412">
            <text:p>15.412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599">
            <text:p>5599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Ultralean Diet Whey, Strawberry - 800g</text:p>
          </table:table-cell>
          <table:table-cell table:style-name="ce4" office:value-type="float" office:value="6009698929543">
            <text:p>600969892954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92">
            <text:p>0.92</text:p>
          </table:table-cell>
          <table:table-cell table:style-name="ce4" office:value-type="float" office:value="12">
            <text:p>12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600">
            <text:p>5600</text:p>
          </table:table-cell>
          <table:table-cell table:style-name="ce4" office:value-type="string">
            <text:p>5600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Ultra Lean Diet Whey 800g (Vanilla)</text:p>
          </table:table-cell>
          <table:table-cell table:style-name="ce9" office:value-type="float" office:value="15.41">
            <text:p>15.4100</text:p>
          </table:table-cell>
          <table:table-cell table:style-name="ce9" office:value-type="float" office:value="15.412">
            <text:p>15.412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600">
            <text:p>5600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Ultralean Diet Whey, Vanilla - 800g</text:p>
          </table:table-cell>
          <table:table-cell table:style-name="ce4" office:value-type="float" office:value="6009698929550">
            <text:p>600969892955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92">
            <text:p>0.92</text:p>
          </table:table-cell>
          <table:table-cell table:style-name="ce4" office:value-type="float" office:value="12">
            <text:p>12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9456">
            <text:p>9456</text:p>
          </table:table-cell>
          <table:table-cell office:value-type="string">
            <text:p>USN</text:p>
          </table:table-cell>
          <table:table-cell office:value-type="string">
            <text:p>Whey Isolate 908g (Strawberry)</text:p>
          </table:table-cell>
          <table:table-cell office:value-type="float" office:value="25">
            <text:p>25.0000</text:p>
          </table:table-cell>
          <table:table-cell office:value-type="float" office:value="24.997">
            <text:p>24.99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456">
            <text:p>9456</text:p>
          </table:table-cell>
          <table:table-cell office:value-type="string">
            <text:p>USN</text:p>
          </table:table-cell>
          <table:table-cell office:value-type="string">
            <text:p>Whey Isolate, Strawberry - 908g</text:p>
          </table:table-cell>
          <table:table-cell office:value-type="float" office:value="6009702507033">
            <text:p>6009702507033</text:p>
          </table:table-cell>
          <table:table-cell office:value-type="float" office:value="3">
            <text:p>3</text:p>
          </table:table-cell>
          <table:table-cell office:value-type="float" office:value="1.08">
            <text:p>1.08</text:p>
          </table:table-cell>
          <table:table-cell office:value-type="float" office:value="20.32">
            <text:p>20.3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57">
            <text:p>9457</text:p>
          </table:table-cell>
          <table:table-cell office:value-type="string">
            <text:p>USN</text:p>
          </table:table-cell>
          <table:table-cell office:value-type="string">
            <text:p>Whey Oats 800g (Apple &amp; Cinnamon)</text:p>
          </table:table-cell>
          <table:table-cell office:value-type="float" office:value="12.74">
            <text:p>12.7400</text:p>
          </table:table-cell>
          <table:table-cell office:value-type="float" office:value="12.742">
            <text:p>12.74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457">
            <text:p>9457</text:p>
          </table:table-cell>
          <table:table-cell office:value-type="string">
            <text:p>USN</text:p>
          </table:table-cell>
          <table:table-cell office:value-type="string">
            <text:p>Whey &amp; Oats, Apple Cinnamon - 800g</text:p>
          </table:table-cell>
          <table:table-cell office:value-type="float" office:value="6009702505749">
            <text:p>6009702505749</text:p>
          </table:table-cell>
          <table:table-cell office:value-type="float" office:value="8">
            <text:p>8</text:p>
          </table:table-cell>
          <table:table-cell office:value-type="float" office:value="0.94">
            <text:p>0.94</text:p>
          </table:table-cell>
          <table:table-cell office:value-type="float" office:value="9.05">
            <text:p>9.05</text:p>
          </table:table-cell>
          <table:table-cell table:number-columns-repeated="1008"/>
        </table:table-row>
        <table:table-row table:style-name="ro1">
          <table:table-cell table:style-name="ce4" office:value-type="float" office:value="5604">
            <text:p>5604</text:p>
          </table:table-cell>
          <table:table-cell table:style-name="ce4" office:value-type="string">
            <text:p>5604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Xedra Cut Hardcore 120 Caps ()</text:p>
          </table:table-cell>
          <table:table-cell table:style-name="ce9" office:value-type="float" office:value="23.33">
            <text:p>23.3300</text:p>
          </table:table-cell>
          <table:table-cell table:style-name="ce9" office:value-type="float" office:value="23.332">
            <text:p>23.332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604">
            <text:p>5604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Xedra-Cut, Hardcore - 120 cap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15">
            <text:p>0.15</text:p>
          </table:table-cell>
          <table:table-cell table:style-name="ce4" office:value-type="float" office:value="18.19">
            <text:p>18.19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605">
            <text:p>5605</text:p>
          </table:table-cell>
          <table:table-cell table:style-name="ce4" office:value-type="string">
            <text:p>5605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Xedra Cut Lava Sticks 20 x 5g sachets (Cherry)</text:p>
          </table:table-cell>
          <table:table-cell table:style-name="ce9" office:value-type="float" office:value="13.33">
            <text:p>13.3300</text:p>
          </table:table-cell>
          <table:table-cell table:style-name="ce9" office:value-type="float" office:value="13.327">
            <text:p>13.32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605">
            <text:p>5605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Xedra-Cut Lava Sticks, Cherry - 20 sachet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14">
            <text:p>0.14</text:p>
          </table:table-cell>
          <table:table-cell table:style-name="ce4" office:value-type="float" office:value="10.5">
            <text:p>10.5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606">
            <text:p>5606</text:p>
          </table:table-cell>
          <table:table-cell table:style-name="ce4" office:value-type="string">
            <text:p>5606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Xedra Cut Lava Sticks 20 x 5g sachets (Orange)</text:p>
          </table:table-cell>
          <table:table-cell table:style-name="ce9" office:value-type="float" office:value="13.33">
            <text:p>13.3300</text:p>
          </table:table-cell>
          <table:table-cell table:style-name="ce9" office:value-type="float" office:value="13.327">
            <text:p>13.32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606">
            <text:p>5606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Xedra-Cut Lava Sticks, Orange - 20 sachet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14">
            <text:p>0.14</text:p>
          </table:table-cell>
          <table:table-cell table:style-name="ce4" office:value-type="float" office:value="10.5">
            <text:p>10.5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607">
            <text:p>5607</text:p>
          </table:table-cell>
          <table:table-cell table:style-name="ce4" office:value-type="string">
            <text:p>5607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Xedra Cut Slim Pack 20 sachets (Berry)</text:p>
          </table:table-cell>
          <table:table-cell table:style-name="ce9" office:value-type="float" office:value="12.5">
            <text:p>12.5000</text:p>
          </table:table-cell>
          <table:table-cell table:style-name="ce9" office:value-type="float" office:value="12.495">
            <text:p>12.495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607">
            <text:p>5607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Xedra-Cut, Slim Pack, Berry - 20 sachets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0.53">
            <text:p>10.53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608">
            <text:p>5608</text:p>
          </table:table-cell>
          <table:table-cell table:style-name="ce4" office:value-type="string">
            <text:p>5608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Xedra Cut Stimulant Free Sf 100 Caps ()</text:p>
          </table:table-cell>
          <table:table-cell table:number-columns-repeated="2" table:style-name="ce9" office:value-type="float" office:value="10.41">
            <text:p>10.41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608">
            <text:p>5608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Xedra-Cut, Stimulant Free - 100 caps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8.21">
            <text:p>8.21</text:p>
          </table:table-cell>
          <table:table-cell table:style-name="ce4" table:number-columns-repeated="1008"/>
        </table:table-row>
        <table:table-row table:style-name="ro1">
          <table:table-cell table:number-columns-repeated="2" office:value-type="float" office:value="20261">
            <text:p>20261</text:p>
          </table:table-cell>
          <table:table-cell office:value-type="string">
            <text:p>USN</text:p>
          </table:table-cell>
          <table:table-cell office:value-type="string">
            <text:p>Xedra Cut Ultra Xt 180 Caps ()</text:p>
          </table:table-cell>
          <table:table-cell office:value-type="float" office:value="27.5">
            <text:p>27.5000</text:p>
          </table:table-cell>
          <table:table-cell office:value-type="float" office:value="27.495">
            <text:p>27.49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0261">
            <text:p>20261</text:p>
          </table:table-cell>
          <table:table-cell office:value-type="string">
            <text:p>USN</text:p>
          </table:table-cell>
          <table:table-cell office:value-type="string">
            <text:p>Xedra-Cut, Ultra XT - 180 caps</text:p>
          </table:table-cell>
          <table:table-cell office:value-type="float" office:value="6009702509020">
            <text:p>6009702509020</text:p>
          </table:table-cell>
          <table:table-cell office:value-type="float" office:value="14">
            <text:p>14</text:p>
          </table:table-cell>
          <table:table-cell office:value-type="float" office:value="0.21">
            <text:p>0.21</text:p>
          </table:table-cell>
          <table:table-cell office:value-type="float" office:value="13.39">
            <text:p>13.3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609">
            <text:p>5609</text:p>
          </table:table-cell>
          <table:table-cell office:value-type="string">
            <text:p>USN</text:p>
          </table:table-cell>
          <table:table-cell office:value-type="string">
            <text:p>Xedra Cut Ultra Xt 90 Caps ()</text:p>
          </table:table-cell>
          <table:table-cell office:value-type="float" office:value="6.873">
            <text:p>6.8730</text:p>
          </table:table-cell>
          <table:table-cell office:value-type="float" office:value="13.747">
            <text:p>13.7470</text:p>
          </table:table-cell>
          <table:table-cell office:value-type="string">
            <text:p>V</text:p>
          </table:table-cell>
          <table:table-cell office:value-type="string">
            <text:p>BUY ONE GET ONE FREE</text:p>
          </table:table-cell>
          <table:table-cell/>
          <table:table-cell office:value-type="float" office:value="5609">
            <text:p>5609</text:p>
          </table:table-cell>
          <table:table-cell office:value-type="string">
            <text:p>USN</text:p>
          </table:table-cell>
          <table:table-cell office:value-type="string">
            <text:p>Xedra-Cut, Ultra XT - 90 caps</text:p>
          </table:table-cell>
          <table:table-cell office:value-type="float" office:value="6009698928300">
            <text:p>6009698928300</text:p>
          </table:table-cell>
          <table:table-cell office:value-type="float" office:value="0">
            <text:p>0</text:p>
          </table:table-cell>
          <table:table-cell office:value-type="float" office:value="0.145">
            <text:p>0.145</text:p>
          </table:table-cell>
          <table:table-cell office:value-type="float" office:value="9.74">
            <text:p>9.74</text:p>
          </table:table-cell>
          <table:table-cell table:number-columns-repeated="1008"/>
        </table:table-row>
        <table:table-row table:style-name="ro1">
          <table:table-cell table:style-name="ce4" office:value-type="float" office:value="5611">
            <text:p>5611</text:p>
          </table:table-cell>
          <table:table-cell table:style-name="ce4" office:value-type="string">
            <text:p>5611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Xedra Cut Xt 100 Caps ()</text:p>
          </table:table-cell>
          <table:table-cell table:style-name="ce9" office:value-type="float" office:value="12.49">
            <text:p>12.4900</text:p>
          </table:table-cell>
          <table:table-cell table:style-name="ce9" office:value-type="float" office:value="12.489">
            <text:p>12.489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611">
            <text:p>5611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Xedra-Cut XT - 100 cap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12">
            <text:p>0.12</text:p>
          </table:table-cell>
          <table:table-cell table:style-name="ce4" office:value-type="float" office:value="10.43">
            <text:p>10.43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610">
            <text:p>5610</text:p>
          </table:table-cell>
          <table:table-cell table:style-name="ce4" office:value-type="string">
            <text:p>5610 nieaktywne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Xedra Cut Xt 200 Caps ()</text:p>
          </table:table-cell>
          <table:table-cell table:style-name="ce9" office:value-type="float" office:value="19.17">
            <text:p>19.1700</text:p>
          </table:table-cell>
          <table:table-cell table:style-name="ce9" office:value-type="float" office:value="19.167">
            <text:p>19.167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610">
            <text:p>5610</text:p>
          </table:table-cell>
          <table:table-cell table:style-name="ce4" office:value-type="string">
            <text:p>USN</text:p>
          </table:table-cell>
          <table:table-cell table:style-name="ce4" office:value-type="string">
            <text:p>Xedra-Cut XT - 200 cap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22">
            <text:p>0.22</text:p>
          </table:table-cell>
          <table:table-cell table:style-name="ce4" office:value-type="float" office:value="16.05">
            <text:p>16.05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N</text:p>
          </table:table-cell>
          <table:table-cell table:style-name="ce3" office:value-type="string">
            <text:p>Xedra Cut Xt 50 Caps ()</text:p>
          </table:table-cell>
          <table:table-cell table:style-name="ce8" office:value-type="float" office:value="7.49">
            <text:p>7.4900</text:p>
          </table:table-cell>
          <table:table-cell table:style-name="ce8" office:value-type="float" office:value="7.4925">
            <text:p>7.4925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5612">
            <text:p>5612</text:p>
          </table:table-cell>
          <table:table-cell office:value-type="string">
            <text:p>USN</text:p>
          </table:table-cell>
          <table:table-cell office:value-type="string">
            <text:p>Zma 90 Caps ()</text:p>
          </table:table-cell>
          <table:table-cell office:value-type="float" office:value="12.92">
            <text:p>12.9200</text:p>
          </table:table-cell>
          <table:table-cell office:value-type="float" office:value="12.915">
            <text:p>12.915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5612">
            <text:p>5612</text:p>
          </table:table-cell>
          <table:table-cell office:value-type="string">
            <text:p>USN</text:p>
          </table:table-cell>
          <table:table-cell office:value-type="string">
            <text:p>ZMA - 90 caps</text:p>
          </table:table-cell>
          <table:table-cell office:value-type="float" office:value="6009698927938">
            <text:p>6009698927938</text:p>
          </table:table-cell>
          <table:table-cell office:value-type="float" office:value="18">
            <text:p>18</text:p>
          </table:table-cell>
          <table:table-cell office:value-type="float" office:value="0.135">
            <text:p>0.135</text:p>
          </table:table-cell>
          <table:table-cell office:value-type="float" office:value="9.2">
            <text:p>9.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033">
            <text:p>8033</text:p>
          </table:table-cell>
          <table:table-cell office:value-type="string">
            <text:p>USP Labs</text:p>
          </table:table-cell>
          <table:table-cell office:value-type="string">
            <text:p>3 In 1 Shaker With Funnel 700 ml (Red/Black)</text:p>
          </table:table-cell>
          <table:table-cell office:value-type="float" office:value="2.99">
            <text:p>2.9900</text:p>
          </table:table-cell>
          <table:table-cell office:value-type="float" office:value="2.994">
            <text:p>2.99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033">
            <text:p>8033</text:p>
          </table:table-cell>
          <table:table-cell office:value-type="string">
            <text:p>USP Labs</text:p>
          </table:table-cell>
          <table:table-cell office:value-type="string">
            <text:p>3-in-1 Shaker Cup, Red - 700 ml.</text:p>
          </table:table-cell>
          <table:table-cell office:value-type="float" office:value="94922342225">
            <text:p>94922342225</text:p>
          </table:table-cell>
          <table:table-cell office:value-type="float" office:value="275">
            <text:p>275</text:p>
          </table:table-cell>
          <table:table-cell office:value-type="float" office:value="0.2">
            <text:p>0.2</text:p>
          </table:table-cell>
          <table:table-cell office:value-type="float" office:value="2.09">
            <text:p>2.0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947">
            <text:p>9947</text:p>
          </table:table-cell>
          <table:table-cell office:value-type="string">
            <text:p>USP Labs</text:p>
          </table:table-cell>
          <table:table-cell office:value-type="string">
            <text:p>Amino Lift 246g (Fruit Punch)</text:p>
          </table:table-cell>
          <table:table-cell office:value-type="float" office:value="10.48">
            <text:p>10.4800</text:p>
          </table:table-cell>
          <table:table-cell office:value-type="float" office:value="10.479">
            <text:p>10.47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947">
            <text:p>9947</text:p>
          </table:table-cell>
          <table:table-cell office:value-type="string">
            <text:p>USP Labs</text:p>
          </table:table-cell>
          <table:table-cell office:value-type="string">
            <text:p>AminoLIFT, Fruit Punch - 246g</text:p>
          </table:table-cell>
          <table:table-cell office:value-type="float" office:value="94922463180">
            <text:p>94922463180</text:p>
          </table:table-cell>
          <table:table-cell office:value-type="float" office:value="47">
            <text:p>47</text:p>
          </table:table-cell>
          <table:table-cell office:value-type="float" office:value="0.34">
            <text:p>0.34</text:p>
          </table:table-cell>
          <table:table-cell office:value-type="float" office:value="7.03">
            <text:p>7.0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948">
            <text:p>9948</text:p>
          </table:table-cell>
          <table:table-cell office:value-type="string">
            <text:p>USP Labs</text:p>
          </table:table-cell>
          <table:table-cell office:value-type="string">
            <text:p>Amino Lift 246g (Watermelon)</text:p>
          </table:table-cell>
          <table:table-cell office:value-type="float" office:value="10.48">
            <text:p>10.4800</text:p>
          </table:table-cell>
          <table:table-cell office:value-type="float" office:value="10.479">
            <text:p>10.479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948">
            <text:p>9948</text:p>
          </table:table-cell>
          <table:table-cell office:value-type="string">
            <text:p>USP Labs</text:p>
          </table:table-cell>
          <table:table-cell office:value-type="string">
            <text:p>AminoLIFT, Watermelon - 246g</text:p>
          </table:table-cell>
          <table:table-cell office:value-type="float" office:value="94922463111">
            <text:p>94922463111</text:p>
          </table:table-cell>
          <table:table-cell office:value-type="float" office:value="18">
            <text:p>18</text:p>
          </table:table-cell>
          <table:table-cell office:value-type="float" office:value="0.325">
            <text:p>0.325</text:p>
          </table:table-cell>
          <table:table-cell office:value-type="float" office:value="7.16">
            <text:p>7.1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370">
            <text:p>1370</text:p>
          </table:table-cell>
          <table:table-cell office:value-type="string">
            <text:p>USP Labs</text:p>
          </table:table-cell>
          <table:table-cell office:value-type="string">
            <text:p>Ap 60 Caps ()</text:p>
          </table:table-cell>
          <table:table-cell office:value-type="float" office:value="19.06">
            <text:p>19.0600</text:p>
          </table:table-cell>
          <table:table-cell office:value-type="float" office:value="25.422">
            <text:p>25.4220</text:p>
          </table:table-cell>
          <table:table-cell office:value-type="string">
            <text:p>V</text:p>
          </table:table-cell>
          <table:table-cell office:value-type="string">
            <text:p>EXTRA 25% OFF</text:p>
          </table:table-cell>
          <table:table-cell/>
          <table:table-cell office:value-type="float" office:value="1370">
            <text:p>1370</text:p>
          </table:table-cell>
          <table:table-cell office:value-type="string">
            <text:p>USP Labs</text:p>
          </table:table-cell>
          <table:table-cell office:value-type="string">
            <text:p>AP (Anabolic Pump) - 60 caps</text:p>
          </table:table-cell>
          <table:table-cell office:value-type="float" office:value="94922342195">
            <text:p>94922342195</text:p>
          </table:table-cell>
          <table:table-cell office:value-type="float" office:value="27">
            <text:p>27</text:p>
          </table:table-cell>
          <table:table-cell office:value-type="float" office:value="0.09">
            <text:p>0.09</text:p>
          </table:table-cell>
          <table:table-cell office:value-type="float" office:value="9.32">
            <text:p>9.3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4139">
            <text:p>4139</text:p>
          </table:table-cell>
          <table:table-cell office:value-type="string">
            <text:p>USP Labs</text:p>
          </table:table-cell>
          <table:table-cell office:value-type="string">
            <text:p>Compound 20 120 Caps ()</text:p>
          </table:table-cell>
          <table:table-cell office:value-type="float" office:value="34.87">
            <text:p>34.8700</text:p>
          </table:table-cell>
          <table:table-cell office:value-type="float" office:value="34.872">
            <text:p>34.87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4139">
            <text:p>4139</text:p>
          </table:table-cell>
          <table:table-cell office:value-type="string">
            <text:p>USP Labs</text:p>
          </table:table-cell>
          <table:table-cell office:value-type="string">
            <text:p>Compound 20 - 132 caps</text:p>
          </table:table-cell>
          <table:table-cell office:value-type="float" office:value="94922463210">
            <text:p>94922463210</text:p>
          </table:table-cell>
          <table:table-cell office:value-type="float" office:value="235">
            <text:p>235</text:p>
          </table:table-cell>
          <table:table-cell office:value-type="float" office:value="0.14">
            <text:p>0.14</text:p>
          </table:table-cell>
          <table:table-cell office:value-type="float" office:value="16.08">
            <text:p>16.0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146">
            <text:p>21146</text:p>
          </table:table-cell>
          <table:table-cell office:value-type="string">
            <text:p>USP Labs</text:p>
          </table:table-cell>
          <table:table-cell office:value-type="string">
            <text:p>Jack3D Advanced 230g (Fruit Punch)</text:p>
          </table:table-cell>
          <table:table-cell table:number-columns-repeated="2" office:value-type="float" office:value="16.56">
            <text:p>16.56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146">
            <text:p>21146</text:p>
          </table:table-cell>
          <table:table-cell office:value-type="string">
            <text:p>USP Labs</text:p>
          </table:table-cell>
          <table:table-cell office:value-type="string">
            <text:p>Jack3d Advanced Formula, Fruit Punch - 248g</text:p>
          </table:table-cell>
          <table:table-cell office:value-type="float" office:value="94922463029">
            <text:p>94922463029</text:p>
          </table:table-cell>
          <table:table-cell office:value-type="float" office:value="0">
            <text:p>0</text:p>
          </table:table-cell>
          <table:table-cell office:value-type="float" office:value="0.315">
            <text:p>0.315</text:p>
          </table:table-cell>
          <table:table-cell office:value-type="float" office:value="12.28">
            <text:p>12.2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8179">
            <text:p>8179</text:p>
          </table:table-cell>
          <table:table-cell office:value-type="string">
            <text:p>USP Labs</text:p>
          </table:table-cell>
          <table:table-cell office:value-type="string">
            <text:p>Jack3D Advanced 230g (Raspberry Lemonade)</text:p>
          </table:table-cell>
          <table:table-cell table:number-columns-repeated="2" office:value-type="float" office:value="16.56">
            <text:p>16.560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8179">
            <text:p>8179</text:p>
          </table:table-cell>
          <table:table-cell office:value-type="string">
            <text:p>USP Labs</text:p>
          </table:table-cell>
          <table:table-cell office:value-type="string">
            <text:p>Jack3d Advanced Formula, Raspberry Lemonade - 248g</text:p>
          </table:table-cell>
          <table:table-cell office:value-type="float" office:value="94922463036">
            <text:p>94922463036</text:p>
          </table:table-cell>
          <table:table-cell office:value-type="float" office:value="0">
            <text:p>0</text:p>
          </table:table-cell>
          <table:table-cell office:value-type="float" office:value="0.315">
            <text:p>0.315</text:p>
          </table:table-cell>
          <table:table-cell office:value-type="float" office:value="12.66">
            <text:p>12.66</text:p>
          </table:table-cell>
          <table:table-cell table:number-columns-repeated="1008"/>
        </table:table-row>
        <table:table-row table:style-name="ro1">
          <table:table-cell table:style-name="ce5" office:value-type="float" office:value="21145">
            <text:p>21145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USP Labs</text:p>
          </table:table-cell>
          <table:table-cell table:style-name="ce5" office:value-type="string">
            <text:p>Jack3D Micro 146g (Blue Rasberry)</text:p>
          </table:table-cell>
          <table:table-cell table:style-name="ce10" office:value-type="float" office:value="17.18">
            <text:p>17.1800</text:p>
          </table:table-cell>
          <table:table-cell table:style-name="ce10" office:value-type="float" office:value="17.184">
            <text:p>17.1840</text:p>
          </table:table-cell>
          <table:table-cell table:style-name="ce5" office:value-type="string">
            <text:p>V</text:p>
          </table:table-cell>
          <table:table-cell table:style-name="ce5"/>
          <table:table-cell/>
          <table:table-cell table:style-name="ce5" office:value-type="float" office:value="21145">
            <text:p>21145</text:p>
          </table:table-cell>
          <table:table-cell table:style-name="ce5" office:value-type="string">
            <text:p>USP Labs</text:p>
          </table:table-cell>
          <table:table-cell table:style-name="ce5" office:value-type="string">
            <text:p>Jack3d Micro, Fruit Punch - 146g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0.195">
            <text:p>0.195</text:p>
          </table:table-cell>
          <table:table-cell table:style-name="ce5" office:value-type="float" office:value="8.25">
            <text:p>8.25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21145">
            <text:p>21145</text:p>
          </table:table-cell>
          <table:table-cell office:value-type="string">
            <text:p>USP Labs</text:p>
          </table:table-cell>
          <table:table-cell office:value-type="string">
            <text:p>Jack3D Micro 146g (Fruit Punch)</text:p>
          </table:table-cell>
          <table:table-cell office:value-type="float" office:value="17.18">
            <text:p>17.1800</text:p>
          </table:table-cell>
          <table:table-cell office:value-type="float" office:value="17.184">
            <text:p>17.184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145">
            <text:p>21145</text:p>
          </table:table-cell>
          <table:table-cell office:value-type="string">
            <text:p>USP Labs</text:p>
          </table:table-cell>
          <table:table-cell office:value-type="string">
            <text:p>Jack3d Micro, Fruit Punch - 146g</text:p>
          </table:table-cell>
          <table:table-cell/>
          <table:table-cell office:value-type="float" office:value="0">
            <text:p>0</text:p>
          </table:table-cell>
          <table:table-cell office:value-type="float" office:value="0.195">
            <text:p>0.195</text:p>
          </table:table-cell>
          <table:table-cell office:value-type="float" office:value="8.25">
            <text:p>8.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717">
            <text:p>5717</text:p>
          </table:table-cell>
          <table:table-cell office:value-type="string">
            <text:p>USP Labs</text:p>
          </table:table-cell>
          <table:table-cell office:value-type="string">
            <text:p>Jack3D Micro 146g (Lemon Lime)</text:p>
          </table:table-cell>
          <table:table-cell office:value-type="float" office:value="8.592">
            <text:p>8.5920</text:p>
          </table:table-cell>
          <table:table-cell office:value-type="float" office:value="17.184">
            <text:p>17.1840</text:p>
          </table:table-cell>
          <table:table-cell office:value-type="string">
            <text:p>V</text:p>
          </table:table-cell>
          <table:table-cell office:value-type="string">
            <text:p>BUY 1 GET ONE FREE (LEM&amp;LIME ONLY)</text:p>
          </table:table-cell>
          <table:table-cell/>
          <table:table-cell office:value-type="float" office:value="5717">
            <text:p>5717</text:p>
          </table:table-cell>
          <table:table-cell office:value-type="string">
            <text:p>USP Labs</text:p>
          </table:table-cell>
          <table:table-cell office:value-type="string">
            <text:p>Jack3d Micro, Lemon Lime - 146g</text:p>
          </table:table-cell>
          <table:table-cell office:value-type="float" office:value="94922417206">
            <text:p>94922417206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8.25">
            <text:p>8.25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P Labs</text:p>
          </table:table-cell>
          <table:table-cell table:style-name="ce3" office:value-type="string">
            <text:p>Modern Bcaa 428g (Fruit Punch)</text:p>
          </table:table-cell>
          <table:table-cell table:style-name="ce8" office:value-type="float" office:value="15.18">
            <text:p>15.1800</text:p>
          </table:table-cell>
          <table:table-cell table:style-name="ce8" office:value-type="float" office:value="18.3">
            <text:p>18.300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5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P Labs</text:p>
          </table:table-cell>
          <table:table-cell table:style-name="ce3" office:value-type="string">
            <text:p>Modern Bcaa 428g (Grape Bubblegum)</text:p>
          </table:table-cell>
          <table:table-cell table:style-name="ce8" office:value-type="float" office:value="15.18">
            <text:p>15.1800</text:p>
          </table:table-cell>
          <table:table-cell table:style-name="ce8" office:value-type="float" office:value="18.3">
            <text:p>18.300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5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P Labs</text:p>
          </table:table-cell>
          <table:table-cell table:style-name="ce3" office:value-type="string">
            <text:p>Modern Bcaa 428g (Green Apple)</text:p>
          </table:table-cell>
          <table:table-cell table:style-name="ce8" office:value-type="float" office:value="15.18">
            <text:p>15.1800</text:p>
          </table:table-cell>
          <table:table-cell table:style-name="ce8" office:value-type="float" office:value="18.3">
            <text:p>18.300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5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P Labs</text:p>
          </table:table-cell>
          <table:table-cell table:style-name="ce3" office:value-type="string">
            <text:p>Modern Bcaa 428g (Raspberry Lemonade)</text:p>
          </table:table-cell>
          <table:table-cell table:style-name="ce8" office:value-type="float" office:value="15.18">
            <text:p>15.1800</text:p>
          </table:table-cell>
          <table:table-cell table:style-name="ce8" office:value-type="float" office:value="18.3">
            <text:p>18.300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5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P Labs</text:p>
          </table:table-cell>
          <table:table-cell table:style-name="ce3" office:value-type="string">
            <text:p>Modern Bcaa 428g (Watermelon)</text:p>
          </table:table-cell>
          <table:table-cell table:style-name="ce8" office:value-type="float" office:value="15.18">
            <text:p>15.1800</text:p>
          </table:table-cell>
          <table:table-cell table:style-name="ce8" office:value-type="float" office:value="18.3">
            <text:p>18.300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5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P Labs</text:p>
          </table:table-cell>
          <table:table-cell table:style-name="ce3" office:value-type="string">
            <text:p>Modern Bcaa 428g (White Blue Raspberry)</text:p>
          </table:table-cell>
          <table:table-cell table:style-name="ce8" office:value-type="float" office:value="15.18">
            <text:p>15.1800</text:p>
          </table:table-cell>
          <table:table-cell table:style-name="ce8" office:value-type="float" office:value="18.3">
            <text:p>18.300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UY 5 GET ONE FREE</text:p>
          </table:table-cell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6486">
            <text:p>6486</text:p>
          </table:table-cell>
          <table:table-cell office:value-type="string">
            <text:p>USP Labs</text:p>
          </table:table-cell>
          <table:table-cell office:value-type="string">
            <text:p>Modern Bcaa+ 150 tabs ()</text:p>
          </table:table-cell>
          <table:table-cell office:value-type="float" office:value="19.57">
            <text:p>19.5700</text:p>
          </table:table-cell>
          <table:table-cell office:value-type="float" office:value="19.567">
            <text:p>19.567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6486">
            <text:p>6486</text:p>
          </table:table-cell>
          <table:table-cell office:value-type="string">
            <text:p>USP Labs</text:p>
          </table:table-cell>
          <table:table-cell office:value-type="string">
            <text:p>Modern BCAA, Tablets - 150 tabs</text:p>
          </table:table-cell>
          <table:table-cell office:value-type="float" office:value="94922417329">
            <text:p>94922417329</text:p>
          </table:table-cell>
          <table:table-cell office:value-type="float" office:value="0">
            <text:p>0</text:p>
          </table:table-cell>
          <table:table-cell office:value-type="float" office:value="0.265">
            <text:p>0.265</text:p>
          </table:table-cell>
          <table:table-cell office:value-type="float" office:value="11.99">
            <text:p>11.9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089">
            <text:p>21089</text:p>
          </table:table-cell>
          <table:table-cell office:value-type="string">
            <text:p>USP Labs</text:p>
          </table:table-cell>
          <table:table-cell office:value-type="string">
            <text:p>Modern Bcaa+ 535g (Pineapple Strawberry)</text:p>
          </table:table-cell>
          <table:table-cell office:value-type="float" office:value="15.18">
            <text:p>15.1800</text:p>
          </table:table-cell>
          <table:table-cell office:value-type="float" office:value="18.3">
            <text:p>18.3000</text:p>
          </table:table-cell>
          <table:table-cell office:value-type="string">
            <text:p>V</text:p>
          </table:table-cell>
          <table:table-cell office:value-type="string">
            <text:p>BUY 5 GET ONE FREE</text:p>
          </table:table-cell>
          <table:table-cell/>
          <table:table-cell office:value-type="float" office:value="21089">
            <text:p>21089</text:p>
          </table:table-cell>
          <table:table-cell office:value-type="string">
            <text:p>USP Labs</text:p>
          </table:table-cell>
          <table:table-cell office:value-type="string">
            <text:p>Modern BCAA+, Pineapple Strawberry - 535g</text:p>
          </table:table-cell>
          <table:table-cell office:value-type="float" office:value="94922447548">
            <text:p>94922447548</text:p>
          </table:table-cell>
          <table:table-cell office:value-type="float" office:value="5">
            <text:p>5</text:p>
          </table:table-cell>
          <table:table-cell office:value-type="float" office:value="0.655">
            <text:p>0.655</text:p>
          </table:table-cell>
          <table:table-cell office:value-type="float" office:value="12.95">
            <text:p>12.9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106">
            <text:p>9106</text:p>
          </table:table-cell>
          <table:table-cell office:value-type="string">
            <text:p>USP Labs</text:p>
          </table:table-cell>
          <table:table-cell office:value-type="string">
            <text:p>Modern Bcaa+ 535g (Pink Lemonade)</text:p>
          </table:table-cell>
          <table:table-cell office:value-type="float" office:value="15.18">
            <text:p>15.1800</text:p>
          </table:table-cell>
          <table:table-cell office:value-type="float" office:value="18.3">
            <text:p>18.3000</text:p>
          </table:table-cell>
          <table:table-cell office:value-type="string">
            <text:p>V</text:p>
          </table:table-cell>
          <table:table-cell office:value-type="string">
            <text:p>BUY 5 GET ONE FREE</text:p>
          </table:table-cell>
          <table:table-cell/>
          <table:table-cell office:value-type="float" office:value="9106">
            <text:p>9106</text:p>
          </table:table-cell>
          <table:table-cell office:value-type="string">
            <text:p>USP Labs</text:p>
          </table:table-cell>
          <table:table-cell office:value-type="string">
            <text:p>Modern BCAA+, Pink Lemonade - 535g</text:p>
          </table:table-cell>
          <table:table-cell office:value-type="float" office:value="94922447531">
            <text:p>94922447531</text:p>
          </table:table-cell>
          <table:table-cell office:value-type="float" office:value="42">
            <text:p>42</text:p>
          </table:table-cell>
          <table:table-cell office:value-type="float" office:value="0.66">
            <text:p>0.66</text:p>
          </table:table-cell>
          <table:table-cell office:value-type="float" office:value="12.72">
            <text:p>12.7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091">
            <text:p>21091</text:p>
          </table:table-cell>
          <table:table-cell office:value-type="string">
            <text:p>USP Labs</text:p>
          </table:table-cell>
          <table:table-cell office:value-type="string">
            <text:p>Modern Creatine 146G ()</text:p>
          </table:table-cell>
          <table:table-cell office:value-type="float" office:value="12.4">
            <text:p>12.4000</text:p>
          </table:table-cell>
          <table:table-cell office:value-type="float" office:value="12.403">
            <text:p>12.403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21091">
            <text:p>21091</text:p>
          </table:table-cell>
          <table:table-cell office:value-type="string">
            <text:p>USP Labs</text:p>
          </table:table-cell>
          <table:table-cell office:value-type="string">
            <text:p>Modern Creatine, Unflavored - 186g</text:p>
          </table:table-cell>
          <table:table-cell office:value-type="float" office:value="94922462985">
            <text:p>94922462985</text:p>
          </table:table-cell>
          <table:table-cell office:value-type="float" office:value="124">
            <text:p>124</text:p>
          </table:table-cell>
          <table:table-cell office:value-type="float" office:value="0.24">
            <text:p>0.24</text:p>
          </table:table-cell>
          <table:table-cell office:value-type="float" office:value="8.36">
            <text:p>8.36</text:p>
          </table:table-cell>
          <table:table-cell table:number-columns-repeated="1008"/>
        </table:table-row>
        <table:table-row table:style-name="ro1">
          <table:table-cell table:style-name="ce4" office:value-type="float" office:value="4516">
            <text:p>4516</text:p>
          </table:table-cell>
          <table:table-cell table:style-name="ce4" office:value-type="string">
            <text:p>4516 nieaktywne</text:p>
          </table:table-cell>
          <table:table-cell table:style-name="ce4" office:value-type="string">
            <text:p>USP Labs</text:p>
          </table:table-cell>
          <table:table-cell table:style-name="ce4" office:value-type="string">
            <text:p>Oxyelite Pro 90 Ct ()</text:p>
          </table:table-cell>
          <table:table-cell table:style-name="ce9" office:value-type="float" office:value="5.999">
            <text:p>5.9990</text:p>
          </table:table-cell>
          <table:table-cell table:style-name="ce9" office:value-type="float" office:value="14.394">
            <text:p>14.3940</text:p>
          </table:table-cell>
          <table:table-cell table:style-name="ce4" office:value-type="string">
            <text:p>V</text:p>
          </table:table-cell>
          <table:table-cell table:style-name="ce4" office:value-type="string">
            <text:p>CRAZY PROMO! BUY 5 GET 7 FREE</text:p>
          </table:table-cell>
          <table:table-cell/>
          <table:table-cell table:style-name="ce4" office:value-type="float" office:value="4516">
            <text:p>4516</text:p>
          </table:table-cell>
          <table:table-cell table:style-name="ce4" office:value-type="string">
            <text:p>USP Labs</text:p>
          </table:table-cell>
          <table:table-cell table:style-name="ce4" office:value-type="string">
            <text:p>OxyElite Pro - 90 caps</text:p>
          </table:table-cell>
          <table:table-cell table:style-name="ce4" office:value-type="float" office:value="94922426468">
            <text:p>9492242646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55">
            <text:p>0.055</text:p>
          </table:table-cell>
          <table:table-cell table:style-name="ce4" office:value-type="float" office:value="16.72">
            <text:p>16.72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8175">
            <text:p>8175</text:p>
          </table:table-cell>
          <table:table-cell table:style-name="ce4" office:value-type="string">
            <text:p>8175 nieaktywne</text:p>
          </table:table-cell>
          <table:table-cell table:style-name="ce4" office:value-type="string">
            <text:p>USP Labs</text:p>
          </table:table-cell>
          <table:table-cell table:style-name="ce4" office:value-type="string">
            <text:p>Oxyelite Pro Thermo Powder 60 servings (Blue Rasberry)</text:p>
          </table:table-cell>
          <table:table-cell table:style-name="ce9" office:value-type="float" office:value="5.967">
            <text:p>5.9670</text:p>
          </table:table-cell>
          <table:table-cell table:style-name="ce9" office:value-type="float" office:value="11.934">
            <text:p>11.9340</text:p>
          </table:table-cell>
          <table:table-cell table:style-name="ce4" office:value-type="string">
            <text:p>V</text:p>
          </table:table-cell>
          <table:table-cell table:style-name="ce4" office:value-type="string">
            <text:p>BUY ONE GET ONE FREE</text:p>
          </table:table-cell>
          <table:table-cell/>
          <table:table-cell table:style-name="ce4" office:value-type="float" office:value="8175">
            <text:p>8175</text:p>
          </table:table-cell>
          <table:table-cell table:style-name="ce4" office:value-type="string">
            <text:p>USP Labs</text:p>
          </table:table-cell>
          <table:table-cell table:style-name="ce4" office:value-type="string">
            <text:p>OxyElite Pro, Super Thermo Powder, Blue Raspberry - 130g</text:p>
          </table:table-cell>
          <table:table-cell table:style-name="ce4" office:value-type="float" office:value="94922426390">
            <text:p>9492242639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">
            <text:p>0.2</text:p>
          </table:table-cell>
          <table:table-cell table:style-name="ce4" office:value-type="float" office:value="17.78">
            <text:p>17.78</text:p>
          </table:table-cell>
          <table:table-cell table:style-name="ce4" table:number-columns-repeated="1008"/>
        </table:table-row>
        <table:table-row table:style-name="ro1">
          <table:table-cell table:style-name="ce5" office:value-type="float" office:value="8175">
            <text:p>8175</text:p>
          </table:table-cell>
          <table:table-cell table:style-name="ce5" office:value-type="string">
            <text:p>smak</text:p>
          </table:table-cell>
          <table:table-cell table:style-name="ce5" office:value-type="string">
            <text:p>USP Labs</text:p>
          </table:table-cell>
          <table:table-cell table:style-name="ce5" office:value-type="string">
            <text:p>Oxyelite Pro Thermo Powder 60 servings (Fruit Punch)</text:p>
          </table:table-cell>
          <table:table-cell table:style-name="ce10" office:value-type="float" office:value="5.967">
            <text:p>5.9670</text:p>
          </table:table-cell>
          <table:table-cell table:style-name="ce10" office:value-type="float" office:value="11.934">
            <text:p>11.9340</text:p>
          </table:table-cell>
          <table:table-cell table:style-name="ce5" office:value-type="string">
            <text:p>V</text:p>
          </table:table-cell>
          <table:table-cell table:style-name="ce5" office:value-type="string">
            <text:p>BUY ONE GET ONE FREE</text:p>
          </table:table-cell>
          <table:table-cell/>
          <table:table-cell table:style-name="ce5" office:value-type="float" office:value="8175">
            <text:p>8175</text:p>
          </table:table-cell>
          <table:table-cell table:style-name="ce5" office:value-type="string">
            <text:p>USP Labs</text:p>
          </table:table-cell>
          <table:table-cell table:style-name="ce5" office:value-type="string">
            <text:p>OxyElite Pro, Super Thermo Powder, Blue Raspberry - 130g</text:p>
          </table:table-cell>
          <table:table-cell table:style-name="ce5" office:value-type="float" office:value="94922426390">
            <text:p>9492242639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17.78">
            <text:p>17.78</text:p>
          </table:table-cell>
          <table:table-cell table:style-name="ce5" table:number-columns-repeated="1008"/>
        </table:table-row>
        <table:table-row table:style-name="ro1">
          <table:table-cell table:number-columns-repeated="2" office:value-type="float" office:value="7666">
            <text:p>7666</text:p>
          </table:table-cell>
          <table:table-cell office:value-type="string">
            <text:p>USP Labs</text:p>
          </table:table-cell>
          <table:table-cell office:value-type="string">
            <text:p>Oxyelite Protein 2.27Kg (Chocolate)</text:p>
          </table:table-cell>
          <table:table-cell table:number-columns-repeated="2" office:value-type="float" office:value="46.74">
            <text:p>46.740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7666">
            <text:p>7666</text:p>
          </table:table-cell>
          <table:table-cell office:value-type="string">
            <text:p>USP Labs</text:p>
          </table:table-cell>
          <table:table-cell office:value-type="string">
            <text:p>OxyELITE Protein, Milk Chocolate - 2068g</text:p>
          </table:table-cell>
          <table:table-cell office:value-type="float" office:value="94922447586">
            <text:p>94922447586</text:p>
          </table:table-cell>
          <table:table-cell office:value-type="float" office:value="0">
            <text:p>0</text:p>
          </table:table-cell>
          <table:table-cell office:value-type="float" office:value="2.36">
            <text:p>2.36</text:p>
          </table:table-cell>
          <table:table-cell office:value-type="float" office:value="32.68">
            <text:p>32.6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7665">
            <text:p>7665</text:p>
          </table:table-cell>
          <table:table-cell office:value-type="string">
            <text:p>USP Labs</text:p>
          </table:table-cell>
          <table:table-cell office:value-type="string">
            <text:p>Oxyelite Protein 2.27Kg (Vanilla)</text:p>
          </table:table-cell>
          <table:table-cell table:number-columns-repeated="2" office:value-type="float" office:value="46.74">
            <text:p>46.740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7665">
            <text:p>7665</text:p>
          </table:table-cell>
          <table:table-cell office:value-type="string">
            <text:p>USP Labs</text:p>
          </table:table-cell>
          <table:table-cell office:value-type="string">
            <text:p>OxyELITE Protein, Vanilla Ice Cream - 2068g</text:p>
          </table:table-cell>
          <table:table-cell office:value-type="float" office:value="94922447593">
            <text:p>94922447593</text:p>
          </table:table-cell>
          <table:table-cell office:value-type="float" office:value="5">
            <text:p>5</text:p>
          </table:table-cell>
          <table:table-cell office:value-type="float" office:value="2.36">
            <text:p>2.36</text:p>
          </table:table-cell>
          <table:table-cell office:value-type="float" office:value="31.34">
            <text:p>31.3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371">
            <text:p>1371</text:p>
          </table:table-cell>
          <table:table-cell office:value-type="string">
            <text:p>USP Labs</text:p>
          </table:table-cell>
          <table:table-cell office:value-type="string">
            <text:p>Powerfull 90 Ct ()</text:p>
          </table:table-cell>
          <table:table-cell office:value-type="float" office:value="21.22">
            <text:p>21.2200</text:p>
          </table:table-cell>
          <table:table-cell office:value-type="float" office:value="21.222">
            <text:p>21.22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371">
            <text:p>1371</text:p>
          </table:table-cell>
          <table:table-cell office:value-type="string">
            <text:p>USP Labs</text:p>
          </table:table-cell>
          <table:table-cell office:value-type="string">
            <text:p>PowerFULL - 90 caps</text:p>
          </table:table-cell>
          <table:table-cell office:value-type="float" office:value="94922551542">
            <text:p>94922551542</text:p>
          </table:table-cell>
          <table:table-cell office:value-type="float" office:value="160">
            <text:p>160</text:p>
          </table:table-cell>
          <table:table-cell office:value-type="float" office:value="0.11">
            <text:p>0.11</text:p>
          </table:table-cell>
          <table:table-cell office:value-type="float" office:value="12.73">
            <text:p>12.7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372">
            <text:p>1372</text:p>
          </table:table-cell>
          <table:table-cell office:value-type="string">
            <text:p>USP Labs</text:p>
          </table:table-cell>
          <table:table-cell office:value-type="string">
            <text:p>Prime 150 Ct ()</text:p>
          </table:table-cell>
          <table:table-cell office:value-type="float" office:value="28.01">
            <text:p>28.0100</text:p>
          </table:table-cell>
          <table:table-cell office:value-type="float" office:value="28.008">
            <text:p>28.008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1372">
            <text:p>1372</text:p>
          </table:table-cell>
          <table:table-cell office:value-type="string">
            <text:p>USP Labs</text:p>
          </table:table-cell>
          <table:table-cell office:value-type="string">
            <text:p>Prime - 150 caps</text:p>
          </table:table-cell>
          <table:table-cell office:value-type="float" office:value="94922231758">
            <text:p>94922231758</text:p>
          </table:table-cell>
          <table:table-cell office:value-type="float" office:value="34">
            <text:p>34</text:p>
          </table:table-cell>
          <table:table-cell office:value-type="float" office:value="0.175">
            <text:p>0.175</text:p>
          </table:table-cell>
          <table:table-cell office:value-type="float" office:value="14.15">
            <text:p>14.15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P Labs</text:p>
          </table:table-cell>
          <table:table-cell table:style-name="ce3" office:value-type="string">
            <text:p>Super Cissus 120 Ct ()</text:p>
          </table:table-cell>
          <table:table-cell table:style-name="ce8" office:value-type="float" office:value="17.18">
            <text:p>17.1800</text:p>
          </table:table-cell>
          <table:table-cell table:style-name="ce8" office:value-type="float" office:value="17.184">
            <text:p>17.18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5157">
            <text:p>5157</text:p>
          </table:table-cell>
          <table:table-cell office:value-type="string">
            <text:p>USP Labs</text:p>
          </table:table-cell>
          <table:table-cell office:value-type="string">
            <text:p>Test Powder 240g (Fruit Punch)</text:p>
          </table:table-cell>
          <table:table-cell office:value-type="float" office:value="25.73">
            <text:p>25.7300</text:p>
          </table:table-cell>
          <table:table-cell office:value-type="float" office:value="28.596">
            <text:p>28.5960</text:p>
          </table:table-cell>
          <table:table-cell office:value-type="string">
            <text:p>V</text:p>
          </table:table-cell>
          <table:table-cell office:value-type="string">
            <text:p>EXTRA 10% OFF</text:p>
          </table:table-cell>
          <table:table-cell/>
          <table:table-cell office:value-type="float" office:value="5157">
            <text:p>5157</text:p>
          </table:table-cell>
          <table:table-cell office:value-type="string">
            <text:p>USP Labs</text:p>
          </table:table-cell>
          <table:table-cell office:value-type="string">
            <text:p>TEST Powder, Fruit Punch - 240g</text:p>
          </table:table-cell>
          <table:table-cell office:value-type="float" office:value="94922368973">
            <text:p>94922368973</text:p>
          </table:table-cell>
          <table:table-cell office:value-type="float" office:value="13">
            <text:p>13</text:p>
          </table:table-cell>
          <table:table-cell office:value-type="float" office:value="0.305">
            <text:p>0.305</text:p>
          </table:table-cell>
          <table:table-cell office:value-type="float" office:value="13.78">
            <text:p>13.78</text:p>
          </table:table-cell>
          <table:table-cell table:number-columns-repeated="1008"/>
        </table:table-row>
        <table:table-row table:style-name="ro1">
          <table:table-cell table:style-name="ce4" office:value-type="float" office:value="6199">
            <text:p>6199</text:p>
          </table:table-cell>
          <table:table-cell table:style-name="ce4" office:value-type="string">
            <text:p>6199 nieaktywne</text:p>
          </table:table-cell>
          <table:table-cell table:style-name="ce4" office:value-type="string">
            <text:p>USP Labs</text:p>
          </table:table-cell>
          <table:table-cell table:style-name="ce4" office:value-type="string">
            <text:p>Versa-1 30 Caps ()</text:p>
          </table:table-cell>
          <table:table-cell table:style-name="ce9" office:value-type="float" office:value="16.13">
            <text:p>16.1300</text:p>
          </table:table-cell>
          <table:table-cell table:style-name="ce9" office:value-type="float" office:value="16.134">
            <text:p>16.134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6199">
            <text:p>6199</text:p>
          </table:table-cell>
          <table:table-cell table:style-name="ce4" office:value-type="string">
            <text:p>USP Labs</text:p>
          </table:table-cell>
          <table:table-cell table:style-name="ce4" office:value-type="string">
            <text:p>Versa-1 - 30 caps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0.04">
            <text:p>0.04</text:p>
          </table:table-cell>
          <table:table-cell table:style-name="ce4" office:value-type="float" office:value="20.26">
            <text:p>20.26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USP Labs</text:p>
          </table:table-cell>
          <table:table-cell table:style-name="ce3" office:value-type="string">
            <text:p>Yok3D 90 Ct ()</text:p>
          </table:table-cell>
          <table:table-cell table:style-name="ce8" office:value-type="float" office:value="24.62">
            <text:p>24.6200</text:p>
          </table:table-cell>
          <table:table-cell table:style-name="ce8" office:value-type="float" office:value="24.618">
            <text:p>24.61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4" office:value-type="float" office:value="5249">
            <text:p>5249</text:p>
          </table:table-cell>
          <table:table-cell table:style-name="ce4" office:value-type="string">
            <text:p>5249 nieaktywne</text:p>
          </table:table-cell>
          <table:table-cell table:style-name="ce4" office:value-type="string">
            <text:p>VPX</text:p>
          </table:table-cell>
          <table:table-cell table:style-name="ce4" office:value-type="string">
            <text:p>12 Gauge Shotgun 392g (Bubblegum)</text:p>
          </table:table-cell>
          <table:table-cell table:number-columns-repeated="2" table:style-name="ce9" office:value-type="float" office:value="19.56">
            <text:p>19.56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249">
            <text:p>5249</text:p>
          </table:table-cell>
          <table:table-cell table:style-name="ce4" office:value-type="string">
            <text:p>VPX</text:p>
          </table:table-cell>
          <table:table-cell table:style-name="ce4" office:value-type="string">
            <text:p>12 Gauge Shotgun, Grape Bubblegum - 392g</text:p>
          </table:table-cell>
          <table:table-cell table:style-name="ce4" office:value-type="float" office:value="610764860743">
            <text:p>61076486074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7.81">
            <text:p>17.81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646">
            <text:p>5646</text:p>
          </table:table-cell>
          <table:table-cell table:style-name="ce4" office:value-type="string">
            <text:p>5646 nieaktywne</text:p>
          </table:table-cell>
          <table:table-cell table:style-name="ce4" office:value-type="string">
            <text:p>VPX</text:p>
          </table:table-cell>
          <table:table-cell table:style-name="ce4" office:value-type="string">
            <text:p>12 Gauge Shotgun 392g (Exotic Fruit)</text:p>
          </table:table-cell>
          <table:table-cell table:number-columns-repeated="2" table:style-name="ce9" office:value-type="float" office:value="19.56">
            <text:p>19.56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646">
            <text:p>5646</text:p>
          </table:table-cell>
          <table:table-cell table:style-name="ce4" office:value-type="string">
            <text:p>VPX</text:p>
          </table:table-cell>
          <table:table-cell table:style-name="ce4" office:value-type="string">
            <text:p>12 Gauge Shotgun, Exotic Fruit - 392g</text:p>
          </table:table-cell>
          <table:table-cell table:style-name="ce4" office:value-type="float" office:value="610764860729">
            <text:p>61076486072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7.64">
            <text:p>17.64</text:p>
          </table:table-cell>
          <table:table-cell table:style-name="ce4" table:number-columns-repeated="1008"/>
        </table:table-row>
        <table:table-row table:style-name="ro1">
          <table:table-cell table:style-name="ce4" office:value-type="float" office:value="5250">
            <text:p>5250</text:p>
          </table:table-cell>
          <table:table-cell table:style-name="ce4" office:value-type="string">
            <text:p>5250 nieaktywne</text:p>
          </table:table-cell>
          <table:table-cell table:style-name="ce4" office:value-type="string">
            <text:p>VPX</text:p>
          </table:table-cell>
          <table:table-cell table:style-name="ce4" office:value-type="string">
            <text:p>12 Gauge Shotgun 392g (Watermelon)</text:p>
          </table:table-cell>
          <table:table-cell table:number-columns-repeated="2" table:style-name="ce9" office:value-type="float" office:value="19.56">
            <text:p>19.5600</text:p>
          </table:table-cell>
          <table:table-cell table:style-name="ce4" office:value-type="string">
            <text:p>V</text:p>
          </table:table-cell>
          <table:table-cell table:style-name="ce4"/>
          <table:table-cell/>
          <table:table-cell table:style-name="ce4" office:value-type="float" office:value="5250">
            <text:p>5250</text:p>
          </table:table-cell>
          <table:table-cell table:style-name="ce4" office:value-type="string">
            <text:p>VPX</text:p>
          </table:table-cell>
          <table:table-cell table:style-name="ce4" office:value-type="string">
            <text:p>12 Gauge Shotgun, Watermelon - 392g</text:p>
          </table:table-cell>
          <table:table-cell table:style-name="ce4" office:value-type="float" office:value="610764860781">
            <text:p>6107648607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8.54">
            <text:p>18.54</text:p>
          </table:table-cell>
          <table:table-cell table:style-name="ce4"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VPX</text:p>
          </table:table-cell>
          <table:table-cell table:style-name="ce3" office:value-type="string">
            <text:p>Amino Rush Rtd 12 x 473 ml (Strawberry)</text:p>
          </table:table-cell>
          <table:table-cell table:style-name="ce8" office:value-type="float" office:value="10.7">
            <text:p>10.7000</text:p>
          </table:table-cell>
          <table:table-cell table:style-name="ce8" office:value-type="float" office:value="11.898">
            <text:p>11.8980</text:p>
          </table:table-cell>
          <table:table-cell table:style-name="ce3" office:value-type="string">
            <text:p>V</text:p>
          </table:table-cell>
          <table:table-cell table:style-name="ce3" office:value-type="string">
            <text:p>10% OFF EXTRA</text:p>
          </table:table-cell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915">
            <text:p>915</text:p>
          </table:table-cell>
          <table:table-cell office:value-type="string">
            <text:p>VPX</text:p>
          </table:table-cell>
          <table:table-cell office:value-type="string">
            <text:p>No Synthesize 588g (Exotic Fruit)</text:p>
          </table:table-cell>
          <table:table-cell office:value-type="float" office:value="20.41">
            <text:p>20.4100</text:p>
          </table:table-cell>
          <table:table-cell office:value-type="float" office:value="20.412">
            <text:p>20.412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915">
            <text:p>915</text:p>
          </table:table-cell>
          <table:table-cell office:value-type="string">
            <text:p>VPX</text:p>
          </table:table-cell>
          <table:table-cell office:value-type="string">
            <text:p>NO SyntheSize, Exotic Fruit - 588g</text:p>
          </table:table-cell>
          <table:table-cell office:value-type="float" office:value="610764840226">
            <text:p>610764840226</text:p>
          </table:table-cell>
          <table:table-cell office:value-type="float" office:value="9">
            <text:p>9</text:p>
          </table:table-cell>
          <table:table-cell office:value-type="float" office:value="0.75">
            <text:p>0.75</text:p>
          </table:table-cell>
          <table:table-cell office:value-type="float" office:value="13.13">
            <text:p>13.1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21">
            <text:p>321</text:p>
          </table:table-cell>
          <table:table-cell office:value-type="string">
            <text:p>VPX</text:p>
          </table:table-cell>
          <table:table-cell office:value-type="string">
            <text:p>Redline Power Rush Rtd 12x74 ml Bottles (Exotic Fruit)</text:p>
          </table:table-cell>
          <table:table-cell office:value-type="float" office:value="17.86">
            <text:p>17.8600</text:p>
          </table:table-cell>
          <table:table-cell office:value-type="float" office:value="17.856">
            <text:p>17.8560</text:p>
          </table:table-cell>
          <table:table-cell office:value-type="string">
            <text:p>V</text:p>
          </table:table-cell>
          <table:table-cell table:number-columns-repeated="2"/>
          <table:table-cell office:value-type="float" office:value="321">
            <text:p>321</text:p>
          </table:table-cell>
          <table:table-cell office:value-type="string">
            <text:p>VPX</text:p>
          </table:table-cell>
          <table:table-cell office:value-type="string">
            <text:p>RedLine Power Rush, Exotic Fruit - 12 Bottles</text:p>
          </table:table-cell>
          <table:table-cell office:value-type="float" office:value="610764370372">
            <text:p>610764370372</text:p>
          </table:table-cell>
          <table:table-cell office:value-type="float" office:value="32">
            <text:p>32</text:p>
          </table:table-cell>
          <table:table-cell office:value-type="float" office:value="1.05">
            <text:p>1.05</text:p>
          </table:table-cell>
          <table:table-cell office:value-type="float" office:value="13.79">
            <text:p>13.79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VPX</text:p>
          </table:table-cell>
          <table:table-cell table:style-name="ce3" office:value-type="string">
            <text:p>Redline White Heat Sachet Single Sachet (Strawberry)</text:p>
          </table:table-cell>
          <table:table-cell table:style-name="ce8" office:value-type="float" office:value="1.19">
            <text:p>1.1900</text:p>
          </table:table-cell>
          <table:table-cell table:style-name="ce8" office:value-type="float" office:value="1.194">
            <text:p>1.194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Vyomax</text:p>
          </table:table-cell>
          <table:table-cell table:style-name="ce3" office:value-type="string">
            <text:p>Maxi Burn Cola 500 ml X 12 bottles (Cola)</text:p>
          </table:table-cell>
          <table:table-cell table:style-name="ce8" office:value-type="float" office:value="8.32">
            <text:p>8.3200</text:p>
          </table:table-cell>
          <table:table-cell table:style-name="ce8" office:value-type="float" office:value="8.323">
            <text:p>8.32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Vyomax</text:p>
          </table:table-cell>
          <table:table-cell table:style-name="ce3" office:value-type="string">
            <text:p>Maxi Carb Case 12 bottles Per Pack (Blackcurrant)</text:p>
          </table:table-cell>
          <table:table-cell table:style-name="ce8" office:value-type="float" office:value="8.32">
            <text:p>8.3200</text:p>
          </table:table-cell>
          <table:table-cell table:style-name="ce8" office:value-type="float" office:value="8.323">
            <text:p>8.32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Vyomax</text:p>
          </table:table-cell>
          <table:table-cell table:style-name="ce3" office:value-type="string">
            <text:p>Maxi Carb Case 12 bottles Per Pack (Exotic Blue)</text:p>
          </table:table-cell>
          <table:table-cell table:style-name="ce8" office:value-type="float" office:value="8.32">
            <text:p>8.3200</text:p>
          </table:table-cell>
          <table:table-cell table:style-name="ce8" office:value-type="float" office:value="8.323">
            <text:p>8.32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Vyomax</text:p>
          </table:table-cell>
          <table:table-cell table:style-name="ce3" office:value-type="string">
            <text:p>Maxi Carb Case 12 bottles Per Pack (Lemon)</text:p>
          </table:table-cell>
          <table:table-cell table:style-name="ce8" office:value-type="float" office:value="8.32">
            <text:p>8.3200</text:p>
          </table:table-cell>
          <table:table-cell table:style-name="ce8" office:value-type="float" office:value="8.323">
            <text:p>8.32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Vyomax</text:p>
          </table:table-cell>
          <table:table-cell table:style-name="ce3" office:value-type="string">
            <text:p>Maxi Carb Case 12 bottles Per Pack (Orange)</text:p>
          </table:table-cell>
          <table:table-cell table:style-name="ce8" office:value-type="float" office:value="8.32">
            <text:p>8.3200</text:p>
          </table:table-cell>
          <table:table-cell table:style-name="ce8" office:value-type="float" office:value="8.323">
            <text:p>8.32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Vyomax</text:p>
          </table:table-cell>
          <table:table-cell table:style-name="ce3" office:value-type="string">
            <text:p>Maxi Carb Case 12 bottles Per Pack (Strawberry)</text:p>
          </table:table-cell>
          <table:table-cell table:style-name="ce8" office:value-type="float" office:value="8.32">
            <text:p>8.3200</text:p>
          </table:table-cell>
          <table:table-cell table:style-name="ce8" office:value-type="float" office:value="8.323">
            <text:p>8.32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Vyomax</text:p>
          </table:table-cell>
          <table:table-cell table:style-name="ce3" office:value-type="string">
            <text:p>Maxi Force Case 12 bottles Per Pack (Sparkling)</text:p>
          </table:table-cell>
          <table:table-cell table:style-name="ce8" office:value-type="float" office:value="7.34">
            <text:p>7.3400</text:p>
          </table:table-cell>
          <table:table-cell table:style-name="ce8" office:value-type="float" office:value="7.343">
            <text:p>7.34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Vyomax</text:p>
          </table:table-cell>
          <table:table-cell table:style-name="ce3" office:value-type="string">
            <text:p>Maxi Force Case 12 bottles Per Pack (Still)</text:p>
          </table:table-cell>
          <table:table-cell table:style-name="ce8" office:value-type="float" office:value="7.19">
            <text:p>7.1900</text:p>
          </table:table-cell>
          <table:table-cell table:style-name="ce8" office:value-type="float" office:value="7.189">
            <text:p>7.189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1183">
            <text:p>21183</text:p>
          </table:table-cell>
          <table:table-cell office:value-type="string">
            <text:p>Vyomax</text:p>
          </table:table-cell>
          <table:table-cell office:value-type="string">
            <text:p>Protein Cookies 14 Per pack (Choc Mint)</text:p>
          </table:table-cell>
          <table:table-cell office:value-type="float" office:value="13.04">
            <text:p>13.0400</text:p>
          </table:table-cell>
          <table:table-cell office:value-type="float" office:value="13.041">
            <text:p>13.041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21183">
            <text:p>21183</text:p>
          </table:table-cell>
          <table:table-cell office:value-type="string">
            <text:p>Vyomax</text:p>
          </table:table-cell>
          <table:table-cell office:value-type="string">
            <text:p>Cookie, Mint with White Chocolate Chips - 14 cookies</text:p>
          </table:table-cell>
          <table:table-cell office:value-type="float" office:value="5036165002370">
            <text:p>5036165002370</text:p>
          </table:table-cell>
          <table:table-cell office:value-type="float" office:value="5">
            <text:p>5</text:p>
          </table:table-cell>
          <table:table-cell office:value-type="float" office:value="1.12">
            <text:p>1.12</text:p>
          </table:table-cell>
          <table:table-cell office:value-type="float" office:value="11.95">
            <text:p>11.9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184">
            <text:p>21184</text:p>
          </table:table-cell>
          <table:table-cell office:value-type="string">
            <text:p>Vyomax</text:p>
          </table:table-cell>
          <table:table-cell office:value-type="string">
            <text:p>Protein Cookies 14 Per pack (Choc Orange)</text:p>
          </table:table-cell>
          <table:table-cell office:value-type="float" office:value="13.04">
            <text:p>13.0400</text:p>
          </table:table-cell>
          <table:table-cell office:value-type="float" office:value="13.041">
            <text:p>13.041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21184">
            <text:p>21184</text:p>
          </table:table-cell>
          <table:table-cell office:value-type="string">
            <text:p>Vyomax</text:p>
          </table:table-cell>
          <table:table-cell office:value-type="string">
            <text:p>Cookie, Chocolate Orange - 14 cookies</text:p>
          </table:table-cell>
          <table:table-cell office:value-type="float" office:value="5036165002073">
            <text:p>5036165002073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1.23">
            <text:p>11.23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353">
            <text:p>21353</text:p>
          </table:table-cell>
          <table:table-cell office:value-type="string">
            <text:p>Vyomax</text:p>
          </table:table-cell>
          <table:table-cell office:value-type="string">
            <text:p>Protein Flapjacks 12 Bars (Cherry Almond)</text:p>
          </table:table-cell>
          <table:table-cell office:value-type="float" office:value="7.37">
            <text:p>7.3700</text:p>
          </table:table-cell>
          <table:table-cell office:value-type="float" office:value="7.371">
            <text:p>7.371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21353">
            <text:p>21353</text:p>
          </table:table-cell>
          <table:table-cell office:value-type="string">
            <text:p>Vyomax</text:p>
          </table:table-cell>
          <table:table-cell office:value-type="string">
            <text:p>Protein Flapjacks, Cherry Almond - 12 flapjacks</text:p>
          </table:table-cell>
          <table:table-cell office:value-type="float" office:value="5036165001168">
            <text:p>5036165001168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  <table:table-cell office:value-type="float" office:value="5.84">
            <text:p>5.84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354">
            <text:p>21354</text:p>
          </table:table-cell>
          <table:table-cell office:value-type="string">
            <text:p>Vyomax</text:p>
          </table:table-cell>
          <table:table-cell office:value-type="string">
            <text:p>Protein Flapjacks 12 Bars (Choc Chip)</text:p>
          </table:table-cell>
          <table:table-cell office:value-type="float" office:value="7.37">
            <text:p>7.3700</text:p>
          </table:table-cell>
          <table:table-cell office:value-type="float" office:value="7.371">
            <text:p>7.371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21354">
            <text:p>21354</text:p>
          </table:table-cell>
          <table:table-cell office:value-type="string">
            <text:p>Vyomax</text:p>
          </table:table-cell>
          <table:table-cell office:value-type="string">
            <text:p>Protein Flapjacks, Chocolate Chip - 12 flapjacks</text:p>
          </table:table-cell>
          <table:table-cell office:value-type="float" office:value="5036165001175">
            <text:p>5036165001175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  <table:table-cell office:value-type="float" office:value="5.84">
            <text:p>5.84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Vyomax</text:p>
          </table:table-cell>
          <table:table-cell table:style-name="ce3" office:value-type="string">
            <text:p>Whey Isolate 375 ml x 12 bottles (Cherry)</text:p>
          </table:table-cell>
          <table:table-cell table:style-name="ce8" office:value-type="float" office:value="15.71">
            <text:p>15.7100</text:p>
          </table:table-cell>
          <table:table-cell table:style-name="ce8" office:value-type="float" office:value="15.708">
            <text:p>15.708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9376">
            <text:p>9376</text:p>
          </table:table-cell>
          <table:table-cell office:value-type="string">
            <text:p>Walden Farms</text:p>
          </table:table-cell>
          <table:table-cell office:value-type="string">
            <text:p>Barbecue Sauce 340g (Hickory Smoked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76">
            <text:p>9376</text:p>
          </table:table-cell>
          <table:table-cell office:value-type="string">
            <text:p>Walden Farms</text:p>
          </table:table-cell>
          <table:table-cell office:value-type="string">
            <text:p>Barbecue Sauce, Hickory Smoked - 340g</text:p>
          </table:table-cell>
          <table:table-cell office:value-type="float" office:value="72457550445">
            <text:p>72457550445</text:p>
          </table:table-cell>
          <table:table-cell office:value-type="float" office:value="50">
            <text:p>50</text:p>
          </table:table-cell>
          <table:table-cell office:value-type="float" office:value="0.61">
            <text:p>0.61</text:p>
          </table:table-cell>
          <table:table-cell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77">
            <text:p>9377</text:p>
          </table:table-cell>
          <table:table-cell office:value-type="string">
            <text:p>Walden Farms</text:p>
          </table:table-cell>
          <table:table-cell office:value-type="string">
            <text:p>Barbecue Sauce 340g (Honey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77">
            <text:p>9377</text:p>
          </table:table-cell>
          <table:table-cell office:value-type="string">
            <text:p>Walden Farms</text:p>
          </table:table-cell>
          <table:table-cell office:value-type="string">
            <text:p>Barbecue Sauce, Honey - 340g</text:p>
          </table:table-cell>
          <table:table-cell office:value-type="float" office:value="72457550223">
            <text:p>72457550223</text:p>
          </table:table-cell>
          <table:table-cell office:value-type="float" office:value="224">
            <text:p>224</text:p>
          </table:table-cell>
          <table:table-cell office:value-type="float" office:value="0.61">
            <text:p>0.61</text:p>
          </table:table-cell>
          <table:table-cell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78">
            <text:p>9378</text:p>
          </table:table-cell>
          <table:table-cell office:value-type="string">
            <text:p>Walden Farms</text:p>
          </table:table-cell>
          <table:table-cell office:value-type="string">
            <text:p>Barbecue Sauce 340g (Original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78">
            <text:p>9378</text:p>
          </table:table-cell>
          <table:table-cell office:value-type="string">
            <text:p>Walden Farms</text:p>
          </table:table-cell>
          <table:table-cell office:value-type="string">
            <text:p>Barbecue Sauce, Original - 340g</text:p>
          </table:table-cell>
          <table:table-cell office:value-type="float" office:value="72457550117">
            <text:p>72457550117</text:p>
          </table:table-cell>
          <table:table-cell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80">
            <text:p>9380</text:p>
          </table:table-cell>
          <table:table-cell office:value-type="string">
            <text:p>Walden Farms</text:p>
          </table:table-cell>
          <table:table-cell office:value-type="string">
            <text:p>Barbecue Sauce 340g (Thick N Spicy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80">
            <text:p>9380</text:p>
          </table:table-cell>
          <table:table-cell office:value-type="string">
            <text:p>Walden Farms</text:p>
          </table:table-cell>
          <table:table-cell office:value-type="string">
            <text:p>Barbecue Sauce, Thick &amp; Spicy - 340g</text:p>
          </table:table-cell>
          <table:table-cell office:value-type="float" office:value="72457550339">
            <text:p>72457550339</text:p>
          </table:table-cell>
          <table:table-cell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81">
            <text:p>9381</text:p>
          </table:table-cell>
          <table:table-cell office:value-type="string">
            <text:p>Walden Farms</text:p>
          </table:table-cell>
          <table:table-cell office:value-type="string">
            <text:p>Dip 340g (Caramel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81">
            <text:p>9381</text:p>
          </table:table-cell>
          <table:table-cell office:value-type="string">
            <text:p>Walden Farms</text:p>
          </table:table-cell>
          <table:table-cell office:value-type="string">
            <text:p>Dip, Caramel - 340g</text:p>
          </table:table-cell>
          <table:table-cell office:value-type="float" office:value="72457325555">
            <text:p>72457325555</text:p>
          </table:table-cell>
          <table:table-cell office:value-type="float" office:value="24">
            <text:p>24</text:p>
          </table:table-cell>
          <table:table-cell office:value-type="float" office:value="0.545">
            <text:p>0.545</text:p>
          </table:table-cell>
          <table:table-cell office:value-type="float" office:value="1.78">
            <text:p>1.7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82">
            <text:p>9382</text:p>
          </table:table-cell>
          <table:table-cell office:value-type="string">
            <text:p>Walden Farms</text:p>
          </table:table-cell>
          <table:table-cell office:value-type="string">
            <text:p>Dip 340g (Chocolate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82">
            <text:p>9382</text:p>
          </table:table-cell>
          <table:table-cell office:value-type="string">
            <text:p>Walden Farms</text:p>
          </table:table-cell>
          <table:table-cell office:value-type="string">
            <text:p>Dip, Chocolate - 340g</text:p>
          </table:table-cell>
          <table:table-cell office:value-type="float" office:value="72457324442">
            <text:p>72457324442</text:p>
          </table:table-cell>
          <table:table-cell office:value-type="float" office:value="131">
            <text:p>131</text:p>
          </table:table-cell>
          <table:table-cell office:value-type="float" office:value="0.56">
            <text:p>0.56</text:p>
          </table:table-cell>
          <table:table-cell office:value-type="float" office:value="1.81">
            <text:p>1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83">
            <text:p>9383</text:p>
          </table:table-cell>
          <table:table-cell office:value-type="string">
            <text:p>Walden Farms</text:p>
          </table:table-cell>
          <table:table-cell office:value-type="string">
            <text:p>Dip 340g (Marshmallow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83">
            <text:p>9383</text:p>
          </table:table-cell>
          <table:table-cell office:value-type="string">
            <text:p>Walden Farms</text:p>
          </table:table-cell>
          <table:table-cell office:value-type="string">
            <text:p>Dip, Marshmallow - 340g</text:p>
          </table:table-cell>
          <table:table-cell office:value-type="float" office:value="72457323339">
            <text:p>72457323339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1.78">
            <text:p>1.7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01">
            <text:p>9401</text:p>
          </table:table-cell>
          <table:table-cell office:value-type="string">
            <text:p>Walden Farms</text:p>
          </table:table-cell>
          <table:table-cell office:value-type="string">
            <text:p>Ketchup 340g (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401">
            <text:p>9401</text:p>
          </table:table-cell>
          <table:table-cell office:value-type="string">
            <text:p>Walden Farms</text:p>
          </table:table-cell>
          <table:table-cell office:value-type="string">
            <text:p>Ketchup - 340g</text:p>
          </table:table-cell>
          <table:table-cell office:value-type="float" office:value="72457880115">
            <text:p>72457880115</text:p>
          </table:table-cell>
          <table:table-cell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float" office:value="1.81">
            <text:p>1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88">
            <text:p>9388</text:p>
          </table:table-cell>
          <table:table-cell office:value-type="string">
            <text:p>Walden Farms</text:p>
          </table:table-cell>
          <table:table-cell office:value-type="string">
            <text:p>Mayonnaise 340g (Amazing Mayo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88">
            <text:p>9388</text:p>
          </table:table-cell>
          <table:table-cell office:value-type="string">
            <text:p>Walden Farms</text:p>
          </table:table-cell>
          <table:table-cell office:value-type="string">
            <text:p>Mayo, Amazin' Mayo - 340g</text:p>
          </table:table-cell>
          <table:table-cell office:value-type="float" office:value="72457660229">
            <text:p>72457660229</text:p>
          </table:table-cell>
          <table:table-cell office:value-type="float" office:value="129">
            <text:p>129</text:p>
          </table:table-cell>
          <table:table-cell office:value-type="float" office:value="0.61">
            <text:p>0.61</text:p>
          </table:table-cell>
          <table:table-cell office:value-type="float" office:value="1.78">
            <text:p>1.7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89">
            <text:p>9389</text:p>
          </table:table-cell>
          <table:table-cell office:value-type="string">
            <text:p>Walden Farms</text:p>
          </table:table-cell>
          <table:table-cell office:value-type="string">
            <text:p>Mayonnaise 340g (Honey Mustard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89">
            <text:p>9389</text:p>
          </table:table-cell>
          <table:table-cell office:value-type="string">
            <text:p>Walden Farms</text:p>
          </table:table-cell>
          <table:table-cell office:value-type="string">
            <text:p>Mayo, Honey Mustard Mayo - 340g</text:p>
          </table:table-cell>
          <table:table-cell office:value-type="float" office:value="72457660441">
            <text:p>72457660441</text:p>
          </table:table-cell>
          <table:table-cell office:value-type="float" office:value="171">
            <text:p>171</text:p>
          </table:table-cell>
          <table:table-cell office:value-type="float" office:value="0.61">
            <text:p>0.61</text:p>
          </table:table-cell>
          <table:table-cell office:value-type="float" office:value="1.71">
            <text:p>1.7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0123">
            <text:p>20123</text:p>
          </table:table-cell>
          <table:table-cell office:value-type="string">
            <text:p>Walden Farms</text:p>
          </table:table-cell>
          <table:table-cell office:value-type="string">
            <text:p>Mayonnaise 340g (Ranch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20123">
            <text:p>20123</text:p>
          </table:table-cell>
          <table:table-cell office:value-type="string">
            <text:p>Walden Farms</text:p>
          </table:table-cell>
          <table:table-cell office:value-type="string">
            <text:p>Mayo, Ranch - 340g</text:p>
          </table:table-cell>
          <table:table-cell office:value-type="float" office:value="72457660663">
            <text:p>72457660663</text:p>
          </table:table-cell>
          <table:table-cell office:value-type="float" office:value="99">
            <text:p>99</text:p>
          </table:table-cell>
          <table:table-cell office:value-type="float" office:value="0.6">
            <text:p>0.6</text:p>
          </table:table-cell>
          <table:table-cell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836">
            <text:p>9836</text:p>
          </table:table-cell>
          <table:table-cell office:value-type="string">
            <text:p>Walden Farms</text:p>
          </table:table-cell>
          <table:table-cell office:value-type="string">
            <text:p>Pasta Sauce 340g (Alfredo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836">
            <text:p>9836</text:p>
          </table:table-cell>
          <table:table-cell office:value-type="string">
            <text:p>Walden Farms</text:p>
          </table:table-cell>
          <table:table-cell office:value-type="string">
            <text:p>Pasta Sauce, Alfredo - 340g</text:p>
          </table:table-cell>
          <table:table-cell office:value-type="float" office:value="72457980884">
            <text:p>72457980884</text:p>
          </table:table-cell>
          <table:table-cell office:value-type="float" office:value="344">
            <text:p>344</text:p>
          </table:table-cell>
          <table:table-cell office:value-type="float" office:value="0.6">
            <text:p>0.6</text:p>
          </table:table-cell>
          <table:table-cell office:value-type="float" office:value="1.79">
            <text:p>1.7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837">
            <text:p>9837</text:p>
          </table:table-cell>
          <table:table-cell office:value-type="string">
            <text:p>Walden Farms</text:p>
          </table:table-cell>
          <table:table-cell office:value-type="string">
            <text:p>Pasta Sauce 340g (Garlic &amp; Herb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837">
            <text:p>9837</text:p>
          </table:table-cell>
          <table:table-cell office:value-type="string">
            <text:p>Walden Farms</text:p>
          </table:table-cell>
          <table:table-cell office:value-type="string">
            <text:p>Pasta Sauce, Garlic and Herb - 340g</text:p>
          </table:table-cell>
          <table:table-cell office:value-type="float" office:value="72457980990">
            <text:p>72457980990</text:p>
          </table:table-cell>
          <table:table-cell office:value-type="float" office:value="167">
            <text:p>167</text:p>
          </table:table-cell>
          <table:table-cell office:value-type="float" office:value="0.6">
            <text:p>0.6</text:p>
          </table:table-cell>
          <table:table-cell office:value-type="float" office:value="1.76">
            <text:p>1.76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90">
            <text:p>9390</text:p>
          </table:table-cell>
          <table:table-cell office:value-type="string">
            <text:p>Walden Farms</text:p>
          </table:table-cell>
          <table:table-cell office:value-type="string">
            <text:p>Pasta Sauce 340g (Tomato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90">
            <text:p>9390</text:p>
          </table:table-cell>
          <table:table-cell office:value-type="string">
            <text:p>Walden Farms</text:p>
          </table:table-cell>
          <table:table-cell office:value-type="string">
            <text:p>Pasta Sauce, Tomato &amp; Basil - 360g</text:p>
          </table:table-cell>
          <table:table-cell office:value-type="float" office:value="72457980778">
            <text:p>72457980778</text:p>
          </table:table-cell>
          <table:table-cell office:value-type="float" office:value="338">
            <text:p>338</text:p>
          </table:table-cell>
          <table:table-cell office:value-type="float" office:value="0.595">
            <text:p>0.595</text:p>
          </table:table-cell>
          <table:table-cell office:value-type="float" office:value="1.77">
            <text:p>1.7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92">
            <text:p>9392</text:p>
          </table:table-cell>
          <table:table-cell office:value-type="string">
            <text:p>Walden Farms</text:p>
          </table:table-cell>
          <table:table-cell office:value-type="string">
            <text:p>Peanut Butter 340g (Chocolate Peanut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92">
            <text:p>9392</text:p>
          </table:table-cell>
          <table:table-cell office:value-type="string">
            <text:p>Walden Farms</text:p>
          </table:table-cell>
          <table:table-cell office:value-type="string">
            <text:p>Peanut Spread, Chocolate - 340g</text:p>
          </table:table-cell>
          <table:table-cell office:value-type="float" office:value="72457660120">
            <text:p>72457660120</text:p>
          </table:table-cell>
          <table:table-cell office:value-type="float" office:value="369">
            <text:p>369</text:p>
          </table:table-cell>
          <table:table-cell office:value-type="float" office:value="0.6">
            <text:p>0.6</text:p>
          </table:table-cell>
          <table:table-cell office:value-type="float" office:value="1.81">
            <text:p>1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838">
            <text:p>9838</text:p>
          </table:table-cell>
          <table:table-cell office:value-type="string">
            <text:p>Walden Farms</text:p>
          </table:table-cell>
          <table:table-cell office:value-type="string">
            <text:p>Peanut Butter 340g (Cinnamon Raisin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838">
            <text:p>9838</text:p>
          </table:table-cell>
          <table:table-cell office:value-type="string">
            <text:p>Walden Farms</text:p>
          </table:table-cell>
          <table:table-cell office:value-type="string">
            <text:p>Peanut Spread, Cinnamon Raisin - 340g</text:p>
          </table:table-cell>
          <table:table-cell office:value-type="float" office:value="72457660137">
            <text:p>72457660137</text:p>
          </table:table-cell>
          <table:table-cell office:value-type="float" office:value="361">
            <text:p>361</text:p>
          </table:table-cell>
          <table:table-cell office:value-type="float" office:value="0.59">
            <text:p>0.59</text:p>
          </table:table-cell>
          <table:table-cell office:value-type="float" office:value="1.81">
            <text:p>1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91">
            <text:p>9391</text:p>
          </table:table-cell>
          <table:table-cell office:value-type="string">
            <text:p>Walden Farms</text:p>
          </table:table-cell>
          <table:table-cell office:value-type="string">
            <text:p>Peanut Butter 340g (Peanut Butter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91">
            <text:p>9391</text:p>
          </table:table-cell>
          <table:table-cell office:value-type="string">
            <text:p>Walden Farms</text:p>
          </table:table-cell>
          <table:table-cell office:value-type="string">
            <text:p>Peanut Spread, Whipped - 340g</text:p>
          </table:table-cell>
          <table:table-cell office:value-type="float" office:value="72457660113">
            <text:p>72457660113</text:p>
          </table:table-cell>
          <table:table-cell office:value-type="float" office:value="529">
            <text:p>529</text:p>
          </table:table-cell>
          <table:table-cell office:value-type="float" office:value="0.6">
            <text:p>0.6</text:p>
          </table:table-cell>
          <table:table-cell office:value-type="float" office:value="1.81">
            <text:p>1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93">
            <text:p>9393</text:p>
          </table:table-cell>
          <table:table-cell office:value-type="string">
            <text:p>Walden Farms</text:p>
          </table:table-cell>
          <table:table-cell office:value-type="string">
            <text:p>Salad Dressing 355 ml (Bacon Ranch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93">
            <text:p>9393</text:p>
          </table:table-cell>
          <table:table-cell office:value-type="string">
            <text:p>Walden Farms</text:p>
          </table:table-cell>
          <table:table-cell office:value-type="string">
            <text:p>Salad Dressings, Bacon Ranch - 355 ml.</text:p>
          </table:table-cell>
          <table:table-cell office:value-type="float" office:value="72457331105">
            <text:p>72457331105</text:p>
          </table:table-cell>
          <table:table-cell office:value-type="float" office:value="0">
            <text:p>0</text:p>
          </table:table-cell>
          <table:table-cell office:value-type="float" office:value="0.63">
            <text:p>0.63</text:p>
          </table:table-cell>
          <table:table-cell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94">
            <text:p>9394</text:p>
          </table:table-cell>
          <table:table-cell office:value-type="string">
            <text:p>Walden Farms</text:p>
          </table:table-cell>
          <table:table-cell office:value-type="string">
            <text:p>Salad Dressing 355 ml (Caesar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94">
            <text:p>9394</text:p>
          </table:table-cell>
          <table:table-cell office:value-type="string">
            <text:p>Walden Farms</text:p>
          </table:table-cell>
          <table:table-cell office:value-type="string">
            <text:p>Salad Dressings, Caesar - 355 ml.</text:p>
          </table:table-cell>
          <table:table-cell office:value-type="float" office:value="72457331075">
            <text:p>72457331075</text:p>
          </table:table-cell>
          <table:table-cell office:value-type="float" office:value="375">
            <text:p>375</text:p>
          </table:table-cell>
          <table:table-cell office:value-type="float" office:value="0.62">
            <text:p>0.62</text:p>
          </table:table-cell>
          <table:table-cell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839">
            <text:p>9839</text:p>
          </table:table-cell>
          <table:table-cell office:value-type="string">
            <text:p>Walden Farms</text:p>
          </table:table-cell>
          <table:table-cell office:value-type="string">
            <text:p>Salad Dressing 355 ml (Coleslaw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839">
            <text:p>9839</text:p>
          </table:table-cell>
          <table:table-cell office:value-type="string">
            <text:p>Walden Farms</text:p>
          </table:table-cell>
          <table:table-cell office:value-type="string">
            <text:p>Salad Dressings, Coleslaw - 355 ml.</text:p>
          </table:table-cell>
          <table:table-cell office:value-type="float" office:value="72457331181">
            <text:p>72457331181</text:p>
          </table:table-cell>
          <table:table-cell office:value-type="float" office:value="116">
            <text:p>116</text:p>
          </table:table-cell>
          <table:table-cell office:value-type="float" office:value="0.61">
            <text:p>0.61</text:p>
          </table:table-cell>
          <table:table-cell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95">
            <text:p>9395</text:p>
          </table:table-cell>
          <table:table-cell office:value-type="string">
            <text:p>Walden Farms</text:p>
          </table:table-cell>
          <table:table-cell office:value-type="string">
            <text:p>Salad Dressing 355 ml (Creamy Bacon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95">
            <text:p>9395</text:p>
          </table:table-cell>
          <table:table-cell office:value-type="string">
            <text:p>Walden Farms</text:p>
          </table:table-cell>
          <table:table-cell office:value-type="string">
            <text:p>Salad Dressings, Creamy Bacon - 355 ml.</text:p>
          </table:table-cell>
          <table:table-cell office:value-type="float" office:value="72457331068">
            <text:p>72457331068</text:p>
          </table:table-cell>
          <table:table-cell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float" office:value="1.81">
            <text:p>1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96">
            <text:p>9396</text:p>
          </table:table-cell>
          <table:table-cell office:value-type="string">
            <text:p>Walden Farms</text:p>
          </table:table-cell>
          <table:table-cell office:value-type="string">
            <text:p>Salad Dressing 355 ml (Honey Balsamic Vinagrette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96">
            <text:p>9396</text:p>
          </table:table-cell>
          <table:table-cell office:value-type="string">
            <text:p>Walden Farms</text:p>
          </table:table-cell>
          <table:table-cell office:value-type="string">
            <text:p>Salad Dressings, Honey Balsamic Vinaigrette - 355 ml.</text:p>
          </table:table-cell>
          <table:table-cell office:value-type="float" office:value="72457331228">
            <text:p>72457331228</text:p>
          </table:table-cell>
          <table:table-cell office:value-type="float" office:value="122">
            <text:p>122</text:p>
          </table:table-cell>
          <table:table-cell office:value-type="float" office:value="0.62">
            <text:p>0.62</text:p>
          </table:table-cell>
          <table:table-cell office:value-type="float" office:value="1.79">
            <text:p>1.7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97">
            <text:p>9397</text:p>
          </table:table-cell>
          <table:table-cell office:value-type="string">
            <text:p>Walden Farms</text:p>
          </table:table-cell>
          <table:table-cell office:value-type="string">
            <text:p>Salad Dressing 355 ml (Honey Dijon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97">
            <text:p>9397</text:p>
          </table:table-cell>
          <table:table-cell office:value-type="string">
            <text:p>Walden Farms</text:p>
          </table:table-cell>
          <table:table-cell office:value-type="string">
            <text:p>Salad Dressings, Honey Dijon - 355 ml.</text:p>
          </table:table-cell>
          <table:table-cell office:value-type="float" office:value="72457331051">
            <text:p>72457331051</text:p>
          </table:table-cell>
          <table:table-cell office:value-type="float" office:value="77">
            <text:p>77</text:p>
          </table:table-cell>
          <table:table-cell office:value-type="float" office:value="0.615">
            <text:p>0.615</text:p>
          </table:table-cell>
          <table:table-cell office:value-type="float" office:value="1.81">
            <text:p>1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98">
            <text:p>9398</text:p>
          </table:table-cell>
          <table:table-cell office:value-type="string">
            <text:p>Walden Farms</text:p>
          </table:table-cell>
          <table:table-cell office:value-type="string">
            <text:p>Salad Dressing 355 ml (Italian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98">
            <text:p>9398</text:p>
          </table:table-cell>
          <table:table-cell office:value-type="string">
            <text:p>Walden Farms</text:p>
          </table:table-cell>
          <table:table-cell office:value-type="string">
            <text:p>Salad Dressings, Italian - 355 ml.</text:p>
          </table:table-cell>
          <table:table-cell office:value-type="float" office:value="72457331013">
            <text:p>72457331013</text:p>
          </table:table-cell>
          <table:table-cell office:value-type="float" office:value="114">
            <text:p>114</text:p>
          </table:table-cell>
          <table:table-cell office:value-type="float" office:value="0.62">
            <text:p>0.62</text:p>
          </table:table-cell>
          <table:table-cell office:value-type="float" office:value="1.79">
            <text:p>1.79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99">
            <text:p>9399</text:p>
          </table:table-cell>
          <table:table-cell office:value-type="string">
            <text:p>Walden Farms</text:p>
          </table:table-cell>
          <table:table-cell office:value-type="string">
            <text:p>Salad Dressing 355 ml (Rasberry Vinagrette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99">
            <text:p>9399</text:p>
          </table:table-cell>
          <table:table-cell office:value-type="string">
            <text:p>Walden Farms</text:p>
          </table:table-cell>
          <table:table-cell office:value-type="string">
            <text:p>Salad Dressings, Raspberry Vinaigrette - 355 ml.</text:p>
          </table:table-cell>
          <table:table-cell office:value-type="float" office:value="72457331136">
            <text:p>72457331136</text:p>
          </table:table-cell>
          <table:table-cell office:value-type="float" office:value="0">
            <text:p>0</text:p>
          </table:table-cell>
          <table:table-cell office:value-type="float" office:value="0.605">
            <text:p>0.605</text:p>
          </table:table-cell>
          <table:table-cell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00">
            <text:p>9400</text:p>
          </table:table-cell>
          <table:table-cell office:value-type="string">
            <text:p>Walden Farms</text:p>
          </table:table-cell>
          <table:table-cell office:value-type="string">
            <text:p>Salad Dressing 355 ml (Thousand Island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400">
            <text:p>9400</text:p>
          </table:table-cell>
          <table:table-cell office:value-type="string">
            <text:p>Walden Farms</text:p>
          </table:table-cell>
          <table:table-cell office:value-type="string">
            <text:p>Salad Dressings, Thousand Island - 355 ml.</text:p>
          </table:table-cell>
          <table:table-cell office:value-type="float" office:value="72457331020">
            <text:p>72457331020</text:p>
          </table:table-cell>
          <table:table-cell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float" office:value="1.81">
            <text:p>1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79">
            <text:p>9379</text:p>
          </table:table-cell>
          <table:table-cell office:value-type="string">
            <text:p>Walden Farms</text:p>
          </table:table-cell>
          <table:table-cell office:value-type="string">
            <text:p>Seafood Sauce 340g (Seafood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79">
            <text:p>9379</text:p>
          </table:table-cell>
          <table:table-cell office:value-type="string">
            <text:p>Walden Farms</text:p>
          </table:table-cell>
          <table:table-cell office:value-type="string">
            <text:p>Barbecue Sauce, SeaFood Sauce - 340g</text:p>
          </table:table-cell>
          <table:table-cell office:value-type="float" office:value="72457880221">
            <text:p>72457880221</text:p>
          </table:table-cell>
          <table:table-cell office:value-type="float" office:value="27">
            <text:p>27</text:p>
          </table:table-cell>
          <table:table-cell office:value-type="float" office:value="0.62">
            <text:p>0.62</text:p>
          </table:table-cell>
          <table:table-cell office:value-type="float" office:value="1.78">
            <text:p>1.7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84">
            <text:p>9384</text:p>
          </table:table-cell>
          <table:table-cell office:value-type="string">
            <text:p>Walden Farms</text:p>
          </table:table-cell>
          <table:table-cell office:value-type="string">
            <text:p>Spread 340g (Apple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84">
            <text:p>9384</text:p>
          </table:table-cell>
          <table:table-cell office:value-type="string">
            <text:p>Walden Farms</text:p>
          </table:table-cell>
          <table:table-cell office:value-type="string">
            <text:p>Fruit Spread, Apple Butter - 340g</text:p>
          </table:table-cell>
          <table:table-cell office:value-type="float" office:value="72457990777">
            <text:p>72457990777</text:p>
          </table:table-cell>
          <table:table-cell office:value-type="float" office:value="10">
            <text:p>10</text:p>
          </table:table-cell>
          <table:table-cell office:value-type="float" office:value="0.565">
            <text:p>0.565</text:p>
          </table:table-cell>
          <table:table-cell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85">
            <text:p>9385</text:p>
          </table:table-cell>
          <table:table-cell office:value-type="string">
            <text:p>Walden Farms</text:p>
          </table:table-cell>
          <table:table-cell office:value-type="string">
            <text:p>Spread 340g (Orange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85">
            <text:p>9385</text:p>
          </table:table-cell>
          <table:table-cell office:value-type="string">
            <text:p>Walden Farms</text:p>
          </table:table-cell>
          <table:table-cell office:value-type="string">
            <text:p>Fruit Spread, Orange Marmalade - 340g</text:p>
          </table:table-cell>
          <table:table-cell office:value-type="float" office:value="72457990661">
            <text:p>72457990661</text:p>
          </table:table-cell>
          <table:table-cell office:value-type="float" office:value="17">
            <text:p>17</text:p>
          </table:table-cell>
          <table:table-cell office:value-type="float" office:value="0.555">
            <text:p>0.555</text:p>
          </table:table-cell>
          <table:table-cell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86">
            <text:p>9386</text:p>
          </table:table-cell>
          <table:table-cell office:value-type="string">
            <text:p>Walden Farms</text:p>
          </table:table-cell>
          <table:table-cell office:value-type="string">
            <text:p>Spread 340g (Raspberry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86">
            <text:p>9386</text:p>
          </table:table-cell>
          <table:table-cell office:value-type="string">
            <text:p>Walden Farms</text:p>
          </table:table-cell>
          <table:table-cell office:value-type="string">
            <text:p>Fruit Spread, Raspberry - 340g</text:p>
          </table:table-cell>
          <table:table-cell office:value-type="float" office:value="72457990333">
            <text:p>72457990333</text:p>
          </table:table-cell>
          <table:table-cell office:value-type="float" office:value="182">
            <text:p>182</text:p>
          </table:table-cell>
          <table:table-cell office:value-type="float" office:value="0.555">
            <text:p>0.555</text:p>
          </table:table-cell>
          <table:table-cell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387">
            <text:p>9387</text:p>
          </table:table-cell>
          <table:table-cell office:value-type="string">
            <text:p>Walden Farms</text:p>
          </table:table-cell>
          <table:table-cell office:value-type="string">
            <text:p>Spread 340g (Strawberry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387">
            <text:p>9387</text:p>
          </table:table-cell>
          <table:table-cell office:value-type="string">
            <text:p>Walden Farms</text:p>
          </table:table-cell>
          <table:table-cell office:value-type="string">
            <text:p>Fruit Spread, Strawberry - 340g</text:p>
          </table:table-cell>
          <table:table-cell office:value-type="float" office:value="72457990227">
            <text:p>72457990227</text:p>
          </table:table-cell>
          <table:table-cell office:value-type="float" office:value="116">
            <text:p>116</text:p>
          </table:table-cell>
          <table:table-cell office:value-type="float" office:value="0.555">
            <text:p>0.555</text:p>
          </table:table-cell>
          <table:table-cell office:value-type="float" office:value="1.81">
            <text:p>1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02">
            <text:p>9402</text:p>
          </table:table-cell>
          <table:table-cell office:value-type="string">
            <text:p>Walden Farms</text:p>
          </table:table-cell>
          <table:table-cell office:value-type="string">
            <text:p>Syrup 355 ml (Blueberry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402">
            <text:p>9402</text:p>
          </table:table-cell>
          <table:table-cell office:value-type="string">
            <text:p>Walden Farms</text:p>
          </table:table-cell>
          <table:table-cell office:value-type="string">
            <text:p>Syrup, Blueberry - 355 ml.</text:p>
          </table:table-cell>
          <table:table-cell office:value-type="float" office:value="72457880672">
            <text:p>72457880672</text:p>
          </table:table-cell>
          <table:table-cell office:value-type="float" office:value="317">
            <text:p>317</text:p>
          </table:table-cell>
          <table:table-cell office:value-type="float" office:value="0.62">
            <text:p>0.62</text:p>
          </table:table-cell>
          <table:table-cell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03">
            <text:p>9403</text:p>
          </table:table-cell>
          <table:table-cell office:value-type="string">
            <text:p>Walden Farms</text:p>
          </table:table-cell>
          <table:table-cell office:value-type="string">
            <text:p>Syrup 355 ml (Caramel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403">
            <text:p>9403</text:p>
          </table:table-cell>
          <table:table-cell office:value-type="string">
            <text:p>Walden Farms</text:p>
          </table:table-cell>
          <table:table-cell office:value-type="string">
            <text:p>Syrup, Caramel - 355 ml.</text:p>
          </table:table-cell>
          <table:table-cell office:value-type="float" office:value="72457880696">
            <text:p>72457880696</text:p>
          </table:table-cell>
          <table:table-cell office:value-type="float" office:value="984">
            <text:p>984</text:p>
          </table:table-cell>
          <table:table-cell office:value-type="float" office:value="0.62">
            <text:p>0.62</text:p>
          </table:table-cell>
          <table:table-cell office:value-type="float" office:value="1.81">
            <text:p>1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04">
            <text:p>9404</text:p>
          </table:table-cell>
          <table:table-cell office:value-type="string">
            <text:p>Walden Farms</text:p>
          </table:table-cell>
          <table:table-cell office:value-type="string">
            <text:p>Syrup 355 ml (Chocolate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404">
            <text:p>9404</text:p>
          </table:table-cell>
          <table:table-cell office:value-type="string">
            <text:p>Walden Farms</text:p>
          </table:table-cell>
          <table:table-cell office:value-type="string">
            <text:p>Syrup, Chocolate - 355 ml.</text:p>
          </table:table-cell>
          <table:table-cell office:value-type="float" office:value="72457880559">
            <text:p>72457880559</text:p>
          </table:table-cell>
          <table:table-cell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float" office:value="1.81">
            <text:p>1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05">
            <text:p>9405</text:p>
          </table:table-cell>
          <table:table-cell office:value-type="string">
            <text:p>Walden Farms</text:p>
          </table:table-cell>
          <table:table-cell office:value-type="string">
            <text:p>Syrup 355 ml (Pancake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405">
            <text:p>9405</text:p>
          </table:table-cell>
          <table:table-cell office:value-type="string">
            <text:p>Walden Farms</text:p>
          </table:table-cell>
          <table:table-cell office:value-type="string">
            <text:p>Syrup, Pancake - 355 ml.</text:p>
          </table:table-cell>
          <table:table-cell office:value-type="float" office:value="72457880665">
            <text:p>72457880665</text:p>
          </table:table-cell>
          <table:table-cell office:value-type="float" office:value="1315">
            <text:p>1315</text:p>
          </table:table-cell>
          <table:table-cell office:value-type="float" office:value="0.62">
            <text:p>0.62</text:p>
          </table:table-cell>
          <table:table-cell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9406">
            <text:p>9406</text:p>
          </table:table-cell>
          <table:table-cell office:value-type="string">
            <text:p>Walden Farms</text:p>
          </table:table-cell>
          <table:table-cell office:value-type="string">
            <text:p>Syrup 355 ml (Strawberry)</text:p>
          </table:table-cell>
          <table:table-cell office:value-type="float" office:value="2.27">
            <text:p>2.2700</text:p>
          </table:table-cell>
          <table:table-cell office:value-type="float" office:value="2.274">
            <text:p>2.2740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9406">
            <text:p>9406</text:p>
          </table:table-cell>
          <table:table-cell office:value-type="string">
            <text:p>Walden Farms</text:p>
          </table:table-cell>
          <table:table-cell office:value-type="string">
            <text:p>Syrup, Strawberry - 355 ml.</text:p>
          </table:table-cell>
          <table:table-cell office:value-type="float" office:value="72457880689">
            <text:p>72457880689</text:p>
          </table:table-cell>
          <table:table-cell office:value-type="float" office:value="1153">
            <text:p>1153</text:p>
          </table:table-cell>
          <table:table-cell office:value-type="float" office:value="0.615">
            <text:p>0.615</text:p>
          </table:table-cell>
          <table:table-cell office:value-type="float" office:value="1.81">
            <text:p>1.8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100">
            <text:p>21100</text:p>
          </table:table-cell>
          <table:table-cell office:value-type="string">
            <text:p>Warrior</text:p>
          </table:table-cell>
          <table:table-cell office:value-type="string">
            <text:p>Blaze 90 Caps (0)</text:p>
          </table:table-cell>
          <table:table-cell office:value-type="float" office:value="13.02">
            <text:p>13.0200</text:p>
          </table:table-cell>
          <table:table-cell office:value-type="float" office:value="15.63">
            <text:p>15.6300</text:p>
          </table:table-cell>
          <table:table-cell office:value-type="string">
            <text:p>V</text:p>
          </table:table-cell>
          <table:table-cell office:value-type="string">
            <text:p>BUY 6 GET ONE FREE</text:p>
          </table:table-cell>
          <table:table-cell/>
          <table:table-cell office:value-type="float" office:value="21100">
            <text:p>21100</text:p>
          </table:table-cell>
          <table:table-cell office:value-type="string">
            <text:p>Warrior</text:p>
          </table:table-cell>
          <table:table-cell office:value-type="string">
            <text:p>Blaze Reborn - 90 caps</text:p>
          </table:table-cell>
          <table:table-cell office:value-type="float" office:value="5060292830087">
            <text:p>5060292830087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float" office:value="16.66">
            <text:p>16.66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Warrior</text:p>
          </table:table-cell>
          <table:table-cell table:style-name="ce3" office:value-type="string">
            <text:p>Blender Shaker 700ml (0)</text:p>
          </table:table-cell>
          <table:table-cell table:number-columns-repeated="2" table:style-name="ce8" office:value-type="float" office:value="1.39">
            <text:p>1.3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1713">
            <text:p>21713</text:p>
          </table:table-cell>
          <table:table-cell office:value-type="string">
            <text:p>Warrior</text:p>
          </table:table-cell>
          <table:table-cell office:value-type="string">
            <text:p>Greens 30 Servings (Orange)</text:p>
          </table:table-cell>
          <table:table-cell office:value-type="float" office:value="9.775">
            <text:p>9.7750</text:p>
          </table:table-cell>
          <table:table-cell office:value-type="float" office:value="11.73">
            <text:p>11.7300</text:p>
          </table:table-cell>
          <table:table-cell office:value-type="string">
            <text:p>V</text:p>
          </table:table-cell>
          <table:table-cell office:value-type="string">
            <text:p>BUY 6 GET 1 FREE</text:p>
          </table:table-cell>
          <table:table-cell/>
          <table:table-cell office:value-type="float" office:value="21713">
            <text:p>21713</text:p>
          </table:table-cell>
          <table:table-cell office:value-type="string">
            <text:p>Warrior</text:p>
          </table:table-cell>
          <table:table-cell office:value-type="string">
            <text:p>Greens, Orange - 150g</text:p>
          </table:table-cell>
          <table:table-cell office:value-type="float" office:value="5060292830995">
            <text:p>5060292830995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12.02">
            <text:p>12.0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111">
            <text:p>21111</text:p>
          </table:table-cell>
          <table:table-cell office:value-type="string">
            <text:p>Warrior</text:p>
          </table:table-cell>
          <table:table-cell office:value-type="string">
            <text:p>Princess Blaze 60 Caps (0)</text:p>
          </table:table-cell>
          <table:table-cell office:value-type="float" office:value="9.775">
            <text:p>9.7750</text:p>
          </table:table-cell>
          <table:table-cell office:value-type="float" office:value="11.73">
            <text:p>11.7300</text:p>
          </table:table-cell>
          <table:table-cell office:value-type="string">
            <text:p>V</text:p>
          </table:table-cell>
          <table:table-cell office:value-type="string">
            <text:p>BUY 6 GET 1 FREE</text:p>
          </table:table-cell>
          <table:table-cell/>
          <table:table-cell office:value-type="float" office:value="21111">
            <text:p>21111</text:p>
          </table:table-cell>
          <table:table-cell office:value-type="string">
            <text:p>Warrior</text:p>
          </table:table-cell>
          <table:table-cell office:value-type="string">
            <text:p>Princess Blaze - 60 caps</text:p>
          </table:table-cell>
          <table:table-cell office:value-type="float" office:value="5060292831480">
            <text:p>5060292831480</text:p>
          </table:table-cell>
          <table:table-cell office:value-type="float" office:value="2">
            <text:p>2</text:p>
          </table:table-cell>
          <table:table-cell office:value-type="float" office:value="0.075">
            <text:p>0.075</text:p>
          </table:table-cell>
          <table:table-cell office:value-type="float" office:value="8.68">
            <text:p>8.68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Warrior</text:p>
          </table:table-cell>
          <table:table-cell table:style-name="ce3" office:value-type="string">
            <text:p>Princess Blender Shaker 700ml (0)</text:p>
          </table:table-cell>
          <table:table-cell table:number-columns-repeated="2" table:style-name="ce8" office:value-type="float" office:value="1.39">
            <text:p>1.390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number-columns-repeated="2" office:value-type="float" office:value="21112">
            <text:p>21112</text:p>
          </table:table-cell>
          <table:table-cell office:value-type="string">
            <text:p>Warrior</text:p>
          </table:table-cell>
          <table:table-cell office:value-type="string">
            <text:p>Rage 45 Servings (Blazin' Berry)</text:p>
          </table:table-cell>
          <table:table-cell office:value-type="float" office:value="11.4">
            <text:p>11.4000</text:p>
          </table:table-cell>
          <table:table-cell office:value-type="float" office:value="13.68">
            <text:p>13.6800</text:p>
          </table:table-cell>
          <table:table-cell office:value-type="string">
            <text:p>V</text:p>
          </table:table-cell>
          <table:table-cell office:value-type="string">
            <text:p>BUY 6 GET 1 FREE</text:p>
          </table:table-cell>
          <table:table-cell/>
          <table:table-cell office:value-type="float" office:value="21112">
            <text:p>21112</text:p>
          </table:table-cell>
          <table:table-cell office:value-type="string">
            <text:p>Warrior</text:p>
          </table:table-cell>
          <table:table-cell office:value-type="string">
            <text:p>Rage, Blazin' Berry - 392g</text:p>
          </table:table-cell>
          <table:table-cell office:value-type="float" office:value="5060292834924">
            <text:p>5060292834924</text:p>
          </table:table-cell>
          <table:table-cell office:value-type="float" office:value="10">
            <text:p>10</text:p>
          </table:table-cell>
          <table:table-cell office:value-type="float" office:value="0.465">
            <text:p>0.465</text:p>
          </table:table-cell>
          <table:table-cell office:value-type="float" office:value="13.71">
            <text:p>13.7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113">
            <text:p>21113</text:p>
          </table:table-cell>
          <table:table-cell office:value-type="string">
            <text:p>Warrior</text:p>
          </table:table-cell>
          <table:table-cell office:value-type="string">
            <text:p>Rage 45 Servings (Lightnin' Lemonade)</text:p>
          </table:table-cell>
          <table:table-cell office:value-type="float" office:value="11.4">
            <text:p>11.4000</text:p>
          </table:table-cell>
          <table:table-cell office:value-type="float" office:value="13.68">
            <text:p>13.6800</text:p>
          </table:table-cell>
          <table:table-cell office:value-type="string">
            <text:p>V</text:p>
          </table:table-cell>
          <table:table-cell office:value-type="string">
            <text:p>BUY 6 GET 1 FREE</text:p>
          </table:table-cell>
          <table:table-cell/>
          <table:table-cell office:value-type="float" office:value="21113">
            <text:p>21113</text:p>
          </table:table-cell>
          <table:table-cell office:value-type="string">
            <text:p>Warrior</text:p>
          </table:table-cell>
          <table:table-cell office:value-type="string">
            <text:p>Rage, Wicked Watermelon - 392g</text:p>
          </table:table-cell>
          <table:table-cell office:value-type="float" office:value="5060424700363">
            <text:p>5060424700363</text:p>
          </table:table-cell>
          <table:table-cell office:value-type="float" office:value="2">
            <text:p>2</text:p>
          </table:table-cell>
          <table:table-cell office:value-type="float" office:value="0.465">
            <text:p>0.465</text:p>
          </table:table-cell>
          <table:table-cell office:value-type="float" office:value="16.07">
            <text:p>16.07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1114">
            <text:p>21114</text:p>
          </table:table-cell>
          <table:table-cell office:value-type="string">
            <text:p>Warrior</text:p>
          </table:table-cell>
          <table:table-cell office:value-type="string">
            <text:p>Reds 30 Servings (Blackcurrant)</text:p>
          </table:table-cell>
          <table:table-cell office:value-type="float" office:value="9.775">
            <text:p>9.7750</text:p>
          </table:table-cell>
          <table:table-cell office:value-type="float" office:value="11.73">
            <text:p>11.7300</text:p>
          </table:table-cell>
          <table:table-cell office:value-type="string">
            <text:p>V</text:p>
          </table:table-cell>
          <table:table-cell office:value-type="string">
            <text:p>BUY 6 GET 1 FREE</text:p>
          </table:table-cell>
          <table:table-cell/>
          <table:table-cell office:value-type="float" office:value="21114">
            <text:p>21114</text:p>
          </table:table-cell>
          <table:table-cell office:value-type="string">
            <text:p>Warrior</text:p>
          </table:table-cell>
          <table:table-cell office:value-type="string">
            <text:p>Reds, Blackcurrant - 150g</text:p>
          </table:table-cell>
          <table:table-cell office:value-type="float" office:value="5060292837314">
            <text:p>5060292837314</text:p>
          </table:table-cell>
          <table:table-cell office:value-type="float" office:value="4">
            <text:p>4</text:p>
          </table:table-cell>
          <table:table-cell office:value-type="float" office:value="0.21">
            <text:p>0.21</text:p>
          </table:table-cell>
          <table:table-cell office:value-type="float" office:value="12.03">
            <text:p>12.03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World Gym</text:p>
          </table:table-cell>
          <table:table-cell table:style-name="ce3" office:value-type="string">
            <text:p>Stringer Vest Grey (Large)</text:p>
          </table:table-cell>
          <table:table-cell table:style-name="ce8" office:value-type="float" office:value="10.49">
            <text:p>10.4900</text:p>
          </table:table-cell>
          <table:table-cell table:style-name="ce8" office:value-type="float" office:value="10.493">
            <text:p>10.4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World Gym</text:p>
          </table:table-cell>
          <table:table-cell table:style-name="ce3" office:value-type="string">
            <text:p>Stringer Vest Red (Extra Large)</text:p>
          </table:table-cell>
          <table:table-cell table:style-name="ce8" office:value-type="float" office:value="10.49">
            <text:p>10.4900</text:p>
          </table:table-cell>
          <table:table-cell table:style-name="ce8" office:value-type="float" office:value="10.493">
            <text:p>10.4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World Gym</text:p>
          </table:table-cell>
          <table:table-cell table:style-name="ce3" office:value-type="string">
            <text:p>Stringer Vest Red (Large)</text:p>
          </table:table-cell>
          <table:table-cell table:style-name="ce8" office:value-type="float" office:value="10.49">
            <text:p>10.4900</text:p>
          </table:table-cell>
          <table:table-cell table:style-name="ce8" office:value-type="float" office:value="10.493">
            <text:p>10.4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World Gym</text:p>
          </table:table-cell>
          <table:table-cell table:style-name="ce3" office:value-type="string">
            <text:p>Stringer Vest Red (Medium)</text:p>
          </table:table-cell>
          <table:table-cell table:style-name="ce8" office:value-type="float" office:value="10.49">
            <text:p>10.4900</text:p>
          </table:table-cell>
          <table:table-cell table:style-name="ce8" office:value-type="float" office:value="10.493">
            <text:p>10.4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World Gym</text:p>
          </table:table-cell>
          <table:table-cell table:style-name="ce3" office:value-type="string">
            <text:p>Stringer Vest Royal Blue (Extra Large)</text:p>
          </table:table-cell>
          <table:table-cell table:style-name="ce8" office:value-type="float" office:value="10.49">
            <text:p>10.4900</text:p>
          </table:table-cell>
          <table:table-cell table:style-name="ce8" office:value-type="float" office:value="10.493">
            <text:p>10.4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World Gym</text:p>
          </table:table-cell>
          <table:table-cell table:style-name="ce3" office:value-type="string">
            <text:p>Stringer Vest Royal Blue (Large)</text:p>
          </table:table-cell>
          <table:table-cell table:style-name="ce8" office:value-type="float" office:value="10.49">
            <text:p>10.4900</text:p>
          </table:table-cell>
          <table:table-cell table:style-name="ce8" office:value-type="float" office:value="10.493">
            <text:p>10.4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nowe</text:p>
          </table:table-cell>
          <table:table-cell table:style-name="ce3" office:value-type="string">
            <text:p>World Gym</text:p>
          </table:table-cell>
          <table:table-cell table:style-name="ce3" office:value-type="string">
            <text:p>Stringer Vest Royal Blue (Medium)</text:p>
          </table:table-cell>
          <table:table-cell table:style-name="ce8" office:value-type="float" office:value="10.49">
            <text:p>10.4900</text:p>
          </table:table-cell>
          <table:table-cell table:style-name="ce8" office:value-type="float" office:value="10.493">
            <text:p>10.4930</text:p>
          </table:table-cell>
          <table:table-cell table:style-name="ce3" office:value-type="string">
            <text:p>V</text:p>
          </table:table-cell>
          <table:table-cell table:style-name="ce3"/>
          <table:table-cell/>
          <table:table-cell table:style-name="ce3" table:number-columns-repeated="1015"/>
        </table:table-row>
        <table:table-row table:style-name="ro1" table:number-rows-repeated="104682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A-Z'.A2:'A-Z'.AMJ175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26/05/2015</text:date>, <text:time>12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2:54:03</meta:creation-date>
    <dc:date>2015-05-26T12:43:38.02</dc:date>
    <meta:editing-duration>PT1H25S</meta:editing-duration>
    <meta:editing-cycles>20</meta:editing-cycles>
    <meta:generator>OpenOffice/4.1.1$Win32 OpenOffice.org_project/411m6$Build-9775</meta:generator>
    <meta:document-statistic meta:table-count="1" meta:cell-count="18928" meta:object-count="0"/>
  </office:meta>
</office:document-meta>
</file>